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1562DDD3F92.jpg"/>
  <manifest:file-entry manifest:media-type="image/jpeg" manifest:full-path="Pictures/10000000000002C30000005B606C8470.jpg"/>
  <manifest:file-entry manifest:media-type="image/jpeg" manifest:full-path="Pictures/10000000000002CB000000D4F52EA0D4.jpg"/>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0C3CBBA94A8.jpg"/>
  <manifest:file-entry manifest:media-type="image/jpeg" manifest:full-path="Pictures/10000000000002CE0000016BCBA0ABAA.jpg"/>
  <manifest:file-entry manifest:media-type="image/jpeg" manifest:full-path="Pictures/10000000000002CA0000012AEBA20E9C.jpg"/>
  <manifest:file-entry manifest:media-type="image/jpeg" manifest:full-path="Pictures/10000000000002CA0000034E3168A19E.jpg"/>
  <manifest:file-entry manifest:media-type="image/jpeg" manifest:full-path="Pictures/10000000000002CE00000121E24E060B.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C30000005BCF257714.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D20000035472C8A261.jpg"/>
  <manifest:file-entry manifest:media-type="image/jpeg" manifest:full-path="Pictures/10000000000002CD000001378C5C7FE7.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C0000011B4E21B7EA.jpg"/>
  <manifest:file-entry manifest:media-type="image/jpeg" manifest:full-path="Pictures/10000000000002C30000005C3F52F8AE.jpg"/>
  <manifest:file-entry manifest:media-type="image/jpeg" manifest:full-path="Pictures/10000000000002CB000000F60A365ACD.jpg"/>
  <manifest:file-entry manifest:media-type="image/jpeg" manifest:full-path="Pictures/10000000000002C30000005F2FEE1A06.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table:align="margins" style:writing-mode="lr-tb"/>
    </style:style>
    <style:style style:name="表格9.A" style:family="table-column">
      <style:table-column-properties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table:align="margins" style:writing-mode="lr-tb"/>
    </style:style>
    <style:style style:name="表格11.A" style:family="table-column">
      <style:table-column-properties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table:align="margins" style:writing-mode="lr-tb"/>
    </style:style>
    <style:style style:name="表格12.A" style:family="table-column">
      <style:table-column-properties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table:align="margins" style:writing-mode="lr-tb"/>
    </style:style>
    <style:style style:name="表格13.A" style:family="table-column">
      <style:table-column-properties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table:align="margins" style:writing-mode="lr-tb"/>
    </style:style>
    <style:style style:name="表格14.A" style:family="table-column">
      <style:table-column-properties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table:align="margins" style:writing-mode="lr-tb"/>
    </style:style>
    <style:style style:name="表格15.A" style:family="table-column">
      <style:table-column-properties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table:align="margins" style:writing-mode="lr-tb"/>
    </style:style>
    <style:style style:name="表格16.A" style:family="table-column">
      <style:table-column-properties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table:align="margins" style:writing-mode="lr-tb"/>
    </style:style>
    <style:style style:name="表格17.A" style:family="table-column">
      <style:table-column-properties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table:align="margins" style:writing-mode="lr-tb"/>
    </style:style>
    <style:style style:name="表格18.A" style:family="table-column">
      <style:table-column-properties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table:align="margins" style:writing-mode="lr-tb"/>
    </style:style>
    <style:style style:name="表格19.A" style:family="table-column">
      <style:table-column-properties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table:align="margins" style:writing-mode="lr-tb"/>
    </style:style>
    <style:style style:name="表格20.A" style:family="table-column">
      <style:table-column-properties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table:align="margins" style:writing-mode="lr-tb"/>
    </style:style>
    <style:style style:name="表格21.A" style:family="table-column">
      <style:table-column-properties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table:align="margins" style:writing-mode="lr-tb"/>
    </style:style>
    <style:style style:name="表格22.A" style:family="table-column">
      <style:table-column-properties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table:align="margins" style:writing-mode="lr-tb"/>
    </style:style>
    <style:style style:name="表格23.A" style:family="table-column">
      <style:table-column-properties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table:align="margins" style:writing-mode="lr-tb"/>
    </style:style>
    <style:style style:name="表格24.A" style:family="table-column">
      <style:table-column-properties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table:align="margins" style:writing-mode="lr-tb"/>
    </style:style>
    <style:style style:name="表格25.A" style:family="table-column">
      <style:table-column-properties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table:align="margins" style:writing-mode="lr-tb"/>
    </style:style>
    <style:style style:name="表格26.A" style:family="table-column">
      <style:table-column-properties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table:align="margins" style:writing-mode="lr-tb"/>
    </style:style>
    <style:style style:name="表格27.A" style:family="table-column">
      <style:table-column-properties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table:align="margins" style:writing-mode="lr-tb"/>
    </style:style>
    <style:style style:name="表格28.A" style:family="table-column">
      <style:table-column-properties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table:align="margins" style:writing-mode="lr-tb"/>
    </style:style>
    <style:style style:name="表格29.A" style:family="table-column">
      <style:table-column-properties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table:align="margins" style:shadow="#808080 0.079cm 0.079cm" style:writing-mode="lr-tb"/>
    </style:style>
    <style:style style:name="表格30.A" style:family="table-column">
      <style:table-column-properties style:rel-column-width="11549*"/>
    </style:style>
    <style:style style:name="表格30.B" style:family="table-column">
      <style:table-column-properties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table:align="margins" style:shadow="#808080 0.079cm 0.079cm" style:writing-mode="lr-tb"/>
    </style:style>
    <style:style style:name="表格31.A" style:family="table-column">
      <style:table-column-properties style:rel-column-width="11549*"/>
    </style:style>
    <style:style style:name="表格31.B" style:family="table-column">
      <style:table-column-properties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table:align="margins" style:shadow="#808080 0.079cm 0.079cm" style:writing-mode="lr-tb"/>
    </style:style>
    <style:style style:name="表格32.A" style:family="table-column">
      <style:table-column-properties style:rel-column-width="11549*"/>
    </style:style>
    <style:style style:name="表格32.B" style:family="table-column">
      <style:table-column-properties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table:align="margins" style:shadow="#808080 0.079cm 0.079cm" style:writing-mode="lr-tb"/>
    </style:style>
    <style:style style:name="表格33.A" style:family="table-column">
      <style:table-column-properties style:rel-column-width="11549*"/>
    </style:style>
    <style:style style:name="表格33.B" style:family="table-column">
      <style:table-column-properties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table:align="margins" style:writing-mode="lr-tb"/>
    </style:style>
    <style:style style:name="表格34.A" style:family="table-column">
      <style:table-column-properties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table:align="margins" style:shadow="#808080 0.079cm 0.079cm" style:writing-mode="lr-tb"/>
    </style:style>
    <style:style style:name="表格35.A" style:family="table-column">
      <style:table-column-properties style:rel-column-width="10430*"/>
    </style:style>
    <style:style style:name="表格35.B" style:family="table-column">
      <style:table-column-properties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table:align="margins" style:shadow="#808080 0.079cm 0.079cm" style:writing-mode="lr-tb"/>
    </style:style>
    <style:style style:name="表格36.A" style:family="table-column">
      <style:table-column-properties style:rel-column-width="13319*"/>
    </style:style>
    <style:style style:name="表格36.B" style:family="table-column">
      <style:table-column-properties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table:align="margins" style:shadow="#808080 0.079cm 0.079cm" style:writing-mode="lr-tb"/>
    </style:style>
    <style:style style:name="表格37.A" style:family="table-column">
      <style:table-column-properties style:rel-column-width="13319*"/>
    </style:style>
    <style:style style:name="表格37.B" style:family="table-column">
      <style:table-column-properties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table:align="margins" style:shadow="#808080 0.079cm 0.079cm" style:writing-mode="lr-tb"/>
    </style:style>
    <style:style style:name="表格38.A" style:family="table-column">
      <style:table-column-properties style:rel-column-width="13319*"/>
    </style:style>
    <style:style style:name="表格38.B" style:family="table-column">
      <style:table-column-properties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table:align="margins" style:shadow="#808080 0.079cm 0.079cm" style:writing-mode="lr-tb"/>
    </style:style>
    <style:style style:name="表格39.A" style:family="table-column">
      <style:table-column-properties style:rel-column-width="13319*"/>
    </style:style>
    <style:style style:name="表格39.B" style:family="table-column">
      <style:table-column-properties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table:align="margins" style:shadow="#808080 0.079cm 0.079cm" style:writing-mode="lr-tb"/>
    </style:style>
    <style:style style:name="表格40.A" style:family="table-column">
      <style:table-column-properties style:rel-column-width="13319*"/>
    </style:style>
    <style:style style:name="表格40.B" style:family="table-column">
      <style:table-column-properties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table:align="margins" style:shadow="#808080 0.079cm 0.079cm" style:writing-mode="lr-tb"/>
    </style:style>
    <style:style style:name="表格41.A" style:family="table-column">
      <style:table-column-properties style:rel-column-width="13319*"/>
    </style:style>
    <style:style style:name="表格41.B" style:family="table-column">
      <style:table-column-properties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table:align="margins" style:shadow="#808080 0.079cm 0.079cm" style:writing-mode="lr-tb"/>
    </style:style>
    <style:style style:name="表格42.A" style:family="table-column">
      <style:table-column-properties style:rel-column-width="13319*"/>
    </style:style>
    <style:style style:name="表格42.B" style:family="table-column">
      <style:table-column-properties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table:align="margins" style:writing-mode="lr-tb"/>
    </style:style>
    <style:style style:name="表格43.A" style:family="table-column">
      <style:table-column-properties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table:align="margins" style:writing-mode="lr-tb"/>
    </style:style>
    <style:style style:name="表格44.A" style:family="table-column">
      <style:table-column-properties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table:align="margins" style:shadow="#808080 0.079cm 0.079cm" style:writing-mode="lr-tb"/>
    </style:style>
    <style:style style:name="表格45.A" style:family="table-column">
      <style:table-column-properties style:rel-column-width="13319*"/>
    </style:style>
    <style:style style:name="表格45.B" style:family="table-column">
      <style:table-column-properties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table:align="margins" style:shadow="#808080 0.079cm 0.079cm" style:writing-mode="lr-tb"/>
    </style:style>
    <style:style style:name="表格46.A" style:family="table-column">
      <style:table-column-properties style:rel-column-width="13319*"/>
    </style:style>
    <style:style style:name="表格46.B" style:family="table-column">
      <style:table-column-properties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table:align="margins" style:shadow="#808080 0.079cm 0.079cm" style:writing-mode="lr-tb"/>
    </style:style>
    <style:style style:name="表格47.A" style:family="table-column">
      <style:table-column-properties style:rel-column-width="13319*"/>
    </style:style>
    <style:style style:name="表格47.B" style:family="table-column">
      <style:table-column-properties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table:align="margins" style:shadow="#808080 0.079cm 0.079cm" style:writing-mode="lr-tb"/>
    </style:style>
    <style:style style:name="表格48.A" style:family="table-column">
      <style:table-column-properties style:rel-column-width="13319*"/>
    </style:style>
    <style:style style:name="表格48.B" style:family="table-column">
      <style:table-column-properties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table:align="margins" style:shadow="#808080 0.079cm 0.079cm" style:writing-mode="lr-tb"/>
    </style:style>
    <style:style style:name="表格49.A" style:family="table-column">
      <style:table-column-properties style:rel-column-width="13319*"/>
    </style:style>
    <style:style style:name="表格49.B" style:family="table-column">
      <style:table-column-properties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table:align="margins" style:shadow="#808080 0.079cm 0.079cm" style:writing-mode="lr-tb"/>
    </style:style>
    <style:style style:name="表格50.A" style:family="table-column">
      <style:table-column-properties style:rel-column-width="13319*"/>
    </style:style>
    <style:style style:name="表格50.B" style:family="table-column">
      <style:table-column-properties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table:align="margins" style:shadow="#808080 0.079cm 0.079cm" style:writing-mode="lr-tb"/>
    </style:style>
    <style:style style:name="表格51.A" style:family="table-column">
      <style:table-column-properties style:rel-column-width="13319*"/>
    </style:style>
    <style:style style:name="表格51.B" style:family="table-column">
      <style:table-column-properties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table:align="margins" style:writing-mode="lr-tb"/>
    </style:style>
    <style:style style:name="表格52.A" style:family="table-column">
      <style:table-column-properties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table:align="margins" style:shadow="#808080 0.079cm 0.079cm" style:writing-mode="lr-tb"/>
    </style:style>
    <style:style style:name="表格53.A" style:family="table-column">
      <style:table-column-properties style:rel-column-width="13319*"/>
    </style:style>
    <style:style style:name="表格53.B" style:family="table-column">
      <style:table-column-properties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table:align="margins" style:shadow="#808080 0.079cm 0.079cm" style:writing-mode="lr-tb"/>
    </style:style>
    <style:style style:name="表格54.A" style:family="table-column">
      <style:table-column-properties style:rel-column-width="13319*"/>
    </style:style>
    <style:style style:name="表格54.B" style:family="table-column">
      <style:table-column-properties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table:align="margins" style:shadow="#808080 0.079cm 0.079cm" style:writing-mode="lr-tb"/>
    </style:style>
    <style:style style:name="表格55.A" style:family="table-column">
      <style:table-column-properties style:rel-column-width="13319*"/>
    </style:style>
    <style:style style:name="表格55.B" style:family="table-column">
      <style:table-column-properties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table:align="margins" style:shadow="#808080 0.079cm 0.079cm" style:writing-mode="lr-tb"/>
    </style:style>
    <style:style style:name="表格56.A" style:family="table-column">
      <style:table-column-properties style:rel-column-width="13319*"/>
    </style:style>
    <style:style style:name="表格56.B" style:family="table-column">
      <style:table-column-properties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table:align="margins" style:shadow="#808080 0.079cm 0.079cm" style:writing-mode="lr-tb"/>
    </style:style>
    <style:style style:name="表格57.A" style:family="table-column">
      <style:table-column-properties style:rel-column-width="13319*"/>
    </style:style>
    <style:style style:name="表格57.B" style:family="table-column">
      <style:table-column-properties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table:align="margins" style:shadow="#808080 0.079cm 0.079cm" style:writing-mode="lr-tb"/>
    </style:style>
    <style:style style:name="表格58.A" style:family="table-column">
      <style:table-column-properties style:rel-column-width="13319*"/>
    </style:style>
    <style:style style:name="表格58.B" style:family="table-column">
      <style:table-column-properties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table:align="margins" style:shadow="#808080 0.079cm 0.079cm" style:writing-mode="lr-tb"/>
    </style:style>
    <style:style style:name="表格59.A" style:family="table-column">
      <style:table-column-properties style:rel-column-width="13319*"/>
    </style:style>
    <style:style style:name="表格59.B" style:family="table-column">
      <style:table-column-properties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table:align="margins" style:writing-mode="lr-tb"/>
    </style:style>
    <style:style style:name="表格60.A" style:family="table-column">
      <style:table-column-properties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table:align="margins" style:shadow="#808080 0.079cm 0.079cm" style:writing-mode="lr-tb"/>
    </style:style>
    <style:style style:name="表格61.A" style:family="table-column">
      <style:table-column-properties style:rel-column-width="13319*"/>
    </style:style>
    <style:style style:name="表格61.B" style:family="table-column">
      <style:table-column-properties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table:align="margins" style:shadow="#808080 0.079cm 0.079cm" style:writing-mode="lr-tb"/>
    </style:style>
    <style:style style:name="表格62.A" style:family="table-column">
      <style:table-column-properties style:rel-column-width="13319*"/>
    </style:style>
    <style:style style:name="表格62.B" style:family="table-column">
      <style:table-column-properties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table:align="margins" style:shadow="#808080 0.079cm 0.079cm" style:writing-mode="lr-tb"/>
    </style:style>
    <style:style style:name="表格63.A" style:family="table-column">
      <style:table-column-properties style:rel-column-width="13319*"/>
    </style:style>
    <style:style style:name="表格63.B" style:family="table-column">
      <style:table-column-properties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table:align="margins" style:shadow="#808080 0.079cm 0.079cm" style:writing-mode="lr-tb"/>
    </style:style>
    <style:style style:name="表格64.A" style:family="table-column">
      <style:table-column-properties style:rel-column-width="13319*"/>
    </style:style>
    <style:style style:name="表格64.B" style:family="table-column">
      <style:table-column-properties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table:align="margins" style:shadow="#808080 0.079cm 0.079cm" style:writing-mode="lr-tb"/>
    </style:style>
    <style:style style:name="表格65.A" style:family="table-column">
      <style:table-column-properties style:rel-column-width="13319*"/>
    </style:style>
    <style:style style:name="表格65.B" style:family="table-column">
      <style:table-column-properties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table:align="margins" style:shadow="#808080 0.079cm 0.079cm" style:writing-mode="lr-tb"/>
    </style:style>
    <style:style style:name="表格66.A" style:family="table-column">
      <style:table-column-properties style:rel-column-width="13319*"/>
    </style:style>
    <style:style style:name="表格66.B" style:family="table-column">
      <style:table-column-properties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table:align="margins" style:shadow="#808080 0.079cm 0.079cm" style:writing-mode="lr-tb"/>
    </style:style>
    <style:style style:name="表格67.A" style:family="table-column">
      <style:table-column-properties style:rel-column-width="13319*"/>
    </style:style>
    <style:style style:name="表格67.B" style:family="table-column">
      <style:table-column-properties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table:align="margins" style:writing-mode="lr-tb"/>
    </style:style>
    <style:style style:name="表格68.A" style:family="table-column">
      <style:table-column-properties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table:align="margins" style:shadow="#808080 0.079cm 0.079cm" style:writing-mode="lr-tb"/>
    </style:style>
    <style:style style:name="表格69.A" style:family="table-column">
      <style:table-column-properties style:rel-column-width="13319*"/>
    </style:style>
    <style:style style:name="表格69.B" style:family="table-column">
      <style:table-column-properties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table:align="margins" style:writing-mode="lr-tb"/>
    </style:style>
    <style:style style:name="表格72.A" style:family="table-column">
      <style:table-column-properties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table:align="margins" style:writing-mode="lr-tb"/>
    </style:style>
    <style:style style:name="表格76.A" style:family="table-column">
      <style:table-column-properties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table:align="margins" style:writing-mode="lr-tb"/>
    </style:style>
    <style:style style:name="表格77.A" style:family="table-column">
      <style:table-column-properties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table:align="margins" style:shadow="#808080 0.079cm 0.079cm" style:writing-mode="lr-tb"/>
    </style:style>
    <style:style style:name="表格78.A" style:family="table-column">
      <style:table-column-properties style:rel-column-width="13952*"/>
    </style:style>
    <style:style style:name="表格78.B" style:family="table-column">
      <style:table-column-properties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table:align="margins" style:shadow="#808080 0.079cm 0.079cm" style:writing-mode="lr-tb"/>
    </style:style>
    <style:style style:name="表格79.A" style:family="table-column">
      <style:table-column-properties style:rel-column-width="13952*"/>
    </style:style>
    <style:style style:name="表格79.B" style:family="table-column">
      <style:table-column-properties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table:align="margins" style:shadow="#808080 0.079cm 0.079cm" style:writing-mode="lr-tb"/>
    </style:style>
    <style:style style:name="表格80.A" style:family="table-column">
      <style:table-column-properties style:rel-column-width="13952*"/>
    </style:style>
    <style:style style:name="表格80.B" style:family="table-column">
      <style:table-column-properties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table:align="margins" style:shadow="#808080 0.079cm 0.079cm" style:writing-mode="lr-tb"/>
    </style:style>
    <style:style style:name="表格81.A" style:family="table-column">
      <style:table-column-properties style:rel-column-width="13952*"/>
    </style:style>
    <style:style style:name="表格81.B" style:family="table-column">
      <style:table-column-properties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table:align="margins" style:shadow="#808080 0.079cm 0.079cm" style:writing-mode="lr-tb"/>
    </style:style>
    <style:style style:name="表格82.A" style:family="table-column">
      <style:table-column-properties style:rel-column-width="13952*"/>
    </style:style>
    <style:style style:name="表格82.B" style:family="table-column">
      <style:table-column-properties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table:align="margins" style:shadow="#808080 0.079cm 0.079cm" style:writing-mode="lr-tb"/>
    </style:style>
    <style:style style:name="表格83.A" style:family="table-column">
      <style:table-column-properties style:rel-column-width="13952*"/>
    </style:style>
    <style:style style:name="表格83.B" style:family="table-column">
      <style:table-column-properties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table:align="margins" style:shadow="#808080 0.079cm 0.079cm" style:writing-mode="lr-tb"/>
    </style:style>
    <style:style style:name="表格84.A" style:family="table-column">
      <style:table-column-properties style:rel-column-width="13952*"/>
    </style:style>
    <style:style style:name="表格84.B" style:family="table-column">
      <style:table-column-properties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table:align="margins" style:writing-mode="lr-tb"/>
    </style:style>
    <style:style style:name="表格85.A" style:family="table-column">
      <style:table-column-properties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table:align="margins" style:writing-mode="lr-tb"/>
    </style:style>
    <style:style style:name="表格86.A" style:family="table-column">
      <style:table-column-properties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table:align="margins" style:writing-mode="lr-tb"/>
    </style:style>
    <style:style style:name="表格87.A" style:family="table-column">
      <style:table-column-properties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table:align="margins" style:shadow="#808080 0.079cm 0.079cm" style:writing-mode="lr-tb"/>
    </style:style>
    <style:style style:name="表格88.A" style:family="table-column">
      <style:table-column-properties style:rel-column-width="16208*"/>
    </style:style>
    <style:style style:name="表格88.B" style:family="table-column">
      <style:table-column-properties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table:align="margins" style:shadow="#808080 0.079cm 0.079cm" style:writing-mode="lr-tb"/>
    </style:style>
    <style:style style:name="表格89.A" style:family="table-column">
      <style:table-column-properties style:rel-column-width="16208*"/>
    </style:style>
    <style:style style:name="表格89.B" style:family="table-column">
      <style:table-column-properties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table:align="margins" style:shadow="#808080 0.079cm 0.079cm" style:writing-mode="lr-tb"/>
    </style:style>
    <style:style style:name="表格90.A" style:family="table-column">
      <style:table-column-properties style:rel-column-width="16208*"/>
    </style:style>
    <style:style style:name="表格90.B" style:family="table-column">
      <style:table-column-properties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table:align="margins" style:shadow="#808080 0.079cm 0.079cm" style:writing-mode="lr-tb"/>
    </style:style>
    <style:style style:name="表格91.A" style:family="table-column">
      <style:table-column-properties style:rel-column-width="16208*"/>
    </style:style>
    <style:style style:name="表格91.B" style:family="table-column">
      <style:table-column-properties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table:align="margins" style:shadow="#808080 0.079cm 0.079cm" style:writing-mode="lr-tb"/>
    </style:style>
    <style:style style:name="表格92.A" style:family="table-column">
      <style:table-column-properties style:rel-column-width="16208*"/>
    </style:style>
    <style:style style:name="表格92.B" style:family="table-column">
      <style:table-column-properties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table:align="margins" style:shadow="#808080 0.079cm 0.079cm" style:writing-mode="lr-tb"/>
    </style:style>
    <style:style style:name="表格93.A" style:family="table-column">
      <style:table-column-properties style:rel-column-width="16208*"/>
    </style:style>
    <style:style style:name="表格93.B" style:family="table-column">
      <style:table-column-properties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table:align="margins" style:shadow="#808080 0.079cm 0.079cm" style:writing-mode="lr-tb"/>
    </style:style>
    <style:style style:name="表格94.A" style:family="table-column">
      <style:table-column-properties style:rel-column-width="16208*"/>
    </style:style>
    <style:style style:name="表格94.B" style:family="table-column">
      <style:table-column-properties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table:align="margins" style:shadow="#808080 0.079cm 0.079cm" style:writing-mode="lr-tb"/>
    </style:style>
    <style:style style:name="表格95.A" style:family="table-column">
      <style:table-column-properties style:rel-column-width="16208*"/>
    </style:style>
    <style:style style:name="表格95.B" style:family="table-column">
      <style:table-column-properties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table:align="margins" style:writing-mode="lr-tb"/>
    </style:style>
    <style:style style:name="表格96.A" style:family="table-column">
      <style:table-column-properties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table:align="margins" style:writing-mode="lr-tb"/>
    </style:style>
    <style:style style:name="表格97.A" style:family="table-column">
      <style:table-column-properties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table:align="margins" style:shadow="#808080 0.079cm 0.079cm" style:writing-mode="lr-tb"/>
    </style:style>
    <style:style style:name="表格98.A" style:family="table-column">
      <style:table-column-properties style:rel-column-width="19237*"/>
    </style:style>
    <style:style style:name="表格98.B" style:family="table-column">
      <style:table-column-properties style:rel-column-width="11556*"/>
    </style:style>
    <style:style style:name="表格98.C" style:family="table-column">
      <style:table-column-properties style:rel-column-width="12754*"/>
    </style:style>
    <style:style style:name="表格98.D" style:family="table-column">
      <style:table-column-properties style:rel-column-width="11136*"/>
    </style:style>
    <style:style style:name="表格98.E" style:family="table-column">
      <style:table-column-properties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table:align="margins" style:writing-mode="lr-tb"/>
    </style:style>
    <style:style style:name="表格99.A" style:family="table-column">
      <style:table-column-properties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table:align="margins" style:writing-mode="lr-tb"/>
    </style:style>
    <style:style style:name="表格100.A" style:family="table-column">
      <style:table-column-properties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table:align="margins" style:shadow="#808080 0.079cm 0.079cm" style:writing-mode="lr-tb"/>
    </style:style>
    <style:style style:name="表格101.A" style:family="table-column">
      <style:table-column-properties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table:align="margins" style:shadow="#808080 0.079cm 0.079cm" style:writing-mode="lr-tb"/>
    </style:style>
    <style:style style:name="表格102.A" style:family="table-column">
      <style:table-column-properties style:rel-column-width="32767*"/>
    </style:style>
    <style:style style:name="表格102.B" style:family="table-column">
      <style:table-column-properties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table:align="margins" style:shadow="#808080 0.079cm 0.079cm" style:writing-mode="lr-tb"/>
    </style:style>
    <style:style style:name="表格103.A" style:family="table-column">
      <style:table-column-properties style:rel-column-width="18672*"/>
    </style:style>
    <style:style style:name="表格103.B" style:family="table-column">
      <style:table-column-properties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table:align="margins" style:shadow="#808080 0.079cm 0.079cm" style:writing-mode="lr-tb"/>
    </style:style>
    <style:style style:name="表格104.A" style:family="table-column">
      <style:table-column-properties style:rel-column-width="18672*"/>
    </style:style>
    <style:style style:name="表格104.B" style:family="table-column">
      <style:table-column-properties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table:align="margins" style:shadow="#808080 0.079cm 0.079cm" style:writing-mode="lr-tb"/>
    </style:style>
    <style:style style:name="表格105.A" style:family="table-column">
      <style:table-column-properties style:rel-column-width="18672*"/>
    </style:style>
    <style:style style:name="表格105.B" style:family="table-column">
      <style:table-column-properties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table:align="margins" style:shadow="#808080 0.079cm 0.079cm" style:writing-mode="lr-tb"/>
    </style:style>
    <style:style style:name="表格106.A" style:family="table-column">
      <style:table-column-properties style:rel-column-width="18672*"/>
    </style:style>
    <style:style style:name="表格106.B" style:family="table-column">
      <style:table-column-properties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table:align="margins" style:shadow="#808080 0.079cm 0.079cm" style:writing-mode="lr-tb"/>
    </style:style>
    <style:style style:name="表格107.A" style:family="table-column">
      <style:table-column-properties style:rel-column-width="18672*"/>
    </style:style>
    <style:style style:name="表格107.B" style:family="table-column">
      <style:table-column-properties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table:align="margins" style:writing-mode="lr-tb"/>
    </style:style>
    <style:style style:name="表格108.A" style:family="table-column">
      <style:table-column-properties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table:align="margins" style:shadow="#808080 0.079cm 0.079cm" style:writing-mode="lr-tb"/>
    </style:style>
    <style:style style:name="表格109.A" style:family="table-column">
      <style:table-column-properties style:rel-column-width="18672*"/>
    </style:style>
    <style:style style:name="表格109.B" style:family="table-column">
      <style:table-column-properties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table:align="margins" style:writing-mode="lr-tb"/>
    </style:style>
    <style:style style:name="表格110.A" style:family="table-column">
      <style:table-column-properties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table:align="margins" style:shadow="#808080 0.079cm 0.079cm" style:writing-mode="lr-tb"/>
    </style:style>
    <style:style style:name="表格111.A" style:family="table-column">
      <style:table-column-properties style:rel-column-width="18672*"/>
    </style:style>
    <style:style style:name="表格111.B" style:family="table-column">
      <style:table-column-properties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table:align="margins" style:writing-mode="lr-tb"/>
    </style:style>
    <style:style style:name="表格112.A" style:family="table-column">
      <style:table-column-properties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table:align="margins" style:shadow="#808080 0.079cm 0.079cm" style:writing-mode="lr-tb"/>
    </style:style>
    <style:style style:name="表格113.A" style:family="table-column">
      <style:table-column-properties style:rel-column-width="18672*"/>
    </style:style>
    <style:style style:name="表格113.B" style:family="table-column">
      <style:table-column-properties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table:align="margins" style:writing-mode="lr-tb"/>
    </style:style>
    <style:style style:name="表格114.A" style:family="table-column">
      <style:table-column-properties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table:align="margins" style:writing-mode="lr-tb"/>
    </style:style>
    <style:style style:name="表格115.A" style:family="table-column">
      <style:table-column-properties style:rel-column-width="65535*"/>
    </style:style>
    <style:style style:name="表格115.A1" style:family="table-cell">
      <style:table-cell-properties fo:padding="0.097cm" fo:border="0.002cm solid #ffffff"/>
    </style:style>
    <style:style style:name="表格116" style:family="table">
      <style:table-properties table:align="margins" style:writing-mode="lr-tb"/>
    </style:style>
    <style:style style:name="表格116.A" style:family="table-column">
      <style:table-column-properties style:rel-column-width="65535*"/>
    </style:style>
    <style:style style:name="表格116.A1" style:family="table-cell">
      <style:table-cell-properties fo:padding="0.097cm" fo:border="0.002cm solid #ffffff"/>
    </style:style>
    <style:style style:name="表格117" style:family="table">
      <style:table-properties table:align="margins" style:writing-mode="lr-tb"/>
    </style:style>
    <style:style style:name="表格117.A" style:family="table-column">
      <style:table-column-properties style:rel-column-width="65535*"/>
    </style:style>
    <style:style style:name="表格117.A1" style:family="table-cell">
      <style:table-cell-properties fo:padding="0.097cm" fo:border="0.002cm solid #ffffff"/>
    </style:style>
    <style:style style:name="表格118" style:family="table">
      <style:table-properties table:align="margins" style:writing-mode="lr-tb"/>
    </style:style>
    <style:style style:name="表格118.A" style:family="table-column">
      <style:table-column-properties style:rel-column-width="65535*"/>
    </style:style>
    <style:style style:name="表格118.A1" style:family="table-cell">
      <style:table-cell-properties fo:padding="0.097cm" fo:border="0.002cm solid #ffffff"/>
    </style:style>
    <style:style style:name="表格119" style:family="table">
      <style:table-properties table:align="margins" style:writing-mode="lr-tb"/>
    </style:style>
    <style:style style:name="表格119.A" style:family="table-column">
      <style:table-column-properties style:rel-column-width="65535*"/>
    </style:style>
    <style:style style:name="表格119.A1" style:family="table-cell">
      <style:table-cell-properties fo:padding="0.097cm" fo:border="0.002cm solid #ffffff"/>
    </style:style>
    <style:style style:name="表格120" style:family="table">
      <style:table-properties table:align="margins" style:writing-mode="lr-tb"/>
    </style:style>
    <style:style style:name="表格120.A" style:family="table-column">
      <style:table-column-properties style:rel-column-width="65535*"/>
    </style:style>
    <style:style style:name="表格120.A1" style:family="table-cell">
      <style:table-cell-properties fo:padding="0.097cm" fo:border="0.002cm solid #ffffff"/>
    </style:style>
    <style:style style:name="表格121" style:family="table">
      <style:table-properties table:align="margins" style:writing-mode="lr-tb"/>
    </style:style>
    <style:style style:name="表格121.A" style:family="table-column">
      <style:table-column-properties style:rel-column-width="65535*"/>
    </style:style>
    <style:style style:name="表格121.A1" style:family="table-cell">
      <style:table-cell-properties fo:padding="0.097cm" fo:border="0.002cm solid #ffffff"/>
    </style:style>
    <style:style style:name="表格122" style:family="table">
      <style:table-properties table:align="margins" style:writing-mode="lr-tb"/>
    </style:style>
    <style:style style:name="表格122.A" style:family="table-column">
      <style:table-column-properties style:rel-column-width="65535*"/>
    </style:style>
    <style:style style:name="表格122.A1" style:family="table-cell">
      <style:table-cell-properties fo:padding="0.097cm" fo:border="0.002cm solid #ffffff"/>
    </style:style>
    <style:style style:name="表格123" style:family="table">
      <style:table-properties table:align="margins" style:writing-mode="lr-tb"/>
    </style:style>
    <style:style style:name="表格123.A" style:family="table-column">
      <style:table-column-properties style:rel-column-width="65535*"/>
    </style:style>
    <style:style style:name="表格123.A1" style:family="table-cell">
      <style:table-cell-properties fo:padding="0.097cm" fo:border="0.002cm solid #ffffff"/>
    </style:style>
    <style:style style:name="表格124" style:family="table">
      <style:table-properties table:align="margins" style:writing-mode="lr-tb"/>
    </style:style>
    <style:style style:name="表格124.A" style:family="table-column">
      <style:table-column-properties style:rel-column-width="65535*"/>
    </style:style>
    <style:style style:name="表格124.A1" style:family="table-cell">
      <style:table-cell-properties fo:padding="0.097cm" fo:border="0.002cm solid #ffffff"/>
    </style:style>
    <style:style style:name="表格125" style:family="table">
      <style:table-properties table:align="margins" style:writing-mode="lr-tb"/>
    </style:style>
    <style:style style:name="表格125.A" style:family="table-column">
      <style:table-column-properties style:rel-column-width="65535*"/>
    </style:style>
    <style:style style:name="表格125.A1" style:family="table-cell">
      <style:table-cell-properties fo:padding="0.097cm" fo:border="0.002cm solid #ffffff"/>
    </style:style>
    <style:style style:name="表格126" style:family="table">
      <style:table-properties table:align="margins" style:writing-mode="lr-tb"/>
    </style:style>
    <style:style style:name="表格126.A" style:family="table-column">
      <style:table-column-properties style:rel-column-width="65535*"/>
    </style:style>
    <style:style style:name="表格126.A1" style:family="table-cell">
      <style:table-cell-properties fo:padding="0.097cm" fo:border="0.002cm solid #ffffff"/>
    </style:style>
    <style:style style:name="表格127" style:family="table">
      <style:table-properties table:align="margins" style:shadow="#808080 0.079cm 0.079cm" style:writing-mode="lr-tb"/>
    </style:style>
    <style:style style:name="表格127.A" style:family="table-column">
      <style:table-column-properties style:rel-column-width="18672*"/>
    </style:style>
    <style:style style:name="表格127.B" style:family="table-column">
      <style:table-column-properties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table:align="margins" style:writing-mode="lr-tb"/>
    </style:style>
    <style:style style:name="表格128.A" style:family="table-column">
      <style:table-column-properties style:rel-column-width="65535*"/>
    </style:style>
    <style:style style:name="表格128.A1" style:family="table-cell">
      <style:table-cell-properties fo:padding="0.097cm" fo:border="0.002cm solid #ffffff"/>
    </style:style>
    <style:style style:name="表格129" style:family="table">
      <style:table-properties table:align="margins" style:writing-mode="lr-tb"/>
    </style:style>
    <style:style style:name="表格129.A" style:family="table-column">
      <style:table-column-properties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
    </style:style>
    <style:style style:name="P8" style:family="paragraph" style:parent-style-name="Standard">
      <style:text-properties style:font-name="宋体" style:font-name-complex="Courier New" style:font-size-complex="10.5pt"/>
    </style:style>
    <style:style style:name="P9" style:family="paragraph" style:parent-style-name="Standard">
      <style:paragraph-properties style:snap-to-layout-grid="false"/>
      <style:text-properties style:font-name="宋体"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1" style:family="paragraph" style:parent-style-name="Standard">
      <style:text-properties style:font-name="宋体" fo:language="zxx" fo:country="none" style:language-asian="zxx" style:country-asian="none" style:font-name-complex="Courier New" style:font-size-complex="10.5pt"/>
    </style:style>
    <style:style style:name="P12" style:family="paragraph" style:parent-style-name="Standard">
      <style:text-properties style:font-name="宋体" fo:font-weight="bold" style:font-weight-asian="bold" style:font-name-complex="Courier New" style:font-size-complex="10.5pt"/>
    </style:style>
    <style:style style:name="P13"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4" style:family="paragraph" style:parent-style-name="Standard">
      <style:text-properties style:font-name="Courier New" fo:font-weight="bold" style:font-weight-asian="bold" style:font-name-complex="Courier New"/>
    </style:style>
    <style:style style:name="P15" style:family="paragraph" style:parent-style-name="Standard">
      <style:text-properties style:font-name="Courier New" fo:font-weight="bold" style:font-weight-asian="bold" style:font-name-complex="Courier New" style:font-size-complex="10.5pt"/>
    </style:style>
    <style:style style:name="P16"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7"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9" style:family="paragraph" style:parent-style-name="Standard">
      <style:text-properties style:font-name="Courier New" fo:language="zxx" fo:country="none" style:language-asian="zxx" style:country-asian="none" style:font-name-complex="Courier New"/>
    </style:style>
    <style:style style:name="P20" style:family="paragraph" style:parent-style-name="Standard">
      <style:text-properties style:font-name="Courier New" style:font-name-complex="Courier New" style:font-size-complex="10.5pt"/>
    </style:style>
    <style:style style:name="P21" style:family="paragraph" style:parent-style-name="Standard">
      <style:paragraph-properties style:snap-to-layout-grid="false"/>
      <style:text-properties style:font-name="Courier New" style:font-name-complex="Courier New" style:font-size-complex="10.5pt"/>
    </style:style>
    <style:style style:name="P2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3" style:family="paragraph" style:parent-style-name="Standard">
      <style:paragraph-properties style:snap-to-layout-grid="false"/>
    </style:style>
    <style:style style:name="P24"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5"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6"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9"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1" style:family="paragraph" style:parent-style-name="Standard">
      <style:text-properties style:font-name="Times New Roman" style:font-name-asian="宋体1"/>
    </style:style>
    <style:style style:name="P32" style:family="paragraph" style:parent-style-name="Standard">
      <style:text-properties style:font-name="Times New Roman" style:font-name-asian="宋体1" style:font-size-complex="10.5pt"/>
    </style:style>
    <style:style style:name="P33" style:family="paragraph" style:parent-style-name="Standard">
      <style:text-properties style:font-name="Times New Roman" style:font-name-asian="宋体1" style:font-name-complex="Courier New" style:font-size-complex="10.5pt"/>
    </style:style>
    <style:style style:name="P34" style:family="paragraph" style:parent-style-name="Standard">
      <style:text-properties style:font-name="Times New Roman" fo:font-weight="bold" style:font-name-asian="宋体1" style:font-weight-asian="bold" style:font-name-complex="Courier New" style:font-size-complex="10.5pt"/>
    </style:style>
    <style:style style:name="P35"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6" style:family="paragraph" style:parent-style-name="Standard">
      <style:paragraph-properties fo:text-align="center" style:justify-single-word="false"/>
      <style:text-properties style:font-name="Times New Roman" fo:font-weight="normal" style:font-name-asian="宋体1" style:font-weight-asian="normal" style:font-name-complex="Courier New" style:font-size-complex="10.5pt" style:font-weight-complex="normal"/>
    </style:style>
    <style:style style:name="P37" style:family="paragraph" style:parent-style-name="Standard">
      <style:text-properties style:font-name="Times New Roman" fo:font-weight="normal" style:font-name-asian="宋体1" style:font-weight-asian="normal" style:font-name-complex="Courier New" style:font-weight-complex="normal"/>
    </style:style>
    <style:style style:name="P38" style:family="paragraph" style:parent-style-name="Standard">
      <style:paragraph-properties fo:text-align="start" style:justify-single-word="false"/>
    </style:style>
    <style:style style:name="P39" style:family="paragraph" style:parent-style-name="Standard">
      <style:text-properties style:font-name="宋体1"/>
    </style:style>
    <style:style style:name="P40" style:family="paragraph" style:parent-style-name="Standard">
      <style:text-properties style:font-name="宋体1" style:font-name-asian="宋体1"/>
    </style:style>
    <style:style style:name="P41" style:family="paragraph" style:parent-style-name="Standard">
      <style:text-properties style:font-name="宋体1" style:font-name-asian="宋体1" style:font-name-complex="Courier New"/>
    </style:style>
    <style:style style:name="P42" style:family="paragraph" style:parent-style-name="Standard">
      <style:text-properties style:font-name="宋体1" style:font-name-asian="宋体1" style:font-name-complex="Courier New" style:font-size-complex="10.5pt"/>
    </style:style>
    <style:style style:name="P43" style:family="paragraph" style:parent-style-name="Standard">
      <style:paragraph-properties fo:text-align="center" style:justify-single-word="false"/>
      <style:text-properties style:font-name="宋体1" style:font-name-asian="宋体1" style:font-name-complex="Courier New" style:font-size-complex="10.5pt"/>
    </style:style>
    <style:style style:name="P44" style:family="paragraph" style:parent-style-name="Standard">
      <style:paragraph-properties style:snap-to-layout-grid="false"/>
      <style:text-properties style:font-name="宋体1" style:font-name-asian="宋体1" style:font-name-complex="Courier New" style:font-size-complex="10.5pt"/>
    </style:style>
    <style:style style:name="P45" style:family="paragraph" style:parent-style-name="Standard">
      <style:paragraph-properties fo:text-align="center" style:justify-single-word="false"/>
      <style:text-properties style:font-name="宋体1" style:font-name-asian="宋体1"/>
    </style:style>
    <style:style style:name="P46" style:family="paragraph" style:parent-style-name="Standard">
      <style:paragraph-properties style:snap-to-layout-grid="false"/>
      <style:text-properties style:font-name="宋体1" style:font-name-asian="宋体1"/>
    </style:style>
    <style:style style:name="P47" style:family="paragraph" style:parent-style-name="Standard">
      <style:text-properties style:font-name="宋体1" fo:font-weight="bold" style:font-name-asian="宋体1" style:font-weight-asian="bold" style:font-name-complex="Courier New"/>
    </style:style>
    <style:style style:name="P48" style:family="paragraph" style:parent-style-name="Standard">
      <style:text-properties style:font-name="宋体1" fo:font-weight="bold" style:font-name-asian="宋体1" style:font-weight-asian="bold" style:font-name-complex="Courier New" style:font-size-complex="10.5pt"/>
    </style:style>
    <style:style style:name="P49"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50"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51" style:family="paragraph" style:parent-style-name="Standard">
      <style:text-properties style:font-name="宋体1" fo:language="zxx" fo:country="none" style:font-name-asian="宋体1" style:language-asian="zxx" style:country-asian="none"/>
    </style:style>
    <style:style style:name="P52"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53"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54"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style>
    <style:style style:name="P55"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56"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57"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58"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59"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60" style:family="paragraph" style:parent-style-name="Standard">
      <style:text-properties style:font-name="宋体1" fo:font-weight="normal" style:font-name-asian="宋体1" style:font-weight-asian="normal" style:font-name-complex="Courier New" style:font-weight-complex="normal"/>
    </style:style>
    <style:style style:name="P61" style:family="paragraph" style:parent-style-name="Standard">
      <style:text-properties style:font-name="宋体1" fo:font-weight="normal" style:font-name-asian="宋体1" style:font-weight-asian="normal" style:font-weight-complex="normal"/>
    </style:style>
    <style:style style:name="P62" style:family="paragraph" style:parent-style-name="Standard">
      <style:text-properties style:font-name="宋体1" style:font-name-complex="Courier New" style:font-size-complex="10.5pt"/>
    </style:style>
    <style:style style:name="P63" style:family="paragraph" style:parent-style-name="Standard">
      <style:text-properties style:font-name="Courier New1" fo:font-weight="bold" style:font-name-asian="宋体1" style:font-weight-asian="bold" style:font-name-complex="Courier New"/>
    </style:style>
    <style:style style:name="P64" style:family="paragraph" style:parent-style-name="Standard">
      <style:text-properties style:font-name="Courier New1" fo:font-weight="bold" style:font-name-asian="宋体1" style:font-weight-asian="bold" style:font-name-complex="Courier New" style:font-size-complex="10.5pt"/>
    </style:style>
    <style:style style:name="P65"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66" style:family="paragraph" style:parent-style-name="Standard">
      <style:text-properties style:font-name="Courier New1" fo:font-weight="bold" style:font-name-asian="宋体1" style:font-weight-asian="bold" style:font-name-complex="Courier New" style:font-weight-complex="bold"/>
    </style:style>
    <style:style style:name="P67" style:family="paragraph" style:parent-style-name="Standard">
      <style:text-properties style:font-name="Courier New1" fo:font-weight="bold" style:font-name-asian="Courier New1" style:font-weight-asian="bold" style:font-name-complex="Courier New" style:font-size-complex="10.5pt"/>
    </style:style>
    <style:style style:name="P68"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69" style:family="paragraph" style:parent-style-name="Standard">
      <style:text-properties style:font-name="Courier New1" fo:font-weight="bold" style:font-name-asian="Courier New1" style:font-weight-asian="bold" style:font-weight-complex="bold"/>
    </style:style>
    <style:style style:name="P70"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71" style:family="paragraph" style:parent-style-name="Standard">
      <style:text-properties style:font-name="Courier New1" fo:font-weight="normal" style:font-name-asian="宋体1" style:font-weight-asian="normal" style:font-weight-complex="normal"/>
    </style:style>
    <style:style style:name="P72" style:family="paragraph" style:parent-style-name="Standard">
      <style:text-properties style:font-name="Courier New1" style:font-name-asian="宋体1"/>
    </style:style>
    <style:style style:name="P73" style:family="paragraph" style:parent-style-name="Standard">
      <style:text-properties style:use-window-font-color="true" style:font-name="Courier New1" fo:font-weight="bold" style:font-weight-asian="bold" style:font-weight-complex="bold"/>
    </style:style>
    <style:style style:name="P74"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75"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76" style:family="paragraph" style:parent-style-name="Standard">
      <style:paragraph-properties fo:margin-left="0cm" fo:margin-right="0cm" fo:text-indent="0.741cm" style:auto-text-indent="false"/>
    </style:style>
    <style:style style:name="P77"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78"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79"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80"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1" style:family="paragraph" style:parent-style-name="Standard">
      <style:paragraph-properties fo:margin-left="0cm" fo:margin-right="0cm" fo:text-indent="0.741cm" style:auto-text-indent="false"/>
      <style:text-properties style:font-name="宋体1" style:font-name-asian="宋体1"/>
    </style:style>
    <style:style style:name="P82"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83"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84"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 style:font-size-complex="10.5pt" style:font-weight-complex="normal"/>
    </style:style>
    <style:style style:name="P85"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86" style:family="paragraph" style:parent-style-name="Standard">
      <style:paragraph-properties fo:margin-left="0.741cm" fo:margin-right="0cm" fo:text-indent="0cm" style:auto-text-indent="false"/>
    </style:style>
    <style:style style:name="P87"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88"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89"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90"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91"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92"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93"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94"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95"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96" style:family="paragraph" style:parent-style-name="Standard">
      <style:paragraph-properties fo:margin-left="0cm" fo:margin-right="0cm" fo:text-indent="0cm" style:auto-text-indent="false"/>
      <style:text-properties style:font-name="宋体1" style:font-name-asian="宋体1"/>
    </style:style>
    <style:style style:name="P97"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98"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99"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100"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101" style:family="paragraph" style:parent-style-name="Table_20_Contents">
      <style:text-properties style:font-name="Courier New1" fo:font-weight="bold" style:font-name-asian="Courier New1" style:font-weight-asian="bold" style:font-weight-complex="bold"/>
    </style:style>
    <style:style style:name="P102"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03" style:family="paragraph" style:parent-style-name="Table_20_Contents">
      <style:text-properties style:font-name="Courier New1" fo:font-weight="bold" style:font-name-asian="Courier New1" style:font-weight-asian="bold" style:font-name-complex="Courier New" style:font-weight-complex="bold"/>
    </style:style>
    <style:style style:name="P104"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105" style:family="paragraph" style:parent-style-name="Table_20_Contents">
      <style:text-properties style:font-name="Courier New1" fo:font-weight="bold" style:font-name-asian="宋体1" style:font-weight-asian="bold" style:font-name-complex="Courier New" style:font-weight-complex="bold"/>
    </style:style>
    <style:style style:name="P106"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107"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108"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109"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110" style:family="paragraph" style:parent-style-name="Table_20_Contents">
      <style:text-properties style:font-name="Times New Roman" fo:font-weight="normal" style:font-name-asian="Courier New1" style:font-weight-asian="normal" style:font-name-complex="Courier New" style:font-weight-complex="normal"/>
    </style:style>
    <style:style style:name="P111" style:family="paragraph" style:parent-style-name="Table_20_Contents">
      <style:text-properties style:font-name="Times New Roman" style:font-name-asian="宋体1" style:font-name-complex="Courier New" style:font-size-complex="10.5pt"/>
    </style:style>
    <style:style style:name="P112" style:family="paragraph" style:parent-style-name="Table_20_Contents">
      <style:text-properties style:font-name="Times New Roman" style:font-name-asian="Times New Roman"/>
    </style:style>
    <style:style style:name="P113" style:family="paragraph" style:parent-style-name="Table_20_Contents">
      <style:text-properties style:font-name="宋体1" style:font-name-asian="宋体1"/>
    </style:style>
    <style:style style:name="P114" style:family="paragraph" style:parent-style-name="Table_20_Contents">
      <style:text-properties style:font-name="宋体1" style:font-name-asian="宋体1" style:font-name-complex="Courier New" style:font-size-complex="10.5pt"/>
    </style:style>
    <style:style style:name="P115"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116" style:family="paragraph" style:parent-style-name="Table_20_Contents">
      <style:paragraph-properties fo:text-align="center" style:justify-single-word="false"/>
    </style:style>
    <style:style style:name="P117" style:family="paragraph" style:parent-style-name="Standard">
      <style:paragraph-properties fo:margin-left="0.741cm" fo:margin-right="0cm" fo:text-indent="0.923cm" style:auto-text-indent="false"/>
      <style:text-properties style:font-name="宋体1" fo:font-weight="bold" style:font-name-asian="宋体1" style:font-weight-asian="bold" style:font-name-complex="Courier New" style:font-size-complex="10.5pt"/>
    </style:style>
    <style:style style:name="P118" style:family="paragraph" style:parent-style-name="Standard">
      <style:paragraph-properties fo:margin-left="0.185cm" fo:margin-right="0cm" fo:text-indent="-0.185cm" style:auto-text-indent="false"/>
      <style:text-properties style:font-name="宋体1" style:font-name-asian="宋体1"/>
    </style:style>
    <style:style style:name="P119" style:family="paragraph" style:parent-style-name="Standard">
      <style:paragraph-properties fo:margin-left="0.185cm" fo:margin-right="0cm" fo:text-indent="0.556cm" style:auto-text-indent="false"/>
      <style:text-properties style:font-name="宋体1" fo:font-weight="bold" style:font-name-asian="宋体1" style:font-weight-asian="bold" style:font-name-complex="Courier New" style:font-size-complex="10.5pt"/>
    </style:style>
    <style:style style:name="P120" style:family="paragraph" style:parent-style-name="Contents_20_2">
      <style:paragraph-properties>
        <style:tab-stops>
          <style:tab-stop style:position="19.006cm" style:type="right" style:leader-style="dotted" style:leader-text="."/>
        </style:tab-stops>
      </style:paragraph-properties>
    </style:style>
    <style:style style:name="P121" style:family="paragraph" style:parent-style-name="Contents_20_1">
      <style:paragraph-properties>
        <style:tab-stops>
          <style:tab-stop style:position="19.006cm" style:type="right" style:leader-style="dotted" style:leader-text="."/>
        </style:tab-stops>
      </style:paragraph-properties>
    </style:style>
    <style:style style:name="P122" style:family="paragraph" style:parent-style-name="Contents_20_3">
      <style:paragraph-properties>
        <style:tab-stops>
          <style:tab-stop style:position="19.006cm" style:type="right" style:leader-style="dotted" style:leader-text="."/>
        </style:tab-stops>
      </style:paragraph-properties>
    </style:style>
    <style:style style:name="P123" style:family="paragraph" style:parent-style-name="Table_20_Contents">
      <style:paragraph-properties fo:background-color="#e6e6ff">
        <style:background-image/>
      </style:paragraph-properties>
      <style:text-properties style:font-name="Courier New1" fo:font-weight="bold" style:font-name-asian="Courier New1" style:font-weight-asian="bold" style:font-weight-complex="bold"/>
    </style:style>
    <style:style style:name="P124"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25"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8"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9"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30"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31"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32"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33"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34"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35"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6"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7"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38"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39"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40"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41"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42"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43"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44"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45"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46"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47"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48"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49"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50"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51"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52"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53"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54"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55"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56"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57"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58"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59"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60"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161" style:family="paragraph" style:parent-style-name="Standard" style:list-style-name="L114">
      <style:text-properties style:font-name="Times New Roman" fo:font-weight="normal" style:font-name-asian="宋体1" style:font-weight-asian="normal" style:font-name-complex="Courier New" style:font-size-complex="10.5pt" style:font-weight-complex="normal"/>
    </style:style>
    <style:style style:name="P162" style:family="paragraph" style:parent-style-name="Standard" style:list-style-name="L115">
      <style:text-properties style:font-name="Times New Roman" fo:font-weight="normal" style:font-name-asian="宋体1" style:font-weight-asian="normal" style:font-name-complex="Courier New" style:font-size-complex="10.5pt" style:font-weight-complex="normal"/>
    </style:style>
    <style:style style:name="P163" style:family="paragraph" style:parent-style-name="Standard" style:list-style-name="L116">
      <style:text-properties style:font-name="Times New Roman" fo:font-weight="normal" style:font-name-asian="宋体1" style:font-weight-asian="normal" style:font-name-complex="Courier New" style:font-size-complex="10.5pt" style:font-weight-complex="normal"/>
    </style:style>
    <style:style style:name="P164" style:family="paragraph" style:parent-style-name="Standard" style:list-style-name="L117">
      <style:text-properties style:font-name="Times New Roman" fo:font-weight="normal" style:font-name-asian="宋体1" style:font-weight-asian="normal" style:font-name-complex="Courier New" style:font-size-complex="10.5pt" style:font-weight-complex="normal"/>
    </style:style>
    <style:style style:name="P165" style:family="paragraph" style:parent-style-name="Standard" style:list-style-name="L118">
      <style:text-properties style:font-name="Times New Roman" fo:font-weight="normal" style:font-name-asian="宋体1" style:font-weight-asian="normal" style:font-name-complex="Courier New" style:font-size-complex="10.5pt" style:font-weight-complex="normal"/>
    </style:style>
    <style:style style:name="P166" style:family="paragraph" style:parent-style-name="Standard" style:list-style-name="L119">
      <style:text-properties style:font-name="Times New Roman" fo:font-weight="normal" style:font-name-asian="宋体1" style:font-weight-asian="normal" style:font-name-complex="Courier New" style:font-size-complex="10.5pt" style:font-weight-complex="normal"/>
    </style:style>
    <style:style style:name="P167" style:family="paragraph" style:parent-style-name="Standard" style:list-style-name="L120">
      <style:text-properties style:font-name="Times New Roman" fo:font-weight="normal" style:font-name-asian="宋体1" style:font-weight-asian="normal" style:font-name-complex="Courier New" style:font-size-complex="10.5pt" style:font-weight-complex="normal"/>
    </style:style>
    <style:style style:name="P168" style:family="paragraph" style:parent-style-name="Standard" style:list-style-name="L121">
      <style:text-properties style:font-name="Times New Roman" fo:font-weight="normal" style:font-name-asian="宋体1" style:font-weight-asian="normal" style:font-name-complex="Courier New" style:font-size-complex="10.5pt" style:font-weight-complex="normal"/>
    </style:style>
    <style:style style:name="P169" style:family="paragraph" style:parent-style-name="Standard" style:list-style-name="L122">
      <style:text-properties style:font-name="Times New Roman" fo:font-weight="normal" style:font-name-asian="宋体1" style:font-weight-asian="normal" style:font-name-complex="Courier New" style:font-size-complex="10.5pt" style:font-weight-complex="normal"/>
    </style:style>
    <style:style style:name="P170" style:family="paragraph" style:parent-style-name="Standard" style:list-style-name="L123">
      <style:text-properties style:font-name="Times New Roman" fo:font-weight="normal" style:font-name-asian="宋体1" style:font-weight-asian="normal" style:font-name-complex="Courier New" style:font-size-complex="10.5pt" style:font-weight-complex="normal"/>
    </style:style>
    <style:style style:name="P171" style:family="paragraph" style:parent-style-name="Standard" style:list-style-name="L124">
      <style:text-properties style:font-name="Times New Roman" fo:font-weight="normal" style:font-name-asian="宋体1" style:font-weight-asian="normal" style:font-name-complex="Courier New" style:font-size-complex="10.5pt" style:font-weight-complex="normal"/>
    </style:style>
    <style:style style:name="P172" style:family="paragraph" style:parent-style-name="Standard" style:list-style-name="L125">
      <style:text-properties style:font-name="Times New Roman" fo:font-weight="normal" style:font-name-asian="宋体1" style:font-weight-asian="normal" style:font-name-complex="Courier New" style:font-size-complex="10.5pt" style:font-weight-complex="normal"/>
    </style:style>
    <style:style style:name="P173" style:family="paragraph" style:parent-style-name="Standard" style:list-style-name="L126">
      <style:text-properties style:font-name="Times New Roman" fo:font-weight="normal" style:font-name-asian="宋体1" style:font-weight-asian="normal" style:font-name-complex="Courier New" style:font-size-complex="10.5pt" style:font-weight-complex="normal"/>
    </style:style>
    <style:style style:name="P174" style:family="paragraph" style:parent-style-name="Standard" style:list-style-name="L127">
      <style:text-properties style:font-name="Times New Roman" fo:font-weight="normal" style:font-name-asian="宋体1" style:font-weight-asian="normal" style:font-name-complex="Courier New" style:font-size-complex="10.5pt" style:font-weight-complex="normal"/>
    </style:style>
    <style:style style:name="P175" style:family="paragraph" style:parent-style-name="Standard" style:list-style-name="L128">
      <style:text-properties style:font-name="Times New Roman" fo:font-weight="normal" style:font-name-asian="宋体1" style:font-weight-asian="normal" style:font-name-complex="Courier New" style:font-size-complex="10.5pt" style:font-weight-complex="normal"/>
    </style:style>
    <style:style style:name="P176" style:family="paragraph" style:parent-style-name="Standard" style:list-style-name="L129">
      <style:text-properties style:font-name="Times New Roman" fo:font-weight="normal" style:font-name-asian="宋体1" style:font-weight-asian="normal" style:font-name-complex="Courier New" style:font-size-complex="10.5pt" style:font-weight-complex="normal"/>
    </style:style>
    <style:style style:name="P177" style:family="paragraph" style:parent-style-name="Standard" style:list-style-name="L130">
      <style:text-properties style:font-name="Times New Roman" fo:font-weight="normal" style:font-name-asian="宋体1" style:font-weight-asian="normal" style:font-name-complex="Courier New" style:font-size-complex="10.5pt" style:font-weight-complex="normal"/>
    </style:style>
    <style:style style:name="P178" style:family="paragraph" style:parent-style-name="Standard" style:list-style-name="L131">
      <style:text-properties style:font-name="Times New Roman" fo:font-weight="normal" style:font-name-asian="宋体1" style:font-weight-asian="normal" style:font-name-complex="Courier New" style:font-size-complex="10.5pt" style:font-weight-complex="normal"/>
    </style:style>
    <style:style style:name="P179" style:family="paragraph" style:parent-style-name="Standard" style:list-style-name="L132">
      <style:text-properties style:font-name="Times New Roman" fo:font-weight="normal" style:font-name-asian="宋体1" style:font-weight-asian="normal" style:font-name-complex="Courier New" style:font-size-complex="10.5pt" style:font-weight-complex="normal"/>
    </style:style>
    <style:style style:name="P180" style:family="paragraph" style:parent-style-name="Standard" style:list-style-name="L133">
      <style:text-properties style:font-name="Times New Roman" fo:font-weight="normal" style:font-name-asian="宋体1" style:font-weight-asian="normal" style:font-name-complex="Courier New" style:font-size-complex="10.5pt" style:font-weight-complex="normal"/>
    </style:style>
    <style:style style:name="P181" style:family="paragraph" style:parent-style-name="Standard" style:list-style-name="L134">
      <style:text-properties style:font-name="Times New Roman" fo:font-weight="normal" style:font-name-asian="宋体1" style:font-weight-asian="normal" style:font-name-complex="Courier New" style:font-size-complex="10.5pt" style:font-weight-complex="normal"/>
    </style:style>
    <style:style style:name="P182" style:family="paragraph" style:parent-style-name="Standard" style:list-style-name="L135">
      <style:text-properties style:font-name="Times New Roman" fo:font-weight="normal" style:font-name-asian="宋体1" style:font-weight-asian="normal" style:font-name-complex="Courier New" style:font-size-complex="10.5pt" style:font-weight-complex="normal"/>
    </style:style>
    <style:style style:name="P183" style:family="paragraph" style:parent-style-name="Standard" style:list-style-name="L136">
      <style:text-properties style:font-name="Times New Roman" fo:font-weight="normal" style:font-name-asian="宋体1" style:font-weight-asian="normal" style:font-name-complex="Courier New" style:font-size-complex="10.5pt" style:font-weight-complex="normal"/>
    </style:style>
    <style:style style:name="P184" style:family="paragraph" style:parent-style-name="Standard" style:list-style-name="L137">
      <style:text-properties style:font-name="Times New Roman" fo:font-weight="normal" style:font-name-asian="宋体1" style:font-weight-asian="normal" style:font-name-complex="Courier New" style:font-size-complex="10.5pt" style:font-weight-complex="normal"/>
    </style:style>
    <style:style style:name="P185" style:family="paragraph" style:parent-style-name="Standard" style:list-style-name="L2"/>
    <style:style style:name="P186" style:family="paragraph" style:parent-style-name="Standard" style:list-style-name="L12">
      <style:text-properties style:font-name="宋体1" style:font-name-asian="宋体1"/>
    </style:style>
    <style:style style:name="P187" style:family="paragraph" style:parent-style-name="Standard" style:list-style-name="L13">
      <style:text-properties style:font-name="宋体1" style:font-name-asian="宋体1"/>
    </style:style>
    <style:style style:name="P188" style:family="paragraph" style:parent-style-name="Standard" style:list-style-name="L15">
      <style:text-properties style:font-name="宋体1" style:font-name-asian="宋体1"/>
    </style:style>
    <style:style style:name="P189" style:family="paragraph" style:parent-style-name="Standard" style:list-style-name="L19">
      <style:text-properties style:font-name="宋体1" style:font-name-asian="宋体1" style:font-name-complex="Courier New" style:font-size-complex="10.5pt"/>
    </style:style>
    <style:style style:name="P190" style:family="paragraph" style:parent-style-name="Standard" style:list-style-name="L20">
      <style:text-properties style:font-name="宋体1" style:font-name-asian="宋体1" style:font-name-complex="Courier New" style:font-size-complex="10.5pt"/>
    </style:style>
    <style:style style:name="P191" style:family="paragraph" style:parent-style-name="Standard" style:list-style-name="L71">
      <style:text-properties style:font-name="宋体1" style:font-name-asian="宋体1" style:font-name-complex="Courier New" style:font-size-complex="10.5pt"/>
    </style:style>
    <style:style style:name="P192" style:family="paragraph" style:parent-style-name="Standard" style:list-style-name="L72">
      <style:text-properties style:font-name="宋体1" style:font-name-asian="宋体1" style:font-name-complex="Courier New" style:font-size-complex="10.5pt"/>
    </style:style>
    <style:style style:name="P193" style:family="paragraph" style:parent-style-name="Standard" style:list-style-name="L78">
      <style:text-properties style:font-name="宋体1" style:font-name-asian="宋体1" style:font-name-complex="Courier New" style:font-size-complex="10.5pt"/>
    </style:style>
    <style:style style:name="P194" style:family="paragraph" style:parent-style-name="Standard" style:list-style-name="L79">
      <style:text-properties style:font-name="宋体1" style:font-name-asian="宋体1" style:font-name-complex="Courier New" style:font-size-complex="10.5pt"/>
    </style:style>
    <style:style style:name="P195" style:family="paragraph" style:parent-style-name="Standard" style:list-style-name="L108">
      <style:text-properties style:font-name="宋体1" style:font-name-asian="宋体1" style:font-name-complex="Courier New" style:font-size-complex="10.5pt"/>
    </style:style>
    <style:style style:name="P196" style:family="paragraph" style:parent-style-name="Standard" style:list-style-name="L97">
      <style:text-properties style:font-name="宋体1" style:font-name-asian="宋体1" style:font-name-complex="Courier New"/>
    </style:style>
    <style:style style:name="P197" style:family="paragraph" style:parent-style-name="Standard" style:list-style-name="L103">
      <style:text-properties style:font-name="宋体1" style:font-name-asian="宋体1" style:font-name-complex="Courier New"/>
    </style:style>
    <style:style style:name="P198" style:family="paragraph" style:parent-style-name="Standard" style:list-style-name="L104">
      <style:text-properties style:font-name="宋体1" style:font-name-asian="宋体1" style:font-name-complex="Courier New"/>
    </style:style>
    <style:style style:name="P199" style:family="paragraph" style:parent-style-name="Standard" style:list-style-name="L47">
      <style:text-properties style:font-name="宋体1" style:font-name-asian="宋体1"/>
    </style:style>
    <style:style style:name="P200" style:family="paragraph" style:parent-style-name="Standard" style:list-style-name="L48">
      <style:text-properties style:font-name="宋体1" style:font-name-asian="宋体1"/>
    </style:style>
    <style:style style:name="P201" style:family="paragraph" style:parent-style-name="Standard" style:list-style-name="L49">
      <style:text-properties style:font-name="宋体1" style:font-name-asian="宋体1"/>
    </style:style>
    <style:style style:name="P202" style:family="paragraph" style:parent-style-name="Standard" style:list-style-name="L70">
      <style:text-properties style:font-name="宋体1" style:font-name-asian="宋体1"/>
    </style:style>
    <style:style style:name="P203" style:family="paragraph" style:parent-style-name="Standard" style:list-style-name="L84">
      <style:text-properties style:font-name="宋体1" style:font-name-asian="宋体1"/>
    </style:style>
    <style:style style:name="P204" style:family="paragraph" style:parent-style-name="Standard" style:list-style-name="L91">
      <style:text-properties style:font-name="宋体1" style:font-name-asian="宋体1"/>
    </style:style>
    <style:style style:name="P205" style:family="paragraph" style:parent-style-name="Standard" style:list-style-name="L98">
      <style:text-properties style:font-name="宋体1" style:font-name-asian="宋体1"/>
    </style:style>
    <style:style style:name="P206" style:family="paragraph" style:parent-style-name="Standard" style:list-style-name="L113">
      <style:text-properties style:font-name="宋体1" style:font-name-asian="宋体1"/>
    </style:style>
    <style:style style:name="P207" style:family="paragraph" style:parent-style-name="Standard" style:list-style-name="L41">
      <style:text-properties style:font-name="宋体1" fo:font-weight="bold" style:font-name-asian="宋体1" style:font-weight-asian="bold" style:font-name-complex="Courier New" style:font-size-complex="10.5pt"/>
    </style:style>
    <style:style style:name="P208" style:family="paragraph" style:parent-style-name="Standard" style:list-style-name="L44">
      <style:text-properties style:font-name="宋体1" fo:font-weight="bold" style:font-name-asian="宋体1" style:font-weight-asian="bold" style:font-name-complex="Courier New" style:font-size-complex="10.5pt"/>
    </style:style>
    <style:style style:name="P209" style:family="paragraph" style:parent-style-name="Standard" style:list-style-name="L45">
      <style:text-properties style:font-name="宋体1" fo:font-weight="bold" style:font-name-asian="宋体1" style:font-weight-asian="bold" style:font-name-complex="Courier New" style:font-size-complex="10.5pt"/>
    </style:style>
    <style:style style:name="P210"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211"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212"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213"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214" style:family="paragraph" style:parent-style-name="Standard" style:list-style-name="L56">
      <style:text-properties style:font-name="宋体1" fo:font-weight="normal" style:font-name-asian="宋体1" style:font-weight-asian="normal" style:font-name-complex="Courier New" style:font-size-complex="10.5pt" style:font-weight-complex="normal"/>
    </style:style>
    <style:style style:name="P215" style:family="paragraph" style:parent-style-name="Standard" style:list-style-name="L57">
      <style:text-properties style:font-name="宋体1" fo:font-weight="normal" style:font-name-asian="宋体1" style:font-weight-asian="normal" style:font-name-complex="Courier New" style:font-size-complex="10.5pt" style:font-weight-complex="normal"/>
    </style:style>
    <style:style style:name="P216" style:family="paragraph" style:parent-style-name="Standard" style:list-style-name="L58">
      <style:text-properties style:font-name="宋体1" fo:font-weight="normal" style:font-name-asian="宋体1" style:font-weight-asian="normal" style:font-name-complex="Courier New" style:font-size-complex="10.5pt" style:font-weight-complex="normal"/>
    </style:style>
    <style:style style:name="P217" style:family="paragraph" style:parent-style-name="Standard" style:list-style-name="L59">
      <style:text-properties style:font-name="宋体1" fo:font-weight="normal" style:font-name-asian="宋体1" style:font-weight-asian="normal" style:font-name-complex="Courier New" style:font-size-complex="10.5pt" style:font-weight-complex="normal"/>
    </style:style>
    <style:style style:name="P218" style:family="paragraph" style:parent-style-name="Standard" style:list-style-name="L60">
      <style:text-properties style:font-name="宋体1" fo:font-weight="normal" style:font-name-asian="宋体1" style:font-weight-asian="normal" style:font-name-complex="Courier New" style:font-size-complex="10.5pt" style:font-weight-complex="normal"/>
    </style:style>
    <style:style style:name="P219" style:family="paragraph" style:parent-style-name="Standard" style:list-style-name="L61">
      <style:text-properties style:font-name="宋体1" fo:font-weight="normal" style:font-name-asian="宋体1" style:font-weight-asian="normal" style:font-name-complex="Courier New" style:font-size-complex="10.5pt" style:font-weight-complex="normal"/>
    </style:style>
    <style:style style:name="P220" style:family="paragraph" style:parent-style-name="Standard" style:list-style-name="L62">
      <style:text-properties style:font-name="宋体1" fo:font-weight="normal" style:font-name-asian="宋体1" style:font-weight-asian="normal" style:font-name-complex="Courier New" style:font-size-complex="10.5pt" style:font-weight-complex="normal"/>
    </style:style>
    <style:style style:name="P221" style:family="paragraph" style:parent-style-name="Standard" style:list-style-name="L63">
      <style:text-properties style:font-name="宋体1" fo:font-weight="normal" style:font-name-asian="宋体1" style:font-weight-asian="normal" style:font-name-complex="Courier New" style:font-size-complex="10.5pt" style:font-weight-complex="normal"/>
    </style:style>
    <style:style style:name="P222" style:family="paragraph" style:parent-style-name="Standard" style:list-style-name="L64">
      <style:text-properties style:font-name="宋体1" fo:font-weight="normal" style:font-name-asian="宋体1" style:font-weight-asian="normal" style:font-name-complex="Courier New" style:font-size-complex="10.5pt" style:font-weight-complex="normal"/>
    </style:style>
    <style:style style:name="P223" style:family="paragraph" style:parent-style-name="Standard" style:list-style-name="L65">
      <style:text-properties style:font-name="宋体1" fo:font-weight="normal" style:font-name-asian="宋体1" style:font-weight-asian="normal" style:font-name-complex="Courier New" style:font-size-complex="10.5pt" style:font-weight-complex="normal"/>
    </style:style>
    <style:style style:name="P224" style:family="paragraph" style:parent-style-name="Standard" style:list-style-name="L66">
      <style:text-properties style:font-name="宋体1" fo:font-weight="normal" style:font-name-asian="宋体1" style:font-weight-asian="normal" style:font-name-complex="Courier New" style:font-size-complex="10.5pt" style:font-weight-complex="normal"/>
    </style:style>
    <style:style style:name="P225" style:family="paragraph" style:parent-style-name="Standard" style:list-style-name="L67">
      <style:text-properties style:font-name="宋体1" fo:font-weight="normal" style:font-name-asian="宋体1" style:font-weight-asian="normal" style:font-name-complex="Courier New" style:font-size-complex="10.5pt" style:font-weight-complex="normal"/>
    </style:style>
    <style:style style:name="P226" style:family="paragraph" style:parent-style-name="Standard" style:list-style-name="L68">
      <style:text-properties style:font-name="宋体1" fo:font-weight="normal" style:font-name-asian="宋体1" style:font-weight-asian="normal" style:font-name-complex="Courier New" style:font-size-complex="10.5pt" style:font-weight-complex="normal"/>
    </style:style>
    <style:style style:name="P227" style:family="paragraph" style:parent-style-name="Standard" style:list-style-name="L69">
      <style:text-properties style:font-name="宋体1" fo:font-weight="normal" style:font-name-asian="宋体1" style:font-weight-asian="normal" style:font-name-complex="Courier New" style:font-size-complex="10.5pt" style:font-weight-complex="normal"/>
    </style:style>
    <style:style style:name="P228" style:family="paragraph" style:parent-style-name="Standard" style:list-style-name="L73">
      <style:text-properties style:font-name="宋体1" fo:font-weight="normal" style:font-name-asian="宋体1" style:font-weight-asian="normal" style:font-name-complex="Courier New" style:font-size-complex="10.5pt" style:font-weight-complex="normal"/>
    </style:style>
    <style:style style:name="P229" style:family="paragraph" style:parent-style-name="Standard" style:list-style-name="L74">
      <style:text-properties style:font-name="宋体1" fo:font-weight="normal" style:font-name-asian="宋体1" style:font-weight-asian="normal" style:font-name-complex="Courier New" style:font-size-complex="10.5pt" style:font-weight-complex="normal"/>
    </style:style>
    <style:style style:name="P230" style:family="paragraph" style:parent-style-name="Standard" style:list-style-name="L75">
      <style:text-properties style:font-name="宋体1" fo:font-weight="normal" style:font-name-asian="宋体1" style:font-weight-asian="normal" style:font-name-complex="Courier New" style:font-size-complex="10.5pt" style:font-weight-complex="normal"/>
    </style:style>
    <style:style style:name="P231" style:family="paragraph" style:parent-style-name="Standard" style:list-style-name="L76">
      <style:text-properties style:font-name="宋体1" fo:font-weight="normal" style:font-name-asian="宋体1" style:font-weight-asian="normal" style:font-name-complex="Courier New" style:font-size-complex="10.5pt" style:font-weight-complex="normal"/>
    </style:style>
    <style:style style:name="P232" style:family="paragraph" style:parent-style-name="Standard" style:list-style-name="L77">
      <style:text-properties style:font-name="宋体1" fo:font-weight="normal" style:font-name-asian="宋体1" style:font-weight-asian="normal" style:font-name-complex="Courier New" style:font-size-complex="10.5pt" style:font-weight-complex="normal"/>
    </style:style>
    <style:style style:name="P233" style:family="paragraph" style:parent-style-name="Standard" style:list-style-name="L80">
      <style:text-properties style:font-name="宋体1" fo:font-weight="normal" style:font-name-asian="宋体1" style:font-weight-asian="normal" style:font-name-complex="Courier New" style:font-size-complex="10.5pt" style:font-weight-complex="normal"/>
    </style:style>
    <style:style style:name="P234" style:family="paragraph" style:parent-style-name="Standard" style:list-style-name="L81">
      <style:text-properties style:font-name="宋体1" fo:font-weight="normal" style:font-name-asian="宋体1" style:font-weight-asian="normal" style:font-name-complex="Courier New" style:font-size-complex="10.5pt" style:font-weight-complex="normal"/>
    </style:style>
    <style:style style:name="P235" style:family="paragraph" style:parent-style-name="Standard" style:list-style-name="L82">
      <style:text-properties style:font-name="宋体1" fo:font-weight="normal" style:font-name-asian="宋体1" style:font-weight-asian="normal" style:font-name-complex="Courier New" style:font-size-complex="10.5pt" style:font-weight-complex="normal"/>
    </style:style>
    <style:style style:name="P236" style:family="paragraph" style:parent-style-name="Standard" style:list-style-name="L83">
      <style:text-properties style:font-name="宋体1" fo:font-weight="normal" style:font-name-asian="宋体1" style:font-weight-asian="normal" style:font-name-complex="Courier New" style:font-size-complex="10.5pt" style:font-weight-complex="normal"/>
    </style:style>
    <style:style style:name="P237" style:family="paragraph" style:parent-style-name="Standard" style:list-style-name="L85">
      <style:text-properties style:font-name="宋体1" fo:font-weight="normal" style:font-name-asian="宋体1" style:font-weight-asian="normal" style:font-name-complex="Courier New" style:font-size-complex="10.5pt" style:font-weight-complex="normal"/>
    </style:style>
    <style:style style:name="P238" style:family="paragraph" style:parent-style-name="Standard" style:list-style-name="L86">
      <style:text-properties style:font-name="宋体1" fo:font-weight="normal" style:font-name-asian="宋体1" style:font-weight-asian="normal" style:font-name-complex="Courier New" style:font-size-complex="10.5pt" style:font-weight-complex="normal"/>
    </style:style>
    <style:style style:name="P239" style:family="paragraph" style:parent-style-name="Standard" style:list-style-name="L87">
      <style:text-properties style:font-name="宋体1" fo:font-weight="normal" style:font-name-asian="宋体1" style:font-weight-asian="normal" style:font-name-complex="Courier New" style:font-size-complex="10.5pt" style:font-weight-complex="normal"/>
    </style:style>
    <style:style style:name="P240" style:family="paragraph" style:parent-style-name="Standard" style:list-style-name="L88">
      <style:text-properties style:font-name="宋体1" fo:font-weight="normal" style:font-name-asian="宋体1" style:font-weight-asian="normal" style:font-name-complex="Courier New" style:font-size-complex="10.5pt" style:font-weight-complex="normal"/>
    </style:style>
    <style:style style:name="P241" style:family="paragraph" style:parent-style-name="Standard" style:list-style-name="L89">
      <style:text-properties style:font-name="宋体1" fo:font-weight="normal" style:font-name-asian="宋体1" style:font-weight-asian="normal" style:font-name-complex="Courier New" style:font-size-complex="10.5pt" style:font-weight-complex="normal"/>
    </style:style>
    <style:style style:name="P242" style:family="paragraph" style:parent-style-name="Standard" style:list-style-name="L90">
      <style:text-properties style:font-name="宋体1" fo:font-weight="normal" style:font-name-asian="宋体1" style:font-weight-asian="normal" style:font-name-complex="Courier New" style:font-size-complex="10.5pt" style:font-weight-complex="normal"/>
    </style:style>
    <style:style style:name="P243" style:family="paragraph" style:parent-style-name="Standard" style:list-style-name="L92">
      <style:text-properties style:font-name="宋体1" fo:font-weight="normal" style:font-name-asian="宋体1" style:font-weight-asian="normal" style:font-name-complex="Courier New" style:font-size-complex="10.5pt" style:font-weight-complex="normal"/>
    </style:style>
    <style:style style:name="P244" style:family="paragraph" style:parent-style-name="Standard" style:list-style-name="L93">
      <style:text-properties style:font-name="宋体1" fo:font-weight="normal" style:font-name-asian="宋体1" style:font-weight-asian="normal" style:font-name-complex="Courier New" style:font-size-complex="10.5pt" style:font-weight-complex="normal"/>
    </style:style>
    <style:style style:name="P245" style:family="paragraph" style:parent-style-name="Standard" style:list-style-name="L94">
      <style:text-properties style:font-name="宋体1" fo:font-weight="normal" style:font-name-asian="宋体1" style:font-weight-asian="normal" style:font-name-complex="Courier New" style:font-size-complex="10.5pt" style:font-weight-complex="normal"/>
    </style:style>
    <style:style style:name="P246" style:family="paragraph" style:parent-style-name="Standard" style:list-style-name="L95">
      <style:text-properties style:font-name="宋体1" fo:font-weight="normal" style:font-name-asian="宋体1" style:font-weight-asian="normal" style:font-name-complex="Courier New" style:font-size-complex="10.5pt" style:font-weight-complex="normal"/>
    </style:style>
    <style:style style:name="P247" style:family="paragraph" style:parent-style-name="Standard" style:list-style-name="L96">
      <style:text-properties style:font-name="宋体1" fo:font-weight="normal" style:font-name-asian="宋体1" style:font-weight-asian="normal" style:font-name-complex="Courier New" style:font-size-complex="10.5pt" style:font-weight-complex="normal"/>
    </style:style>
    <style:style style:name="P248" style:family="paragraph" style:parent-style-name="Standard" style:list-style-name="L99">
      <style:text-properties style:font-name="宋体1" fo:font-weight="normal" style:font-name-asian="宋体1" style:font-weight-asian="normal" style:font-name-complex="Courier New" style:font-size-complex="10.5pt" style:font-weight-complex="normal"/>
    </style:style>
    <style:style style:name="P249" style:family="paragraph" style:parent-style-name="Standard" style:list-style-name="L100">
      <style:text-properties style:font-name="宋体1" fo:font-weight="normal" style:font-name-asian="宋体1" style:font-weight-asian="normal" style:font-name-complex="Courier New" style:font-size-complex="10.5pt" style:font-weight-complex="normal"/>
    </style:style>
    <style:style style:name="P250" style:family="paragraph" style:parent-style-name="Standard" style:list-style-name="L101">
      <style:text-properties style:font-name="宋体1" fo:font-weight="normal" style:font-name-asian="宋体1" style:font-weight-asian="normal" style:font-name-complex="Courier New" style:font-size-complex="10.5pt" style:font-weight-complex="normal"/>
    </style:style>
    <style:style style:name="P251" style:family="paragraph" style:parent-style-name="Standard" style:list-style-name="L102">
      <style:text-properties style:font-name="宋体1" fo:font-weight="normal" style:font-name-asian="宋体1" style:font-weight-asian="normal" style:font-name-complex="Courier New" style:font-size-complex="10.5pt" style:font-weight-complex="normal"/>
    </style:style>
    <style:style style:name="P252" style:family="paragraph" style:parent-style-name="Standard" style:list-style-name="L105">
      <style:text-properties style:font-name="宋体1" fo:font-weight="normal" style:font-name-asian="宋体1" style:font-weight-asian="normal" style:font-name-complex="Courier New" style:font-size-complex="10.5pt" style:font-weight-complex="normal"/>
    </style:style>
    <style:style style:name="P253" style:family="paragraph" style:parent-style-name="Standard" style:list-style-name="L106">
      <style:text-properties style:font-name="宋体1" fo:font-weight="normal" style:font-name-asian="宋体1" style:font-weight-asian="normal" style:font-name-complex="Courier New" style:font-size-complex="10.5pt" style:font-weight-complex="normal"/>
    </style:style>
    <style:style style:name="P254" style:family="paragraph" style:parent-style-name="Standard" style:list-style-name="L107">
      <style:text-properties style:font-name="宋体1" fo:font-weight="normal" style:font-name-asian="宋体1" style:font-weight-asian="normal" style:font-name-complex="Courier New" style:font-size-complex="10.5pt" style:font-weight-complex="normal"/>
    </style:style>
    <style:style style:name="P255" style:family="paragraph" style:parent-style-name="Standard" style:list-style-name="L109">
      <style:text-properties style:font-name="宋体1" fo:font-weight="normal" style:font-name-asian="宋体1" style:font-weight-asian="normal" style:font-name-complex="Courier New" style:font-size-complex="10.5pt" style:font-weight-complex="normal"/>
    </style:style>
    <style:style style:name="P256" style:family="paragraph" style:parent-style-name="Standard" style:list-style-name="L110">
      <style:text-properties style:font-name="宋体1" fo:font-weight="normal" style:font-name-asian="宋体1" style:font-weight-asian="normal" style:font-name-complex="Courier New" style:font-size-complex="10.5pt" style:font-weight-complex="normal"/>
    </style:style>
    <style:style style:name="P257" style:family="paragraph" style:parent-style-name="Standard" style:list-style-name="L111">
      <style:text-properties style:font-name="宋体1" fo:font-weight="normal" style:font-name-asian="宋体1" style:font-weight-asian="normal" style:font-name-complex="Courier New" style:font-size-complex="10.5pt" style:font-weight-complex="normal"/>
    </style:style>
    <style:style style:name="P258" style:family="paragraph" style:parent-style-name="Standard" style:list-style-name="L112">
      <style:text-properties style:font-name="宋体1" fo:font-weight="normal" style:font-name-asian="宋体1" style:font-weight-asian="normal" style:font-name-complex="Courier New" style:font-size-complex="10.5pt" style:font-weight-complex="normal"/>
    </style:style>
    <style:style style:name="P259" style:family="paragraph" style:parent-style-name="Standard" style:list-style-name="L46"/>
    <style:style style:name="P260" style:family="paragraph" style:parent-style-name="Standard" style:list-style-name="L53">
      <style:text-properties style:font-name="Courier New1" fo:font-weight="bold" style:font-name-asian="宋体1" style:font-weight-asian="bold" style:font-name-complex="Courier New" style:font-size-complex="10.5pt"/>
    </style:style>
    <style:style style:name="P261" style:family="paragraph" style:parent-style-name="Standard" style:list-style-name="L54">
      <style:text-properties style:font-name="Courier New1" fo:font-weight="bold" style:font-name-asian="宋体1" style:font-weight-asian="bold" style:font-name-complex="Courier New" style:font-size-complex="10.5pt"/>
    </style:style>
    <style:style style:name="P262" style:family="paragraph" style:parent-style-name="Standard" style:list-style-name="L78"/>
    <style:style style:name="P263" style:family="paragraph" style:parent-style-name="Standard" style:list-style-name="L79"/>
    <style:style style:name="P264" style:family="paragraph" style:parent-style-name="Standard" style:list-style-name="L113"/>
    <style:style style:name="P265" style:family="paragraph" style:parent-style-name="Standard" style:list-style-name="L138"/>
    <style:style style:name="P266" style:family="paragraph" style:parent-style-name="Standard" style:list-style-name="L14">
      <style:paragraph-properties fo:margin-left="0cm" fo:margin-right="0cm" fo:text-indent="0.741cm" style:auto-text-indent="false"/>
    </style:style>
    <style:style style:name="P267" style:family="paragraph" style:parent-style-name="Heading_20_1" style:list-style-name="WW8Num13">
      <style:paragraph-properties fo:margin-left="0.75cm" fo:margin-right="0cm" fo:text-indent="-0.75cm" style:auto-text-indent="false"/>
    </style:style>
    <style:style style:name="P26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269"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27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27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7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7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7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7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7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 fo:language="en" fo:country="US" style:letter-kerning="true" style:font-name-asian="宋体1" style:language-asian="zh" style:country-asian="CN" style:font-name-complex="Courier New" style:language-complex="ar" style:country-complex="SA"/>
    </style:style>
    <style:style style:name="P277"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78"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79"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80"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
    </style:style>
    <style:style style:name="P281"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282"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8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8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8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8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8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8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8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90"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91"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92"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 style:font-size-complex="14pt" style:font-weight-complex="bold"/>
    </style:style>
    <style:style style:name="P293" style:family="paragraph" style:parent-style-name="Heading_20_3" style:list-style-name="WW8Num13">
      <style:paragraph-properties fo:margin-left="1.251cm" fo:margin-right="0cm" fo:text-indent="-1.251cm" style:auto-text-indent="false"/>
    </style:style>
    <style:style style:name="P294"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95"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 style:font-size-complex="14pt"/>
    </style:style>
    <style:style style:name="P296"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 style:font-size-complex="14pt" style:font-weight-complex="bold"/>
    </style:style>
    <style:style style:name="P297" style:family="paragraph">
      <style:paragraph-properties fo:text-align="center" style:writing-mode="lr-tb"/>
      <style:text-properties fo:font-size="24pt"/>
    </style:style>
    <style:style style:name="P298" style:family="paragraph">
      <style:paragraph-properties fo:text-align="justify" style:writing-mode="lr-tb"/>
    </style:style>
    <style:style style:name="P299" style:family="paragraph">
      <style:paragraph-properties style:writing-mode="lr-tb"/>
    </style:style>
    <style:style style:name="P300" style:family="paragraph">
      <style:paragraph-properties fo:text-align="center" style:writing-mode="lr-tb"/>
    </style:style>
    <style:style style:name="P301"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宋体" fo:font-size="10.5pt" fo:font-weight="normal" style:font-name-asian="宋体1"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name-complex="Courier New" style:font-size-complex="10.5pt" style:font-weight-complex="normal"/>
    </style:style>
    <style:style style:name="T16" style:family="text">
      <style:text-properties fo:font-size="12pt" fo:font-weight="bold" style:font-size-asian="12pt" style:font-weight-asian="bold" style:font-size-complex="10.5pt" style:font-weight-complex="normal"/>
    </style:style>
    <style:style style:name="T17" style:family="text">
      <style:text-properties fo:font-size="12pt" fo:font-weight="bold" style:font-size-asian="12pt" style:font-weight-asian="bold" style:font-name-complex="Courier New"/>
    </style:style>
    <style:style style:name="T18" style:family="text">
      <style:text-properties fo:font-size="12pt" fo:font-weight="bold" style:font-size-asian="12pt" style:font-weight-asian="bold" style:font-name-complex="Courier New" style:font-size-complex="10.5pt"/>
    </style:style>
    <style:style style:name="T19" style:family="text">
      <style:text-properties fo:font-style="italic" style:font-style-asian="italic" style:font-style-complex="italic"/>
    </style:style>
    <style:style style:name="T20" style:family="text">
      <style:text-properties style:font-name-asian="宋体1"/>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style>
    <style:style style:name="T33" style:family="text">
      <style:text-properties style:font-name="Times New Roman" style:font-name-asian="宋体1" style:font-size-complex="10.5pt"/>
    </style:style>
    <style:style style:name="T34" style:family="text">
      <style:text-properties style:font-name="Times New Roman" style:font-name-asian="宋体1"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1"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fo:font-weight="normal" style:font-weight-asian="normal" style:font-name-complex="Courier New" style:font-weight-complex="normal"/>
    </style:style>
    <style:style style:name="T42" style:family="text">
      <style:text-properties style:font-name="Times New Roman" fo:font-weight="normal" style:font-weight-asian="normal" style:font-weight-complex="normal"/>
    </style:style>
    <style:style style:name="T43" style:family="text">
      <style:text-properties style:font-name="Times New Roman" fo:font-weight="normal" style:font-name-asian="Courier New1" style:font-weight-asian="normal" style:font-weight-complex="normal"/>
    </style:style>
    <style:style style:name="T44" style:family="text">
      <style:text-properties style:font-name="Times New Roman" fo:font-weight="normal" style:font-name-asian="宋体1" style:font-weight-asian="normal" style:font-weight-complex="normal"/>
    </style:style>
    <style:style style:name="T45" style:family="text">
      <style:text-properties style:font-name="Times New Roman" fo:font-weight="normal" style:font-name-asian="宋体1" style:font-weight-asian="normal" style:font-name-complex="Courier New" style:font-size-complex="10.5pt" style:font-weight-complex="normal"/>
    </style:style>
    <style:style style:name="T46" style:family="text">
      <style:text-properties style:font-name="Times New Roman" fo:font-weight="normal" style:font-name-asian="Times New Roman" style:font-weight-asian="normal" style:font-weight-complex="normal"/>
    </style:style>
    <style:style style:name="T47" style:family="text">
      <style:text-properties style:font-name="Times New Roman" fo:font-weight="normal" style:font-name-asian="Times New Roman" style:font-weight-asian="normal" style:font-name-complex="Courier New" style:font-weight-complex="normal"/>
    </style:style>
    <style:style style:name="T48" style:family="text">
      <style:text-properties style:font-name="Times New Roman" style:font-name-asian="Times New Roman"/>
    </style:style>
    <style:style style:name="T49" style:family="text">
      <style:text-properties style:font-name="Times New Roman" style:font-name-asian="Times New Roman" style:font-name-complex="Courier New" style:font-size-complex="10.5pt"/>
    </style:style>
    <style:style style:name="T50" style:family="text">
      <style:text-properties style:font-name="Times New Roman" style:font-name-asian="Courier New1"/>
    </style:style>
    <style:style style:name="T51" style:family="text">
      <style:text-properties style:font-name="Times New Roman" fo:language="zxx" fo:country="none" style:language-asian="zxx" style:country-asian="none"/>
    </style:style>
    <style:style style:name="T52" style:family="text">
      <style:text-properties fo:font-size="16pt" fo:font-weight="bold" style:font-size-asian="16pt" style:font-weight-asian="bold" style:font-size-complex="16pt" style:font-weight-complex="normal"/>
    </style:style>
    <style:style style:name="T53" style:family="text">
      <style:text-properties fo:font-weight="bold" style:font-weight-asian="bold"/>
    </style:style>
    <style:style style:name="T54" style:family="text">
      <style:text-properties fo:font-weight="bold" style:font-weight-asian="bold" style:font-name-complex="Courier New"/>
    </style:style>
    <style:style style:name="T55" style:family="text">
      <style:text-properties fo:font-weight="bold" style:font-weight-asian="bold" style:font-name-complex="Courier New" style:font-size-complex="10.5pt"/>
    </style:style>
    <style:style style:name="T56" style:family="text">
      <style:text-properties fo:font-weight="bold" style:font-weight-asian="bold" style:font-name-complex="Courier New" style:font-size-complex="10.5pt" style:font-weight-complex="bold"/>
    </style:style>
    <style:style style:name="T57" style:family="text">
      <style:text-properties fo:font-weight="bold" style:font-weight-asian="bold" style:font-weight-complex="bold"/>
    </style:style>
    <style:style style:name="T58" style:family="text">
      <style:text-properties style:font-name-complex="Courier New"/>
    </style:style>
    <style:style style:name="T59" style:family="text">
      <style:text-properties style:font-name-complex="Courier New" style:font-size-complex="10.5pt"/>
    </style:style>
    <style:style style:name="T60" style:family="text">
      <style:text-properties fo:font-variant="normal" fo:text-transform="none" fo:color="#006666" fo:font-size="9pt" fo:letter-spacing="normal" fo:font-style="normal" fo:font-weight="normal" style:font-name-complex="Courier New" style:font-size-complex="10.5pt"/>
    </style:style>
    <style:style style:name="T61" style:family="text">
      <style:text-properties style:font-name="宋体1" style:font-name-asian="宋体1"/>
    </style:style>
    <style:style style:name="T62" style:family="text">
      <style:text-properties style:font-name="宋体1" style:font-name-asian="宋体1" style:font-name-complex="Courier New" style:font-size-complex="10.5pt"/>
    </style:style>
    <style:style style:name="T63" style:family="text">
      <style:text-properties style:font-name="宋体1" fo:font-weight="normal" style:font-name-asian="宋体1" style:font-weight-asian="normal" style:font-weight-complex="normal"/>
    </style:style>
    <style:style style:name="T64" style:family="text">
      <style:text-properties style:font-name="宋体1" fo:font-weight="normal" style:font-name-asian="宋体1" style:font-weight-asian="normal" style:font-name-complex="Courier New" style:font-size-complex="10.5pt" style:font-weight-complex="normal"/>
    </style:style>
    <style:style style:name="T65" style:family="text">
      <style:text-properties fo:font-weight="normal" style:font-weight-asian="normal" style:font-weight-complex="normal"/>
    </style:style>
    <style:style style:name="T66" style:family="text">
      <style:text-properties fo:font-weight="normal" style:font-weight-asian="normal" style:font-name-complex="Courier New" style:font-size-complex="10.5pt" style:font-weight-complex="normal"/>
    </style:style>
    <style:style style:name="T67" style:family="text">
      <style:text-properties fo:font-weight="normal" style:font-weight-asian="normal" style:font-name-complex="Courier New" style:font-weight-complex="normal"/>
    </style:style>
    <style:style style:name="T68" style:family="text">
      <style:text-properties fo:font-weight="normal" style:font-name-asian="宋体1" style:font-weight-asian="normal" style:font-weight-complex="normal"/>
    </style:style>
    <style:style style:name="T69" style:family="text">
      <style:text-properties fo:font-weight="normal" style:font-name-asian="Haettenschweiler" style:font-weight-asian="normal" style:font-weight-complex="normal"/>
    </style:style>
    <style:style style:name="T70" style:family="text">
      <style:text-properties style:font-name="Courier New1" fo:font-weight="normal" style:font-name-asian="宋体1" style:font-weight-asian="normal" style:font-weight-complex="normal"/>
    </style:style>
    <style:style style:name="T71" style:family="text">
      <style:text-properties style:font-name="Courier New1" fo:font-weight="bold" style:font-weight-asian="bold" style:font-name-complex="Courier New" style:font-size-complex="10.5pt"/>
    </style:style>
    <style:style style:name="T72" style:family="text">
      <style:text-properties style:font-name-asian="Courier New1"/>
    </style:style>
    <style:style style:name="T73"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74" style:family="text">
      <style:text-properties fo:language="zxx" fo:country="none" style:language-asian="zxx" style:country-asian="none"/>
    </style:style>
    <style:style style:name="T75"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6"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7"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8"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79"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0"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1"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2"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4"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7"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8"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3"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14"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2"/>
      <text:p text:style-name="P24">The libcstl Library User Guide</text:p>
      <text:p text:style-name="P5"><text:s text:c="48"/></text:p>
      <text:p text:style-name="P13"/>
      <text:p text:style-name="P13"><draw:frame draw:style-name="fr1" draw:name="图形1" text:anchor-type="paragraph" svg:width="7.938cm" svg:height="10.266cm" draw:z-index="7"><draw:image xlink:href="Pictures/100000000000012C000001849CDF3839.jpg" xlink:type="simple" xlink:show="embed" xlink:actuate="onLoad"/></draw:frame></text:p>
      <text:p text:style-name="P13"><text:soft-page-break/></text:p>
      <text:p text:style-name="P13"/>
      <text:p text:style-name="P25">The libcstl Library User Guide</text:p>
      <text:p text:style-name="P26">for libcstl 2.0</text:p>
      <text:p text:style-name="P26"/>
      <text:p text:style-name="P26">Wangbo</text:p>
      <text:p text:style-name="P26">2010-04-22</text:p>
      <text:p text:style-name="P13"/>
      <text:p text:style-name="P13"/>
      <text:p text:style-name="P13"/>
      <text:p text:style-name="P13"/>
      <text:p text:style-name="P13"/>
      <text:p text:style-name="P27">This file documents the libcstl library.</text:p>
      <text:p text:style-name="P27">This is edition 1.0, last updated 2010-04-22, of <text:s/><text:span text:style-name="T19">The libcstl Library User Guide</text:span> for libcstl 2.0.</text:p>
      <text:p text:style-name="P27">Copyright (C) 2008, 2009, 2010 Wangbo &lt;activesys.wb@gmail.com&gt;</text:p>
      <text:p text:style-name="P38"><text:span text:style-name="Internet_20_link"><text:span text:style-name="T2"/></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21">第一章简介<text:tab/>7</text:p>
          <text:p text:style-name="P120">第一节关于这本指南 <text:tab/>7</text:p>
          <text:p text:style-name="P120">第二节关于libcstl<text:tab/>8</text:p>
          <text:p text:style-name="P120">第三节libcstl的编译和安装<text:tab/>10</text:p>
          <text:p text:style-name="P122">1.编译和安装<text:tab/>10</text:p>
          <text:p text:style-name="P122">2.特殊的编译选项<text:tab/>10</text:p>
          <text:p text:style-name="P121">第二章libcstl库的基本概念<text:tab/>11</text:p>
          <text:p text:style-name="P120">第一节libcstl的组成部分<text:tab/>11</text:p>
          <text:p text:style-name="P120">第二节容器<text:tab/>12</text:p>
          <text:p text:style-name="P122">1.序列容器<text:tab/>14</text:p>
          <text:p text:style-name="P122">2.关联容器<text:tab/>19</text:p>
          <text:p text:style-name="P122">3.容器适配器<text:tab/>20</text:p>
          <text:p text:style-name="P120">第三节迭代器<text:tab/>20</text:p>
          <text:p text:style-name="P122">1.使用关联容器的例子<text:tab/>23</text:p>
          <text:p text:style-name="P122">2.迭代器种类<text:tab/>29</text:p>
          <text:p text:style-name="P120">第四节算法和函数<text:tab/>30</text:p>
          <text:p text:style-name="P122">1.数据区间<text:tab/>32</text:p>
          <text:p text:style-name="P122">2.处理多个数据区间<text:tab/>34</text:p>
          <text:p text:style-name="P122">3.质变算法<text:tab/>36</text:p>
          <text:p text:style-name="P122">4.质变算法和关联容器<text:tab/>40</text:p>
          <text:p text:style-name="P122">5.算法和容器操作函数<text:tab/>42</text:p>
          <text:p text:style-name="P122">6.用户自定义规则<text:tab/>43</text:p>
          <text:p text:style-name="P122">7.自定义规则，函数和谓词<text:tab/>46</text:p>
          <text:p text:style-name="P122">8.libcstl函数<text:tab/>51</text:p>
          <text:p text:style-name="P120">第五节libcstl容器的使用过程<text:tab/>52</text:p>
          <text:p text:style-name="P122">1.libcstl容器的使用过程<text:tab/>52</text:p>
          <text:p text:style-name="P122">2.数据类型的使用<text:tab/>53</text:p>
          <text:p text:style-name="P121">第三章libcstl工具类型<text:tab/>54</text:p>
          <text:p text:style-name="P120">第一节bool_t<text:tab/>54</text:p>
          <text:p text:style-name="P120">第二节pair_t<text:tab/>54</text:p>
          <text:p text:style-name="P122">1.pair_t的使用过程<text:tab/>54</text:p>
          <text:p text:style-name="P122">2.pair_t的主要操作<text:tab/>55</text:p>
          <text:p text:style-name="P122">3.pair_t的应用实例 <text:tab/>55</text:p>
          <text:p text:style-name="P120">第三节range_t<text:tab/>59</text:p>
          <text:p text:style-name="P121">第四章libcstl容器<text:tab/>59</text:p>
          <text:p text:style-name="P120">第一节容器的特点和共同的操作<text:tab/>59</text:p>
          <text:p text:style-name="P122">1.容器的共同特点<text:tab/>60</text:p>
          <text:p text:style-name="P122">2.容器的共同操作<text:tab/>60</text:p>
          <text:p text:style-name="P120">第二节vector_t<text:tab/>61</text:p>
          <text:p text:style-name="P122">1.vector_t的能力<text:tab/>61</text:p>
          <text:p text:style-name="P122">2.vector_t的操作<text:tab/>61</text:p>
          <text:p text:style-name="P122"><text:soft-page-break/>3.将vector_t作为数组使用<text:tab/>64</text:p>
          <text:p text:style-name="P122">4.vector_t的使用实例<text:tab/>65</text:p>
          <text:p text:style-name="P120">第三节deque_t<text:tab/>67</text:p>
          <text:p text:style-name="P122">1.deque_t的能力<text:tab/>67</text:p>
          <text:p text:style-name="P122">2.deque_t的操作<text:tab/>67</text:p>
          <text:p text:style-name="P122">3.deque_t的应用实例<text:tab/>69</text:p>
          <text:p text:style-name="P120">第四节list_t<text:tab/>70</text:p>
          <text:p text:style-name="P122">1.list_t的能力<text:tab/>71</text:p>
          <text:p text:style-name="P122">2.list_t的操作<text:tab/>71</text:p>
          <text:p text:style-name="P122">3.list_t的使用实例<text:tab/>74</text:p>
          <text:p text:style-name="P120">第五节slist_t<text:tab/>76</text:p>
          <text:p text:style-name="P122">1.slist_t的能力<text:tab/>76</text:p>
          <text:p text:style-name="P122">2.slist_t的操作<text:tab/>76</text:p>
          <text:p text:style-name="P122">3.slist_t使用实例<text:tab/>78</text:p>
          <text:p text:style-name="P120">第六节set_t和multiset_t<text:tab/>81</text:p>
          <text:p text:style-name="P122">1.set_t和multiset_t的能力<text:tab/>81</text:p>
          <text:p text:style-name="P122">2.set_t和multiset_t操作<text:tab/>82</text:p>
          <text:p text:style-name="P122">3.set_t和multiset_t的使用实例<text:tab/>85</text:p>
          <text:p text:style-name="P120">第七节map_t和multimap_t<text:tab/>90</text:p>
          <text:p text:style-name="P122">1.map_t和multimap_t的能力<text:tab/>91</text:p>
          <text:p text:style-name="P122">2.map_t和multimap_t的操作<text:tab/>91</text:p>
          <text:p text:style-name="P122">3.将map_t作为关联数组使用<text:tab/>93</text:p>
          <text:p text:style-name="P122">4.map_t和multimap_t的使用实例<text:tab/>93</text:p>
          <text:p text:style-name="P120">第八节hash_set_t，hash_multiset_t，hash_map_t，hash_multimap_t<text:tab/>100</text:p>
          <text:p text:style-name="P122">1.基于哈希结构的关联容器的能力<text:tab/>101</text:p>
          <text:p text:style-name="P122">2.基于哈希结构的关联容器的操作<text:tab/>101</text:p>
          <text:p text:style-name="P122">3.将hash_map_t作为关联数组使用<text:tab/>103</text:p>
          <text:p text:style-name="P122">4.基于哈希结构的关联容器的使用实例<text:tab/>103</text:p>
          <text:p text:style-name="P120">第九节怎样选择容器类型<text:tab/>107</text:p>
          <text:p text:style-name="P121">第五章libcstl迭代器<text:tab/>110</text:p>
          <text:p text:style-name="P120">第一节迭代器的种类<text:tab/>111</text:p>
          <text:p text:style-name="P122">1.input_iterator_t<text:tab/>113</text:p>
          <text:p text:style-name="P122">2.output_iterator_t<text:tab/>113</text:p>
          <text:p text:style-name="P122">3.forward_iterator_t<text:tab/>113</text:p>
          <text:p text:style-name="P122">4.bidirectional_iterator_t<text:tab/>114</text:p>
          <text:p text:style-name="P122">5.random_access_iterator_t<text:tab/>114</text:p>
          <text:p text:style-name="P120">第二节迭代器的辅助操作<text:tab/>117</text:p>
          <text:p text:style-name="P122">1.使用iterator_advance()移动迭代器<text:tab/>117</text:p>
          <text:p text:style-name="P122">2.使用iterator_distance()计算迭代器之间的距离<text:tab/>119</text:p>
          <text:p text:style-name="P121">第六章libcstl函数<text:tab/>120</text:p>
          <text:p text:style-name="P120">第一节函数的作用<text:tab/>120</text:p>
          <text:p text:style-name="P122">1.作为谓词<text:tab/>120</text:p>
          <text:p text:style-name="P122">2.作为行为规则<text:tab/>123</text:p>
          <text:p text:style-name="P120">第二节函数的类型<text:tab/>124</text:p>
          <text:p text:style-name="P122"><text:soft-page-break/>1.一元函数<text:tab/>124</text:p>
          <text:p text:style-name="P122">2.二元函数<text:tab/>124</text:p>
          <text:p text:style-name="P120">第三节预定义的函数<text:tab/>125</text:p>
          <text:p text:style-name="P122">1.算术运算函数<text:tab/>125</text:p>
          <text:p text:style-name="P122">2.关系运算函数<text:tab/>125</text:p>
          <text:p text:style-name="P122">3.逻辑运算函数<text:tab/>125</text:p>
          <text:p text:style-name="P122">4.其他函数<text:tab/>126</text:p>
          <text:p text:style-name="P121">第七章libcstl算法<text:tab/>126</text:p>
          <text:p text:style-name="P120">第一节算法的分类<text:tab/>126</text:p>
          <text:p text:style-name="P120">第二节非质变算法<text:tab/>126</text:p>
          <text:p text:style-name="P122">1.查找单一数据<text:tab/>128</text:p>
          <text:p text:style-name="P122">2.数据区间匹配<text:tab/>136</text:p>
          <text:p text:style-name="P120">第三节质变算法<text:tab/>146</text:p>
          <text:p text:style-name="P122">1.拷贝数据<text:tab/>147</text:p>
          <text:p text:style-name="P122">2.交换数据<text:tab/>154</text:p>
          <text:p text:style-name="P122">3.数据变换<text:tab/>156</text:p>
          <text:p text:style-name="P122">4.数据替换<text:tab/>159</text:p>
          <text:p text:style-name="P122">5.数据填充<text:tab/>161</text:p>
          <text:p text:style-name="P122">6.移除数据<text:tab/>163</text:p>
          <text:p text:style-name="P122">7.逆序<text:tab/>166</text:p>
          <text:p text:style-name="P122">8.旋转数据<text:tab/>168</text:p>
          <text:p text:style-name="P122">9.随机重排<text:tab/>169</text:p>
          <text:p text:style-name="P122">10.划分<text:tab/>172</text:p>
          <text:p text:style-name="P120">第四节排序算法<text:tab/>174</text:p>
          <text:p text:style-name="P122">1.排序<text:tab/>175</text:p>
          <text:p text:style-name="P122">2.二分查找<text:tab/>188</text:p>
          <text:p text:style-name="P122">3.合并<text:tab/>191</text:p>
          <text:p text:style-name="P122">4.与集合有关的算法<text:tab/>193</text:p>
          <text:p text:style-name="P122">5.堆算法<text:tab/>197</text:p>
          <text:p text:style-name="P122">6.最大数据和最小数据<text:tab/>199</text:p>
          <text:p text:style-name="P122">7.按词典顺序比较<text:tab/>202</text:p>
          <text:p text:style-name="P122">8.排列组合<text:tab/>206</text:p>
          <text:p text:style-name="P120">第五节算术算法<text:tab/>208</text:p>
          <text:p text:style-name="P122">1. 依次赋值<text:tab/>208</text:p>
          <text:p text:style-name="P122">2.求和算法<text:tab/>209</text:p>
          <text:p text:style-name="P122">3.计算内积<text:tab/>211</text:p>
          <text:p text:style-name="P122">4.局部总和<text:tab/>212</text:p>
          <text:p text:style-name="P122">5.相邻数据的差<text:tab/>213</text:p>
          <text:p text:style-name="P122">6.幂运算<text:tab/>215</text:p>
          <text:p text:style-name="P121">第八章libcstl容器适配器<text:tab/>216</text:p>
          <text:p text:style-name="P120">第一节stack_t<text:tab/>216</text:p>
          <text:p text:style-name="P122">1.stack_t的操作<text:tab/>217</text:p>
          <text:p text:style-name="P122">2.stack_t的使用实例<text:tab/>217</text:p>
          <text:p text:style-name="P120">第二节queue_t<text:tab/>218</text:p>
          <text:p text:style-name="P122"><text:soft-page-break/>1.queue_t的操作<text:tab/>219</text:p>
          <text:p text:style-name="P122">2.queue_t的使用实例<text:tab/>220</text:p>
          <text:p text:style-name="P120">第三节priority_queue_t<text:tab/>221</text:p>
          <text:p text:style-name="P122">1.priority_queue_t的操作<text:tab/>221</text:p>
          <text:p text:style-name="P122">2.priority_queue_t的使用实例<text:tab/>222</text:p>
          <text:p text:style-name="P121">第九章libcstl字符串<text:tab/>223</text:p>
          <text:p text:style-name="P120">第一节两个string_t的使用实例<text:tab/>223</text:p>
          <text:p text:style-name="P122">1.第一个例子:提取文件名模版<text:tab/>223</text:p>
          <text:p text:style-name="P122">2.第二个例子:提取单词并逆序打印<text:tab/>226</text:p>
          <text:p text:style-name="P120">第二节string_t类型的描述<text:tab/>228</text:p>
          <text:p text:style-name="P122">1.strint_t的能力<text:tab/>228</text:p>
          <text:p text:style-name="P122">2.string_t的操作概览<text:tab/>228</text:p>
          <text:p text:style-name="P122">3.初始化和销毁<text:tab/>229</text:p>
          <text:p text:style-name="P122">4.string_t和C字符串<text:tab/>229</text:p>
          <text:p text:style-name="P122">5.string_t的大小和容量<text:tab/>230</text:p>
          <text:p text:style-name="P122">6.string_t数据访问<text:tab/>230</text:p>
          <text:p text:style-name="P122">7.string_t比较操作<text:tab/>230</text:p>
          <text:p text:style-name="P122">8.赋值<text:tab/>231</text:p>
          <text:p text:style-name="P122">9.数据交换<text:tab/>232</text:p>
          <text:p text:style-name="P122">10.添加和连接<text:tab/>232</text:p>
          <text:p text:style-name="P122">11.插入数据<text:tab/>233</text:p>
          <text:p text:style-name="P122">12.删除数据<text:tab/>233</text:p>
          <text:p text:style-name="P122">13.替换<text:tab/>233</text:p>
          <text:p text:style-name="P122">14.子串<text:tab/>234</text:p>
          <text:p text:style-name="P122">15.输入输出<text:tab/>234</text:p>
          <text:p text:style-name="P122">16.查找<text:tab/>235</text:p>
          <text:p text:style-name="P122">17.NPOS值<text:tab/>236</text:p>
          <text:p text:style-name="P122">18.迭代器支持<text:tab/>236</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283435939" text:style-name="WW8Num13">
        <text:list-item>
          <text:h text:style-name="P267" text:outline-level="1"><text:soft-page-break/>简介</text:h>
          <text:list>
            <text:list-item>
              <text:h text:style-name="P271" text:outline-level="2"><text:span text:style-name="T52">关于这本指南</text:span><text:span text:style-name="T16"><text:tab/></text:span></text:h>
            </text:list-item>
          </text:list>
        </text:list-item>
      </text:list>
      <text:p text:style-name="P40"><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8"><text:tab/>在阅读这本指南之前您只需要了解基本的C语言编程，了解库的使用方法就可以了。下面简单的介绍了这本书的各个章节的内容：</text:p>
      <text:list xml:id="list62892294" text:style-name="L1">
        <text:list-item>
          <text:p text:style-name="P125">第一章：简介</text:p>
        </text:list-item>
      </text:list>
      <text:p text:style-name="P28"><text:tab/> <text:s text:c="4"/>简单介绍本书的结构和相关的内容，简单介绍libcstl库。</text:p>
      <text:list xml:id="list775678108" text:style-name="L2">
        <text:list-item>
          <text:p text:style-name="P185">第二章：libcstl库的基本概念</text:p>
        </text:list-item>
      </text:list>
      <text:p text:style-name="P28"><text:tab/> <text:s text:c="4"/>介绍使用libcstl库需要知道的基本概念，库的组成部分，包含的头文件，要使用到的数据机构等。</text:p>
      <text:list xml:id="list1294662315" text:style-name="L3">
        <text:list-item>
          <text:p text:style-name="P126">第三章：工具类型</text:p>
        </text:list-item>
      </text:list>
      <text:p text:style-name="P28"><text:tab/> <text:s text:c="4"/>这一章主要介绍libcstl提供的小的工具类型，一些辅助的数据结构和宏定义。</text:p>
      <text:list xml:id="list1659401358" text:style-name="L4">
        <text:list-item>
          <text:p text:style-name="P127">第四章：容器</text:p>
        </text:list-item>
      </text:list>
      <text:p text:style-name="P28"><text:tab/> <text:s text:c="4"/>这一章解释容器的概念，介绍各个容器的功能以及对各个容器的能力进行对比。</text:p>
      <text:list xml:id="list997815674" text:style-name="L5">
        <text:list-item>
          <text:p text:style-name="P128">第五章：迭代器</text:p>
        </text:list-item>
      </text:list>
      <text:p text:style-name="P28"><text:tab/> <text:s text:c="4"/>详细讨论迭代器的概念，功能，用途以及迭代器的一些辅助函数。</text:p>
      <text:list xml:id="list188364634" text:style-name="L6">
        <text:list-item>
          <text:p text:style-name="P129">第六章：算法</text:p>
        </text:list-item>
      </text:list>
      <text:p text:style-name="P28"><text:tab/> <text:s text:c="4"/>列举了讨论了算法的应用，详细的讨论了算法的适用范围，对各种算法进行了比较。</text:p>
      <text:list xml:id="list755782433" text:style-name="L7">
        <text:list-item>
          <text:p text:style-name="P130">第七章：函数</text:p>
        </text:list-item>
      </text:list>
      <text:p text:style-name="P28"><text:tab/> <text:s text:c="4"/>讨论libcstl库的一元函数，二元函数以及谓词的用法。</text:p>
      <text:list xml:id="list1752312888" text:style-name="L8">
        <text:list-item>
          <text:p text:style-name="P131">第八章：容器适配器</text:p>
        </text:list-item>
      </text:list>
      <text:p text:style-name="P28"><text:tab/> <text:s text:c="4"/>详细描述了特殊的容器 – 容器适配器，介绍了适配器的特点和用法。</text:p>
      <text:list xml:id="list1836014020" text:style-name="L9">
        <text:list-item>
          <text:p text:style-name="P132">第九章：字符串</text:p>
        </text:list-item>
      </text:list>
      <text:p text:style-name="P28"><text:tab/> <text:s text:c="4"/>描述了libcstl提供的字符串类型，它不同于传统的C字符串。</text:p>
      <text:list xml:id="list1838977633" text:style-name="L10">
        <text:list-item>
          <text:p text:style-name="P133">第十章：类型机制</text:p>
        </text:list-item>
      </text:list>
      <text:p text:style-name="P28"><text:tab/> <text:s text:c="4"/>描述了libcstl对于用户自定义类型的处理，以及类型的注册和管理机制。</text:p>
      <text:list xml:id="list217042529" text:style-name="L11">
        <text:list-item>
          <text:p text:style-name="P134">附录：对于直接以数据为参数的函数的使用</text:p>
        </text:list-item>
      </text:list>
      <text:p text:style-name="P28"><text:tab/> <text:s text:c="4"/>讨论了一种特殊的接口函数的使用方法和技巧。</text:p>
      <text:p text:style-name="P28"/>
      <text:p text:style-name="P28"><text:tab/>本书中使用浅黄色背景表示命令行输入或者输出，例如：</text:p>
      <table:table table:name="表格7" table:style-name="表格7">
        <table:table-column table:style-name="表格7.A"/>
        <table:table-row>
          <table:table-cell table:style-name="表格7.A1" office:value-type="string">
            <text:p text:style-name="P74">[wb@ActiveSys ~]$ tar zxvf libcstl-2.0.0.tar.gz</text:p>
            <text:p text:style-name="P74">...</text:p>
            <text:p text:style-name="P75">[wb@ActiveSys ~]$ cd libcstl-2.0.0</text:p>
          </table:table-cell>
        </table:table-row>
      </table:table>
      <text:p text:style-name="P28"/>
      <text:p text:style-name="P28"><text:tab/>使用蓝灰色表示代码，例如:</text:p>
      <table:table table:name="表格8" table:style-name="表格8">
        <table:table-column table:style-name="表格8.A"/>
        <text:soft-page-break/>
        <table:table-row>
          <table:table-cell table:style-name="表格8.A1" office:value-type="string">
            <text:p text:style-name="P68">#include &lt;stdio.h&gt; </text:p>
            <text:p text:style-name="P68">#include &lt;cstl/cvector.h&gt; </text:p>
            <text:p text:style-name="P68"/>
            <text:p text:style-name="P68">int main(int argc, char* argv[]) </text:p>
            <text:p text:style-name="P68">{ </text:p>
            <text:p text:style-name="P68"><text:s text:c="4"/>vector_t* pvec_v1 = create_vector(int); </text:p>
            <text:p text:style-name="P68"/>
            <text:p text:style-name="P68"><text:s text:c="4"/>if(pvec_v1 == NULL) </text:p>
            <text:p text:style-name="P68"><text:s text:c="4"/>{ </text:p>
            <text:p text:style-name="P68"><text:s text:c="8"/>return -1; </text:p>
            <text:p text:style-name="P68"><text:s text:c="4"/>} </text:p>
            <text:p text:style-name="P68"/>
            <text:p text:style-name="P68"><text:s text:c="4"/>vector_init(pvec_v1); </text:p>
            <text:p text:style-name="P68"/>
            <text:p text:style-name="P68"><text:s text:c="4"/>vector_push_back(pvec_v1, 1); </text:p>
            <text:p text:style-name="P68"><text:s text:c="4"/>printf("Vector length is %d.\n", vector_size(pvec_v1)); </text:p>
            <text:p text:style-name="P68"/>
            <text:p text:style-name="P68"><text:s text:c="4"/>vector_push_back(pvec_v1, 2); </text:p>
            <text:p text:style-name="P68"><text:s text:c="4"/>printf("Vector length is now %d.\n", vector_size(pvec_v1)); </text:p>
            <text:p text:style-name="P68"/>
            <text:p text:style-name="P68"><text:s text:c="4"/>vector_destroy(pvec_v1); </text:p>
            <text:p text:style-name="P68"/>
            <text:p text:style-name="P68"><text:s text:c="4"/>return 0; </text:p>
            <text:p text:style-name="P68">}</text:p>
          </table:table-cell>
        </table:table-row>
      </table:table>
      <text:p text:style-name="P28"/>
      <text:list xml:id="list864135889" text:continue-list="list1283435939" text:style-name="WW8Num13">
        <text:list-item>
          <text:list>
            <text:list-item>
              <text:h text:style-name="P272" text:outline-level="2">关于<text:span text:style-name="T23">libcstl</text:span></text:h>
            </text:list-item>
          </text:list>
        </text:list-item>
      </text:list>
      <text:p text:style-name="P39"><text:span text:style-name="T31"><text:tab/></text:span><text:span text:style-name="T27">libcstl</text:span><text:span text:style-name="T21">是使用</text:span><text:span text:style-name="T33">ANSI C</text:span><text:span text:style-name="T21">编写的通用的数据结构和常用算法的库, 它模仿</text:span><text:span text:style-name="T33">STL</text:span><text:span text:style-name="T21">的接口形式, 包括序列容器,关联容器,容器适配器,迭代器,函数,算法等.</text:span><text:span text:style-name="T27">libcstl</text:span><text:span text:style-name="T21">为</text:span><text:span text:style-name="T33">C</text:span><text:span text:style-name="T21">编程中的数据管理提供了方便易用的程序库。</text:span></text:p>
      <text:p text:style-name="P39"><text:span text:style-name="T21"><text:tab/></text:span><text:span text:style-name="T33">libcstl分为容器，迭代器，函数和算法四部分，此外2.0版本还添加了类型机制，这是一种为用户提供了方便使用自定义类型的机制。</text:span></text:p>
      <text:p text:style-name="P3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3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2"><text:tab/>算法是通用的，它通过迭代器来操作数据区间中的数据，这样就可以对任何符合要求的容器以及数据区间应用算法。正式因为通用的关系，相同功能的算法和容器本身的操作函数，后者更高效。</text:p>
      <text:p text:style-name="P32"><text:tab/>函数以及谓词是规范算法行为的，可以使用特定的函数或者算法来改变算法的行为，带有_if后缀的算法都要求使用函数或者谓词。</text:p>
      <text:p text:style-name="P32"><text:soft-page-break/><text:tab/>字符串是一种特殊的容器，它只保存字符类型，同时也支持许多针对字符串特有的操作。</text:p>
      <text:p text:style-name="P32"><text:tab/>类型机制是2.0添加的新功能，它为用户使用自定义类型提供了便利，可以让用户像使用基本类型一样使用自定义类型。</text:p>
      <text:p text:style-name="P32"/>
      <text:p text:style-name="P3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2"/>
      <text:list xml:id="list384238185" text:continue-numbering="true" text:style-name="WW8Num13">
        <text:list-item>
          <text:list>
            <text:list-item>
              <text:h text:style-name="P274" text:outline-level="2"><text:span text:style-name="T35">libcstl</text:span><text:span text:style-name="T4">的编译和安装</text:span></text:h>
              <text:list>
                <text:list-item>
                  <text:h text:style-name="P283" text:outline-level="3">编译和安装</text:h>
                </text:list-item>
              </text:list>
            </text:list-item>
          </text:list>
        </text:list-item>
      </text:list>
      <text:p text:style-name="P40"><text:span text:style-name="T22"><text:tab/>首先需要在</text:span><text:span text:style-name="T35">libcstl</text:span><text:span text:style-name="T22">的主页中下载源代码压缩包</text:span><text:span text:style-name="T35">libcstl-2.0.0.tar.gz</text:span><text:span text:style-name="T22">，解压后进入目录</text:span><text:span text:style-name="T35">libcstl-2.0.0</text:span><text:span text:style-name="T22">：</text:span></text:p>
      <table:table table:name="表格2" table:style-name="表格2">
        <table:table-column table:style-name="表格2.A"/>
        <table:table-row>
          <table:table-cell table:style-name="表格2.A1" office:value-type="string">
            <text:p text:style-name="P74">[wb@ActiveSys ~]$ tar zxvf libcstl-2.0.0.tar.gz</text:p>
            <text:p text:style-name="P74">...</text:p>
            <text:p text:style-name="P75">[wb@ActiveSys ~]$ cd libcstl-2.0.0</text:p>
          </table:table-cell>
        </table:table-row>
      </table:table>
      <text:p text:style-name="P96"><text:span text:style-name="T60"><text:tab/></text:span><text:span text:style-name="T59">然后执行</text:span><text:span text:style-name="T37">make</text:span><text:span text:style-name="T59">编译</text:span><text:span text:style-name="T26">libcstl</text:span><text:span text:style-name="T37">:</text:span></text:p>
      <table:table table:name="表格3" table:style-name="表格3">
        <table:table-column table:style-name="表格3.A"/>
        <table:table-row>
          <table:table-cell table:style-name="表格3.A1" office:value-type="string">
            <text:p text:style-name="P75"><text:bookmark text:name="编译和安装"/>[wb@ActiveSys libcstl-2.0.0]$ make</text:p>
          </table:table-cell>
        </table:table-row>
      </table:table>
      <text:p text:style-name="P97"><text:span text:style-name="T53"><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73"><text:bookmark text:name="编译和安装1"/>[wb@ActiveSys libcstl-2.0.0]# make install</text:p>
          </table:table-cell>
        </table:table-row>
      </table:table>
      <text:p text:style-name="P97"><text:span text:style-name="T53"><text:tab/></text:span>这样编译并安装了<text:span text:style-name="T25">libcstl</text:span>库.</text:p>
      <text:p text:style-name="P83">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75"><text:bookmark text:name="编译和安装2"/>[wb@ActiveSys libcstl-2.0.0]# make uninstall</text:p>
          </table:table-cell>
        </table:table-row>
      </table:table>
      <text:p text:style-name="P98"><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75">[wb@ActiveSys libcstl-2.0.0]# make update</text:p>
          </table:table-cell>
        </table:table-row>
      </table:table>
      <text:p text:style-name="P98"/>
      <text:p text:style-name="P98"><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100"/>
      <text:list xml:id="list551235887" text:continue-numbering="true" text:style-name="WW8Num13">
        <text:list-item>
          <text:list>
            <text:list-item>
              <text:list>
                <text:list-item>
                  <text:h text:style-name="P283" text:outline-level="3">特殊的编译选项</text:h>
                </text:list-item>
              </text:list>
            </text:list-item>
          </text:list>
        </text:list-item>
      </text:list>
      <text:p text:style-name="P1"><text:span text:style-name="T59"><text:tab/></text:span><text:span text:style-name="T62">在</text:span><text:span text:style-name="T28">libcstl</text:span><text:span text:style-name="T34">-2.0.0</text:span><text:span text:style-name="T62">目录下有一个</text:span><text:span text:style-name="T34">Makefile</text:span><text:span text:style-name="T62">文件,文件中定义了一个有关编译选项的变量:</text:span></text:p>
      <table:table table:name="表格10" table:style-name="表格10">
        <table:table-column table:style-name="表格10.A"/>
        <table:table-row>
          <table:table-cell table:style-name="表格10.A1" office:value-type="string">
            <text:p text:style-name="P63">CFLAGS_EX = -DNDEBUG</text:p>
          </table:table-cell>
        </table:table-row>
      </table:table>
      <text:p text:style-name="P40"><text:span text:style-name="T55"><text:tab/></text:span><text:span text:style-name="T59">其中</text:span><text:span text:style-name="T37">NDEBUG</text:span><text:span text:style-name="T59">都是</text:span><text:span text:style-name="T26">libcstl</text:span><text:span text:style-name="T59">的默认编译选项, 如果想要修改默认编译选项就请修改</text:span><text:span text:style-name="T40">CFLAGS_EX </text:span><text:span text:style-name="T59">变量: 想要添加编译选项请在这一行的后面添加</text:span><text:span text:style-name="T49"> -DXXXX </text:span><text:span text:style-name="T59">(其中</text:span><text:span text:style-name="T37">XXXX</text:span><text:span text:style-name="T59">是要添加的编译选项),如果要删除就直接删除</text:span><text:span text:style-name="T37">-DXXXX</text:span><text:span text:style-name="T59">选项.</text:span></text:p>
      <text:p text:style-name="P42"><text:tab/><text:span text:style-name="T23">l</text:span><text:span text:style-name="T25">ibcstl</text:span>编译过程中的可用编译选项有:</text:p>
      <text:p text:style-name="P42"/>
      <text:list xml:id="list329793962" text:style-name="L12">
        <text:list-item>
          <text:p text:style-name="P186"><text:span text:style-name="T38">NDEBUG</text:span><text:span text:style-name="T55"> </text:span><text:span text:style-name="T59">控制断言.</text:span></text:p>
        </text:list-item>
      </text:list>
      <text:p text:style-name="P83">定义这个编译选项可以去掉库中的断言.当库函数接受到非法参数时,断言就会报错,但是有断言的版本执行效率<text:soft-page-break/>低(非断言版本效率大约是有断言版本的<text:span text:style-name="T23">20~40</text:span>倍).</text:p>
      <text:p text:style-name="P83"/>
      <text:list xml:id="list1156497280" text:style-name="L13">
        <text:list-item>
          <text:p text:style-name="P187"><text:span text:style-name="T38">CSTL_STACK_VECTOR_SEQUENCE</text:span><text:span text:style-name="T55"> </text:span><text:span text:style-name="T59">以</text:span><text:span text:style-name="T37">vector_t</text:span><text:span text:style-name="T59">容器为</text:span><text:span text:style-name="T37">stack_t</text:span><text:span text:style-name="T59">适配器的底层实现.</text:span></text:p>
        </text:list-item>
        <text:list-item>
          <text:p text:style-name="P187"><text:span text:style-name="T38">CSTL_STACK_LIST_SEQUENCE</text:span><text:span text:style-name="T59"> 以</text:span><text:span text:style-name="T37">list_t</text:span><text:span text:style-name="T59">容器为</text:span><text:span text:style-name="T37">stack_t</text:span><text:span text:style-name="T59">适配器的底层实现.</text:span></text:p>
        </text:list-item>
      </text:list>
      <text:p text:style-name="P83">这两个选项都是控制<text:span text:style-name="T23">stack_t</text:span>适配器的底层实现的.如果不指定则使用<text:span text:style-name="T23">deque_t</text:span>作为<text:span text:style-name="T23">stack_t</text:span>的底层实现.</text:p>
      <text:p text:style-name="P83"/>
      <text:list xml:id="list494575659" text:style-name="L14">
        <text:list-item>
          <text:p text:style-name="P266"><text:span text:style-name="T57">CSTL_QUEUE_LIST_SEQUENCE</text:span><text:span text:style-name="T39"> </text:span><text:span text:style-name="T62">以</text:span><text:span text:style-name="T34">list_t</text:span><text:span text:style-name="T62">容器为</text:span><text:span text:style-name="T34">queue_t</text:span><text:span text:style-name="T62">适配器的底层实现.</text:span></text:p>
        </text:list-item>
      </text:list>
      <text:p text:style-name="P83">这个选项控制<text:span text:style-name="T23">queue_t</text:span>的底层实现.如果不指定则使用<text:span text:style-name="T23">deque_t</text:span>为<text:span text:style-name="T23">queue_t</text:span>的底层实现.</text:p>
      <text:p text:style-name="P83"/>
      <text:list xml:id="list1555892290" text:style-name="L15">
        <text:list-item>
          <text:p text:style-name="P188"><text:span text:style-name="T38">CSTL_SET_AVL_TREE</text:span><text:span text:style-name="T37"> </text:span><text:span text:style-name="T59">以</text:span><text:span text:style-name="T37">avl</text:span><text:span text:style-name="T59">树作为</text:span><text:span text:style-name="T37">set_t</text:span><text:span text:style-name="T59">的底层实现.</text:span></text:p>
        </text:list-item>
        <text:list-item>
          <text:p text:style-name="P188"><text:span text:style-name="T38">CSTL_MULTISET_AVL_TREE</text:span><text:span text:style-name="T37"> </text:span><text:span text:style-name="T59">以</text:span><text:span text:style-name="T37">avl</text:span><text:span text:style-name="T59">树作为</text:span><text:span text:style-name="T37">multiset_t</text:span><text:span text:style-name="T59">的底层实现.</text:span></text:p>
        </text:list-item>
        <text:list-item>
          <text:p text:style-name="P188"><text:span text:style-name="T38">CSTL_MAP_AVL_TREE</text:span><text:span text:style-name="T37"> </text:span><text:span text:style-name="T59">以</text:span><text:span text:style-name="T37">avl</text:span><text:span text:style-name="T59">树作为</text:span><text:span text:style-name="T37">map_t</text:span><text:span text:style-name="T59">的底层实现.</text:span></text:p>
        </text:list-item>
        <text:list-item>
          <text:p text:style-name="P188"><text:span text:style-name="T38">CSTL_MULTISET_AVL_TREE</text:span><text:span text:style-name="T59"> 以</text:span><text:span text:style-name="T37">avl</text:span><text:span text:style-name="T59">树作为</text:span><text:span text:style-name="T37">multimap_t</text:span><text:span text:style-name="T59">的底层实现.</text:span></text:p>
        </text:list-item>
      </text:list>
      <text:p text:style-name="P83">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97"/>
      <text:p text:style-name="P97"/>
      <text:list xml:id="list1295727678" text:continue-list="list551235887" text:style-name="WW8Num13">
        <text:list-item>
          <text:h text:style-name="P268" text:outline-level="1">libcstl库的基本概念</text:h>
        </text:list-item>
      </text:list>
      <text:p text:style-name="P57"><text:span text:style-name="T58"><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9"/>
      <text:list xml:id="list1433426232" text:continue-numbering="true" text:style-name="WW8Num13">
        <text:list-item>
          <text:list>
            <text:list-item>
              <text:h text:style-name="P273" text:outline-level="2"><text:span text:style-name="T23">libcstl</text:span>的组成部分</text:h>
            </text:list-item>
          </text:list>
        </text:list-item>
      </text:list>
      <text:p text:style-name="P29"><text:tab/>libcstl由很多部分组成，其中最主要的有容器，迭代器，算法以及函数。</text:p>
      <text:list xml:id="list1758586727" text:style-name="L16">
        <text:list-item>
          <text:p text:style-name="P135">容器</text:p>
        </text:list-item>
      </text:list>
      <text:p text:style-name="P29"><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426448662" text:style-name="L17">
        <text:list-item>
          <text:p text:style-name="P136">迭代器</text:p>
        </text:list-item>
      </text:list>
      <text:p text:style-name="P29"><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653633939" text:style-name="L18">
        <text:list-item>
          <text:p text:style-name="P137">算法和函数</text:p>
        </text:list-item>
      </text:list>
      <text:p text:style-name="P29"><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9"><text:soft-page-break/></text:p>
      <text:p text:style-name="P29"><text:tab/>libcstl通过迭代器将数据和算法分离，任何算法都可以和任何容器交互作用。</text:p>
      <text:p text:style-name="P30"><draw:frame draw:style-name="fr2" draw:name="图形2" text:anchor-type="paragraph" svg:width="19.006cm" svg:height="9.608cm" draw:z-index="8"><draw:image xlink:href="Pictures/10000000000002CE0000016BCBA0ABAA.jpg" xlink:type="simple" xlink:show="embed" xlink:actuate="onLoad"/></draw:frame>图2.1 libcstl 组件之间的关系</text:p>
      <text:p text:style-name="P29"/>
      <text:p text:style-name="P29"><text:tab/>除了上面基本主要的组成部分，libcstl还提供了容器适配器，工具类型，字符串和类型机制。</text:p>
      <text:list xml:id="list76769435" text:continue-list="list1433426232" text:style-name="WW8Num13">
        <text:list-item>
          <text:list>
            <text:list-item>
              <text:h text:style-name="P277" text:outline-level="2">容器</text:h>
            </text:list-item>
          </text:list>
        </text:list-item>
      </text:list>
      <text:p text:style-name="P40"><text:span text:style-name="T17"><text:tab/></text:span><text:span text:style-name="T59">容器是用来保存和管理数据的，为了满足不同的需要</text:span><text:span text:style-name="T37">libcstl</text:span><text:span text:style-name="T59">提供了多种容器：</text:span></text:p>
      <text:p text:style-name="P45"><draw:frame draw:style-name="fr2" draw:name="图形3" text:anchor-type="paragraph" svg:width="19.006cm" svg:height="9.703cm" draw:z-index="9"><draw:image xlink:href="Pictures/10000000000002C300000169831C3E19.jpg" xlink:type="simple" xlink:show="embed" xlink:actuate="onLoad"/></draw:frame><text:soft-page-break/><text:span text:style-name="T59">图</text:span><text:span text:style-name="T37">2.2 </text:span><text:span text:style-name="T59">序列容器</text:span></text:p>
      <text:p text:style-name="P45"><draw:frame draw:style-name="fr2" draw:name="图形4" text:anchor-type="paragraph" svg:width="19.006cm" svg:height="12.155cm" draw:z-index="10"><draw:image xlink:href="Pictures/10000000000002BE000001C1430EB966.jpg" xlink:type="simple" xlink:show="embed" xlink:actuate="onLoad"/></draw:frame>图<text:span text:style-name="T23">2.3 <text:s/></text:span>关联容器</text:p>
      <text:p text:style-name="P42"/>
      <text:p text:style-name="P42"><text:soft-page-break/><text:tab/>总的来说容器分为两大类，序列容器和关联容器：</text:p>
      <text:list xml:id="list1053218130" text:style-name="L19">
        <text:list-item>
          <text:p text:style-name="P189">序列容器</text:p>
        </text:list-item>
      </text:list>
      <text:p text:style-name="P42"><text:tab/>序列容器中的数据的顺序与数据插入到容器中的次序有关,而与数据本身的值无关.<text:span text:style-name="T25">libcstl</text:span>提供的序列容器有:<text:span text:style-name="T23">vector_t, list_t, deque_t, slist_t.</text:span></text:p>
      <text:list xml:id="list701121043" text:style-name="L20">
        <text:list-item>
          <text:p text:style-name="P190">关联容器</text:p>
        </text:list-item>
      </text:list>
      <text:p text:style-name="P42"><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3"/>
      <text:p text:style-name="P33"><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3"/>
      <text:list xml:id="list1510678912" text:continue-list="list76769435" text:style-name="WW8Num13">
        <text:list-item>
          <text:list>
            <text:list-item>
              <text:list>
                <text:list-item>
                  <text:h text:style-name="P290" text:outline-level="3">序列容器</text:h>
                </text:list-item>
              </text:list>
            </text:list-item>
          </text:list>
        </text:list-item>
      </text:list>
      <text:p text:style-name="P42"><text:tab/><text:span text:style-name="T25">libcstl</text:span>提供四种序列容器<text:span text:style-name="T23">:vector_t, list_t, deque_t, slist_t.</text:span></text:p>
      <text:list xml:id="list811371562" text:style-name="L21">
        <text:list-item>
          <text:p text:style-name="P138">vector_t</text:p>
        </text:list-item>
      </text:list>
      <text:p text:style-name="P42"><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42"><text:tab/>下面的例子定义了一个保存整型数据的<text:span text:style-name="T23">vector_t，然后向其中插入6个数据并打印出来：</text:span></text:p>
      <table:table table:name="表格9" table:style-name="表格9">
        <table:table-column table:style-name="表格9.A"/>
        <text:soft-page-break/>
        <table:table-row>
          <table:table-cell table:style-name="表格9.A1" office:value-type="string">
            <text:p text:style-name="P67">/* </text:p>
            <text:p text:style-name="P67"><text:s/>* vector1.c </text:p>
            <text:p text:style-name="P67"><text:s/>* compile with : -lcstl </text:p>
            <text:p text:style-name="P67"><text:s/>*/ </text:p>
            <text:p text:style-name="P67"/>
            <text:p text:style-name="P67">#include &lt;stdio.h&gt; </text:p>
            <text:p text:style-name="P67">#include &lt;cstl/cvector.h&gt; </text:p>
            <text:p text:style-name="P67"/>
            <text:p text:style-name="P67">int main(int argc, char* argv[]) </text:p>
            <text:p text:style-name="P67">{ </text:p>
            <text:p text:style-name="P67"><text:s text:c="4"/>/* vector conatiner for integer elements */ </text:p>
            <text:p text:style-name="P67"><text:s text:c="4"/>vector_t* pvec_coll = create_vector(int); </text:p>
            <text:p text:style-name="P67"><text:s text:c="4"/>int i = 0; </text:p>
            <text:p text:style-name="P67"/>
            <text:p text:style-name="P67"><text:s text:c="4"/>if(pvec_coll == NULL) </text:p>
            <text:p text:style-name="P67"><text:s text:c="4"/>{ </text:p>
            <text:p text:style-name="P67"><text:s text:c="8"/>return -1; </text:p>
            <text:p text:style-name="P67"><text:s text:c="4"/>} </text:p>
            <text:p text:style-name="P67"/>
            <text:p text:style-name="P67"><text:s text:c="4"/>vector_init(pvec_coll); </text:p>
            <text:p text:style-name="P67"/>
            <text:p text:style-name="P67"><text:s text:c="4"/>/* append elements with 1 to 6 */ </text:p>
            <text:p text:style-name="P67"><text:s text:c="4"/>for(i = 1; i &lt;= 6; ++i) </text:p>
            <text:p text:style-name="P67"><text:s text:c="4"/>{ </text:p>
            <text:p text:style-name="P67"><text:s text:c="8"/>vector_push_back(pvec_coll, i); </text:p>
            <text:p text:style-name="P67"><text:s text:c="4"/>} </text:p>
            <text:p text:style-name="P67"/>
            <text:p text:style-name="P67"><text:s text:c="4"/>/* print all elements followed by space */ </text:p>
            <text:p text:style-name="P67"><text:s text:c="4"/>for(i = 0; i &lt; vector_size(pvec_coll); ++i) </text:p>
            <text:p text:style-name="P67"><text:s text:c="4"/>{ </text:p>
            <text:p text:style-name="P67"><text:s text:c="8"/>printf("%d ", *(int*)vector_at(pvec_coll, i)); </text:p>
            <text:p text:style-name="P67"><text:s text:c="4"/>} </text:p>
            <text:p text:style-name="P67"><text:s text:c="4"/>printf("\n"); </text:p>
            <text:p text:style-name="P67"/>
            <text:p text:style-name="P67"><text:s text:c="4"/>vector_destroy(pvec_coll); </text:p>
            <text:p text:style-name="P67"/>
            <text:p text:style-name="P67"><text:s text:c="4"/>return 0; </text:p>
            <text:p text:style-name="P67">}</text:p>
          </table:table-cell>
        </table:table-row>
      </table:table>
      <text:p text:style-name="P48"/>
      <text:p text:style-name="P42">使用<text:span text:style-name="T23">vector_t</text:span>容器必须包含头文件</text:p>
      <text:p text:style-name="P64">#include &lt;cstl/cvector.h&gt;</text:p>
      <text:p text:style-name="P42">创建一个存储<text:span text:style-name="T23">int</text:span>类型数据的<text:span text:style-name="T23">vector_t</text:span></text:p>
      <text:p text:style-name="P67">vector_t* pvec_coll = create_vector(int); </text:p>
      <text:p text:style-name="P42"><text:span text:style-name="T23">vector_t</text:span>在没有初始化的时候是不能使用的，下面是初始化的代码</text:p>
      <text:p text:style-name="P67">vector_init(pvec_coll); </text:p>
      <text:p text:style-name="P42">我们使用<text:span text:style-name="T43">vector_push_back()</text:span>函数向<text:span text:style-name="T23">vector_t</text:span>中添加数据</text:p>
      <text:p text:style-name="P67">for(i = 1; i &lt;= 6; ++i) </text:p>
      <text:p text:style-name="P67">{ </text:p>
      <text:p text:style-name="P67"><text:s text:c="4"/>vector_push_back(pvec_coll, i); </text:p>
      <text:p text:style-name="P67">} </text:p>
      <text:p text:style-name="P42"><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67">for(i = 0; i &lt; vector_size(pvec_coll); ++i) </text:p>
      <text:p text:style-name="P67">{ </text:p>
      <text:p text:style-name="P67"><text:s text:c="4"/>printf("%d ", *(int*)vector_at(pvec_coll, i)); </text:p>
      <text:p text:style-name="P67">} </text:p>
      <text:p text:style-name="P42">最后销毁<text:span text:style-name="T23">vector_t</text:span>容器，以释放容器本身和为了保存数据申请的资源</text:p>
      <text:p text:style-name="P67">vector_destroy(pvec_coll); </text:p>
      <text:p text:style-name="P42"/>
      <text:p text:style-name="P42">这段代码输出的结果如下：</text:p>
      <text:p text:style-name="P34">1 2 3 4 5 6 </text:p>
      <text:p text:style-name="P48"/>
      <text:list xml:id="list805557102" text:style-name="L22">
        <text:list-item>
          <text:p text:style-name="P139">deque_t</text:p>
        </text:list-item>
      </text:list>
      <text:p text:style-name="P42"><text:tab/><text:span text:style-name="T23">deque_t</text:span>是双端队列,它也是一个动态数组,但是可以在两端生长,所以在开头和结尾插入和删除数据都很高效,但是在中间插入和删除数据很慢，因为它也要移动数据。</text:p>
      <text:p text:style-name="P42"><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101">/* </text:p>
            <text:p text:style-name="P101"><text:s/>* deque1.c </text:p>
            <text:p text:style-name="P101"><text:s/>* compile with : -lcstl </text:p>
            <text:p text:style-name="P101"><text:s/>*/ </text:p>
            <text:p text:style-name="P101"/>
            <text:p text:style-name="P101">#include &lt;stdio.h&gt; </text:p>
            <text:p text:style-name="P101">#include &lt;cstl/cdeque.h&gt; </text:p>
            <text:p text:style-name="P101"/>
            <text:p text:style-name="P101">int main(int argc, char* argv[]) </text:p>
            <text:p text:style-name="P101">{ </text:p>
            <text:p text:style-name="P101"><text:s text:c="4"/>/* deque container for float-point elements */ </text:p>
            <text:p text:style-name="P101"><text:s text:c="4"/>deque_t* pdq_coll = create_deque(float); </text:p>
            <text:p text:style-name="P101"><text:s text:c="4"/>int i = 0; </text:p>
            <text:p text:style-name="P101"/>
            <text:p text:style-name="P101"><text:s text:c="4"/>if(pdq_coll == NULL) </text:p>
            <text:p text:style-name="P101"><text:s text:c="4"/>{ </text:p>
            <text:p text:style-name="P101"><text:s text:c="8"/>return -1; </text:p>
            <text:p text:style-name="P101"><text:s text:c="4"/>} </text:p>
            <text:p text:style-name="P101"/>
            <text:p text:style-name="P101"><text:s text:c="4"/>deque_init(pdq_coll); </text:p>
            <text:p text:style-name="P101"/>
            <text:p text:style-name="P101"><text:s text:c="4"/>/* insert elements from 1.1 to 6.6 each at the front */ </text:p>
            <text:p text:style-name="P101"><text:s text:c="4"/>for(i = 1; i &lt;= 6; ++i) </text:p>
            <text:p text:style-name="P101"><text:s text:c="4"/>{ </text:p>
            <text:p text:style-name="P101"><text:s text:c="8"/>/* insert at the front */ </text:p>
            <text:p text:style-name="P101"><text:s text:c="8"/>deque_push_front(pdq_coll, i * 1.1); </text:p>
            <text:p text:style-name="P101"><text:s text:c="4"/>} </text:p>
            <text:p text:style-name="P101"/>
            <text:p text:style-name="P101"><text:s text:c="4"/>/* print all elements followed by a space */ </text:p>
            <text:p text:style-name="P101"><text:s text:c="4"/>for(i = 0; i &lt; deque_size(pdq_coll); ++i) </text:p>
            <text:p text:style-name="P101"><text:s text:c="4"/>{ </text:p>
            <text:p text:style-name="P101"><text:s text:c="8"/>printf("%f ", *(float*)deque_at(pdq_coll, i)); </text:p>
            <text:p text:style-name="P101"><text:s text:c="4"/>} </text:p>
            <text:p text:style-name="P101"><text:s text:c="4"/>printf("\n"); </text:p>
            <text:p text:style-name="P101"/>
            <text:p text:style-name="P101"><text:s text:c="4"/>deque_destroy(pdq_coll); </text:p>
            <text:p text:style-name="P101"/>
            <text:p text:style-name="P101"><text:s text:c="4"/>return 0; </text:p>
            <text:p text:style-name="P101">}</text:p>
          </table:table-cell>
        </table:table-row>
      </table:table>
      <text:p text:style-name="P48"/>
      <text:p text:style-name="P42">使用<text:span text:style-name="T23">deque_t</text:span>需要包含头文件</text:p>
      <text:p text:style-name="P102">#include &lt;cstl/cdeque.h&gt; </text:p>
      <text:p text:style-name="P42"><text:soft-page-break/>创建一个保存浮点数类型数据的<text:span text:style-name="T23">deque_t</text:span>容器并初始化</text:p>
      <text:p text:style-name="P101">deque_t* pdq_coll = create_deque(float); </text:p>
      <text:p text:style-name="P101">...</text:p>
      <text:p text:style-name="P102">deque_init(pdq_coll); </text:p>
      <text:p text:style-name="P42">在<text:span text:style-name="T23">deque_t</text:span>开头插入数据</text:p>
      <text:p text:style-name="P102">deque_push_front(pdq_coll, i * 1.1); </text:p>
      <text:p text:style-name="P106">以这种方式插入数据得到的结果是与插入顺序相反的序列，结果如下：</text:p>
      <text:p text:style-name="P109">6.600000 5.500000 4.400000 3.300000 2.200000 1.100000 </text:p>
      <text:p text:style-name="P109">这是因为每一个数据都插入到了第一个数据的前面。</text:p>
      <text:p text:style-name="P111"><text:span text:style-name="T68">deque_t</text:span><text:span text:style-name="T63">容器也提供了</text:span><text:span text:style-name="T68">deque_size()</text:span><text:span text:style-name="T63">函数和</text:span><text:span text:style-name="T68">deque_at()</text:span><text:span text:style-name="T63">函数，所以我们也可以使用与第一个例子相同的方式打印数据：</text:span></text:p>
      <text:p text:style-name="P69">for(i = 0; i &lt; deque_size(pdq_coll); ++i) </text:p>
      <text:p text:style-name="P101">{ </text:p>
      <text:p text:style-name="P101"><text:s text:c="4"/>printf("%f ", *(float*)deque_at(pdq_coll, i)); </text:p>
      <text:p text:style-name="P102">} </text:p>
      <text:p text:style-name="P42">最后也要销毁<text:span text:style-name="T23">deque_t</text:span></text:p>
      <text:p text:style-name="P102">deque_destroy(pdq_coll); </text:p>
      <text:p text:style-name="P48"/>
      <text:p text:style-name="P42"><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42"/>
      <text:list xml:id="list1930913548" text:style-name="L23">
        <text:list-item>
          <text:p text:style-name="P140">list_t</text:p>
        </text:list-item>
      </text:list>
      <text:p text:style-name="P42"><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42"><text:tab/>下面的例子创建一个字符类型的空链表,插入从’a’到’z’的字符,然后从开头删除并打印每一个字符:</text:p>
      <table:table table:name="表格12" table:style-name="表格12">
        <table:table-column table:style-name="表格12.A"/>
        <text:soft-page-break/>
        <table:table-row>
          <table:table-cell table:style-name="表格12.A1" office:value-type="string">
            <text:p text:style-name="P101">/* </text:p>
            <text:p text:style-name="P101"><text:s/>* list1.c </text:p>
            <text:p text:style-name="P101"><text:s/>* compile with : -lcstl </text:p>
            <text:p text:style-name="P101"><text:s/>*/ </text:p>
            <text:p text:style-name="P101"/>
            <text:p text:style-name="P101">#include &lt;stdio.h&gt; </text:p>
            <text:p text:style-name="P101">#include &lt;cstl/clist.h&gt; </text:p>
            <text:p text:style-name="P101"/>
            <text:p text:style-name="P101">int main(int argc, char* argv[]) </text:p>
            <text:p text:style-name="P101">{ </text:p>
            <text:p text:style-name="P101"><text:s text:c="4"/>/* list container for character elements */ </text:p>
            <text:p text:style-name="P101"><text:s text:c="4"/>list_t* plist_coll = create_list(char); </text:p>
            <text:p text:style-name="P101"><text:s text:c="4"/>char c = '\0'; </text:p>
            <text:p text:style-name="P101"/>
            <text:p text:style-name="P101"><text:s text:c="4"/>if(plist_coll == NULL) </text:p>
            <text:p text:style-name="P101"><text:s text:c="4"/>{ </text:p>
            <text:p text:style-name="P101"><text:s text:c="8"/>return -1; </text:p>
            <text:p text:style-name="P101"><text:s text:c="4"/>} </text:p>
            <text:p text:style-name="P101"><text:s/></text:p>
            <text:p text:style-name="P101"><text:s text:c="4"/>list_init(plist_coll); </text:p>
            <text:p text:style-name="P101"/>
            <text:p text:style-name="P101"><text:s text:c="4"/>/* append elements from 'a' to 'z' */ </text:p>
            <text:p text:style-name="P101"><text:s text:c="4"/>for(c = 'a'; c &lt;= 'z'; ++c) </text:p>
            <text:p text:style-name="P101"><text:s text:c="4"/>{ </text:p>
            <text:p text:style-name="P101"><text:s text:c="8"/>list_push_back(plist_coll, c); </text:p>
            <text:p text:style-name="P101"><text:s text:c="4"/>} </text:p>
            <text:p text:style-name="P101"/>
            <text:p text:style-name="P101"><text:s text:c="4"/>/* print all elements </text:p>
            <text:p text:style-name="P101"><text:s text:c="5"/>* - while there are elements </text:p>
            <text:p text:style-name="P101"><text:s text:c="5"/>* - print and remove the first element </text:p>
            <text:p text:style-name="P101"><text:s text:c="5"/>*/ </text:p>
            <text:p text:style-name="P101"><text:s text:c="4"/>while(!list_empty(plist_coll)) </text:p>
            <text:p text:style-name="P101"><text:s text:c="4"/>{ </text:p>
            <text:p text:style-name="P101"><text:s text:c="8"/>printf("%c ", *(char*)list_front(plist_coll)); </text:p>
            <text:p text:style-name="P101"><text:s text:c="8"/>list_pop_front(plist_coll);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使用<text:span text:style-name="T23">list_t</text:span>需要包含头文件</text:p>
      <text:p text:style-name="P102">#include &lt;cstl/clist.h&gt; </text:p>
      <text:p text:style-name="P42">创建一个字符类型的<text:span text:style-name="T23">list_t</text:span>并初始化</text:p>
      <text:p text:style-name="P102">list_t* plist_coll = create_list(char); </text:p>
      <text:p text:style-name="P102">...</text:p>
      <text:p text:style-name="P102">list_init(plist_coll); </text:p>
      <text:p text:style-name="P42">向<text:span text:style-name="T23">list_t</text:span>中插入字符</text:p>
      <text:p text:style-name="P69">for(c = 'a'; c &lt;= 'z'; ++c) </text:p>
      <text:p text:style-name="P101">{ </text:p>
      <text:p text:style-name="P101"><text:s text:c="4"/>list_push_back(plist_coll, c); </text:p>
      <text:p text:style-name="P102">} </text:p>
      <text:p text:style-name="P42"><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69">while(!list_empty(plist_coll)) </text:p>
      <text:p text:style-name="P101">{ </text:p>
      <text:p text:style-name="P101"><text:s text:c="4"/>printf("%c ", *(char*)list_front(plist_coll)); </text:p>
      <text:p text:style-name="P101"><text:s text:c="4"/>list_pop_front(plist_coll); </text:p>
      <text:p text:style-name="P102">} </text:p>
      <text:p text:style-name="P42">销毁<text:span text:style-name="T23">list_t</text:span></text:p>
      <text:p text:style-name="P102"><text:soft-page-break/>list_destroy(plist_coll); </text:p>
      <text:p text:style-name="P42">最后的结果:</text:p>
      <text:p text:style-name="P35">a b c d e f g h i j k l m n o p q r s t u v w x y z </text:p>
      <text:p text:style-name="P34"/>
      <text:p text:style-name="P59"><text:tab/>向上面这样遍历一个链表后链表中的数据就都被删除了，如果要保留数据清使用迭代器对链表进行遍历，迭代器在后面具体介绍。</text:p>
      <text:p text:style-name="P48"/>
      <text:list xml:id="list1660383968" text:style-name="L24">
        <text:list-item>
          <text:p text:style-name="P141">slist_t</text:p>
        </text:list-item>
      </text:list>
      <text:p text:style-name="P42"><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42"><text:tab/></text:p>
      <text:list xml:id="list1611023195" text:style-name="L25">
        <text:list-item>
          <text:p text:style-name="P142">string_t</text:p>
        </text:list-item>
      </text:list>
      <text:p text:style-name="P42"><text:tab/><text:span text:style-name="T23">string_t</text:span>的行为与<text:span text:style-name="T23">vector_t</text:span>相似,但是它主要用来存储字符串,同时它还提供了很多关于字符串的特殊操作.</text:p>
      <text:list xml:id="list1048319566" text:continue-list="list1510678912" text:style-name="WW8Num13">
        <text:list-item>
          <text:list>
            <text:list-item>
              <text:list>
                <text:list-item>
                  <text:h text:style-name="P290" text:outline-level="3">关联容器</text:h>
                </text:list-item>
              </text:list>
            </text:list-item>
          </text:list>
        </text:list-item>
      </text:list>
      <text:p text:style-name="P40"><text:span text:style-name="T55"><text:tab/></text:span><text:span text:style-name="T59">关联容器对容器中保存的数据自动排序,这种排序是基于数据本身的值或者数据定义的键值。关联容器对数据排序的默认规则是小于操作，对于基本类型和</text:span><text:span text:style-name="T37">libcstl</text:span><text:span text:style-name="T59">内部的容器类型还有一些工具类型等</text:span><text:span text:style-name="T37">libcstl</text:span><text:span text:style-name="T59">库都提供了默认的小于操作函数，但是用户自定义类型的默认小于操作函数可以在注册这个类型的时候指定(类型注册机制在第十章介绍)。</text:span></text:p>
      <text:p text:style-name="P42"><text:tab/>关联容器分集合和映射两种，集合和映射的不同点在于集合对数据的排序是基于数据本身，但是映射是以键/值对的方式保存数据，所以映射对数据的排序是基于键的。</text:p>
      <text:p text:style-name="P42"><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40"><text:span text:style-name="T59"><text:tab/>关联容器为了实现对数据进行自动排序的功能一般都采用平衡二叉树的结构，</text:span><text:span text:style-name="T37">libcstl</text:span><text:span text:style-name="T59">采用了两种平衡二叉树来实现关联容器，</text:span><text:span text:style-name="T37">AVL</text:span><text:span text:style-name="T59">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7">libcstl</text:span><text:span text:style-name="T59">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42"><text:tab/>下面列出了<text:span text:style-name="T23">libcstl</text:span>库提供的全部关联容器类型：</text:p>
      <text:list xml:id="list1847292116" text:style-name="L26">
        <text:list-item>
          <text:p text:style-name="P143">set_t</text:p>
        </text:list-item>
      </text:list>
      <text:p text:style-name="P42"><text:tab/><text:span text:style-name="T23">set_t</text:span>容器根据它保存的数据进行自动排序,每一个数据在容器中只出现一次,重复的数据是不允许的。</text:p>
      <text:list xml:id="list210500241" text:style-name="L27">
        <text:list-item>
          <text:p text:style-name="P144">mulitset_t</text:p>
        </text:list-item>
      </text:list>
      <text:p text:style-name="P42"><text:tab/><text:span text:style-name="T23">multiset_t</text:span>容器除了允许保存的数据重复,其他的与<text:span text:style-name="T23">set_t</text:span>容器相同。</text:p>
      <text:list xml:id="list1395860692" text:style-name="L28">
        <text:list-item>
          <text:p text:style-name="P145">map_t</text:p>
        </text:list-item>
      </text:list>
      <text:p text:style-name="P42"><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397925947" text:style-name="L29">
        <text:list-item>
          <text:p text:style-name="P146">multimap_t</text:p>
        </text:list-item>
      </text:list>
      <text:p text:style-name="P83"><text:span text:style-name="T23">multimap_t</text:span>允许有<text:span text:style-name="T23">key</text:span>值重复的<text:span text:style-name="T23">key/value</text:span>数据,并且它不具备关联数组的性质,除此之外与<text:span text:style-name="T23">map_t</text:span>特点相同。</text:p>
      <text:list xml:id="list2133878208" text:style-name="L30">
        <text:list-item>
          <text:p text:style-name="P147">hash_set_t</text:p>
        </text:list-item>
      </text:list>
      <text:p text:style-name="P83"><text:span text:style-name="T23">hash_set_t</text:span>除了底层采用<text:span text:style-name="T23">hash</text:span>表实现外其他的特性与<text:span text:style-name="T23">set_t</text:span>相同。</text:p>
      <text:list xml:id="list1105735301" text:style-name="L31">
        <text:list-item>
          <text:p text:style-name="P148"><text:soft-page-break/>hash_multiset_t</text:p>
        </text:list-item>
      </text:list>
      <text:p text:style-name="P83"><text:span text:style-name="T23">hash_multiset_t</text:span>除了底层采用<text:span text:style-name="T23">hash</text:span>表实现外其他的特性与<text:span text:style-name="T23">multiset_t</text:span>相同。</text:p>
      <text:list xml:id="list421246925" text:style-name="L32">
        <text:list-item>
          <text:p text:style-name="P149">hash_map_t</text:p>
        </text:list-item>
      </text:list>
      <text:p text:style-name="P83"><text:span text:style-name="T23">hash_map_t</text:span>除了底层采用<text:span text:style-name="T23">hash</text:span>表实现外其他的特性与<text:span text:style-name="T23">map_t</text:span>相同。</text:p>
      <text:list xml:id="list722501352" text:style-name="L33">
        <text:list-item>
          <text:p text:style-name="P150">hash_multimap_t</text:p>
        </text:list-item>
      </text:list>
      <text:p text:style-name="P83"><text:span text:style-name="T23">hash_multimap_t</text:span>除了底层采用<text:span text:style-name="T23">hash</text:span>实现外其他的特性与<text:span text:style-name="T23">multimap_t</text:span>相同。</text:p>
      <text:p text:style-name="P83"/>
      <text:p text:style-name="P83">由于操作关联容器要用到迭代器，所以关联容器的例子在介绍完迭代器之后给出。</text:p>
      <text:list xml:id="list54745101" text:continue-list="list1048319566" text:style-name="WW8Num13">
        <text:list-item>
          <text:list>
            <text:list-item>
              <text:list>
                <text:list-item>
                  <text:h text:style-name="P290" text:outline-level="3">容器适配器</text:h>
                </text:list-item>
              </text:list>
            </text:list-item>
          </text:list>
        </text:list-item>
      </text:list>
      <text:p text:style-name="P83">除了以上这些容器之外,<text:span text:style-name="T25">libcstl</text:span>为了特殊的目的还提供了容器适配器,它们都是基本的容器实现的。</text:p>
      <text:list xml:id="list213342652" text:style-name="L34">
        <text:list-item>
          <text:p text:style-name="P151">stack_t</text:p>
        </text:list-item>
      </text:list>
      <text:p text:style-name="P83"><text:span text:style-name="T23">stack_t</text:span>是堆栈,它采用<text:span text:style-name="T23">LIFO</text:span>(后进先出)的原则来管理数据。</text:p>
      <text:list xml:id="list2041076967" text:style-name="L35">
        <text:list-item>
          <text:p text:style-name="P152">queue_t</text:p>
        </text:list-item>
      </text:list>
      <text:p text:style-name="P83"><text:span text:style-name="T23">queue_t</text:span>是队列,它采用<text:span text:style-name="T23">FIFO</text:span>(先进先出)的原则管理数据。</text:p>
      <text:list xml:id="list1680745710" text:style-name="L36">
        <text:list-item>
          <text:p text:style-name="P153">priority_queue_t</text:p>
        </text:list-item>
      </text:list>
      <text:p text:style-name="P83"><text:span text:style-name="T23">priority_queue_t</text:span>是优先队列,它保存的数据具有优先级,<text:span text:style-name="T25">libcstl</text:span>默认的数据值越大优先级越大.每次从队列中取出的都是具有最大优先级的数据。</text:p>
      <text:p text:style-name="P83"/>
      <text:p text:style-name="P83">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549940694" text:continue-list="list54745101" text:style-name="WW8Num13">
        <text:list-item>
          <text:list>
            <text:list-item>
              <text:h text:style-name="P277" text:outline-level="2">迭代器</text:h>
            </text:list-item>
          </text:list>
        </text:list-item>
      </text:list>
      <text:p text:style-name="P83">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83">迭代器是将容器的内部结构隐藏，通过使用它可以对不同的容器进行同样的操作，同时对于不同的容器迭代器也有特殊的操作，但是下面的这些操作是迭代器共同的：</text:p>
      <text:list xml:id="list362135970" text:style-name="L37">
        <text:list-item>
          <text:p text:style-name="P154">iterator_get_value()</text:p>
        </text:list-item>
      </text:list>
      <text:p text:style-name="P83">获得迭代器所指的数据,将迭代器所指的数据拷贝到指定的缓冲区中。</text:p>
      <text:list xml:id="list609804436" text:style-name="L38">
        <text:list-item>
          <text:p text:style-name="P155">iterator_get_pointer()</text:p>
        </text:list-item>
      </text:list>
      <text:p text:style-name="P83">获得迭代器所指的数据的指针。</text:p>
      <text:list xml:id="list1246003635" text:style-name="L39">
        <text:list-item>
          <text:p text:style-name="P156">iterator_next()</text:p>
        </text:list-item>
      </text:list>
      <text:p text:style-name="P83">指向下一个数据,使迭代器向前行进一步。</text:p>
      <text:list xml:id="list2158578675" text:style-name="L40">
        <text:list-item>
          <text:p text:style-name="P157">iterator_equal() <text:span text:style-name="T65">和</text:span> iterator_not_equal()</text:p>
        </text:list-item>
      </text:list>
      <text:p text:style-name="P83">判断两个迭代器是否指向相同的位置。</text:p>
      <text:list xml:id="list261727106" text:style-name="L41">
        <text:list-item>
          <text:p text:style-name="P207"><text:span text:style-name="T65">赋值运算符</text:span> =</text:p>
        </text:list-item>
      </text:list>
      <text:p text:style-name="P83"><text:soft-page-break/>在<text:span text:style-name="T23">libcstl</text:span>中，迭代器类型可以直接使用赋值运算符 = 来进行赋值。</text:p>
      <text:p text:style-name="P97"/>
      <text:p text:style-name="P97"><text:tab/>上面都是迭代器本身的操作，下面我们来看一看容器是怎样和迭代器建立联系的：</text:p>
      <text:p text:style-name="P83">为了实现容器和迭代器的相互操作,所有的容器都提供了基本的函数。</text:p>
      <text:list xml:id="list1423474848" text:style-name="L42">
        <text:list-item>
          <text:p text:style-name="P158">xxxx_begin()</text:p>
        </text:list-item>
      </text:list>
      <text:p text:style-name="P83">获得指向特定容器中第一个数据的迭代器(如果有第一个数据)。例如<text:span text:style-name="T23">vector_t</text:span>容器就是<text:span text:style-name="T23">vector_begin()。</text:span></text:p>
      <text:list xml:id="list301317673" text:style-name="L43">
        <text:list-item>
          <text:p text:style-name="P159">xxxx_end()</text:p>
        </text:list-item>
      </text:list>
      <text:p text:style-name="P83">获得指向特定容器末尾的迭代器，这个末尾是指容器中最后一个数据的下一个位置。例如<text:span text:style-name="T23">vector_t</text:span>容器就是<text:span text:style-name="T23">vector_end()。</text:span></text:p>
      <text:p text:style-name="P53"><draw:frame draw:style-name="fr3" draw:name="图形5" text:anchor-type="paragraph" svg:width="19.006cm" svg:height="6.468cm" draw:z-index="11"><draw:image xlink:href="Pictures/10000000000002CA000000F35AC7D34C.jpg" xlink:type="simple" xlink:show="embed" xlink:actuate="onLoad"/></draw:frame>图<text:span text:style-name="T48"> 2.4 xxxx_begin()</text:span><text:span text:style-name="T61"> 和 </text:span><text:span text:style-name="T48">xxxx_end()</text:span></text:p>
      <text:p text:style-name="P52"/>
      <text:p text:style-name="P42"><text:tab/>这样的xxxx_begin()和xxxx_end()就组成了一个左闭右开区间[xxxx_begin(), xxxx_end())，这样的好处是便利时对结束条件判断比较方便，如果容器为空那么xxxx_begin()就等于xxxx_end()。</text:p>
      <text:p text:style-name="P83">使用一个例子来看看迭代器如何使用。下面的例子是将链表中的数据都打印出来，是对前面的例子的改版：</text:p>
      <table:table table:name="表格13" table:style-name="表格13">
        <table:table-column table:style-name="表格13.A"/>
        <text:soft-page-break/>
        <table:table-row>
          <table:table-cell table:style-name="表格13.A1" office:value-type="string">
            <text:p text:style-name="P101">/* </text:p>
            <text:p text:style-name="P101"><text:s/>* list2.c </text:p>
            <text:p text:style-name="P101"><text:s/>* compile with : -lcstl </text:p>
            <text:p text:style-name="P101"><text:s/>*/ </text:p>
            <text:p text:style-name="P101"/>
            <text:p text:style-name="P101">#include &lt;stdio.h&gt; </text:p>
            <text:p text:style-name="P101">#include &lt;cstl/clist.h&gt; </text:p>
            <text:p text:style-name="P101"/>
            <text:p text:style-name="P101">int main(int argc, char* argv[]) </text:p>
            <text:p text:style-name="P101">{ </text:p>
            <text:p text:style-name="P101"><text:s text:c="4"/>/* list container for character elements */ </text:p>
            <text:p text:style-name="P101"><text:s text:c="4"/>list_t* plist_coll = create_list(char); </text:p>
            <text:p text:style-name="P101"><text:s text:c="4"/>list_iterator_t it_pos; </text:p>
            <text:p text:style-name="P101"><text:s text:c="4"/>char c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 append elements from 'a' to 'z' */ </text:p>
            <text:p text:style-name="P101"><text:s text:c="4"/>for(c = 'a'; c &lt;= 'z'; ++c) </text:p>
            <text:p text:style-name="P101"><text:s text:c="4"/>{ </text:p>
            <text:p text:style-name="P101"><text:s text:c="8"/>list_push_back(plist_coll, c); </text:p>
            <text:p text:style-name="P101"><text:s text:c="4"/>} </text:p>
            <text:p text:style-name="P101"/>
            <text:p text:style-name="P101"><text:s text:c="4"/>/* print all elements </text:p>
            <text:p text:style-name="P101"><text:s text:c="5"/>* - iterate over all elements </text:p>
            <text:p text:style-name="P101"><text:s text:c="5"/>*/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c ", *(char*)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99"/>
      <text:p text:style-name="P42">首先要定义一个迭代器：</text:p>
      <text:p text:style-name="P102">list_iterator_t it_pos; </text:p>
      <text:p text:style-name="P106">迭代器与容器不同它不需要创建和初始化，定义之后直接就可以使用，使用之后也无需销毁。</text:p>
      <text:p text:style-name="P42">使用<text:span text:style-name="T43">it_pos </text:span>遍历<text:span text:style-name="T23">list_t</text:span>容器,并获得每一个数据的指针,将每一个数据打印出来:</text:p>
      <text:p text:style-name="P101">for(it_pos = list_begin(plist_coll); </text:p>
      <text:p text:style-name="P101"><text:s text:c="4"/>!iterator_equal(it_pos, list_end(plist_coll)); </text:p>
      <text:p text:style-name="P101"><text:s text:c="4"/>it_pos = iterator_next(it_pos)) </text:p>
      <text:p text:style-name="P101">{ </text:p>
      <text:p text:style-name="P101"><text:s text:c="4"/>printf("%c ", *(char*)iterator_get_pointer(it_pos)); </text:p>
      <text:p text:style-name="P102">} </text:p>
      <text:p text:style-name="P42">操作过程如图:</text:p>
      <text:p text:style-name="P53"><draw:frame draw:style-name="fr2" draw:name="图形6" text:anchor-type="paragraph" svg:width="19.006cm" svg:height="6.405cm" draw:z-index="12"><draw:image xlink:href="Pictures/10000000000002CB000000F18D932DDF.jpg" xlink:type="simple" xlink:show="embed" xlink:actuate="onLoad"/></draw:frame><text:soft-page-break/>图 <text:span text:style-name="T23">2.5 </text:span>使用迭代器遍历链表中的数据</text:p>
      <text:p text:style-name="P52"/>
      <text:p text:style-name="P52">在遍历的开始首先让迭代器<text:span text:style-name="T23">it_pos</text:span>指向链表的第一个数据：</text:p>
      <text:p text:style-name="P107">it_pos = list_begin(plist_coll); </text:p>
      <text:p text:style-name="P52">然后判断当前位置是否为链表的末尾：</text:p>
      <text:p text:style-name="P107">!iterator_equal(it_pos, list_end(plist_coll)); </text:p>
      <text:p text:style-name="P108">如果不是链表的末尾就或者指向当前数据的指针，并将数据打印出来：</text:p>
      <text:p text:style-name="P107">printf("%c ", *(char*)iterator_get_pointer(it_pos)); </text:p>
      <text:p text:style-name="P108">然后在移动到下一个数据的位置：</text:p>
      <text:p text:style-name="P107">it_pos = iterator_next(it_pos)</text:p>
      <text:list xml:id="list631854868" text:continue-list="list549940694" text:style-name="WW8Num13">
        <text:list-item>
          <text:list>
            <text:list-item>
              <text:list>
                <text:list-item>
                  <text:h text:style-name="P290" text:outline-level="3">使用关联容器的例子</text:h>
                </text:list-item>
              </text:list>
            </text:list-item>
          </text:list>
        </text:list-item>
      </text:list>
      <text:p text:style-name="P48"><text:tab/><text:span text:style-name="T63">上面例子</text:span><text:span text:style-name="T69">中的</text:span><text:span text:style-name="T63">遍历是通用的，它可以用在任何容器中，下面就将这种便利用在关联容器中。下面这些例子都是使用关联容器的例子：</text:span></text:p>
      <text:list xml:id="list1378653070" text:style-name="L44">
        <text:list-item>
          <text:p text:style-name="P208"><text:span text:style-name="T44">set_t</text:span><text:span text:style-name="T63">和</text:span><text:span text:style-name="T44">multiset_t</text:span><text:span text:style-name="T63">的例子</text:span></text:p>
        </text:list-item>
      </text:list>
      <text:p text:style-name="P59"><text:tab/>下面的例子展示了如何向<text:span text:style-name="T23">set_t</text:span>中插入数据并使用迭代器将数据打印出来：</text:p>
      <table:table table:name="表格14" table:style-name="表格14">
        <table:table-column table:style-name="表格14.A"/>
        <text:soft-page-break/>
        <table:table-row>
          <table:table-cell table:style-name="表格14.A1" office:value-type="string">
            <text:p text:style-name="P101">/* </text:p>
            <text:p text:style-name="P101"><text:s/>* set1.c </text:p>
            <text:p text:style-name="P101"><text:s/>* compile with : -lcstl </text:p>
            <text:p text:style-name="P101"><text:s/>*/ </text:p>
            <text:p text:style-name="P101"/>
            <text:p text:style-name="P101">#include &lt;stdio.h&gt; </text:p>
            <text:p text:style-name="P101">#include &lt;cstl/cset.h&gt; </text:p>
            <text:p text:style-name="P101"/>
            <text:p text:style-name="P101">int main(int argc, char* argv[]) </text:p>
            <text:p text:style-name="P101">{ </text:p>
            <text:p text:style-name="P101"><text:s text:c="4"/>/* set container for int values */ </text:p>
            <text:p text:style-name="P101"><text:s text:c="4"/>set_t* pset_coll = create_set(int); </text:p>
            <text:p text:style-name="P101"><text:s text:c="4"/>set_iterator_t it_pos; </text:p>
            <text:p text:style-name="P101"><text:s/></text:p>
            <text:p text:style-name="P101"><text:s text:c="4"/>if(pset_coll == NULL) </text:p>
            <text:p text:style-name="P101"><text:s text:c="4"/>{ </text:p>
            <text:p text:style-name="P101"><text:s text:c="8"/>return -1; </text:p>
            <text:p text:style-name="P101"><text:s text:c="4"/>} </text:p>
            <text:p text:style-name="P101"/>
            <text:p text:style-name="P101"><text:s text:c="4"/>set_init(pset_coll); </text:p>
            <text:p text:style-name="P101"/>
            <text:p text:style-name="P101"><text:s text:c="4"/>/* </text:p>
            <text:p text:style-name="P101"><text:s text:c="5"/>* insert elements for 1 to 6 in arbitray order </text:p>
            <text:p text:style-name="P101"><text:s text:c="5"/>* - value 1 gets inserted twice </text:p>
            <text:p text:style-name="P101"><text:s text:c="5"/>*/ </text:p>
            <text:p text:style-name="P101"><text:s text:c="4"/>set_insert(pset_coll, 3); </text:p>
            <text:p text:style-name="P101"><text:s text:c="4"/>set_insert(pset_coll, 1); </text:p>
            <text:p text:style-name="P101"><text:s text:c="4"/>set_insert(pset_coll, 6); </text:p>
            <text:p text:style-name="P101"><text:s text:c="4"/>set_insert(pset_coll, 4); </text:p>
            <text:p text:style-name="P101"><text:s text:c="4"/>set_insert(pset_coll, 1); </text:p>
            <text:p text:style-name="P101"><text:s text:c="4"/>set_insert(pset_coll, 2); </text:p>
            <text:p text:style-name="P101"><text:s text:c="4"/>set_insert(pset_coll, 5); </text:p>
            <text:p text:style-name="P101"/>
            <text:p text:style-name="P101"><text:s text:c="4"/>/* </text:p>
            <text:p text:style-name="P101"><text:s text:c="5"/>* print all elements </text:p>
            <text:p text:style-name="P101"><text:s text:c="5"/>* - iterate over all elements </text:p>
            <text:p text:style-name="P101"><text:s text:c="5"/>*/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 </text:p>
            <text:p text:style-name="P101"/>
            <text:p text:style-name="P101"><text:s text:c="4"/>return 0; </text:p>
            <text:p text:style-name="P101">}</text:p>
          </table:table-cell>
        </table:table-row>
      </table:table>
      <text:p text:style-name="P48"/>
      <text:p text:style-name="P42">要使用<text:span text:style-name="T23">set_t</text:span>必须包含头文件</text:p>
      <text:p text:style-name="P102">#include &lt;cstl/cset.h&gt; </text:p>
      <text:p text:style-name="P59">然后创建并初始化一个保存<text:span text:style-name="T23">int</text:span>类型的<text:span text:style-name="T23">set_t</text:span></text:p>
      <text:p text:style-name="P35">set_t提供了set_insert()函数，使用它向容器中插入数据。set_t并没有提供set_push_back()或者set_push_front()这样的操作函数，因为在数据插入到容器之前它的位置是未知的。</text:p>
      <text:p text:style-name="P101">set_insert(pset_coll, 3); </text:p>
      <text:p text:style-name="P101"><text:soft-page-break/>set_insert(pset_coll, 1); </text:p>
      <text:p text:style-name="P101">set_insert(pset_coll, 6); </text:p>
      <text:p text:style-name="P101">set_insert(pset_coll, 4); </text:p>
      <text:p text:style-name="P101">set_insert(pset_coll, 1); </text:p>
      <text:p text:style-name="P101">set_insert(pset_coll, 2); </text:p>
      <text:p text:style-name="P102">set_insert(pset_coll, 5); </text:p>
      <text:p text:style-name="P102"/>
      <text:p text:style-name="P42">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56"><draw:frame draw:style-name="fr3" draw:name="图形7" text:anchor-type="paragraph" svg:width="19.006cm" svg:height="7.26cm" draw:z-index="13"><draw:image xlink:href="Pictures/10000000000002C800000110898A491B.jpg" xlink:type="simple" xlink:show="embed" xlink:actuate="onLoad"/></draw:frame>图 <text:span text:style-name="T23">2.6</text:span> 插入数据后的<text:span text:style-name="T23">set_t</text:span>容器</text:p>
      <text:p text:style-name="P50"/>
      <text:p text:style-name="P42">接下来是使用迭代器遍历<text:span text:style-name="T23">set_t</text:span>,使用了和上面的例子相同的遍历方式:</text:p>
      <text:p text:style-name="P69">for(it_pos = set_begin(pset_coll); </text:p>
      <text:p text:style-name="P101"><text:s text:c="4"/>!iterator_equal(it_pos, set_end(pset_coll)); </text:p>
      <text:p text:style-name="P101"><text:s text:c="4"/>it_pos = iterator_next(it_pos)) </text:p>
      <text:p text:style-name="P101">{ </text:p>
      <text:p text:style-name="P101"><text:s text:c="4"/>printf("%d ", *(int*)iterator_get_pointer(it_pos)); </text:p>
      <text:p text:style-name="P102">} </text:p>
      <text:p text:style-name="P42"/>
      <text:p text:style-name="P42">虽然用户在遍历的时候使用的操作是一样的，但是由于内部结构不同迭代器遍历的过程中内部实现还是要根据各个容器的具体情况，让我们来看看关联容器使用迭代器遍历时是什么情况：</text:p>
      <text:p text:style-name="P56"><draw:frame draw:style-name="fr2" draw:name="图形8" text:anchor-type="paragraph" svg:width="19.006cm" svg:height="10.634cm" draw:z-index="14"><draw:image xlink:href="Pictures/10000000000002C90000018F9956E6C7.jpg" xlink:type="simple" xlink:show="embed" xlink:actuate="onLoad"/></draw:frame><text:soft-page-break/>图 <text:span text:style-name="T23">2.7 </text:span>通过迭代器遍历关联容器</text:p>
      <text:p text:style-name="P42">上面例子的结果:</text:p>
      <text:p text:style-name="P35">1 2 3 4 5 6 </text:p>
      <text:p text:style-name="P42">如果使用<text:span text:style-name="T23">multiset_t</text:span>代替<text:span text:style-name="T23">set_t</text:span>,第二次插入数据1就不会失败,输出结果如下:</text:p>
      <text:p text:style-name="P35">1 1 2 3 4 5 6 </text:p>
      <text:p text:style-name="P48"/>
      <text:list xml:id="list1878479191" text:style-name="L45">
        <text:list-item>
          <text:p text:style-name="P209"><text:span text:style-name="T63">使用</text:span><text:span text:style-name="T44">map_t</text:span><text:span text:style-name="T63">和</text:span><text:span text:style-name="T44">multimap_t</text:span><text:span text:style-name="T63">的例子</text:span></text:p>
        </text:list-item>
      </text:list>
      <text:p text:style-name="P48"><text:span text:style-name="T63"><text:tab/></text:span><text:span text:style-name="T44">map_t</text:span><text:span text:style-name="T63">和</text:span><text:span text:style-name="T44">multimap_t保存的数据都是key/value对，所以对于它们的声明，插入和访问都有些不同，下面的例子使用了multimap_t：</text:span></text:p>
      <table:table table:name="表格15" table:style-name="表格15">
        <table:table-column table:style-name="表格15.A"/>
        <text:soft-page-break/>
        <table:table-row>
          <table:table-cell table:style-name="表格15.A1" office:value-type="string">
            <text:p text:style-name="P101">/* </text:p>
            <text:p text:style-name="P101"><text:s/>* multimap1.c </text:p>
            <text:p text:style-name="P101"><text:s/>* compile with : -lcstl </text:p>
            <text:p text:style-name="P101"><text:s/>*/ </text:p>
            <text:p text:style-name="P101"/>
            <text:p text:style-name="P101">#include &lt;stdio.h&gt; </text:p>
            <text:p text:style-name="P101">#include &lt;cstl/cmap.h&gt; </text:p>
            <text:p text:style-name="P101">#include &lt;cstl/cutility.h&gt; </text:p>
            <text:p text:style-name="P101"/>
            <text:p text:style-name="P101">int main(int argc, char* argv[]) </text:p>
            <text:p text:style-name="P101">{ </text:p>
            <text:p text:style-name="P101"><text:s text:c="4"/>/* multimap container for int/c-string value */ </text:p>
            <text:p text:style-name="P101"><text:s text:c="4"/>multimap_t* pmmap_coll = create_multimap(int, char*); </text:p>
            <text:p text:style-name="P101"><text:s text:c="4"/>multimap_iterator_t it_pos; </text:p>
            <text:p text:style-name="P101"><text:s text:c="4"/>pair_t* ppair_elem = create_pair(int, char*); </text:p>
            <text:p text:style-name="P101"/>
            <text:p text:style-name="P101"><text:s text:c="4"/>if(pmmap_coll == NULL || ppair_elem == NULL) </text:p>
            <text:p text:style-name="P101"><text:s text:c="4"/>{ </text:p>
            <text:p text:style-name="P101"><text:s text:c="8"/>return -1; </text:p>
            <text:p text:style-name="P101"><text:s text:c="4"/>} </text:p>
            <text:p text:style-name="P101"/>
            <text:p text:style-name="P101"><text:s text:c="4"/>multimap_init(pmmap_coll); </text:p>
            <text:p text:style-name="P101"><text:s text:c="4"/>pair_init(ppair_elem); </text:p>
            <text:p text:style-name="P101"/>
            <text:p text:style-name="P101"><text:s text:c="4"/>/* </text:p>
            <text:p text:style-name="P101"><text:s text:c="5"/>* insert some elements in arbitray order </text:p>
            <text:p text:style-name="P101"><text:s text:c="5"/>* - a value with key 1 gets inserted twice </text:p>
            <text:p text:style-name="P101"><text:s text:c="5"/>*/ </text:p>
            <text:p text:style-name="P101"><text:s text:c="4"/>pair_make(ppair_elem, 5, "tagged"); </text:p>
            <text:p text:style-name="P101"><text:s text:c="4"/>multimap_insert(pmmap_coll, ppair_elem); </text:p>
            <text:p text:style-name="P101"><text:s text:c="4"/>pair_make(ppair_elem, 2, "a"); </text:p>
            <text:p text:style-name="P101"><text:s text:c="4"/>multimap_insert(pmmap_coll, ppair_elem); </text:p>
            <text:p text:style-name="P101"><text:s text:c="4"/>pair_make(ppair_elem, 1, "this"); </text:p>
            <text:p text:style-name="P101"><text:s text:c="4"/>multimap_insert(pmmap_coll, ppair_elem); </text:p>
            <text:p text:style-name="P101"><text:s text:c="4"/>pair_make(ppair_elem, 4, "of"); </text:p>
            <text:p text:style-name="P101"><text:s text:c="4"/>multimap_insert(pmmap_coll, ppair_elem); </text:p>
            <text:p text:style-name="P101"><text:s text:c="4"/>pair_make(ppair_elem, 6, "strings"); </text:p>
            <text:p text:style-name="P101"><text:s text:c="4"/>multimap_insert(pmmap_coll, ppair_elem); </text:p>
            <text:p text:style-name="P101"><text:s text:c="4"/>pair_make(ppair_elem, 1, "is"); </text:p>
            <text:p text:style-name="P101"><text:s text:c="4"/>multimap_insert(pmmap_coll, ppair_elem); </text:p>
            <text:p text:style-name="P101"><text:s text:c="4"/>pair_make(ppair_elem, 3, "multimap"); </text:p>
            <text:p text:style-name="P101"><text:s text:c="4"/>multimap_insert(pmmap_coll, ppair_elem); </text:p>
            <text:p text:style-name="P101"/>
            <text:p text:style-name="P101"><text:s text:c="4"/>/* </text:p>
            <text:p text:style-name="P101"><text:s text:c="5"/>* print all element values </text:p>
            <text:p text:style-name="P101"><text:s text:c="5"/>* - iterate over all elements </text:p>
            <text:p text:style-name="P101"><text:s text:c="5"/>* - element member second is value </text:p>
            <text:p text:style-name="P101"><text:s text:c="5"/>*/ </text:p>
            <text:p text:style-name="P101"><text:s text:c="4"/>for(it_pos = multimap_begin(pmmap_coll); </text:p>
            <text:p text:style-name="P101"><text:s text:c="8"/>!iterator_equal(it_pos, multimap_end(pmmap_coll)); </text:p>
            <text:p text:style-name="P101"><text:s text:c="8"/>it_pos = iterator_next(it_pos)) </text:p>
            <text:p text:style-name="P101"><text:s text:c="4"/>{ </text:p>
            <text:p text:style-name="P101"><text:s text:c="8"/>printf("%s ", (char*)pair_second(iterator_get_pointer(it_pos))); </text:p>
            <text:p text:style-name="P101"><text:s text:c="4"/>} </text:p>
            <text:p text:style-name="P101"><text:s text:c="4"/>printf("\n"); </text:p>
            <text:p text:style-name="P101"/>
            <text:p text:style-name="P101"><text:s text:c="4"/>multimap_destroy(pmmap_coll); </text:p>
            <text:p text:style-name="P101"><text:s text:c="4"/>pair_destroy(ppair_elem); </text:p>
            <text:p text:style-name="P101"/>
            <text:p text:style-name="P101"><text:s text:c="4"/>return 0; </text:p>
            <text:p text:style-name="P101">}</text:p>
          </table:table-cell>
        </table:table-row>
      </table:table>
      <text:p text:style-name="P48"/>
      <text:p text:style-name="P42">输出的结果是:</text:p>
      <text:p text:style-name="P35">this is a multimap of tagged strings </text:p>
      <text:p text:style-name="P35">this和is的键都是1，所以在结果中this和is有可能顺序颠倒。虽然this和is具有同样的键但是multimap_t允许键重复。</text:p>
      <text:p text:style-name="P40"><text:span text:style-name="T55"><text:tab/></text:span><text:span text:style-name="T59">这个例子有点复杂</text:span></text:p>
      <text:p text:style-name="P42"><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8"> </text:span><text:span text:style-name="T46">multimap_insert(</text:span><text:span text:style-name="T43">)</text:span><text:span text:style-name="T44">之前都调用了</text:span><text:span text:style-name="T43">pair_make()</text:span><text:span text:style-name="T44">。</text:span></text:p>
      <text:p text:style-name="P42"><text:tab/>其次,由于<text:span text:style-name="T23">multimap_t</text:span>中保存的是<text:span text:style-name="T23">pair_t，所以在遍历的过程中获得的数据的指针都是指向pair_t类型的，我们要获得的值要通过pair_t的操作函数</text:span><text:span text:style-name="T46"> pair_second()</text:span><text:span text:style-name="T44">来获得：</text:span></text:p>
      <text:p text:style-name="P102">printf("%s ", (char*)pair_second(iterator_get_pointer(it_pos))); </text:p>
      <text:p text:style-name="P42"><text:tab/><text:span text:style-name="T23">pair_t</text:span>类型第三章中详细的介绍。</text:p>
      <text:p text:style-name="P42"/>
      <text:list xml:id="list1817638648" text:style-name="L46">
        <text:list-item>
          <text:p text:style-name="P259"><text:span text:style-name="T64">将</text:span><text:span text:style-name="T45">map_t</text:span><text:span text:style-name="T64">作为关联数组</text:span></text:p>
        </text:list-item>
      </text:list>
      <text:p text:style-name="P42"><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ext:soft-page-break/>
        <table:table-row>
          <table:table-cell table:style-name="表格16.A1" office:value-type="string">
            <text:p text:style-name="P101">/* </text:p>
            <text:p text:style-name="P101"><text:s/>* map1.c </text:p>
            <text:p text:style-name="P101"><text:s/>* compile with : -lcstl </text:p>
            <text:p text:style-name="P101"><text:s/>*/ </text:p>
            <text:p text:style-name="P101"/>
            <text:p text:style-name="P101">#include &lt;stdio.h&gt; </text:p>
            <text:p text:style-name="P101">#include &lt;cstl/cmap.h&gt; </text:p>
            <text:p text:style-name="P101"/>
            <text:p text:style-name="P101">int main(int argc, char* argv[]) </text:p>
            <text:p text:style-name="P101">{ </text:p>
            <text:p text:style-name="P101"><text:s text:c="4"/>/* map container for c-string/double value */ </text:p>
            <text:p text:style-name="P101"><text:s text:c="4"/>map_t* pmap_coll = create_map(char*, double); </text:p>
            <text:p text:style-name="P101"><text:s text:c="4"/>map_iterator_t it_pos; </text:p>
            <text:p text:style-name="P101"/>
            <text:p text:style-name="P101"><text:s text:c="4"/>if(pmap_coll == NULL) </text:p>
            <text:p text:style-name="P101"><text:s text:c="4"/>{ </text:p>
            <text:p text:style-name="P101"><text:s text:c="8"/>return -1; </text:p>
            <text:p text:style-name="P101"><text:s text:c="4"/>} </text:p>
            <text:p text:style-name="P101"/>
            <text:p text:style-name="P101"><text:s text:c="4"/>map_init(pmap_coll); </text:p>
            <text:p text:style-name="P101"/>
            <text:p text:style-name="P101"><text:s text:c="4"/>/* insert some element into the collection */ </text:p>
            <text:p text:style-name="P101"><text:s text:c="4"/>*(double*)map_at(pmap_coll, "VAT") = 0.15; </text:p>
            <text:p text:style-name="P101"><text:s text:c="4"/>*(double*)map_at(pmap_coll, "Pi") = 3.1415; </text:p>
            <text:p text:style-name="P101"><text:s text:c="4"/>*(double*)map_at(pmap_coll, "an arbitray number") = 445.903; </text:p>
            <text:p text:style-name="P101"><text:s text:c="4"/>*(double*)map_at(pmap_coll, "Null") = 0.0; </text:p>
            <text:p text:style-name="P101"/>
            <text:p text:style-name="P101"><text:s text:c="4"/>/* </text:p>
            <text:p text:style-name="P101"><text:s text:c="5"/>* print all element values </text:p>
            <text:p text:style-name="P101"><text:s text:c="5"/>* - iterate over all elements </text:p>
            <text:p text:style-name="P101"><text:s text:c="5"/>* - element member first is key </text:p>
            <text:p text:style-name="P101"><text:s text:c="5"/>* - element member second is value </text:p>
            <text:p text:style-name="P101"><text:s text:c="5"/>*/ </text:p>
            <text:p text:style-name="P101"><text:s text:c="4"/>for(it_pos = map_begin(pmap_coll); </text:p>
            <text:p text:style-name="P101"><text:s text:c="8"/>!iterator_equal(it_pos, map_end(pmap_coll)); </text:p>
            <text:p text:style-name="P101"><text:s text:c="8"/>it_pos = iterator_next(it_pos)) </text:p>
            <text:p text:style-name="P101"><text:s text:c="4"/>{ </text:p>
            <text:p text:style-name="P101"><text:s text:c="8"/>printf("key: \"%s\" value: %lf\n", </text:p>
            <text:p text:style-name="P101"><text:s text:c="12"/>(char*)pair_first(iterator_get_pointer(it_pos)), </text:p>
            <text:p text:style-name="P101"><text:s text:c="12"/>*(double*)pair_second(iterator_get_pointer(it_pos))); </text:p>
            <text:p text:style-name="P101"><text:s text:c="4"/>} </text:p>
            <text:p text:style-name="P101"/>
            <text:p text:style-name="P101"><text:s text:c="4"/>map_destroy(pmap_coll); </text:p>
            <text:p text:style-name="P101"/>
            <text:p text:style-name="P101"><text:s text:c="4"/>return 0; </text:p>
            <text:p text:style-name="P101">}</text:p>
          </table:table-cell>
        </table:table-row>
      </table:table>
      <text:p text:style-name="P48"/>
      <text:p text:style-name="P42"><text:span text:style-name="T23">map_t提供了map_at()操作函数，</text:span>允许使用以键值为下标直接修改<text:span text:style-name="T23">map_t</text:span>中的数据。<text:span text:style-name="T44">map_at()</text:span><text:span text:style-name="T63">与其他容器的</text:span><text:span text:style-name="T44">at()</text:span><text:span text:style-name="T63">函数不同，它可以以任何类型作为索引，它也没有下标失效的情况。当使用一个容器中不存在的键作下标的时候，</text:span><text:span text:style-name="T44">map_at()会首先在容器中生成一个默认的数据，这个数据的键就是当前的下标，值是值类型的默认值。例如：</text:span></text:p>
      <text:p text:style-name="P104">*(double*)map_at(pmap_coll, "VAT") = 0.15; </text:p>
      <text:p text:style-name="P106">如果像下面这样的写法：</text:p>
      <text:p text:style-name="P104">map_at(pmap_coll, "VAT"); </text:p>
      <text:p text:style-name="P114"><text:span text:style-name="T46">“VAT”</text:span><text:span text:style-name="T65">键对应的值就是双精度浮点值的默认值</text:span><text:span text:style-name="T42">0.0</text:span><text:span text:style-name="T65">。</text:span></text:p>
      <text:p text:style-name="P115"/>
      <text:p text:style-name="P42">执行结果:</text:p>
      <text:p text:style-name="P35">key: "Null" value: 0.000000 </text:p>
      <text:p text:style-name="P35">key: "Pi" value: 3.141500 </text:p>
      <text:p text:style-name="P35">key: "VAT" value: 0.150000 </text:p>
      <text:p text:style-name="P35">key: "an arbitray number" value: 445.903000</text:p>
      <text:list xml:id="list937053195" text:continue-list="list631854868" text:style-name="WW8Num13">
        <text:list-item>
          <text:list>
            <text:list-item>
              <text:list>
                <text:list-item>
                  <text:h text:style-name="P290" text:outline-level="3">迭代器种类</text:h>
                </text:list-item>
              </text:list>
            </text:list-item>
          </text:list>
        </text:list-item>
      </text:list>
      <text:p text:style-name="P59"><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40"><text:span text:style-name="T66"><text:tab/>根据迭代已经访问数据的能力，可以将迭代器分为五大类(具体的种类在第五章中介绍)，所有的</text:span><text:span text:style-name="T40">libcstl</text:span><text:span text:style-name="T66">提供的容器的迭代器都属于其中的三类：</text:span></text:p>
      <text:list xml:id="list950184833" text:style-name="L47">
        <text:list-item>
          <text:p text:style-name="P199"><text:soft-page-break/><text:span text:style-name="T59">单向迭代器</text:span><text:span text:style-name="T40">(forward_iterator_t)</text:span></text:p>
        </text:list-item>
      </text:list>
      <text:p text:style-name="P42"><text:tab/>单向迭代器只能向下一个元素移动:使用<text:span text:style-name="T23">iterator_next()</text:span>操作,拥有这类迭代器类型的容器只有<text:span text:style-name="T23">slist_t</text:span>。</text:p>
      <text:list xml:id="list117872889" text:style-name="L48">
        <text:list-item>
          <text:p text:style-name="P200"><text:span text:style-name="T59">双向迭代器</text:span><text:span text:style-name="T40">(bidirectional_iterator_t)</text:span></text:p>
        </text:list-item>
      </text:list>
      <text:p text:style-name="P42"><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3">hash_multimap_t。</text:p>
      <text:list xml:id="list284217623" text:style-name="L49">
        <text:list-item>
          <text:p text:style-name="P201"><text:span text:style-name="T59">随机访问迭代器</text:span><text:span text:style-name="T40">(random_access_iterator_t)</text:span></text:p>
        </text:list-item>
      </text:list>
      <text:p text:style-name="P42"><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2027011718" text:continue-list="list937053195" text:style-name="WW8Num13">
        <text:list-item>
          <text:list>
            <text:list-item>
              <text:h text:style-name="P277" text:outline-level="2">算法和函数</text:h>
            </text:list-item>
          </text:list>
        </text:list-item>
      </text:list>
      <text:p text:style-name="P40"><text:span text:style-name="T17"><text:tab/></text:span><text:span text:style-name="T26">libcstl</text:span><text:span text:style-name="T59">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ext:soft-page-break/>
        <table:table-row>
          <table:table-cell table:style-name="表格17.A1" office:value-type="string">
            <text:p text:style-name="P101">/* </text:p>
            <text:p text:style-name="P101"><text:s/>* algo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int main(int argc, char* argv[]) </text:p>
            <text:p text:style-name="P101">{ </text:p>
            <text:p text:style-name="P101"><text:s text:c="4"/>vector_t* pvec_coll = create_vector(int); </text:p>
            <text:p text:style-name="P101"><text:s text:c="4"/>vector_iterator_t it_pos;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 insert elements from 1 to 6 in arbitrary order */ </text:p>
            <text:p text:style-name="P101"><text:s text:c="4"/>vector_push_back(pvec_coll, 3); </text:p>
            <text:p text:style-name="P101"><text:s text:c="4"/>vector_push_back(pvec_coll, 2); </text:p>
            <text:p text:style-name="P101"><text:s text:c="4"/>vector_push_back(pvec_coll, 5); </text:p>
            <text:p text:style-name="P101"><text:s text:c="4"/>vector_push_back(pvec_coll, 6); </text:p>
            <text:p text:style-name="P101"><text:s text:c="4"/>vector_push_back(pvec_coll, 4); </text:p>
            <text:p text:style-name="P101"><text:s text:c="4"/>vector_push_back(pvec_coll, 1); </text:p>
            <text:p text:style-name="P101"/>
            <text:p text:style-name="P101"><text:s text:c="4"/>/* find and print minimum and maximum element */ </text:p>
            <text:p text:style-name="P101"><text:s text:c="4"/>it_pos = algo_min_element(vector_begin(pvec_coll), vector_end(pvec_coll)); </text:p>
            <text:p text:style-name="P101"><text:s text:c="4"/>printf("min: %d\n", *(int*)iterator_get_pointer(it_pos)); </text:p>
            <text:p text:style-name="P101"><text:s text:c="4"/>it_pos = algo_max_element(vector_begin(pvec_coll), vector_end(pvec_coll)); </text:p>
            <text:p text:style-name="P101"><text:s text:c="4"/>printf("max: %d\n", *(int*)iterator_get_pointer(it_pos)); </text:p>
            <text:p text:style-name="P101"/>
            <text:p text:style-name="P101"><text:s text:c="4"/>/* sort all elements */ </text:p>
            <text:p text:style-name="P101"><text:s text:c="4"/>algo_sort(vector_begin(pvec_coll), vector_end(pvec_coll)); </text:p>
            <text:p text:style-name="P101"/>
            <text:p text:style-name="P101"><text:s text:c="4"/>/* find the first element with value 3 */ </text:p>
            <text:p text:style-name="P101"><text:s text:c="4"/>it_pos = algo_find(vector_begin(pvec_coll), vector_end(pvec_coll), 3); </text:p>
            <text:p text:style-name="P101"/>
            <text:p text:style-name="P101"><text:s text:c="4"/>/* </text:p>
            <text:p text:style-name="P101"><text:s text:c="5"/>* reverse the order of the found element with value 3 </text:p>
            <text:p text:style-name="P101"><text:s text:c="5"/>* and all following elements </text:p>
            <text:p text:style-name="P101"><text:s text:c="5"/>*/ </text:p>
            <text:p text:style-name="P101"><text:s text:c="4"/>algo_reverse(it_pos, vector_end(pvec_coll)); </text:p>
            <text:p text:style-name="P101"/>
            <text:p text:style-name="P101"><text:s text:c="4"/>/* print all elements */ </text:p>
            <text:p text:style-name="P101"><text:s text:c="4"/>for(it_pos = vector_begin(pvec_coll); </text:p>
            <text:p text:style-name="P101"><text:s text:c="8"/>!iterator_equal(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要使用<text:span text:style-name="T25">libcstl</text:span>算法必须包含头文件</text:p>
      <text:p text:style-name="P102">#include &lt;cstl/calgorithm.h&gt; </text:p>
      <text:p text:style-name="P42">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42">接下来的算法<text:span text:style-name="T23">algo_sort()</text:span>是将两个迭代器表示的数据区间中的数据进行排序，结果是：</text:p>
      <text:p text:style-name="P35">1 2 3 4 5 6</text:p>
      <text:p text:style-name="P42">然后通过<text:span text:style-name="T23">algo_find()</text:span>算法找到元素<text:span text:style-name="T23">3</text:span>的位置</text:p>
      <text:p text:style-name="P102">it_pos = algo_find(vector_begin(pvec_coll), vector_end(pvec_coll), 3); </text:p>
      <text:p text:style-name="P42"><text:soft-page-break/>成功就返回指向数据3的位置的迭代器，如果失败返回数据区间末尾的迭代器。</text:p>
      <text:p text:style-name="P42">然后把从数据<text:span text:style-name="T23">3</text:span>的位置开始到容器的末尾数据逆序</text:p>
      <text:p text:style-name="P102">algo_reverse(it_pos, vector_end(pvec_coll)); </text:p>
      <text:p text:style-name="P42">这样例子中程序的输出结果就是：</text:p>
      <text:p text:style-name="P35">min: 1 </text:p>
      <text:p text:style-name="P35">max: 6 </text:p>
      <text:p text:style-name="P35">1 2 6 5 4 3 </text:p>
      <text:list xml:id="list2107199822" text:continue-numbering="true" text:style-name="WW8Num13">
        <text:list-item>
          <text:list>
            <text:list-item>
              <text:list>
                <text:list-item>
                  <text:h text:style-name="P290" text:outline-level="3">数据区间</text:h>
                </text:list-item>
              </text:list>
            </text:list-item>
          </text:list>
        </text:list-item>
      </text:list>
      <text:p text:style-name="P42"><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42"><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42"><text:tab/>虽然这样做会有很多好处,但是也有不足:</text:p>
      <table:table table:name="表格18" table:style-name="表格18">
        <table:table-column table:style-name="表格18.A"/>
        <text:soft-page-break/>
        <table:table-row>
          <table:table-cell table:style-name="表格18.A1" office:value-type="string">
            <text:p text:style-name="P101">/* </text:p>
            <text:p text:style-name="P101"><text:s/>* find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pos25; </text:p>
            <text:p text:style-name="P101"><text:s text:c="4"/>list_iterator_t it_pos35;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 insert elements from 20 to 40 */ </text:p>
            <text:p text:style-name="P101"><text:s text:c="4"/>for(i = 20; i &lt;= 40; ++i) </text:p>
            <text:p text:style-name="P101"><text:s text:c="4"/>{ </text:p>
            <text:p text:style-name="P101"><text:s text:c="8"/>list_push_back(plist_coll, i); </text:p>
            <text:p text:style-name="P101"><text:s text:c="4"/>} </text:p>
            <text:p text:style-name="P101"/>
            <text:p text:style-name="P101"><text:s text:c="4"/>/* </text:p>
            <text:p text:style-name="P101"><text:s text:c="5"/>* find position of element with value 3 </text:p>
            <text:p text:style-name="P101"><text:s text:c="5"/>* - there is none, so it_pos gets end() </text:p>
            <text:p text:style-name="P101"><text:s text:c="5"/>*/ </text:p>
            <text:p text:style-name="P101"><text:s text:c="4"/>it_pos = algo_find(list_begin(plist_coll), list_end(plist_coll), 3); </text:p>
            <text:p text:style-name="P101"/>
            <text:p text:style-name="P101"><text:s text:c="4"/>/* </text:p>
            <text:p text:style-name="P101"><text:s text:c="5"/>* reverse the order of element between found element and then end </text:p>
            <text:p text:style-name="P101"><text:s text:c="5"/>* - because the it_pos is end(), it reverses an empty range </text:p>
            <text:p text:style-name="P101"><text:s text:c="5"/>*/ </text:p>
            <text:p text:style-name="P101"><text:s text:c="4"/>algo_reverse(it_pos, list_end(plist_coll)); </text:p>
            <text:p text:style-name="P101"/>
            <text:p text:style-name="P101"><text:s text:c="4"/>/* find the position of value 25 and 35 */ </text:p>
            <text:p text:style-name="P101"><text:s text:c="4"/>it_pos25 = algo_find(list_begin(plist_coll), list_end(plist_coll), 25); </text:p>
            <text:p text:style-name="P101"><text:s text:c="4"/>it_pos35 = algo_find(list_begin(plist_coll), list_end(plist_coll), 35); </text:p>
            <text:p text:style-name="P101"/>
            <text:p text:style-name="P101"><text:s text:c="4"/>/* </text:p>
            <text:p text:style-name="P101"><text:s text:c="5"/>* print the maximum of corresponding range </text:p>
            <text:p text:style-name="P101"><text:s text:c="5"/>* - note: including pos25 and exculding pos35 </text:p>
            <text:p text:style-name="P101"><text:s text:c="5"/>*/ </text:p>
            <text:p text:style-name="P101"><text:s text:c="4"/>printf("max: %d\n",</text:p>
            <text:p text:style-name="P101"><text:s text:c="8"/>*(int*)iterator_get_pointer(algo_max_element(it_pos25, it_pos35)));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3">it_pos </text:span>和<text:span text:style-name="T23">list_end()</text:span>范围进行逆序的处理，这是没有问题的，<text:span text:style-name="T43">it_pos </text:span>等于<text:span text:style-name="T23">list_end()</text:span>相当于调用</text:p>
      <text:p text:style-name="P102">algo_reverse(list_end(plist_coll), list_end(plist_coll)); </text:p>
      <text:p text:style-name="P42">这个算法空转，没有任何效果。</text:p>
      <text:p text:style-name="P42">然后在<text:span text:style-name="T23">list_t</text:span>中查找<text:span text:style-name="T23">25</text:span>和<text:span text:style-name="T23">35</text:span>两个数据的位置,分别是<text:span text:style-name="T43">it_pos25</text:span>和<text:span text:style-name="T43">it_pos35</text:span><text:span text:style-name="T70">，</text:span>然后调用<text:span text:style-name="T23">algo_max_element()</text:span>算法找出范围<text:span text:style-name="T23">[</text:span><text:span text:style-name="T43">it_pos25</text:span><text:span text:style-name="T23">, </text:span><text:span text:style-name="T43">it_pos35</text:span><text:span text:style-name="T23">)</text:span>中的最大元素，结果是<text:span text:style-name="T23">34</text:span>而不是<text:span text:style-name="T23">35</text:span>。</text:p>
      <text:p text:style-name="P35">max: 34</text:p>
      <text:p text:style-name="P42">这是因为指向数据<text:span text:style-name="T23">35</text:span>的迭代器<text:span text:style-name="T43">it_pos35 </text:span>是区间的末端，不会被处理，要想处理数据<text:span text:style-name="T23">35</text:span>就必须将<text:span text:style-name="T43">it_pos35 </text:span>指向下一个<text:soft-page-break/>数据:</text:p>
      <text:p text:style-name="P65">it_pos35 = iterator_next(it_pos35);</text:p>
      <text:p text:style-name="P42">这次再查找得到了正确的结果：</text:p>
      <text:p text:style-name="P35">max: 35</text:p>
      <text:p text:style-name="P42">这个例子中有个问题，如果想要处理区间末端的迭代器所指向的数据，就必须把迭代器指向下一个数据。另一个问题在上面的例子中我们已经知道了<text:span text:style-name="T43">it_pos25 </text:span>在 <text:span text:style-name="T43">it_pos35 </text:span>的前面<text:span text:style-name="T23">[</text:span><text:span text:style-name="T43">it_pos25</text:span><text:span text:style-name="T23">, </text:span><text:span text:style-name="T43">it_pos35</text:span><text:span text:style-name="T23">)</text:span>是有效的区间，如果<text:span text:style-name="T43">it_pos25</text:span>在<text:span text:style-name="T43">it_pos35 </text:span>之后，那么就会使区间无效，<text:span text:style-name="T23">algo_max_element()</text:span>会执行未定义的操作，造成危险。</text:p>
      <text:list xml:id="list1611218958" text:continue-numbering="true" text:style-name="WW8Num13">
        <text:list-item>
          <text:list>
            <text:list-item>
              <text:list>
                <text:list-item>
                  <text:h text:style-name="P290" text:outline-level="3">处理多个数据区间</text:h>
                </text:list-item>
              </text:list>
            </text:list-item>
          </text:list>
        </text:list-item>
      </text:list>
      <text:p text:style-name="P40"><text:span text:style-name="T55"><text:tab/></text:span><text:span text:style-name="T59">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ext:soft-page-break/>
        <table:table-row>
          <table:table-cell table:style-name="表格19.A1" office:value-type="string">
            <text:p text:style-name="P101">/* </text:p>
            <text:p text:style-name="P101"><text:s/>* copy1.c </text:p>
            <text:p text:style-name="P101"><text:s/>* compile with : -lcstl </text:p>
            <text:p text:style-name="P101"><text:s/>*/ </text:p>
            <text:p text:style-name="P101"/>
            <text:p text:style-name="P101">#include &lt;stdio.h&gt; </text:p>
            <text:p text:style-name="P101">#include &lt;cstl/cvector.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int i = 0; </text:p>
            <text:p text:style-name="P101"/>
            <text:p text:style-name="P101"><text:s text:c="4"/>if(plist_coll1 == NULL || pvec_coll2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
            <text:p text:style-name="P101"><text:s text:c="4"/>for(i = 1; i &lt;= 9; ++i) </text:p>
            <text:p text:style-name="P101"><text:s text:c="4"/>{ </text:p>
            <text:p text:style-name="P101"><text:s text:c="8"/>list_push_back(plist_coll1, i); </text:p>
            <text:p text:style-name="P101"><text:s text:c="4"/>} </text:p>
            <text:p text:style-name="P101"><text:s/></text:p>
            <text:p text:style-name="P101"><text:s text:c="4"/>/* </text:p>
            <text:p text:style-name="P101"><text:s text:c="5"/>* RUNTIME ERROR. </text:p>
            <text:p text:style-name="P101"><text:s text:c="5"/>* overwrites nonexisting elements in the destination. </text:p>
            <text:p text:style-name="P101"><text:s text:c="5"/>*/ </text:p>
            <text:p text:style-name="P101"><text:s text:c="4"/>algo_copy(list_begin(plist_coll1), list_end(plist_coll1), /* source */ </text:p>
            <text:p text:style-name="P101"><text:s text:c="8"/>vector_begin(pvec_coll2)); <text:s text:c="27"/>/* destination */ </text:p>
            <text:p text:style-name="P101"/>
            <text:p text:style-name="P101"><text:s text:c="4"/>list_destroy(plist_coll1); </text:p>
            <text:p text:style-name="P101"><text:s text:c="4"/>vector_destroy(pvec_coll2); </text:p>
            <text:p text:style-name="P101"/>
            <text:p text:style-name="P101"><text:s text:c="4"/>return 0; </text:p>
            <text:p text:style-name="P101">}</text:p>
          </table:table-cell>
        </table:table-row>
      </table:table>
      <text:p text:style-name="P48"/>
      <text:p text:style-name="P42">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ext:soft-page-break/>
        <table:table-row>
          <table:table-cell table:style-name="表格20.A1" office:value-type="string">
            <text:p text:style-name="P101">/* </text:p>
            <text:p text:style-name="P101"><text:s/>* copy2.c </text:p>
            <text:p text:style-name="P101"><text:s/>* compile with : -lcstl </text:p>
            <text:p text:style-name="P101"><text:s/>*/ </text:p>
            <text:p text:style-name="P101"/>
            <text:p text:style-name="P101">#include &lt;stdio.h&gt; </text:p>
            <text:p text:style-name="P101">#include &lt;cstl/clist.h&gt; </text:p>
            <text:p text:style-name="P101">#include &lt;cstl/cdeque.h&gt; </text:p>
            <text:p text:style-name="P101">#include &lt;cstl/cvector.h&gt; </text:p>
            <text:p text:style-name="P101">#include &lt;cstl/calgorithm.h&gt; </text:p>
            <text:p text:style-name="P101"/>
            <text:p text:style-name="P101">int main(int argc, char* argv[]) </text:p>
            <text:p text:style-name="P101">{ </text:p>
            <text:p text:style-name="P101"><text:s text:c="4"/>list_t* plist_coll1 = create_list(int); </text:p>
            <text:p text:style-name="P101"><text:s text:c="4"/>vector_t* pvec_coll2 = create_vector(int); </text:p>
            <text:p text:style-name="P101"><text:s text:c="4"/>deque_t* pdeq_coll3 = create_deque(int); </text:p>
            <text:p text:style-name="P101"><text:s text:c="4"/>int i = 0; </text:p>
            <text:p text:style-name="P101"/>
            <text:p text:style-name="P101"><text:s text:c="4"/>if(plist_coll1 == NULL || pvec_coll2 == NULL || pdeq_coll3 == NULL) </text:p>
            <text:p text:style-name="P101"><text:s text:c="4"/>{ </text:p>
            <text:p text:style-name="P101"><text:s text:c="8"/>return -1; </text:p>
            <text:p text:style-name="P101"><text:s text:c="4"/>} </text:p>
            <text:p text:style-name="P101"/>
            <text:p text:style-name="P101"><text:s text:c="4"/>list_init(plist_coll1); </text:p>
            <text:p text:style-name="P101"><text:s text:c="4"/>vector_init(pvec_coll2); </text:p>
            <text:p text:style-name="P101"><text:s/></text:p>
            <text:p text:style-name="P101"><text:s text:c="4"/>/* insert elements from 1 to 9 */ </text:p>
            <text:p text:style-name="P101"><text:s text:c="4"/>for(i = 1; i &lt;= 9; ++i) </text:p>
            <text:p text:style-name="P101"><text:s text:c="4"/>{ </text:p>
            <text:p text:style-name="P101"><text:s text:c="8"/>list_push_back(plist_coll1, i); </text:p>
            <text:p text:style-name="P101"><text:s text:c="4"/>} </text:p>
            <text:p text:style-name="P101"/>
            <text:p text:style-name="P101"><text:s text:c="4"/>/* </text:p>
            <text:p text:style-name="P101"><text:s text:c="5"/>* resize distination to have enough room for </text:p>
            <text:p text:style-name="P101"><text:s text:c="5"/>* the overwrite algorithm </text:p>
            <text:p text:style-name="P101"><text:s text:c="5"/>*/ </text:p>
            <text:p text:style-name="P101"><text:s text:c="4"/>vector_resize(pvec_coll2, list_size(plist_coll1)); </text:p>
            <text:p text:style-name="P101"/>
            <text:p text:style-name="P101"><text:s text:c="4"/>/* copy elements from first to second collection */ </text:p>
            <text:p text:style-name="P101"><text:s text:c="4"/>algo_copy(list_begin(plist_coll1), list_end(plist_coll1),</text:p>
            <text:p text:style-name="P101"><text:s text:c="8"/>vector_begin(pvec_coll2)); </text:p>
            <text:p text:style-name="P101"/>
            <text:p text:style-name="P101"><text:s text:c="4"/>/* initialize third collection with enough room */ </text:p>
            <text:p text:style-name="P101"><text:s text:c="4"/>deque_init_n(pdeq_coll3, list_size(plist_coll1)); </text:p>
            <text:p text:style-name="P101"/>
            <text:p text:style-name="P101"><text:s text:c="4"/>/* copy elements from first to third collection */ </text:p>
            <text:p text:style-name="P101"><text:s text:c="4"/>algo_copy(list_begin(plist_coll1), list_end(plist_coll1), </text:p>
            <text:p text:style-name="P101"><text:s text:c="8"/>deque_begin(pdeq_coll3)); </text:p>
            <text:p text:style-name="P101"/>
            <text:p text:style-name="P101"><text:s text:c="4"/>list_destroy(plist_coll1); </text:p>
            <text:p text:style-name="P101"><text:s text:c="4"/>vector_destroy(pvec_coll2); </text:p>
            <text:p text:style-name="P101"><text:s text:c="4"/>deque_destroy(pdeq_coll3); </text:p>
            <text:p text:style-name="P101"/>
            <text:p text:style-name="P101"><text:s text:c="4"/>return 0; </text:p>
            <text:p text:style-name="P101">}</text:p>
          </table:table-cell>
        </table:table-row>
      </table:table>
      <text:p text:style-name="P48"/>
      <text:p text:style-name="P42"><text:span text:style-name="T23">vector_resize()</text:span>保证了<text:span text:style-name="T43">pvec_coll2 </text:span>具有和<text:span text:style-name="T43">plist_coll1 </text:span>相同数目的数据，使得第二个范围足够大。而<text:span text:style-name="T46"> pdeq_coll3在初始化的时候就保证了拥有和</text:span><text:span text:style-name="T43">plist_coll1</text:span><text:span text:style-name="T44">同样大的空间。</text:span></text:p>
      <text:list xml:id="list1047594103" text:continue-numbering="true" text:style-name="WW8Num13">
        <text:list-item>
          <text:list>
            <text:list-item>
              <text:list>
                <text:list-item>
                  <text:h text:style-name="P290" text:outline-level="3">质变算法</text:h>
                </text:list-item>
              </text:list>
            </text:list-item>
          </text:list>
        </text:list-item>
      </text:list>
      <text:p text:style-name="P42"><text:tab/>有些算法对数据区间内的数据进行修改，这些算法可能移除，或者修改了数据，我们把这样的算法叫质变算法。</text:p>
      <text:p text:style-name="P42"><text:tab/>典型的质变算法<text:span text:style-name="T23">algo_remove()</text:span>是从一个数据区间内删除指定的数据，下面的例子会产生让你惊奇的结果：</text:p>
      <table:table table:name="表格21" table:style-name="表格21">
        <table:table-column table:style-name="表格21.A"/>
        <text:soft-page-break/>
        <table:table-row>
          <table:table-cell table:style-name="表格21.A1" office:value-type="string">
            <text:p text:style-name="P101">/* </text:p>
            <text:p text:style-name="P101"><text:s/>* remove1.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 insert element from 1 to 6 and 6 to 1 */ </text:p>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
            <text:p text:style-name="P101"><text:s text:c="4"/>/* print all elements of the list */ </text:p>
            <text:p text:style-name="P101"><text:s text:c="4"/>printf("Pre: <text:s/>");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with value 3 */ </text:p>
            <text:p text:style-name="P101"><text:s text:c="4"/>algo_remove(list_begin(plist_coll), list_end(plist_coll), 3); </text:p>
            <text:p text:style-name="P101"/>
            <text:p text:style-name="P101"><text:s text:c="4"/>printf("Post: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您可能认为结果是所有数值等于3的数据都被从数据区间中删除了，然而结果却不像想象中那样：</text:p>
      <text:p text:style-name="P35">Pre: <text:s/>6 5 4 3 2 1 1 2 3 4 5 6 </text:p>
      <text:p text:style-name="P35">Post: 6 5 4 2 1 1 2 4 5 6 5 6 </text:p>
      <text:p text:style-name="P48"/>
      <text:p text:style-name="P83">执行<text:span text:style-name="T23">algo_remove()</text:span>后数据的数目并没有减少，改变的是所有的3被后面的数据覆盖，在范围的末尾两个数据并没有被覆盖。这个算法更应该叫做移除而不是删除。</text:p>
      <text:p text:style-name="P53"><draw:frame draw:style-name="fr1" draw:name="图形9" text:anchor-type="paragraph" svg:width="19.006cm" svg:height="3.604cm" draw:z-index="15"><draw:image xlink:href="Pictures/10000000000002CD00000088B6FD58E5.jpg" xlink:type="simple" xlink:show="embed" xlink:actuate="onLoad"/></draw:frame>图 <text:span text:style-name="T23">2.8 algo_remove()</text:span></text:p>
      <text:p text:style-name="P42">这个算法返回有效数据的结尾，你可利用这个新的结尾来处理残余数据:</text:p>
      <table:table table:name="表格22" table:style-name="表格22">
        <table:table-column table:style-name="表格22.A"/>
        <text:soft-page-break/>
        <table:table-row>
          <table:table-cell table:style-name="表格22.A1" office:value-type="string">
            <text:p text:style-name="P101">/* </text:p>
            <text:p text:style-name="P101"><text:s/>* remove2.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list_iterator_t it_end;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 insert element from 1 to 6 and 6 to 1 */ </text:p>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
            <text:p text:style-name="P101"><text:s text:c="4"/>/* print all elements of the list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with value 3 */ </text:p>
            <text:p text:style-name="P101"><text:s text:c="4"/>it_end = algo_remove(list_begin(plist_coll), list_end(plist_coll), 3); </text:p>
            <text:p text:style-name="P101"/>
            <text:p text:style-name="P101"><text:s text:c="4"/>/* print resulting elements of the collection */ </text:p>
            <text:p text:style-name="P101"><text:s text:c="4"/>for(it_pos = list_begin(plist_coll); </text:p>
            <text:p text:style-name="P101"><text:s text:c="8"/>!iterator_equal(it_pos, it_end);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print number of resulting elements */ </text:p>
            <text:p text:style-name="P101"><text:s text:c="4"/>printf("number of removed elements: %d\n", </text:p>
            <text:p text:style-name="P101"><text:s text:c="8"/>iterator_distance(it_end, list_end(plist_coll))); </text:p>
            <text:p text:style-name="P101"/>
            <text:p text:style-name="P101"><text:s text:c="4"/>/* remove "removed" elements */ </text:p>
            <text:p text:style-name="P101"><text:s text:c="4"/>list_erase_range(plist_coll, it_end, list_end(plist_coll)); </text:p>
            <text:p text:style-name="P101"/>
            <text:p text:style-name="P101"><text:s text:c="4"/>/* print all elements of modified collection */ </text:p>
            <text:p text:style-name="P101"><text:s text:c="4"/>for(it_pos = list_begin(plist_coll); </text:p>
            <text:p text:style-name="P101"><text:s text:c="8"/>!iterator_equal(it_pos, list_end(plis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在这个例子中<text:span text:style-name="T23">algo_remove()</text:span>返回了删除数据<text:span text:style-name="T23">3</text:span>后的有效数据区间的结尾迭代器。</text:p>
      <text:p text:style-name="P102">it_end = algo_remove(list_begin(plist_coll), list_end(plist_coll), 3); </text:p>
      <text:p text:style-name="P42">可以使用这个新的结尾做很多工作,如获得这个新结尾和实际结尾之间的距离，也就是实际删除的数据的数目。</text:p>
      <text:p text:style-name="P102">iterator_distance(it_end, list_end(plist_coll));</text:p>
      <text:p text:style-name="P42">还可以把残余的数据从<text:span text:style-name="T48"> </text:span><text:span text:style-name="T46">plist_coll </text:span>中真正的删除掉。</text:p>
      <text:p text:style-name="P102">list_erase_range(plist_coll, it_end, list_end(plist_coll)); </text:p>
      <text:p text:style-name="P42">输出结果：</text:p>
      <text:p text:style-name="P35">6 5 4 3 2 1 1 2 3 4 5 6 </text:p>
      <text:p text:style-name="P35">6 5 4 2 1 1 2 4 5 6 </text:p>
      <text:p text:style-name="P35">number of removed elements: 2 </text:p>
      <text:p text:style-name="P35">6 5 4 2 1 1 2 4 5 6 </text:p>
      <text:p text:style-name="P42"/>
      <text:p text:style-name="P42"><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485223630" text:continue-numbering="true" text:style-name="WW8Num13">
        <text:list-item>
          <text:list>
            <text:list-item>
              <text:list>
                <text:list-item>
                  <text:h text:style-name="P290" text:outline-level="3">质变算法和关联容器</text:h>
                </text:list-item>
              </text:list>
            </text:list-item>
          </text:list>
        </text:list-item>
      </text:list>
      <text:p text:style-name="P42"><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ext:soft-page-break/>
        <table:table-row>
          <table:table-cell table:style-name="表格23.A1" office:value-type="string">
            <text:p text:style-name="P101">/* </text:p>
            <text:p text:style-name="P101"><text:s/>* remove3.c </text:p>
            <text:p text:style-name="P101"><text:s/>* compile with : -lcstl </text:p>
            <text:p text:style-name="P101"><text:s/>*/ </text:p>
            <text:p text:style-name="P101"/>
            <text:p text:style-name="P101">#include &lt;stdio.h&gt; </text:p>
            <text:p text:style-name="P101">#include &lt;cstl/cset.h&gt; </text:p>
            <text:p text:style-name="P101">#include &lt;cstl/calgorithm.h&gt; </text:p>
            <text:p text:style-name="P101"><text:s/></text:p>
            <text:p text:style-name="P101">int main(int argc, char* argv[]) </text:p>
            <text:p text:style-name="P101">{ </text:p>
            <text:p text:style-name="P101"><text:s text:c="4"/>set_t* pset_coll = create_set(int); </text:p>
            <text:p text:style-name="P101"><text:s text:c="4"/>set_iterator_t it_pos; </text:p>
            <text:p text:style-name="P101"><text:s text:c="4"/>size_t t_num = 0; </text:p>
            <text:p text:style-name="P101"><text:s text:c="4"/>int i = 0; </text:p>
            <text:p text:style-name="P101"/>
            <text:p text:style-name="P101"><text:s text:c="4"/>if(pset_coll == NULL) </text:p>
            <text:p text:style-name="P101"><text:s text:c="4"/>{ </text:p>
            <text:p text:style-name="P101"><text:s text:c="8"/>return -1; </text:p>
            <text:p text:style-name="P101"><text:s text:c="4"/>} </text:p>
            <text:p text:style-name="P101"/>
            <text:p text:style-name="P101"><text:s text:c="4"/>set_init(pset_coll); </text:p>
            <text:p text:style-name="P101"/>
            <text:p text:style-name="P101"><text:s text:c="4"/>for(i = 1; i &lt;= 9; ++i) </text:p>
            <text:p text:style-name="P101"><text:s text:c="4"/>{ </text:p>
            <text:p text:style-name="P101"><text:s text:c="8"/>set_insert(pset_coll, i); </text:p>
            <text:p text:style-name="P101"><text:s text:c="4"/>} </text:p>
            <text:p text:style-name="P101"/>
            <text:p text:style-name="P101"><text:s text:c="4"/>/* print all elements of set */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 with value 3 */ </text:p>
            <text:p text:style-name="P101"><text:s text:c="4"/>t_num = set_erase(pset_coll, 3); </text:p>
            <text:p text:style-name="P101"><text:s text:c="4"/>printf("number of removed elements: %u.\n", t_num); </text:p>
            <text:p text:style-name="P101"/>
            <text:p text:style-name="P101"><text:s text:c="4"/>/* printf all elements of the modified set */ </text:p>
            <text:p text:style-name="P101"><text:s text:c="4"/>for(it_pos = set_begin(pset_coll); </text:p>
            <text:p text:style-name="P101"><text:s text:c="8"/>!iterator_equal(it_pos, set_end(p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 </text:p>
            <text:p text:style-name="P101"><text:s/></text:p>
            <text:p text:style-name="P101"><text:s text:c="4"/>return 0; </text:p>
            <text:p text:style-name="P101">}</text:p>
          </table:table-cell>
        </table:table-row>
      </table:table>
      <text:p text:style-name="P48"/>
      <text:p text:style-name="P42">可见关联容器本身也提供了很多修改数据的操作函数，这个例子的输出结果:</text:p>
      <text:p text:style-name="P35">1 2 3 4 5 6 7 8 9 </text:p>
      <text:p text:style-name="P35">number of removed elements: 1. </text:p>
      <text:p text:style-name="P35">1 2 4 5 6 7 8 9 </text:p>
      <text:list xml:id="list2039898001" text:continue-numbering="true" text:style-name="WW8Num13">
        <text:list-item>
          <text:list>
            <text:list-item>
              <text:list>
                <text:list-item>
                  <text:h text:style-name="P290" text:outline-level="3">算法和容器操作函数</text:h>
                </text:list-item>
              </text:list>
            </text:list-item>
          </text:list>
        </text:list-item>
      </text:list>
      <text:p text:style-name="P40"><text:span text:style-name="T66"><text:tab/></text:span><text:span text:style-name="T40">libcstl</text:span><text:span text:style-name="T66">提供了很多的算法，但是有时算法未必是最高效的，如果容器提供了实现同样功能的操作函数的话，那么使用操作函数会更高效。主要的原因是</text:span><text:span text:style-name="T59">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ext:soft-page-break/>
        <table:table-row>
          <table:table-cell table:style-name="表格24.A1" office:value-type="string">
            <text:p text:style-name="P101">/* </text:p>
            <text:p text:style-name="P101"><text:s/>* remove4.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6; ++i) </text:p>
            <text:p text:style-name="P101"><text:s text:c="4"/>{ </text:p>
            <text:p text:style-name="P101"><text:s text:c="8"/>list_push_back(plist_coll, i); </text:p>
            <text:p text:style-name="P101"><text:s text:c="8"/>list_push_front(plist_coll, i); </text:p>
            <text:p text:style-name="P101"><text:s text:c="4"/>} </text:p>
            <text:p text:style-name="P101"><text:s/></text:p>
            <text:p text:style-name="P101"><text:s text:c="4"/>/* </text:p>
            <text:p text:style-name="P101"><text:s text:c="5"/>* remove all elements with value 3 </text:p>
            <text:p text:style-name="P101"><text:s text:c="5"/>* - poor performance </text:p>
            <text:p text:style-name="P101"><text:s text:c="5"/>*/ </text:p>
            <text:p text:style-name="P101"><text:s text:c="4"/>list_erase_range(plist_coll, </text:p>
            <text:p text:style-name="P101"><text:s text:c="8"/>algo_remove(list_begin(plist_coll), list_end(plist_coll), 3), </text:p>
            <text:p text:style-name="P101"><text:s text:c="8"/>list_end(plist_coll)); </text:p>
            <text:p text:style-name="P101"/>
            <text:p text:style-name="P101"><text:s text:c="4"/>/* </text:p>
            <text:p text:style-name="P101"><text:s text:c="5"/>* remove all elements with value 4 </text:p>
            <text:p text:style-name="P101"><text:s text:c="5"/>* - good performance </text:p>
            <text:p text:style-name="P101"><text:s text:c="5"/>*/ </text:p>
            <text:p text:style-name="P101"><text:s text:c="4"/>list_remove(plist_coll, 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805411558" text:continue-numbering="true" text:style-name="WW8Num13">
        <text:list-item>
          <text:list>
            <text:list-item>
              <text:list>
                <text:list-item>
                  <text:h text:style-name="P290" text:outline-level="3">用户自定义规则</text:h>
                </text:list-item>
              </text:list>
            </text:list-item>
          </text:list>
        </text:list-item>
      </text:list>
      <text:p text:style-name="P40"><text:span text:style-name="T55"><text:tab/></text:span><text:span text:style-name="T59">为了使算法更具有扩展性和功能更强大，</text:span><text:span text:style-name="T37">libcstl</text:span><text:span text:style-name="T59">的算法大部分都提供了扩展的版本，允许使用自定义的规则来改变算法的行为。用户可以将自定义的规则作为算法的参数传递给</text:span><text:span text:style-name="T37">algo_xxxx_if()</text:span><text:span text:style-name="T59">这样的算法版本。大部分的算法都提供了这种带有</text:span><text:span text:style-name="T37">_if</text:span><text:span text:style-name="T59">的版本，如</text:span><text:span text:style-name="T37">algo_remove()</text:span><text:span text:style-name="T59">和</text:span><text:span text:style-name="T37">algo_remove_if()，</text:span><text:span text:style-name="T59">第一个算法删除与指定数据相等的数据，第二个算法删除符合指定条件的数据。有些算法要求用户必须提供自定义的规则，如</text:span><text:span text:style-name="T37">algo_for_each()</text:span><text:span text:style-name="T59">这个算法对范围内的每一个数据进行用户定义的操作：</text:span></text:p>
      <table:table table:name="表格25" table:style-name="表格25">
        <table:table-column table:style-name="表格25.A"/>
        <text:soft-page-break/>
        <table:table-row>
          <table:table-cell table:style-name="表格25.A1" office:value-type="string">
            <text:p text:style-name="P101">/* </text:p>
            <text:p text:style-name="P101"><text:s/>* foreach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int main(int argc, char* argv[]) </text:p>
            <text:p text:style-name="P101">{ </text:p>
            <text:p text:style-name="P101"><text:s text:c="4"/>vector_t* pvec_coll = create_vector(int);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text:span text:style-name="T23">algo_for_each()</text:span>算法对于<text:span text:style-name="T23">[vector_begin(), vector_end())</text:span>中的每一个数据应用函数<text:span text:style-name="T23">_print</text:span>输出其值，结果：</text:p>
      <text:p text:style-name="P35">1 2 3 4 5 6 7 8 9 </text:p>
      <text:p text:style-name="P42"/>
      <text:p text:style-name="P42">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ext:soft-page-break/>
        <table:table-row>
          <table:table-cell table:style-name="表格26.A1" office:value-type="string">
            <text:p text:style-name="P101">/* </text:p>
            <text:p text:style-name="P101"><text:s/>* transform1.c </text:p>
            <text:p text:style-name="P101"><text:s/>* compile with : -lcstl </text:p>
            <text:p text:style-name="P101"><text:s/>*/ </text:p>
            <text:p text:style-name="P101"/>
            <text:p text:style-name="P101">#include &lt;stdio.h&gt; </text:p>
            <text:p text:style-name="P101">#include &lt;cstl/cvector.h&gt; </text:p>
            <text:p text:style-name="P101">#include &lt;cstl/cset.h&gt; </text:p>
            <text:p text:style-name="P101">#include &lt;cstl/calgorithm.h&gt; </text:p>
            <text:p text:style-name="P101"><text:s/></text:p>
            <text:p text:style-name="P101">static void _print(const void* cpv_input, void* pv_output) </text:p>
            <text:p text:style-name="P101">{ </text:p>
            <text:p text:style-name="P101"><text:s text:c="4"/>printf("%d ", *(int*)cpv_input); </text:p>
            <text:p text:style-name="P101">} </text:p>
            <text:p text:style-name="P101"/>
            <text:p text:style-name="P101">static void _square(const void* cpv_input, void* pv_output) </text:p>
            <text:p text:style-name="P101">{ </text:p>
            <text:p text:style-name="P101"><text:s text:c="4"/>*(int*)pv_output = *(int*)cpv_input * *(int*)cpv_input; </text:p>
            <text:p text:style-name="P101">} </text:p>
            <text:p text:style-name="P101"/>
            <text:p text:style-name="P101">int main(int argc, char* argv[]) </text:p>
            <text:p text:style-name="P101">{ </text:p>
            <text:p text:style-name="P101"><text:s text:c="4"/>set_t* pset_coll1 = create_set(int); </text:p>
            <text:p text:style-name="P101"><text:s text:c="4"/>vector_t* pvec_coll2 = create_vector(int); </text:p>
            <text:p text:style-name="P101"><text:s text:c="4"/>int i = 0; </text:p>
            <text:p text:style-name="P101"/>
            <text:p text:style-name="P101"><text:s text:c="4"/>if(pset_coll1 == NULL || pvec_coll2 == NULL) </text:p>
            <text:p text:style-name="P101"><text:s text:c="4"/>{ </text:p>
            <text:p text:style-name="P101"><text:s text:c="8"/>return -1; </text:p>
            <text:p text:style-name="P101"><text:s text:c="4"/>} </text:p>
            <text:p text:style-name="P101"/>
            <text:p text:style-name="P101"><text:s text:c="4"/>set_init(pset_coll1); </text:p>
            <text:p text:style-name="P101"><text:s text:c="4"/>vector_init(pvec_coll2); </text:p>
            <text:p text:style-name="P101"/>
            <text:p text:style-name="P101"><text:s text:c="4"/>for(i = 1; i &lt;= 9; ++i) </text:p>
            <text:p text:style-name="P101"><text:s text:c="4"/>{ </text:p>
            <text:p text:style-name="P101"><text:s text:c="8"/>set_insert(pset_coll1, i); </text:p>
            <text:p text:style-name="P101"><text:s text:c="4"/>} </text:p>
            <text:p text:style-name="P101"/>
            <text:p text:style-name="P101"><text:s text:c="4"/>printf("initialized: "); </text:p>
            <text:p text:style-name="P101"><text:s text:c="4"/>algo_for_each(set_begin(pset_coll1), set_end(pset_coll1), _print); </text:p>
            <text:p text:style-name="P101"><text:s text:c="4"/>printf("\n"); </text:p>
            <text:p text:style-name="P101"/>
            <text:p text:style-name="P101"><text:s text:c="4"/>/* transform each element from coll1 to coll2 */ </text:p>
            <text:p text:style-name="P101"><text:s text:c="4"/>vector_resize(pvec_coll2, set_size(pset_coll1)); </text:p>
            <text:p text:style-name="P101"><text:s text:c="4"/>algo_transform(set_begin(pset_coll1), set_end(pset_coll1), </text:p>
            <text:p text:style-name="P101"><text:s text:c="8"/>vector_begin(pvec_coll2), _square); </text:p>
            <text:p text:style-name="P101"/>
            <text:p text:style-name="P101"><text:s text:c="4"/>printf("squared: "); </text:p>
            <text:p text:style-name="P101"><text:s text:c="4"/>algo_for_each(vector_begin(pvec_coll2), vector_end(pvec_coll2), _print); </text:p>
            <text:p text:style-name="P101"><text:s text:c="4"/>printf("\n"); </text:p>
            <text:p text:style-name="P101"/>
            <text:p text:style-name="P101"><text:s text:c="4"/>set_destroy(pset_coll1); </text:p>
            <text:p text:style-name="P101"><text:s text:c="4"/>vector_destroy(pvec_coll2); </text:p>
            <text:p text:style-name="P101"/>
            <text:p text:style-name="P101"><text:s text:c="4"/>return 0; </text:p>
            <text:p text:style-name="P101">}</text:p>
          </table:table-cell>
        </table:table-row>
      </table:table>
      <text:p text:style-name="P48"/>
      <text:p text:style-name="P42">上面的例子中<text:span text:style-name="T23">_square</text:span>为了在从<text:span text:style-name="T43">pset_coll1 </text:span>到<text:span text:style-name="T43">pvec_coll2 </text:span>的数据传送过程中产生整数的平方。</text:p>
      <text:p text:style-name="P56"><draw:frame draw:style-name="fr4" draw:name="图形10" text:anchor-type="paragraph" svg:y="-0.194cm" svg:width="19.006cm" svg:height="8.915cm" draw:z-index="16"><draw:image xlink:href="Pictures/10000000000002C80000014EA6625447.jpg" xlink:type="simple" xlink:show="embed" xlink:actuate="onLoad"/></draw:frame>图 <text:span text:style-name="T23">2.9 algo_transform()</text:span>的执行方式</text:p>
      <text:p text:style-name="P42">输出结果:</text:p>
      <text:p text:style-name="P35">initialized: 1 2 3 4 5 6 7 8 9 </text:p>
      <text:p text:style-name="P35">squared: 1 4 9 16 25 36 49 64 81 </text:p>
      <text:list xml:id="list468668838" text:continue-numbering="true" text:style-name="WW8Num13">
        <text:list-item>
          <text:list>
            <text:list-item>
              <text:list>
                <text:list-item>
                  <text:h text:style-name="P290" text:outline-level="3">自定义规则，函数和谓词</text:h>
                </text:list-item>
              </text:list>
            </text:list-item>
          </text:list>
        </text:list-item>
      </text:list>
      <text:p text:style-name="P61"><text:span text:style-name="T59"><text:tab/>观察上面两个例子所使用的自定义规则，你会发现这些规则的形式很奇怪，不论是</text:span><text:span text:style-name="T37">_print</text:span><text:span text:style-name="T59">还是</text:span><text:span text:style-name="T37">_square它们都是这样的形式：</text:span></text:p>
      <text:p text:style-name="P102">void xxxx(const void* cpv_input, void* pv_output) ;</text:p>
      <text:p text:style-name="P61"><text:span text:style-name="T59">这就是</text:span><text:span text:style-name="T37">libcstl</text:span><text:span text:style-name="T59">规定的自定义规则的函数形式，只有这样形式的规则才会被算法接受。将规则限定为这种形式是为了能够处理任何的数据类型，无论什么数据类型都可以采用这样的方式来制定规则。</text:span></text:p>
      <text:p text:style-name="P59"><text:tab/>除了上面的形式之外，还有一种形式的规则也是被算法接受的：</text:p>
      <text:p text:style-name="P102">void xxxx(const void* cpv_first, const void* cpv_second, void* pv_output) ;</text:p>
      <text:p text:style-name="P59">只有这两种形式被算法接受，我们把前者叫做一元函数，把后者叫做二元函数。它们是不同的规则形式不能混淆，有的函数只接受一元函数作为规则，有的函数只接受二元函数作为规则。</text:p>
      <text:p text:style-name="P59"><text:tab/>对于一元函数和二元函数来说最后一个参数都是输出，前面的参数是输入。</text:p>
      <text:p text:style-name="P40"><text:span text:style-name="T66"><text:tab/>算法在使用这些自定义规则的时候，大部分的规则的输出参数都是</text:span><text:span text:style-name="T40">bool_t</text:span><text:span text:style-name="T66">类型的(</text:span><text:span text:style-name="T40">bool_t是辅助类型在第三章介</text:span><text:soft-page-break/><text:span text:style-name="T40">绍</text:span><text:span text:style-name="T66">)，还有些输出参数不是</text:span><text:span text:style-name="T40">bool_t</text:span><text:span text:style-name="T66">类型的如上面两个例子中的自定义规则</text:span><text:span text:style-name="T40">_print</text:span><text:span text:style-name="T66">和</text:span><text:span text:style-name="T40">_square</text:span><text:span text:style-name="T66">。我们把输出参数是</text:span><text:span text:style-name="T40">bool_t</text:span><text:span text:style-name="T66">类型的函数叫做谓词。因此谓词也有一元谓词和二元谓词。下面的这些例子展示了如何定义和使用谓词：</text:span></text:p>
      <text:p text:style-name="P40"><text:span text:style-name="T55"><text:tab/></text:span><text:span text:style-name="T59">下面是一个使用一元谓词判断素数的例子:</text:span></text:p>
      <table:table table:name="表格27" table:style-name="表格27">
        <table:table-column table:style-name="表格27.A"/>
        <text:soft-page-break/>
        <table:table-row>
          <table:table-cell table:style-name="表格27.A1" office:value-type="string">
            <text:p text:style-name="P101">/* </text:p>
            <text:p text:style-name="P101"><text:s/>* prime1.c </text:p>
            <text:p text:style-name="P101"><text:s/>* compile with : -lcstl </text:p>
            <text:p text:style-name="P101"><text:s/>*/ </text:p>
            <text:p text:style-name="P101"/>
            <text:p text:style-name="P101">#include &lt;stdio.h&gt; </text:p>
            <text:p text:style-name="P101">#include &lt;stdlib.h&gt; </text:p>
            <text:p text:style-name="P101">#include &lt;cstl/clist.h&gt; </text:p>
            <text:p text:style-name="P101">#include &lt;cstl/calgorithm.h&gt; </text:p>
            <text:p text:style-name="P101"/>
            <text:p text:style-name="P101">static void _is_prime(const void* cpv_input, void* pv_output) </text:p>
            <text:p text:style-name="P101">{ </text:p>
            <text:p text:style-name="P101"><text:s text:c="4"/>int number = abs(*(int*)cpv_input); </text:p>
            <text:p text:style-name="P101"><text:s text:c="4"/>int divisor = 0; </text:p>
            <text:p text:style-name="P101"/>
            <text:p text:style-name="P101"><text:s text:c="4"/>/* 0 and 1 are prime number */ </text:p>
            <text:p text:style-name="P101"><text:s text:c="4"/>if(number == 0 || number == 1) </text:p>
            <text:p text:style-name="P101"><text:s text:c="4"/>{ </text:p>
            <text:p text:style-name="P101"><text:s text:c="8"/>*(bool_t*)pv_output = true; </text:p>
            <text:p text:style-name="P101"><text:s text:c="8"/>return; </text:p>
            <text:p text:style-name="P101"><text:s text:c="4"/>} </text:p>
            <text:p text:style-name="P101"/>
            <text:p text:style-name="P101"><text:s text:c="4"/>for(divisor = number / 2; number % divisor != 0; --divisor) </text:p>
            <text:p text:style-name="P101"><text:s text:c="4"/>{ </text:p>
            <text:p text:style-name="P101"><text:s text:c="8"/>continue; </text:p>
            <text:p text:style-name="P101"><text:s text:c="4"/>} </text:p>
            <text:p text:style-name="P101"/>
            <text:p text:style-name="P101"><text:s text:c="4"/>*(bool_t*)pv_output = divisor == 1 ? true : false; </text:p>
            <text:p text:style-name="P101">}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text:s/></text:p>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24; i &lt;= 30; ++i) </text:p>
            <text:p text:style-name="P101"><text:s text:c="4"/>{ </text:p>
            <text:p text:style-name="P101"><text:s text:c="8"/>list_push_back(plist_coll, i); </text:p>
            <text:p text:style-name="P101"><text:s text:c="4"/>} </text:p>
            <text:p text:style-name="P101"/>
            <text:p text:style-name="P101"><text:s text:c="4"/>/* search for prime number */ </text:p>
            <text:p text:style-name="P101"><text:s text:c="4"/>it_pos = algo_find_if(list_begin(plist_coll), list_end(plist_coll), _is_prime); </text:p>
            <text:p text:style-name="P101"><text:s text:c="4"/>if(iterator_equal(it_pos, list_end(plist_coll))) </text:p>
            <text:p text:style-name="P101"><text:s text:c="4"/>{ </text:p>
            <text:p text:style-name="P101"><text:s text:c="8"/>printf("no prime number found.\n"); </text:p>
            <text:p text:style-name="P101"><text:s text:c="4"/>} </text:p>
            <text:p text:style-name="P101"><text:s text:c="4"/>else </text:p>
            <text:p text:style-name="P101"><text:s text:c="4"/>{ </text:p>
            <text:p text:style-name="P101"><text:s text:c="8"/>printf("%d is the first prime.\n", *(int*)iterator_get_pointer(it_pos));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5">29 is the first prime.</text:p>
      <text:p text:style-name="P48"/>
      <text:p text:style-name="P59"><text:tab/>下面再来看一个使用二元谓词的例子：</text:p>
      <table:table table:name="表格28" table:style-name="表格28">
        <table:table-column table:style-name="表格28.A"/>
        <text:soft-page-break/>
        <table:table-row>
          <table:table-cell table:style-name="表格28.A1" office:value-type="string">
            <text:p text:style-name="P101">/* </text:p>
            <text:p text:style-name="P101"><text:s/>* sort1.c </text:p>
            <text:p text:style-name="P101"><text:s/>* compile with : -lcstl </text:p>
            <text:p text:style-name="P101"><text:s/>*/ </text:p>
            <text:p text:style-name="P101"/>
            <text:p text:style-name="P101">#include &lt;stdio.h&gt; </text:p>
            <text:p text:style-name="P101">#include &lt;string.h&gt; </text:p>
            <text:p text:style-name="P101">#include &lt;cstl/cdeque.h&gt; </text:p>
            <text:p text:style-name="P101">#include &lt;cstl/calgorithm.h&gt; </text:p>
            <text:p text:style-name="P101"/>
            <text:p text:style-name="P101">typedef struct _tagperson </text:p>
            <text:p text:style-name="P101">{ </text:p>
            <text:p text:style-name="P101"><text:s text:c="4"/>char s_firstname[21]; </text:p>
            <text:p text:style-name="P101"><text:s text:c="4"/>char s_lastname[21]; </text:p>
            <text:p text:style-name="P101">}person_t; </text:p>
            <text:p text:style-name="P101"/>
            <text:p text:style-name="P101">static void _print(const void* cpv_input, void* pv_output) </text:p>
            <text:p text:style-name="P101">{ </text:p>
            <text:p text:style-name="P101"><text:s text:c="4"/>printf("%s.%s ", </text:p>
            <text:p text:style-name="P101"><text:s text:c="8"/>((person_t*)cpv_input)-&gt;s_firstname, </text:p>
            <text:p text:style-name="P101"><text:s text:c="8"/>((person_t*)cpv_input)-&gt;s_lastname); </text:p>
            <text:p text:style-name="P101">} </text:p>
            <text:p text:style-name="P101"/>
            <text:p text:style-name="P101">static void _person_sort_criterion( </text:p>
            <text:p text:style-name="P101"><text:s text:c="4"/>const void* cpv_first, const void* cpv_second, void* pv_output) </text:p>
            <text:p text:style-name="P101">{ </text:p>
            <text:p text:style-name="P101"><text:s text:c="4"/>person_t* pt_first = (person_t*)cpv_first; </text:p>
            <text:p text:style-name="P101"><text:s text:c="4"/>person_t* pt_second = (person_t*)cpv_second; </text:p>
            <text:p text:style-name="P101"><text:s text:c="4"/>int n_result1 = strncmp(pt_first-&gt;s_firstname, pt_second-&gt;s_firstname, 21); </text:p>
            <text:p text:style-name="P101"><text:s text:c="4"/>int n_result2 = strncmp(pt_first-&gt;s_lastname, pt_second-&gt;s_lastname, 21); </text:p>
            <text:p text:style-name="P101"/>
            <text:p text:style-name="P101"><text:s text:c="4"/>if(n_result1 &lt; 0 || (n_result1 == 0 &amp;&amp; n_result2 &lt; 0))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deque_t* pdeq_coll = NULL; </text:p>
            <text:p text:style-name="P101"><text:s text:c="4"/>person_t t_person; </text:p>
            <text:p text:style-name="P101"/>
            <text:p text:style-name="P101"><text:s text:c="4"/>type_register(person_t, NULL, NULL, NULL, NULL); </text:p>
            <text:p text:style-name="P101"><text:s text:c="4"/>pdeq_coll = create_deque(person_t); </text:p>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memset(t_person.s_firstname, '\0', 21); </text:p>
            <text:p text:style-name="P101"><text:s text:c="4"/>memset(t_person.s_lastname, '\0', 21); </text:p>
            <text:p text:style-name="P101"><text:s text:c="4"/>strcpy(t_person.s_firstname, "Jonh"); </text:p>
            <text:p text:style-name="P101"><text:s text:c="4"/>strcpy(t_person.s_lastname, "right");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Bill"); </text:p>
            <text:p text:style-name="P101"><text:s text:c="4"/>strcpy(t_person.s_lastname, "killer");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Jonh"); </text:p>
            <text:p text:style-name="P101"><text:s text:c="4"/>strcpy(t_person.s_lastname, "sound");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Bin"); </text:p>
            <text:p text:style-name="P101"><text:s text:c="4"/>strcpy(t_person.s_lastname, "lee"); </text:p>
            <text:p text:style-name="P101"><text:s text:c="4"/>deque_push_back(pdeq_coll, &amp;t_person); </text:p>
            <text:p text:style-name="P101"><text:s text:c="4"/>memset(t_person.s_firstname, '\0', 21); </text:p>
            <text:p text:style-name="P101"><text:s text:c="4"/>memset(t_person.s_lastname, '\0', 21); </text:p>
            <text:p text:style-name="P101"><text:s text:c="4"/>strcpy(t_person.s_firstname, "Lee"); </text:p>
            <text:p text:style-name="P101"><text:s text:c="4"/>strcpy(t_person.s_lastname, "bird"); </text:p>
            <text:p text:style-name="P101"><text:s text:c="4"/>deque_push_back(pdeq_coll, &amp;t_person); </text:p>
            <text:p text:style-name="P101"/>
            <text:p text:style-name="P101"><text:s text:c="4"/>algo_for_each(deque_begin(pdeq_coll), deque_end(pdeq_coll), _print); </text:p>
            <text:p text:style-name="P101"><text:s text:c="4"/>printf("\n"); </text:p>
            <text:p text:style-name="P101"/>
            <text:p text:style-name="P101"><text:s text:c="4"/>algo_sort_if(deque_begin(pdeq_coll), deque_end(pdeq_coll),</text:p>
            <text:p text:style-name="P101"><text:s text:c="8"/>_person_sort_criterion); </text:p>
            <text:p text:style-name="P101"/>
            <text:p text:style-name="P101"><text:s text:c="4"/>algo_for_each(deque_begin(pdeq_coll), deque_end(pdeq_coll), _print);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59">输出的结果是：</text:p>
      <text:p text:style-name="P35">Jonh.right Bill.killer Jonh.sound Bin.lee Lee.bird </text:p>
      <text:p text:style-name="P35">Bill.killer Bin.lee Jonh.right Jonh.sound Lee.bird </text:p>
      <text:p text:style-name="P35">可以看出是按照<text:span text:style-name="T72">_person_sort_criterion()</text:span>制定的规则排序的。</text:p>
      <text:list xml:id="list327952713" text:continue-numbering="true" text:style-name="WW8Num13">
        <text:list-item>
          <text:list>
            <text:list-item>
              <text:list>
                <text:list-item>
                  <text:h text:style-name="P293" text:outline-level="3"><text:soft-page-break/>libcstl函数</text:h>
                </text:list-item>
              </text:list>
            </text:list-item>
          </text:list>
        </text:list-item>
      </text:list>
      <text:p text:style-name="P40"><text:span text:style-name="T55"><text:tab/></text:span><text:span text:style-name="T66">通过前面的例子我们知道可以通过自定义规则来扩展或者改变算法的行为，从而增强算法的能力和扩展性。那是不是只要使用自定义规则我们就要自己去编写新的规则呢？答案是否定的，因为</text:span><text:span text:style-name="T40">libcstl</text:span><text:span text:style-name="T66">库提供了大量的自定义规则，在这里我们把这些</text:span><text:span text:style-name="T40">libcstl</text:span><text:span text:style-name="T66">库预定以的自定义规则叫做</text:span><text:span text:style-name="T40">libcstl</text:span><text:span text:style-name="T66">函数，这些函数中一大部分是谓词。它们的形式都符合上面我们看到的算法接受的函数形式。要使用这些预定义的函数必须包含头文件：</text:span></text:p>
      <text:p text:style-name="P64">#include &lt;cstl/cfunctional.h&gt;</text:p>
      <text:p text:style-name="P42">下面是一个使用了<text:span text:style-name="T25">libcstl</text:span>预定义的二元函数的例子：</text:p>
      <table:table table:name="表格29" table:style-name="表格29">
        <table:table-column table:style-name="表格29.A"/>
        <text:soft-page-break/>
        <table:table-row>
          <table:table-cell table:style-name="表格29.A1" office:value-type="string">
            <text:p text:style-name="P101">/* </text:p>
            <text:p text:style-name="P101"><text:s/>* sort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include &lt;cstl/cfunctional.h&gt; </text:p>
            <text:p text:style-name="P101"/>
            <text:p text:style-name="P101">int main(int argc, char* argv[]) </text:p>
            <text:p text:style-name="P101">{ </text:p>
            <text:p text:style-name="P101"><text:s text:c="4"/>deque_t* pdeq_coll = create_deque(int); </text:p>
            <text:p text:style-name="P101"><text:s text:c="4"/>deque_iterator_t it_pos;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push_back(pdeq_coll, 34); </text:p>
            <text:p text:style-name="P101"><text:s text:c="4"/>deque_push_back(pdeq_coll, 22); </text:p>
            <text:p text:style-name="P101"><text:s text:c="4"/>deque_push_back(pdeq_coll, 90); </text:p>
            <text:p text:style-name="P101"><text:s text:c="4"/>deque_push_back(pdeq_coll, 51); </text:p>
            <text:p text:style-name="P101"><text:s text:c="4"/>deque_push_back(pdeq_coll, 11); </text:p>
            <text:p text:style-name="P101"><text:s text:c="4"/>deque_push_back(pdeq_coll, 47); </text:p>
            <text:p text:style-name="P101"><text:s text:c="4"/>deque_push_back(pdeq_coll, 33); </text:p>
            <text:p text:style-name="P101"/>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deque_begin(pdeq_coll), deque_end(pdeq_coll));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algo_sort_if(deque_begin(pdeq_coll), deque_end(pdeq_coll), fun_greater_int); </text:p>
            <text:p text:style-name="P101"><text:s text:c="4"/>for(it_pos = deque_begin(pdeq_coll); </text:p>
            <text:p text:style-name="P101"><text:s text:c="8"/>!iterator_equal(it_pos, deque_end(pdeq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48"/>
      <text:p text:style-name="P42">在向<text:span text:style-name="T43">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5">34 22 90 51 11 47 33 </text:p>
      <text:p text:style-name="P35">11 22 33 34 47 51 90 </text:p>
      <text:p text:style-name="P35">90 51 47 34 33 22 11 </text:p>
      <text:list xml:id="list1507430340" text:continue-numbering="true" text:style-name="WW8Num13">
        <text:list-item>
          <text:list>
            <text:list-item>
              <text:h text:style-name="P278" text:outline-level="2"><text:span text:style-name="T23">libcstl容器</text:span>的使用过程</text:h>
              <text:list>
                <text:list-item>
                  <text:h text:style-name="P285" text:outline-level="3">libcstl容器的使用过程</text:h>
                </text:list-item>
              </text:list>
            </text:list-item>
          </text:list>
        </text:list-item>
      </text:list>
      <text:p text:style-name="P40"><text:span text:style-name="T29"><text:tab/></text:span><text:span text:style-name="T26">libcstl</text:span><text:span text:style-name="T59">提供定义的一系列的新类型，包括容器，容器适配器，迭代器，工具类型，函数类型。其中容器(序列容器</text:span><text:soft-page-break/><text:span text:style-name="T37">vector_t，deque_t，list_t，slist_t，</text:span><text:span text:style-name="T59">关联容器</text:span><text:span text:style-name="T37">set_t，map_t，multiset_t，multimap_t，hash_set_t，hash_map_t，</text:span><text:span text:style-name="T59"> </text:span><text:span text:style-name="T37">hash_multiset_t，</text:span><text:span text:style-name="T59">容器适配器</text:span><text:span text:style-name="T37">stack_t，queue_t，priority_queue_t，</text:span><text:span text:style-name="T59">字符串</text:span><text:span text:style-name="T37">string_t</text:span><text:span text:style-name="T59">)和工具类型中的</text:span><text:span text:style-name="T37">pair_t</text:span><text:span text:style-name="T59">在使用的时候都要遵循以下的过程：</text:span></text:p>
      <text:p text:style-name="P42"><text:tab/>首先要创建一个容器，然后初始化，使用完成后要销毁。下面以<text:span text:style-name="T23">vector_t</text:span>为例：</text:p>
      <text:list xml:id="list1963831747" text:style-name="L50">
        <text:list-item>
          <text:p text:style-name="P210">创建</text:p>
        </text:list-item>
      </text:list>
      <text:p text:style-name="P42"><text:tab/>使用<text:span text:style-name="T23">vector_t</text:span>之前要根据容器中存储的数据的类型创建容器，如果要存储<text:span text:style-name="T23">int</text:span>类型的数据调用<text:span text:style-name="T23">create_vector()</text:span>函数：</text:p>
      <text:p text:style-name="P64">vector_t* pvec_coll = create_vector(int);</text:p>
      <text:p text:style-name="P42">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779422716" text:style-name="L51">
        <text:list-item>
          <text:p text:style-name="P211">初始化</text:p>
        </text:list-item>
      </text:list>
      <text:p text:style-name="P42"><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40"><text:span text:style-name="T59"><text:tab/>例如</text:span><text:span text:style-name="T37">vector_t</text:span><text:span text:style-name="T59">有</text:span><text:span text:style-name="T37">vector_init()，vector_init_n()，vector_init_elem()，vector_init_copy()，vector_init_copy_range()</text:span><text:span text:style-name="T59"> </text:span><text:span text:style-name="T37">5</text:span><text:span text:style-name="T59">个初始化函数，它们根据不同的方式对</text:span><text:span text:style-name="T37">vector_t</text:span><text:span text:style-name="T59">容器进行初始化，在创建</text:span><text:span text:style-name="T37">vector_t</text:span><text:span text:style-name="T59">容器后可以调用其中的任意一个，但是只能调用一次，如果对一个容器类型初始化多次那么程序的行为是未定义的：</text:span></text:p>
      <text:p text:style-name="P64">vector_init_n(pvec_coll, 100);</text:p>
      <text:p text:style-name="P42">初始化<text:span text:style-name="T23">vector_t</text:span>后容器中有<text:span text:style-name="T23">100</text:span>个元素，每个元素的值都是<text:span text:style-name="T23">0</text:span>。</text:p>
      <text:list xml:id="list1056017969" text:style-name="L52">
        <text:list-item>
          <text:p text:style-name="P212">销毁</text:p>
        </text:list-item>
      </text:list>
      <text:p text:style-name="P42"><text:tab/><text:span text:style-name="T23">vector_t</text:span>使用完毕后一定要销毁，如果未销毁那么容器所占的内存就不会被释放。每一个容器都有销毁函数如：</text:p>
      <text:p text:style-name="P64">vector_destroy(pvec_coll);</text:p>
      <text:p text:style-name="P64"/>
      <text:list xml:id="list1428579125" text:continue-list="list1507430340" text:style-name="WW8Num13">
        <text:list-item>
          <text:list>
            <text:list-item>
              <text:list>
                <text:list-item>
                  <text:h text:style-name="P284" text:outline-level="3">数据类型的使用</text:h>
                </text:list-item>
              </text:list>
            </text:list-item>
          </text:list>
        </text:list-item>
      </text:list>
      <text:p text:style-name="P64"><text:tab/><text:span text:style-name="T42">l</text:span><text:span text:style-name="T44">ibcstl 2.0</text:span><text:span text:style-name="T63">版本对数据类型的处理做了很大改进，现在能够处理任何数据类型，</text:span><text:span text:style-name="T44">libcstl</text:span><text:span text:style-name="T63">将数据类型分为三类：</text:span></text:p>
      <text:list xml:id="list582333885" text:style-name="L53">
        <text:list-item>
          <text:p text:style-name="P260"><text:span text:style-name="T44">C</text:span><text:span text:style-name="T63">语言内建类型</text:span></text:p>
        </text:list-item>
      </text:list>
      <text:p text:style-name="P64"><text:span text:style-name="T63"><text:tab/></text:span><text:span text:style-name="T44">C</text:span><text:span text:style-name="T63">语言支持的基本类型如，</text:span><text:span text:style-name="T44">int</text:span><text:span text:style-name="T63">, </text:span><text:span text:style-name="T44">double</text:span><text:span text:style-name="T63">, </text:span><text:span text:style-name="T44">long</text:span><text:span text:style-name="T63">, </text:span><text:span text:style-name="T44">char</text:span><text:span text:style-name="T63">等，</text:span><text:span text:style-name="T44">C</text:span><text:span text:style-name="T63">字符串也属于这一类。</text:span></text:p>
      <text:list xml:id="list523281300" text:style-name="L54">
        <text:list-item>
          <text:p text:style-name="P261"><text:span text:style-name="T44">libcstl</text:span><text:span text:style-name="T63">内建类型</text:span></text:p>
        </text:list-item>
      </text:list>
      <text:p text:style-name="P64"><text:span text:style-name="T63"><text:tab/></text:span><text:span text:style-name="T44">libcstl</text:span><text:span text:style-name="T63">库内部的容器类型，迭代器类型等等。</text:span></text:p>
      <text:list xml:id="list529346974" text:style-name="L55">
        <text:list-item>
          <text:p text:style-name="P213">用户自定义类型</text:p>
        </text:list-item>
      </text:list>
      <text:p text:style-name="P64"><text:tab/><text:span text:style-name="T65">用户自己定义的结构，联合，枚举或者重定义的类型。</text:span></text:p>
      <text:p text:style-name="P64"/>
      <text:p text:style-name="P64"><text:tab/><text:span text:style-name="T65">对于前两种类型可以在创建容器中直接使用如：</text:span></text:p>
      <text:p text:style-name="P65">vector_t* pvec_coll = create_vector(int);</text:p>
      <text:p text:style-name="P65">vector_t* pvec_coll = create_vector(double);</text:p>
      <text:p text:style-name="P65">vector_t* pvec_coll = create_vector(char*);</text:p>
      <text:p text:style-name="P65">vector_t* pvec_coll = create_vector(list_t&lt;int&gt;);</text:p>
      <text:p text:style-name="P64"><text:span text:style-name="T65">等等(这里创建保存</text:span><text:span text:style-name="T44">libcstl</text:span><text:span text:style-name="T63">内建类型的容器时类型的描述有些特别，我会在第十章中详细介绍</text:span><text:span text:style-name="T65">)。但是对于用户自定义类型这样的方式就会创建失败，如有一种用户自定义类型</text:span><text:span text:style-name="T42">abc_t</text:span><text:span text:style-name="T65">，现在要创建一个保存</text:span><text:span text:style-name="T42">abc_t</text:span><text:span text:style-name="T65">类型的</text:span><text:span text:style-name="T42">vector_t</text:span><text:span text:style-name="T65">容器：</text:span></text:p>
      <text:p text:style-name="P65">vector_t* pvec_coll = create_vector(abc_t);</text:p>
      <text:p text:style-name="P64"><text:soft-page-break/><text:span text:style-name="T65">直接这样创建 </text:span><text:span text:style-name="T42">pvec_coll一定为NULL，因为libcstl库并不知道关于abc_t类型的任何信息。要使用这种新类型就必须在使用它之前注册这种类型：</text:span></text:p>
      <text:p text:style-name="P65">type_register(abc_t, abc_init, abc_copy, abc_less, abc_destroy);</text:p>
      <text:p text:style-name="P35">注册之后libcstl就知道了该类型的信息如初始化方法abc_init，拷贝方法abc_copy，比较规则abc_less，销毁方法abc_destroy，这样就可以使用这个类型了而且是“一次注册到处使用”。具体在第十章中介绍类型机制。</text:p>
      <text:p text:style-name="P70"/>
      <text:list xml:id="list2164198634" text:continue-list="list1428579125" text:style-name="WW8Num13">
        <text:list-item>
          <text:h text:style-name="P269" text:outline-level="1"><text:span text:style-name="T23">libcstl</text:span>工具类型</text:h>
        </text:list-item>
      </text:list>
      <text:p text:style-name="P57"><text:span text:style-name="T58"><text:tab/><text:tab/>为了使用方便，</text:span><text:span text:style-name="T36">libcstl</text:span><text:span text:style-name="T58">提供了很多实用的小工具类型。使用这些小工具的时候几乎没有什么开销，有的甚至不需要为了使用它特意的去包含特殊的头文件。这些工具类型包括</text:span><text:span text:style-name="T36">libcstl</text:span><text:span text:style-name="T58">定义的布尔类型</text:span><text:span text:style-name="T36">bool_t</text:span><text:span text:style-name="T58">，用于保存对数据的</text:span><text:span text:style-name="T36">pair_t</text:span><text:span text:style-name="T58">，用于表示数据区间的</text:span><text:span text:style-name="T36">range_t</text:span><text:span text:style-name="T58">。</text:span></text:p>
      <text:p text:style-name="P58"/>
      <text:list xml:id="list2087371028" text:continue-numbering="true" text:style-name="WW8Num13">
        <text:list-item>
          <text:list>
            <text:list-item>
              <text:h text:style-name="P275" text:outline-level="2">bool_t</text:h>
            </text:list-item>
          </text:list>
        </text:list-item>
      </text:list>
      <text:p text:style-name="P40"><text:span text:style-name="T18"><text:tab/></text:span><text:span text:style-name="T15">标准</text:span><text:span text:style-name="T26">C</text:span><text:span text:style-name="T15">语言中是没有布尔类型的，</text:span><text:span text:style-name="T59">为了使用方便和能够清楚的表达布尔的语义，</text:span><text:span text:style-name="T26">libcstl</text:span><text:span text:style-name="T59">引入了一个新的工具类型</text:span><text:span text:style-name="T37">bool_t</text:span><text:span text:style-name="T59">来表示布尔值，同时定义了</text:span><text:span text:style-name="T37">true</text:span><text:span text:style-name="T59">, </text:span><text:span text:style-name="T37">TRUE</text:span><text:span text:style-name="T59">, </text:span><text:span text:style-name="T37">false</text:span><text:span text:style-name="T59">, </text:span><text:span text:style-name="T37">FLASE。使用bool_t类型不需要包含特殊的头文件，</text:span><text:span text:style-name="T59">包含任何一个</text:span><text:span text:style-name="T26">libcstl</text:span><text:span text:style-name="T59">头文件就可以使用</text:span><text:span text:style-name="T37">bool_t</text:span><text:span text:style-name="T59">了。</text:span></text:p>
      <text:list xml:id="list1404224789" text:continue-numbering="true" text:style-name="WW8Num13">
        <text:list-item>
          <text:list>
            <text:list-item>
              <text:h text:style-name="P279" text:outline-level="2">pair_t</text:h>
            </text:list-item>
          </text:list>
        </text:list-item>
      </text:list>
      <text:p text:style-name="P40"><text:span text:style-name="T59"><text:tab/>在前面的章节中已经知道映射，多重映射等是以键/值对这样的形式保存数据的，但是实际存储在容器中的值却是</text:span><text:span text:style-name="T37">pair_t</text:span><text:span text:style-name="T59">类型，有它来管理键/值对。不只是键/值对，所有成对的数据可以使用</text:span><text:span text:style-name="T37">pair_t</text:span><text:span text:style-name="T59">类型来描述。</text:span><text:span text:style-name="T37">pair_t</text:span><text:span text:style-name="T59">不是容器所以它不能够保存多对数据，一个</text:span><text:span text:style-name="T37">pair_t</text:span><text:span text:style-name="T59">只能保存一对数据。使用</text:span><text:span text:style-name="T37">pair_t</text:span><text:span text:style-name="T59">要求包含头文件：</text:span></text:p>
      <text:p text:style-name="P64">#include &lt;cstl/cutility.h&gt;</text:p>
      <text:p text:style-name="P70">但是如果程序已经包含了头文件</text:p>
      <text:p text:style-name="P72"><text:span text:style-name="T55">#include &lt;cstl/cmap.h&gt; </text:span><text:span text:style-name="T66">或者 </text:span><text:span text:style-name="T55">#include &lt;cstl/chash_map.h&gt;</text:span></text:p>
      <text:p text:style-name="P71"><text:span text:style-name="T59">就不必包含</text:span><text:span text:style-name="T56">&lt;cstl/cutility.h&gt;</text:span><text:span text:style-name="T59">头文件了，这是因为映射容器要用到</text:span><text:span text:style-name="T37">pair_t</text:span><text:span text:style-name="T59">，在它的头文件中已经包含了</text:span><text:span text:style-name="T56">&lt;cstl/cutility.h&gt;</text:span><text:span text:style-name="T59">头文件了。</text:span></text:p>
      <text:p text:style-name="P70"/>
      <text:list xml:id="list1518440413" text:continue-numbering="true" text:style-name="WW8Num13">
        <text:list-item>
          <text:list>
            <text:list-item>
              <text:list>
                <text:list-item>
                  <text:h text:style-name="P287" text:outline-level="3"><text:span text:style-name="T23">pair_t</text:span>的使用过程</text:h>
                </text:list-item>
              </text:list>
            </text:list-item>
          </text:list>
        </text:list-item>
      </text:list>
      <text:p text:style-name="P40"><text:span text:style-name="T59"><text:tab/>虽然</text:span><text:span text:style-name="T37">pair_t</text:span><text:span text:style-name="T59">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40"><text:span text:style-name="T59"><text:tab/>上面的表格列出了</text:span><text:span text:style-name="T37">pair_t</text:span><text:span text:style-name="T59">创建，初始化和销毁的函数(本书中只类出了讲解相关的函数并且没有具体参数，全面俩解各个操作函数和参数的情况请参考《</text:span><text:span text:style-name="T37">The libcstl Library Reference Manual</text:span><text:span text:style-name="T59">》)。</text:span></text:p>
      <text:p text:style-name="P52"/>
      <text:list xml:id="list558997783" text:continue-numbering="true" text:style-name="WW8Num13">
        <text:list-item>
          <text:list>
            <text:list-item>
              <text:list>
                <text:list-item>
                  <text:h text:style-name="P291" text:outline-level="3"><text:span text:style-name="T23">pair_t</text:span>的主要操作</text:h>
                </text:list-item>
              </text:list>
            </text:list-item>
          </text:list>
        </text:list-item>
      </text:list>
      <text:p text:style-name="P40"><text:span text:style-name="T59"><text:tab/></text:span><text:span text:style-name="T37">pair_t</text:span><text:span text:style-name="T59">是表示一对数据的，所以通过</text:span><text:span text:style-name="T37">pair_t</text:span><text:span text:style-name="T59">类型我们应该能够获得和设置这两个数据。依据这样的要求</text:span><text:span text:style-name="T37">pair_t</text:span><text:span text:style-name="T59">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98"><text:tab/>通过上面的操作函数我们就能够自由的使用<text:span text:style-name="T23">pair_t</text:span>中的数据了。</text:p>
      <text:p text:style-name="P98"><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81"><text:span text:style-name="T66">除了这些以外</text:span><text:span text:style-name="T40">pair_t</text:span><text:span text:style-name="T66">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61"><text:span text:style-name="T59"><text:tab/></text:span><text:span text:style-name="T37">pair_t</text:span><text:span text:style-name="T59">的比较过程都是首先比较第一个数据，当第一个数据是大于关系的时候整个关系操作就是大于关系，小于也如此，只有等于的时候再比较第二个数据，只有两个数据都相等的时候两个</text:span><text:span text:style-name="T37">pair_t</text:span><text:span text:style-name="T59">才相等。</text:span></text:p>
      <text:list xml:id="list739756059" text:continue-numbering="true" text:style-name="WW8Num13">
        <text:list-item>
          <text:list>
            <text:list-item>
              <text:list>
                <text:list-item>
                  <text:h text:style-name="P289" text:outline-level="3"><text:span text:style-name="T73">pair_t的应用实例</text:span><text:span text:style-name="T59"><text:tab/></text:span></text:h>
                </text:list-item>
              </text:list>
            </text:list-item>
          </text:list>
        </text:list-item>
      </text:list>
      <text:p text:style-name="P61"><text:span text:style-name="T59"><text:tab/>上面列举了有关</text:span><text:span text:style-name="T37">pair_t</text:span><text:span text:style-name="T59">的操作函数，下面用例子来演示以下如何使用</text:span><text:span text:style-name="T37">pair_t</text:span><text:span text:style-name="T59">:</text:span></text:p>
      <table:table table:name="表格34" table:style-name="表格34">
        <table:table-column table:style-name="表格34.A"/>
        <text:soft-page-break/>
        <table:table-row>
          <table:table-cell table:style-name="表格34.A1" office:value-type="string">
            <text:p text:style-name="P101">/* </text:p>
            <text:p text:style-name="P101"><text:s/>* pair1.c </text:p>
            <text:p text:style-name="P101"><text:s/>* compile with : -lcstl </text:p>
            <text:p text:style-name="P101"><text:s/>*/ </text:p>
            <text:p text:style-name="P101"/>
            <text:p text:style-name="P101">#include &lt;stdio.h&gt; </text:p>
            <text:p text:style-name="P101">#include &lt;cstl/cutility.h&gt; </text:p>
            <text:p text:style-name="P101"/>
            <text:p text:style-name="P101">int main(int argc, char* argv[]) </text:p>
            <text:p text:style-name="P101">{ </text:p>
            <text:p text:style-name="P101"><text:s text:c="4"/>pair_t* ppair_p1 = create_pair(int, double); </text:p>
            <text:p text:style-name="P101"><text:s text:c="4"/>pair_t* ppair_p2 = create_pair(int, double); </text:p>
            <text:p text:style-name="P101"><text:s text:c="4"/>pair_t* ppair_p3 = create_pair(int, double); </text:p>
            <text:p text:style-name="P101"/>
            <text:p text:style-name="P101"><text:s text:c="4"/>if(ppair_p1 == NULL || ppair_p2 == NULL || ppair_p3 == NULL) </text:p>
            <text:p text:style-name="P101"><text:s text:c="4"/>{ </text:p>
            <text:p text:style-name="P101"><text:s text:c="8"/>return -1; </text:p>
            <text:p text:style-name="P101"><text:s text:c="4"/>} </text:p>
            <text:p text:style-name="P101"/>
            <text:p text:style-name="P101"><text:s text:c="4"/>pair_init(ppair_p1); </text:p>
            <text:p text:style-name="P101"><text:s text:c="4"/>pair_init_elem(ppair_p2, 10, 1.1e-2); </text:p>
            <text:p text:style-name="P101"><text:s text:c="4"/>pair_init_copy(ppair_p3, ppair_p2); </text:p>
            <text:p text:style-name="P101"/>
            <text:p text:style-name="P101"><text:s text:c="4"/>printf("Original pair:\n"); </text:p>
            <text:p text:style-name="P101"><text:s text:c="4"/>printf("p1(%d, %lf)\n", </text:p>
            <text:p text:style-name="P101"><text:s text:c="8"/>*(int*)pair_first(ppair_p1), </text:p>
            <text:p text:style-name="P101"><text:s text:c="8"/>*(double*)pair_second(ppair_p1)); </text:p>
            <text:p text:style-name="P101"><text:s text:c="4"/>printf("p2(%d, %lf)\n", </text:p>
            <text:p text:style-name="P101"><text:s text:c="8"/>*(int*)pair_first(ppair_p2), </text:p>
            <text:p text:style-name="P101"><text:s text:c="8"/>*(double*)pair_second(ppair_p2)); </text:p>
            <text:p text:style-name="P101"><text:s text:c="4"/>printf("p3(%d, %lf)\n", </text:p>
            <text:p text:style-name="P101"><text:s text:c="8"/>*(int*)pair_first(ppair_p3), </text:p>
            <text:p text:style-name="P101"><text:s text:c="8"/>*(double*)pair_second(ppair_p3)); </text:p>
            <text:p text:style-name="P101"/>
            <text:p text:style-name="P101"><text:s text:c="4"/>pair_make(ppair_p1, 10, 2.222); </text:p>
            <text:p text:style-name="P101"><text:s text:c="4"/>pair_assign(ppair_p3, ppair_p1); </text:p>
            <text:p text:style-name="P101"><text:s text:c="4"/>printf("After modifying:\n"); </text:p>
            <text:p text:style-name="P101"><text:s text:c="4"/>printf("p1(%d, %lf)\n", </text:p>
            <text:p text:style-name="P101"><text:s text:c="8"/>*(int*)pair_first(ppair_p1), </text:p>
            <text:p text:style-name="P101"><text:s text:c="8"/>*(double*)pair_second(ppair_p1)); </text:p>
            <text:p text:style-name="P101"><text:s text:c="4"/>printf("p2(%d, %lf)\n", </text:p>
            <text:p text:style-name="P101"><text:s text:c="8"/>*(int*)pair_first(ppair_p2), </text:p>
            <text:p text:style-name="P101"><text:s text:c="8"/>*(double*)pair_second(ppair_p2)); </text:p>
            <text:p text:style-name="P101"><text:s text:c="4"/>printf("p3(%d, %lf)\n", </text:p>
            <text:p text:style-name="P101"><text:s text:c="8"/>*(int*)pair_first(ppair_p3), </text:p>
            <text:p text:style-name="P101"><text:s text:c="8"/>*(double*)pair_second(ppair_p3)); </text:p>
            <text:p text:style-name="P101"/>
            <text:p text:style-name="P101"><text:s text:c="4"/>printf("Compare:\n"); </text:p>
            <text:p text:style-name="P101"><text:s text:c="4"/>if(pair_equal(ppair_p1, ppair_p3)) </text:p>
            <text:p text:style-name="P101"><text:s text:c="4"/>{ </text:p>
            <text:p text:style-name="P101"><text:s text:c="8"/>printf("p1(%d, %lf) ==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else </text:p>
            <text:p text:style-name="P101"><text:s text:c="4"/>{ </text:p>
            <text:p text:style-name="P101"><text:s text:c="8"/>printf("p1(%d, %lf) !=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if(pair_not_equal(ppair_p1, ppair_p2)) </text:p>
            <text:p text:style-name="P101"><text:s text:c="4"/>{ </text:p>
            <text:p text:style-name="P101"><text:s text:c="8"/>printf("p1(%d, %lf) !=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text:s text:c="4"/>else </text:p>
            <text:p text:style-name="P101"><text:s text:c="4"/>{ </text:p>
            <text:p text:style-name="P101"><text:s text:c="8"/>printf("p1(%d, %lf) ==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
            <text:p text:style-name="P101"><text:s text:c="4"/>pair_make(ppair_p1, 22, 35.2); </text:p>
            <text:p text:style-name="P101"><text:s text:c="4"/>pair_make(ppair_p2, 62, 35.2); </text:p>
            <text:p text:style-name="P101"><text:s text:c="4"/>pair_make(ppair_p3, 22, 70.0); </text:p>
            <text:p text:style-name="P101"><text:s text:c="4"/>if(pair_less(ppair_p1, ppair_p2)) </text:p>
            <text:p text:style-name="P101"><text:s text:c="4"/>{ </text:p>
            <text:p text:style-name="P101"><text:s text:c="8"/>printf("p1(%d, %lf) &lt;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text:s text:c="4"/>else </text:p>
            <text:p text:style-name="P101"><text:s text:c="4"/>{ </text:p>
            <text:p text:style-name="P101"><text:s text:c="8"/>printf("p1(%d, %lf) &gt;= p2(%d, %lf)\n", </text:p>
            <text:p text:style-name="P101"><text:s text:c="12"/>*(int*)pair_first(ppair_p1), </text:p>
            <text:p text:style-name="P101"><text:s text:c="12"/>*(double*)pair_second(ppair_p1), </text:p>
            <text:p text:style-name="P101"><text:s text:c="12"/>*(int*)pair_first(ppair_p2), </text:p>
            <text:p text:style-name="P101"><text:s text:c="12"/>*(double*)pair_second(ppair_p2)); </text:p>
            <text:p text:style-name="P101"><text:s text:c="4"/>} </text:p>
            <text:p text:style-name="P101"><text:s text:c="4"/>if(pair_less(ppair_p1, ppair_p3)) </text:p>
            <text:p text:style-name="P101"><text:s text:c="4"/>{ </text:p>
            <text:p text:style-name="P101"><text:s text:c="8"/>printf("p1(%d, %lf) &lt;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text:s text:c="4"/>else </text:p>
            <text:p text:style-name="P101"><text:s text:c="4"/>{ </text:p>
            <text:p text:style-name="P101"><text:s text:c="8"/>printf("p1(%d, %lf) &gt;= p3(%d, %lf)\n", </text:p>
            <text:p text:style-name="P101"><text:s text:c="12"/>*(int*)pair_first(ppair_p1), </text:p>
            <text:p text:style-name="P101"><text:s text:c="12"/>*(double*)pair_second(ppair_p1), </text:p>
            <text:p text:style-name="P101"><text:s text:c="12"/>*(int*)pair_first(ppair_p3), </text:p>
            <text:p text:style-name="P101"><text:s text:c="12"/>*(double*)pair_second(ppair_p3)); </text:p>
            <text:p text:style-name="P101"><text:s text:c="4"/>} </text:p>
            <text:p text:style-name="P101"/>
            <text:p text:style-name="P101"><text:s text:c="4"/>pair_destroy(ppair_p1); </text:p>
            <text:p text:style-name="P101"><text:s text:c="4"/>pair_destroy(ppair_p2); </text:p>
            <text:p text:style-name="P101"><text:s text:c="4"/>pair_destroy(ppair_p3); </text:p>
            <text:p text:style-name="P101"/>
            <text:p text:style-name="P101"><text:s text:c="4"/>return 0; </text:p>
            <text:p text:style-name="P101">}</text:p>
          </table:table-cell>
        </table:table-row>
      </table:table>
      <text:p text:style-name="P59">这个例子的输出结果：</text:p>
      <text:p text:style-name="P35">Original pair: </text:p>
      <text:p text:style-name="P35">p1(0, 0.000000) </text:p>
      <text:p text:style-name="P35">p2(10, 0.011000) </text:p>
      <text:p text:style-name="P35">p3(10, 0.011000) </text:p>
      <text:p text:style-name="P35">After modifying: </text:p>
      <text:p text:style-name="P35">p1(10, 2.222000) </text:p>
      <text:p text:style-name="P35">p2(10, 0.011000) </text:p>
      <text:p text:style-name="P35"><text:soft-page-break/>p3(10, 2.222000) </text:p>
      <text:p text:style-name="P35">Compare: </text:p>
      <text:p text:style-name="P35">p1(10, 2.222000) == p3(10, 2.222000) </text:p>
      <text:p text:style-name="P35">p1(10, 2.222000) != p2(10, 0.011000) </text:p>
      <text:p text:style-name="P35">p1(22, 35.200000) &lt; p2(62, 35.200000) </text:p>
      <text:p text:style-name="P35">p1(22, 35.200000) &lt; p3(22, 70.000000)</text:p>
      <text:p text:style-name="P48"/>
      <text:list xml:id="list672175196" text:continue-numbering="true" text:style-name="WW8Num13">
        <text:list-item>
          <text:list>
            <text:list-item>
              <text:h text:style-name="P275" text:outline-level="2">range_t</text:h>
            </text:list-item>
          </text:list>
        </text:list-item>
      </text:list>
      <text:p text:style-name="P59"><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59"><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59">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48"/>
      <text:p text:style-name="P48"/>
      <text:list xml:id="list1877258041" text:continue-numbering="true" text:style-name="WW8Num13">
        <text:list-item>
          <text:h text:style-name="P269" text:outline-level="1"><text:span text:style-name="T23">libcstl</text:span>容器</text:h>
        </text:list-item>
      </text:list>
      <text:p text:style-name="P40"><text:span text:style-name="T15"><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1564311432" text:continue-numbering="true" text:style-name="WW8Num13">
        <text:list-item>
          <text:list>
            <text:list-item>
              <text:h text:style-name="P278" text:outline-level="2">容器的特点和共同的操作</text:h>
            </text:list-item>
          </text:list>
        </text:list-item>
      </text:list>
      <text:p text:style-name="P59"><text:tab/>在详细讨论各个容器之前我们先来讨论下一容器的共同特点和共同的操作。</text:p>
      <text:list xml:id="list1016832866" text:continue-numbering="true" text:style-name="WW8Num13">
        <text:list-item>
          <text:list>
            <text:list-item>
              <text:list>
                <text:list-item>
                  <text:h text:style-name="P283" text:outline-level="3"><text:soft-page-break/>容器的共同特点</text:h>
                </text:list-item>
              </text:list>
            </text:list-item>
          </text:list>
        </text:list-item>
      </text:list>
      <text:p text:style-name="P59"><text:tab/>各种类型的容器它们都有如下的共同特点:</text:p>
      <text:list xml:id="list2153785765" text:style-name="L56">
        <text:list-item>
          <text:p text:style-name="P214">容器中保存的是数据的拷贝</text:p>
        </text:list-item>
      </text:list>
      <text:p text:style-name="P61"><text:span text:style-name="T59"><text:tab/>容器中保存的都是数据的拷贝，而不是指向实际数据的指针，这样就要求数据本身都是有明确的拷贝操作函数的。对于</text:span><text:span text:style-name="T37">C</text:span><text:span text:style-name="T59">内建类型和</text:span><text:span text:style-name="T37">libcstl</text:span><text:span text:style-name="T59">内建类型库本身提供了这些类型的拷贝操作，但是对于用户自定义类型就要求在注册这个类型的时候提供拷贝操作函数，如果没有提供拷贝操作函数，那么</text:span><text:span text:style-name="T37">libcstl</text:span><text:span text:style-name="T59">库会提供一个默认的拷贝操作，这样的话有些自定义类型的拷贝操作就不准确了。</text:span></text:p>
      <text:list xml:id="list183518453" text:style-name="L57">
        <text:list-item>
          <text:p text:style-name="P215">数据能够初始化和销毁</text:p>
        </text:list-item>
      </text:list>
      <text:p text:style-name="P61"><text:span text:style-name="T59"><text:tab/>这是因为在容器中插入新数据时要求对数据进行初始化，在删除数据的时候要对数据进行销毁。因为对于一个特定的数据类型，只有定义数据类型的人最清除数据内部的情况，</text:span><text:span text:style-name="T37">libcstl</text:span><text:span text:style-name="T59">库本身并不知道数据内部的事情，要求有初始化和销毁操作是为了保证数据能够在被创建和销毁的过程中做很多操作。有可能数据在初始化的时候要申请资源在销毁的时候要释放资源。</text:span></text:p>
      <text:list xml:id="list700275899" text:style-name="L58">
        <text:list-item>
          <text:p text:style-name="P216">数据的比较操作</text:p>
        </text:list-item>
      </text:list>
      <text:p text:style-name="P59"><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1362591493" text:style-name="L59">
        <text:list-item>
          <text:p text:style-name="P217">操作函数并非安全</text:p>
        </text:list-item>
      </text:list>
      <text:p text:style-name="P59"><text:tab/>容器的操作函数并非安全，用户要保证传入操作函数的参数是合法并且有效的，非法或者是无效的参数导致操作函数的行为未定义。</text:p>
      <text:list xml:id="list241429764" text:continue-list="list1016832866" text:style-name="WW8Num13">
        <text:list-item>
          <text:list>
            <text:list-item>
              <text:list>
                <text:list-item>
                  <text:h text:style-name="P288" text:outline-level="3">容器的共同操作</text:h>
                </text:list-item>
              </text:list>
            </text:list-item>
          </text:list>
        </text:list-item>
      </text:list>
      <text:p text:style-name="P59"><text:tab/>无论是那种容器类型都有如下这几种操作：</text:p>
      <text:list xml:id="list541872984" text:style-name="L60">
        <text:list-item>
          <text:p text:style-name="P218">创建容器</text:p>
        </text:list-item>
      </text:list>
      <text:p text:style-name="P59"><text:tab/>容器在使用之前都要创建，创建是为了确定容器中保存数据的类型。</text:p>
      <text:list xml:id="list647099043" text:style-name="L61">
        <text:list-item>
          <text:p text:style-name="P219">初始化和销毁</text:p>
        </text:list-item>
      </text:list>
      <text:p text:style-name="P59"><text:tab/>初始化和销毁是为了申请和释放容器占用的资源，同时初始化和销毁还对容器中的数据进行了初始化和销毁。</text:p>
      <text:list xml:id="list281271730" text:style-name="L62">
        <text:list-item>
          <text:p text:style-name="P220">与数据数量有关的操作</text:p>
        </text:list-item>
      </text:list>
      <text:p text:style-name="P59"><text:tab/>每个容器都有下面三个与数据数量有关的操作函数。</text:p>
      <text:p text:style-name="P40"><text:span text:style-name="T66"><text:tab/></text:span><text:span text:style-name="T40">xxxx_size()</text:span></text:p>
      <text:p text:style-name="P59"><text:tab/>返回容器中数据的数量。</text:p>
      <text:p text:style-name="P40"><text:span text:style-name="T66"><text:tab/></text:span><text:span text:style-name="T40">xxxx_empty()</text:span></text:p>
      <text:p text:style-name="P59"><text:tab/>判断容器是否为空。</text:p>
      <text:p text:style-name="P40"><text:span text:style-name="T66"><text:tab/></text:span><text:span text:style-name="T40">xxxx_max_size()</text:span></text:p>
      <text:p text:style-name="P59"><text:tab/>返回容器可以容纳的数据的最大数量，这个值是一个与系统相关的常量，同时它还与保存在容器中的数据类型相关。</text:p>
      <text:list xml:id="list923548493" text:style-name="L63">
        <text:list-item>
          <text:p text:style-name="P221">比较操作</text:p>
        </text:list-item>
      </text:list>
      <text:p text:style-name="P59"><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330028980" text:style-name="L64">
        <text:list-item>
          <text:p text:style-name="P222"><text:soft-page-break/>赋值和交换</text:p>
        </text:list-item>
      </text:list>
      <text:p text:style-name="P59"><text:tab/>赋值是使用现有的数据将容器中原有的数据替换掉，交换就是交换两个容器中的内容。</text:p>
      <text:p text:style-name="P59"/>
      <text:list xml:id="list672974946" text:continue-list="list241429764" text:style-name="WW8Num13">
        <text:list-item>
          <text:list>
            <text:list-item>
              <text:h text:style-name="P279" text:outline-level="2">vector_t</text:h>
            </text:list-item>
          </text:list>
        </text:list-item>
      </text:list>
      <text:p text:style-name="P40"><text:span text:style-name="T17"><text:tab/></text:span><text:span text:style-name="T37">vector_t</text:span><text:span text:style-name="T59">容器类似一个动态的数组，但是它可以根据需要动态的生长。</text:span></text:p>
      <text:p text:style-name="P56"><draw:frame draw:style-name="fr3" draw:name="图形11" text:anchor-type="paragraph" svg:width="19.006cm" svg:height="2.473cm" draw:z-index="17"><draw:image xlink:href="Pictures/10000000000002C30000005C3F52F8AE.jpg" xlink:type="simple" xlink:show="embed" xlink:actuate="onLoad"/></draw:frame>图<text:span text:style-name="T23">4.1 vector_t</text:span>的结构</text:p>
      <text:p text:style-name="P40"><text:span text:style-name="T59">要使用</text:span><text:span text:style-name="T37">vector_t</text:span><text:span text:style-name="T59">必须包含头文件</text:span><text:span text:style-name="T71">&lt;cstl/cvector.h&gt;</text:span></text:p>
      <text:list xml:id="list263194934" text:continue-numbering="true" text:style-name="WW8Num13">
        <text:list-item>
          <text:list>
            <text:list-item>
              <text:list>
                <text:list-item>
                  <text:h text:style-name="P291" text:outline-level="3"><text:span text:style-name="T23">vector_t</text:span>的能力</text:h>
                </text:list-item>
              </text:list>
            </text:list-item>
          </text:list>
        </text:list-item>
      </text:list>
      <text:p text:style-name="P40"><text:span text:style-name="T55"><text:tab/></text:span><text:span text:style-name="T37">vector_t</text:span><text:span text:style-name="T59">将数据拷贝到内部的动态数组中，数据的顺序与插入的顺序有关与数据本身无关。</text:span><text:span text:style-name="T37">vector_t</text:span><text:span text:style-name="T59">是随机访问容器，可以使用下标随机访问容器中的数据，</text:span><text:span text:style-name="T37">vector_t</text:span><text:span text:style-name="T59">的迭代器也是随即访问迭代器。任何</text:span><text:span text:style-name="T26">libcstl</text:span><text:span text:style-name="T59">算法都可以作用于</text:span><text:span text:style-name="T37">vector_t</text:span><text:span text:style-name="T59">容器。</text:span></text:p>
      <text:p text:style-name="P42"><text:tab/>在<text:span text:style-name="T23">vector_t</text:span>末尾插入或删除数据效率很高，在中间或开头插入或删除数据效率很低，因为这样会移动大量数据。</text:p>
      <text:p text:style-name="P42"/>
      <text:list xml:id="list455042966" text:style-name="L65">
        <text:list-item>
          <text:p text:style-name="P223">尺寸和容量</text:p>
        </text:list-item>
      </text:list>
      <text:p text:style-name="P40"><text:span text:style-name="T55"><text:tab/></text:span><text:span text:style-name="T59">为数据分配更多的内存往往比分配正好的内存有更好的效率。为了正确和有效的使用</text:span><text:span text:style-name="T37">vector_t</text:span><text:span text:style-name="T59">必须理解尺寸和容量之间的关系。</text:span><text:span text:style-name="T37">vector_t</text:span><text:span text:style-name="T59">提供了一个函数</text:span><text:span text:style-name="T37">vector_size()</text:span><text:span text:style-name="T59">获得容器的尺寸，也就是实际保存的数据的个数，同时提供了一个</text:span><text:span text:style-name="T37">vector_capacity()</text:span><text:span text:style-name="T59">函数获得容器的容量，容量就是在</text:span><text:span text:style-name="T37">vector_t</text:span><text:span text:style-name="T59">不重新分配内存的情况下</text:span><text:span text:style-name="T37">vector_t</text:span><text:span text:style-name="T59">中能够保存的数据的总量。如果要保存的数据的个数超过的容器的容量，那么容器就会重新分配内存来容纳下这些数据。</text:span></text:p>
      <text:p text:style-name="P42"><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42"><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278618583" text:continue-list="list263194934" text:style-name="WW8Num13">
        <text:list-item>
          <text:list>
            <text:list-item>
              <text:list>
                <text:list-item>
                  <text:h text:style-name="P294" text:outline-level="3"><text:span text:style-name="T23">vector_t</text:span>的操作</text:h>
                </text:list-item>
              </text:list>
            </text:list-item>
          </text:list>
        </text:list-item>
      </text:list>
      <text:list xml:id="list777570396" text:style-name="L66">
        <text:list-item>
          <text:p text:style-name="P224">创建，初始化和销毁操作</text:p>
        </text:list-item>
      </text:list>
      <text:p text:style-name="P8"><text:tab/><text:span text:style-name="T61">上面已经提到了创建是为了确定</text:span><text:span text:style-name="T32">vector_t</text:span><text:span text:style-name="T61">中保存的数据类型，初始化是为</text:span><text:span text:style-name="T32">vector_t</text:span><text:span text:style-name="T61">保存数据申请资源，同时有多种方式初始化一个</text:span><text:span text:style-name="T32">vector_t</text:span><text:span text:style-name="T61">，如初始化一个空的</text:span><text:span text:style-name="T32">vector_t</text:span><text:span text:style-name="T61">，或者使用多个数据初始化一个</text:span><text:span text:style-name="T32">vector_t</text:span><text:span text:style-name="T61">等等，销毁是释放</text:span><text:span text:style-name="T32">vector_t</text:span><text:span text:style-name="T61">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62"><text:span text:style-name="T32">vector_init_copy_range()</text:span><text:span text:style-name="T20">中要求使用一个数据区间来初始化</text:span><text:span text:style-name="T32">vector_t，</text:span><text:span text:style-name="T20">这个区间必须属于另一个</text:span><text:span text:style-name="T32">vector_t</text:span><text:span text:style-name="T20">, </text:span><text:span text:style-name="T23">libcstl</text:span><text:span text:style-name="T20">不支持使用不同种类的数据区间进行初始化。</text:span></text:p>
      <text:p text:style-name="P42"/>
      <text:list xml:id="list823719626" text:style-name="L67">
        <text:list-item>
          <text:p text:style-name="P225">非质变操作</text:p>
        </text:list-item>
      </text:list>
      <text:p text:style-name="P40"><text:span text:style-name="T55"><text:tab/></text:span><text:span text:style-name="T59">质变操作是指修改容器数据，非质变操作就是指操作后容器种的数据内容和数量不会改变。</text:span><text:span text:style-name="T37">vector_t</text:span><text:span text:style-name="T59">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42"><text:tab/>这些函数中前面两个是与容器中数据的实际数量相关的，第三个函数的返回值是一个与系统和保存数据的类型相关的常数，后两个是与容器容量相关的函数。</text:p>
      <text:p text:style-name="P42"><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42"/>
      <text:list xml:id="list777607520" text:style-name="L68">
        <text:list-item>
          <text:p text:style-name="P226">赋值和交换</text:p>
        </text:list-item>
      </text:list>
      <table:table table:name="表格39" table:style-name="表格39">
        <table:table-column table:style-name="表格39.A"/>
        <table:table-column table:style-name="表格39.B"/>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42"><text:span text:style-name="T23">vector_assign_range()</text:span>也要求使用属于<text:span text:style-name="T23">vector_t</text:span>的数据区间。<text:span text:style-name="T23">vector_swap()</text:span>要求两个<text:span text:style-name="T23">vector_t</text:span>保存的数据类型是相同的否则导致函数的行为未定义。</text:p>
      <text:p text:style-name="P48"><text:soft-page-break/></text:p>
      <text:list xml:id="list1347803416" text:style-name="L69">
        <text:list-item>
          <text:p text:style-name="P227">数据访问</text:p>
        </text:list-item>
      </text:list>
      <text:p text:style-name="P40"><text:span text:style-name="T66"><text:tab/>数据的访问是直接对数据进行操作，这些函数返回的都是</text:span><text:span text:style-name="T40">void</text:span><text:span text:style-name="T66">*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42">对数据进行访问的时候要确保待访问的数据是存在的，访问不存在的数据结果是未定义的，例如使用了超出范围的下标或者要访问空<text:span text:style-name="T23">vector_t</text:span>中的第一个或者最后一个数据。</text:p>
      <text:p text:style-name="P42"/>
      <text:list xml:id="list2030151845" text:style-name="L70">
        <text:list-item>
          <text:p text:style-name="P202"><text:span text:style-name="T59">与</text:span><text:span text:style-name="T66">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48"><text:tab/><text:span text:style-name="T42">vector_t</text:span><text:span text:style-name="T65">的迭代器是随机访问迭代器，同时vector_t迭代器只有在下面这两种情况下才会失效：第一当在迭代器所指数据的前面出入了数据，第二整个容器的内存重新分配。</text:span></text:p>
      <text:p text:style-name="P48"/>
      <text:p text:style-name="P48"><text:tab/><text:span text:style-name="T65">插入和删除</text:span></text:p>
      <text:p text:style-name="P40"><text:span text:style-name="T55"><text:tab/></text:span><text:span text:style-name="T59">调用插入和删除函数是一定要保证迭代器或数据区间是有效的，否则操作函数行为未定义。插入或删除操作在下面的情况下更快一些：</text:span></text:p>
      <text:p text:style-name="P42"><text:tab/>在末尾插入或删除数据。</text:p>
      <text:p text:style-name="P42"><text:tab/>容量足够大。</text:p>
      <text:p text:style-name="P42"><text:tab/>一次操作比多次操作更快。</text:p>
      <text:p text:style-name="P42">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2144073243" text:continue-list="list278618583" text:style-name="WW8Num13">
        <text:list-item>
          <text:list>
            <text:list-item>
              <text:list>
                <text:list-item>
                  <text:h text:style-name="P291" text:outline-level="3"><text:soft-page-break/>将<text:span text:style-name="T23">vector_t</text:span>作为数组使用</text:h>
                </text:list-item>
              </text:list>
            </text:list-item>
          </text:list>
        </text:list-item>
      </text:list>
      <text:p text:style-name="P40"><text:span text:style-name="T55"><text:tab/></text:span><text:span text:style-name="T37">vector_t</text:span><text:span text:style-name="T59">内部是连续的内存空间，所以可以当作数组使用，不过使用时一定好注意越界的问题，下面是把</text:span><text:span text:style-name="T37">vector_t</text:span><text:span text:style-name="T59">当作数组使用的例子：</text:span></text:p>
      <table:table table:name="表格43" table:style-name="表格43">
        <table:table-column table:style-name="表格43.A"/>
        <table:table-row>
          <table:table-cell table:style-name="表格43.A1" office:value-type="string">
            <text:p text:style-name="P101">/* </text:p>
            <text:p text:style-name="P101"><text:s/>* vector2.c </text:p>
            <text:p text:style-name="P101"><text:s/>* compile with : -lcstl </text:p>
            <text:p text:style-name="P101"><text:s/>*/ </text:p>
            <text:p text:style-name="P101"/>
            <text:p text:style-name="P101">#include &lt;stdio.h&gt; </text:p>
            <text:p text:style-name="P101">#include &lt;string.h&gt; </text:p>
            <text:p text:style-name="P101">#include &lt;cstl/cvector.h&gt; </text:p>
            <text:p text:style-name="P101"/>
            <text:p text:style-name="P101">int main(int argc, char* argv[]) </text:p>
            <text:p text:style-name="P101">{ </text:p>
            <text:p text:style-name="P101"><text:s text:c="4"/>vector_t* pvec_coll = create_vector(char);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text:s text:c="4"/>vector_resize_elem(pvec_coll, 30, '\0'); </text:p>
            <text:p text:style-name="P101"/>
            <text:p text:style-name="P101"><text:s text:c="4"/>strcpy((char*)vector_at(pvec_coll, 0), "Hello World!"); </text:p>
            <text:p text:style-name="P101"><text:s text:c="4"/>printf("%s\n", (char*)vector_front(pvec_coll)); </text:p>
            <text:p text:style-name="P101"/>
            <text:p text:style-name="P101"><text:s text:c="4"/>vector_destroy(pvec_coll); </text:p>
            <text:p text:style-name="P101"/>
            <text:p text:style-name="P101"><text:s text:c="4"/>return 0; </text:p>
            <text:p text:style-name="P101">}</text:p>
          </table:table-cell>
        </table:table-row>
      </table:table>
      <text:p text:style-name="P48"/>
      <text:p text:style-name="P42">下面这句将<text:span text:style-name="T23">vector_t</text:span>视为数据并将数据拷贝到<text:span text:style-name="T23">vector_t</text:span>中</text:p>
      <text:p text:style-name="P102">strcpy((char*)vector_at(pvec_coll, 0), "Hello World!"); </text:p>
      <text:p text:style-name="P42">结果是:</text:p>
      <text:p text:style-name="P35">Hello World!</text:p>
      <text:list xml:id="list1271933885" text:continue-numbering="true" text:style-name="WW8Num13">
        <text:list-item>
          <text:list>
            <text:list-item>
              <text:list>
                <text:list-item>
                  <text:h text:style-name="P291" text:outline-level="3"><text:soft-page-break/><text:span text:style-name="T23">vector_t</text:span>的使用实例</text:h>
                </text:list-item>
              </text:list>
            </text:list-item>
          </text:list>
        </text:list-item>
      </text:list>
      <text:p text:style-name="P40"><text:span text:style-name="T55"><text:tab/></text:span><text:span text:style-name="T59">下面是</text:span><text:span text:style-name="T37">vector_t</text:span><text:span text:style-name="T59">的一个简单的使用实例：</text:span></text:p>
      <table:table table:name="表格44" table:style-name="表格44">
        <table:table-column table:style-name="表格44.A"/>
        <text:soft-page-break/>
        <table:table-row>
          <table:table-cell table:style-name="表格44.A1" office:value-type="string">
            <text:p text:style-name="P101">/* </text:p>
            <text:p text:style-name="P101"><text:s/>* vector3.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
            <text:p text:style-name="P101">static void _print(const void* cpv_input, void* pv_output) </text:p>
            <text:p text:style-name="P101">{ </text:p>
            <text:p text:style-name="P101"><text:s text:c="4"/>printf("%s ", (char*)cpv_input); </text:p>
            <text:p text:style-name="P101">} </text:p>
            <text:p text:style-name="P101"/>
            <text:p text:style-name="P101">int main(int argc, char* argv[]) </text:p>
            <text:p text:style-name="P101">{ </text:p>
            <text:p text:style-name="P101"><text:s text:c="4"/>vector_t* pvec_sentence = create_vector(char*); </text:p>
            <text:p text:style-name="P101"><text:s text:c="4"/>vector_iterator_t it_pos; </text:p>
            <text:p text:style-name="P101"/>
            <text:p text:style-name="P101"><text:s text:c="4"/>if(pvec_sentence == NULL) </text:p>
            <text:p text:style-name="P101"><text:s text:c="4"/>{ </text:p>
            <text:p text:style-name="P101"><text:s text:c="8"/>return -1; </text:p>
            <text:p text:style-name="P101"><text:s text:c="4"/>} </text:p>
            <text:p text:style-name="P101"/>
            <text:p text:style-name="P101"><text:s text:c="4"/>vector_init(pvec_sentence); </text:p>
            <text:p text:style-name="P101"/>
            <text:p text:style-name="P101"><text:s text:c="4"/>/* reserve memory for five elements to avoid reallocation */ </text:p>
            <text:p text:style-name="P101"><text:s text:c="4"/>vector_reserve(pvec_sentence, 5); </text:p>
            <text:p text:style-name="P101"/>
            <text:p text:style-name="P101"><text:s text:c="4"/>/* append some element */ </text:p>
            <text:p text:style-name="P101"><text:s text:c="4"/>vector_push_back(pvec_sentence, "Hello,"); </text:p>
            <text:p text:style-name="P101"><text:s text:c="4"/>vector_push_back(pvec_sentence, "how"); </text:p>
            <text:p text:style-name="P101"><text:s text:c="4"/>vector_push_back(pvec_sentence, "are"); </text:p>
            <text:p text:style-name="P101"><text:s text:c="4"/>vector_push_back(pvec_sentence, "you"); </text:p>
            <text:p text:style-name="P101"><text:s text:c="4"/>vector_push_back(pvec_sentence, "?"); </text:p>
            <text:p text:style-name="P101"/>
            <text:p text:style-name="P101"><text:s text:c="4"/>/* print all elements with space */ </text:p>
            <text:p text:style-name="P101"><text:s text:c="4"/>algo_for_each(vector_begin(pvec_sentence), vector_end(pvec_sentence), _print); </text:p>
            <text:p text:style-name="P101"><text:s text:c="4"/>printf("\n"); </text:p>
            <text:p text:style-name="P101"/>
            <text:p text:style-name="P101"><text:s text:c="4"/>/* print technial data */ </text:p>
            <text:p text:style-name="P101"><text:s text:c="4"/>printf("max size: %u\n", vector_max_size(pvec_sentence)); </text:p>
            <text:p text:style-name="P101"><text:s text:c="4"/>printf("size <text:s text:c="3"/>: %u\n", vector_size(pvec_sentence)); </text:p>
            <text:p text:style-name="P101"><text:s text:c="4"/>printf("capacity: %u\n", vector_capacity(pvec_sentence)); </text:p>
            <text:p text:style-name="P101"/>
            <text:p text:style-name="P101"><text:s text:c="4"/>/* swap the second and fourth elements */ </text:p>
            <text:p text:style-name="P101"><text:s text:c="4"/>algo_iter_swap(iterator_next(vector_begin(pvec_sentence)), </text:p>
            <text:p text:style-name="P101"><text:s text:c="8"/>iterator_next_n(vector_begin(pvec_sentence), 3)); </text:p>
            <text:p text:style-name="P101"/>
            <text:p text:style-name="P101"><text:s text:c="4"/>/* insert "always" before "?" */ </text:p>
            <text:p text:style-name="P101"><text:s text:c="4"/>it_pos = algo_find(vector_begin(pvec_sentence), vector_end(pvec_sentence), "?"); </text:p>
            <text:p text:style-name="P101"><text:s text:c="4"/>vector_insert(pvec_sentence, it_pos, "always"); </text:p>
            <text:p text:style-name="P101"/>
            <text:p text:style-name="P101"><text:s text:c="4"/>/* print all elements with space */ </text:p>
            <text:p text:style-name="P101"><text:s text:c="4"/>algo_for_each(vector_begin(pvec_sentence), vector_end(pvec_sentence), _print); </text:p>
            <text:p text:style-name="P101"><text:s text:c="4"/>printf("\n"); </text:p>
            <text:p text:style-name="P101"/>
            <text:p text:style-name="P101"><text:s text:c="4"/>/* print technial data again */ </text:p>
            <text:p text:style-name="P101"><text:s text:c="4"/>printf("max size: %u\n", vector_max_size(pvec_sentence)); </text:p>
            <text:p text:style-name="P101"><text:s text:c="4"/>printf("size <text:s text:c="3"/>: %u\n", vector_size(pvec_sentence)); </text:p>
            <text:p text:style-name="P101"><text:s text:c="4"/>printf("capacity: %u\n", vector_capacity(pvec_sentence)); </text:p>
            <text:p text:style-name="P101"/>
            <text:p text:style-name="P101"><text:s text:c="4"/>vector_destroy(pvec_sentence); </text:p>
            <text:p text:style-name="P101"/>
            <text:p text:style-name="P101"><text:s text:c="4"/>return 0; </text:p>
            <text:p text:style-name="P101">}</text:p>
          </table:table-cell>
        </table:table-row>
      </table:table>
      <text:p text:style-name="P59">程序的输出可能是这样的：</text:p>
      <text:p text:style-name="P35">Hello, how are you ? </text:p>
      <text:p text:style-name="P35">max size: 11930464 </text:p>
      <text:p text:style-name="P35">size <text:s text:c="3"/>: 5 </text:p>
      <text:p text:style-name="P35">capacity: 5 </text:p>
      <text:p text:style-name="P35">Hello, you are how always ? </text:p>
      <text:p text:style-name="P35">max size: 11930464 </text:p>
      <text:p text:style-name="P35">size <text:s text:c="3"/>: 6 </text:p>
      <text:p text:style-name="P35">capacity: 7</text:p>
      <text:p text:style-name="P59">为什么可能呢？因为max size的值是与系统相关的。</text:p>
      <text:p text:style-name="P59"/>
      <text:list xml:id="list293783168" text:continue-numbering="true" text:style-name="WW8Num13">
        <text:list-item>
          <text:list>
            <text:list-item>
              <text:h text:style-name="P279" text:outline-level="2"><text:soft-page-break/>deque_t</text:h>
            </text:list-item>
          </text:list>
        </text:list-item>
      </text:list>
      <text:p text:style-name="P40"><text:span text:style-name="T17"><text:tab/></text:span><text:span text:style-name="T37">deque_t</text:span><text:span text:style-name="T59">与</text:span><text:span text:style-name="T37">vector_t</text:span><text:span text:style-name="T59">十分相似，同样是使用动态数组管理数据，提供随机访问，大部分操作函数都一样。不同点是</text:span><text:span text:style-name="T37">deque_t</text:span><text:span text:style-name="T59">的开始和结尾两端都是开放的，所以在开始和结尾插入或删除数据都是高效的。</text:span></text:p>
      <text:p text:style-name="P53"><draw:frame draw:style-name="fr3" draw:name="图形12" text:anchor-type="paragraph" svg:width="19.006cm" svg:height="2.445cm" draw:z-index="18"><draw:image xlink:href="Pictures/10000000000002C30000005B606C8470.jpg" xlink:type="simple" xlink:show="embed" xlink:actuate="onLoad"/></draw:frame>图 <text:span text:style-name="T23">4.2 deque_t</text:span>的内部结构</text:p>
      <text:p text:style-name="P40"><text:span text:style-name="T59">为了使用</text:span><text:span text:style-name="T37">deque_t，</text:span><text:span text:style-name="T59">必须包含头文件</text:span><text:span text:style-name="T38">&lt;cstl/cdeque.h&gt;</text:span></text:p>
      <text:list xml:id="list506949773" text:continue-numbering="true" text:style-name="WW8Num13">
        <text:list-item>
          <text:list>
            <text:list-item>
              <text:list>
                <text:list-item>
                  <text:h text:style-name="P291" text:outline-level="3"><text:span text:style-name="T23">deque_t</text:span>的能力</text:h>
                </text:list-item>
              </text:list>
            </text:list-item>
          </text:list>
        </text:list-item>
      </text:list>
      <text:p text:style-name="P40"><text:span text:style-name="T55"><text:tab/></text:span><text:span text:style-name="T40">与vector_t相比deque_t有很多不同之处：</text:span></text:p>
      <text:list xml:id="list749131131" text:style-name="L71">
        <text:list-item>
          <text:p text:style-name="P191"><text:span text:style-name="T23">deque_t</text:span>在开头和结尾插入或删除数据都是高效的。</text:p>
        </text:list-item>
        <text:list-item>
          <text:p text:style-name="P191"><text:tab/>没有容量的概念和内存再分配的概念，所以没有deque_capacity()函数。</text:p>
        </text:list-item>
        <text:list-item>
          <text:p text:style-name="P191"><text:tab/>当数据被删除后deque_t会成块的释放占用的内存。</text:p>
        </text:list-item>
      </text:list>
      <text:p text:style-name="P42"><text:tab/><text:span text:style-name="T23">deque_t</text:span>与<text:span text:style-name="T23">vector_t</text:span>相似之处：</text:p>
      <text:list xml:id="list1569959106" text:style-name="L72">
        <text:list-item>
          <text:p text:style-name="P192">在中间插入或者删除数据比较慢，因为要移动数据。</text:p>
        </text:list-item>
        <text:list-item>
          <text:p text:style-name="P192"><text:tab/>支持随即访问,提供随即访问迭代器。</text:p>
        </text:list-item>
      </text:list>
      <text:list xml:id="list1864208237" text:continue-list="list506949773" text:style-name="WW8Num13">
        <text:list-item>
          <text:list>
            <text:list-item>
              <text:list>
                <text:list-item>
                  <text:h text:style-name="P291" text:outline-level="3"><text:span text:style-name="T23">deque_t</text:span>的操作</text:h>
                </text:list-item>
              </text:list>
            </text:list-item>
          </text:list>
        </text:list-item>
      </text:list>
      <text:list xml:id="list1266571629" text:style-name="L73">
        <text:list-item>
          <text:p text:style-name="P228">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98"/>
      <text:list xml:id="list1010877389" text:style-name="L74">
        <text:list-item>
          <text:p text:style-name="P229">非质变操作</text:p>
        </text:list-item>
      </text:list>
      <text:p text:style-name="P40"><text:tab/><text:span text:style-name="T2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31">deque_t没有容量的概念了所以没有就与容量相关操作函数deque_capacity()和deque_reserve()。</text:p>
      <text:p text:style-name="P31"><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99"/>
      <text:list xml:id="list761557112" text:style-name="L75">
        <text:list-item>
          <text:p text:style-name="P230">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42"/>
      <text:list xml:id="list957995756" text:style-name="L76">
        <text:list-item>
          <text:p text:style-name="P231">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48"/>
      <text:list xml:id="list641460973" text:style-name="L77">
        <text:list-item>
          <text:p text:style-name="P232">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42"/>
      <text:p text:style-name="P48"><text:tab/><text:span text:style-name="T65">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83"><text:span text:style-name="T23">deque_t</text:span>与<text:span text:style-name="T23">vector_t</text:span>不同的是提供了针对第一个数据的插入和删除操作<text:span text:style-name="T23">(deque_push_front()</text:span>和<text:span text:style-name="T23">deque_pop_front())。</text:span></text:p>
      <text:list xml:id="list1191255647" text:continue-list="list1864208237" text:style-name="WW8Num13">
        <text:list-item>
          <text:list>
            <text:list-item>
              <text:list>
                <text:list-item>
                  <text:h text:style-name="P291" text:outline-level="3"><text:span text:style-name="T23">deque_t</text:span>的应用实例</text:h>
                </text:list-item>
              </text:list>
            </text:list-item>
          </text:list>
        </text:list-item>
      </text:list>
      <table:table table:name="表格52" table:style-name="表格52">
        <table:table-column table:style-name="表格52.A"/>
        <text:soft-page-break/>
        <table:table-row>
          <table:table-cell table:style-name="表格52.A1" office:value-type="string">
            <text:p text:style-name="P101">/* </text:p>
            <text:p text:style-name="P101"><text:s/>* deque2.c </text:p>
            <text:p text:style-name="P101"><text:s/>* compile with : -lcstl </text:p>
            <text:p text:style-name="P101"><text:s/>*/ </text:p>
            <text:p text:style-name="P101"/>
            <text:p text:style-name="P101">#include &lt;stdio.h&gt; </text:p>
            <text:p text:style-name="P101">#include &lt;cstl/cdeque.h&gt; </text:p>
            <text:p text:style-name="P101">#include &lt;cstl/calgorithm.h&gt; </text:p>
            <text:p text:style-name="P101"/>
            <text:p text:style-name="P101">static void _print(const void* cpv_input, void* pv_output) </text:p>
            <text:p text:style-name="P101">{ </text:p>
            <text:p text:style-name="P101"><text:s text:c="4"/>printf("%s\n", (char*)cpv_input); </text:p>
            <text:p text:style-name="P101">} </text:p>
            <text:p text:style-name="P101"/>
            <text:p text:style-name="P101">int main(int argc, char* argv[]) </text:p>
            <text:p text:style-name="P101">{ </text:p>
            <text:p text:style-name="P101"><text:s text:c="4"/>deque_t* pdeq_coll = create_deque(char*); </text:p>
            <text:p text:style-name="P101"/>
            <text:p text:style-name="P101"><text:s text:c="4"/>if(pdeq_coll == NULL) </text:p>
            <text:p text:style-name="P101"><text:s text:c="4"/>{ </text:p>
            <text:p text:style-name="P101"><text:s text:c="8"/>return -1; </text:p>
            <text:p text:style-name="P101"><text:s text:c="4"/>} </text:p>
            <text:p text:style-name="P101"/>
            <text:p text:style-name="P101"><text:s text:c="4"/>deque_init(pdeq_coll); </text:p>
            <text:p text:style-name="P101"/>
            <text:p text:style-name="P101"><text:s text:c="4"/>deque_assign_elem(pdeq_coll, 3, "string"); </text:p>
            <text:p text:style-name="P101"><text:s text:c="4"/>deque_push_back(pdeq_coll, "last string"); </text:p>
            <text:p text:style-name="P101"><text:s text:c="4"/>deque_push_front(pdeq_coll, "first string"); </text:p>
            <text:p text:style-name="P101"/>
            <text:p text:style-name="P101"><text:s text:c="4"/>/* print all elements with new line */ </text:p>
            <text:p text:style-name="P101"><text:s text:c="4"/>algo_for_each(deque_begin(pdeq_coll), deque_end(pdeq_coll), _print); </text:p>
            <text:p text:style-name="P101"><text:s text:c="4"/>printf("\n"); </text:p>
            <text:p text:style-name="P101"/>
            <text:p text:style-name="P101"><text:s text:c="4"/>/* remove first and last elements */ </text:p>
            <text:p text:style-name="P101"><text:s text:c="4"/>deque_pop_back(pdeq_coll); </text:p>
            <text:p text:style-name="P101"><text:s text:c="4"/>deque_pop_front(pdeq_coll); </text:p>
            <text:p text:style-name="P101"/>
            <text:p text:style-name="P101"><text:s text:c="4"/>/* print all elements with new line */ </text:p>
            <text:p text:style-name="P101"><text:s text:c="4"/>algo_for_each(deque_begin(pdeq_coll), deque_end(pdeq_coll), _print); </text:p>
            <text:p text:style-name="P101"><text:s text:c="4"/>printf("\n"); </text:p>
            <text:p text:style-name="P101"/>
            <text:p text:style-name="P101"><text:s text:c="4"/>/* change size to four elements */ </text:p>
            <text:p text:style-name="P101"><text:s text:c="4"/>deque_resize_elem(pdeq_coll, 4, "resized string"); </text:p>
            <text:p text:style-name="P101"/>
            <text:p text:style-name="P101"><text:s text:c="4"/>/* print all elements with new line */ </text:p>
            <text:p text:style-name="P101"><text:s text:c="4"/>algo_for_each(deque_begin(pdeq_coll), deque_end(pdeq_coll), _print); </text:p>
            <text:p text:style-name="P101"><text:s text:c="4"/>printf("\n"); </text:p>
            <text:p text:style-name="P101"/>
            <text:p text:style-name="P101"><text:s text:c="4"/>deque_destroy(pdeq_coll); </text:p>
            <text:p text:style-name="P101"/>
            <text:p text:style-name="P101"><text:s text:c="4"/>return 0; </text:p>
            <text:p text:style-name="P101">}</text:p>
          </table:table-cell>
        </table:table-row>
      </table:table>
      <text:p text:style-name="P48"/>
      <text:p text:style-name="P59">输出的结果如下：</text:p>
      <text:p text:style-name="P35">first string </text:p>
      <text:p text:style-name="P35">string </text:p>
      <text:p text:style-name="P35">string </text:p>
      <text:p text:style-name="P35">string </text:p>
      <text:p text:style-name="P35">last string </text:p>
      <text:p text:style-name="P35"/>
      <text:p text:style-name="P35">string </text:p>
      <text:p text:style-name="P35">string </text:p>
      <text:p text:style-name="P35">string </text:p>
      <text:p text:style-name="P35"/>
      <text:p text:style-name="P35">string </text:p>
      <text:p text:style-name="P35">string </text:p>
      <text:p text:style-name="P35">string </text:p>
      <text:p text:style-name="P35">resized string </text:p>
      <text:p text:style-name="P35"/>
      <text:list xml:id="list346897128" text:continue-numbering="true" text:style-name="WW8Num13">
        <text:list-item>
          <text:list>
            <text:list-item>
              <text:h text:style-name="P279" text:outline-level="2">list_t</text:h>
            </text:list-item>
          </text:list>
        </text:list-item>
      </text:list>
      <text:p text:style-name="P40"><text:span text:style-name="T17"><text:tab/></text:span><text:span text:style-name="T37">list_t</text:span><text:span text:style-name="T59">是双向链表。</text:span></text:p>
      <text:p text:style-name="P56"><draw:frame draw:style-name="fr3" draw:name="图形13" text:anchor-type="paragraph" svg:width="19.006cm" svg:height="2.552cm" draw:z-index="19"><draw:image xlink:href="Pictures/10000000000002C30000005F2FEE1A06.jpg" xlink:type="simple" xlink:show="embed" xlink:actuate="onLoad"/></draw:frame><text:soft-page-break/>图 <text:span text:style-name="T23">4.3 list_t</text:span>的结构</text:p>
      <text:p text:style-name="P40"><text:span text:style-name="T59">要使用</text:span><text:span text:style-name="T37">list_t</text:span><text:span text:style-name="T59">必须包含头文件</text:span><text:span text:style-name="T40">&lt;cstl/clist.h&gt;</text:span></text:p>
      <text:p text:style-name="P64">#include &lt;cstl/clist.h&gt;</text:p>
      <text:list xml:id="list1728104859" text:continue-numbering="true" text:style-name="WW8Num13">
        <text:list-item>
          <text:list>
            <text:list-item>
              <text:list>
                <text:list-item>
                  <text:h text:style-name="P291" text:outline-level="3"><text:span text:style-name="T23">list_t</text:span>的能力</text:h>
                </text:list-item>
              </text:list>
            </text:list-item>
          </text:list>
        </text:list-item>
      </text:list>
      <text:p text:style-name="P40"><text:span text:style-name="T55"><text:tab/></text:span><text:span text:style-name="T37">list_t</text:span><text:span text:style-name="T59">的结构与</text:span><text:span text:style-name="T37">vector_t</text:span><text:span text:style-name="T59">和</text:span><text:span text:style-name="T37">deque_t</text:span><text:span text:style-name="T59">有很大的不同,因此</text:span><text:span text:style-name="T37">list_t</text:span><text:span text:style-name="T59">与它们的能力也有很大的不同：</text:span></text:p>
      <text:list xml:id="list1672170629" text:style-name="L78">
        <text:list-item>
          <text:p text:style-name="P193"><text:span text:style-name="T23">list_t</text:span>不支持随即访问，例如要访问的五个数据，就必须从头开始查找，一直到的五个数据，所以要访问<text:span text:style-name="T23">list_t</text:span>中的任意数据是低效的。</text:p>
        </text:list-item>
        <text:list-item>
          <text:p text:style-name="P262"><text:span text:style-name="T34">list_t</text:span><text:span text:style-name="T62">支持在任意位置高效的插入和删除数据，不仅仅实在开头和结尾。</text:span></text:p>
        </text:list-item>
        <text:list-item>
          <text:p text:style-name="P262"><text:span text:style-name="T62">在</text:span><text:span text:style-name="T34">list_t</text:span><text:span text:style-name="T62">中插入或删除数据不会使迭代器失效。</text:span></text:p>
        </text:list-item>
      </text:list>
      <text:p text:style-name="P42"><text:tab/>因此<text:span text:style-name="T23">list_t</text:span>也同了与<text:span text:style-name="T23">vector_t</text:span>和<text:span text:style-name="T23">deque_t</text:span>不同的操作函数：</text:p>
      <text:list xml:id="list1036297329" text:style-name="L79">
        <text:list-item>
          <text:p text:style-name="P194"><text:span text:style-name="T23">list_t</text:span>不支持随机访问数据所以不提供<text:span text:style-name="T23">list_at()</text:span>函数。</text:p>
        </text:list-item>
        <text:list-item>
          <text:p text:style-name="P263"><text:span text:style-name="T34">list_t</text:span><text:span text:style-name="T62">不支持容量和内存的重新分配所以不提供</text:span><text:span text:style-name="T34">list_capacity()</text:span><text:span text:style-name="T62">和</text:span><text:span text:style-name="T34">list_reserve()</text:span><text:span text:style-name="T62">函数。</text:span></text:p>
        </text:list-item>
        <text:list-item>
          <text:p text:style-name="P263"><text:span text:style-name="T34">list_t</text:span><text:span text:style-name="T62">还提供了和很多特有的函数如</text:span><text:span text:style-name="T34">list_sort()</text:span><text:span text:style-name="T62">等。</text:span></text:p>
        </text:list-item>
      </text:list>
      <text:list xml:id="list300799715" text:continue-list="list1728104859" text:style-name="WW8Num13">
        <text:list-item>
          <text:list>
            <text:list-item>
              <text:list>
                <text:list-item>
                  <text:h text:style-name="P291" text:outline-level="3"><text:span text:style-name="T23">list_t</text:span>的操作</text:h>
                </text:list-item>
              </text:list>
            </text:list-item>
          </text:list>
        </text:list-item>
      </text:list>
      <text:list xml:id="list886107280" text:style-name="L80">
        <text:list-item>
          <text:p text:style-name="P233">创建,初始化和销毁操作</text:p>
        </text:list-item>
      </text:list>
      <text:p text:style-name="P40"><text:span text:style-name="T66"><text:tab/></text:span><text:span text:style-name="T40">list_t</text:span><text:span text:style-name="T66">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99"/>
      <text:list xml:id="list1448947212" text:style-name="L81">
        <text:list-item>
          <text:p text:style-name="P234">非质变操作</text:p>
        </text:list-item>
      </text:list>
      <text:p text:style-name="P96"><text:span text:style-name="T66"><text:tab/></text:span><text:span text:style-name="T40">list_t</text:span><text:span text:style-name="T66">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40"/>
      <text:list xml:id="list1776148530" text:style-name="L82">
        <text:list-item>
          <text:p text:style-name="P235">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42"/>
      <text:list xml:id="list1902553733" text:style-name="L83">
        <text:list-item>
          <text:p text:style-name="P236">数据访问</text:p>
        </text:list-item>
      </text:list>
      <text:p text:style-name="P40"><text:span text:style-name="T66"><text:tab/></text:span><text:span text:style-name="T40">list_t</text:span><text:span text:style-name="T66">没有随机访问能力所以不提供</text:span><text:span text:style-name="T40">list_at()</text:span><text:span text:style-name="T66">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42"/>
      <text:list xml:id="list1991709582" text:style-name="L84">
        <text:list-item>
          <text:p text:style-name="P203"><text:span text:style-name="T59">与</text:span><text:span text:style-name="T66">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42"><text:span text:style-name="T23">list_t</text:span>提供的是双向迭代器，不是所有的算法都接受双向迭代器，在对<text:span text:style-name="T23">list_t</text:span>的数据区间使用算法时请注意。</text:p>
      <text:p text:style-name="P42"/>
      <text:list xml:id="list112374666" text:style-name="L85">
        <text:list-item>
          <text:p text:style-name="P237">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42"><text:tab/><text:span text:style-name="T23">list_t</text:span>添加了两个新的删除数据的操作函数：<text:span text:style-name="T23">list_remove()</text:span>和<text:span text:style-name="T23">list_remove_if()这个操作函数是删除满足特定规则的数据，对于list_t容器本身来说它们要比算法版本的algo_remove()和algo_remove_if()函数好快的多。</text:span></text:p>
      <text:p text:style-name="P42"/>
      <text:list xml:id="list244845543" text:style-name="L86">
        <text:list-item>
          <text:p text:style-name="P238">特有的操作</text:p>
        </text:list-item>
      </text:list>
      <text:p text:style-name="P42"><draw:frame draw:style-name="fr5" draw:name="图形14" text:anchor-type="paragraph" svg:x="0cm" svg:y="2.341cm" svg:width="19.006cm" svg:height="5.161cm" draw:z-index="20"><draw:image xlink:href="Pictures/10000000000002CE000000C3CBBA94A8.jpg" xlink:type="simple" xlink:show="embed" xlink:actuate="onLoad"/></draw:frame><text:tab/>除了上述操作函数值为<text:span text:style-name="T23">list_t</text:span>还提供了很多特有的操作函数，这些操作函数都是基于<text:span text:style-name="T23">list_t</text:span>本身结构的特点，<text:span text:style-name="T23">list_t</text:span>具有在任意位置插入或删除数据都是常量时间的特点。如果从一个<text:span text:style-name="T23">list_t</text:span>向另一个<text:span text:style-name="T23">list_t</text:span>转移数据那么这个特点就得到了更大的发挥。</text:p>
      <text:p text:style-name="P42"/>
      <text:p text:style-name="P43">图 <text:span text:style-name="T23">4.4 list_t</text:span>之间的数据转移</text:p>
      <text:p text:style-name="P43"/>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42"/>
      <text:list xml:id="list915823823" text:continue-list="list300799715" text:style-name="WW8Num13">
        <text:list-item>
          <text:list>
            <text:list-item>
              <text:list>
                <text:list-item>
                  <text:h text:style-name="P291" text:outline-level="3"><text:soft-page-break/><text:span text:style-name="T23">list_t</text:span>的使用实例</text:h>
                </text:list-item>
              </text:list>
            </text:list-item>
          </text:list>
        </text:list-item>
      </text:list>
      <table:table table:name="表格60" table:style-name="表格60">
        <table:table-column table:style-name="表格60.A"/>
        <text:soft-page-break/>
        <table:table-row>
          <table:table-cell table:style-name="表格60.A1" office:value-type="string">
            <text:p text:style-name="P101">/* </text:p>
            <text:p text:style-name="P101"><text:s/>* list3.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static void _print_list(const list_t* cplist_coll1, const list_t* cplist_coll2) </text:p>
            <text:p text:style-name="P101">{ </text:p>
            <text:p text:style-name="P101"><text:s text:c="4"/>printf("list1: "); </text:p>
            <text:p text:style-name="P101"><text:s text:c="4"/>algo_for_each(list_begin(cplist_coll1), list_end(cplist_coll1), _print); </text:p>
            <text:p text:style-name="P101"><text:s text:c="4"/>printf("\n"); </text:p>
            <text:p text:style-name="P101"><text:s text:c="4"/>printf("list2: "); </text:p>
            <text:p text:style-name="P101"><text:s text:c="4"/>algo_for_each(list_begin(cplist_coll2), list_end(cplist_coll2), _print); </text:p>
            <text:p text:style-name="P101"><text:s text:c="4"/>printf("\n"); </text:p>
            <text:p text:style-name="P101">} </text:p>
            <text:p text:style-name="P101"/>
            <text:p text:style-name="P101">int main(int argc, char* argv[]) </text:p>
            <text:p text:style-name="P101">{ </text:p>
            <text:p text:style-name="P101"><text:s text:c="4"/>list_t* plist_coll1 = create_list(int); </text:p>
            <text:p text:style-name="P101"><text:s text:c="4"/>list_t* plist_coll2 = create_list(int); </text:p>
            <text:p text:style-name="P101"><text:s text:c="4"/>list_iterator_t it_pos; </text:p>
            <text:p text:style-name="P101"><text:s text:c="4"/>int i = 0; </text:p>
            <text:p text:style-name="P101"/>
            <text:p text:style-name="P101"><text:s text:c="4"/>if(plist_coll1 == NULL || plist_coll2 == NULL) </text:p>
            <text:p text:style-name="P101"><text:s text:c="4"/>{ </text:p>
            <text:p text:style-name="P101"><text:s text:c="8"/>return -1; </text:p>
            <text:p text:style-name="P101"><text:s text:c="4"/>} </text:p>
            <text:p text:style-name="P101"/>
            <text:p text:style-name="P101"><text:s text:c="4"/>list_init(plist_coll1); </text:p>
            <text:p text:style-name="P101"><text:s text:c="4"/>list_init(plist_coll2); </text:p>
            <text:p text:style-name="P101"/>
            <text:p text:style-name="P101"><text:s text:c="4"/>for(i = 0; i &lt; 6; ++i) </text:p>
            <text:p text:style-name="P101"><text:s text:c="4"/>{ </text:p>
            <text:p text:style-name="P101"><text:s text:c="8"/>list_push_back(plist_coll1, i); </text:p>
            <text:p text:style-name="P101"><text:s text:c="8"/>list_push_front(plist_coll2, i); </text:p>
            <text:p text:style-name="P101"><text:s text:c="4"/>} </text:p>
            <text:p text:style-name="P101"><text:s text:c="4"/>_print_list(plist_coll1, plist_coll2); </text:p>
            <text:p text:style-name="P101"/>
            <text:p text:style-name="P101"><text:s text:c="4"/>it_pos = algo_find(list_begin(plist_coll1), list_end(plist_coll1), 3); </text:p>
            <text:p text:style-name="P101"><text:s text:c="4"/>list_splice(plist_coll1, it_pos, plist_coll2); </text:p>
            <text:p text:style-name="P101"/>
            <text:p text:style-name="P101"><text:s text:c="4"/>_print_list(plist_coll1, plist_coll2); </text:p>
            <text:p text:style-name="P101"/>
            <text:p text:style-name="P101"><text:s text:c="4"/>list_splice_pos(plist_coll1, list_end(plist_coll1), </text:p>
            <text:p text:style-name="P101"><text:s text:c="8"/>plist_coll1, list_begin(plist_coll1)); </text:p>
            <text:p text:style-name="P101"><text:s text:c="4"/>_print_list(plist_coll1, plist_coll2); </text:p>
            <text:p text:style-name="P101"/>
            <text:p text:style-name="P101"><text:s text:c="4"/>list_sort(plist_coll1); </text:p>
            <text:p text:style-name="P101"/>
            <text:p text:style-name="P101"><text:s text:c="4"/>list_assign(plist_coll2, plist_coll1); </text:p>
            <text:p text:style-name="P101"><text:s text:c="4"/>list_unique(plist_coll2); </text:p>
            <text:p text:style-name="P101"><text:s text:c="4"/>_print_list(plist_coll1, plist_coll2); </text:p>
            <text:p text:style-name="P101"/>
            <text:p text:style-name="P101"><text:s text:c="4"/>list_merge(plist_coll1, plist_coll2); </text:p>
            <text:p text:style-name="P101"><text:s text:c="4"/>_print_list(plist_coll1, plist_coll2); </text:p>
            <text:p text:style-name="P101"/>
            <text:p text:style-name="P101"><text:s text:c="4"/>list_destroy(plist_coll1); </text:p>
            <text:p text:style-name="P101"><text:s text:c="4"/>list_destroy(plist_coll2); </text:p>
            <text:p text:style-name="P101"/>
            <text:p text:style-name="P101"><text:s text:c="4"/>return 0; </text:p>
            <text:p text:style-name="P101">}</text:p>
          </table:table-cell>
        </table:table-row>
      </table:table>
      <text:p text:style-name="P48"/>
      <text:p text:style-name="P42">输出结果：</text:p>
      <text:p text:style-name="P35">list1: 0 1 2 3 4 5 </text:p>
      <text:p text:style-name="P35">list2: 5 4 3 2 1 0 </text:p>
      <text:p text:style-name="P35">list1: 0 1 2 5 4 3 2 1 0 3 4 5 </text:p>
      <text:p text:style-name="P35">list2: </text:p>
      <text:p text:style-name="P35">list1: 1 2 5 4 3 2 1 0 3 4 5 0 </text:p>
      <text:p text:style-name="P35">list2: </text:p>
      <text:p text:style-name="P35">list1: 0 0 1 1 2 2 3 3 4 4 5 5 </text:p>
      <text:p text:style-name="P35">list2: 0 1 2 3 4 5 </text:p>
      <text:p text:style-name="P35">list1: 0 0 0 1 1 1 2 2 2 3 3 3 4 4 4 5 5 5 </text:p>
      <text:p text:style-name="P35">list2: </text:p>
      <text:p text:style-name="P48"/>
      <text:p text:style-name="P48"><text:soft-page-break/></text:p>
      <text:list xml:id="list486334011" text:continue-numbering="true" text:style-name="WW8Num13">
        <text:list-item>
          <text:list>
            <text:list-item>
              <text:h text:style-name="P279" text:outline-level="2">slist_t</text:h>
            </text:list-item>
          </text:list>
        </text:list-item>
      </text:list>
      <text:p text:style-name="P40"><text:span text:style-name="T17"><text:tab/></text:span><text:span text:style-name="T37">slist_t</text:span><text:span text:style-name="T59">的单链表。</text:span></text:p>
      <text:p text:style-name="P56"><draw:frame draw:style-name="fr3" draw:name="图形15" text:anchor-type="paragraph" svg:width="19.006cm" svg:height="2.445cm" draw:z-index="21"><draw:image xlink:href="Pictures/10000000000002C30000005BCF257714.jpg" xlink:type="simple" xlink:show="embed" xlink:actuate="onLoad"/></draw:frame>图 <text:span text:style-name="T23">4.5 slist_t</text:span>的结构</text:p>
      <text:p text:style-name="P40"><text:span text:style-name="T59">要使用</text:span><text:span text:style-name="T37">slist_t</text:span><text:span text:style-name="T59">必须包含头文件</text:span><text:span text:style-name="T40">&lt;cstl/slist_t&gt;</text:span></text:p>
      <text:p text:style-name="P64">#include &lt;cstl/slist_t&gt;</text:p>
      <text:list xml:id="list1518515320" text:continue-numbering="true" text:style-name="WW8Num13">
        <text:list-item>
          <text:list>
            <text:list-item>
              <text:list>
                <text:list-item>
                  <text:h text:style-name="P291" text:outline-level="3"><text:span text:style-name="T23">slist_t</text:span>的能力</text:h>
                </text:list-item>
              </text:list>
            </text:list-item>
          </text:list>
        </text:list-item>
      </text:list>
      <text:p text:style-name="P40"><text:span text:style-name="T55"><text:tab/></text:span><text:span text:style-name="T37">slist_t</text:span><text:span text:style-name="T59">是单链表，所以它的很多功能与</text:span><text:span text:style-name="T37">list_t</text:span><text:span text:style-name="T59">相比有很大不同。</text:span></text:p>
      <text:p text:style-name="P42"><text:tab/><text:span text:style-name="T2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42"><text:tab/>由于上面的原因，在<text:span text:style-name="T23">slist_t</text:span>的任意位置后面插入或删除效率很高，但是插入或删除任意位置的数据效率很低，所以<text:span text:style-name="T23">slist_t</text:span>提供了很多针对任意位置后面的插入和删除操作。</text:p>
      <text:p text:style-name="P42"><text:tab/><text:span text:style-name="T23">slist_t</text:span>提供向前迭代器。</text:p>
      <text:list xml:id="list70172657" text:continue-numbering="true" text:style-name="WW8Num13">
        <text:list-item>
          <text:list>
            <text:list-item>
              <text:list>
                <text:list-item>
                  <text:h text:style-name="P291" text:outline-level="3"><text:span text:style-name="T23">slist_t</text:span>的操作</text:h>
                </text:list-item>
              </text:list>
            </text:list-item>
          </text:list>
        </text:list-item>
      </text:list>
      <text:list xml:id="list1958440183" text:style-name="L87">
        <text:list-item>
          <text:p text:style-name="P239">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42"/>
      <text:list xml:id="list256321603" text:style-name="L88">
        <text:list-item>
          <text:p text:style-name="P240">非质变操作</text:p>
        </text:list-item>
      </text:list>
      <text:p text:style-name="P84">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42"/>
      <text:list xml:id="list905549926" text:style-name="L89">
        <text:list-item>
          <text:p text:style-name="P241">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42"/>
      <text:list xml:id="list1133976512" text:style-name="L90">
        <text:list-item>
          <text:p text:style-name="P242">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42">因为<text:span text:style-name="T23">slist_t</text:span>访问最后一个数据效率很低，所以只能访问第一个数据。同样，对最后一个数据的操作函数也没有提供。</text:p>
      <text:p text:style-name="P42"/>
      <text:list xml:id="list758623071" text:style-name="L91">
        <text:list-item>
          <text:p text:style-name="P204"><text:span text:style-name="T59">与</text:span><text:span text:style-name="T66">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42">为了简便访问前驱的操作，<text:span text:style-name="T23">slist_t</text:span>增加了<text:span text:style-name="T23">slist_previous()</text:span>。</text:p>
      <text:p text:style-name="P42"/>
      <text:list xml:id="list1513077454" text:style-name="L92">
        <text:list-item>
          <text:p text:style-name="P243">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42">由于在当前位置的后面对数据进行插入和删除效率更高，所以插入和删除操作都增加了<text:span text:style-name="T23">after</text:span>版本。</text:p>
      <text:p text:style-name="P42"/>
      <text:list xml:id="list1375676726" text:style-name="L93">
        <text:list-item>
          <text:p text:style-name="P244">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42"/>
      <text:list xml:id="list1564502413" text:continue-list="list70172657" text:style-name="WW8Num13">
        <text:list-item>
          <text:list>
            <text:list-item>
              <text:list>
                <text:list-item>
                  <text:h text:style-name="P291" text:outline-level="3"><text:span text:style-name="T23">slist_t</text:span>使用实例</text:h>
                </text:list-item>
              </text:list>
            </text:list-item>
          </text:list>
        </text:list-item>
      </text:list>
      <table:table table:name="表格68" table:style-name="表格68">
        <table:table-column table:style-name="表格68.A"/>
        <text:soft-page-break/>
        <table:table-row>
          <table:table-cell table:style-name="表格68.A1" office:value-type="string">
            <text:p text:style-name="P101">/* </text:p>
            <text:p text:style-name="P101"><text:s/>* slist1.c </text:p>
            <text:p text:style-name="P101"><text:s/>* compile with : -lcstl </text:p>
            <text:p text:style-name="P101"><text:s/>*/ </text:p>
            <text:p text:style-name="P101"/>
            <text:p text:style-name="P101">#include &lt;stdio.h&gt; </text:p>
            <text:p text:style-name="P101">#include &lt;cstl/cslist.h&gt; </text:p>
            <text:p text:style-name="P101">#include &lt;cstl/calgorithm.h&gt; </text:p>
            <text:p text:style-name="P101"/>
            <text:p text:style-name="P101">static void _print(const void* cpv_input, void* pv_output) </text:p>
            <text:p text:style-name="P101">{ </text:p>
            <text:p text:style-name="P101"><text:s text:c="4"/>printf("%d ", *(int*)cpv_input); </text:p>
            <text:p text:style-name="P101">} </text:p>
            <text:p text:style-name="P101"/>
            <text:p text:style-name="P101">static void _print_slist(const slist_t* cpslist_coll1, const slist_t* cpslist_coll2, </text:p>
            <text:p text:style-name="P101"><text:s text:c="4"/>const slist_t* cpslist_coll3, const slist_t* cpslist_coll4) </text:p>
            <text:p text:style-name="P101">{ </text:p>
            <text:p text:style-name="P101"><text:s text:c="4"/>printf("slist1: "); </text:p>
            <text:p text:style-name="P101"><text:s text:c="4"/>algo_for_each(slist_begin(cpslist_coll1), slist_end(cpslist_coll1), _print); </text:p>
            <text:p text:style-name="P101"><text:s text:c="4"/>printf("\n"); </text:p>
            <text:p text:style-name="P101"><text:s text:c="4"/>printf("slist2: "); </text:p>
            <text:p text:style-name="P101"><text:s text:c="4"/>algo_for_each(slist_begin(cpslist_coll2), slist_end(cpslist_coll2), _print); </text:p>
            <text:p text:style-name="P101"><text:s text:c="4"/>printf("\n"); </text:p>
            <text:p text:style-name="P101"><text:s text:c="4"/>printf("slist3: "); </text:p>
            <text:p text:style-name="P101"><text:s text:c="4"/>algo_for_each(slist_begin(cpslist_coll3), slist_end(cpslist_coll3), _print); </text:p>
            <text:p text:style-name="P101"><text:s text:c="4"/>printf("\n"); </text:p>
            <text:p text:style-name="P101"><text:s text:c="4"/>printf("slist4: "); </text:p>
            <text:p text:style-name="P101"><text:s text:c="4"/>algo_for_each(slist_begin(cpslist_coll4), slist_end(cpslist_coll4), _print); </text:p>
            <text:p text:style-name="P101"><text:s text:c="4"/>printf("\n\n"); </text:p>
            <text:p text:style-name="P101">} </text:p>
            <text:p text:style-name="P101"/>
            <text:p text:style-name="P101">int main(int argc, char* argv[]) </text:p>
            <text:p text:style-name="P101">{ </text:p>
            <text:p text:style-name="P101"><text:s text:c="4"/>slist_t* pslist_coll1 = create_slist(int); </text:p>
            <text:p text:style-name="P101"><text:s text:c="4"/>slist_t* pslist_coll2 = create_slist(int); </text:p>
            <text:p text:style-name="P101"><text:s text:c="4"/>slist_t* pslist_coll3 = create_slist(int); </text:p>
            <text:p text:style-name="P101"><text:s text:c="4"/>slist_t* pslist_coll4 = create_slist(int); </text:p>
            <text:p text:style-name="P101"><text:s text:c="4"/>int i = 0; </text:p>
            <text:p text:style-name="P101"/>
            <text:p text:style-name="P101"><text:s text:c="4"/>if(pslist_coll1 == NULL || pslist_coll2 == NULL || </text:p>
            <text:p text:style-name="P101"><text:s text:c="7"/>pslist_coll3 == NULL || pslist_coll4 == NULL) </text:p>
            <text:p text:style-name="P101"><text:s text:c="4"/>{ </text:p>
            <text:p text:style-name="P101"><text:s text:c="8"/>return -1; </text:p>
            <text:p text:style-name="P101"><text:s text:c="4"/>} </text:p>
            <text:p text:style-name="P101"/>
            <text:p text:style-name="P101"><text:s text:c="4"/>slist_init(pslist_coll1); </text:p>
            <text:p text:style-name="P101"><text:s text:c="4"/>slist_init(pslist_coll2); </text:p>
            <text:p text:style-name="P101"><text:s text:c="4"/>slist_init(pslist_coll3); </text:p>
            <text:p text:style-name="P101"><text:s text:c="4"/>slist_init(pslist_coll4); </text:p>
            <text:p text:style-name="P101"/>
            <text:p text:style-name="P101"><text:s text:c="4"/>for(i = 0; i &lt; 6; ++i) </text:p>
            <text:p text:style-name="P101"><text:s text:c="4"/>{ </text:p>
            <text:p text:style-name="P101"><text:s text:c="8"/>slist_push_front(pslist_coll1, i + 1); </text:p>
            <text:p text:style-name="P101"><text:s text:c="8"/>slist_push_front(pslist_coll2, - i - 1); </text:p>
            <text:p text:style-name="P101"><text:s text:c="8"/>slist_push_front(pslist_coll3, i + 1); </text:p>
            <text:p text:style-name="P101"><text:s text:c="8"/>slist_push_front(pslist_coll4, - i - 1); </text:p>
            <text:p text:style-name="P101"><text:s text:c="4"/>} </text:p>
            <text:p text:style-name="P101"><text:s text:c="4"/>_print_slist(pslist_coll1, pslist_coll2, pslist_coll3, pslist_coll4); </text:p>
            <text:p text:style-name="P101"/>
            <text:p text:style-name="P101"><text:s text:c="4"/>slist_splice_pos( </text:p>
            <text:p text:style-name="P101"><text:s text:c="8"/>pslist_coll1, </text:p>
            <text:p text:style-name="P101"><text:s text:c="8"/>algo_find(slist_begin(pslist_coll1), slist_end(pslist_coll1), 3), </text:p>
            <text:p text:style-name="P101"><text:s text:c="8"/>pslist_coll2, </text:p>
            <text:p text:style-name="P101"><text:s text:c="8"/>algo_find(slist_begin(pslist_coll2), slist_end(pslist_coll2), -3)); </text:p>
            <text:p text:style-name="P101"><text:s text:c="4"/>slist_splice_after_pos( </text:p>
            <text:p text:style-name="P101"><text:s text:c="8"/>pslist_coll3, </text:p>
            <text:p text:style-name="P101"><text:s text:c="8"/>algo_find(slist_begin(pslist_coll3), slist_end(pslist_coll3), 3), </text:p>
            <text:p text:style-name="P101"><text:s text:c="8"/>pslist_coll4, </text:p>
            <text:p text:style-name="P101"><text:s text:c="8"/>algo_find(slist_begin(pslist_coll4), slist_end(pslist_coll4), -3)); </text:p>
            <text:p text:style-name="P101"/>
            <text:p text:style-name="P101"><text:s text:c="4"/>_print_slist(pslist_coll1, pslist_coll2, pslist_coll3, pslist_coll4); </text:p>
            <text:p text:style-name="P101"/>
            <text:p text:style-name="P101"><text:s text:c="4"/>slist_destroy(pslist_coll1); </text:p>
            <text:p text:style-name="P101"><text:s text:c="4"/>slist_destroy(pslist_coll2); </text:p>
            <text:p text:style-name="P101"><text:s text:c="4"/>slist_destroy(pslist_coll3); </text:p>
            <text:p text:style-name="P101"><text:s text:c="4"/>slist_destroy(pslist_coll4); </text:p>
            <text:p text:style-name="P101"/>
            <text:p text:style-name="P101"><text:s text:c="4"/>return 0; </text:p>
            <text:p text:style-name="P101">}</text:p>
          </table:table-cell>
        </table:table-row>
      </table:table>
      <text:p text:style-name="P48"/>
      <text:p text:style-name="P42">结果:</text:p>
      <text:p text:style-name="P35">slist1: 6 5 4 3 2 1 </text:p>
      <text:p text:style-name="P35">slist2: -6 -5 -4 -3 -2 -1 </text:p>
      <text:p text:style-name="P35">slist3: 6 5 4 3 2 1 </text:p>
      <text:p text:style-name="P35">slist4: -6 -5 -4 -3 -2 -1 </text:p>
      <text:p text:style-name="P35"/>
      <text:p text:style-name="P35">slist1: 6 5 4 -3 3 2 1 </text:p>
      <text:p text:style-name="P35">slist2: -6 -5 -4 -2 -1 </text:p>
      <text:p text:style-name="P35">slist3: 6 5 4 3 -2 2 1 </text:p>
      <text:p text:style-name="P35">slist4: -6 -5 -4 -3 -1</text:p>
      <text:p text:style-name="P35"/>
      <text:p text:style-name="P35"><text:soft-page-break/><text:s text:c="2"/></text:p>
      <text:list xml:id="list1544059999" text:continue-numbering="true" text:style-name="WW8Num13">
        <text:list-item>
          <text:list>
            <text:list-item>
              <text:h text:style-name="P278" text:outline-level="2"><text:span text:style-name="T23">set_t</text:span>和<text:span text:style-name="T23">multiset_t</text:span></text:h>
            </text:list-item>
          </text:list>
        </text:list-item>
      </text:list>
      <text:p text:style-name="P40"><text:span text:style-name="T17"><text:tab/></text:span><text:span text:style-name="T37">set_t</text:span><text:span text:style-name="T59">和</text:span><text:span text:style-name="T37">multiset_t</text:span><text:span text:style-name="T59">按照某种规则自动排序容器中保存的数据，它们的区别在于</text:span><text:span text:style-name="T37">multiset_t</text:span><text:span text:style-name="T59">允许数据重复但是</text:span><text:span text:style-name="T37">set_t</text:span><text:span text:style-name="T59">不允许。</text:span></text:p>
      <text:p text:style-name="P56"><draw:frame draw:style-name="fr3" draw:name="图形16" text:anchor-type="paragraph" svg:width="19.006cm" svg:height="5.634cm" draw:z-index="22"><draw:image xlink:href="Pictures/10000000000002CB000000D4F52EA0D4.jpg" xlink:type="simple" xlink:show="embed" xlink:actuate="onLoad"/></draw:frame>图 <text:span text:style-name="T23">4.6 set_t</text:span>和<text:span text:style-name="T23">multiset_t</text:span></text:p>
      <text:p text:style-name="P40"><text:span text:style-name="T59">为了使用</text:span><text:span text:style-name="T37">set_t</text:span><text:span text:style-name="T59">和</text:span><text:span text:style-name="T37">multiset_t，</text:span><text:span text:style-name="T59">必须包含头文件</text:span><text:span text:style-name="T40">&lt;cstl/cset_t&gt;</text:span></text:p>
      <text:p text:style-name="P64">#include &lt;cstl/cset_t&gt;</text:p>
      <text:p text:style-name="P40"><text:span text:style-name="T55"><text:tab/></text:span><text:span text:style-name="T37">set_t</text:span><text:span text:style-name="T59">和</text:span><text:span text:style-name="T37">multiset_t在初始化的时候可以指定排序规则，如果用户没有指定排序规则，set_t和multiset_t使用默认的排序规则，这个默认的规则是与数据类型关联的小于操作函数。</text:span></text:p>
      <text:p text:style-name="P33"/>
      <text:list xml:id="list1891422106" text:continue-numbering="true" text:style-name="WW8Num13">
        <text:list-item>
          <text:list>
            <text:list-item>
              <text:list>
                <text:list-item>
                  <text:h text:style-name="P291" text:outline-level="3"><text:span text:style-name="T23">set_t</text:span>和<text:span text:style-name="T23">multiset_t</text:span>的能力</text:h>
                </text:list-item>
              </text:list>
            </text:list-item>
          </text:list>
        </text:list-item>
      </text:list>
      <text:p text:style-name="P42"><text:tab/><text:span text:style-name="T23">set_t</text:span>和<text:span text:style-name="T23">multiset_t</text:span>通常采用平衡二叉树来保存数据(<text:span text:style-name="T23">set_t</text:span>和<text:span text:style-name="T23">multiset_t</text:span>可以采用<text:span text:style-name="T23">avl</text:span>树或红黑树作为底层实现)。</text:p>
      <text:p text:style-name="P53"><draw:frame draw:style-name="fr1" draw:name="图形17" text:anchor-type="paragraph" svg:width="19.006cm" svg:height="7.932cm" draw:z-index="23"><draw:image xlink:href="Pictures/10000000000002CA0000012AEBA20E9C.jpg" xlink:type="simple" xlink:show="embed" xlink:actuate="onLoad"/></draw:frame><text:soft-page-break/>图 <text:span text:style-name="T23">4.7 set_t</text:span>和<text:span text:style-name="T23">multiset_t</text:span>的内部结构</text:p>
      <text:p text:style-name="P42">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23">set_t</text:span>和<text:span text:style-name="T23">multiset_t</text:span>没有提供数据访问的操作，同时要注意的是用户也不能通过迭代器来修改数据。</text:p>
      <text:p text:style-name="P52"/>
      <text:list xml:id="list1195362209" text:continue-numbering="true" text:style-name="WW8Num13">
        <text:list-item>
          <text:list>
            <text:list-item>
              <text:list>
                <text:list-item>
                  <text:h text:style-name="P291" text:outline-level="3"><text:span text:style-name="T23">set_t</text:span>和<text:span text:style-name="T23">multiset_t</text:span>操作</text:h>
                </text:list-item>
              </text:list>
            </text:list-item>
          </text:list>
        </text:list-item>
      </text:list>
      <text:p text:style-name="P40"><text:span text:style-name="T59"><text:tab/></text:span><text:span text:style-name="T37">set_t</text:span><text:span text:style-name="T59">和</text:span><text:span text:style-name="T37">multiset_t</text:span><text:span text:style-name="T59">的操作函数完全一样，这里以</text:span><text:span text:style-name="T37">set_t</text:span><text:span text:style-name="T59">为例介绍，详细的清参考</text:span><text:span text:style-name="T49">《The libcstl Library Reference Manual》</text:span><text:span text:style-name="T49">。</text:span></text:p>
      <text:list xml:id="list1642600048" text:style-name="L94">
        <text:list-item>
          <text:p text:style-name="P245">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42"/>
      <text:list xml:id="list656051270" text:style-name="L95">
        <text:list-item>
          <text:p text:style-name="P246">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40"/>
      <text:list xml:id="list1791148176" text:style-name="L96">
        <text:list-item>
          <text:p text:style-name="P247">特殊的查找函数</text:p>
        </text:list-item>
      </text:list>
      <text:p text:style-name="P40"><text:span text:style-name="T55"><text:tab/></text:span><text:span text:style-name="T37">set_t</text:span><text:span text:style-name="T59">和</text:span><text:span text:style-name="T37">multiset_t</text:span><text:span text:style-name="T59">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40"><text:span text:style-name="T23">set_find()</text:span>获得第一个与指定值相等的数据的迭代器，如果没有则返回<text:span text:style-name="T23">set_end()。</text:span></text:p>
      <text:p text:style-name="P40"><text:span text:style-name="T23">set_lower_bound()</text:span>和<text:span text:style-name="T23">set_upper_bound()</text:span>获得一个数据区间的第一个会最后一个迭代器，这个区间中的数据都等于指定的数据，而<text:span text:style-name="T23">set_equal_range()</text:span>的结果是与上面两个操作的总体结果相同，但是它获得的是一个两个元素都是迭代器的<text:span text:style-name="T23">range_t</text:span>者两个迭代器就是区间的边界。</text:p>
      <text:p text:style-name="P51"/>
      <text:p text:style-name="P40">下面是一个如何使用<text:span text:style-name="T23">set_lower_bound()，set_upper_bound()</text:span>和<text:span text:style-name="T23">set_equal_range()</text:span>的例子：</text:p>
      <table:table table:name="表格72" table:style-name="表格72">
        <table:table-column table:style-name="表格72.A"/>
        <text:soft-page-break/>
        <table:table-row>
          <table:table-cell table:style-name="表格72.A1" office:value-type="string">
            <text:p text:style-name="P101">/* </text:p>
            <text:p text:style-name="P101"><text:s/>* set2.c </text:p>
            <text:p text:style-name="P101"><text:s/>* compile with : -lcstl </text:p>
            <text:p text:style-name="P101"><text:s/>*/ </text:p>
            <text:p text:style-name="P101"/>
            <text:p text:style-name="P101">#include &lt;stdio.h&gt; </text:p>
            <text:p text:style-name="P101">#include &lt;cstl/cset.h&gt; </text:p>
            <text:p text:style-name="P101"/>
            <text:p text:style-name="P101">int main(int argc, char* argv[]) </text:p>
            <text:p text:style-name="P101">{ </text:p>
            <text:p text:style-name="P101"><text:s text:c="4"/>set_t* pset_coll = create_set(int); </text:p>
            <text:p text:style-name="P101"><text:s text:c="4"/>set_iterator_t it_lower; </text:p>
            <text:p text:style-name="P101"><text:s text:c="4"/>set_iterator_t it_upper; </text:p>
            <text:p text:style-name="P101"><text:s text:c="4"/>range_t t_range; </text:p>
            <text:p text:style-name="P101"/>
            <text:p text:style-name="P101"><text:s text:c="4"/>if(pset_coll == NULL) </text:p>
            <text:p text:style-name="P101"><text:s text:c="4"/>{ </text:p>
            <text:p text:style-name="P101"><text:s text:c="8"/>return -1; </text:p>
            <text:p text:style-name="P101"><text:s text:c="4"/>} </text:p>
            <text:p text:style-name="P101"/>
            <text:p text:style-name="P101"><text:s text:c="4"/>set_init(pset_coll); </text:p>
            <text:p text:style-name="P101"/>
            <text:p text:style-name="P101"><text:s text:c="4"/>set_insert(pset_coll, 1); </text:p>
            <text:p text:style-name="P101"><text:s text:c="4"/>set_insert(pset_coll, 2); </text:p>
            <text:p text:style-name="P101"><text:s text:c="4"/>set_insert(pset_coll, 4); </text:p>
            <text:p text:style-name="P101"><text:s text:c="4"/>set_insert(pset_coll, 5); </text:p>
            <text:p text:style-name="P101"><text:s text:c="4"/>set_insert(pset_coll, 6); </text:p>
            <text:p text:style-name="P101"/>
            <text:p text:style-name="P101"><text:s text:c="4"/>it_lower = set_lower_bound(pset_coll, 3); </text:p>
            <text:p text:style-name="P101"><text:s text:c="4"/>it_upper = set_upper_bound(pset_coll, 3); </text:p>
            <text:p text:style-name="P101"><text:s text:c="4"/>t_range = set_equal_range(pset_coll, 3); </text:p>
            <text:p text:style-name="P101"><text:s text:c="4"/>printf("set_lower_bound(3) : %d\n", *(int*)iterator_get_pointer(it_lower)); </text:p>
            <text:p text:style-name="P101"><text:s text:c="4"/>printf("set_upper_bound(3) : %d\n", *(int*)iterator_get_pointer(it_upper)); </text:p>
            <text:p text:style-name="P101"><text:s text:c="4"/>printf("set_equal_range(3) : %d %d\n", </text:p>
            <text:p text:style-name="P101"><text:s text:c="8"/>*(int*)iterator_get_pointer(t_range.it_begin), </text:p>
            <text:p text:style-name="P101"><text:s text:c="8"/>*(int*)iterator_get_pointer(t_range.it_end)); </text:p>
            <text:p text:style-name="P101"/>
            <text:p text:style-name="P101"><text:s text:c="4"/>printf("\n"); </text:p>
            <text:p text:style-name="P101"><text:s text:c="4"/>it_lower = set_lower_bound(pset_coll, 5); </text:p>
            <text:p text:style-name="P101"><text:s text:c="4"/>it_upper = set_upper_bound(pset_coll, 5); </text:p>
            <text:p text:style-name="P101"><text:s text:c="4"/>t_range = set_equal_range(pset_coll, 5); </text:p>
            <text:p text:style-name="P101"><text:s text:c="4"/>printf("set_lower_bound(5) : %d\n", *(int*)iterator_get_pointer(it_lower)); </text:p>
            <text:p text:style-name="P101"><text:s text:c="4"/>printf("set_upper_bound(5) : %d\n", *(int*)iterator_get_pointer(it_upper)); </text:p>
            <text:p text:style-name="P101"><text:s text:c="4"/>printf("set_equal_range(5) : %d %d\n", </text:p>
            <text:p text:style-name="P101"><text:s text:c="8"/>*(int*)iterator_get_pointer(t_range.it_begin), </text:p>
            <text:p text:style-name="P101"><text:s text:c="8"/>*(int*)iterator_get_pointer(t_range.it_end)); </text:p>
            <text:p text:style-name="P101"/>
            <text:p text:style-name="P101"><text:s text:c="4"/>set_destroy(pset_coll); </text:p>
            <text:p text:style-name="P101"/>
            <text:p text:style-name="P101"><text:s text:c="4"/>return 0; </text:p>
            <text:p text:style-name="P101">}</text:p>
          </table:table-cell>
        </table:table-row>
      </table:table>
      <text:p text:style-name="P47"/>
      <text:p text:style-name="P41">输出结果：</text:p>
      <text:p text:style-name="P37">set_lower_bound(3) : 4 </text:p>
      <text:p text:style-name="P37">set_upper_bound(3) : 4 </text:p>
      <text:p text:style-name="P37">set_equal_range(3) : 4 4 </text:p>
      <text:p text:style-name="P37"/>
      <text:p text:style-name="P37">set_lower_bound(5) : 5 </text:p>
      <text:p text:style-name="P37">set_upper_bound(5) : 6 </text:p>
      <text:p text:style-name="P37">set_equal_range(5) : 5 6</text:p>
      <text:p text:style-name="P41">如果使用<text:span text:style-name="T23">multiset_t</text:span>会得到同样的结果。</text:p>
      <text:p text:style-name="P41"><text:soft-page-break/></text:p>
      <text:list xml:id="list233115280" text:style-name="L97">
        <text:list-item>
          <text:p text:style-name="P196">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41"><text:span text:style-name="T23">set_t</text:span>和<text:span text:style-name="T23">multiset_t</text:span>只提供了简单的赋值操作。</text:p>
      <text:p text:style-name="P41"/>
      <text:list xml:id="list1440199380" text:style-name="L98">
        <text:list-item>
          <text:p text:style-name="P205"><text:span text:style-name="T67">与</text:span><text:span text:style-name="T66">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41"><text:span text:style-name="T23">set_t</text:span>和<text:span text:style-name="T23">multiset_t</text:span>提供双向迭代器。禁止通过迭代器操作间接的修改容器中的数据，同样禁止将质变算法作用于关联容器。</text:p>
      <text:p text:style-name="P41"/>
      <text:list xml:id="list381700532" text:style-name="L99">
        <text:list-item>
          <text:p text:style-name="P248">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41"><text:tab/>由于<text:span text:style-name="T2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23">器中与指定数据相等的唯一数据删除，但是multiset_t将容器中所有与指定数据相等的数据都删掉了。</text:span></text:p>
      <text:list xml:id="list54715211" text:continue-list="list1195362209" text:style-name="WW8Num13">
        <text:list-item>
          <text:list>
            <text:list-item>
              <text:list>
                <text:list-item>
                  <text:h text:style-name="P291" text:outline-level="3"><text:span text:style-name="T23">set_t</text:span>和<text:span text:style-name="T23">multiset_t</text:span>的使用实例</text:h>
                </text:list-item>
              </text:list>
            </text:list-item>
          </text:list>
        </text:list-item>
      </text:list>
      <text:p text:style-name="P48"><text:tab/><text:span text:style-name="T65">下面这个例子展示了</text:span><text:span text:style-name="T42">set_t</text:span><text:span text:style-name="T65">的一些能力：</text:span></text:p>
      <table:table table:name="表格76" table:style-name="表格76">
        <table:table-column table:style-name="表格76.A"/>
        <text:soft-page-break/>
        <table:table-row>
          <table:table-cell table:style-name="表格76.A1" office:value-type="string">
            <text:p text:style-name="P101">/* </text:p>
            <text:p text:style-name="P101"><text:s/>* set3.c </text:p>
            <text:p text:style-name="P101"><text:s/>* compile with : -lcstl </text:p>
            <text:p text:style-name="P101"><text:s/>*/ </text:p>
            <text:p text:style-name="P101"/>
            <text:p text:style-name="P101">#include &lt;stdio.h&gt; </text:p>
            <text:p text:style-name="P101">#include &lt;cstl/cset.h&gt; </text:p>
            <text:p text:style-name="P101">#include &lt;cstl/cfunctional.h&gt; /* for fun_greater_int */ </text:p>
            <text:p text:style-name="P101"/>
            <text:p text:style-name="P101">int main(int argc, char* argv[]) </text:p>
            <text:p text:style-name="P101">{ </text:p>
            <text:p text:style-name="P101"><text:s text:c="4"/>set_t* pset_coll1 = create_set(int); </text:p>
            <text:p text:style-name="P101"><text:s text:c="4"/>set_t* pset_coll2 = create_set(int); </text:p>
            <text:p text:style-name="P101"><text:s text:c="4"/>set_iterator_t it_pos; </text:p>
            <text:p text:style-name="P101"><text:s text:c="4"/>size_t t_count = 0; </text:p>
            <text:p text:style-name="P101"/>
            <text:p text:style-name="P101"/>
            <text:p text:style-name="P101"><text:s text:c="4"/>if(pset_coll1 == NULL || pset_coll2 == NULL) </text:p>
            <text:p text:style-name="P101"><text:s text:c="4"/>{ </text:p>
            <text:p text:style-name="P101"><text:s text:c="8"/>return -1; </text:p>
            <text:p text:style-name="P101"><text:s text:c="4"/>} </text:p>
            <text:p text:style-name="P101"/>
            <text:p text:style-name="P101"><text:s text:c="4"/>/* empty set container and descending order */ </text:p>
            <text:p text:style-name="P101"><text:s text:c="4"/>set_init_ex(pset_coll1, fun_greater_int); </text:p>
            <text:p text:style-name="P101"/>
            <text:p text:style-name="P101"><text:s text:c="4"/>/* insert elements in random order */ </text:p>
            <text:p text:style-name="P101"><text:s text:c="4"/>set_insert(pset_coll1, 4); </text:p>
            <text:p text:style-name="P101"><text:s text:c="4"/>set_insert(pset_coll1, 3); </text:p>
            <text:p text:style-name="P101"><text:s text:c="4"/>set_insert(pset_coll1, 5); </text:p>
            <text:p text:style-name="P101"><text:s text:c="4"/>set_insert(pset_coll1, 1); </text:p>
            <text:p text:style-name="P101"><text:s text:c="4"/>set_insert(pset_coll1, 6); </text:p>
            <text:p text:style-name="P101"><text:s text:c="4"/>set_insert(pset_coll1, 2); </text:p>
            <text:p text:style-name="P101"><text:s text:c="4"/>set_insert(pset_coll1, 5); </text:p>
            <text:p text:style-name="P101"/>
            <text:p text:style-name="P101"><text:s text:c="4"/>/* iterate over all elements and print them */ </text:p>
            <text:p text:style-name="P101"><text:s text:c="4"/>for(it_pos = set_begin(pset_coll1); </text:p>
            <text:p text:style-name="P101"><text:s text:c="8"/>!iterator_equal(it_pos, set_end(pse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insert 4 again */ </text:p>
            <text:p text:style-name="P101"><text:s text:c="4"/>it_pos = set_insert(pset_coll1, 4); </text:p>
            <text:p text:style-name="P101"><text:s text:c="4"/>if(iterator_equal(it_pos, set_end(pset_coll1))) </text:p>
            <text:p text:style-name="P101"><text:s text:c="4"/>{ </text:p>
            <text:p text:style-name="P101"><text:s text:c="8"/>printf("4 already exists\n"); </text:p>
            <text:p text:style-name="P101"><text:s text:c="4"/>} </text:p>
            <text:p text:style-name="P101"><text:s text:c="4"/>else </text:p>
            <text:p text:style-name="P101"><text:s text:c="4"/>{ </text:p>
            <text:p text:style-name="P101"><text:s text:c="8"/>printf("4 inserted as element %d\n", </text:p>
            <text:p text:style-name="P101"><text:s text:c="12"/>iterator_distance(set_begin(pset_coll1), it_pos)); </text:p>
            <text:p text:style-name="P101"><text:s text:c="4"/>} </text:p>
            <text:p text:style-name="P101"/>
            <text:p text:style-name="P101"><text:s text:c="4"/>/* initialize set_t with another and ascending order */ </text:p>
            <text:p text:style-name="P101"><text:s text:c="4"/>set_init_copy_range(pset_coll2, set_begin(pset_coll1), set_end(pset_coll1)); </text:p>
            <text:p text:style-name="P101"/>
            <text:p text:style-name="P101"><text:s text:c="4"/>/* print all elements of the copy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up to element with value 3 */ </text:p>
            <text:p text:style-name="P101"><text:s text:c="4"/>set_erase_range(pset_coll2, set_begin(pset_coll2), set_find(pset_coll2, 3)); </text:p>
            <text:p text:style-name="P101"/>
            <text:p text:style-name="P101"><text:s text:c="4"/>/* remove all elements with value 5 */ </text:p>
            <text:p text:style-name="P101"><text:s text:c="4"/>t_count = set_erase(pset_coll2, 5); </text:p>
            <text:p text:style-name="P101"><text:s text:c="4"/>printf("%u elements removed\n", t_count); </text:p>
            <text:p text:style-name="P101"/>
            <text:p text:style-name="P101"><text:s text:c="4"/>/* print all elements of the copy */ </text:p>
            <text:p text:style-name="P101"><text:s text:c="4"/>for(it_pos = set_begin(pset_coll2); </text:p>
            <text:p text:style-name="P101"><text:s text:c="8"/>!iterator_equal(it_pos, set_end(p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set_destroy(pset_coll1); </text:p>
            <text:p text:style-name="P101"><text:s text:c="4"/>set_destroy(pset_coll2); </text:p>
            <text:p text:style-name="P101"/>
            <text:p text:style-name="P101"><text:s text:c="4"/>return 0; </text:p>
            <text:p text:style-name="P101">}</text:p>
          </table:table-cell>
        </table:table-row>
      </table:table>
      <text:p text:style-name="P59"><text:tab/>在初始化<text:span text:style-name="T23">pset_coll1</text:span>的时候使用了自定义的排序规则<text:span text:style-name="T48">fun_greater_int</text:span><text:span text:style-name="T32">，这是为了让set_t中的数据按照从大到小的顺序排序。在第二次插入数据5的时候</text:span><text:span text:style-name="T50">set_insert(pset_coll1, 5); </text:span><text:span text:style-name="T32">操作失败，同样的还有再次插入数据4的时候插入操作函数也是失败的，并且</text:span><text:span text:style-name="T50">it_pos = set_insert(pset_coll1, 4); </text:span><text:span text:style-name="T32">的返回值是set_end()。在初始化pset_coll2的时候我们使用了拷贝初始化操作函数，从pset_coll1拷贝数据，但是排序规则使用默认的排序规则。</text:span></text:p>
      <text:p text:style-name="P42">输出结果：</text:p>
      <text:p text:style-name="P35">6 5 4 3 2 1 </text:p>
      <text:p text:style-name="P35">4 already exists </text:p>
      <text:p text:style-name="P35"><text:soft-page-break/>1 2 3 4 5 6 </text:p>
      <text:p text:style-name="P35">1 elements removed </text:p>
      <text:p text:style-name="P35">3 4 6 </text:p>
      <text:p text:style-name="P48"/>
      <text:p text:style-name="P42">同样的程序如果使用<text:span text:style-name="T23">multiset_t</text:span>会出现不同的结果：</text:p>
      <table:table table:name="表格77" table:style-name="表格77">
        <table:table-column table:style-name="表格77.A"/>
        <text:soft-page-break/>
        <table:table-row>
          <table:table-cell table:style-name="表格77.A1" office:value-type="string">
            <text:p text:style-name="P101">/* </text:p>
            <text:p text:style-name="P101"><text:s/>* multiset2.c </text:p>
            <text:p text:style-name="P101"><text:s/>* compile with : -lcstl </text:p>
            <text:p text:style-name="P101"><text:s/>*/ </text:p>
            <text:p text:style-name="P101"/>
            <text:p text:style-name="P101">#include &lt;stdio.h&gt; </text:p>
            <text:p text:style-name="P101">#include &lt;cstl/cset.h&gt; </text:p>
            <text:p text:style-name="P101">#include &lt;cstl/cfunctional.h&gt; /* for fun_greater_int */ </text:p>
            <text:p text:style-name="P101"/>
            <text:p text:style-name="P101">int main(int argc, char* argv[]) </text:p>
            <text:p text:style-name="P101">{ </text:p>
            <text:p text:style-name="P101"><text:s text:c="4"/>multiset_t* pmset_coll1 = create_multiset(int); </text:p>
            <text:p text:style-name="P101"><text:s text:c="4"/>multiset_t* pmset_coll2 = create_multiset(int); </text:p>
            <text:p text:style-name="P101"><text:s text:c="4"/>multiset_iterator_t it_pos; </text:p>
            <text:p text:style-name="P101"><text:s text:c="4"/>size_t t_count = 0; </text:p>
            <text:p text:style-name="P101"/>
            <text:p text:style-name="P101"/>
            <text:p text:style-name="P101"><text:s text:c="4"/>if(pmset_coll1 == NULL || pmset_coll2 == NULL) </text:p>
            <text:p text:style-name="P101"><text:s text:c="4"/>{ </text:p>
            <text:p text:style-name="P101"><text:s text:c="8"/>return -1; </text:p>
            <text:p text:style-name="P101"><text:s text:c="4"/>} </text:p>
            <text:p text:style-name="P101"/>
            <text:p text:style-name="P101"><text:s text:c="4"/>/* empty multiset container and descending order */ </text:p>
            <text:p text:style-name="P101"><text:s text:c="4"/>multiset_init_ex(pmset_coll1, fun_greater_int); </text:p>
            <text:p text:style-name="P101"/>
            <text:p text:style-name="P101"><text:s text:c="4"/>/* insert elements in random order */ </text:p>
            <text:p text:style-name="P101"><text:s text:c="4"/>multiset_insert(pmset_coll1, 4); </text:p>
            <text:p text:style-name="P101"><text:s text:c="4"/>multiset_insert(pmset_coll1, 3); </text:p>
            <text:p text:style-name="P101"><text:s text:c="4"/>multiset_insert(pmset_coll1, 5); </text:p>
            <text:p text:style-name="P101"><text:s text:c="4"/>multiset_insert(pmset_coll1, 1); </text:p>
            <text:p text:style-name="P101"><text:s text:c="4"/>multiset_insert(pmset_coll1, 6); </text:p>
            <text:p text:style-name="P101"><text:s text:c="4"/>multiset_insert(pmset_coll1, 2); </text:p>
            <text:p text:style-name="P101"><text:s text:c="4"/>multiset_insert(pmset_coll1, 5); </text:p>
            <text:p text:style-name="P101"/>
            <text:p text:style-name="P101"><text:s text:c="4"/>/* iterate over all elements and print them */ </text:p>
            <text:p text:style-name="P101"><text:s text:c="4"/>for(it_pos = multiset_begin(pmset_coll1); </text:p>
            <text:p text:style-name="P101"><text:s text:c="8"/>!iterator_equal(it_pos, multiset_end(pmset_coll1));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insert 4 again */ </text:p>
            <text:p text:style-name="P101"><text:s text:c="4"/>it_pos = multiset_insert(pmset_coll1, 4); </text:p>
            <text:p text:style-name="P101"><text:s text:c="4"/>if(iterator_equal(it_pos, multiset_end(pmset_coll1))) </text:p>
            <text:p text:style-name="P101"><text:s text:c="4"/>{ </text:p>
            <text:p text:style-name="P101"><text:s text:c="8"/>printf("4 already exists\n"); </text:p>
            <text:p text:style-name="P101"><text:s text:c="4"/>} </text:p>
            <text:p text:style-name="P101"><text:s text:c="4"/>else </text:p>
            <text:p text:style-name="P101"><text:s text:c="4"/>{ </text:p>
            <text:p text:style-name="P101"><text:s text:c="8"/>printf("4 inserted as element %d\n", </text:p>
            <text:p text:style-name="P101"><text:s text:c="12"/>iterator_distance(multiset_begin(pmset_coll1), it_pos)); </text:p>
            <text:p text:style-name="P101"><text:s text:c="4"/>} </text:p>
            <text:p text:style-name="P101"/>
            <text:p text:style-name="P101"><text:s text:c="4"/>/* initialize multiset_t with another and ascending order */ </text:p>
            <text:p text:style-name="P101"><text:s text:c="4"/>multiset_init_copy_range(pmset_coll2, </text:p>
            <text:p text:style-name="P101"><text:s text:c="8"/>multiset_begin(pmset_coll1), multiset_end(pmset_coll1)); </text:p>
            <text:p text:style-name="P101"/>
            <text:p text:style-name="P101"><text:s text:c="4"/>/* print all elements of the copy */ </text:p>
            <text:p text:style-name="P101"><text:s text:c="4"/>for(it_pos = multiset_begin(pmset_coll2); </text:p>
            <text:p text:style-name="P101"><text:s text:c="8"/>!iterator_equal(it_pos, multiset_end(pm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remove all elements up to element with value 3 */ </text:p>
            <text:p text:style-name="P101"><text:s text:c="4"/>multiset_erase_range(pmset_coll2, </text:p>
            <text:p text:style-name="P101"><text:s text:c="8"/>multiset_begin(pmset_coll2), multiset_find(pmset_coll2, 3)); </text:p>
            <text:p text:style-name="P101"/>
            <text:p text:style-name="P101"><text:s text:c="4"/>/* remove all elements with value 5 */ </text:p>
            <text:p text:style-name="P101"><text:s text:c="4"/>t_count = multiset_erase(pmset_coll2, 5); </text:p>
            <text:p text:style-name="P101"><text:s text:c="4"/>printf("%u elements removed\n", t_count); </text:p>
            <text:p text:style-name="P101"/>
            <text:p text:style-name="P101"><text:s text:c="4"/>/* print all elements of the copy */ </text:p>
            <text:p text:style-name="P101"><text:s text:c="4"/>for(it_pos = multiset_begin(pmset_coll2); </text:p>
            <text:p text:style-name="P101"><text:s text:c="8"/>!iterator_equal(it_pos, multiset_end(pmset_coll2));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multiset_destroy(pmset_coll1); </text:p>
            <text:p text:style-name="P101"><text:s text:c="4"/>multiset_destroy(pmset_coll2); </text:p>
            <text:p text:style-name="P101"/>
            <text:p text:style-name="P101"><text:s text:c="4"/>return 0; </text:p>
            <text:p text:style-name="P101">}</text:p>
          </table:table-cell>
        </table:table-row>
      </table:table>
      <text:p text:style-name="P48"/>
      <text:p text:style-name="P42">输出的结果：</text:p>
      <text:p text:style-name="P35">6 5 5 4 3 2 1 </text:p>
      <text:p text:style-name="P35">4 inserted as element 4 </text:p>
      <text:p text:style-name="P35">1 2 3 4 4 5 5 6 </text:p>
      <text:p text:style-name="P35">2 elements removed </text:p>
      <text:p text:style-name="P35">3 4 4 6 </text:p>
      <text:p text:style-name="P35"/>
      <text:p text:style-name="P35"/>
      <text:list xml:id="list1255381284" text:continue-numbering="true" text:style-name="WW8Num13">
        <text:list-item>
          <text:list>
            <text:list-item>
              <text:h text:style-name="P278" text:outline-level="2"><text:span text:style-name="T23">map_t</text:span>和<text:span text:style-name="T23">multimap_t</text:span></text:h>
            </text:list-item>
          </text:list>
        </text:list-item>
      </text:list>
      <text:p text:style-name="P40"><text:span text:style-name="T55"><text:tab/></text:span><text:span text:style-name="T37">map_t</text:span><text:span text:style-name="T59">和</text:span><text:span text:style-name="T37">multimap_t</text:span><text:span text:style-name="T59">都是已</text:span><text:span text:style-name="T37">key/value</text:span><text:span text:style-name="T59">这种形式保存数据，所以</text:span><text:span text:style-name="T37">map_t</text:span><text:span text:style-name="T59">和</text:span><text:span text:style-name="T37">multimap_t</text:span><text:span text:style-name="T59">中保存的都是</text:span><text:span text:style-name="T37">pair_t</text:span><text:span text:style-name="T59">类型。容器使用</text:span><text:span text:style-name="T37">key</text:span><text:span text:style-name="T59">通过某种规则对保存在其中的数据进行排序。这两个容器的不同点就是</text:span><text:span text:style-name="T37">multimap_t</text:span><text:span text:style-name="T59">允许</text:span><text:span text:style-name="T37">key</text:span><text:span text:style-name="T59">重复。</text:span></text:p>
      <text:p text:style-name="P56"><draw:frame draw:style-name="fr2" draw:name="图形18" text:anchor-type="paragraph" svg:width="19.006cm" svg:height="6.539cm" draw:z-index="24"><draw:image xlink:href="Pictures/10000000000002CB000000F60A365ACD.jpg" xlink:type="simple" xlink:show="embed" xlink:actuate="onLoad"/></draw:frame>图 <text:span text:style-name="T23">4.8 map_t</text:span>和<text:span text:style-name="T23">multimap_t</text:span></text:p>
      <text:p text:style-name="P40"><text:span text:style-name="T59">要使用</text:span><text:span text:style-name="T37">map_t</text:span><text:span text:style-name="T59">和</text:span><text:span text:style-name="T37">multimap_t</text:span><text:span text:style-name="T59">必须包含头文件</text:span><text:span text:style-name="T40">&lt;cstl/cmap.h&gt;</text:span></text:p>
      <text:p text:style-name="P64">#include &lt;cstl/cmap.h&gt;</text:p>
      <text:p text:style-name="P40"><text:span text:style-name="T55"><text:tab/></text:span><text:span text:style-name="T66">用户可以在初始化容器的时候指定排序规则，如果没有指定排序规则使用默认的排序规则。</text:span><text:span text:style-name="T40">map_t</text:span><text:span text:style-name="T66">和</text:span><text:span text:style-name="T40">multimap_t</text:span><text:span text:style-name="T66">类型都是根据</text:span><text:span text:style-name="T40">key</text:span><text:span text:style-name="T66">排序的，不管是默认的排序规则还是用户指定的排序规则都是针对与</text:span><text:span text:style-name="T40">key</text:span><text:span text:style-name="T66">的，与</text:span><text:span text:style-name="T40">value</text:span><text:span text:style-name="T66">无关。</text:span></text:p>
      <text:p text:style-name="P59"><text:soft-page-break/></text:p>
      <text:list xml:id="list203468874" text:continue-numbering="true" text:style-name="WW8Num13">
        <text:list-item>
          <text:list>
            <text:list-item>
              <text:list>
                <text:list-item>
                  <text:h text:style-name="P291" text:outline-level="3"><text:span text:style-name="T23">map_t</text:span>和<text:span text:style-name="T23">multimap_t</text:span>的能力</text:h>
                </text:list-item>
              </text:list>
            </text:list-item>
          </text:list>
        </text:list-item>
      </text:list>
      <text:p text:style-name="P42"><text:tab/>与其他的关联容器一样，<text:span text:style-name="T23">map_t</text:span>和<text:span text:style-name="T23">multimap_t</text:span>也是使用平衡二叉树实现的。其实<text:span text:style-name="T23">set_t，multiset_t，map_t，</text:span></text:p>
      <text:p text:style-name="P42"><text:span text:style-name="T23">multimap_t</text:span>都是使用统一的内部实现，所以你可以认为<text:span text:style-name="T23">set_t，</text:span><text:span text:style-name="T48"> multiset_t</text:span>是特殊<text:span text:style-name="T23">map_t，multimap_t，</text:span>只是它们的<text:span text:style-name="T23">key</text:span>和<text:span text:style-name="T23">value</text:span>是一样的都是数据本身。</text:p>
      <text:p text:style-name="P43"><draw:frame draw:style-name="fr3" draw:name="图形19" text:anchor-type="paragraph" svg:width="19.006cm" svg:height="7.65cm" draw:z-index="25"><draw:image xlink:href="Pictures/10000000000002CE00000121E24E060B.jpg" xlink:type="simple" xlink:show="embed" xlink:actuate="onLoad"/></draw:frame><text:span text:style-name="T74">图 </text:span><text:span text:style-name="T51">4.9 map_t</text:span><text:span text:style-name="T74">和</text:span><text:span text:style-name="T51">multimap_t</text:span><text:span text:style-name="T74">的内部结构</text:span></text:p>
      <text:p text:style-name="P83">容器根据数据的<text:span text:style-name="T23">key</text:span>排序数据，所以根据某个<text:span text:style-name="T23">key</text:span>查找数据很高效，但是根据某个<text:span text:style-name="T23">value</text:span>查找数据效率很低。 <text:span text:style-name="T23">map_t</text:span>和<text:span text:style-name="T23">multimap_t</text:span>具有与<text:span text:style-name="T23">set_t</text:span>和<text:span text:style-name="T23">multiset_t</text:span>相同的操作函数，同时也具有同样的特定：不能直接或间接修改容器中的数据<text:span text:style-name="T23">(map_t</text:span>和<text:span text:style-name="T23">multimap_t</text:span>中是不能修改数据的<text:span text:style-name="T23">key，</text:span>但是<text:span text:style-name="T23">value</text:span>可以修改<text:span text:style-name="T23">)</text:span>。</text:p>
      <text:list xml:id="list1690106020" text:continue-numbering="true" text:style-name="WW8Num13">
        <text:list-item>
          <text:list>
            <text:list-item>
              <text:list>
                <text:list-item>
                  <text:h text:style-name="P291" text:outline-level="3"><text:span text:style-name="T23">map_t</text:span>和<text:span text:style-name="T23">multimap_t</text:span>的操作</text:h>
                </text:list-item>
              </text:list>
            </text:list-item>
          </text:list>
        </text:list-item>
      </text:list>
      <text:p text:style-name="P40"><text:span text:style-name="T59"><text:tab/></text:span><text:span text:style-name="T37">map_t</text:span><text:span text:style-name="T59">和</text:span><text:span text:style-name="T37">multimap_t</text:span><text:span text:style-name="T59">的操作都是相同的，只有一个地方不同，会在后面的章节介绍。下面只列出了</text:span><text:span text:style-name="T37">map_t</text:span><text:span text:style-name="T59">的相关的操作函数，具体的清参考</text:span><text:span text:style-name="T49">《The libcstl Library Reference Manual》</text:span><text:span text:style-name="T59">。</text:span></text:p>
      <text:list xml:id="list1541347281" text:style-name="L100">
        <text:list-item>
          <text:p text:style-name="P249">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42"><text:tab/><text:span text:style-name="T23">map_t</text:span>和<text:span text:style-name="T23">multimap_t</text:span>保存的都是<text:span text:style-name="T23">key/value</text:span>，所以在创建的时候<text:span text:style-name="T23">key</text:span>和<text:span text:style-name="T23">value</text:span>的类型都要指明。</text:p>
      <text:p text:style-name="P42"/>
      <text:list xml:id="list1283296162" text:style-name="L101">
        <text:list-item>
          <text:p text:style-name="P250">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40"/>
      <text:list xml:id="list1091260248" text:style-name="L102">
        <text:list-item>
          <text:p text:style-name="P251">特殊的查找函数</text:p>
        </text:list-item>
      </text:list>
      <text:p text:style-name="P40"><text:span text:style-name="T55"><text:tab/></text:span><text:span text:style-name="T37">map_t</text:span><text:span text:style-name="T59">和</text:span><text:span text:style-name="T37">multimap_t</text:span><text:span text:style-name="T59">同样提供了特殊查找函数，但是这些函数是基于数据的</text:span><text:span text:style-name="T37">key，</text:span><text:span text:style-name="T59">例如要查找指定的</text:span><text:span text:style-name="T37">key</text:span><text:span text:style-name="T59">使用</text:span><text:span text:style-name="T37">map_find()</text:span><text:span text:style-name="T59">操作函数，但是如果要查找指定的</text:span><text:span text:style-name="T37">value</text:span><text:span text:style-name="T59">就不能使用</text:span><text:span text:style-name="T37">map_find()</text:span><text:span text:style-name="T59">了，使用</text:span><text:span text:style-name="T37">algo_find_if()</text:span><text:span text:style-name="T59">可用做到，但是没有</text:span><text:span text:style-name="T37">map_find()</text:span><text:span text:style-name="T59">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42"/>
      <text:list xml:id="list924251223" text:style-name="L103">
        <text:list-item>
          <text:p text:style-name="P197">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42"/>
      <text:list xml:id="list362812627" text:style-name="L104">
        <text:list-item>
          <text:p text:style-name="P198">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41"><text:span text:style-name="T23">map_t</text:span>和<text:span text:style-name="T23">multimap_t</text:span>提供双向迭代器。禁止通过迭代器操作间接的修改容器中数据的<text:span text:style-name="T23">key，</text:span>但是可以修改数据的<text:span text:style-name="T23">value，</text:span>同样禁止将质变算法作用于关联容器。</text:p>
      <text:p text:style-name="P42"/>
      <text:list xml:id="list2062566121" text:style-name="L105">
        <text:list-item>
          <text:p text:style-name="P252">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41"><text:tab/>由于<text:span text:style-name="T2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42"/>
      <text:list xml:id="list821189410" text:continue-list="list1690106020" text:style-name="WW8Num13">
        <text:list-item>
          <text:list>
            <text:list-item>
              <text:list>
                <text:list-item>
                  <text:h text:style-name="P291" text:outline-level="3">将<text:span text:style-name="T23">map_t</text:span>作为关联数组使用</text:h>
                </text:list-item>
              </text:list>
            </text:list-item>
          </text:list>
        </text:list-item>
      </text:list>
      <text:p text:style-name="P42"><text:tab/>关联容器是不提供数据访问操作的，但是<text:span text:style-name="T23">map_t</text:span>例外，它提供了一个通过下标对数据进行随即访问的操作函数，所以可以将<text:span text:style-name="T2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42"><text:tab/>这个操作函数使用<text:span text:style-name="T23">key</text:span>为下标，返回指向数据的<text:span text:style-name="T23">value</text:span>的指针。如果容器中没有以<text:span text:style-name="T23">key</text:span>为键值的数据则先向容器中插入一个键值为<text:span text:style-name="T23">key，value</text:span>为该数据类型的默认值的数据然后返回指向<text:span text:style-name="T23">value</text:span>的指针。</text:p>
      <text:p text:style-name="P42">例如：</text:p>
      <text:p text:style-name="P64">map_t* pmap_coll = create_map(char, double);</text:p>
      <text:p text:style-name="P64">...</text:p>
      <text:p text:style-name="P64">map_init(pmap_coll);</text:p>
      <text:p text:style-name="P64">...</text:p>
      <text:p text:style-name="P64">*(double*)map_at(pmap_coll, ‘A’) = 7.7;</text:p>
      <text:p text:style-name="P81"><text:span text:style-name="T59">这个例子中</text:span><text:span text:style-name="T40">*(double*)map_at(pmap_coll, ‘A’) = 7.7;</text:span><text:span text:style-name="T59">是对键值为</text:span><text:span text:style-name="T49">’A’</text:span><text:span text:style-name="T59">的数据的访问，如果容器中包含键值为</text:span><text:span text:style-name="T49">’A’</text:span><text:span text:style-name="T59">的数据，就将这个数据的</text:span><text:span text:style-name="T37">value</text:span><text:span text:style-name="T59">改为</text:span><text:span text:style-name="T37">7.7，</text:span><text:span text:style-name="T59">如果没有就插入一个</text:span><text:span text:style-name="T37">(‘A’, 0.0)</text:span><text:span text:style-name="T59">的数据，然后在将</text:span><text:span text:style-name="T37">0.0</text:span><text:span text:style-name="T59">改为</text:span><text:span text:style-name="T37">7.7</text:span><text:span text:style-name="T59">。</text:span></text:p>
      <text:p text:style-name="P42"><text:tab/>这个操作有一个缺点，那就是调用者可能偶然或者错误的插了新数据。如：</text:p>
      <text:p text:style-name="P64">printf(“value = %f\n”, *(double*)map_at(pmap_coll, ‘A’));</text:p>
      <text:p text:style-name="P42">如果容器中有键值为<text:span text:style-name="T48">’A’</text:span>的数据这个操作没有任何错误，但是如果没有那么就无声无息的插入了一个新数据 <text:span text:style-name="T23">(‘A’,0.0)。</text:span></text:p>
      <text:p text:style-name="P33"/>
      <text:list xml:id="list1992453318" text:continue-numbering="true" text:style-name="WW8Num13">
        <text:list-item>
          <text:list>
            <text:list-item>
              <text:list>
                <text:list-item>
                  <text:h text:style-name="P291" text:outline-level="3"><text:span text:style-name="T23">map_t</text:span>和<text:span text:style-name="T23">multimap_t</text:span>的使用实例</text:h>
                </text:list-item>
              </text:list>
            </text:list-item>
          </text:list>
        </text:list-item>
      </text:list>
      <text:p text:style-name="P42"><text:span text:style-name="T23">map_t</text:span>作为关联数组，这个例子使用<text:span text:style-name="T23">map_t</text:span>来反应股价，其中<text:span text:style-name="T23">key</text:span>是公司名称，<text:span text:style-name="T23">value</text:span>是股价：</text:p>
      <table:table table:name="表格85" table:style-name="表格85">
        <table:table-column table:style-name="表格85.A"/>
        <text:soft-page-break/>
        <table:table-row>
          <table:table-cell table:style-name="表格85.A1" office:value-type="string">
            <text:p text:style-name="P101">/* </text:p>
            <text:p text:style-name="P101"><text:s/>* map2.c </text:p>
            <text:p text:style-name="P101"><text:s/>* compile with : -lcstl </text:p>
            <text:p text:style-name="P101"><text:s/>*/ </text:p>
            <text:p text:style-name="P101"/>
            <text:p text:style-name="P101">#include &lt;stdio.h&gt; </text:p>
            <text:p text:style-name="P101">#include &lt;cstl/cmap.h&gt; </text:p>
            <text:p text:style-name="P101"/>
            <text:p text:style-name="P101">int main(int argc, char* argv[]) </text:p>
            <text:p text:style-name="P101">{ </text:p>
            <text:p text:style-name="P101"><text:s text:c="4"/>map_t* pmap_stocks = create_map(char*, double); </text:p>
            <text:p text:style-name="P101"><text:s text:c="4"/>map_iterator_t it_pos; </text:p>
            <text:p text:style-name="P101"/>
            <text:p text:style-name="P101"><text:s text:c="4"/>if(pmap_stocks == NULL) </text:p>
            <text:p text:style-name="P101"><text:s text:c="4"/>{ </text:p>
            <text:p text:style-name="P101"><text:s text:c="8"/>return -1; </text:p>
            <text:p text:style-name="P101"><text:s text:c="4"/>} </text:p>
            <text:p text:style-name="P101"/>
            <text:p text:style-name="P101"><text:s text:c="4"/>map_init(pmap_stocks); </text:p>
            <text:p text:style-name="P101"/>
            <text:p text:style-name="P101"><text:s text:c="4"/>*(double*)map_at(pmap_stocks, "Google") = 834.50; </text:p>
            <text:p text:style-name="P101"><text:s text:c="4"/>*(double*)map_at(pmap_stocks, "IBM") = 431.93; </text:p>
            <text:p text:style-name="P101"><text:s text:c="4"/>*(double*)map_at(pmap_stocks, "Apple") = 557.28; </text:p>
            <text:p text:style-name="P101"><text:s text:c="4"/>*(double*)map_at(pmap_stocks, "MS") = 691.03; </text:p>
            <text:p text:style-name="P101"><text:s text:c="4"/>*(double*)map_at(pmap_stocks, "Oracle") = 670.37; </text:p>
            <text:p text:style-name="P101"/>
            <text:p text:style-name="P101"><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all price double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double*)pair_second((pair_t*)iterator_get_pointer(it_pos)) *= 2; </text:p>
            <text:p text:style-name="P101"><text:s text:c="4"/>} </text:p>
            <text:p text:style-name="P101"/>
            <text:p text:style-name="P101"><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rename the key from "MS" to "Microsoft" */ </text:p>
            <text:p text:style-name="P101"><text:s text:c="4"/>*(double*)map_at(pmap_stocks, "Microsoft") = </text:p>
            <text:p text:style-name="P101"><text:s text:c="8"/>*(double*)map_at(pmap_stocks, "MS"); </text:p>
            <text:p text:style-name="P101"><text:s text:c="4"/>map_erase(pmap_stocks, "MS"); </text:p>
            <text:p text:style-name="P101"/>
            <text:p text:style-name="P101"><text:s text:c="4"/>/* print all elements */ </text:p>
            <text:p text:style-name="P101"><text:s text:c="4"/>for(it_pos = map_begin(pmap_stocks); </text:p>
            <text:p text:style-name="P101"><text:s text:c="8"/>!iterator_equal(it_pos, map_end(p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map_destroy(pmap_stocks); </text:p>
            <text:p text:style-name="P101"/>
            <text:p text:style-name="P101"><text:s text:c="4"/>return 0; </text:p>
            <text:p text:style-name="P101">}</text:p>
          </table:table-cell>
        </table:table-row>
      </table:table>
      <text:p text:style-name="P48"/>
      <text:p text:style-name="P42">输出结果:</text:p>
      <text:p text:style-name="P35">stock:Apple<text:tab/><text:tab/>price:557.280000 </text:p>
      <text:p text:style-name="P35">stock:Google<text:tab/><text:tab/>price:834.500000 </text:p>
      <text:p text:style-name="P35">stock:IBM<text:tab/><text:tab/>price:431.930000 </text:p>
      <text:p text:style-name="P35">stock:MS<text:tab/><text:tab/><text:tab/>price:691.030000 </text:p>
      <text:p text:style-name="P35">stock:Oracle<text:tab/><text:tab/>price:670.370000 </text:p>
      <text:p text:style-name="P35"/>
      <text:p text:style-name="P35">stock:Apple<text:tab/><text:tab/>price:1114.560000 </text:p>
      <text:p text:style-name="P35">stock:Google<text:tab/><text:tab/>price:1669.000000 </text:p>
      <text:p text:style-name="P35">stock:IBM<text:tab/><text:tab/>price:863.860000 </text:p>
      <text:p text:style-name="P35">stock:MS<text:tab/><text:tab/><text:tab/>price:1382.060000 </text:p>
      <text:p text:style-name="P35"><text:soft-page-break/>stock:Oracle<text:tab/><text:tab/>price:1340.740000 </text:p>
      <text:p text:style-name="P35"/>
      <text:p text:style-name="P35">stock:Apple<text:tab/><text:tab/>price:1114.560000 </text:p>
      <text:p text:style-name="P35">stock:Google<text:tab/><text:tab/>price:1669.000000 </text:p>
      <text:p text:style-name="P35">stock:IBM<text:tab/><text:tab/>price:863.860000 </text:p>
      <text:p text:style-name="P35">stock:Microsoft<text:tab/>price:1382.060000 </text:p>
      <text:p text:style-name="P35">stock:Oracle<text:tab/><text:tab/>price:1340.740000 </text:p>
      <text:p text:style-name="P48"/>
      <text:p text:style-name="P42"><text:tab/>下面这个例子将<text:span text:style-name="T23">multimap_t</text:span>作为字典来使用：</text:p>
      <table:table table:name="表格86" table:style-name="表格86">
        <table:table-column table:style-name="表格86.A"/>
        <text:soft-page-break/>
        <table:table-row>
          <table:table-cell table:style-name="表格86.A1" office:value-type="string">
            <text:p text:style-name="P101">/* </text:p>
            <text:p text:style-name="P101"><text:s/>* multimap2.c </text:p>
            <text:p text:style-name="P101"><text:s/>* compile with : -lcstl </text:p>
            <text:p text:style-name="P101"><text:s/>*/ </text:p>
            <text:p text:style-name="P101"/>
            <text:p text:style-name="P101">#include &lt;stdio.h&gt; </text:p>
            <text:p text:style-name="P101">#include &lt;string.h&gt; </text:p>
            <text:p text:style-name="P101">#include &lt;cstl/cmap.h&gt; </text:p>
            <text:p text:style-name="P101"/>
            <text:p text:style-name="P101">int main(int argc, char* argv[]) </text:p>
            <text:p text:style-name="P101">{ </text:p>
            <text:p text:style-name="P101"><text:s text:c="4"/>multimap_t* pmmap_dict = create_multimap(char*, char*); </text:p>
            <text:p text:style-name="P101"><text:s text:c="4"/>pair_t* ppair_item = create_pair(char*, char*); </text:p>
            <text:p text:style-name="P101"><text:s text:c="4"/>multimap_iterator_t it_pos; </text:p>
            <text:p text:style-name="P101"/>
            <text:p text:style-name="P101"><text:s text:c="4"/>if(pmmap_dict == NULL || ppair_item == NULL) </text:p>
            <text:p text:style-name="P101"><text:s text:c="4"/>{ </text:p>
            <text:p text:style-name="P101"><text:s text:c="8"/>return -1; </text:p>
            <text:p text:style-name="P101"><text:s text:c="4"/>} </text:p>
            <text:p text:style-name="P101"/>
            <text:p text:style-name="P101"><text:s text:c="4"/>multimap_init(pmmap_dict); </text:p>
            <text:p text:style-name="P101"><text:s text:c="4"/>pair_init(ppair_item); </text:p>
            <text:p text:style-name="P101"/>
            <text:p text:style-name="P101"><text:s text:c="4"/>pair_make(ppair_item, "day", "Tag"); </text:p>
            <text:p text:style-name="P101"><text:s text:c="4"/>multimap_insert(pmmap_dict, ppair_item); </text:p>
            <text:p text:style-name="P101"><text:s text:c="4"/>pair_make(ppair_item, "strange", "fremd"); </text:p>
            <text:p text:style-name="P101"><text:s text:c="4"/>multimap_insert(pmmap_dict, ppair_item); </text:p>
            <text:p text:style-name="P101"><text:s text:c="4"/>pair_make(ppair_item, "car", "Auto"); </text:p>
            <text:p text:style-name="P101"><text:s text:c="4"/>multimap_insert(pmmap_dict, ppair_item); </text:p>
            <text:p text:style-name="P101"><text:s text:c="4"/>pair_make(ppair_item, "smart", "elegant"); </text:p>
            <text:p text:style-name="P101"><text:s text:c="4"/>multimap_insert(pmmap_dict, ppair_item); </text:p>
            <text:p text:style-name="P101"><text:s text:c="4"/>pair_make(ppair_item, "trait", "Merkmal"); </text:p>
            <text:p text:style-name="P101"><text:s text:c="4"/>multimap_insert(pmmap_dict, ppair_item); </text:p>
            <text:p text:style-name="P101"><text:s text:c="4"/>pair_make(ppair_item, "strange", "seltsam"); </text:p>
            <text:p text:style-name="P101"><text:s text:c="4"/>multimap_insert(pmmap_dict, ppair_item); </text:p>
            <text:p text:style-name="P101"><text:s text:c="4"/>pair_make(ppair_item, "smart", "raffiniert"); </text:p>
            <text:p text:style-name="P101"><text:s text:c="4"/>multimap_insert(pmmap_dict, ppair_item); </text:p>
            <text:p text:style-name="P101"><text:s text:c="4"/>pair_make(ppair_item, "smart", "klug"); </text:p>
            <text:p text:style-name="P101"><text:s text:c="4"/>multimap_insert(pmmap_dict, ppair_item); </text:p>
            <text:p text:style-name="P101"><text:s text:c="4"/>pair_make(ppair_item, "clever", "raffiniert"); </text:p>
            <text:p text:style-name="P101"><text:s text:c="4"/>multimap_insert(pmmap_dict, ppair_item); </text:p>
            <text:p text:style-name="P101"/>
            <text:p text:style-name="P101"><text:s text:c="4"/>/* print all elements */ </text:p>
            <text:p text:style-name="P101"><text:s text:c="4"/>printf("english\t\tgerman\n"); </text:p>
            <text:p text:style-name="P101"><text:s text:c="4"/>printf("--------------------------------\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printf("%s\t\t%s\n", </text:p>
            <text:p text:style-name="P101"><text:s text:c="12"/>(char*)pair_first((pair_t*)iterator_get_pointer(it_pos)), </text:p>
            <text:p text:style-name="P101"><text:s text:c="12"/>(char*)pair_second((pair_t*)iterator_get_pointer(it_pos))); </text:p>
            <text:p text:style-name="P101"><text:s text:c="4"/>} </text:p>
            <text:p text:style-name="P101"><text:s text:c="4"/>printf("\n"); </text:p>
            <text:p text:style-name="P101"/>
            <text:p text:style-name="P101"><text:s text:c="4"/>/* print all values for key "smart" */ </text:p>
            <text:p text:style-name="P101"><text:s text:c="4"/>printf("smart:\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if(strcmp((char*)pair_first((pair_t*)iterator_get_pointer(it_pos)), </text:p>
            <text:p text:style-name="P101"><text:s text:c="12"/>"smart") == 0) </text:p>
            <text:p text:style-name="P101"><text:s text:c="8"/>{ </text:p>
            <text:p text:style-name="P101"><text:s text:c="12"/>printf("\t%s\n", </text:p>
            <text:p text:style-name="P101"><text:s text:c="16"/>(char*)pair_second((pair_t*)iterator_get_pointer(it_pos))); </text:p>
            <text:p text:style-name="P101"><text:s text:c="8"/>} </text:p>
            <text:p text:style-name="P101"><text:s text:c="4"/>} </text:p>
            <text:p text:style-name="P101"><text:s text:c="4"/>printf("\n"); </text:p>
            <text:p text:style-name="P101"/>
            <text:p text:style-name="P101"><text:s text:c="4"/>/* print all keys for value "raffiniert" */ </text:p>
            <text:p text:style-name="P101"><text:s text:c="4"/>printf("raffiniert:\n"); </text:p>
            <text:p text:style-name="P101"><text:s text:c="4"/>for(it_pos = multimap_begin(pmmap_dict); </text:p>
            <text:p text:style-name="P101"><text:s text:c="8"/>!iterator_equal(it_pos, multimap_end(pmmap_dict)); </text:p>
            <text:p text:style-name="P101"><text:s text:c="8"/>it_pos = iterator_next(it_pos)) </text:p>
            <text:p text:style-name="P101"><text:s text:c="4"/>{ </text:p>
            <text:p text:style-name="P101"><text:s text:c="8"/>if(strcmp((char*)pair_second((pair_t*)iterator_get_pointer(it_pos)), </text:p>
            <text:p text:style-name="P101"><text:s text:c="12"/>"raffiniert") == 0) </text:p>
            <text:p text:style-name="P101"><text:s text:c="8"/>{ </text:p>
            <text:p text:style-name="P101"><text:s text:c="12"/>printf("\t%s\n", </text:p>
            <text:p text:style-name="P101"><text:s text:c="16"/>(char*)pair_first((pair_t*)iterator_get_pointer(it_pos))); </text:p>
            <text:p text:style-name="P101"><text:s text:c="8"/>} </text:p>
            <text:p text:style-name="P101"><text:s text:c="4"/>} </text:p>
            <text:p text:style-name="P101"><text:s text:c="4"/>printf("\n"); </text:p>
            <text:p text:style-name="P101"/>
            <text:p text:style-name="P101"><text:s text:c="4"/>multimap_destroy(pmmap_dict); </text:p>
            <text:p text:style-name="P101"><text:s text:c="4"/>pair_destroy(ppair_item); </text:p>
            <text:p text:style-name="P101"/>
            <text:p text:style-name="P101"><text:s text:c="4"/>return 0; </text:p>
            <text:p text:style-name="P101">}</text:p>
          </table:table-cell>
        </table:table-row>
      </table:table>
      <text:p text:style-name="P48"/>
      <text:p text:style-name="P42">结果：</text:p>
      <text:p text:style-name="P35">english<text:tab/><text:tab/>german </text:p>
      <text:p text:style-name="P35">-------------------------------- </text:p>
      <text:p text:style-name="P35">car<text:tab/><text:tab/><text:tab/>Auto </text:p>
      <text:p text:style-name="P35">clever<text:tab/><text:tab/>raffiniert </text:p>
      <text:p text:style-name="P35">day<text:tab/><text:tab/><text:tab/>Tag </text:p>
      <text:p text:style-name="P35">smart<text:tab/><text:tab/>elegant </text:p>
      <text:p text:style-name="P35">smart<text:tab/><text:tab/>raffiniert </text:p>
      <text:p text:style-name="P35">smart<text:tab/><text:tab/>klug </text:p>
      <text:p text:style-name="P35">strange<text:tab/><text:tab/>fremd </text:p>
      <text:p text:style-name="P35">strange<text:tab/><text:tab/>seltsam </text:p>
      <text:p text:style-name="P35">trait<text:tab/><text:tab/><text:tab/>Merkmal </text:p>
      <text:p text:style-name="P35"/>
      <text:p text:style-name="P35">smart: </text:p>
      <text:p text:style-name="P35"><text:tab/>elegant </text:p>
      <text:p text:style-name="P35"><text:tab/>raffiniert </text:p>
      <text:p text:style-name="P35"><text:tab/>klug </text:p>
      <text:p text:style-name="P35"/>
      <text:p text:style-name="P35">raffiniert: </text:p>
      <text:p text:style-name="P35"><text:tab/>clever </text:p>
      <text:p text:style-name="P35"><text:tab/>smart </text:p>
      <text:p text:style-name="P48"/>
      <text:p text:style-name="P42"><text:tab/>下面这个例子展示了通过算法来找到<text:span text:style-name="T23">value</text:span>：</text:p>
      <table:table table:name="表格87" table:style-name="表格87">
        <table:table-column table:style-name="表格87.A"/>
        <text:soft-page-break/>
        <table:table-row>
          <table:table-cell table:style-name="表格87.A1" office:value-type="string">
            <text:p text:style-name="P101">/* </text:p>
            <text:p text:style-name="P101"><text:s/>* mapfind.c </text:p>
            <text:p text:style-name="P101"><text:s/>* compile with : -lcstl </text:p>
            <text:p text:style-name="P101"><text:s/>*/ </text:p>
            <text:p text:style-name="P101"/>
            <text:p text:style-name="P101">#include &lt;stdio.h&gt; </text:p>
            <text:p text:style-name="P101">#include &lt;cstl/cmap.h&gt; </text:p>
            <text:p text:style-name="P101">#include &lt;cstl/calgorithm.h&gt; </text:p>
            <text:p text:style-name="P101"/>
            <text:p text:style-name="P101">static void _find_valud(const void* cpv_input, void* pv_output) </text:p>
            <text:p text:style-name="P101">{ </text:p>
            <text:p text:style-name="P101"><text:s text:c="4"/>if(*(int*)pair_second((pair_t*)cpv_input) == 3) </text:p>
            <text:p text:style-name="P101"><text:s text:c="4"/>{ </text:p>
            <text:p text:style-name="P101"><text:s text:c="8"/>*(bool_t*)pv_output = true; </text:p>
            <text:p text:style-name="P101"><text:s text:c="4"/>} </text:p>
            <text:p text:style-name="P101"><text:s text:c="4"/>else </text:p>
            <text:p text:style-name="P101"><text:s text:c="4"/>{ </text:p>
            <text:p text:style-name="P101"><text:s text:c="8"/>*(bool_t*)pv_output = false; </text:p>
            <text:p text:style-name="P101"><text:s text:c="4"/>} </text:p>
            <text:p text:style-name="P101">} </text:p>
            <text:p text:style-name="P101"/>
            <text:p text:style-name="P101">int main(int argc, char* argv[]) </text:p>
            <text:p text:style-name="P101">{ </text:p>
            <text:p text:style-name="P101"><text:s text:c="4"/>map_t* pmap_coll = create_map(int, int); </text:p>
            <text:p text:style-name="P101"><text:s text:c="4"/>map_iterator_t it_pos; </text:p>
            <text:p text:style-name="P101"/>
            <text:p text:style-name="P101"><text:s text:c="4"/>if(pmap_coll == NULL) </text:p>
            <text:p text:style-name="P101"><text:s text:c="4"/>{ </text:p>
            <text:p text:style-name="P101"><text:s text:c="8"/>return -1; </text:p>
            <text:p text:style-name="P101"><text:s text:c="4"/>} </text:p>
            <text:p text:style-name="P101"/>
            <text:p text:style-name="P101"><text:s text:c="4"/>map_init(pmap_coll); </text:p>
            <text:p text:style-name="P101"/>
            <text:p text:style-name="P101"><text:s text:c="4"/>*(int*)map_at(pmap_coll, 1) = 7; </text:p>
            <text:p text:style-name="P101"><text:s text:c="4"/>*(int*)map_at(pmap_coll, 2) = 4; </text:p>
            <text:p text:style-name="P101"><text:s text:c="4"/>*(int*)map_at(pmap_coll, 3) = 2; </text:p>
            <text:p text:style-name="P101"><text:s text:c="4"/>*(int*)map_at(pmap_coll, 4) = 3; </text:p>
            <text:p text:style-name="P101"><text:s text:c="4"/>*(int*)map_at(pmap_coll, 5) = 6; </text:p>
            <text:p text:style-name="P101"><text:s text:c="4"/>*(int*)map_at(pmap_coll, 6) = 1; </text:p>
            <text:p text:style-name="P101"><text:s text:c="4"/>*(int*)map_at(pmap_coll, 7) = 7; </text:p>
            <text:p text:style-name="P101"/>
            <text:p text:style-name="P101"><text:s text:c="4"/>/* search an element with key 3 */ </text:p>
            <text:p text:style-name="P101"><text:s text:c="4"/>it_pos = map_find(pmap_coll, 3); </text:p>
            <text:p text:style-name="P101"><text:s text:c="4"/>if(!iterator_equal(it_pos, map_end(pmap_coll))) </text:p>
            <text:p text:style-name="P101"><text:s text:c="4"/>{ </text:p>
            <text:p text:style-name="P101"><text:s text:c="8"/>printf("%d : %d\n", </text:p>
            <text:p text:style-name="P101"><text:s text:c="12"/>*(int*)pair_first((pair_t*)iterator_get_pointer(it_pos)), </text:p>
            <text:p text:style-name="P101"><text:s text:c="12"/>*(int*)pair_second((pair_t*)iterator_get_pointer(it_pos))); </text:p>
            <text:p text:style-name="P101"><text:s text:c="4"/>} </text:p>
            <text:p text:style-name="P101"><text:s text:c="4"/>/* search an element with value 3 */ </text:p>
            <text:p text:style-name="P101"><text:s text:c="4"/>it_pos = algo_find_if(map_begin(pmap_coll), map_end(pmap_coll), _find_valud); </text:p>
            <text:p text:style-name="P101"><text:s text:c="4"/>if(!iterator_equal(it_pos, map_end(pmap_coll))) </text:p>
            <text:p text:style-name="P101"><text:s text:c="4"/>{ </text:p>
            <text:p text:style-name="P101"><text:s text:c="8"/>printf("%d : %d\n", </text:p>
            <text:p text:style-name="P101"><text:s text:c="12"/>*(int*)pair_first((pair_t*)iterator_get_pointer(it_pos)), </text:p>
            <text:p text:style-name="P101"><text:s text:c="12"/>*(int*)pair_second((pair_t*)iterator_get_pointer(it_pos))); </text:p>
            <text:p text:style-name="P101"><text:s text:c="4"/>} </text:p>
            <text:p text:style-name="P101"/>
            <text:p text:style-name="P101"><text:s text:c="4"/>map_destroy(pmap_coll); </text:p>
            <text:p text:style-name="P101"/>
            <text:p text:style-name="P101"><text:s text:c="4"/>return 0; </text:p>
            <text:p text:style-name="P101">}</text:p>
          </table:table-cell>
        </table:table-row>
      </table:table>
      <text:p text:style-name="P48"/>
      <text:p text:style-name="P42">结果：</text:p>
      <text:p text:style-name="P35">3 : 2</text:p>
      <text:p text:style-name="P35">4 : 3</text:p>
      <text:p text:style-name="P35"/>
      <text:p text:style-name="P35"/>
      <text:list xml:id="list1401627300" text:continue-numbering="true" text:style-name="WW8Num13">
        <text:list-item>
          <text:list>
            <text:list-item>
              <text:h text:style-name="P280" text:outline-level="2">hash_set_t，hash_multiset_t，hash_map_t，hash_multimap_t</text:h>
            </text:list-item>
          </text:list>
        </text:list-item>
      </text:list>
      <text:p text:style-name="P40"><text:span text:style-name="T55"><text:tab/></text:span><text:span text:style-name="T40">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40">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36"><draw:frame draw:style-name="fr3" draw:name="图形20" text:anchor-type="paragraph" svg:width="19.006cm" svg:height="8.243cm" draw:z-index="26"><draw:image xlink:href="Pictures/10000000000002CD000001378C5C7FE7.jpg" xlink:type="simple" xlink:show="embed" xlink:actuate="onLoad"/></draw:frame><text:soft-page-break/>图 4.10 哈希表内部结构</text:p>
      <text:p text:style-name="P40"><text:span text:style-name="T59"><text:tab/></text:span><text:span text:style-name="T37">libcstl</text:span><text:span text:style-name="T59">提供的基于哈希结构的关联容器包括</text:span><text:span text:style-name="T49">hash_set_t</text:span><text:span text:style-name="T34">，</text:span><text:span text:style-name="T49">hash_multiset_t</text:span><text:span text:style-name="T34">，</text:span><text:span text:style-name="T49">hash_map_t</text:span><text:span text:style-name="T34">，</text:span><text:span text:style-name="T49">hash_multimap_t</text:span><text:span text:style-name="T34">。这几种容器与基于平衡二叉树的关联容器的操作基本相同。</text:span></text:p>
      <text:p text:style-name="P40"><text:span text:style-name="T59">要使用</text:span><text:span text:style-name="T37">hash_set_t</text:span><text:span text:style-name="T59">和</text:span><text:span text:style-name="T37">hash_multiset_t</text:span><text:span text:style-name="T59">必须包含头文件</text:span><text:span text:style-name="T40">&lt;cstl/chash_set.h&gt;</text:span></text:p>
      <text:p text:style-name="P64">#include &lt;cstl/chash_set.h&gt;</text:p>
      <text:p text:style-name="P40"><text:span text:style-name="T59">要使用</text:span><text:span text:style-name="T37">hash_map_t</text:span><text:span text:style-name="T59">和</text:span><text:span text:style-name="T37">hash_multimap_t</text:span><text:span text:style-name="T59">必须包含头文件</text:span><text:span text:style-name="T40">&lt;cstl/chash_map.h&gt;</text:span></text:p>
      <text:p text:style-name="P64">#include &lt;cstl/chash_map.h&gt;</text:p>
      <text:list xml:id="list626035103" text:continue-numbering="true" text:style-name="WW8Num13">
        <text:list-item>
          <text:list>
            <text:list-item>
              <text:list>
                <text:list-item>
                  <text:h text:style-name="P291" text:outline-level="3">基于哈希结构的关联容器的能力</text:h>
                </text:list-item>
              </text:list>
            </text:list-item>
          </text:list>
        </text:list-item>
      </text:list>
      <text:p text:style-name="P59"><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59"><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590962692" text:continue-numbering="true" text:style-name="WW8Num13">
        <text:list-item>
          <text:list>
            <text:list-item>
              <text:list>
                <text:list-item>
                  <text:h text:style-name="P291" text:outline-level="3">基于哈希结构的关联容器的操作</text:h>
                </text:list-item>
              </text:list>
            </text:list-item>
          </text:list>
        </text:list-item>
      </text:list>
      <text:p text:style-name="P40"><text:span text:style-name="T59"><text:tab/>基于哈希结构的关联容器的操作大部分与基于平衡二叉树的关联容器操作相同，这里以hash_set_t的操作为例，其他操作函数请参考</text:span><text:span text:style-name="T49">《The libcstl Library Reference Manual》</text:span><text:span text:style-name="T59">。</text:span></text:p>
      <text:p text:style-name="P42"/>
      <text:list xml:id="list1646236820" text:style-name="L106">
        <text:list-item>
          <text:p text:style-name="P253">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42"/>
      <text:list xml:id="list1281236868" text:style-name="L107">
        <text:list-item>
          <text:p text:style-name="P254">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42"/>
      <text:list xml:id="list516971930" text:style-name="L108">
        <text:list-item>
          <text:p text:style-name="P195">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98"><text:tab/>这些操作函数都是与哈希表相关的都是基于哈希结构的关联容器特有的操作函数。</text:p>
      <text:p text:style-name="P99"/>
      <text:list xml:id="list1131352185" text:style-name="L109">
        <text:list-item>
          <text:p text:style-name="P255">特殊的查找函数</text:p>
        </text:list-item>
      </text:list>
      <text:p text:style-name="P40"><text:span text:style-name="T55"><text:tab/></text:span><text:span text:style-name="T66">基于哈希结构的关联容器</text:span><text:span text:style-name="T59">同样提供了特殊查找函数，但是没有</text:span><text:span text:style-name="T37">set_lower_bound()</text:span><text:span text:style-name="T59">和</text:span><text:span text:style-name="T37">set_upper_bound()</text:span><text:span text:style-name="T59">。因为只两个操作是基于有序的容器数据的。但是</text:span><text:span text:style-name="T66">基于哈希结构的关联容器</text:span><text:span text:style-name="T59">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42"/>
      <text:list xml:id="list130478933" text:style-name="L110">
        <text:list-item>
          <text:p text:style-name="P256">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42"/>
      <text:list xml:id="list1363507594" text:style-name="L111">
        <text:list-item>
          <text:p text:style-name="P257">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42"/>
      <text:list xml:id="list393244134" text:style-name="L112">
        <text:list-item>
          <text:p text:style-name="P258">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42"/>
      <text:list xml:id="list198017801" text:continue-list="list1590962692" text:style-name="WW8Num13">
        <text:list-item>
          <text:list>
            <text:list-item>
              <text:list>
                <text:list-item>
                  <text:h text:style-name="P291" text:outline-level="3">将<text:span text:style-name="T23">hash_map_t</text:span>作为关联数组使用</text:h>
                </text:list-item>
              </text:list>
            </text:list-item>
          </text:list>
        </text:list-item>
      </text:list>
      <text:p text:style-name="P42"><text:tab/><text:span text:style-name="T23">hash_map_t</text:span>与<text:span text:style-name="T2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42"/>
      <text:list xml:id="list685082948" text:continue-numbering="true" text:style-name="WW8Num13">
        <text:list-item>
          <text:list>
            <text:list-item>
              <text:list>
                <text:list-item>
                  <text:h text:style-name="P292" text:outline-level="3"><text:span text:style-name="T22">基于哈希结构的关联容器</text:span>的使用实例</text:h>
                </text:list-item>
              </text:list>
            </text:list-item>
          </text:list>
        </text:list-item>
      </text:list>
      <text:p text:style-name="P48"><text:tab/><text:span text:style-name="T65">第一个例子展示了容器中的数据存储情况：</text:span></text:p>
      <table:table table:name="表格96" table:style-name="表格96">
        <table:table-column table:style-name="表格96.A"/>
        <text:soft-page-break/>
        <table:table-row>
          <table:table-cell table:style-name="表格96.A1" office:value-type="string">
            <text:p text:style-name="P101">/* </text:p>
            <text:p text:style-name="P101"><text:s/>* hash_set1.c </text:p>
            <text:p text:style-name="P101"><text:s/>* compile with : -lcstl </text:p>
            <text:p text:style-name="P101"><text:s/>*/ </text:p>
            <text:p text:style-name="P101"/>
            <text:p text:style-name="P101">#include &lt;stdio.h&gt; </text:p>
            <text:p text:style-name="P101">#include &lt;cstl/chash_set.h&gt; </text:p>
            <text:p text:style-name="P101"/>
            <text:p text:style-name="P101">int main(int argc, char* argv[]) </text:p>
            <text:p text:style-name="P101">{ </text:p>
            <text:p text:style-name="P101"><text:s text:c="4"/>hash_set_t* phset_coll = create_hash_set(int); </text:p>
            <text:p text:style-name="P101"><text:s text:c="4"/>hash_set_iterator_t it_pos; </text:p>
            <text:p text:style-name="P101"><text:s text:c="4"/>int i = 0; </text:p>
            <text:p text:style-name="P101"/>
            <text:p text:style-name="P101"><text:s text:c="4"/>if(phset_coll == NULL) </text:p>
            <text:p text:style-name="P101"><text:s text:c="4"/>{ </text:p>
            <text:p text:style-name="P101"><text:s text:c="8"/>return -1; </text:p>
            <text:p text:style-name="P101"><text:s text:c="4"/>} </text:p>
            <text:p text:style-name="P101"/>
            <text:p text:style-name="P101"><text:s text:c="4"/>hash_set_init(phset_coll); </text:p>
            <text:p text:style-name="P101"/>
            <text:p text:style-name="P101"><text:s text:c="4"/>hash_set_insert(phset_coll, 7); </text:p>
            <text:p text:style-name="P101"><text:s text:c="4"/>hash_set_insert(phset_coll, 99); </text:p>
            <text:p text:style-name="P101"><text:s text:c="4"/>hash_set_insert(phset_coll, 63); </text:p>
            <text:p text:style-name="P101"><text:s text:c="4"/>hash_set_insert(phset_coll, 2); </text:p>
            <text:p text:style-name="P101"><text:s text:c="4"/>hash_set_insert(phset_coll, 108); </text:p>
            <text:p text:style-name="P101"><text:s text:c="4"/>hash_set_insert(phset_coll, 444); </text:p>
            <text:p text:style-name="P101"><text:s text:c="4"/>hash_set_insert(phset_coll, 53); </text:p>
            <text:p text:style-name="P101"><text:s text:c="4"/>hash_set_insert(phset_coll, 55); </text:p>
            <text:p text:style-name="P101"><text:s text:c="4"/>hash_set_insert(phset_coll, 255); </text:p>
            <text:p text:style-name="P101"><text:s text:c="4"/>hash_set_insert(phset_coll, 55); </text:p>
            <text:p text:style-name="P101"/>
            <text:p text:style-name="P101"><text:s text:c="4"/>printf("bucket count : %u\n", hash_set_bucket_count(phset_coll)); </text:p>
            <text:p text:style-name="P101"><text:s text:c="4"/>for(it_pos = hash_set_begin(phset_coll); </text:p>
            <text:p text:style-name="P101"><text:s text:c="8"/>!iterator_equal(it_pos, hash_set_end(ph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for(i = 0; i &lt; 50; ++i) </text:p>
            <text:p text:style-name="P101"><text:s text:c="4"/>{ </text:p>
            <text:p text:style-name="P101"><text:s text:c="8"/>hash_set_insert(phset_coll, i); </text:p>
            <text:p text:style-name="P101"><text:s text:c="4"/>} </text:p>
            <text:p text:style-name="P101"/>
            <text:p text:style-name="P101"><text:s text:c="4"/>printf("bucket count : %u\n", hash_set_bucket_count(phset_coll)); </text:p>
            <text:p text:style-name="P101"><text:s text:c="4"/>for(it_pos = hash_set_begin(phset_coll); </text:p>
            <text:p text:style-name="P101"><text:s text:c="8"/>!iterator_equal(it_pos, hash_set_end(phset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hash_set_destroy(phset_coll); </text:p>
            <text:p text:style-name="P101"/>
            <text:p text:style-name="P101"><text:s text:c="4"/>return 0; </text:p>
            <text:p text:style-name="P101">}</text:p>
          </table:table-cell>
        </table:table-row>
      </table:table>
      <text:p text:style-name="P48"/>
      <text:p text:style-name="P42"><text:soft-page-break/>结果：</text:p>
      <text:p text:style-name="P35">bucket count : 53 </text:p>
      <text:p text:style-name="P35">53 2 108 55 7 63 444 255 99 </text:p>
      <text:p text:style-name="P35">bucket count : 97 </text:p>
      <text:p text:style-name="P35">0 1 2 99 3 4 5 6 7 8 9 10 108 11 12 13 14 15 16 17 18 19 20 21 22 23 24 25 26 27 28 29 30 31 32 33 34 255 35 36 37 38 39 40 41 42 43 44 45 46 47 48 49 53 55 63 444 </text:p>
      <text:p text:style-name="P42">从结果中我们看出容器中的数据并不是排序的而是按照某些规则来计算哈希位置的。</text:p>
      <text:p text:style-name="P42"/>
      <text:p text:style-name="P42"><text:tab/>第二个例子将上面的股票的例子使用<text:span text:style-name="T23">hash_map_t</text:span>改写：</text:p>
      <table:table table:name="表格97" table:style-name="表格97">
        <table:table-column table:style-name="表格97.A"/>
        <text:soft-page-break/>
        <table:table-row>
          <table:table-cell table:style-name="表格97.A1" office:value-type="string">
            <text:p text:style-name="P101">/* </text:p>
            <text:p text:style-name="P101"><text:s/>* hash_map1.c </text:p>
            <text:p text:style-name="P101"><text:s/>* compile with : -lcstl </text:p>
            <text:p text:style-name="P101"><text:s/>*/ </text:p>
            <text:p text:style-name="P101"/>
            <text:p text:style-name="P101">#include &lt;stdio.h&gt; </text:p>
            <text:p text:style-name="P101">#include &lt;cstl/chash_map.h&gt; </text:p>
            <text:p text:style-name="P101"/>
            <text:p text:style-name="P101">int main(int argc, char* argv[]) </text:p>
            <text:p text:style-name="P101">{ </text:p>
            <text:p text:style-name="P101"><text:s text:c="4"/>hash_map_t* phmap_stocks = create_hash_map(char*, double); </text:p>
            <text:p text:style-name="P101"><text:s text:c="4"/>hash_map_iterator_t it_pos; </text:p>
            <text:p text:style-name="P101"/>
            <text:p text:style-name="P101"><text:s text:c="4"/>if(phmap_stocks == NULL) </text:p>
            <text:p text:style-name="P101"><text:s text:c="4"/>{ </text:p>
            <text:p text:style-name="P101"><text:s text:c="8"/>return -1; </text:p>
            <text:p text:style-name="P101"><text:s text:c="4"/>} </text:p>
            <text:p text:style-name="P101"/>
            <text:p text:style-name="P101"><text:s text:c="4"/>hash_map_init(phmap_stocks); </text:p>
            <text:p text:style-name="P101"/>
            <text:p text:style-name="P101"><text:s text:c="4"/>*(double*)hash_map_at(phmap_stocks, "Google") = 834.50; </text:p>
            <text:p text:style-name="P101"><text:s text:c="4"/>*(double*)hash_map_at(phmap_stocks, "IBM") = 431.93; </text:p>
            <text:p text:style-name="P101"><text:s text:c="4"/>*(double*)hash_map_at(phmap_stocks, "Apple") = 557.28; </text:p>
            <text:p text:style-name="P101"><text:s text:c="4"/>*(double*)hash_map_at(phmap_stocks, "MS") = 691.03; </text:p>
            <text:p text:style-name="P101"><text:s text:c="4"/>*(double*)hash_map_at(phmap_stocks, "Oracle") = 670.37;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all price double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double*)pair_second((pair_t*)iterator_get_pointer(it_pos)) *= 2; </text:p>
            <text:p text:style-name="P101"><text:s text:c="4"/>}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 rename the key from "MS" to "Microsoft" */ </text:p>
            <text:p text:style-name="P101"><text:s text:c="4"/>*(double*)hash_map_at(phmap_stocks, "Microsoft") = </text:p>
            <text:p text:style-name="P101"><text:s text:c="8"/>*(double*)hash_map_at(phmap_stocks, "MS"); </text:p>
            <text:p text:style-name="P101"><text:s text:c="4"/>hash_map_erase(phmap_stocks, "MS"); </text:p>
            <text:p text:style-name="P101"/>
            <text:p text:style-name="P101"><text:s text:c="4"/>/* print all elements */ </text:p>
            <text:p text:style-name="P101"><text:s text:c="4"/>for(it_pos = hash_map_begin(phmap_stocks); </text:p>
            <text:p text:style-name="P101"><text:s text:c="8"/>!iterator_equal(it_pos, hash_map_end(phmap_stocks)); </text:p>
            <text:p text:style-name="P101"><text:s text:c="8"/>it_pos = iterator_next(it_pos)) </text:p>
            <text:p text:style-name="P101"><text:s text:c="4"/>{ </text:p>
            <text:p text:style-name="P101"><text:s text:c="8"/>printf("stock:%s\tprice:%lf\n", </text:p>
            <text:p text:style-name="P101"><text:s text:c="12"/>(char*)pair_first((pair_t*)iterator_get_pointer(it_pos)), </text:p>
            <text:p text:style-name="P101"><text:s text:c="12"/>*(double*)pair_second((pair_t*)iterator_get_pointer(it_pos))); </text:p>
            <text:p text:style-name="P101"><text:s text:c="4"/>} </text:p>
            <text:p text:style-name="P101"><text:s text:c="4"/>printf("\n"); </text:p>
            <text:p text:style-name="P101"/>
            <text:p text:style-name="P101"><text:s text:c="4"/>hash_map_destroy(phmap_stocks); </text:p>
            <text:p text:style-name="P101"/>
            <text:p text:style-name="P101"><text:s text:c="4"/>return 0; </text:p>
            <text:p text:style-name="P101">}</text:p>
          </table:table-cell>
        </table:table-row>
      </table:table>
      <text:p text:style-name="P42"/>
      <text:p text:style-name="P42"><text:soft-page-break/>输出结果：</text:p>
      <text:p text:style-name="P33">stock:MS<text:tab/><text:tab/><text:tab/>price:691.030000 </text:p>
      <text:p text:style-name="P33">stock:IBM<text:tab/><text:tab/>price:431.930000 </text:p>
      <text:p text:style-name="P33">stock:Oracle<text:tab/><text:tab/>price:670.370000 </text:p>
      <text:p text:style-name="P33">stock:Apple<text:tab/><text:tab/>price:557.280000 </text:p>
      <text:p text:style-name="P33">stock:Google<text:tab/><text:tab/>price:834.500000 </text:p>
      <text:p text:style-name="P33"/>
      <text:p text:style-name="P33">stock:MS<text:tab/><text:tab/><text:tab/>price:1382.060000 </text:p>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
      <text:p text:style-name="P33">stock:IBM<text:tab/><text:tab/>price:863.860000 </text:p>
      <text:p text:style-name="P33">stock:Oracle<text:tab/><text:tab/>price:1340.740000 </text:p>
      <text:p text:style-name="P33">stock:Apple<text:tab/><text:tab/>price:1114.560000 </text:p>
      <text:p text:style-name="P33">stock:Google<text:tab/><text:tab/>price:1669.000000 </text:p>
      <text:p text:style-name="P33">stock:Microsoft<text:tab/>price:1382.060000 </text:p>
      <text:p text:style-name="P42"/>
      <text:list xml:id="list1656840824" text:continue-numbering="true" text:style-name="WW8Num13">
        <text:list-item>
          <text:list>
            <text:list-item>
              <text:h text:style-name="P278" text:outline-level="2">怎样选择容器类型</text:h>
            </text:list-item>
          </text:list>
        </text:list-item>
      </text:list>
      <text:p text:style-name="P42"><text:tab/><text:span text:style-name="T23">l</text:span><text:span text:style-name="T2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16"/>
          </table:table-cell>
          <table:table-cell table:style-name="表格98.A1" office:value-type="string">
            <text:p text:style-name="P116">vector_t</text:p>
          </table:table-cell>
          <table:table-cell table:style-name="表格98.A1" office:value-type="string">
            <text:p text:style-name="P116">deque_t</text:p>
          </table:table-cell>
          <table:table-cell table:style-name="表格98.A1" office:value-type="string">
            <text:p text:style-name="P116">list_t</text:p>
          </table:table-cell>
          <table:table-cell table:style-name="表格98.E1" office:value-type="string">
            <text:p text:style-name="P116">slist_t</text:p>
          </table:table-cell>
        </table:table-row>
        <table:table-row>
          <table:table-cell table:style-name="表格98.A2" office:value-type="string">
            <text:p text:style-name="P116">典型的数据结构</text:p>
          </table:table-cell>
          <table:table-cell table:style-name="表格98.B2" office:value-type="string">
            <text:p text:style-name="P116">动态数组</text:p>
          </table:table-cell>
          <table:table-cell table:style-name="表格98.B2" office:value-type="string">
            <text:p text:style-name="P116">分段的动态数据</text:p>
          </table:table-cell>
          <table:table-cell table:style-name="表格98.B2" office:value-type="string">
            <text:p text:style-name="P116">双向链表</text:p>
          </table:table-cell>
          <table:table-cell table:style-name="表格98.E2" office:value-type="string">
            <text:p text:style-name="P116">单向链表</text:p>
          </table:table-cell>
        </table:table-row>
        <table:table-row>
          <table:table-cell table:style-name="表格98.A2" office:value-type="string">
            <text:p text:style-name="P116">数据形式</text:p>
          </table:table-cell>
          <table:table-cell table:style-name="表格98.B2" office:value-type="string">
            <text:p text:style-name="P116">value</text:p>
          </table:table-cell>
          <table:table-cell table:style-name="表格98.B2" office:value-type="string">
            <text:p text:style-name="P116">value</text:p>
          </table:table-cell>
          <table:table-cell table:style-name="表格98.B2" office:value-type="string">
            <text:p text:style-name="P116">value</text:p>
          </table:table-cell>
          <table:table-cell table:style-name="表格98.E2" office:value-type="string">
            <text:p text:style-name="P116">value</text:p>
          </table:table-cell>
        </table:table-row>
        <table:table-row>
          <table:table-cell table:style-name="表格98.A2" office:value-type="string">
            <text:p text:style-name="P116">是否允许数据重复</text:p>
          </table:table-cell>
          <table:table-cell table:style-name="表格98.B2" office:value-type="string">
            <text:p text:style-name="P116">是</text:p>
          </table:table-cell>
          <table:table-cell table:style-name="表格98.B2" office:value-type="string">
            <text:p text:style-name="P116">是</text:p>
          </table:table-cell>
          <table:table-cell table:style-name="表格98.B2" office:value-type="string">
            <text:p text:style-name="P116">是</text:p>
          </table:table-cell>
          <table:table-cell table:style-name="表格98.E2" office:value-type="string">
            <text:p text:style-name="P116">是</text:p>
          </table:table-cell>
        </table:table-row>
        <table:table-row>
          <table:table-cell table:style-name="表格98.A2" office:value-type="string">
            <text:p text:style-name="P116">是否支持随机访问</text:p>
          </table:table-cell>
          <table:table-cell table:style-name="表格98.B2" office:value-type="string">
            <text:p text:style-name="P116">是</text:p>
          </table:table-cell>
          <table:table-cell table:style-name="表格98.B2" office:value-type="string">
            <text:p text:style-name="P116">是</text:p>
          </table:table-cell>
          <table:table-cell table:style-name="表格98.B2" office:value-type="string">
            <text:p text:style-name="P116">否</text:p>
          </table:table-cell>
          <table:table-cell table:style-name="表格98.E2" office:value-type="string">
            <text:p text:style-name="P116">否</text:p>
          </table:table-cell>
        </table:table-row>
        <table:table-row>
          <table:table-cell table:style-name="表格98.A2" office:value-type="string">
            <text:p text:style-name="P116">迭代器类型</text:p>
          </table:table-cell>
          <table:table-cell table:style-name="表格98.B2" office:value-type="string">
            <text:p text:style-name="P116">随机</text:p>
          </table:table-cell>
          <table:table-cell table:style-name="表格98.B2" office:value-type="string">
            <text:p text:style-name="P116">随机</text:p>
          </table:table-cell>
          <table:table-cell table:style-name="表格98.B2" office:value-type="string">
            <text:p text:style-name="P116">双向</text:p>
          </table:table-cell>
          <table:table-cell table:style-name="表格98.E2" office:value-type="string">
            <text:p text:style-name="P116">单向</text:p>
          </table:table-cell>
        </table:table-row>
        <table:table-row>
          <table:table-cell table:style-name="表格98.A2" office:value-type="string">
            <text:p text:style-name="P116">数据查找速度</text:p>
          </table:table-cell>
          <table:table-cell table:style-name="表格98.B2" office:value-type="string">
            <text:p text:style-name="P116">慢</text:p>
          </table:table-cell>
          <table:table-cell table:style-name="表格98.B2" office:value-type="string">
            <text:p text:style-name="P116">慢</text:p>
          </table:table-cell>
          <table:table-cell table:style-name="表格98.B2" office:value-type="string">
            <text:p text:style-name="P116">慢</text:p>
          </table:table-cell>
          <table:table-cell table:style-name="表格98.E2" office:value-type="string">
            <text:p text:style-name="P116">慢</text:p>
          </table:table-cell>
        </table:table-row>
        <table:table-row>
          <table:table-cell table:style-name="表格98.A2" office:value-type="string">
            <text:p text:style-name="P116">快速插入删除数据的位置</text:p>
          </table:table-cell>
          <table:table-cell table:style-name="表格98.B2" office:value-type="string">
            <text:p text:style-name="P116">末尾</text:p>
          </table:table-cell>
          <table:table-cell table:style-name="表格98.B2" office:value-type="string">
            <text:p text:style-name="P116">开头和末尾</text:p>
          </table:table-cell>
          <table:table-cell table:style-name="表格98.B2" office:value-type="string">
            <text:p text:style-name="P116">任何位置</text:p>
          </table:table-cell>
          <table:table-cell table:style-name="表格98.E2" office:value-type="string">
            <text:p text:style-name="P116">任意位置后面</text:p>
          </table:table-cell>
        </table:table-row>
        <table:table-row>
          <table:table-cell table:style-name="表格98.A2" office:value-type="string">
            <text:p text:style-name="P116">插入删除数据导致迭代器失效</text:p>
          </table:table-cell>
          <table:table-cell table:style-name="表格98.B2" office:value-type="string">
            <text:p text:style-name="P116">重新分配内存</text:p>
          </table:table-cell>
          <table:table-cell table:style-name="表格98.B2" office:value-type="string">
            <text:p text:style-name="P116">任何时候</text:p>
          </table:table-cell>
          <table:table-cell table:style-name="表格98.B2" office:value-type="string">
            <text:p text:style-name="P116">不会失效</text:p>
          </table:table-cell>
          <table:table-cell table:style-name="表格98.E2" office:value-type="string">
            <text:p text:style-name="P116">不会失效</text:p>
          </table:table-cell>
        </table:table-row>
        <table:table-row>
          <table:table-cell table:style-name="表格98.A2" office:value-type="string">
            <text:p text:style-name="P116">释放被删除数据的内存</text:p>
          </table:table-cell>
          <table:table-cell table:style-name="表格98.B2" office:value-type="string">
            <text:p text:style-name="P116">否</text:p>
          </table:table-cell>
          <table:table-cell table:style-name="表格98.B2" office:value-type="string">
            <text:p text:style-name="P116">有时是</text:p>
          </table:table-cell>
          <table:table-cell table:style-name="表格98.B2" office:value-type="string">
            <text:p text:style-name="P116">是</text:p>
          </table:table-cell>
          <table:table-cell table:style-name="表格98.E2" office:value-type="string">
            <text:p text:style-name="P116">是</text:p>
          </table:table-cell>
        </table:table-row>
        <table:table-row>
          <table:table-cell table:style-name="表格98.A2" office:value-type="string">
            <text:p text:style-name="P116"/>
          </table:table-cell>
          <table:table-cell table:style-name="表格98.A2" office:value-type="string">
            <text:p text:style-name="P116">set_t</text:p>
          </table:table-cell>
          <table:table-cell table:style-name="表格98.A2" office:value-type="string">
            <text:p text:style-name="P116">multiset_t</text:p>
          </table:table-cell>
          <table:table-cell table:style-name="表格98.A2" office:value-type="string">
            <text:p text:style-name="P116">map_t</text:p>
          </table:table-cell>
          <table:table-cell table:style-name="表格98.E11" office:value-type="string">
            <text:p text:style-name="P116">multimap_t</text:p>
          </table:table-cell>
        </table:table-row>
        <table:table-row>
          <table:table-cell table:style-name="表格98.A2" office:value-type="string">
            <text:p text:style-name="P116">典型的数据结构</text:p>
          </table:table-cell>
          <table:table-cell table:style-name="表格98.B2" office:value-type="string">
            <text:p text:style-name="P116">平衡二叉树</text:p>
          </table:table-cell>
          <table:table-cell table:style-name="表格98.B2" office:value-type="string">
            <text:p text:style-name="P116">平衡二叉树</text:p>
          </table:table-cell>
          <table:table-cell table:style-name="表格98.B2" office:value-type="string">
            <text:p text:style-name="P116">平衡二叉树</text:p>
          </table:table-cell>
          <table:table-cell table:style-name="表格98.E2" office:value-type="string">
            <text:p text:style-name="P116">平衡二叉树</text:p>
          </table:table-cell>
        </table:table-row>
        <table:table-row>
          <table:table-cell table:style-name="表格98.A2" office:value-type="string">
            <text:p text:style-name="P116">数据形式</text:p>
          </table:table-cell>
          <table:table-cell table:style-name="表格98.B2" office:value-type="string">
            <text:p text:style-name="P116">value</text:p>
          </table:table-cell>
          <table:table-cell table:style-name="表格98.B2" office:value-type="string">
            <text:p text:style-name="P116">value</text:p>
          </table:table-cell>
          <table:table-cell table:style-name="表格98.B2" office:value-type="string">
            <text:p text:style-name="P116">key/value</text:p>
          </table:table-cell>
          <table:table-cell table:style-name="表格98.E2" office:value-type="string">
            <text:p text:style-name="P116">key/value</text:p>
          </table:table-cell>
        </table:table-row>
        <text:soft-page-break/>
        <table:table-row>
          <table:table-cell table:style-name="表格98.A2" office:value-type="string">
            <text:p text:style-name="P116">是否允许数据重复</text:p>
          </table:table-cell>
          <table:table-cell table:style-name="表格98.B2" office:value-type="string">
            <text:p text:style-name="P116">否</text:p>
          </table:table-cell>
          <table:table-cell table:style-name="表格98.B2" office:value-type="string">
            <text:p text:style-name="P116">是</text:p>
          </table:table-cell>
          <table:table-cell table:style-name="表格98.B2" office:value-type="string">
            <text:p text:style-name="P116">不允许key重复</text:p>
          </table:table-cell>
          <table:table-cell table:style-name="表格98.E2" office:value-type="string">
            <text:p text:style-name="P116">是</text:p>
          </table:table-cell>
        </table:table-row>
        <table:table-row>
          <table:table-cell table:style-name="表格98.A2" office:value-type="string">
            <text:p text:style-name="P116">是否支持随机访问</text:p>
          </table:table-cell>
          <table:table-cell table:style-name="表格98.B2" office:value-type="string">
            <text:p text:style-name="P116">否</text:p>
          </table:table-cell>
          <table:table-cell table:style-name="表格98.B2" office:value-type="string">
            <text:p text:style-name="P116">否</text:p>
          </table:table-cell>
          <table:table-cell table:style-name="表格98.B2" office:value-type="string">
            <text:p text:style-name="P116">使用key随机访问</text:p>
          </table:table-cell>
          <table:table-cell table:style-name="表格98.E2" office:value-type="string">
            <text:p text:style-name="P116">否</text:p>
          </table:table-cell>
        </table:table-row>
        <table:table-row>
          <table:table-cell table:style-name="表格98.A2" office:value-type="string">
            <text:p text:style-name="P116">迭代器类型</text:p>
          </table:table-cell>
          <table:table-cell table:style-name="表格98.B2" office:value-type="string">
            <text:p text:style-name="P116">双向</text:p>
          </table:table-cell>
          <table:table-cell table:style-name="表格98.B2" office:value-type="string">
            <text:p text:style-name="P116">双向</text:p>
          </table:table-cell>
          <table:table-cell table:style-name="表格98.B2" office:value-type="string">
            <text:p text:style-name="P116">双向</text:p>
          </table:table-cell>
          <table:table-cell table:style-name="表格98.E2" office:value-type="string">
            <text:p text:style-name="P116">双向</text:p>
          </table:table-cell>
        </table:table-row>
        <table:table-row>
          <table:table-cell table:style-name="表格98.A2" office:value-type="string">
            <text:p text:style-name="P116">数据查找速度</text:p>
          </table:table-cell>
          <table:table-cell table:style-name="表格98.B2" office:value-type="string">
            <text:p text:style-name="P116">快</text:p>
          </table:table-cell>
          <table:table-cell table:style-name="表格98.B2" office:value-type="string">
            <text:p text:style-name="P116">快</text:p>
          </table:table-cell>
          <table:table-cell table:style-name="表格98.B2" office:value-type="string">
            <text:p text:style-name="P116">查找key快</text:p>
          </table:table-cell>
          <table:table-cell table:style-name="表格98.E2" office:value-type="string">
            <text:p text:style-name="P116">查找key快</text:p>
          </table:table-cell>
        </table:table-row>
        <table:table-row>
          <table:table-cell table:style-name="表格98.A2" office:value-type="string">
            <text:p text:style-name="P116">快速插入删除数据的位置</text:p>
          </table:table-cell>
          <table:table-cell table:style-name="表格98.B2" office:value-type="string">
            <text:p text:style-name="P116">-</text:p>
          </table:table-cell>
          <table:table-cell table:style-name="表格98.B2" office:value-type="string">
            <text:p text:style-name="P116">-</text:p>
          </table:table-cell>
          <table:table-cell table:style-name="表格98.B2" office:value-type="string">
            <text:p text:style-name="P116">-</text:p>
          </table:table-cell>
          <table:table-cell table:style-name="表格98.E2" office:value-type="string">
            <text:p text:style-name="P116">-</text:p>
          </table:table-cell>
        </table:table-row>
        <table:table-row>
          <table:table-cell table:style-name="表格98.A2" office:value-type="string">
            <text:p text:style-name="P116">插入删除数据导致迭代器失效</text:p>
          </table:table-cell>
          <table:table-cell table:style-name="表格98.B2" office:value-type="string">
            <text:p text:style-name="P116">不会失效</text:p>
          </table:table-cell>
          <table:table-cell table:style-name="表格98.B2" office:value-type="string">
            <text:p text:style-name="P116">不会失效</text:p>
          </table:table-cell>
          <table:table-cell table:style-name="表格98.B2" office:value-type="string">
            <text:p text:style-name="P116">不会失效</text:p>
          </table:table-cell>
          <table:table-cell table:style-name="表格98.E2" office:value-type="string">
            <text:p text:style-name="P116">不会失效</text:p>
          </table:table-cell>
        </table:table-row>
        <table:table-row>
          <table:table-cell table:style-name="表格98.A2" office:value-type="string">
            <text:p text:style-name="P116">释放被删除数据的内存</text:p>
          </table:table-cell>
          <table:table-cell table:style-name="表格98.B2" office:value-type="string">
            <text:p text:style-name="P116">是</text:p>
          </table:table-cell>
          <table:table-cell table:style-name="表格98.B2" office:value-type="string">
            <text:p text:style-name="P116">是</text:p>
          </table:table-cell>
          <table:table-cell table:style-name="表格98.B2" office:value-type="string">
            <text:p text:style-name="P116">是</text:p>
          </table:table-cell>
          <table:table-cell table:style-name="表格98.E2" office:value-type="string">
            <text:p text:style-name="P116">是</text:p>
          </table:table-cell>
        </table:table-row>
        <table:table-row>
          <table:table-cell table:style-name="表格98.A2" office:value-type="string">
            <text:p text:style-name="P116"/>
          </table:table-cell>
          <table:table-cell table:style-name="表格98.A2" office:value-type="string">
            <text:p text:style-name="P116">hash_set_t</text:p>
          </table:table-cell>
          <table:table-cell table:style-name="表格98.A2" office:value-type="string">
            <text:p text:style-name="P116">hash_multiset_t</text:p>
          </table:table-cell>
          <table:table-cell table:style-name="表格98.A2" office:value-type="string">
            <text:p text:style-name="P116">hash_map_t</text:p>
          </table:table-cell>
          <table:table-cell table:style-name="表格98.E11" office:value-type="string">
            <text:p text:style-name="P116">hash_multimap_t</text:p>
          </table:table-cell>
        </table:table-row>
        <table:table-row>
          <table:table-cell table:style-name="表格98.A2" office:value-type="string">
            <text:p text:style-name="P116">典型的数据结构</text:p>
          </table:table-cell>
          <table:table-cell table:style-name="表格98.B2" office:value-type="string">
            <text:p text:style-name="P116">哈希表</text:p>
          </table:table-cell>
          <table:table-cell table:style-name="表格98.B2" office:value-type="string">
            <text:p text:style-name="P116">哈希表</text:p>
          </table:table-cell>
          <table:table-cell table:style-name="表格98.B2" office:value-type="string">
            <text:p text:style-name="P116">哈希表</text:p>
          </table:table-cell>
          <table:table-cell table:style-name="表格98.E2" office:value-type="string">
            <text:p text:style-name="P116">哈希表</text:p>
          </table:table-cell>
        </table:table-row>
        <table:table-row>
          <table:table-cell table:style-name="表格98.A2" office:value-type="string">
            <text:p text:style-name="P116">数据形式</text:p>
          </table:table-cell>
          <table:table-cell table:style-name="表格98.B2" office:value-type="string">
            <text:p text:style-name="P116">value</text:p>
          </table:table-cell>
          <table:table-cell table:style-name="表格98.B2" office:value-type="string">
            <text:p text:style-name="P116">value</text:p>
          </table:table-cell>
          <table:table-cell table:style-name="表格98.B2" office:value-type="string">
            <text:p text:style-name="P116">key/value</text:p>
          </table:table-cell>
          <table:table-cell table:style-name="表格98.E2" office:value-type="string">
            <text:p text:style-name="P116">key/value</text:p>
          </table:table-cell>
        </table:table-row>
        <table:table-row>
          <table:table-cell table:style-name="表格98.A2" office:value-type="string">
            <text:p text:style-name="P116">是否允许数据重复</text:p>
          </table:table-cell>
          <table:table-cell table:style-name="表格98.B2" office:value-type="string">
            <text:p text:style-name="P116">否</text:p>
          </table:table-cell>
          <table:table-cell table:style-name="表格98.B2" office:value-type="string">
            <text:p text:style-name="P116">是</text:p>
          </table:table-cell>
          <table:table-cell table:style-name="表格98.B2" office:value-type="string">
            <text:p text:style-name="P116">不允许key重复</text:p>
          </table:table-cell>
          <table:table-cell table:style-name="表格98.E2" office:value-type="string">
            <text:p text:style-name="P116">是</text:p>
          </table:table-cell>
        </table:table-row>
        <table:table-row>
          <table:table-cell table:style-name="表格98.A2" office:value-type="string">
            <text:p text:style-name="P116">是否支持随机访问</text:p>
          </table:table-cell>
          <table:table-cell table:style-name="表格98.B2" office:value-type="string">
            <text:p text:style-name="P116">否</text:p>
          </table:table-cell>
          <table:table-cell table:style-name="表格98.B2" office:value-type="string">
            <text:p text:style-name="P116">否</text:p>
          </table:table-cell>
          <table:table-cell table:style-name="表格98.B2" office:value-type="string">
            <text:p text:style-name="P116">使用key随机访问</text:p>
          </table:table-cell>
          <table:table-cell table:style-name="表格98.E2" office:value-type="string">
            <text:p text:style-name="P116">否</text:p>
          </table:table-cell>
        </table:table-row>
        <table:table-row>
          <table:table-cell table:style-name="表格98.A2" office:value-type="string">
            <text:p text:style-name="P116">迭代器类型</text:p>
          </table:table-cell>
          <table:table-cell table:style-name="表格98.B2" office:value-type="string">
            <text:p text:style-name="P116">双向</text:p>
          </table:table-cell>
          <table:table-cell table:style-name="表格98.B2" office:value-type="string">
            <text:p text:style-name="P116">双向</text:p>
          </table:table-cell>
          <table:table-cell table:style-name="表格98.B2" office:value-type="string">
            <text:p text:style-name="P116">双向</text:p>
          </table:table-cell>
          <table:table-cell table:style-name="表格98.E2" office:value-type="string">
            <text:p text:style-name="P116">双向</text:p>
          </table:table-cell>
        </table:table-row>
        <table:table-row>
          <table:table-cell table:style-name="表格98.A2" office:value-type="string">
            <text:p text:style-name="P116">数据查找速度</text:p>
          </table:table-cell>
          <table:table-cell table:style-name="表格98.B2" office:value-type="string">
            <text:p text:style-name="P116">非常快</text:p>
          </table:table-cell>
          <table:table-cell table:style-name="表格98.B2" office:value-type="string">
            <text:p text:style-name="P116">非常快</text:p>
          </table:table-cell>
          <table:table-cell table:style-name="表格98.B2" office:value-type="string">
            <text:p text:style-name="P116">查找key非常快</text:p>
          </table:table-cell>
          <table:table-cell table:style-name="表格98.E2" office:value-type="string">
            <text:p text:style-name="P116">查找key非常快</text:p>
          </table:table-cell>
        </table:table-row>
        <table:table-row>
          <table:table-cell table:style-name="表格98.A2" office:value-type="string">
            <text:p text:style-name="P116">快速插入删除数据的位置</text:p>
          </table:table-cell>
          <table:table-cell table:style-name="表格98.B2" office:value-type="string">
            <text:p text:style-name="P116">-</text:p>
          </table:table-cell>
          <table:table-cell table:style-name="表格98.B2" office:value-type="string">
            <text:p text:style-name="P116">-</text:p>
          </table:table-cell>
          <table:table-cell table:style-name="表格98.B2" office:value-type="string">
            <text:p text:style-name="P116">-</text:p>
          </table:table-cell>
          <table:table-cell table:style-name="表格98.E2" office:value-type="string">
            <text:p text:style-name="P116">-</text:p>
          </table:table-cell>
        </table:table-row>
        <table:table-row>
          <table:table-cell table:style-name="表格98.A2" office:value-type="string">
            <text:p text:style-name="P116">插入删除数据导致迭代器失效</text:p>
          </table:table-cell>
          <table:table-cell table:style-name="表格98.B2" office:value-type="string">
            <text:p text:style-name="P116">存储单元变化</text:p>
          </table:table-cell>
          <table:table-cell table:style-name="表格98.B2" office:value-type="string">
            <text:p text:style-name="P116">存储单元变化</text:p>
          </table:table-cell>
          <table:table-cell table:style-name="表格98.B2" office:value-type="string">
            <text:p text:style-name="P116">存储单元变化</text:p>
          </table:table-cell>
          <table:table-cell table:style-name="表格98.E2" office:value-type="string">
            <text:p text:style-name="P116">存储单元变化</text:p>
          </table:table-cell>
        </table:table-row>
        <table:table-row>
          <table:table-cell table:style-name="表格98.A2" office:value-type="string">
            <text:p text:style-name="P116">释放被删除数据的内存</text:p>
          </table:table-cell>
          <table:table-cell table:style-name="表格98.B2" office:value-type="string">
            <text:p text:style-name="P116">是</text:p>
          </table:table-cell>
          <table:table-cell table:style-name="表格98.B2" office:value-type="string">
            <text:p text:style-name="P116">是</text:p>
          </table:table-cell>
          <table:table-cell table:style-name="表格98.B2" office:value-type="string">
            <text:p text:style-name="P116">是</text:p>
          </table:table-cell>
          <table:table-cell table:style-name="表格98.E2" office:value-type="string">
            <text:p text:style-name="P116">是</text:p>
          </table:table-cell>
        </table:table-row>
      </table:table>
      <text:p text:style-name="P40"/>
      <text:list xml:id="list1867055947" text:style-name="L113">
        <text:list-item>
          <text:p text:style-name="P206">在预分配存储的情况下使用<text:span text:style-name="T23">vector_t</text:span>，它简单并且提供了对数据的随即访问，使用起来方便。</text:p>
        </text:list-item>
        <text:list-item>
          <text:p text:style-name="P264"><text:span text:style-name="T61">如果经常在容器的开头和结尾插入数据，那么使用</text:span><text:span text:style-name="T32">deque_t</text:span><text:span text:style-name="T61">它不仅可以在开头和结尾高效的插入和删除数据而且也提供了对数据的随即访问，在删除数据的时候有时内存还会被释放。</text:span></text:p>
        </text:list-item>
        <text:list-item>
          <text:p text:style-name="P264"><text:span text:style-name="T61">如果经常在容器的任意位置插入删除或移动数据，那么使用</text:span><text:span text:style-name="T32">list_t</text:span><text:span text:style-name="T61">它可以高效的在任意位置插入或删除数据，并且不会影响已有的迭代器。如果要在任意位置的下一个位置插入或删除数据，那么使用</text:span><text:span text:style-name="T32">slist_t</text:span><text:span text:style-name="T61">。</text:span></text:p>
        </text:list-item>
        <text:list-item>
          <text:p text:style-name="P264"><text:span text:style-name="T61">如果经常查找或者数据的有序性很重要，那么使用</text:span><text:span text:style-name="T32">set_t</text:span><text:span text:style-name="T61">或</text:span><text:span text:style-name="T32">multiset_t</text:span><text:span text:style-name="T61">，如果只关心查找的效率，那么</text:span></text:p>
          <text:p text:style-name="P206"><text:span text:style-name="T23">hash_set_t</text:span>和<text:span text:style-name="T23">hash_multiset_t</text:span>也可以使用。如果数据是<text:span text:style-name="T23">key/value</text:span>形式的那么使用<text:span text:style-name="T23">map_t，multimap_t</text:span>或者<text:span text:style-name="T23">hash_map_t，hash_multimap_t。</text:span>如果要使用关联数组，那么使用<text:span text:style-name="T23">map_t，hash_map_t。</text:span></text:p>
        </text:list-item>
      </text:list>
      <text:p text:style-name="P31"/>
      <text:p text:style-name="P40"><text:tab/>下面是两个相同的例子都是对输入的一系列数据进行排序，使用了两个不同的容器：</text:p>
      <text:p text:style-name="P40"><text:tab/>使用<text:span text:style-name="T23">vector_t</text:span>：</text:p>
      <table:table table:name="表格99" table:style-name="表格99">
        <table:table-column table:style-name="表格99.A"/>
        <text:soft-page-break/>
        <table:table-row>
          <table:table-cell table:style-name="表格99.A1" office:value-type="string">
            <text:p text:style-name="P101">/* </text:p>
            <text:p text:style-name="P101"><text:s/>* sortvec.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include &lt;cstl/cfunctional.h&gt; </text:p>
            <text:p text:style-name="P101"/>
            <text:p text:style-name="P101">int main(int argc, char* argv[]) </text:p>
            <text:p text:style-name="P101">{ </text:p>
            <text:p text:style-name="P101"><text:s text:c="4"/>vector_t* pvec_coll = create_vector(int); </text:p>
            <text:p text:style-name="P101"><text:s text:c="4"/>int n_random = 0; </text:p>
            <text:p text:style-name="P101"><text:s text:c="4"/>int n_input = 1000000;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_n(pvec_coll, 1000000); </text:p>
            <text:p text:style-name="P101"/>
            <text:p text:style-name="P101"><text:s text:c="4"/>for(i = 0; i &lt; 1000000; ++i) </text:p>
            <text:p text:style-name="P101"><text:s text:c="4"/>{ </text:p>
            <text:p text:style-name="P101"><text:s text:c="8"/>fun_random_number(&amp;n_input, &amp;n_random); </text:p>
            <text:p text:style-name="P101"><text:s text:c="8"/>*(int*)vector_at(pvec_coll, i) = n_random; </text:p>
            <text:p text:style-name="P101"><text:s text:c="4"/>} </text:p>
            <text:p text:style-name="P101"/>
            <text:p text:style-name="P101"><text:s text:c="4"/>algo_sort(vector_begin(pvec_coll), vector_end(pvec_coll)); </text:p>
            <text:p text:style-name="P101"/>
            <text:p text:style-name="P101"><text:s text:c="4"/>vector_destroy(pvec_coll); </text:p>
            <text:p text:style-name="P101"/>
            <text:p text:style-name="P101"><text:s text:c="4"/>return 0; </text:p>
            <text:p text:style-name="P101">}</text:p>
          </table:table-cell>
        </table:table-row>
      </table:table>
      <text:p text:style-name="P47"/>
      <text:p text:style-name="P41">使用<text:span text:style-name="T23">time</text:span>命令测试执行结果：</text:p>
      <text:p text:style-name="P37">real <text:s text:c="2"/><text:tab/>0m51.613s</text:p>
      <text:p text:style-name="P37">user <text:s text:c="3"/><text:tab/>0m49.116s</text:p>
      <text:p text:style-name="P37">sys <text:s text:c="5"/><text:tab/>0m0.371s</text:p>
      <text:p text:style-name="P47"/>
      <text:p text:style-name="P60">使用<text:span text:style-name="T23">multiset_t</text:span>：</text:p>
      <table:table table:name="表格100" table:style-name="表格100">
        <table:table-column table:style-name="表格100.A"/>
        <text:soft-page-break/>
        <table:table-row>
          <table:table-cell table:style-name="表格100.A1" office:value-type="string">
            <text:p text:style-name="P101">/* </text:p>
            <text:p text:style-name="P101"><text:s/>* sortmset.c </text:p>
            <text:p text:style-name="P101"><text:s/>* compile with : -lcstl </text:p>
            <text:p text:style-name="P101"><text:s/>*/ </text:p>
            <text:p text:style-name="P101"/>
            <text:p text:style-name="P101">#include &lt;stdio.h&gt; </text:p>
            <text:p text:style-name="P101">#include &lt;cstl/cset.h&gt; </text:p>
            <text:p text:style-name="P101">#include &lt;cstl/cfunctional.h&gt; </text:p>
            <text:p text:style-name="P101"><text:s/></text:p>
            <text:p text:style-name="P101">int main(int argc, char* argv[]) </text:p>
            <text:p text:style-name="P101">{ </text:p>
            <text:p text:style-name="P101"><text:s text:c="4"/>multiset_t* pmset_coll = create_multiset(int); </text:p>
            <text:p text:style-name="P101"><text:s text:c="4"/>int n_randmo = 0; </text:p>
            <text:p text:style-name="P101"><text:s text:c="4"/>int n_input = 1000000; </text:p>
            <text:p text:style-name="P101"><text:s text:c="4"/>int i = 0; </text:p>
            <text:p text:style-name="P101"/>
            <text:p text:style-name="P101"><text:s text:c="4"/>if(pmset_coll == NULL) </text:p>
            <text:p text:style-name="P101"><text:s text:c="4"/>{ </text:p>
            <text:p text:style-name="P101"><text:s text:c="8"/>return -1; </text:p>
            <text:p text:style-name="P101"><text:s text:c="4"/>} </text:p>
            <text:p text:style-name="P101"/>
            <text:p text:style-name="P101"><text:s text:c="4"/>multiset_init(pmset_coll); </text:p>
            <text:p text:style-name="P101"/>
            <text:p text:style-name="P101"><text:s text:c="4"/>for(i = 0; i &lt; 1000000; ++i) </text:p>
            <text:p text:style-name="P101"><text:s text:c="4"/>{ </text:p>
            <text:p text:style-name="P101"><text:s text:c="8"/>fun_random_number(&amp;n_input, &amp;n_randmo); </text:p>
            <text:p text:style-name="P101"><text:s text:c="8"/>multiset_insert(pmset_coll, n_randmo); </text:p>
            <text:p text:style-name="P101"><text:s text:c="4"/>} </text:p>
            <text:p text:style-name="P101"/>
            <text:p text:style-name="P101"><text:s text:c="4"/>multiset_destroy(pmset_coll); </text:p>
            <text:p text:style-name="P101"/>
            <text:p text:style-name="P101"><text:s text:c="4"/>return 0; </text:p>
            <text:p text:style-name="P101">}</text:p>
          </table:table-cell>
        </table:table-row>
      </table:table>
      <text:p text:style-name="P47"/>
      <text:p text:style-name="P41">使用<text:span text:style-name="T23">time</text:span>命令测试执行结果：</text:p>
      <text:p text:style-name="P37">real <text:s text:c="3"/><text:tab/>0m11.245s</text:p>
      <text:p text:style-name="P37">user <text:s text:c="3"/><text:tab/>0m10.545s</text:p>
      <text:p text:style-name="P37">sys <text:s text:c="4"/><text:tab/>0m0.356s</text:p>
      <text:p text:style-name="P41">由这个统计数据可以看出一切！</text:p>
      <text:p text:style-name="P41"/>
      <text:p text:style-name="P41"/>
      <text:list xml:id="list819035624" text:continue-list="list1656840824" text:style-name="WW8Num13">
        <text:list-item>
          <text:h text:style-name="P269" text:outline-level="1"><text:span text:style-name="T23">libcstl</text:span>迭代器</text:h>
        </text:list-item>
      </text:list>
      <text:p text:style-name="P41"><text:tab/><text:span text:style-name="T23">libcstl</text:span>容器都定义了相关的迭代器类型，<text:tab/>所以在使用迭代器的时候并不需要包含特殊的头文件，但是除了各个容器定义的相关的迭代器外，<text:span text:style-name="T23">libcstl</text:span>还提供了很多类型的迭代器，这些类型的迭代器都定义在<text:span text:style-name="T23">&lt;cstl/citerator.h&gt;</text:span>中。要使用这些额外的迭代器类型就要包含这个头文件。</text:p>
      <text:p text:style-name="P63">#include &lt;cstl/citerator.h&gt;</text:p>
      <text:p text:style-name="P63"><text:soft-page-break/></text:p>
      <text:list xml:id="list1895805524" text:continue-numbering="true" text:style-name="WW8Num13">
        <text:list-item>
          <text:list>
            <text:list-item>
              <text:h text:style-name="P278" text:outline-level="2">迭代器的种类</text:h>
            </text:list-item>
          </text:list>
        </text:list-item>
      </text:list>
      <text:p text:style-name="P41"><text:tab/>迭代器是一种表示数据位置的类型，它可以被用来访问数据等其他的一些操作。<text:span text:style-name="T2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16">迭代器类型</text:p>
          </table:table-cell>
          <table:table-cell table:style-name="表格101.A1" office:value-type="string">
            <text:p text:style-name="P116">能力</text:p>
          </table:table-cell>
          <table:table-cell table:style-name="表格101.C1" office:value-type="string">
            <text:p text:style-name="P116">相关容器</text:p>
          </table:table-cell>
        </table:table-row>
        <table:table-row>
          <table:table-cell table:style-name="表格101.A2" office:value-type="string">
            <text:p text:style-name="P116">iterator_t</text:p>
          </table:table-cell>
          <table:table-cell table:style-name="表格101.A2" office:value-type="string">
            <text:p text:style-name="P116">[1]</text:p>
          </table:table-cell>
          <table:table-cell table:style-name="表格101.C2" office:value-type="string">
            <text:p text:style-name="P116">-</text:p>
          </table:table-cell>
        </table:table-row>
        <table:table-row>
          <table:table-cell table:style-name="表格101.A2" office:value-type="string">
            <text:p text:style-name="P116">input_iterator_t</text:p>
          </table:table-cell>
          <table:table-cell table:style-name="表格101.A2" office:value-type="string">
            <text:p text:style-name="P116">输入，先前迭代</text:p>
          </table:table-cell>
          <table:table-cell table:style-name="表格101.C2" office:value-type="string">
            <text:p text:style-name="P116">-</text:p>
          </table:table-cell>
        </table:table-row>
        <table:table-row>
          <table:table-cell table:style-name="表格101.A2" office:value-type="string">
            <text:p text:style-name="P116">output_iterator_t</text:p>
          </table:table-cell>
          <table:table-cell table:style-name="表格101.A2" office:value-type="string">
            <text:p text:style-name="P116">输出，向前迭代</text:p>
          </table:table-cell>
          <table:table-cell table:style-name="表格101.C2" office:value-type="string">
            <text:p text:style-name="P116">-</text:p>
          </table:table-cell>
        </table:table-row>
        <table:table-row>
          <table:table-cell table:style-name="表格101.A2" office:value-type="string">
            <text:p text:style-name="P116">forward_iterator_t</text:p>
          </table:table-cell>
          <table:table-cell table:style-name="表格101.A2" office:value-type="string">
            <text:p text:style-name="P116">输入，输出，向前迭代</text:p>
          </table:table-cell>
          <table:table-cell table:style-name="表格101.C2" office:value-type="string">
            <text:p text:style-name="P116">slist_t</text:p>
          </table:table-cell>
        </table:table-row>
        <table:table-row>
          <table:table-cell table:style-name="表格101.A2" office:value-type="string">
            <text:p text:style-name="P116">bidirectional_iterator_t</text:p>
          </table:table-cell>
          <table:table-cell table:style-name="表格101.A2" office:value-type="string">
            <text:p text:style-name="P116">输入，输出，双向迭代</text:p>
          </table:table-cell>
          <table:table-cell table:style-name="表格101.C2" office:value-type="string">
            <text:p text:style-name="P116">list_t, set_t, multiset_t, map_t, multimap_t, hash_set_t, hash_multiset_t, hash_map_t, hash_multimap_t</text:p>
          </table:table-cell>
        </table:table-row>
        <table:table-row>
          <table:table-cell table:style-name="表格101.A2" office:value-type="string">
            <text:p text:style-name="P116">random_access_iterator_t</text:p>
          </table:table-cell>
          <table:table-cell table:style-name="表格101.A2" office:value-type="string">
            <text:p text:style-name="P116">输入，输出，随机迭代</text:p>
          </table:table-cell>
          <table:table-cell table:style-name="表格101.C2" office:value-type="string">
            <text:p text:style-name="P116">vector_t, deque_t, string_t</text:p>
          </table:table-cell>
        </table:table-row>
      </table:table>
      <text:p text:style-name="P41"/>
      <text:p text:style-name="P40"><text:span text:style-name="T58"><text:tab/>表中的</text:span><text:span text:style-name="T41">iterator_t</text:span><text:span text:style-name="T58">是迭代器的基本类型,下面的所有的类型都是从它演变出来的，它可以表示所有的迭代器类型，所以在实际使用的过程中可以使用</text:span><text:span text:style-name="T36">iterator_t</text:span><text:span text:style-name="T58">类型取代实际的与迭代器相关的类型。</text:span><text:span text:style-name="T47"> iterator_t</text:span><text:span text:style-name="T58">可以接受任何迭代器类型的赋值，赋值后原来的</text:span><text:span text:style-name="T41">iterator_t</text:span><text:span text:style-name="T58">类型也就变成了相应的类型。如：</text:span></text:p>
      <text:p text:style-name="P66">iterator_t it_i;</text:p>
      <text:p text:style-name="P66">bidirectional_iterator_t it_bi;</text:p>
      <text:p text:style-name="P66">it_i = it_bi;</text:p>
      <text:p text:style-name="P40"><text:span text:style-name="T58">在赋值之前</text:span><text:span text:style-name="T36">i</text:span><text:span text:style-name="T41">t_i</text:span><text:span text:style-name="T58">是</text:span><text:span text:style-name="T41">iterator_t</text:span><text:span text:style-name="T58">类型，它不具有任何迭代器能力，但是赋值之后</text:span><text:span text:style-name="T36">it_i</text:span><text:span text:style-name="T58">变成了</text:span><text:span text:style-name="T41">bidirectional_iterator_t</text:span><text:span text:style-name="T58">类型，具有了与</text:span><text:span text:style-name="T36">it_bi</text:span><text:span text:style-name="T58">同样的能了。所有的迭代器类型都支持赋值操作符，赋值后迭代器类型也相应的改变了。</text:span></text:p>
      <text:p text:style-name="P55"><draw:frame draw:style-name="fr3" draw:name="图形21" text:anchor-type="paragraph" svg:width="19.006cm" svg:height="9.089cm" draw:z-index="27"><draw:image xlink:href="Pictures/10000000000002CB000001562DDD3F92.jpg" xlink:type="simple" xlink:show="embed" xlink:actuate="onLoad"/></draw:frame><text:soft-page-break/>图<text:span text:style-name="T48"> 5.1 </text:span>迭代器的种类</text:p>
      <text:p text:style-name="P40">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16">容器定义的迭代器类型</text:p>
          </table:table-cell>
          <table:table-cell table:style-name="表格102.B1" office:value-type="string">
            <text:p text:style-name="P116">对应的迭代器类型</text:p>
          </table:table-cell>
        </table:table-row>
        <table:table-row>
          <table:table-cell table:style-name="表格102.A2" office:value-type="string">
            <text:p text:style-name="P116">vector_iterator_t</text:p>
          </table:table-cell>
          <table:table-cell table:style-name="表格102.B2" office:value-type="string">
            <text:p text:style-name="P116">random_access_iterator_t</text:p>
          </table:table-cell>
        </table:table-row>
        <table:table-row>
          <table:table-cell table:style-name="表格102.A2" office:value-type="string">
            <text:p text:style-name="P116">deque_iterator_t</text:p>
          </table:table-cell>
          <table:table-cell table:style-name="表格102.B2" office:value-type="string">
            <text:p text:style-name="P116">random_access_iterator_t</text:p>
          </table:table-cell>
        </table:table-row>
        <table:table-row>
          <table:table-cell table:style-name="表格102.A2" office:value-type="string">
            <text:p text:style-name="P116">list_iterator_t</text:p>
          </table:table-cell>
          <table:table-cell table:style-name="表格102.B2" office:value-type="string">
            <text:p text:style-name="P116">bidirectional_iterator_t</text:p>
          </table:table-cell>
        </table:table-row>
        <table:table-row>
          <table:table-cell table:style-name="表格102.A2" office:value-type="string">
            <text:p text:style-name="P116">slist_iterator_t</text:p>
          </table:table-cell>
          <table:table-cell table:style-name="表格102.B2" office:value-type="string">
            <text:p text:style-name="P116">forward_iterator_t</text:p>
          </table:table-cell>
        </table:table-row>
        <table:table-row>
          <table:table-cell table:style-name="表格102.A2" office:value-type="string">
            <text:p text:style-name="P116">string_iterator_t</text:p>
          </table:table-cell>
          <table:table-cell table:style-name="表格102.B2" office:value-type="string">
            <text:p text:style-name="P116">random_access_iterator_t</text:p>
          </table:table-cell>
        </table:table-row>
        <table:table-row>
          <table:table-cell table:style-name="表格102.A2" office:value-type="string">
            <text:p text:style-name="P116">set_iterator_t</text:p>
          </table:table-cell>
          <table:table-cell table:style-name="表格102.B2" office:value-type="string">
            <text:p text:style-name="P116">bidirectional_iterator_t</text:p>
          </table:table-cell>
        </table:table-row>
        <table:table-row>
          <table:table-cell table:style-name="表格102.A2" office:value-type="string">
            <text:p text:style-name="P116">multiset_iterator_t</text:p>
          </table:table-cell>
          <table:table-cell table:style-name="表格102.B2" office:value-type="string">
            <text:p text:style-name="P116">bidirectional_iterator_t</text:p>
          </table:table-cell>
        </table:table-row>
        <table:table-row>
          <table:table-cell table:style-name="表格102.A2" office:value-type="string">
            <text:p text:style-name="P116">map_iterator_t</text:p>
          </table:table-cell>
          <table:table-cell table:style-name="表格102.B2" office:value-type="string">
            <text:p text:style-name="P116">bidirectional_iterator_t</text:p>
          </table:table-cell>
        </table:table-row>
        <table:table-row>
          <table:table-cell table:style-name="表格102.A2" office:value-type="string">
            <text:p text:style-name="P116">multimap_iterator_t</text:p>
          </table:table-cell>
          <table:table-cell table:style-name="表格102.B2" office:value-type="string">
            <text:p text:style-name="P116">bidirectional_iterator_t</text:p>
          </table:table-cell>
        </table:table-row>
        <table:table-row>
          <table:table-cell table:style-name="表格102.A2" office:value-type="string">
            <text:p text:style-name="P116">hash_set_iterator_t</text:p>
          </table:table-cell>
          <table:table-cell table:style-name="表格102.B2" office:value-type="string">
            <text:p text:style-name="P116">bidirectional_iterator_t</text:p>
          </table:table-cell>
        </table:table-row>
        <table:table-row>
          <table:table-cell table:style-name="表格102.A2" office:value-type="string">
            <text:p text:style-name="P116">hash_multiset_iterator_t</text:p>
          </table:table-cell>
          <table:table-cell table:style-name="表格102.B2" office:value-type="string">
            <text:p text:style-name="P116">bidirectional_iterator_t</text:p>
          </table:table-cell>
        </table:table-row>
        <table:table-row>
          <table:table-cell table:style-name="表格102.A2" office:value-type="string">
            <text:p text:style-name="P116">hash_map_iterator_t</text:p>
          </table:table-cell>
          <table:table-cell table:style-name="表格102.B2" office:value-type="string">
            <text:p text:style-name="P116">bidirectional_iterator_t</text:p>
          </table:table-cell>
        </table:table-row>
        <table:table-row>
          <table:table-cell table:style-name="表格102.A2" office:value-type="string">
            <text:p text:style-name="P116">hash_multimap_iterator_t</text:p>
          </table:table-cell>
          <table:table-cell table:style-name="表格102.B2" office:value-type="string">
            <text:p text:style-name="P116">bidirectional_iterator_t</text:p>
          </table:table-cell>
        </table:table-row>
      </table:table>
      <text:p text:style-name="P40"/>
      <text:list xml:id="list2030035168" text:continue-numbering="true" text:style-name="WW8Num13">
        <text:list-item>
          <text:list>
            <text:list-item>
              <text:list>
                <text:list-item>
                  <text:h text:style-name="P295" text:outline-level="3"><text:soft-page-break/>input_iterator_t</text:h>
                </text:list-item>
              </text:list>
            </text:list-item>
          </text:list>
        </text:list-item>
      </text:list>
      <text:p text:style-name="P40"><text:span text:style-name="T17"><text:tab/></text:span><text:span text:style-name="T41">input_iterator_t</text:span><text:span text:style-name="T58">类型的迭代器只能一个数据一个数据的向前移动，同时还支持通过迭代器获得数据，比较两个</text:span><text:span text:style-name="T41">input_iterator_t</text:span><text:span text:style-name="T58">类型的迭代器是否相等。</text:span></text:p>
      <text:p text:style-name="P40"><text:span text:style-name="T58"><text:tab/>下面是</text:span><text:span text:style-name="T41">input_iterator_t</text:span><text:span text:style-name="T58">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41"/>
      <text:list xml:id="list1037332378" text:continue-numbering="true" text:style-name="WW8Num13">
        <text:list-item>
          <text:list>
            <text:list-item>
              <text:list>
                <text:list-item>
                  <text:h text:style-name="P295" text:outline-level="3">output_iterator_t</text:h>
                </text:list-item>
              </text:list>
            </text:list-item>
          </text:list>
        </text:list-item>
      </text:list>
      <text:p text:style-name="P40"><text:span text:style-name="T17"><text:tab/></text:span><text:span text:style-name="T41">output_iterator_t</text:span><text:span text:style-name="T58">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41"/>
      <text:list xml:id="list1534873577" text:continue-numbering="true" text:style-name="WW8Num13">
        <text:list-item>
          <text:list>
            <text:list-item>
              <text:list>
                <text:list-item>
                  <text:h text:style-name="P295" text:outline-level="3">forward_iterator_t</text:h>
                </text:list-item>
              </text:list>
            </text:list-item>
          </text:list>
        </text:list-item>
      </text:list>
      <text:p text:style-name="P40"><text:span text:style-name="T54"><text:tab/></text:span><text:span text:style-name="T41">forward_iterator_t</text:span><text:span text:style-name="T58">类型的迭代器支持</text:span><text:span text:style-name="T41">input_iterator_t</text:span><text:span text:style-name="T58">类型和</text:span><text:span text:style-name="T41">output_iterator_t</text:span><text:span text:style-name="T58">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47"/>
      <text:list xml:id="list1571075264" text:continue-numbering="true" text:style-name="WW8Num13">
        <text:list-item>
          <text:list>
            <text:list-item>
              <text:list>
                <text:list-item>
                  <text:h text:style-name="P296" text:outline-level="3"><text:soft-page-break/>bidirectional_iterator_t</text:h>
                </text:list-item>
              </text:list>
            </text:list-item>
          </text:list>
        </text:list-item>
      </text:list>
      <text:p text:style-name="P40"><text:span text:style-name="T54"><text:tab/></text:span><text:span text:style-name="T41">bidirectional_iterator_t</text:span><text:span text:style-name="T58">类型的迭代器是双向迭代器，除了支持</text:span><text:span text:style-name="T41">forward_iterator_t</text:span><text:span text:style-name="T58">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47"/>
      <text:list xml:id="list1298550977" text:continue-numbering="true" text:style-name="WW8Num13">
        <text:list-item>
          <text:list>
            <text:list-item>
              <text:list>
                <text:list-item>
                  <text:h text:style-name="P295" text:outline-level="3">random_access_iterator_t</text:h>
                </text:list-item>
              </text:list>
            </text:list-item>
          </text:list>
        </text:list-item>
      </text:list>
      <text:p text:style-name="P40"><text:span text:style-name="T54"><text:tab/></text:span><text:span text:style-name="T41">random_access_iterator_t</text:span><text:span text:style-name="T58">类型的迭代器在</text:span><text:span text:style-name="T41">bidirectional_iterator_t</text:span><text:span text:style-name="T58">类型的基础上又具备了随即访问能力，所以它支持的操作除了</text:span><text:span text:style-name="T41">bidirectional_iterator_t</text:span><text:span text:style-name="T58">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40"><text:span text:style-name="T54"><text:tab/></text:span><text:span text:style-name="T58">下面的例子应用到了</text:span><text:span text:style-name="T41">random_access_iterator_t</text:span><text:span text:style-name="T58">类型的迭代器的特殊操作：</text:span></text:p>
      <table:table table:name="表格108" table:style-name="表格108">
        <table:table-column table:style-name="表格108.A"/>
        <text:soft-page-break/>
        <table:table-row>
          <table:table-cell table:style-name="表格108.A1" office:value-type="string">
            <text:p text:style-name="P101">/* </text:p>
            <text:p text:style-name="P101"><text:s/>* itercat.c </text:p>
            <text:p text:style-name="P101"><text:s/>* compile with : -lcstl </text:p>
            <text:p text:style-name="P101"><text:s/>*/ </text:p>
            <text:p text:style-name="P101"/>
            <text:p text:style-name="P101">#include &lt;stdio.h&gt; </text:p>
            <text:p text:style-name="P101">#include &lt;cstl/cvector.h&gt; </text:p>
            <text:p text:style-name="P101"/>
            <text:p text:style-name="P101">int main(int argc, char* argv[]) </text:p>
            <text:p text:style-name="P101">{ </text:p>
            <text:p text:style-name="P101"><text:s text:c="4"/>vector_t* pvec_coll = create_vector(int); </text:p>
            <text:p text:style-name="P101"><text:s text:c="4"/>iterator_t it_pos; /* uses iterator_t instead of vector_iterator_t */ </text:p>
            <text:p text:style-name="P101"><text:s text:c="4"/>int i = 0; </text:p>
            <text:p text:style-name="P101"><text:s text:c="4"/>int n_value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 insert from -3 to 9 */ </text:p>
            <text:p text:style-name="P101"><text:s text:c="4"/>for(i = -3; i &lt;= 9; ++i) </text:p>
            <text:p text:style-name="P101"><text:s text:c="4"/>{ </text:p>
            <text:p text:style-name="P101"><text:s text:c="8"/>vector_push_back(pvec_coll, i); </text:p>
            <text:p text:style-name="P101"><text:s text:c="4"/>} </text:p>
            <text:p text:style-name="P101"/>
            <text:p text:style-name="P101"><text:s text:c="4"/>/* </text:p>
            <text:p text:style-name="P101"><text:s text:c="5"/>* print number of elements by processing the distance </text:p>
            <text:p text:style-name="P101"><text:s text:c="5"/>* between vector_begin() and vector_end() </text:p>
            <text:p text:style-name="P101"><text:s text:c="5"/>*/ </text:p>
            <text:p text:style-name="P101"><text:s text:c="4"/>printf("number/distance : %d\n", </text:p>
            <text:p text:style-name="P101"><text:s text:c="8"/>iterator_minus(vector_end(pvec_coll), vector_begin(pvec_coll))); </text:p>
            <text:p text:style-name="P101"/>
            <text:p text:style-name="P101"><text:s text:c="4"/>/* </text:p>
            <text:p text:style-name="P101"><text:s text:c="5"/>* print all elements </text:p>
            <text:p text:style-name="P101"><text:s text:c="5"/>* uses iterator_less instead of !iterator_equal </text:p>
            <text:p text:style-name="P101"><text:s text:c="5"/>*/ </text:p>
            <text:p text:style-name="P101"><text:s text:c="4"/>for(it_pos = vector_begin(pvec_coll); </text:p>
            <text:p text:style-name="P101"><text:s text:c="8"/>iterator_less(it_pos, vector_end(pvec_coll)); </text:p>
            <text:p text:style-name="P101"><text:s text:c="8"/>it_pos = iterator_next(it_pos)) </text:p>
            <text:p text:style-name="P101"><text:s text:c="4"/>{ </text:p>
            <text:p text:style-name="P101"><text:s text:c="8"/>printf("%d ", *(int*)iterator_get_pointer(it_pos)); </text:p>
            <text:p text:style-name="P101"><text:s text:c="4"/>} </text:p>
            <text:p text:style-name="P101"><text:s text:c="4"/>printf("\n"); </text:p>
            <text:p text:style-name="P101"/>
            <text:p text:style-name="P101"><text:s text:c="4"/>/* </text:p>
            <text:p text:style-name="P101"><text:s text:c="5"/>* print all elements </text:p>
            <text:p text:style-name="P101"><text:s text:c="5"/>* uses iterator_at instead of iterator_get_pointer </text:p>
            <text:p text:style-name="P101"><text:s text:c="5"/>*/ </text:p>
            <text:p text:style-name="P101"><text:s text:c="4"/>for(i = 0; i &lt; vector_size(pvec_coll); ++i) </text:p>
            <text:p text:style-name="P101"><text:s text:c="4"/>{ </text:p>
            <text:p text:style-name="P101"><text:s text:c="8"/>printf("%d ", *(int*)iterator_at(vector_begin(pvec_coll), i)); </text:p>
            <text:p text:style-name="P101"><text:s text:c="4"/>} </text:p>
            <text:p text:style-name="P101"><text:s text:c="4"/>printf("\n"); </text:p>
            <text:p text:style-name="P101"/>
            <text:p text:style-name="P101"><text:s text:c="4"/>/* print every second element */ </text:p>
            <text:p text:style-name="P101"><text:s text:c="4"/>for(it_pos = vector_begin(pvec_coll); </text:p>
            <text:p text:style-name="P101"><text:s text:c="8"/>iterator_less(it_pos, iterator_prev(vector_end(pvec_coll))); </text:p>
            <text:p text:style-name="P101"><text:s text:c="8"/>it_pos = iterator_next_n(it_pos, 2)) </text:p>
            <text:p text:style-name="P101"><text:s text:c="4"/>{ </text:p>
            <text:p text:style-name="P101"><text:s text:c="8"/>iterator_get_value(it_pos, &amp;n_value); </text:p>
            <text:p text:style-name="P101"><text:s text:c="8"/>printf("%d ", n_value); </text:p>
            <text:p text:style-name="P101"><text:s text:c="4"/>}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47"/>
      <text:p text:style-name="P41">结果如下：</text:p>
      <text:p text:style-name="P37">number/distance : 13 </text:p>
      <text:p text:style-name="P37">-3 -2 -1 0 1 2 3 4 5 6 7 8 9 </text:p>
      <text:p text:style-name="P37">-3 -2 -1 0 1 2 3 4 5 6 7 8 9 </text:p>
      <text:p text:style-name="P37">-3 -1 1 3 5 7 </text:p>
      <text:p text:style-name="P47"/>
      <text:p text:style-name="P82">这个例子不能应用于<text:span text:style-name="T23">list_t</text:span>，<text:span text:style-name="T23">map_t</text:span>，<text:span text:style-name="T23">hash_multiset_t</text:span>等等这些不是<text:span text:style-name="T23">random_access_iterator_t</text:span>的迭代器上。</text:p>
      <text:p text:style-name="P41"><text:tab/>这个例子中有一段代码：</text:p>
      <text:p text:style-name="P103">iterator_less(it_pos, iterator_prev(vector_end(pvec_coll))); </text:p>
      <text:p text:style-name="P41">这是保证迭代器访问数据不越界。这条语句要求<text:span text:style-name="T23">pvec_coll</text:span>中至少要包含一个数据，如果<text:span text:style-name="T23">pvec_coll</text:span>为空那么</text:p>
      <text:p text:style-name="P110">iterator_prev(vector_end(pvec_coll))<text:span text:style-name="T20">得到的迭代器是指向vector_begin()之前的，这样的迭代器行为是未定义的，类似于数组越界的行为，同理如果迭代器指向vector_end()之后那么这个迭代器的行为也是未定义的，例如下面的代码：</text:span></text:p>
      <text:p text:style-name="P69">for(it_pos = vector_begin(pvec_coll); </text:p>
      <text:p text:style-name="P101"><text:s text:c="4"/>iterator_less(it_pos, vector_end(pvec_coll)); </text:p>
      <text:p text:style-name="P105"><text:s text:c="4"/>it_pos = iterator_next_n(it_pos, 2)) </text:p>
      <text:p text:style-name="P105">{</text:p>
      <text:p text:style-name="P105"><text:tab/>...</text:p>
      <text:p text:style-name="P105">}</text:p>
      <text:p text:style-name="P54"><draw:frame draw:style-name="fr3" draw:name="图形22" text:anchor-type="paragraph" svg:width="19.006cm" svg:height="7.511cm" draw:z-index="28"><draw:image xlink:href="Pictures/10000000000002CC0000011B4E21B7EA.jpg" xlink:type="simple" xlink:show="embed" xlink:actuate="onLoad"/></draw:frame><text:soft-page-break/>图 <text:span text:style-name="T23">5.2 iterator</text:span>每次先前移动两个位置</text:p>
      <text:p text:style-name="P7"><text:tab/><text:span text:style-name="T61">迭代器在向前移动或者向后移动的过程中会发生越界，迭代器移动操作不检测是否越界(带有断言信息的版本会提示越界错误)。所以在移动迭代器时一定要注意，不要越界。</text:span></text:p>
      <text:p text:style-name="P7"/>
      <text:list xml:id="list1602604392" text:continue-numbering="true" text:style-name="WW8Num13">
        <text:list-item>
          <text:list>
            <text:list-item>
              <text:h text:style-name="P281" text:outline-level="2">迭代器的辅助操作</text:h>
            </text:list-item>
          </text:list>
        </text:list-item>
      </text:list>
      <text:p text:style-name="Standard"><text:span text:style-name="T3"><text:tab/></text:span><text:span text:style-name="T10">除了</text:span><text:span text:style-name="T28">random_access_iterator_t</text:span><text:span text:style-name="T10">外的迭代器要移动多步或者计算两个迭代器之间的差值只能一个一个的向前或者向后移动吗？答案是否等的，</text:span><text:span text:style-name="T28">libcstl</text:span><text:span text:style-name="T62">还提供两个迭代器的辅助操作函数，</text:span><text:span text:style-name="T45">iterator_advance()</text:span><text:span text:style-name="T62">和</text:span><text:span text:style-name="T45">iterator_distance()，</text:span><text:span text:style-name="T64">这两个操作函数就是为了解决这个问题的。</text:span></text:p>
      <text:list xml:id="list1045791953" text:continue-numbering="true" text:style-name="WW8Num13">
        <text:list-item>
          <text:list>
            <text:list-item>
              <text:list>
                <text:list-item>
                  <text:h text:style-name="P291" text:outline-level="3">使用<text:span text:style-name="T23">iterator_advance()</text:span>移动迭代器</text:h>
                </text:list-item>
              </text:list>
            </text:list-item>
          </text:list>
        </text:list-item>
      </text:list>
      <text:p text:style-name="P42"><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42"/>
      <text:p text:style-name="P42"><text:tab/>通常来说<text:span text:style-name="T23">random_access_iterator_t</text:span>的<text:span text:style-name="T23">iterator_next_n</text:span>和<text:span text:style-name="T23">iterator_prev_n</text:span>操作要比<text:span text:style-name="T23">iterator_advance</text:span>效率高很多。</text:p>
      <text:p text:style-name="P83">下面是使用<text:span text:style-name="T23">iterator_advance()</text:span>的一个例子：</text:p>
      <table:table table:name="表格110" table:style-name="表格110">
        <table:table-column table:style-name="表格110.A"/>
        <text:soft-page-break/>
        <table:table-row>
          <table:table-cell table:style-name="表格110.A1" office:value-type="string">
            <text:p text:style-name="P101">/* </text:p>
            <text:p text:style-name="P101"><text:s/>* advance1.c </text:p>
            <text:p text:style-name="P101"><text:s/>* compile with : -lcstl </text:p>
            <text:p text:style-name="P101"><text:s/>*/ </text:p>
            <text:p text:style-name="P101"/>
            <text:p text:style-name="P101">#include &lt;stdio.h&gt; </text:p>
            <text:p text:style-name="P101">#include &lt;cstl/clist.h&gt; </text:p>
            <text:p text:style-name="P101"/>
            <text:p text:style-name="P101">int main(int argc, char* argv[]) </text:p>
            <text:p text:style-name="P101">{ </text:p>
            <text:p text:style-name="P101"><text:s text:c="4"/>list_t* plist_coll = create_list(int); </text:p>
            <text:p text:style-name="P101"><text:s text:c="4"/>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1; i &lt;= 9; ++i) </text:p>
            <text:p text:style-name="P101"><text:s text:c="4"/>{ </text:p>
            <text:p text:style-name="P101"><text:s text:c="8"/>list_push_back(plist_coll, i); </text:p>
            <text:p text:style-name="P101"><text:s text:c="4"/>} </text:p>
            <text:p text:style-name="P101"/>
            <text:p text:style-name="P101"><text:s text:c="4"/>it_pos = list_begin(plist_coll); </text:p>
            <text:p text:style-name="P101"><text:s text:c="4"/>/* print actual element */ </text:p>
            <text:p text:style-name="P101"><text:s text:c="4"/>printf("%d\n", *(int*)iterator_get_pointer(it_pos)); </text:p>
            <text:p text:style-name="P101"/>
            <text:p text:style-name="P101"><text:s text:c="4"/>/* step three elements forward */ </text:p>
            <text:p text:style-name="P101"><text:s text:c="4"/>it_pos = iterator_advance(it_pos, 3); </text:p>
            <text:p text:style-name="P101"><text:s text:c="4"/>/* print actual element */ </text:p>
            <text:p text:style-name="P101"><text:s text:c="4"/>printf("%d\n", *(int*)iterator_get_pointer(it_pos)); </text:p>
            <text:p text:style-name="P101"/>
            <text:p text:style-name="P101"><text:s text:c="4"/>/* step one element backward */ </text:p>
            <text:p text:style-name="P101"><text:s text:c="4"/>it_pos = iterator_advance(it_pos, -1); </text:p>
            <text:p text:style-name="P101"><text:s text:c="4"/>/* print actual element */ </text:p>
            <text:p text:style-name="P101"><text:s text:c="4"/>printf("%d\n", *(int*)iterator_get_pointer(it_pos)); </text:p>
            <text:p text:style-name="P101"/>
            <text:p text:style-name="P101"><text:s text:c="4"/>list_destroy(plist_coll); </text:p>
            <text:p text:style-name="P101"/>
            <text:p text:style-name="P101"><text:s text:c="4"/>return 0; </text:p>
            <text:p text:style-name="P101">}</text:p>
          </table:table-cell>
        </table:table-row>
      </table:table>
      <text:p text:style-name="P99"/>
      <text:p text:style-name="P42">结果：</text:p>
      <text:p text:style-name="P35">1</text:p>
      <text:p text:style-name="P35">4</text:p>
      <text:p text:style-name="P35">3</text:p>
      <text:list xml:id="list2031779444" text:continue-numbering="true" text:style-name="WW8Num13">
        <text:list-item>
          <text:list>
            <text:list-item>
              <text:list>
                <text:list-item>
                  <text:h text:style-name="P291" text:outline-level="3"><text:soft-page-break/>使用<text:span text:style-name="T23">iterator_distance()</text:span>计算迭代器之间的距离</text:h>
                </text:list-item>
              </text:list>
            </text:list-item>
          </text:list>
        </text:list-item>
      </text:list>
      <text:p text:style-name="P40"><text:span text:style-name="T55"><text:tab/></text:span><text:span text:style-name="T59">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42"/>
      <text:p text:style-name="P42"><text:tab/>下面是使用<text:span text:style-name="T23">iterator_distance()</text:span>的例子：</text:p>
      <table:table table:name="表格112" table:style-name="表格112">
        <table:table-column table:style-name="表格112.A"/>
        <text:soft-page-break/>
        <table:table-row>
          <table:table-cell table:style-name="表格112.A1" office:value-type="string">
            <text:p text:style-name="P101">/* </text:p>
            <text:p text:style-name="P101"><text:s/>* distance.c </text:p>
            <text:p text:style-name="P101"><text:s/>* compile with : -lcstl </text:p>
            <text:p text:style-name="P101"><text:s/>*/ </text:p>
            <text:p text:style-name="P101"/>
            <text:p text:style-name="P101">#include &lt;stdio.h&gt; </text:p>
            <text:p text:style-name="P101">#include &lt;cstl/clist.h&gt; </text:p>
            <text:p text:style-name="P101">#include &lt;cstl/calgorithm.h&gt; </text:p>
            <text:p text:style-name="P101"/>
            <text:p text:style-name="P101">int main(int argc, char* argv[]) </text:p>
            <text:p text:style-name="P101">{ </text:p>
            <text:p text:style-name="P101"><text:s text:c="4"/>list_t* plist_coll = create_list(int); </text:p>
            <text:p text:style-name="P101"><text:s text:c="4"/>list_iterator_t it_pos; </text:p>
            <text:p text:style-name="P101"><text:s text:c="4"/>int i = 0; </text:p>
            <text:p text:style-name="P101"/>
            <text:p text:style-name="P101"><text:s text:c="4"/>if(plist_coll == NULL) </text:p>
            <text:p text:style-name="P101"><text:s text:c="4"/>{ </text:p>
            <text:p text:style-name="P101"><text:s text:c="8"/>return -1; </text:p>
            <text:p text:style-name="P101"><text:s text:c="4"/>} </text:p>
            <text:p text:style-name="P101"/>
            <text:p text:style-name="P101"><text:s text:c="4"/>list_init(plist_coll); </text:p>
            <text:p text:style-name="P101"/>
            <text:p text:style-name="P101"><text:s text:c="4"/>for(i = -3; i &lt;= 9; ++i) </text:p>
            <text:p text:style-name="P101"><text:s text:c="4"/>{ </text:p>
            <text:p text:style-name="P101"><text:s text:c="8"/>list_push_back(plist_coll, i); </text:p>
            <text:p text:style-name="P101"><text:s text:c="4"/>} </text:p>
            <text:p text:style-name="P101"/>
            <text:p text:style-name="P101"><text:s text:c="4"/>it_pos = algo_find(list_begin(plist_coll), list_end(plist_coll), 5); </text:p>
            <text:p text:style-name="P101"><text:s text:c="4"/>if(iterator_equal(it_pos, list_end(plist_coll))) </text:p>
            <text:p text:style-name="P101"><text:s text:c="4"/>{ </text:p>
            <text:p text:style-name="P101"><text:s text:c="8"/>printf("5 not found!\n"); </text:p>
            <text:p text:style-name="P101"><text:s text:c="4"/>} </text:p>
            <text:p text:style-name="P101"><text:s text:c="4"/>else </text:p>
            <text:p text:style-name="P101"><text:s text:c="4"/>{ </text:p>
            <text:p text:style-name="P101"><text:s text:c="8"/>printf("distance between beginning and 5 : %d\n", </text:p>
            <text:p text:style-name="P101"><text:s text:c="12"/>iterator_distance(list_begin(plist_coll), it_pos)); </text:p>
            <text:p text:style-name="P101"><text:s text:c="4"/>} </text:p>
            <text:p text:style-name="P101"/>
            <text:p text:style-name="P101"><text:s text:c="4"/>list_destroy(plist_coll); </text:p>
            <text:p text:style-name="P101"/>
            <text:p text:style-name="P101"><text:s text:c="4"/>return 0; </text:p>
            <text:p text:style-name="P101">}</text:p>
          </table:table-cell>
        </table:table-row>
      </table:table>
      <text:p text:style-name="P48"/>
      <text:p text:style-name="P42">结果：</text:p>
      <text:p text:style-name="P35">distance between beginning and 5 : 8</text:p>
      <text:p text:style-name="P35"/>
      <text:p text:style-name="P35"/>
      <text:list xml:id="list239886219" text:continue-numbering="true" text:style-name="WW8Num13">
        <text:list-item>
          <text:h text:style-name="P270" text:outline-level="1">libcstl算法</text:h>
        </text:list-item>
      </text:list>
      <text:p text:style-name="P35"><text:tab/>这一章详细的讨论libcstl提供的算法，算法的一般概念，种类，用法，并且给出使用的实例。</text:p>
      <text:p text:style-name="P35"/>
      <text:list xml:id="list1922034661" text:continue-numbering="true" text:style-name="WW8Num13">
        <text:list-item>
          <text:list>
            <text:list-item>
              <text:h text:style-name="P276" text:outline-level="2">算法的概述</text:h>
            </text:list-item>
          </text:list>
        </text:list-item>
      </text:list>
      <text:p text:style-name="P35"><text:tab/>这一节讲述一些关于算法的概念，让你了解它们的能力并且更好的使用它们来解决问题。</text:p>
      <text:p text:style-name="P35"/>
      <text:list xml:id="list331048692" text:continue-numbering="true" text:style-name="WW8Num13">
        <text:list-item>
          <text:list>
            <text:list-item>
              <text:list>
                <text:list-item>
                  <text:h text:style-name="P286" text:outline-level="3">算法头文件</text:h>
                </text:list-item>
              </text:list>
            </text:list-item>
          </text:list>
        </text:list-item>
      </text:list>
      <text:p text:style-name="P35"><text:tab/>算法大体上分为两种，第一种是普通的算法，这类算法提供了诸如排序，删除，查找等等这样的算法，要使用这类算法必须包含头文件&lt;cstl/calgorithm.h&gt;：</text:p>
      <text:p text:style-name="P65">#include &lt;cstl/calgorithm.h&gt;</text:p>
      <text:p text:style-name="P35">此外libcstl还为算数运算提供了算数算法，要使用算数算法要包含头文件&lt;cstl/cnumeric.h&gt;：</text:p>
      <text:p text:style-name="P65">#include &lt;cstl/cnumeric.h&gt;</text:p>
      <text:p text:style-name="P35"/>
      <text:list xml:id="list1718820423" text:continue-numbering="true" text:style-name="WW8Num13">
        <text:list-item>
          <text:list>
            <text:list-item>
              <text:list>
                <text:list-item>
                  <text:h text:style-name="P284" text:outline-level="3">算法的共同特点</text:h>
                </text:list-item>
              </text:list>
            </text:list-item>
          </text:list>
        </text:list-item>
      </text:list>
      <text:p text:style-name="P35"><text:tab/>在第二章中已经介绍了一些算法的概念和特点，算法通常处理一个或者多个数据区间，第一个数据区间要给出开<text:soft-page-break/>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35"><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35"/>
      <text:list xml:id="list1952626202" text:continue-numbering="true" text:style-name="WW8Num13">
        <text:list-item>
          <text:list>
            <text:list-item>
              <text:list>
                <text:list-item>
                  <text:h text:style-name="P284" text:outline-level="3">算法的种类</text:h>
                </text:list-item>
              </text:list>
            </text:list-item>
          </text:list>
        </text:list-item>
      </text:list>
      <text:p text:style-name="P35"><text:tab/>不同的算法满足了不同的功能，可以根据算法的功能将算法划分为不同的类型，有的只是读取数据，有的要修改数据，有的只是改变数据的顺序。</text:p>
      <text:p text:style-name="P35"><text:tab/>从算法的命名上也能够看出算法的主要功能，算法的名字中有两种特殊的后最：</text:p>
      <text:list xml:id="list1079006163" text:style-name="L114">
        <text:list-item>
          <text:p text:style-name="P161">_if后缀</text:p>
        </text:list-item>
      </text:list>
      <text:p text:style-name="P35"><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197898552" text:style-name="L115">
        <text:list-item>
          <text:p text:style-name="P162">_copy后缀</text:p>
        </text:list-item>
      </text:list>
      <text:p text:style-name="P35"><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35"/>
      <text:p text:style-name="P35"><text:tab/>上面是按照名字的后缀简单的区分一下算法，下面按照功能区分算法可以分为四类：</text:p>
      <text:list xml:id="list1939858998" text:style-name="L116">
        <text:list-item>
          <text:p text:style-name="P163">非质变算法</text:p>
        </text:list-item>
        <text:list-item>
          <text:p text:style-name="P163"><text:tab/>质变算法</text:p>
        </text:list-item>
        <text:list-item>
          <text:p text:style-name="P163"><text:tab/>排序算法</text:p>
        </text:list-item>
        <text:list-item>
          <text:p text:style-name="P163"><text:tab/>算数算法</text:p>
        </text:list-item>
      </text:list>
      <text:p text:style-name="P35"/>
      <text:p text:style-name="P35"><text:tab/>接下来就按照上面的分类详细介绍每一种算法。</text:p>
      <text:list xml:id="list1855969889" text:continue-list="list1952626202" text:style-name="WW8Num13">
        <text:list-item>
          <text:list>
            <text:list-item>
              <text:h text:style-name="P276" text:outline-level="2">非质变算法</text:h>
            </text:list-item>
          </text:list>
        </text:list-item>
      </text:list>
      <text:p text:style-name="P35"><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ext:soft-page-break/>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35"><text:tab/>其中algo_for_each()不能严格算是非质变算法。</text:p>
      <text:p text:style-name="P35"/>
      <text:list xml:id="list1075815559" text:continue-numbering="true" text:style-name="WW8Num13">
        <text:list-item>
          <text:list>
            <text:list-item>
              <text:list>
                <text:list-item>
                  <text:h text:style-name="P284" text:outline-level="3">algo_for_each算法</text:h>
                </text:list-item>
              </text:list>
            </text:list-item>
          </text:list>
        </text:list-item>
      </text:list>
      <text:p text:style-name="P35"><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ext:soft-page-break/>
        <table:table-row>
          <table:table-cell table:style-name="表格114.A1" office:value-type="string">
            <text:p text:style-name="P101">/* </text:p>
            <text:p text:style-name="P101"><text:s/>* foreach1.c </text:p>
            <text:p text:style-name="P101"><text:s/>* compile with : -lcstl </text:p>
            <text:p text:style-name="P101"><text:s/>*/ </text:p>
            <text:p text:style-name="P101"/>
            <text:p text:style-name="P101">#include &lt;stdio.h&gt; </text:p>
            <text:p text:style-name="P101">#include &lt;cstl/cvector.h&gt; </text:p>
            <text:p text:style-name="P101">#include &lt;cstl/calgorithm.h&gt; </text:p>
            <text:p text:style-name="P101"><text:s/></text:p>
            <text:p text:style-name="P101">static void _print(const void* cpv_input, void* pv_output) </text:p>
            <text:p text:style-name="P101">{ </text:p>
            <text:p text:style-name="P101"><text:s text:c="4"/>printf("%d ", *(int*)cpv_input); </text:p>
            <text:p text:style-name="P101">} </text:p>
            <text:p text:style-name="P101"/>
            <text:p text:style-name="P101">int main(int argc, char* argv[]) </text:p>
            <text:p text:style-name="P101">{ </text:p>
            <text:p text:style-name="P101"><text:s text:c="4"/>vector_t* pvec_coll = create_vector(int); </text:p>
            <text:p text:style-name="P101"><text:s text:c="4"/>int i = 0; </text:p>
            <text:p text:style-name="P101"/>
            <text:p text:style-name="P101"><text:s text:c="4"/>if(pvec_coll == NULL) </text:p>
            <text:p text:style-name="P101"><text:s text:c="4"/>{ </text:p>
            <text:p text:style-name="P101"><text:s text:c="8"/>return -1; </text:p>
            <text:p text:style-name="P101"><text:s text:c="4"/>} </text:p>
            <text:p text:style-name="P101"/>
            <text:p text:style-name="P101"><text:s text:c="4"/>vector_init(pvec_coll); </text:p>
            <text:p text:style-name="P101"/>
            <text:p text:style-name="P101"><text:s text:c="4"/>for(i = 1; i &lt;= 9; ++i) </text:p>
            <text:p text:style-name="P101"><text:s text:c="4"/>{ </text:p>
            <text:p text:style-name="P101"><text:s text:c="8"/>vector_push_back(pvec_coll, i); </text:p>
            <text:p text:style-name="P101"><text:s text:c="4"/>} </text:p>
            <text:p text:style-name="P101"/>
            <text:p text:style-name="P101"><text:s text:c="4"/>algo_for_each(vector_begin(pvec_coll), vector_end(pvec_coll), _print); </text:p>
            <text:p text:style-name="P101"><text:s text:c="4"/>printf("\n"); </text:p>
            <text:p text:style-name="P101"/>
            <text:p text:style-name="P101"><text:s text:c="4"/>vector_destroy(pvec_coll); </text:p>
            <text:p text:style-name="P101"/>
            <text:p text:style-name="P101"><text:s text:c="4"/>return 0; </text:p>
            <text:p text:style-name="P101">}</text:p>
          </table:table-cell>
        </table:table-row>
      </table:table>
      <text:p text:style-name="P35">程序输出的结果：</text:p>
      <text:p text:style-name="P35">1 2 3 4 5 6 7 8 9 </text:p>
      <text:p text:style-name="P35"/>
      <text:p text:style-name="P35"><text:tab/>algo_for_each算法对pvec_coll中的每一个数据都应用了_print函数，结果就是打印出了pvec_coll中的所有数据。</text:p>
      <text:p text:style-name="P35"><text:tab/>下面这个例子就是演示一下如何使用algo_for_each算法修改数据区间中的数据：</text:p>
      <table:table table:name="表格115" table:style-name="表格115">
        <table:table-column table:style-name="表格115.A"/>
        <text:soft-page-break/>
        <table:table-row>
          <table:table-cell table:style-name="表格115.A1" office:value-type="string">
            <text:p text:style-name="P123">/* </text:p>
            <text:p text:style-name="P123"><text:s/>* foreach2.c </text:p>
            <text:p text:style-name="P123"><text:s/>* compile with : -lcstl </text:p>
            <text:p text:style-name="P123"><text:s/>*/ </text:p>
            <text:p text:style-name="P123"/>
            <text:p text:style-name="P123">#include &lt;stdio.h&gt; </text:p>
            <text:p text:style-name="P123">#include &lt;cstl/cvector.h&gt; </text:p>
            <text:p text:style-name="P123">#include &lt;cstl/calgorithm.h&gt; </text:p>
            <text:p text:style-name="P123"><text:s/></text:p>
            <text:p text:style-name="P123">static void _print(const void* cpv_input, void* pv_output) </text:p>
            <text:p text:style-name="P123">{ </text:p>
            <text:p text:style-name="P123"><text:s text:c="4"/>printf("%d ", *(int*)cpv_input); </text:p>
            <text:p text:style-name="P123">} </text:p>
            <text:p text:style-name="P123"/>
            <text:p text:style-name="P123">static void _plus_10(const void* cpv_input, void* pv_output) </text:p>
            <text:p text:style-name="P123">{ </text:p>
            <text:p text:style-name="P123"><text:s text:c="4"/>*(int*)cpv_input += 10; </text:p>
            <text:p text:style-name="P123">} </text:p>
            <text:p text:style-name="P123"/>
            <text:p text:style-name="P123">int main(int argc, char* argv[]) </text:p>
            <text:p text:style-name="P123">{ </text:p>
            <text:p text:style-name="P123"><text:s text:c="4"/>vector_t* pvec_coll = create_vector(int); </text:p>
            <text:p text:style-name="P123"><text:s text:c="4"/>int i = 0; </text:p>
            <text:p text:style-name="P123"/>
            <text:p text:style-name="P123"><text:s text:c="4"/>if(pvec_coll == NULL) </text:p>
            <text:p text:style-name="P123"><text:s text:c="4"/>{ </text:p>
            <text:p text:style-name="P123"><text:s text:c="8"/>return -1; </text:p>
            <text:p text:style-name="P123"><text:s text:c="4"/>} </text:p>
            <text:p text:style-name="P123"/>
            <text:p text:style-name="P123"><text:s text:c="4"/>vector_init(pvec_coll); </text:p>
            <text:p text:style-name="P123"/>
            <text:p text:style-name="P123"><text:s text:c="4"/>for(i = 1; i &lt;= 9; ++i) </text:p>
            <text:p text:style-name="P123"><text:s text:c="4"/>{ </text:p>
            <text:p text:style-name="P123"><text:s text:c="8"/>vector_push_back(pvec_coll, i); </text:p>
            <text:p text:style-name="P123"><text:s text:c="4"/>} </text:p>
            <text:p text:style-name="P123"/>
            <text:p text:style-name="P123"><text:s text:c="4"/>algo_for_each(vector_begin(pvec_coll), vector_end(pvec_coll), _print); </text:p>
            <text:p text:style-name="P123"><text:s text:c="4"/>printf("\n"); </text:p>
            <text:p text:style-name="P123"/>
            <text:p text:style-name="P123"/>
            <text:p text:style-name="P123"><text:s text:c="4"/>algo_for_each(vector_begin(pvec_coll), vector_end(pvec_coll), _plus_10); </text:p>
            <text:p text:style-name="P123"/>
            <text:p text:style-name="P123"><text:s text:c="4"/>algo_for_each(vector_begin(pvec_coll), vector_end(pvec_coll), _print); </text:p>
            <text:p text:style-name="P123"><text:s text:c="4"/>printf("\n"); </text:p>
            <text:p text:style-name="P123"/>
            <text:p text:style-name="P123"><text:s text:c="4"/>vector_destroy(pvec_coll); </text:p>
            <text:p text:style-name="P123"/>
            <text:p text:style-name="P123"><text:s text:c="4"/>return 0; </text:p>
            <text:p text:style-name="P123">}</text:p>
          </table:table-cell>
        </table:table-row>
      </table:table>
      <text:p text:style-name="P35">输出结果：</text:p>
      <text:p text:style-name="P35">1 2 3 4 5 6 7 8 9 </text:p>
      <text:p text:style-name="P35"><text:soft-page-break/>11 12 13 14 15 16 17 18 19 </text:p>
      <text:p text:style-name="P35"/>
      <text:p text:style-name="Standard"><text:tab/>algo_for_each算法将每一个数据都加上10。</text:p>
      <text:p text:style-name="P35"><text:tab/>通过上面两个例子看出algo_for_each算法只用到函数的输入参数，并没有用到输出参数，所以在使用algo_for_each算法的时候输出的函数不要使用输出参数。</text:p>
      <text:p text:style-name="P35"/>
      <text:list xml:id="list1656983445" text:continue-numbering="true" text:style-name="WW8Num13">
        <text:list-item>
          <text:list>
            <text:list-item>
              <text:list>
                <text:list-item>
                  <text:h text:style-name="P284" text:outline-level="3">搜索数据</text:h>
                </text:list-item>
              </text:list>
            </text:list-item>
          </text:list>
        </text:list-item>
      </text:list>
      <text:list xml:id="list1284280091" text:style-name="L117">
        <text:list-item>
          <text:p text:style-name="P164">algo_find <text:s text:c="3"/>algo_find_if搜索第一个匹配的数据</text:p>
        </text:list-item>
      </text:list>
      <text:list xml:id="list2116767119" text:style-name="L118">
        <text:list-item>
          <text:p text:style-name="P165">algo_find返回数据区间中与指定数据相等的第一个数据。</text:p>
        </text:list-item>
        <text:list-item>
          <text:p text:style-name="P165">algo_find_if返回数据区间中符合指定函数的第一个数据。</text:p>
        </text:list-item>
        <text:list-item>
          <text:p text:style-name="P165">如果没有符合条件的数据，两个算法都返回数据区间的末尾。</text:p>
        </text:list-item>
        <text:list-item>
          <text:p text:style-name="P165">algo_find_if中的函数一定不能够修改数据。</text:p>
        </text:list-item>
        <text:list-item>
          <text:p text:style-name="P165">关联容器提供了搜索的操作函数。</text:p>
        </text:list-item>
      </text:list>
      <text:p text:style-name="P35"><text:tab/>第一例子展示了如何使用algo_find算法：</text:p>
      <table:table table:name="表格116" table:style-name="表格116">
        <table:table-column table:style-name="表格116.A"/>
        <text:soft-page-break/>
        <table:table-row>
          <table:table-cell table:style-name="表格116.A1" office:value-type="string">
            <text:p text:style-name="P123">/* </text:p>
            <text:p text:style-name="P123"><text:s/>* find2.c </text:p>
            <text:p text:style-name="P123"><text:s/>* compile with : -lcstl </text:p>
            <text:p text:style-name="P123"><text:s/>*/ </text:p>
            <text:p text:style-name="P123"/>
            <text:p text:style-name="P123">#include &lt;stdio.h&gt; </text:p>
            <text:p text:style-name="P123">#include &lt;cstl/clist.h&gt; </text:p>
            <text:p text:style-name="P123">#include &lt;cstl/calgorithm.h&gt; </text:p>
            <text:p text:style-name="P123"/>
            <text:p text:style-name="P123">int main(int argc, char* argv[]) </text:p>
            <text:p text:style-name="P123">{ </text:p>
            <text:p text:style-name="P123"><text:s text:c="4"/>list_t* plist_coll = create_list(int); </text:p>
            <text:p text:style-name="P123"><text:s text:c="4"/>list_iterator_t it_pos; </text:p>
            <text:p text:style-name="P123"><text:s text:c="4"/>list_iterator_t it_pos1; </text:p>
            <text:p text:style-name="P123"><text:s text:c="4"/>list_iterator_t it_pos2; </text:p>
            <text:p text:style-name="P123"><text:s text:c="4"/>int i = 0; </text:p>
            <text:p text:style-name="P123"/>
            <text:p text:style-name="P123"><text:s text:c="4"/>if(plist_coll == NULL) </text:p>
            <text:p text:style-name="P123"><text:s text:c="4"/>{ </text:p>
            <text:p text:style-name="P123"><text:s text:c="8"/>return -1; </text:p>
            <text:p text:style-name="P123"><text:s text:c="4"/>} </text:p>
            <text:p text:style-name="P123"/>
            <text:p text:style-name="P123"><text:s text:c="4"/>list_init(plist_coll); </text:p>
            <text:p text:style-name="P123"/>
            <text:p text:style-name="P123"><text:s text:c="4"/>for(i = 1; i &lt;= 9; ++i) </text:p>
            <text:p text:style-name="P123"><text:s text:c="4"/>{ </text:p>
            <text:p text:style-name="P123"><text:s text:c="8"/>list_push_back(plist_coll, i); </text:p>
            <text:p text:style-name="P123"><text:s text:c="4"/>} </text:p>
            <text:p text:style-name="P123"><text:s text:c="4"/>for(i = 1; i &lt;= 9; ++i) </text:p>
            <text:p text:style-name="P123"><text:s text:c="4"/>{ </text:p>
            <text:p text:style-name="P123"><text:s text:c="8"/>list_push_back(plist_coll, i); </text:p>
            <text:p text:style-name="P123"><text:s text:c="4"/>}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 find first element with value 4 */ </text:p>
            <text:p text:style-name="P123"><text:s text:c="4"/>it_pos1 = algo_find(list_begin(plist_coll), list_end(plist_coll), 4); </text:p>
            <text:p text:style-name="P123"/>
            <text:p text:style-name="P123"><text:s text:c="4"/>/* find second element with value 4 */ </text:p>
            <text:p text:style-name="P123"><text:s text:c="4"/>if(!iterator_equal(it_pos1, list_end(plist_coll))) </text:p>
            <text:p text:style-name="P123"><text:s text:c="4"/>{ </text:p>
            <text:p text:style-name="P123"><text:s text:c="8"/>it_pos2 = algo_find(iterator_next(it_pos1), list_end(plist_coll), 4); </text:p>
            <text:p text:style-name="P123"><text:s text:c="4"/>} </text:p>
            <text:p text:style-name="P123"/>
            <text:p text:style-name="P123"><text:s text:c="4"/>/* print all elements from first to second 4 */ </text:p>
            <text:p text:style-name="P123"><text:s text:c="4"/>if(!iterator_equal(it_pos1, list_end(plist_coll)) &amp;&amp; </text:p>
            <text:p text:style-name="P123"><text:s text:c="7"/>!iterator_equal(it_pos2, list_end(plist_coll))) </text:p>
            <text:p text:style-name="P123"><text:s text:c="4"/>{ </text:p>
            <text:p text:style-name="P123"><text:s text:c="8"/>for(it_pos = it_pos1; </text:p>
            <text:p text:style-name="P123"><text:s text:c="12"/>!iterator_equal(it_pos, iterator_next(it_pos2)); </text:p>
            <text:p text:style-name="P123"><text:s text:c="12"/>it_pos = iterator_next(it_pos)) </text:p>
            <text:p text:style-name="P123"><text:s text:c="8"/>{ </text:p>
            <text:p text:style-name="P123"><text:s text:c="12"/>printf("%d ", *(int*)iterator_get_pointer(it_pos)); </text:p>
            <text:p text:style-name="P123"><text:s text:c="8"/>} </text:p>
            <text:p text:style-name="P123"><text:s text:c="8"/>printf("\n"); </text:p>
            <text:p text:style-name="P123"><text:s text:c="4"/>} </text:p>
            <text:p text:style-name="P123"/>
            <text:p text:style-name="P123"><text:s text:c="4"/>list_destroy(plist_coll); </text:p>
            <text:p text:style-name="P123"/>
            <text:p text:style-name="P123"><text:s text:c="4"/>return 0; </text:p>
            <text:p text:style-name="P123">}</text:p>
          </table:table-cell>
        </table:table-row>
      </table:table>
      <text:p text:style-name="P35">为了找到第二个4，必须将指向第一个4的迭代器向前移动一个数据，在每次查找之后要比较一下，返回的迭代器是否和数据区间的末尾相等。这个例子的结果：</text:p>
      <text:p text:style-name="P35">1 2 3 4 5 6 7 8 9 1 2 3 4 5 6 7 8 9 </text:p>
      <text:p text:style-name="P35"><text:soft-page-break/>4 5 6 7 8 9 1 2 3 4 </text:p>
      <text:p text:style-name="P35"/>
      <text:p text:style-name="P35"><text:tab/>下面这个例子展示了如何使用algo_find_if算法查找符合条件的数据：</text:p>
      <table:table table:name="表格117" table:style-name="表格117">
        <table:table-column table:style-name="表格117.A"/>
        <text:soft-page-break/>
        <table:table-row>
          <table:table-cell table:style-name="表格117.A1" office:value-type="string">
            <text:p text:style-name="P123">/* </text:p>
            <text:p text:style-name="P123"><text:s/>* find3.c </text:p>
            <text:p text:style-name="P123"><text:s/>* compile with : -lcstl </text:p>
            <text:p text:style-name="P123"><text:s/>*/ </text:p>
            <text:p text:style-name="P123"/>
            <text:p text:style-name="P123">#include &lt;stdio.h&gt; </text:p>
            <text:p text:style-name="P123">#include &lt;cstl/cvector.h&gt; </text:p>
            <text:p text:style-name="P123">#include &lt;cstl/calgorithm.h&gt; </text:p>
            <text:p text:style-name="P123"/>
            <text:p text:style-name="P123">static void _greater_3(const void* cpv_input, void* pv_output) </text:p>
            <text:p text:style-name="P123">{ </text:p>
            <text:p text:style-name="P123"><text:s text:c="4"/>*(bool_t*)pv_output = *(int*)cpv_input &gt; 3 ? true : false; </text:p>
            <text:p text:style-name="P123">} </text:p>
            <text:p text:style-name="P123"/>
            <text:p text:style-name="P123">static void _divisible_3(const void* cpv_input, void* pv_output) </text:p>
            <text:p text:style-name="P123">{ </text:p>
            <text:p text:style-name="P123"><text:s text:c="4"/>*(bool_t*)pv_output = *(int*)cpv_input % 3 == 0 ? true : false; </text:p>
            <text:p text:style-name="P123">} </text:p>
            <text:p text:style-name="P123"/>
            <text:p text:style-name="P123">int main(int argc, char* argv[]) </text:p>
            <text:p text:style-name="P123">{ </text:p>
            <text:p text:style-name="P123"><text:s text:c="4"/>vector_t* pvec_coll = create_vector(int); </text:p>
            <text:p text:style-name="P123"><text:s text:c="4"/>vector_iterator_t it_pos; </text:p>
            <text:p text:style-name="P123"><text:s text:c="4"/>int i = 0; </text:p>
            <text:p text:style-name="P123"/>
            <text:p text:style-name="P123"><text:s text:c="4"/>if(pvec_coll == 0) </text:p>
            <text:p text:style-name="P123"><text:s text:c="4"/>{ </text:p>
            <text:p text:style-name="P123"><text:s text:c="8"/>return -1; </text:p>
            <text:p text:style-name="P123"><text:s text:c="4"/>} </text:p>
            <text:p text:style-name="P123"/>
            <text:p text:style-name="P123"><text:s text:c="4"/>vector_init(pvec_coll); </text:p>
            <text:p text:style-name="P123"/>
            <text:p text:style-name="P123"><text:s text:c="4"/>for(i = 1; i &lt;= 9; ++i) </text:p>
            <text:p text:style-name="P123"><text:s text:c="4"/>{ </text:p>
            <text:p text:style-name="P123"><text:s text:c="8"/>vector_push_back(pvec_coll, i); </text:p>
            <text:p text:style-name="P123"><text:s text:c="4"/>} </text:p>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 find first element greater than 3 */ </text:p>
            <text:p text:style-name="P123"><text:s text:c="4"/>it_pos = algo_find_if(vector_begin(pvec_coll), </text:p>
            <text:p text:style-name="P123"><text:s text:c="8"/>vector_end(pvec_coll), _greater_3); </text:p>
            <text:p text:style-name="P123"/>
            <text:p text:style-name="P123"><text:s text:c="4"/>/* print its posititon */ </text:p>
            <text:p text:style-name="P123"><text:s text:c="4"/>printf("the %d. element is the first greater than 3.\n", </text:p>
            <text:p text:style-name="P123"><text:s text:c="8"/>iterator_distance(vector_begin(pvec_coll), it_pos) + 1); </text:p>
            <text:p text:style-name="P123"/>
            <text:p text:style-name="P123"><text:s text:c="4"/>/* find first element divisible by 3 */ </text:p>
            <text:p text:style-name="P123"><text:s text:c="4"/>it_pos = algo_find_if(vector_begin(pvec_coll), </text:p>
            <text:p text:style-name="P123"><text:s text:c="8"/>vector_end(pvec_coll), _divisible_3); </text:p>
            <text:p text:style-name="P123"/>
            <text:p text:style-name="P123"><text:s text:c="4"/>/* print its position */ </text:p>
            <text:p text:style-name="P123"><text:s text:c="4"/>printf("the %d. element is the first divisible by 3.\n", </text:p>
            <text:p text:style-name="P123"><text:s text:c="8"/>iterator_distance(vector_begin(pvec_coll), it_pos) + 1); </text:p>
            <text:p text:style-name="P123"/>
            <text:p text:style-name="P123"><text:s text:c="4"/>vector_destroy(pvec_coll); </text:p>
            <text:p text:style-name="P123"/>
            <text:p text:style-name="P123"><text:s text:c="4"/>return 0; </text:p>
            <text:p text:style-name="P123">}</text:p>
          </table:table-cell>
        </table:table-row>
      </table:table>
      <text:p text:style-name="P35">例子中分别使用了两函数_greater_3和_divisible_3，在数据区间中查找第一个大于3和第一个能够被三整除的数据。程序的结果：</text:p>
      <text:p text:style-name="P35">1 2 3 4 5 6 7 8 9 </text:p>
      <text:p text:style-name="P35">the 4. element is the first greater than 3. </text:p>
      <text:p text:style-name="P35">the 3. element is the first divisible by 3.</text:p>
      <text:p text:style-name="P35"/>
      <text:list xml:id="list2156609085" text:style-name="L119">
        <text:list-item>
          <text:p text:style-name="P166">algo_adjacent_find <text:s text:c="3"/>algo_adjacent_find_if搜索相邻的符合规则的数据</text:p>
        </text:list-item>
      </text:list>
      <text:list xml:id="list2150258501" text:style-name="L120">
        <text:list-item>
          <text:p text:style-name="P167">algo_adjacent_find算法返回指向数据区间中第一组相邻且相等的数据的第一个数据的迭代器。</text:p>
        </text:list-item>
        <text:list-item>
          <text:p text:style-name="P167">algo_adjacent_find_if算法发挥指向数据区间中第一组相邻且符合规则的数据的第一个数据的迭代器。</text:p>
        </text:list-item>
        <text:list-item>
          <text:p text:style-name="P167">如果不成功两个算法都返回数据区间末尾的迭代器。</text:p>
        </text:list-item>
        <text:list-item>
          <text:p text:style-name="P167">algo_adjacent_find_if算法使用的函数一定不能修改该传入的数据。</text:p>
        </text:list-item>
      </text:list>
      <text:p text:style-name="P35">下面的例子演示了这两个算法的用法：</text:p>
      <table:table table:name="表格118" table:style-name="表格118">
        <table:table-column table:style-name="表格118.A"/>
        <text:soft-page-break/>
        <table:table-row>
          <table:table-cell table:style-name="表格118.A1" office:value-type="string">
            <text:p text:style-name="P123">/* </text:p>
            <text:p text:style-name="P123"><text:s/>* adjfind1.c </text:p>
            <text:p text:style-name="P123"><text:s/>* compile with : -lcstl </text:p>
            <text:p text:style-name="P123"><text:s/>*/ </text:p>
            <text:p text:style-name="P123"/>
            <text:p text:style-name="P123">#include &lt;stdio.h&gt; </text:p>
            <text:p text:style-name="P123">#include &lt;cstl/cvector.h&gt; </text:p>
            <text:p text:style-name="P123">#include &lt;cstl/calgorithm.h&gt; </text:p>
            <text:p text:style-name="P123"/>
            <text:p text:style-name="P123">/* </text:p>
            <text:p text:style-name="P123"><text:s/>* return whether the second data has double the value of the first. </text:p>
            <text:p text:style-name="P123"><text:s/>*/ </text:p>
            <text:p text:style-name="P123">static void _doubled(const void* cpv_first, const void* cpv_second, void* pv_output) </text:p>
            <text:p text:style-name="P123">{ </text:p>
            <text:p text:style-name="P123"><text:s text:c="4"/>*(bool_t*)pv_output = *(int*)cpv_first * 2 == *(int*)cpv_second ? true : false; </text:p>
            <text:p text:style-name="P123">} </text:p>
            <text:p text:style-name="P123"/>
            <text:p text:style-name="P123">int main(int argc, char* argv[]) </text:p>
            <text:p text:style-name="P123">{ </text:p>
            <text:p text:style-name="P123"><text:s text:c="4"/>vector_t* pvec_coll = create_vector(int); </text:p>
            <text:p text:style-name="P123"><text:s text:c="4"/>vector_iterator_t it_pos; </text:p>
            <text:p text:style-name="P123"/>
            <text:p text:style-name="P123"><text:s text:c="4"/>if(pvec_coll == NULL) </text:p>
            <text:p text:style-name="P123"><text:s text:c="4"/>{ </text:p>
            <text:p text:style-name="P123"><text:s text:c="8"/>return -1; </text:p>
            <text:p text:style-name="P123"><text:s text:c="4"/>} </text:p>
            <text:p text:style-name="P123"/>
            <text:p text:style-name="P123"><text:s text:c="4"/>vector_init(pvec_coll); </text:p>
            <text:p text:style-name="P123"/>
            <text:p text:style-name="P123"><text:s text:c="4"/>vector_push_back(pvec_coll, 1); </text:p>
            <text:p text:style-name="P123"><text:s text:c="4"/>vector_push_back(pvec_coll, 3); </text:p>
            <text:p text:style-name="P123"><text:s text:c="4"/>vector_push_back(pvec_coll, 2); </text:p>
            <text:p text:style-name="P123"><text:s text:c="4"/>vector_push_back(pvec_coll, 4); </text:p>
            <text:p text:style-name="P123"><text:s text:c="4"/>vector_push_back(pvec_coll, 5); </text:p>
            <text:p text:style-name="P123"><text:s text:c="4"/>vector_push_back(pvec_coll, 5); </text:p>
            <text:p text:style-name="P123"><text:s text:c="4"/>vector_push_back(pvec_coll, 0); </text:p>
            <text:p text:style-name="P123"/>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 search first two elements with equal values */ </text:p>
            <text:p text:style-name="P123"><text:s text:c="4"/>it_pos = algo_adjacent_find(vector_begin(pvec_coll), vector_end(pvec_coll)); </text:p>
            <text:p text:style-name="P123"><text:s text:c="4"/>if(!iterator_equal(it_pos, vector_end(pvec_coll))) </text:p>
            <text:p text:style-name="P123"><text:s text:c="4"/>{ </text:p>
            <text:p text:style-name="P123"><text:s text:c="8"/>printf("first two elements with equal value have position %d\n", </text:p>
            <text:p text:style-name="P123"><text:s text:c="12"/>iterator_distance(vector_begin(pvec_coll), it_pos) + 1); </text:p>
            <text:p text:style-name="P123"><text:s text:c="4"/>} </text:p>
            <text:p text:style-name="P123"/>
            <text:p text:style-name="P123"><text:s text:c="4"/>/* </text:p>
            <text:p text:style-name="P123"><text:s text:c="5"/>* search first two elements for which </text:p>
            <text:p text:style-name="P123"><text:s text:c="5"/>* the second has double the value of the first </text:p>
            <text:p text:style-name="P123"><text:s text:c="5"/>*/ </text:p>
            <text:p text:style-name="P123"><text:s text:c="4"/>it_pos = algo_adjacent_find_if(vector_begin(pvec_coll), </text:p>
            <text:p text:style-name="P123"><text:s text:c="8"/>vector_end(pvec_coll), _doubled); </text:p>
            <text:p text:style-name="P123"><text:s text:c="4"/>if(!iterator_equal(it_pos, vector_end(pvec_coll))) </text:p>
            <text:p text:style-name="P123"><text:s text:c="4"/>{ </text:p>
            <text:p text:style-name="P123"><text:s text:c="8"/>printf("first two elements with second value twice the first has pos %d\n", </text:p>
            <text:p text:style-name="P123"><text:s text:c="12"/>iterator_distance(vector_begin(pvec_coll), it_pos) + 1); </text:p>
            <text:p text:style-name="P123"><text:s text:c="4"/>} </text:p>
            <text:p text:style-name="P123"/>
            <text:p text:style-name="P123"><text:s text:c="4"/>vector_destroy(pvec_coll); </text:p>
            <text:p text:style-name="P123"/>
            <text:p text:style-name="P123"><text:s text:c="4"/>return 0; </text:p>
            <text:p text:style-name="P123">}</text:p>
          </table:table-cell>
        </table:table-row>
      </table:table>
      <text:p text:style-name="P35">使用algo_adjacent_find算法是为了查找相等的数据，使用algo_adjacent_find_if算法是为了查找满足_double函数的数据，程序的输出结果如下：</text:p>
      <text:p text:style-name="P35">1 3 2 4 5 5 0 </text:p>
      <text:p text:style-name="P35">first two elements with equal value have position 5 </text:p>
      <text:p text:style-name="P35">first two elements with second value twice the first has pos 3</text:p>
      <text:p text:style-name="P35"/>
      <text:list xml:id="list1063688467" text:style-name="L121">
        <text:list-item>
          <text:p text:style-name="P168">algo_find_first_of <text:s text:c="3"/>algo_find_first_of_if在数据区间中查找多个可能数据中的第一个</text:p>
        </text:list-item>
      </text:list>
      <text:list xml:id="list728176893" text:style-name="L122">
        <text:list-item>
          <text:p text:style-name="P169">algo_find_first_of算法返回第一个出现在第一个数据区间中同时也出现在第二个数据区间中的数据。</text:p>
        </text:list-item>
        <text:list-item>
          <text:p text:style-name="P169">algo_find_first_of_if算法返回第一个出现在第一个数据区间中并且和第二个数据区间中的数据满足指定规则的数据。</text:p>
        </text:list-item>
        <text:list-item>
          <text:p text:style-name="P169">如果不成功两个算法都返回第一个数据区间末尾的迭代器。</text:p>
        </text:list-item>
        <text:list-item>
          <text:p text:style-name="P169">algo_find_first_of_if算法使用的函数不能修改使用的数据。</text:p>
        </text:list-item>
      </text:list>
      <text:p text:style-name="P35">下面的例子展示如何使用这两个算法：</text:p>
      <table:table table:name="表格119" table:style-name="表格119">
        <table:table-column table:style-name="表格119.A"/>
        <text:soft-page-break/>
        <table:table-row>
          <table:table-cell table:style-name="表格119.A1" office:value-type="string">
            <text:p text:style-name="P123">/* </text:p>
            <text:p text:style-name="P123"><text:s/>* findof1.c </text:p>
            <text:p text:style-name="P123"><text:s/>* compile with : -lcstl </text:p>
            <text:p text:style-name="P123"><text:s/>*/ </text:p>
            <text:p text:style-name="P123"/>
            <text:p text:style-name="P123">#include &lt;stdio.h&gt; </text:p>
            <text:p text:style-name="P123">#include &lt;cstl/clist.h&gt; </text:p>
            <text:p text:style-name="P123">#include &lt;cstl/cvector.h&gt; </text:p>
            <text:p text:style-name="P123">#include &lt;cstl/calgorithm.h&gt; </text:p>
            <text:p text:style-name="P123"/>
            <text:p text:style-name="P123">static void _doubled(const void* cpv_first, const void* cpv_second, void* pv_output) </text:p>
            <text:p text:style-name="P123">{ </text:p>
            <text:p text:style-name="P123"><text:s text:c="4"/>*(bool_t*)pv_output = *(int*)cpv_first == *(int*)cpv_second * 2 ? true : false; </text:p>
            <text:p text:style-name="P123">} </text:p>
            <text:p text:style-name="P123"/>
            <text:p text:style-name="P123">int main(int argc, char* argv[]) </text:p>
            <text:p text:style-name="P123">{ </text:p>
            <text:p text:style-name="P123"><text:s text:c="4"/>vector_t* pvec_coll = create_vector(int); </text:p>
            <text:p text:style-name="P123"><text:s text:c="4"/>list_t* plist_searchcoll = create_list(int); </text:p>
            <text:p text:style-name="P123"><text:s text:c="4"/>iterator_t it_pos; </text:p>
            <text:p text:style-name="P123"><text:s text:c="4"/>int i = 0; </text:p>
            <text:p text:style-name="P123"/>
            <text:p text:style-name="P123"><text:s text:c="4"/>if(pvec_coll == NULL || plist_searchcoll == NULL) </text:p>
            <text:p text:style-name="P123"><text:s text:c="4"/>{ </text:p>
            <text:p text:style-name="P123"><text:s text:c="8"/>return -1; </text:p>
            <text:p text:style-name="P123"><text:s text:c="4"/>} </text:p>
            <text:p text:style-name="P123"/>
            <text:p text:style-name="P123"><text:s text:c="4"/>vector_init(pvec_coll); </text:p>
            <text:p text:style-name="P123"><text:s text:c="4"/>list_init(plist_searchcoll); </text:p>
            <text:p text:style-name="P123"/>
            <text:p text:style-name="P123"><text:s text:c="4"/>for(i = 1; i &lt;= 11; ++i) </text:p>
            <text:p text:style-name="P123"><text:s text:c="4"/>{ </text:p>
            <text:p text:style-name="P123"><text:s text:c="8"/>vector_push_back(pvec_coll, i); </text:p>
            <text:p text:style-name="P123"><text:s text:c="4"/>} </text:p>
            <text:p text:style-name="P123"><text:s text:c="4"/>for(i = 3; i &lt;= 5; ++i) </text:p>
            <text:p text:style-name="P123"><text:s text:c="4"/>{ </text:p>
            <text:p text:style-name="P123"><text:s text:c="8"/>list_push_back(plist_searchcoll, i); </text:p>
            <text:p text:style-name="P123"><text:s text:c="4"/>} </text:p>
            <text:p text:style-name="P123"/>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searchcoll); </text:p>
            <text:p text:style-name="P123"><text:s text:c="8"/>!iterator_equal(it_pos, list_end(plist_search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 search first occurrence of an element of searchcoll in coll */ </text:p>
            <text:p text:style-name="P123"><text:s text:c="4"/>it_pos = algo_find_first_of(vector_begin(pvec_coll), vector_end(pvec_coll), </text:p>
            <text:p text:style-name="P123"><text:s text:c="8"/>list_begin(plist_searchcoll), list_end(plist_searchcoll)); </text:p>
            <text:p text:style-name="P123"><text:s text:c="4"/>if(!iterator_equal(it_pos, vector_end(pvec_coll))) </text:p>
            <text:p text:style-name="P123"><text:s text:c="4"/>{ </text:p>
            <text:p text:style-name="P123"><text:s text:c="8"/>printf("first element of searchcoll in coll is element %d\n", </text:p>
            <text:p text:style-name="P123"><text:s text:c="12"/>iterator_distance(vector_begin(pvec_coll), it_pos) + 1); </text:p>
            <text:p text:style-name="P123"><text:s text:c="4"/>} </text:p>
            <text:p text:style-name="P123"/>
            <text:p text:style-name="P123"><text:s text:c="4"/>it_pos = algo_find_first_of_if(vector_begin(pvec_coll), vector_end(pvec_coll), </text:p>
            <text:p text:style-name="P123"><text:s text:c="8"/>list_begin(plist_searchcoll), list_end(plist_searchcoll), _doubled); </text:p>
            <text:p text:style-name="P123"><text:s text:c="4"/>if(!iterator_equal(it_pos, vector_end(pvec_coll))) </text:p>
            <text:p text:style-name="P123"><text:s text:c="4"/>{ </text:p>
            <text:p text:style-name="P123"><text:s text:c="8"/>printf("first doubled element of searchcoll in coll is element %d\n", </text:p>
            <text:p text:style-name="P123"><text:s text:c="12"/>iterator_distance(vector_begin(pvec_coll), it_pos) + 1); </text:p>
            <text:p text:style-name="P123"><text:s text:c="4"/>} </text:p>
            <text:p text:style-name="P123"/>
            <text:p text:style-name="P123"><text:s text:c="4"/>vector_destroy(pvec_coll); </text:p>
            <text:p text:style-name="P123"><text:s text:c="4"/>list_destroy(plist_searchcoll); </text:p>
            <text:p text:style-name="P123"/>
            <text:p text:style-name="P123"><text:s text:c="4"/>return 0; </text:p>
            <text:p text:style-name="P123">}</text:p>
          </table:table-cell>
        </table:table-row>
      </table:table>
      <text:p text:style-name="P35">这个程序的结果如下：</text:p>
      <text:p text:style-name="P35">1 2 3 4 5 6 7 8 9 10 11 </text:p>
      <text:p text:style-name="P35">3 4 5 </text:p>
      <text:p text:style-name="P35">first element of searchcoll in coll is element 3 </text:p>
      <text:p text:style-name="P35">first doubled element of searchcoll in coll is element 6</text:p>
      <text:p text:style-name="P35"/>
      <text:list xml:id="list1476280691" text:style-name="L123">
        <text:list-item>
          <text:p text:style-name="P170">algo_search <text:s text:c="3"/>algo_search_if搜索第一个子区间</text:p>
        </text:list-item>
      </text:list>
      <text:list xml:id="list252309929" text:style-name="L124">
        <text:list-item>
          <text:p text:style-name="P171">algo_search返回第二个数据区间在第一个数据区间中第一次出现的位置。</text:p>
        </text:list-item>
        <text:list-item>
          <text:p text:style-name="P171">algo_search_if返回第一个数据区间中第一个与第二个数据区间中的全部数据满足指定规则的位置。</text:p>
        </text:list-item>
        <text:list-item>
          <text:p text:style-name="P171">如果失败两个算法都返回第一个数据区间的末尾。</text:p>
        </text:list-item>
        <text:list-item>
          <text:p text:style-name="P171">algo_search_if算法中使用的函数不能修改数据。</text:p>
        </text:list-item>
      </text:list>
      <text:p text:style-name="P35">下面是展示如果使用algo_search算法的例子：</text:p>
      <table:table table:name="表格120" table:style-name="表格120">
        <table:table-column table:style-name="表格120.A"/>
        <text:soft-page-break/>
        <table:table-row>
          <table:table-cell table:style-name="表格120.A1" office:value-type="string">
            <text:p text:style-name="P123">/* </text:p>
            <text:p text:style-name="P123"><text:s/>* search1.c </text:p>
            <text:p text:style-name="P123"><text:s/>* compile with : -lcstl </text:p>
            <text:p text:style-name="P123"><text:s/>*/ </text:p>
            <text:p text:style-name="P123"/>
            <text:p text:style-name="P123">#include &lt;stdio.h&gt; </text:p>
            <text:p text:style-name="P123">#include &lt;cstl/clist.h&gt; </text:p>
            <text:p text:style-name="P123">#include &lt;cstl/cdeque.h&gt; </text:p>
            <text:p text:style-name="P123">#include &lt;cstl/calgorithm.h&gt; </text:p>
            <text:p text:style-name="P123"><text:s/></text:p>
            <text:p text:style-name="P123">int main(int argc, char* argv[]) </text:p>
            <text:p text:style-name="P123">{ </text:p>
            <text:p text:style-name="P123"><text:s text:c="4"/>deque_t* pdeq_coll = create_deque(int); </text:p>
            <text:p text:style-name="P123"><text:s text:c="4"/>list_t* plist_subcoll = create_list(int); </text:p>
            <text:p text:style-name="P123"><text:s text:c="4"/>iterator_t it_pos; </text:p>
            <text:p text:style-name="P123"><text:s text:c="4"/>int i = 0; </text:p>
            <text:p text:style-name="P123"/>
            <text:p text:style-name="P123"><text:s text:c="4"/>if(pdeq_coll == NULL || plist_subcoll == NULL) </text:p>
            <text:p text:style-name="P123"><text:s text:c="4"/>{ </text:p>
            <text:p text:style-name="P123"><text:s text:c="8"/>return -1; </text:p>
            <text:p text:style-name="P123"><text:s text:c="4"/>} </text:p>
            <text:p text:style-name="P123"/>
            <text:p text:style-name="P123"><text:s text:c="4"/>deque_init(pdeq_coll); </text:p>
            <text:p text:style-name="P123"><text:s text:c="4"/>list_init(plist_subcoll); </text:p>
            <text:p text:style-name="P123"/>
            <text:p text:style-name="P123"><text:s text:c="4"/>for(i = 1; i &lt;= 7; ++i) </text:p>
            <text:p text:style-name="P123"><text:s text:c="4"/>{ </text:p>
            <text:p text:style-name="P123"><text:s text:c="8"/>deque_push_back(pdeq_coll, i); </text:p>
            <text:p text:style-name="P123"><text:s text:c="4"/>} </text:p>
            <text:p text:style-name="P123"><text:s text:c="4"/>for(i = 1; i &lt;= 7; ++i) </text:p>
            <text:p text:style-name="P123"><text:s text:c="4"/>{ </text:p>
            <text:p text:style-name="P123"><text:s text:c="8"/>deque_push_back(pdeq_coll, i); </text:p>
            <text:p text:style-name="P123"><text:s text:c="4"/>} </text:p>
            <text:p text:style-name="P123"><text:s text:c="4"/>for(i = 3; i &lt;= 6; ++i) </text:p>
            <text:p text:style-name="P123"><text:s text:c="4"/>{ </text:p>
            <text:p text:style-name="P123"><text:s text:c="8"/>list_push_back(plist_subcoll, i); </text:p>
            <text:p text:style-name="P123"><text:s text:c="4"/>} </text:p>
            <text:p text:style-name="P123"/>
            <text:p text:style-name="P123"><text:s text:c="4"/>for(it_pos = deque_begin(pdeq_coll); </text:p>
            <text:p text:style-name="P123"><text:s text:c="8"/>!iterator_equal(it_pos, deque_end(pdeq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subcoll); </text:p>
            <text:p text:style-name="P123"><text:s text:c="8"/>!iterator_equal(it_pos, list_end(plist_sub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text:p>
            <text:p text:style-name="P123"><text:s text:c="4"/>it_pos = algo_search(deque_begin(pdeq_coll), deque_end(pdeq_coll), </text:p>
            <text:p text:style-name="P123"><text:s text:c="8"/>list_begin(plist_subcoll), list_end(plist_subcoll)); </text:p>
            <text:p text:style-name="P123"><text:s text:c="4"/>while(!iterator_equal(it_pos, deque_end(pdeq_coll))) </text:p>
            <text:p text:style-name="P123"><text:s text:c="4"/>{ </text:p>
            <text:p text:style-name="P123"><text:s text:c="8"/>printf("subcoll found starting with element %d\n", </text:p>
            <text:p text:style-name="P123"><text:s text:c="12"/>iterator_distance(deque_begin(pdeq_coll), it_pos) + 1); </text:p>
            <text:p text:style-name="P123"/>
            <text:p text:style-name="P123"><text:s text:c="8"/>it_pos = algo_search(iterator_next(it_pos), deque_end(pdeq_coll), </text:p>
            <text:p text:style-name="P123"><text:s text:c="12"/>list_begin(plist_subcoll), list_end(plist_subcoll)); </text:p>
            <text:p text:style-name="P123"><text:s text:c="4"/>} </text:p>
            <text:p text:style-name="P123"/>
            <text:p text:style-name="P123"><text:s text:c="4"/>deque_destroy(pdeq_coll); </text:p>
            <text:p text:style-name="P123"><text:s text:c="4"/>list_destroy(plist_subcoll); </text:p>
            <text:p text:style-name="P123"/>
            <text:p text:style-name="P123"><text:s text:c="4"/>return 0; </text:p>
            <text:p text:style-name="P123">}</text:p>
          </table:table-cell>
        </table:table-row>
      </table:table>
      <text:p text:style-name="P35">这个例子的输出结果：</text:p>
      <text:p text:style-name="P35">1 2 3 4 5 6 7 1 2 3 4 5 6 7 </text:p>
      <text:p text:style-name="P35">3 4 5 6 </text:p>
      <text:p text:style-name="P35">subcoll found starting with element 3 </text:p>
      <text:p text:style-name="P35">subcoll found starting with element 10</text:p>
      <text:p text:style-name="P35"/>
      <text:p text:style-name="P35">接下来的例子展示了algo_search_if算法的使用：</text:p>
      <table:table table:name="表格121" table:style-name="表格121">
        <table:table-column table:style-name="表格121.A"/>
        <text:soft-page-break/>
        <table:table-row>
          <table:table-cell table:style-name="表格121.A1" office:value-type="string">
            <text:p text:style-name="P123">/* </text:p>
            <text:p text:style-name="P123"><text:s/>* search2.c </text:p>
            <text:p text:style-name="P123"><text:s/>* compile with : -lcstl </text:p>
            <text:p text:style-name="P123"><text:s/>*/ </text:p>
            <text:p text:style-name="P123"/>
            <text:p text:style-name="P123">#include &lt;stdio.h&gt; </text:p>
            <text:p text:style-name="P123">#include &lt;cstl/cvector.h&gt; </text:p>
            <text:p text:style-name="P123">#include &lt;cstl/calgorithm.h&gt; </text:p>
            <text:p text:style-name="P123"/>
            <text:p text:style-name="P123">static void _check_even(const void* cpv_first, </text:p>
            <text:p text:style-name="P123"><text:s text:c="4"/>const void* cpv_second, void* pv_output) </text:p>
            <text:p text:style-name="P123">{ </text:p>
            <text:p text:style-name="P123"><text:s text:c="4"/>if(*(bool_t*)cpv_second) </text:p>
            <text:p text:style-name="P123"><text:s text:c="4"/>{ </text:p>
            <text:p text:style-name="P123"><text:s text:c="8"/>*(bool_t*)pv_output = *(int*)cpv_first % 2 == 0 ? true : false; </text:p>
            <text:p text:style-name="P123"><text:s text:c="4"/>} </text:p>
            <text:p text:style-name="P123"><text:s text:c="4"/>else </text:p>
            <text:p text:style-name="P123"><text:s text:c="4"/>{ </text:p>
            <text:p text:style-name="P123"><text:s text:c="8"/>*(bool_t*)pv_output = *(int*)cpv_first % 2 == 1 ? true : false; </text:p>
            <text:p text:style-name="P123"><text:s text:c="4"/>} </text:p>
            <text:p text:style-name="P123">} </text:p>
            <text:p text:style-name="P123"/>
            <text:p text:style-name="P123">int main(int argc, char* argv[]) </text:p>
            <text:p text:style-name="P123">{ </text:p>
            <text:p text:style-name="P123"><text:s text:c="4"/>vector_t* pvec_coll = create_vector(int); </text:p>
            <text:p text:style-name="P123"><text:s text:c="4"/>vector_t* pvec_subcoll = create_vector(bool_t); </text:p>
            <text:p text:style-name="P123"><text:s text:c="4"/>iterator_t it_pos; </text:p>
            <text:p text:style-name="P123"><text:s text:c="4"/>int i = 0; </text:p>
            <text:p text:style-name="P123"/>
            <text:p text:style-name="P123"><text:s text:c="4"/>if(pvec_coll == NULL || pvec_subcoll == NULL) </text:p>
            <text:p text:style-name="P123"><text:s text:c="4"/>{ </text:p>
            <text:p text:style-name="P123"><text:s text:c="8"/>return -1; </text:p>
            <text:p text:style-name="P123"><text:s text:c="4"/>} </text:p>
            <text:p text:style-name="P123"/>
            <text:p text:style-name="P123"><text:s text:c="4"/>vector_init(pvec_coll); </text:p>
            <text:p text:style-name="P123"><text:s text:c="4"/>vector_init(pvec_subcoll); </text:p>
            <text:p text:style-name="P123"/>
            <text:p text:style-name="P123"><text:s text:c="4"/>for(i = 1; i &lt;= 9; ++i) </text:p>
            <text:p text:style-name="P123"><text:s text:c="4"/>{ </text:p>
            <text:p text:style-name="P123"><text:s text:c="8"/>vector_push_back(pvec_coll, i); </text:p>
            <text:p text:style-name="P123"><text:s text:c="4"/>} </text:p>
            <text:p text:style-name="P123"><text:s text:c="4"/>vector_push_back(pvec_subcoll, true); </text:p>
            <text:p text:style-name="P123"><text:s text:c="4"/>vector_push_back(pvec_subcoll, false); </text:p>
            <text:p text:style-name="P123"><text:s text:c="4"/>vector_push_back(pvec_subcoll, true); </text:p>
            <text:p text:style-name="P123"/>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it_pos = algo_search_if(vector_begin(pvec_coll), vector_end(pvec_coll), </text:p>
            <text:p text:style-name="P123"><text:s text:c="8"/>vector_begin(pvec_subcoll), vector_end(pvec_subcoll), _check_even); </text:p>
            <text:p text:style-name="P123"><text:s text:c="4"/>while(!iterator_equal(it_pos, vector_end(pvec_coll))) </text:p>
            <text:p text:style-name="P123"><text:s text:c="4"/>{ </text:p>
            <text:p text:style-name="P123"><text:s text:c="8"/>printf("subcoll found starting with element %d\n", </text:p>
            <text:p text:style-name="P123"><text:s text:c="12"/>iterator_distance(vector_begin(pvec_coll), it_pos) + 1); </text:p>
            <text:p text:style-name="P123"/>
            <text:p text:style-name="P123"><text:s text:c="8"/>it_pos = algo_search_if(iterator_next(it_pos), vector_end(pvec_coll), </text:p>
            <text:p text:style-name="P123"><text:s text:c="12"/>vector_begin(pvec_subcoll), vector_end(pvec_subcoll), _check_even); </text:p>
            <text:p text:style-name="P123"><text:s text:c="4"/>} </text:p>
            <text:p text:style-name="P123"/>
            <text:p text:style-name="P123"><text:s text:c="4"/>vector_destroy(pvec_coll); </text:p>
            <text:p text:style-name="P123"><text:s text:c="4"/>vector_destroy(pvec_subcoll); </text:p>
            <text:p text:style-name="P123"/>
            <text:p text:style-name="P123"><text:s text:c="4"/>return 0; </text:p>
            <text:p text:style-name="P123">}</text:p>
          </table:table-cell>
        </table:table-row>
      </table:table>
      <text:p text:style-name="P35">这个例子的输出结果：</text:p>
      <text:p text:style-name="P35">1 2 3 4 5 6 7 8 9 </text:p>
      <text:p text:style-name="P35">subcoll found starting with element 2 </text:p>
      <text:p text:style-name="P35">subcoll found starting with element 4 </text:p>
      <text:p text:style-name="P35">subcoll found starting with element 6</text:p>
      <text:p text:style-name="P35"/>
      <text:list xml:id="list183721677" text:style-name="L125">
        <text:list-item>
          <text:p text:style-name="P172">algo_search_n <text:s text:c="3"/>algo_search_n_if在数据区间中查找第一个连续n个符合规则的数据</text:p>
        </text:list-item>
      </text:list>
      <text:list xml:id="list2092760345" text:style-name="L126">
        <text:list-item>
          <text:p text:style-name="P173">algo_search_n返回数据区间中第一个出现连续n个指定数据的位置迭代器。</text:p>
        </text:list-item>
        <text:list-item>
          <text:p text:style-name="P173">algo_search_n_if返回数据区间中第一个出现连续n个满足指定规则的位置迭代器。</text:p>
        </text:list-item>
        <text:list-item>
          <text:p text:style-name="P173">如果失败，这个算法都返回数据区间的末尾。</text:p>
        </text:list-item>
        <text:list-item>
          <text:p text:style-name="P173">algo_search_n_if算法使用的函数不能修改数据。</text:p>
        </text:list-item>
      </text:list>
      <text:p text:style-name="P35">下面的例子展示了这两个算法的用法：</text:p>
      <table:table table:name="表格122" table:style-name="表格122">
        <table:table-column table:style-name="表格122.A"/>
        <text:soft-page-break/>
        <table:table-row>
          <table:table-cell table:style-name="表格122.A1" office:value-type="string">
            <text:p text:style-name="P123">/* </text:p>
            <text:p text:style-name="P123"><text:s/>* searchn1.c </text:p>
            <text:p text:style-name="P123"><text:s/>* compile with : -lcstl </text:p>
            <text:p text:style-name="P123"><text:s/>*/ </text:p>
            <text:p text:style-name="P123"/>
            <text:p text:style-name="P123">#include &lt;stdio.h&gt; </text:p>
            <text:p text:style-name="P123">#include &lt;cstl/cdeque.h&gt; </text:p>
            <text:p text:style-name="P123">#include &lt;cstl/calgorithm.h&gt; </text:p>
            <text:p text:style-name="P123">#include &lt;cstl/cfunctional.h&gt; </text:p>
            <text:p text:style-name="P123"/>
            <text:p text:style-name="P123">int main(int argc, char* argv[]) </text:p>
            <text:p text:style-name="P123">{ </text:p>
            <text:p text:style-name="P123"><text:s text:c="4"/>deque_t* pdeq_coll = create_deque(int); </text:p>
            <text:p text:style-name="P123"><text:s text:c="4"/>deque_iterator_t it_pos; </text:p>
            <text:p text:style-name="P123"><text:s text:c="4"/>int i = 0; </text:p>
            <text:p text:style-name="P123"/>
            <text:p text:style-name="P123"><text:s text:c="4"/>if(pdeq_coll == NULL) </text:p>
            <text:p text:style-name="P123"><text:s text:c="4"/>{ </text:p>
            <text:p text:style-name="P123"><text:s text:c="8"/>return -1; </text:p>
            <text:p text:style-name="P123"><text:s text:c="4"/>} </text:p>
            <text:p text:style-name="P123"/>
            <text:p text:style-name="P123"><text:s text:c="4"/>deque_init(pdeq_coll); </text:p>
            <text:p text:style-name="P123"/>
            <text:p text:style-name="P123"><text:s text:c="4"/>for(i = 1; i &lt;= 9; ++i) </text:p>
            <text:p text:style-name="P123"><text:s text:c="4"/>{ </text:p>
            <text:p text:style-name="P123"><text:s text:c="8"/>deque_push_back(pdeq_coll, i); </text:p>
            <text:p text:style-name="P123"><text:s text:c="4"/>} </text:p>
            <text:p text:style-name="P123"><text:s text:c="4"/>for(it_pos = deque_begin(pdeq_coll); </text:p>
            <text:p text:style-name="P123"><text:s text:c="8"/>!iterator_equal(it_pos, deque_end(pdeq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it_pos = algo_search_n(deque_begin(pdeq_coll), deque_end(pdeq_coll), 4, 3); </text:p>
            <text:p text:style-name="P123"><text:s text:c="4"/>if(iterator_equal(it_pos, deque_end(pdeq_coll))) </text:p>
            <text:p text:style-name="P123"><text:s text:c="4"/>{ </text:p>
            <text:p text:style-name="P123"><text:s text:c="8"/>printf("no four consecutive elements with value 3 found.\n"); </text:p>
            <text:p text:style-name="P123"><text:s text:c="4"/>} </text:p>
            <text:p text:style-name="P123"><text:s text:c="4"/>else </text:p>
            <text:p text:style-name="P123"><text:s text:c="4"/>{ </text:p>
            <text:p text:style-name="P123"><text:s text:c="8"/>printf("four consecutive elements with value 3 start with %d\n", </text:p>
            <text:p text:style-name="P123"><text:s text:c="12"/>iterator_distance(deque_begin(pdeq_coll), it_pos) + 1); </text:p>
            <text:p text:style-name="P123"><text:s text:c="4"/>} </text:p>
            <text:p text:style-name="P123"/>
            <text:p text:style-name="P123"><text:s text:c="4"/>it_pos = algo_search_n_if(deque_begin(pdeq_coll), </text:p>
            <text:p text:style-name="P123"><text:s text:c="8"/>deque_end(pdeq_coll), 4, 3, fun_greater_int); </text:p>
            <text:p text:style-name="P123"><text:s text:c="4"/>if(iterator_equal(it_pos, deque_end(pdeq_coll))) </text:p>
            <text:p text:style-name="P123"><text:s text:c="4"/>{ </text:p>
            <text:p text:style-name="P123"><text:s text:c="8"/>printf("no four consecutive elements with value &gt; 3 found.\n"); </text:p>
            <text:p text:style-name="P123"><text:s text:c="4"/>} </text:p>
            <text:p text:style-name="P123"><text:s text:c="4"/>else </text:p>
            <text:p text:style-name="P123"><text:s text:c="4"/>{ </text:p>
            <text:p text:style-name="P123"><text:s text:c="8"/>printf("four consecutive elements with value &gt; 3 start with %d\n", </text:p>
            <text:p text:style-name="P123"><text:s text:c="12"/>iterator_distance(deque_begin(pdeq_coll), it_pos) + 1); </text:p>
            <text:p text:style-name="P123"><text:s text:c="4"/>} </text:p>
            <text:p text:style-name="P123"/>
            <text:p text:style-name="P123"><text:s text:c="4"/>deque_destroy(pdeq_coll); </text:p>
            <text:p text:style-name="P123"/>
            <text:p text:style-name="P123"><text:s text:c="4"/>return 0; </text:p>
            <text:p text:style-name="P123">}</text:p>
          </table:table-cell>
        </table:table-row>
      </table:table>
      <text:p text:style-name="P35">程序的输出结果如下：</text:p>
      <text:p text:style-name="P35">1 2 3 4 5 6 7 8 9 </text:p>
      <text:p text:style-name="P35">no four consecutive elements with value 3 found. </text:p>
      <text:p text:style-name="P35">four consecutive elements with value &gt; 3 start with 4</text:p>
      <text:p text:style-name="P35"/>
      <text:list xml:id="list2003886489" text:style-name="L127">
        <text:list-item>
          <text:p text:style-name="P174"><text:soft-page-break/>algo_search_end <text:s text:c="3"/>algo_search_end_if <text:s text:c="3"/>algo_find_end <text:s text:c="3"/>algo_find_end_if查找最有一个子区间</text:p>
        </text:list-item>
      </text:list>
      <text:p text:style-name="P35">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377265342" text:style-name="L128">
        <text:list-item>
          <text:p text:style-name="P175">algo_search_end和algo_find_end算法返回第二个数据区间在第一个数据区间中最后一次出现的位置。</text:p>
        </text:list-item>
        <text:list-item>
          <text:p text:style-name="P175">algo_search_end_if和algo_find_end_if算法返回第一个数据区间中与第二个数据区间共同满足规则的最后一个指定子区间的位置。</text:p>
        </text:list-item>
        <text:list-item>
          <text:p text:style-name="P175">如果失败四个算法都返回第一个数据区间的末尾。</text:p>
        </text:list-item>
        <text:list-item>
          <text:p text:style-name="P175">algo_search_end_if和algo_find_end_if使用的函数不能修改数据。</text:p>
        </text:list-item>
      </text:list>
      <text:p text:style-name="P35">下面所展示这四个算法用法的例子：</text:p>
      <table:table table:name="表格123" table:style-name="表格123">
        <table:table-column table:style-name="表格123.A"/>
        <text:soft-page-break/>
        <table:table-row>
          <table:table-cell table:style-name="表格123.A1" office:value-type="string">
            <text:p text:style-name="P123">/* </text:p>
            <text:p text:style-name="P123"><text:s/>* searchend1.c </text:p>
            <text:p text:style-name="P123"><text:s/>* compile with : -lcstl </text:p>
            <text:p text:style-name="P123"><text:s/>*/ </text:p>
            <text:p text:style-name="P123"/>
            <text:p text:style-name="P123">#include &lt;stdio.h&gt; </text:p>
            <text:p text:style-name="P123">#include &lt;cstl/clist.h&gt; </text:p>
            <text:p text:style-name="P123">#include &lt;cstl/cdeque.h&gt; </text:p>
            <text:p text:style-name="P123">#include &lt;cstl/calgorithm.h&gt; </text:p>
            <text:p text:style-name="P123"/>
            <text:p text:style-name="P123">int main(int argc, char* argv[]) </text:p>
            <text:p text:style-name="P123">{ </text:p>
            <text:p text:style-name="P123"><text:s text:c="4"/>deque_t* pdeq_coll = create_deque(int); </text:p>
            <text:p text:style-name="P123"><text:s text:c="4"/>list_t* plist_subcoll = create_list(int); </text:p>
            <text:p text:style-name="P123"><text:s text:c="4"/>iterator_t it_pos; </text:p>
            <text:p text:style-name="P123"><text:s text:c="4"/>iterator_t it_end; </text:p>
            <text:p text:style-name="P123"><text:s text:c="4"/>int i = 0; </text:p>
            <text:p text:style-name="P123"/>
            <text:p text:style-name="P123"><text:s text:c="4"/>if(pdeq_coll == NULL || plist_subcoll == NULL) </text:p>
            <text:p text:style-name="P123"><text:s text:c="4"/>{ </text:p>
            <text:p text:style-name="P123"><text:s text:c="8"/>return -1; </text:p>
            <text:p text:style-name="P123"><text:s text:c="4"/>} </text:p>
            <text:p text:style-name="P123"/>
            <text:p text:style-name="P123"><text:s text:c="4"/>deque_init(pdeq_coll); </text:p>
            <text:p text:style-name="P123"><text:s text:c="4"/>list_init(plist_subcoll); </text:p>
            <text:p text:style-name="P123"/>
            <text:p text:style-name="P123"><text:s text:c="4"/>for(i = 1; i &lt;= 7; ++i) </text:p>
            <text:p text:style-name="P123"><text:s text:c="4"/>{ </text:p>
            <text:p text:style-name="P123"><text:s text:c="8"/>deque_push_back(pdeq_coll, i); </text:p>
            <text:p text:style-name="P123"><text:s text:c="4"/>} </text:p>
            <text:p text:style-name="P123"><text:s text:c="4"/>for(i = 1; i &lt;= 7; ++i) </text:p>
            <text:p text:style-name="P123"><text:s text:c="4"/>{ </text:p>
            <text:p text:style-name="P123"><text:s text:c="8"/>deque_push_back(pdeq_coll, i); </text:p>
            <text:p text:style-name="P123"><text:s text:c="4"/>} </text:p>
            <text:p text:style-name="P123"><text:s text:c="4"/>for(i = 3; i &lt;= 5; ++i) </text:p>
            <text:p text:style-name="P123"><text:s text:c="4"/>{ </text:p>
            <text:p text:style-name="P123"><text:s text:c="8"/>list_push_back(plist_subcoll, i); </text:p>
            <text:p text:style-name="P123"><text:s text:c="4"/>} </text:p>
            <text:p text:style-name="P123"/>
            <text:p text:style-name="P123"><text:s text:c="4"/>for(it_pos = deque_begin(pdeq_coll); </text:p>
            <text:p text:style-name="P123"><text:s text:c="8"/>!iterator_equal(it_pos, deque_end(pdeq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subcoll); </text:p>
            <text:p text:style-name="P123"><text:s text:c="8"/>!iterator_equal(it_pos, list_end(plist_sub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it_pos = algo_search_end(deque_begin(pdeq_coll), deque_end(pdeq_coll), </text:p>
            <text:p text:style-name="P123"><text:s text:c="8"/>list_begin(plist_subcoll), list_end(plist_subcoll)); </text:p>
            <text:p text:style-name="P123"><text:s text:c="4"/>it_end = deque_end(pdeq_coll); </text:p>
            <text:p text:style-name="P123"><text:s text:c="4"/>while(!iterator_equal(it_pos, it_end)) </text:p>
            <text:p text:style-name="P123"><text:s text:c="4"/>{ </text:p>
            <text:p text:style-name="P123"><text:s text:c="8"/>printf("subcoll found starting with element %d\n", </text:p>
            <text:p text:style-name="P123"><text:s text:c="12"/>iterator_distance(deque_begin(pdeq_coll), it_pos) + 1); </text:p>
            <text:p text:style-name="P123"/>
            <text:p text:style-name="P123"><text:s text:c="8"/>it_end = it_pos; </text:p>
            <text:p text:style-name="P123"><text:s text:c="8"/>it_pos = algo_find_end(deque_begin(pdeq_coll), it_end, </text:p>
            <text:p text:style-name="P123"><text:s text:c="12"/>list_begin(plist_subcoll), list_end(plist_subcoll)); </text:p>
            <text:p text:style-name="P123"><text:s text:c="4"/>} </text:p>
            <text:p text:style-name="P123"/>
            <text:p text:style-name="P123"><text:s text:c="4"/>deque_destroy(pdeq_coll); </text:p>
            <text:p text:style-name="P123"><text:s text:c="4"/>list_destroy(plist_subcoll); </text:p>
            <text:p text:style-name="P123"/>
            <text:p text:style-name="P123"><text:s text:c="4"/>return 0; </text:p>
            <text:p text:style-name="P123">}</text:p>
          </table:table-cell>
        </table:table-row>
      </table:table>
      <text:p text:style-name="P35">程序的输出：</text:p>
      <text:p text:style-name="P35">1 2 3 4 5 6 7 1 2 3 4 5 6 7 </text:p>
      <text:p text:style-name="P35">3 4 5 </text:p>
      <text:p text:style-name="P35">subcoll found starting with element 10 </text:p>
      <text:p text:style-name="P35"><text:soft-page-break/>subcoll found starting with element 3</text:p>
      <text:p text:style-name="P35"/>
      <text:list xml:id="list864267334" text:continue-list="list1656983445" text:style-name="WW8Num13">
        <text:list-item>
          <text:list>
            <text:list-item>
              <text:list>
                <text:list-item>
                  <text:h text:style-name="P284" text:outline-level="3">统计数据个数</text:h>
                </text:list-item>
              </text:list>
            </text:list-item>
          </text:list>
        </text:list-item>
      </text:list>
      <text:list xml:id="list1345904462" text:style-name="L129">
        <text:list-item>
          <text:p text:style-name="P176">algo_count <text:s text:c="3"/>algo_count_if统计数据区间中符合规则的数据个数</text:p>
        </text:list-item>
      </text:list>
      <text:list xml:id="list198531757" text:style-name="L130">
        <text:list-item>
          <text:p text:style-name="P177">algo_count返回数据区间中指定数据的个数。</text:p>
        </text:list-item>
        <text:list-item>
          <text:p text:style-name="P177">algo_count_if返回数据区间中符合指定规则的数据的个数。</text:p>
        </text:list-item>
        <text:list-item>
          <text:p text:style-name="P177">algo_count_if使用的函数不能修改数据。</text:p>
        </text:list-item>
        <text:list-item>
          <text:p text:style-name="P177">关联容器提供的统计数据个数的操作函数。</text:p>
        </text:list-item>
      </text:list>
      <text:p text:style-name="P35">下面的例子展示了如何使用这两个算法：</text:p>
      <table:table table:name="表格124" table:style-name="表格124">
        <table:table-column table:style-name="表格124.A"/>
        <text:soft-page-break/>
        <table:table-row>
          <table:table-cell table:style-name="表格124.A1" office:value-type="string">
            <text:p text:style-name="P123">/* </text:p>
            <text:p text:style-name="P123"><text:s/>* count1.c </text:p>
            <text:p text:style-name="P123"><text:s/>* compile with : -lcstl </text:p>
            <text:p text:style-name="P123"><text:s/>*/ </text:p>
            <text:p text:style-name="P123"/>
            <text:p text:style-name="P123">#include &lt;stdio.h&gt; </text:p>
            <text:p text:style-name="P123">#include &lt;cstl/cvector.h&gt; </text:p>
            <text:p text:style-name="P123">#include &lt;cstl/calgorithm.h&gt; </text:p>
            <text:p text:style-name="P123"/>
            <text:p text:style-name="P123">static void _is_even(const void* cpv_input, void* pv_output) </text:p>
            <text:p text:style-name="P123">{ </text:p>
            <text:p text:style-name="P123"><text:s text:c="4"/>*(bool_t*)pv_output = *(int*)cpv_input % 2 == 0 ? true : false; </text:p>
            <text:p text:style-name="P123">} </text:p>
            <text:p text:style-name="P123"/>
            <text:p text:style-name="P123">int main(int argc, char* argv[]) </text:p>
            <text:p text:style-name="P123">{ </text:p>
            <text:p text:style-name="P123"><text:s text:c="4"/>vector_t* pvec_coll = create_vector(int); </text:p>
            <text:p text:style-name="P123"><text:s text:c="4"/>iterator_t it_pos; </text:p>
            <text:p text:style-name="P123"><text:s text:c="4"/>size_t t_count = 0; </text:p>
            <text:p text:style-name="P123"><text:s text:c="4"/>int i = 0; </text:p>
            <text:p text:style-name="P123"/>
            <text:p text:style-name="P123"><text:s text:c="4"/>if(pvec_coll == NULL) </text:p>
            <text:p text:style-name="P123"><text:s text:c="4"/>{ </text:p>
            <text:p text:style-name="P123"><text:s text:c="8"/>return -1; </text:p>
            <text:p text:style-name="P123"><text:s text:c="4"/>} </text:p>
            <text:p text:style-name="P123"/>
            <text:p text:style-name="P123"><text:s text:c="4"/>vector_init(pvec_coll); </text:p>
            <text:p text:style-name="P123"/>
            <text:p text:style-name="P123"><text:s text:c="4"/>for(i = 1; i &lt;= 9; ++i) </text:p>
            <text:p text:style-name="P123"><text:s text:c="4"/>{ </text:p>
            <text:p text:style-name="P123"><text:s text:c="8"/>vector_push_back(pvec_coll, i); </text:p>
            <text:p text:style-name="P123"><text:s text:c="4"/>} </text:p>
            <text:p text:style-name="P123"/>
            <text:p text:style-name="P123"><text:s text:c="4"/>for(it_pos = vector_begin(pvec_coll); </text:p>
            <text:p text:style-name="P123"><text:s text:c="8"/>!iterator_equal(it_pos, vector_end(pvec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t_count = algo_count(vector_begin(pvec_coll), vector_end(pvec_coll), 4); </text:p>
            <text:p text:style-name="P123"><text:s text:c="4"/>printf("number of elements equal to 4: %u.\n", t_count); </text:p>
            <text:p text:style-name="P123"/>
            <text:p text:style-name="P123"><text:s text:c="4"/>t_count = algo_count_if(vector_begin(pvec_coll), </text:p>
            <text:p text:style-name="P123"><text:s text:c="8"/>vector_end(pvec_coll), _is_even); </text:p>
            <text:p text:style-name="P123"><text:s text:c="4"/>printf("number of elements with even values: %u.\n", t_count); </text:p>
            <text:p text:style-name="P123"/>
            <text:p text:style-name="P123"><text:s text:c="4"/>vector_destroy(pvec_coll); </text:p>
            <text:p text:style-name="P123"/>
            <text:p text:style-name="P123"><text:s text:c="4"/>return 0; </text:p>
            <text:p text:style-name="P123">}</text:p>
          </table:table-cell>
        </table:table-row>
      </table:table>
      <text:p text:style-name="P35">程序的输出结果：</text:p>
      <text:p text:style-name="P35">1 2 3 4 5 6 7 8 9 </text:p>
      <text:p text:style-name="P35">number of elements equal to 4: 1. </text:p>
      <text:p text:style-name="P35">number of elements with even values: 4.</text:p>
      <text:p text:style-name="P35"/>
      <text:list xml:id="list1090949654" text:continue-list="list864267334" text:style-name="WW8Num13">
        <text:list-item>
          <text:list>
            <text:list-item>
              <text:list>
                <text:list-item>
                  <text:h text:style-name="P284" text:outline-level="3">数据区间的比较</text:h>
                </text:list-item>
              </text:list>
            </text:list-item>
          </text:list>
        </text:list-item>
      </text:list>
      <text:list xml:id="list1879040907" text:style-name="L131">
        <text:list-item>
          <text:p text:style-name="P178">algo_equal <text:s text:c="3"/>algo_equal_if测试两个数据区间是否相等</text:p>
        </text:list-item>
      </text:list>
      <text:list xml:id="list442145260" text:style-name="L132">
        <text:list-item>
          <text:p text:style-name="P179">algo_equal测试两个数据区间是否相等。</text:p>
        </text:list-item>
        <text:list-item>
          <text:p text:style-name="P179">algo_equal_if测试两个数据区间是否符合指定的规则。</text:p>
        </text:list-item>
        <text:list-item>
          <text:p text:style-name="P179">algo_equal_if使用的函数不能修改数据。</text:p>
        </text:list-item>
        <text:list-item>
          <text:p text:style-name="P179">用户必须保证第二个数据区间要有足够的数据。</text:p>
        </text:list-item>
      </text:list>
      <text:p text:style-name="P35">下面的例子展示了如何使用这两个算法：</text:p>
      <table:table table:name="表格125" table:style-name="表格125">
        <table:table-column table:style-name="表格125.A"/>
        <text:soft-page-break/>
        <table:table-row>
          <table:table-cell table:style-name="表格125.A1" office:value-type="string">
            <text:p text:style-name="P123">/* </text:p>
            <text:p text:style-name="P123"><text:s/>* equal1.c </text:p>
            <text:p text:style-name="P123"><text:s/>* compile with : -lcstl </text:p>
            <text:p text:style-name="P123"><text:s/>*/ </text:p>
            <text:p text:style-name="P123"/>
            <text:p text:style-name="P123">#include &lt;stdio.h&gt; </text:p>
            <text:p text:style-name="P123">#include &lt;cstl/cvector.h&gt; </text:p>
            <text:p text:style-name="P123">#include &lt;cstl/clist.h&gt; </text:p>
            <text:p text:style-name="P123">#include &lt;cstl/calgorithm.h&gt; </text:p>
            <text:p text:style-name="P123"/>
            <text:p text:style-name="P123">static void _both_even_or_odd(const void* cpv_first, </text:p>
            <text:p text:style-name="P123"><text:s text:c="4"/>const void* cpv_second, void* pv_output) </text:p>
            <text:p text:style-name="P123">{ </text:p>
            <text:p text:style-name="P123"><text:s text:c="4"/>*(bool_t*)pv_output = *(int*)cpv_first % 2 == *(int*)cpv_second % 2 ? </text:p>
            <text:p text:style-name="P123"><text:s text:c="8"/>true : false; </text:p>
            <text:p text:style-name="P123">} </text:p>
            <text:p text:style-name="P123"/>
            <text:p text:style-name="P123">int main(int argc, char* argv[]) </text:p>
            <text:p text:style-name="P123">{ </text:p>
            <text:p text:style-name="P123"><text:s text:c="4"/>vector_t* pvec_coll1 = create_vector(int); </text:p>
            <text:p text:style-name="P123"><text:s text:c="4"/>list_t* plist_coll2 = create_list(int); </text:p>
            <text:p text:style-name="P123"><text:s text:c="4"/>iterator_t it_pos; </text:p>
            <text:p text:style-name="P123"><text:s text:c="4"/>int i = 0; </text:p>
            <text:p text:style-name="P123"/>
            <text:p text:style-name="P123"><text:s text:c="4"/>if(pvec_coll1 == NULL || plist_coll2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
            <text:p text:style-name="P123"><text:s text:c="4"/>for(i = 1; i &lt;= 7; ++i) </text:p>
            <text:p text:style-name="P123"><text:s text:c="4"/>{ </text:p>
            <text:p text:style-name="P123"><text:s text:c="8"/>vector_push_back(pvec_coll1, i); </text:p>
            <text:p text:style-name="P123"><text:s text:c="4"/>} </text:p>
            <text:p text:style-name="P123"><text:s text:c="4"/>for(i = 3; i &lt;= 9; ++i) </text:p>
            <text:p text:style-name="P123"><text:s text:c="4"/>{ </text:p>
            <text:p text:style-name="P123"><text:s text:c="8"/>list_push_back(plist_coll2, i); </text:p>
            <text:p text:style-name="P123"><text:s text:c="4"/>} </text:p>
            <text:p text:style-name="P123"/>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if(algo_equal(vector_begin(pvec_coll1), </text:p>
            <text:p text:style-name="P123"><text:s text:c="8"/>vector_end(pvec_coll1), list_begin(plist_coll2))) </text:p>
            <text:p text:style-name="P123"><text:s text:c="4"/>{ </text:p>
            <text:p text:style-name="P123"><text:s text:c="8"/>printf("coll1 == coll2\n"); </text:p>
            <text:p text:style-name="P123"><text:s text:c="4"/>} </text:p>
            <text:p text:style-name="P123"><text:s text:c="4"/>else </text:p>
            <text:p text:style-name="P123"><text:s text:c="4"/>{ </text:p>
            <text:p text:style-name="P123"><text:s text:c="8"/>printf("coll1 != coll2\n"); </text:p>
            <text:p text:style-name="P123"><text:s text:c="4"/>} </text:p>
            <text:p text:style-name="P123"/>
            <text:p text:style-name="P123"><text:s text:c="4"/>if(algo_equal_if(vector_begin(pvec_coll1), vector_end(pvec_coll1), </text:p>
            <text:p text:style-name="P123"><text:s text:c="8"/>list_begin(plist_coll2), _both_even_or_odd)) </text:p>
            <text:p text:style-name="P123"><text:s text:c="4"/>{ </text:p>
            <text:p text:style-name="P123"><text:s text:c="8"/>printf("even and odd elements correspond\n"); </text:p>
            <text:p text:style-name="P123"><text:s text:c="4"/>} </text:p>
            <text:p text:style-name="P123"><text:s text:c="4"/>else </text:p>
            <text:p text:style-name="P123"><text:s text:c="4"/>{ </text:p>
            <text:p text:style-name="P123"><text:s text:c="8"/>printf("even and odd elements do not correspond\n"); </text:p>
            <text:p text:style-name="P123"><text:s text:c="4"/>} </text:p>
            <text:p text:style-name="P123"/>
            <text:p text:style-name="P123"><text:s text:c="4"/>vector_destroy(pvec_coll1); </text:p>
            <text:p text:style-name="P123"><text:s text:c="4"/>list_destroy(plist_coll2); </text:p>
            <text:p text:style-name="P123"/>
            <text:p text:style-name="P123"><text:s text:c="4"/>return 0; </text:p>
            <text:p text:style-name="P123">}</text:p>
          </table:table-cell>
        </table:table-row>
      </table:table>
      <text:p text:style-name="P35">程序的输出结果：</text:p>
      <text:p text:style-name="P35">1 2 3 4 5 6 7 </text:p>
      <text:p text:style-name="P35">3 4 5 6 7 8 9 </text:p>
      <text:p text:style-name="P35">coll1 != coll2 </text:p>
      <text:p text:style-name="P35">even and odd elements correspond</text:p>
      <text:p text:style-name="P35"/>
      <text:p text:style-name="P35">algo_mismatch <text:s text:c="3"/>algo_mismatch_if返回第一个不匹配的位置</text:p>
      <text:p text:style-name="P35">algo_mismatch返回第一处两个数据区间不匹配的位置。</text:p>
      <text:p text:style-name="P35">algo_mismatch_if返回第一处两个数据区间不符合规则的位置。</text:p>
      <text:p text:style-name="P35">如果两个数据区间完全匹配，返回两个区间的末尾。</text:p>
      <text:p text:style-name="P35">algo_mismatch_if使用的函数不能修改数据。</text:p>
      <text:p text:style-name="P35"><text:soft-page-break/>用户必须保证第二个数据区间足够大。</text:p>
      <text:p text:style-name="P35">下面的例子展示怎样使用这两算法：</text:p>
      <table:table table:name="表格126" table:style-name="表格126">
        <table:table-column table:style-name="表格126.A"/>
        <text:soft-page-break/>
        <table:table-row>
          <table:table-cell table:style-name="表格126.A1" office:value-type="string">
            <text:p text:style-name="P123">/* </text:p>
            <text:p text:style-name="P123"><text:s/>* misma1.c </text:p>
            <text:p text:style-name="P123"><text:s/>* compile with : -lcstl </text:p>
            <text:p text:style-name="P123"><text:s/>*/ </text:p>
            <text:p text:style-name="P123"/>
            <text:p text:style-name="P123">#include &lt;stdio.h&gt; </text:p>
            <text:p text:style-name="P123">#include &lt;cstl/cvector.h&gt; </text:p>
            <text:p text:style-name="P123">#include &lt;cstl/clist.h&gt; </text:p>
            <text:p text:style-name="P123">#include &lt;cstl/calgorithm.h&gt; </text:p>
            <text:p text:style-name="P123">#include &lt;cstl/cfunctional.h&gt; </text:p>
            <text:p text:style-name="P123"/>
            <text:p text:style-name="P123">int main(int argc, char* argv[]) </text:p>
            <text:p text:style-name="P123">{ </text:p>
            <text:p text:style-name="P123"><text:s text:c="4"/>vector_t* pvec_coll1 = create_vector(int); </text:p>
            <text:p text:style-name="P123"><text:s text:c="4"/>list_t* plist_coll2 = create_list(int); </text:p>
            <text:p text:style-name="P123"><text:s text:c="4"/>iterator_t it_pos; </text:p>
            <text:p text:style-name="P123"><text:s text:c="4"/>range_t t_result; </text:p>
            <text:p text:style-name="P123"><text:s text:c="4"/>int i = 0; </text:p>
            <text:p text:style-name="P123"/>
            <text:p text:style-name="P123"><text:s text:c="4"/>if(pvec_coll1 == NULL || plist_coll2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
            <text:p text:style-name="P123"><text:s text:c="4"/>for(i = 1; i &lt;= 6; ++i) </text:p>
            <text:p text:style-name="P123"><text:s text:c="4"/>{ </text:p>
            <text:p text:style-name="P123"><text:s text:c="8"/>vector_push_back(pvec_coll1, i); </text:p>
            <text:p text:style-name="P123"><text:s text:c="4"/>} </text:p>
            <text:p text:style-name="P123"><text:s text:c="4"/>for(i = 1; i &lt;= 16; i *= 2) </text:p>
            <text:p text:style-name="P123"><text:s text:c="4"/>{ </text:p>
            <text:p text:style-name="P123"><text:s text:c="8"/>list_push_back(plist_coll2, i); </text:p>
            <text:p text:style-name="P123"><text:s text:c="4"/>} </text:p>
            <text:p text:style-name="P123"><text:s text:c="4"/>list_push_back(plist_coll2, 3); </text:p>
            <text:p text:style-name="P123"/>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t_result = algo_mismatch(vector_begin(pvec_coll1), </text:p>
            <text:p text:style-name="P123"><text:s text:c="8"/>vector_end(pvec_coll1), list_begin(plist_coll2)); </text:p>
            <text:p text:style-name="P123"><text:s text:c="4"/>if(iterator_equal(t_result.it_begin, vector_end(pvec_coll1))) </text:p>
            <text:p text:style-name="P123"><text:s text:c="4"/>{ </text:p>
            <text:p text:style-name="P123"><text:s text:c="8"/>printf("no mismatch\n"); </text:p>
            <text:p text:style-name="P123"><text:s text:c="4"/>} </text:p>
            <text:p text:style-name="P123"><text:s text:c="4"/>else </text:p>
            <text:p text:style-name="P123"><text:s text:c="4"/>{ </text:p>
            <text:p text:style-name="P123"><text:s text:c="8"/>printf("first mismatch: %d and %d\n", </text:p>
            <text:p text:style-name="P123"><text:s text:c="12"/>*(int*)iterator_get_pointer(t_result.it_begin), </text:p>
            <text:p text:style-name="P123"><text:s text:c="12"/>*(int*)iterator_get_pointer(t_result.it_end)); </text:p>
            <text:p text:style-name="P123"><text:s text:c="4"/>} </text:p>
            <text:p text:style-name="P123"/>
            <text:p text:style-name="P123"><text:s text:c="4"/>t_result = algo_mismatch_if(vector_begin(pvec_coll1), </text:p>
            <text:p text:style-name="P123"><text:s text:c="8"/>vector_end(pvec_coll1), list_begin(plist_coll2), fun_less_equal_int); </text:p>
            <text:p text:style-name="P123"><text:s text:c="4"/>if(iterator_equal(t_result.it_begin, vector_end(pvec_coll1))) </text:p>
            <text:p text:style-name="P123"><text:s text:c="4"/>{ </text:p>
            <text:p text:style-name="P123"><text:s text:c="8"/>printf("always less-or-equal\n"); </text:p>
            <text:p text:style-name="P123"><text:s text:c="4"/>} </text:p>
            <text:p text:style-name="P123"><text:s text:c="4"/>else </text:p>
            <text:p text:style-name="P123"><text:s text:c="4"/>{ </text:p>
            <text:p text:style-name="P123"><text:s text:c="8"/>printf("not less-or-equal: %d and %d\n", </text:p>
            <text:p text:style-name="P123"><text:s text:c="12"/>*(int*)iterator_get_pointer(t_result.it_begin), </text:p>
            <text:p text:style-name="P123"><text:s text:c="12"/>*(int*)iterator_get_pointer(t_result.it_end)); </text:p>
            <text:p text:style-name="P123"><text:s text:c="4"/>} </text:p>
            <text:p text:style-name="P123"/>
            <text:p text:style-name="P123"><text:s text:c="4"/>vector_destroy(pvec_coll1); </text:p>
            <text:p text:style-name="P123"><text:s text:c="4"/>list_destroy(plist_coll2); </text:p>
            <text:p text:style-name="P123"/>
            <text:p text:style-name="P123"><text:s text:c="4"/>return 0; </text:p>
            <text:p text:style-name="P123">}</text:p>
          </table:table-cell>
        </table:table-row>
      </table:table>
      <text:p text:style-name="P35">程序的输出结果：</text:p>
      <text:p text:style-name="P35"><text:soft-page-break/>1 2 3 4 5 6 </text:p>
      <text:p text:style-name="P35">1 2 4 8 16 3 </text:p>
      <text:p text:style-name="P35">first mismatch: 3 and 4 </text:p>
      <text:p text:style-name="P35">not less-or-equal: 6 and 3</text:p>
      <text:p text:style-name="P35"/>
      <text:list xml:id="list725299965" text:continue-list="list1090949654" text:style-name="WW8Num13">
        <text:list-item>
          <text:list>
            <text:list-item>
              <text:h text:style-name="P276" text:outline-level="2">质变算法</text:h>
            </text:list-item>
          </text:list>
        </text:list-item>
      </text:list>
      <text:p text:style-name="P35"><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35"><text:tab/>关联容器不可以作为质变算法的目的容器，因为关联容器中的数据和存储位置是有直接关系的，修改了数据就破坏了关联容器中数据的存储顺序。</text:p>
      <text:p text:style-name="P35"><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12">algo_copy</text:p>
          </table:table-cell>
          <table:table-cell table:style-name="表格127.B1" office:value-type="string">
            <text:p text:style-name="P113">将源数据区间中的数据拷贝到目的数据区间。</text:p>
          </table:table-cell>
        </table:table-row>
        <table:table-row>
          <table:table-cell table:style-name="表格127.A2" office:value-type="string">
            <text:p text:style-name="P112">algo_copy_n</text:p>
          </table:table-cell>
          <table:table-cell table:style-name="表格127.B2" office:value-type="string">
            <text:p text:style-name="P113">将<text:span text:style-name="T23">n</text:span>个数据拷贝到目的数据区间。</text:p>
          </table:table-cell>
        </table:table-row>
        <table:table-row>
          <table:table-cell table:style-name="表格127.A2" office:value-type="string">
            <text:p text:style-name="P112">algo_copy_backward</text:p>
          </table:table-cell>
          <table:table-cell table:style-name="表格127.B2" office:value-type="string">
            <text:p text:style-name="P113">从后向前将源数据区间中的数据拷贝到目的数据区间中。</text:p>
          </table:table-cell>
        </table:table-row>
        <table:table-row>
          <table:table-cell table:style-name="表格127.A2" office:value-type="string">
            <text:p text:style-name="P112">algo_swap</text:p>
          </table:table-cell>
          <table:table-cell table:style-name="表格127.B2" office:value-type="string">
            <text:p text:style-name="P113">交换两个迭代器指向的数据。</text:p>
          </table:table-cell>
        </table:table-row>
        <table:table-row>
          <table:table-cell table:style-name="表格127.A2" office:value-type="string">
            <text:p text:style-name="P112">algo_iter_swap</text:p>
          </table:table-cell>
          <table:table-cell table:style-name="表格127.B2" office:value-type="string">
            <text:p text:style-name="P113">交换两个迭代器指向的数据。</text:p>
          </table:table-cell>
        </table:table-row>
        <table:table-row>
          <table:table-cell table:style-name="表格127.A2" office:value-type="string">
            <text:p text:style-name="P112">algo_swap_ranges</text:p>
          </table:table-cell>
          <table:table-cell table:style-name="表格127.B2" office:value-type="string">
            <text:p text:style-name="P113">交换两个数据区间中的数据。</text:p>
          </table:table-cell>
        </table:table-row>
        <table:table-row>
          <table:table-cell table:style-name="表格127.A2" office:value-type="string">
            <text:p text:style-name="P112">algo_transform</text:p>
          </table:table-cell>
          <table:table-cell table:style-name="表格127.B2" office:value-type="string">
            <text:p text:style-name="P113">将源数据区间中的数据经过转换后拷贝到目的数据区间中。</text:p>
          </table:table-cell>
        </table:table-row>
        <table:table-row>
          <table:table-cell table:style-name="表格127.A2" office:value-type="string">
            <text:p text:style-name="P112">algo_transform_binary</text:p>
          </table:table-cell>
          <table:table-cell table:style-name="表格127.B2" office:value-type="string">
            <text:p text:style-name="P113">将来自于两个源数据区间中的数据经过转换拷贝到目的数据区间中。</text:p>
          </table:table-cell>
        </table:table-row>
        <table:table-row>
          <table:table-cell table:style-name="表格127.A2" office:value-type="string">
            <text:p text:style-name="P112">algo_replace</text:p>
          </table:table-cell>
          <table:table-cell table:style-name="表格127.B2" office:value-type="string">
            <text:p text:style-name="P113">将数据区间中的指定数据替换成新数据。</text:p>
          </table:table-cell>
        </table:table-row>
        <table:table-row>
          <table:table-cell table:style-name="表格127.A2" office:value-type="string">
            <text:p text:style-name="P112">algo_replace_if</text:p>
          </table:table-cell>
          <table:table-cell table:style-name="表格127.B2" office:value-type="string">
            <text:p text:style-name="P113">将数据区间中的符合规则的数据替换成新数据。</text:p>
          </table:table-cell>
        </table:table-row>
        <table:table-row>
          <table:table-cell table:style-name="表格127.A2" office:value-type="string">
            <text:p text:style-name="P112">algo_replace_copy</text:p>
          </table:table-cell>
          <table:table-cell table:style-name="表格127.B2" office:value-type="string">
            <text:p text:style-name="P113">将数据区间中的指定数据替换成新数据，将替换结果拷贝到新数据区间中。</text:p>
          </table:table-cell>
        </table:table-row>
        <table:table-row>
          <table:table-cell table:style-name="表格127.A2" office:value-type="string">
            <text:p text:style-name="P112">algo_replace_copy_if</text:p>
          </table:table-cell>
          <table:table-cell table:style-name="表格127.B2" office:value-type="string">
            <text:p text:style-name="P113">将数据区间中的符合规则的数据替换成新数据，将替换结果拷贝到新区间中。</text:p>
          </table:table-cell>
        </table:table-row>
        <table:table-row>
          <table:table-cell table:style-name="表格127.A2" office:value-type="string">
            <text:p text:style-name="P112">algo_fill</text:p>
          </table:table-cell>
          <table:table-cell table:style-name="表格127.B2" office:value-type="string">
            <text:p text:style-name="P113">向数据区间中填充指定的数据。</text:p>
          </table:table-cell>
        </table:table-row>
        <table:table-row>
          <table:table-cell table:style-name="表格127.A2" office:value-type="string">
            <text:p text:style-name="P112">algo_fill_n</text:p>
          </table:table-cell>
          <table:table-cell table:style-name="表格127.B2" office:value-type="string">
            <text:p text:style-name="P113">将<text:span text:style-name="T23">n</text:span>个数据填充成指定的数据。</text:p>
          </table:table-cell>
        </table:table-row>
        <table:table-row>
          <table:table-cell table:style-name="表格127.A2" office:value-type="string">
            <text:p text:style-name="P112">algo_generate</text:p>
          </table:table-cell>
          <table:table-cell table:style-name="表格127.B2" office:value-type="string">
            <text:p text:style-name="P113">使用指定的规则产生的数据填充数据区间。</text:p>
          </table:table-cell>
        </table:table-row>
        <table:table-row>
          <table:table-cell table:style-name="表格127.A2" office:value-type="string">
            <text:p text:style-name="P112">algo_generate_n</text:p>
          </table:table-cell>
          <table:table-cell table:style-name="表格127.B2" office:value-type="string">
            <text:p text:style-name="P113">使用指定的规则产生的数据填充<text:span text:style-name="T23">n</text:span>个数据。</text:p>
          </table:table-cell>
        </table:table-row>
        <table:table-row>
          <table:table-cell table:style-name="表格127.A2" office:value-type="string">
            <text:p text:style-name="P112">algo_remove</text:p>
          </table:table-cell>
          <table:table-cell table:style-name="表格127.B2" office:value-type="string">
            <text:p text:style-name="P113">移除数据区间中指定的数据。</text:p>
          </table:table-cell>
        </table:table-row>
        <table:table-row>
          <table:table-cell table:style-name="表格127.A2" office:value-type="string">
            <text:p text:style-name="P112">algo_remove_if</text:p>
          </table:table-cell>
          <table:table-cell table:style-name="表格127.B2" office:value-type="string">
            <text:p text:style-name="P113">移除数据区间中符合规则的数据。</text:p>
          </table:table-cell>
        </table:table-row>
        <table:table-row>
          <table:table-cell table:style-name="表格127.A2" office:value-type="string">
            <text:p text:style-name="P112">algo_remove_copy</text:p>
          </table:table-cell>
          <table:table-cell table:style-name="表格127.B2" office:value-type="string">
            <text:p text:style-name="P113">移除数据区间中的指定数据，把结果拷贝到新数据区间。</text:p>
          </table:table-cell>
        </table:table-row>
        <table:table-row>
          <table:table-cell table:style-name="表格127.A2" office:value-type="string">
            <text:p text:style-name="P112">algo_remove_copy_if</text:p>
          </table:table-cell>
          <table:table-cell table:style-name="表格127.B2" office:value-type="string">
            <text:p text:style-name="P113">移除数据区间中的符合规则的数据，把结果拷贝到新数据区间中。</text:p>
          </table:table-cell>
        </table:table-row>
        <table:table-row>
          <table:table-cell table:style-name="表格127.A2" office:value-type="string">
            <text:p text:style-name="P112">algo_unique</text:p>
          </table:table-cell>
          <table:table-cell table:style-name="表格127.B2" office:value-type="string">
            <text:p text:style-name="P113">移除数据区间中相邻的重复的数据。</text:p>
          </table:table-cell>
        </table:table-row>
        <text:soft-page-break/>
        <table:table-row>
          <table:table-cell table:style-name="表格127.A2" office:value-type="string">
            <text:p text:style-name="P112">algo_unique_if</text:p>
          </table:table-cell>
          <table:table-cell table:style-name="表格127.B2" office:value-type="string">
            <text:p text:style-name="P113">移除数据区间中相邻的符合指定规则的数据。</text:p>
          </table:table-cell>
        </table:table-row>
        <table:table-row>
          <table:table-cell table:style-name="表格127.A2" office:value-type="string">
            <text:p text:style-name="P112">algo_unique_copy</text:p>
          </table:table-cell>
          <table:table-cell table:style-name="表格127.B2" office:value-type="string">
            <text:p text:style-name="P113">移除数据区间中相邻的重复数据，将结果拷贝到新数据区间。</text:p>
          </table:table-cell>
        </table:table-row>
        <table:table-row>
          <table:table-cell table:style-name="表格127.A2" office:value-type="string">
            <text:p text:style-name="P112">algo_unique_copy_if</text:p>
          </table:table-cell>
          <table:table-cell table:style-name="表格127.B2" office:value-type="string">
            <text:p text:style-name="P113">移除数据区间中相邻的符合规则的数据，将结果拷贝到新数据区间中。</text:p>
          </table:table-cell>
        </table:table-row>
        <table:table-row>
          <table:table-cell table:style-name="表格127.A2" office:value-type="string">
            <text:p text:style-name="P112">algo_reverse</text:p>
          </table:table-cell>
          <table:table-cell table:style-name="表格127.B2" office:value-type="string">
            <text:p text:style-name="P113">将数据区间中的数据逆序。</text:p>
          </table:table-cell>
        </table:table-row>
        <table:table-row>
          <table:table-cell table:style-name="表格127.A2" office:value-type="string">
            <text:p text:style-name="P112">algo_reverse_copy</text:p>
          </table:table-cell>
          <table:table-cell table:style-name="表格127.B2" office:value-type="string">
            <text:p text:style-name="P113">将数据区间中的数据逆序，将结果拷贝到新数据区间中。</text:p>
          </table:table-cell>
        </table:table-row>
        <table:table-row>
          <table:table-cell table:style-name="表格127.A2" office:value-type="string">
            <text:p text:style-name="P112">algo_rotate</text:p>
          </table:table-cell>
          <table:table-cell table:style-name="表格127.B2" office:value-type="string">
            <text:p text:style-name="P113">交换同一数据区间中的两部分。</text:p>
          </table:table-cell>
        </table:table-row>
        <table:table-row>
          <table:table-cell table:style-name="表格127.A2" office:value-type="string">
            <text:p text:style-name="P112">algo_rotate_copy</text:p>
          </table:table-cell>
          <table:table-cell table:style-name="表格127.B2" office:value-type="string">
            <text:p text:style-name="P113">交换同一数据区间中的两部分，将结果拷贝到新数据区间中。</text:p>
          </table:table-cell>
        </table:table-row>
        <table:table-row>
          <table:table-cell table:style-name="表格127.A2" office:value-type="string">
            <text:p text:style-name="P112">algo_random_shuffle</text:p>
          </table:table-cell>
          <table:table-cell table:style-name="表格127.B2" office:value-type="string">
            <text:p text:style-name="P113">将数据区间中的数据随机重排。</text:p>
          </table:table-cell>
        </table:table-row>
        <table:table-row>
          <table:table-cell table:style-name="表格127.A2" office:value-type="string">
            <text:p text:style-name="P112">algo_random_shuffle_if</text:p>
          </table:table-cell>
          <table:table-cell table:style-name="表格127.B2" office:value-type="string">
            <text:p text:style-name="P113">将数据区间中的数据使用指定的规则随机重排。</text:p>
          </table:table-cell>
        </table:table-row>
        <table:table-row>
          <table:table-cell table:style-name="表格127.A2" office:value-type="string">
            <text:p text:style-name="P112">algo_random_sample</text:p>
          </table:table-cell>
          <table:table-cell table:style-name="表格127.B2" office:value-type="string">
            <text:p text:style-name="P113">将源数据区间中的数据随机的抽出填充到目的数据区间中。</text:p>
          </table:table-cell>
        </table:table-row>
        <table:table-row>
          <table:table-cell table:style-name="表格127.A2" office:value-type="string">
            <text:p text:style-name="P112">algo_random_sample_if</text:p>
          </table:table-cell>
          <table:table-cell table:style-name="表格127.B2" office:value-type="string">
            <text:p text:style-name="P113">将源数据区间中的数据使用指定的规则随机的抽出填充到目的数据区间中。</text:p>
          </table:table-cell>
        </table:table-row>
        <table:table-row>
          <table:table-cell table:style-name="表格127.A2" office:value-type="string">
            <text:p text:style-name="P112">algo_random_sample_n</text:p>
          </table:table-cell>
          <table:table-cell table:style-name="表格127.B2" office:value-type="string">
            <text:p text:style-name="P113">将源数据区间中的数据随机的抽出<text:span text:style-name="T23">n</text:span>个数据填充到目的数据区间中。</text:p>
          </table:table-cell>
        </table:table-row>
        <table:table-row>
          <table:table-cell table:style-name="表格127.A2" office:value-type="string">
            <text:p text:style-name="P112">algo_random_sample_n_if</text:p>
          </table:table-cell>
          <table:table-cell table:style-name="表格127.B2" office:value-type="string">
            <text:p text:style-name="P113">将源数据区间中的数据使用指定的规则随机的抽出<text:span text:style-name="T23">n</text:span>个数据填充到目的区间中。</text:p>
          </table:table-cell>
        </table:table-row>
        <table:table-row>
          <table:table-cell table:style-name="表格127.A2" office:value-type="string">
            <text:p text:style-name="P112">algo_partition</text:p>
          </table:table-cell>
          <table:table-cell table:style-name="表格127.B2" office:value-type="string">
            <text:p text:style-name="P113">将数据区间中的数据分为符合规则和不符合规则的两部分。</text:p>
          </table:table-cell>
        </table:table-row>
        <table:table-row>
          <table:table-cell table:style-name="表格127.A2" office:value-type="string">
            <text:p text:style-name="P112">algo_stable_partition</text:p>
          </table:table-cell>
          <table:table-cell table:style-name="表格127.B2" office:value-type="string">
            <text:p text:style-name="P113">将数据区间中的数据按照稳定的方式分为符合规则和不符合规则的两部分。</text:p>
          </table:table-cell>
        </table:table-row>
      </table:table>
      <text:p text:style-name="P35"/>
      <text:list xml:id="list1028154993" text:continue-numbering="true" text:style-name="WW8Num13">
        <text:list-item>
          <text:list>
            <text:list-item>
              <text:list>
                <text:list-item>
                  <text:h text:style-name="P284" text:outline-level="3">拷贝数据</text:h>
                </text:list-item>
              </text:list>
            </text:list-item>
          </text:list>
        </text:list-item>
      </text:list>
      <text:list xml:id="list1250220389" text:style-name="L133">
        <text:list-item>
          <text:p text:style-name="P180">algo_copy <text:s text:c="3"/>algo_copy_n <text:s text:c="3"/>algo_copy_backward将数据从源数据区间拷贝到目的数据区间</text:p>
        </text:list-item>
      </text:list>
      <text:list xml:id="list616236866" text:style-name="L134">
        <text:list-item>
          <text:p text:style-name="P181">algo_copy和algo_copy_backward都是将源数据区间中的数据拷贝到目的数据区间。</text:p>
        </text:list-item>
        <text:list-item>
          <text:p text:style-name="P181">algo_copy从源数据区间的第一个数据开始逐个拷贝到目的数据区间。</text:p>
        </text:list-item>
        <text:list-item>
          <text:p text:style-name="P181">algo_copy_backward从源数据区间的最后一个数据开始逐个拷贝到目的数据区间。</text:p>
        </text:list-item>
        <text:list-item>
          <text:p text:style-name="P181">algo_copy_n是将源数据区间中的n个数据拷贝到目的数据区间中。</text:p>
        </text:list-item>
        <text:list-item>
          <text:p text:style-name="P181">三个算法都返回拷贝后目的数据区间中被拷贝过来的数据的末尾。</text:p>
        </text:list-item>
        <text:list-item>
          <text:p text:style-name="P181">用户在使用这个三个算法是要保证目的数据区间足够大。</text:p>
        </text:list-item>
      </text:list>
      <text:p text:style-name="P35">下面的例子展示了如何使用algo_copy和algo_copy_n算法：</text:p>
      <table:table table:name="表格128" table:style-name="表格128">
        <table:table-column table:style-name="表格128.A"/>
        <text:soft-page-break/>
        <table:table-row>
          <table:table-cell table:style-name="表格128.A1" office:value-type="string">
            <text:p text:style-name="P123">/* </text:p>
            <text:p text:style-name="P123"><text:s/>* copy3.c </text:p>
            <text:p text:style-name="P123"><text:s/>* compile with : -lcstl </text:p>
            <text:p text:style-name="P123"><text:s/>*/ </text:p>
            <text:p text:style-name="P123"/>
            <text:p text:style-name="P123">#include &lt;stdio.h&gt; </text:p>
            <text:p text:style-name="P123">#include &lt;cstl/cvector.h&gt; </text:p>
            <text:p text:style-name="P123">#include &lt;cstl/clist.h&gt; </text:p>
            <text:p text:style-name="P123">#include &lt;cstl/calgorithm.h&gt; </text:p>
            <text:p text:style-name="P123"><text:s/></text:p>
            <text:p text:style-name="P123">int main(int argc, char* argv[]) </text:p>
            <text:p text:style-name="P123">{ </text:p>
            <text:p text:style-name="P123"><text:s text:c="4"/>vector_t* pvec_coll1 = create_vector(int); </text:p>
            <text:p text:style-name="P123"><text:s text:c="4"/>list_t* plist_coll2 = create_list(int); </text:p>
            <text:p text:style-name="P123"><text:s text:c="4"/>list_t* plist_coll3 = create_list(int); </text:p>
            <text:p text:style-name="P123"><text:s text:c="4"/>iterator_t it_pos; </text:p>
            <text:p text:style-name="P123"><text:s text:c="4"/>int i = 0; </text:p>
            <text:p text:style-name="P123"/>
            <text:p text:style-name="P123"><text:s text:c="4"/>if(pvec_coll1 == NULL || plist_coll2 == NULL || plist_coll3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text:s text:c="4"/>list_init(plist_coll3); </text:p>
            <text:p text:style-name="P123"/>
            <text:p text:style-name="P123"><text:s text:c="4"/>for(i = 1; i &lt;= 9; ++i) </text:p>
            <text:p text:style-name="P123"><text:s text:c="4"/>{ </text:p>
            <text:p text:style-name="P123"><text:s text:c="8"/>vector_push_back(pvec_coll1, i); </text:p>
            <text:p text:style-name="P123"><text:s text:c="4"/>} </text:p>
            <text:p text:style-name="P123"/>
            <text:p text:style-name="P123"><text:s text:c="4"/>list_resize(plist_coll2, vector_size(pvec_coll1)); </text:p>
            <text:p text:style-name="P123"><text:s text:c="4"/>list_resize(plist_coll3, vector_size(pvec_coll1)); </text:p>
            <text:p text:style-name="P123"/>
            <text:p text:style-name="P123"><text:s text:c="4"/>algo_copy(vector_begin(pvec_coll1), vector_end(pvec_coll1), </text:p>
            <text:p text:style-name="P123"><text:s text:c="8"/>list_begin(plist_coll2)); </text:p>
            <text:p text:style-name="P123"><text:s text:c="4"/>algo_copy_n(vector_begin(pvec_coll1), 5, list_begin(plist_coll3)); </text:p>
            <text:p text:style-name="P123"/>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for(it_pos = list_begin(plist_coll3); </text:p>
            <text:p text:style-name="P123"><text:s text:c="8"/>!iterator_equal(it_pos, list_end(plist_coll3));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vector_destroy(pvec_coll1); </text:p>
            <text:p text:style-name="P123"><text:s text:c="4"/>list_destroy(plist_coll2); </text:p>
            <text:p text:style-name="P123"><text:s text:c="4"/>list_destroy(plist_coll3); </text:p>
            <text:p text:style-name="P123"/>
            <text:p text:style-name="P123"><text:s text:c="4"/>return 0; </text:p>
            <text:p text:style-name="P123">}</text:p>
          </table:table-cell>
        </table:table-row>
      </table:table>
      <text:p text:style-name="P35">在这个例子中第一次使用algo_copy来拷贝数据，第二次使用了algo_copy_n拷贝数据，输出的结果如下：</text:p>
      <text:p text:style-name="P35">1 2 3 4 5 6 7 8 9 </text:p>
      <text:p text:style-name="P35">1 2 3 4 5 6 7 8 9 </text:p>
      <text:p text:style-name="P35">1 2 3 4 5 0 0 0 0 </text:p>
      <text:p text:style-name="P35"/>
      <text:p text:style-name="P35"><text:tab/>algo_copy和algo_copy_backward都是将源数据区间中的数据拷贝到目的数据区间中去，但是两个算法是有区别的，首先看看下面这个例子：</text:p>
      <table:table table:name="表格129" table:style-name="表格129">
        <table:table-column table:style-name="表格129.A"/>
        <text:soft-page-break/>
        <table:table-row>
          <table:table-cell table:style-name="表格129.A1" office:value-type="string">
            <text:p text:style-name="P123">/* </text:p>
            <text:p text:style-name="P123"><text:s/>* copy4.c </text:p>
            <text:p text:style-name="P123"><text:s/>* compile with : -lcstl </text:p>
            <text:p text:style-name="P123"><text:s/>*/ </text:p>
            <text:p text:style-name="P123"/>
            <text:p text:style-name="P123">#include &lt;stdio.h&gt; </text:p>
            <text:p text:style-name="P123">#include &lt;cstl/cvector.h&gt; </text:p>
            <text:p text:style-name="P123">#include &lt;cstl/clist.h&gt; </text:p>
            <text:p text:style-name="P123">#include &lt;cstl/cdeque.h&gt; </text:p>
            <text:p text:style-name="P123">#include &lt;cstl/calgorithm.h&gt; </text:p>
            <text:p text:style-name="P123"/>
            <text:p text:style-name="P123">int main(int argc, char* argv[]) </text:p>
            <text:p text:style-name="P123">{ </text:p>
            <text:p text:style-name="P123"><text:s text:c="4"/>vector_t* pvec_coll1 = create_vector(int); </text:p>
            <text:p text:style-name="P123"><text:s text:c="4"/>list_t* plist_coll2 = create_list(int); </text:p>
            <text:p text:style-name="P123"><text:s text:c="4"/>deque_t* pdeq_coll3 = create_deque(int); </text:p>
            <text:p text:style-name="P123"><text:s text:c="4"/>deque_t* pdeq_coll4 = create_deque(int); </text:p>
            <text:p text:style-name="P123"><text:s text:c="4"/>iterator_t it_pos; </text:p>
            <text:p text:style-name="P123"><text:s text:c="4"/>int i = 0; </text:p>
            <text:p text:style-name="P123"/>
            <text:p text:style-name="P123"><text:s text:c="4"/>if(pvec_coll1 == NULL || plist_coll2 == NULL || </text:p>
            <text:p text:style-name="P123"><text:s text:c="7"/>pdeq_coll3 == NULL || pdeq_coll4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text:s text:c="4"/>deque_init(pdeq_coll3); </text:p>
            <text:p text:style-name="P123"><text:s text:c="4"/>deque_init(pdeq_coll4); </text:p>
            <text:p text:style-name="P123"/>
            <text:p text:style-name="P123"><text:s text:c="4"/>for(i = 0; i &lt;= 8; ++i) </text:p>
            <text:p text:style-name="P123"><text:s text:c="4"/>{ </text:p>
            <text:p text:style-name="P123"><text:s text:c="8"/>vector_push_back(pvec_coll1, i); </text:p>
            <text:p text:style-name="P123"><text:s text:c="8"/>list_push_back(plist_coll2, i); </text:p>
            <text:p text:style-name="P123"><text:s text:c="4"/>} </text:p>
            <text:p text:style-name="P123"><text:s text:c="4"/>deque_resize(pdeq_coll3, vector_size(pvec_coll1)); </text:p>
            <text:p text:style-name="P123"><text:s text:c="4"/>deque_resize(pdeq_coll4, vector_size(pvec_coll1)); </text:p>
            <text:p text:style-name="P123"/>
            <text:p text:style-name="P123"><text:s text:c="4"/>algo_copy(vector_begin(pvec_coll1), vector_end(pvec_coll1), </text:p>
            <text:p text:style-name="P123"><text:s text:c="8"/>deque_begin(pdeq_coll3)); </text:p>
            <text:p text:style-name="P123"><text:s text:c="4"/>algo_copy_backward(list_begin(plist_coll2), list_end(plist_coll2), </text:p>
            <text:p text:style-name="P123"><text:s text:c="8"/>deque_end(pdeq_coll4)); </text:p>
            <text:p text:style-name="P123"/>
            <text:p text:style-name="P123"><text:s text:c="4"/>printf("coll1: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2: ");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3: "); </text:p>
            <text:p text:style-name="P123"><text:s text:c="4"/>for(it_pos = deque_begin(pdeq_coll3); </text:p>
            <text:p text:style-name="P123"><text:s text:c="8"/>!iterator_equal(it_pos, deque_end(pdeq_coll3));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4: "); </text:p>
            <text:p text:style-name="P123"><text:s text:c="4"/>for(it_pos = deque_begin(pdeq_coll4); </text:p>
            <text:p text:style-name="P123"><text:s text:c="8"/>!iterator_equal(it_pos, deque_end(pdeq_coll4));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algo_copy(iterator_advance(vector_begin(pvec_coll1), 2), </text:p>
            <text:p text:style-name="P123"><text:s text:c="8"/>iterator_advance(vector_begin(pvec_coll1), 7), </text:p>
            <text:p text:style-name="P123"><text:s text:c="8"/>vector_begin(pvec_coll1)); </text:p>
            <text:p text:style-name="P123"><text:s text:c="4"/>algo_copy(iterator_advance(list_begin(plist_coll2), 2), </text:p>
            <text:p text:style-name="P123"><text:s text:c="8"/>iterator_advance(list_begin(plist_coll2), 7), </text:p>
            <text:p text:style-name="P123"><text:s text:c="8"/>iterator_advance(list_begin(plist_coll2), 4)); </text:p>
            <text:p text:style-name="P123"><text:s text:c="4"/>algo_copy_backward(iterator_advance(deque_begin(pdeq_coll3), 2), </text:p>
            <text:p text:style-name="P123"><text:s text:c="8"/>iterator_advance(deque_begin(pdeq_coll3), 7), </text:p>
            <text:p text:style-name="P123"><text:s text:c="8"/>iterator_advance(deque_begin(pdeq_coll3), 5)); </text:p>
            <text:p text:style-name="P123"><text:s text:c="4"/>algo_copy_backward(iterator_advance(deque_begin(pdeq_coll4), 2), </text:p>
            <text:p text:style-name="P123"><text:s text:c="8"/>iterator_advance(deque_begin(pdeq_coll4), 7), </text:p>
            <text:p text:style-name="P123"><text:s text:c="8"/>deque_end(pdeq_coll4)); </text:p>
            <text:p text:style-name="P123"/>
            <text:p text:style-name="P123"><text:s text:c="4"/>printf("\n"); </text:p>
            <text:p text:style-name="P123"><text:s text:c="4"/>printf("coll1: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2: ");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3: "); </text:p>
            <text:p text:style-name="P123"><text:s text:c="4"/>for(it_pos = deque_begin(pdeq_coll3); </text:p>
            <text:p text:style-name="P123"><text:s text:c="8"/>!iterator_equal(it_pos, deque_end(pdeq_coll3));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4: "); </text:p>
            <text:p text:style-name="P123"><text:s text:c="4"/>for(it_pos = deque_begin(pdeq_coll4); </text:p>
            <text:p text:style-name="P123"><text:s text:c="8"/>!iterator_equal(it_pos, deque_end(pdeq_coll4));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vector_destroy(pvec_coll1); </text:p>
            <text:p text:style-name="P123"><text:s text:c="4"/>list_destroy(plist_coll2); </text:p>
            <text:p text:style-name="P123"><text:s text:c="4"/>deque_destroy(pdeq_coll3); </text:p>
            <text:p text:style-name="P123"><text:s text:c="4"/>deque_destroy(pdeq_coll4); </text:p>
            <text:p text:style-name="P123"/>
            <text:p text:style-name="P123"><text:s text:c="4"/>return 0; </text:p>
            <text:p text:style-name="P123">}</text:p>
          </table:table-cell>
        </table:table-row>
      </table:table>
      <text:p text:style-name="P35">这个程序的输出：</text:p>
      <text:p text:style-name="P35">coll1: 0 1 2 3 4 5 6 7 8 </text:p>
      <text:p text:style-name="P35">coll2: 0 1 2 3 4 5 6 7 8 </text:p>
      <text:p text:style-name="P35">coll3: 0 1 2 3 4 5 6 7 8 </text:p>
      <text:p text:style-name="P35">coll4: 0 1 2 3 4 5 6 7 8 </text:p>
      <text:p text:style-name="P35"/>
      <text:p text:style-name="P35">coll1: 2 3 4 5 6 5 6 7 8 </text:p>
      <text:p text:style-name="P35">coll2: 0 1 2 3 2 3 2 3 2 </text:p>
      <text:p text:style-name="P35">coll3: 6 5 6 5 6 5 6 7 8 </text:p>
      <text:p text:style-name="P35">coll4: 0 1 2 3 2 3 4 5 6 </text:p>
      <text:p text:style-name="P35">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36"><draw:frame draw:style-name="fr2" draw:name="图形23" text:anchor-type="paragraph" svg:width="19.006cm" svg:height="22.428cm" draw:z-index="29"><draw:image xlink:href="Pictures/10000000000002D20000035472C8A261.jpg" xlink:type="simple" xlink:show="embed" xlink:actuate="onLoad"/></draw:frame><text:soft-page-break/>图 6.1 algo_copy的执行过程</text:p>
      <text:p text:style-name="P35">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35"><text:soft-page-break/><text:tab/>对于coll3和coll4来说，它们的输出数据区间和输入数据区间的重叠情况分别和coll1和coll2相同，但是使用了算法algo_copy_backward执行拷贝，输出结果就与coll1和coll2不同了：</text:p>
      <text:p text:style-name="P36"><draw:frame draw:style-name="fr2" draw:name="图形24" text:anchor-type="paragraph" svg:width="19.006cm" svg:height="22.52cm" draw:z-index="30"><draw:image xlink:href="Pictures/10000000000002CA0000034E3168A19E.jpg" xlink:type="simple" xlink:show="embed" xlink:actuate="onLoad"/></draw:frame>图 6.2 algo_copy_backward执行过程</text:p>
      <text:p text:style-name="P35"><text:soft-page-break/>使用algo_copy_backward的情况与algo_copy的情况正好相反，输出数据区间在输入数据区间后面的情况下的结果是正确的。</text:p>
      <text:p text:style-name="P35">由上面的例子可以总结出：</text:p>
      <text:list xml:id="list765386271" text:style-name="L135">
        <text:list-item>
          <text:p text:style-name="P182">输入数据区间和输出数据区间没有重叠的情况下algo_copy和algo_copy_backward是等效并正确的。</text:p>
        </text:list-item>
        <text:list-item>
          <text:p text:style-name="P182"><text:tab/>有重叠并且输出数据区间在输入数据区间的前面时使用algo_copy是正确的。</text:p>
        </text:list-item>
        <text:list-item>
          <text:p text:style-name="P182"><text:tab/>有重叠并且输出数据区间在输入数据区间的后面时使用algo_copy_backward是正确的。</text:p>
        </text:list-item>
      </text:list>
      <text:p text:style-name="P35"/>
      <text:list xml:id="list593990910" text:continue-list="list1028154993" text:style-name="WW8Num13">
        <text:list-item>
          <text:list>
            <text:list-item>
              <text:list>
                <text:list-item>
                  <text:h text:style-name="P289" text:outline-level="3">交换数据</text:h>
                </text:list-item>
              </text:list>
            </text:list-item>
          </text:list>
        </text:list-item>
      </text:list>
      <text:list xml:id="list1125731146" text:style-name="L136">
        <text:list-item>
          <text:p text:style-name="P183">algo_iter_swap <text:s text:c="3"/>algo_swap交换迭代器指向的数据。</text:p>
        </text:list-item>
      </text:list>
      <text:p text:style-name="P35"><text:tab/>下面这个例子展示了如何使用这两个算法：</text:p>
      <table:table table:name="表格130" table:style-name="表格130">
        <table:table-column table:style-name="表格130.A"/>
        <table:table-row>
          <table:table-cell table:style-name="表格130.A1" office:value-type="string">
            <text:p text:style-name="P123">/* </text:p>
            <text:p text:style-name="P123"><text:s/>* swap1.c </text:p>
            <text:p text:style-name="P123"><text:s/>* compile with : -lcstl </text:p>
            <text:p text:style-name="P123"><text:s/>*/ </text:p>
            <text:p text:style-name="P123"/>
            <text:p text:style-name="P123">#include &lt;stdio.h&gt; </text:p>
            <text:p text:style-name="P123">#include &lt;cstl/clist.h&gt; </text:p>
            <text:p text:style-name="P123">#include &lt;cstl/calgorithm.h&gt; </text:p>
            <text:p text:style-name="P123"/>
            <text:p text:style-name="P123">int main(int argc, char* argv[]) </text:p>
            <text:p text:style-name="P123">{ </text:p>
            <text:p text:style-name="P123"><text:s text:c="4"/>list_t* plist_coll = create_list(int); </text:p>
            <text:p text:style-name="P123"><text:s text:c="4"/>iterator_t it_pos; </text:p>
            <text:p text:style-name="P123"><text:s text:c="4"/>int i = 0; </text:p>
            <text:p text:style-name="P123"/>
            <text:p text:style-name="P123"><text:s text:c="4"/>if(plist_coll == NULL) </text:p>
            <text:p text:style-name="P123"><text:s text:c="4"/>{ </text:p>
            <text:p text:style-name="P123"><text:s text:c="8"/>return -1; </text:p>
            <text:p text:style-name="P123"><text:s text:c="4"/>} </text:p>
            <text:p text:style-name="P123"/>
            <text:p text:style-name="P123"><text:s text:c="4"/>list_init(plist_coll); </text:p>
            <text:p text:style-name="P123"/>
            <text:p text:style-name="P123"><text:s text:c="4"/>for(i = 1; i &lt;= 9; ++i) </text:p>
            <text:p text:style-name="P123"><text:s text:c="4"/>{ </text:p>
            <text:p text:style-name="P123"><text:s text:c="8"/>list_push_back(plist_coll, i); </text:p>
            <text:p text:style-name="P123"><text:s text:c="4"/>} </text:p>
            <text:p text:style-name="P123"/>
            <text:p text:style-name="P123"><text:s text:c="4"/>for(it_pos = list_begin(plist_coll); </text:p>
            <text:p text:style-name="P123"><text:s text:c="8"/>!iterator_equal(it_pos, list_end(plist_coll)); </text:p>
            <text:p text:style-name="P123"><text:soft-page-break/><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algo_iter_swap(list_begin(plist_coll), </text:p>
            <text:p text:style-name="P123"><text:s text:c="8"/>iterator_next(list_begin(plist_coll)));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algo_swap(list_begin(plist_coll), </text:p>
            <text:p text:style-name="P123"><text:s text:c="8"/>iterator_prev(list_end(plist_coll))); </text:p>
            <text:p text:style-name="P123"><text:s text:c="4"/>for(it_pos = list_begin(plist_coll); </text:p>
            <text:p text:style-name="P123"><text:s text:c="8"/>!iterator_equal(it_pos, list_end(plist_coll));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
            <text:p text:style-name="P123"><text:s text:c="4"/>list_destroy(plist_coll); </text:p>
            <text:p text:style-name="P123"/>
            <text:p text:style-name="P123"><text:s text:c="4"/>return 0; </text:p>
            <text:p text:style-name="P123">}</text:p>
          </table:table-cell>
        </table:table-row>
      </table:table>
      <text:p text:style-name="P35">程序的输出结果：</text:p>
      <text:p text:style-name="P35">1 2 3 4 5 6 7 8 9 </text:p>
      <text:p text:style-name="P35">2 1 3 4 5 6 7 8 9 </text:p>
      <text:p text:style-name="P35">9 1 3 4 5 6 7 8 2 </text:p>
      <text:p text:style-name="P35"/>
      <text:list xml:id="list75418322" text:style-name="L137">
        <text:list-item>
          <text:p text:style-name="P184">algo_swap交换数据区间中的数据</text:p>
        </text:list-item>
      </text:list>
      <text:list xml:id="list329900710" text:style-name="L138">
        <text:list-item>
          <text:p text:style-name="P265"><text:span text:style-name="T45">交换源数据区间和目的数据区间中的数据。</text:span></text:p>
        </text:list-item>
        <text:list-item>
          <text:p text:style-name="P265"><text:span text:style-name="T45">返回目的数据区间交换后的数据末尾。</text:span></text:p>
        </text:list-item>
        <text:list-item>
          <text:p text:style-name="P265"><text:span text:style-name="T45">用户必须保证用户数据区间足够大。</text:span></text:p>
        </text:list-item>
      </text:list>
      <text:p text:style-name="P35"><text:tab/>下面是展示这个算法的例子：</text:p>
      <table:table table:name="表格131" table:style-name="表格131">
        <table:table-column table:style-name="表格131.A"/>
        <table:table-row>
          <table:table-cell table:style-name="表格131.A1" office:value-type="string">
            <text:p text:style-name="P123">/* </text:p>
            <text:p text:style-name="P123"><text:s/>* swap2.c </text:p>
            <text:p text:style-name="P123"><text:s/>* compile with : -lcstl </text:p>
            <text:p text:style-name="P123"><text:soft-page-break/><text:s/>*/ </text:p>
            <text:p text:style-name="P123"><text:s/></text:p>
            <text:p text:style-name="P123">#include &lt;stdio.h&gt; </text:p>
            <text:p text:style-name="P123">#include &lt;cstl/cvector.h&gt; </text:p>
            <text:p text:style-name="P123">#include &lt;cstl/clist.h&gt; </text:p>
            <text:p text:style-name="P123">#include &lt;cstl/calgorithm.h&gt; </text:p>
            <text:p text:style-name="P123"/>
            <text:p text:style-name="P123">int main(int argc, char* argv[]) </text:p>
            <text:p text:style-name="P123">{ </text:p>
            <text:p text:style-name="P123"><text:s text:c="4"/>vector_t* pvec_coll1 = create_vector(int); </text:p>
            <text:p text:style-name="P123"><text:s text:c="4"/>list_t* plist_coll2 = create_list(int); </text:p>
            <text:p text:style-name="P123"><text:s text:c="4"/>iterator_t it_pos; </text:p>
            <text:p text:style-name="P123"><text:s text:c="4"/>iterator_t it_end; </text:p>
            <text:p text:style-name="P123"><text:s text:c="4"/>int i = 0; </text:p>
            <text:p text:style-name="P123"/>
            <text:p text:style-name="P123"><text:s text:c="4"/>if(pvec_coll1 == NULL || plist_coll2 == NULL) </text:p>
            <text:p text:style-name="P123"><text:s text:c="4"/>{ </text:p>
            <text:p text:style-name="P123"><text:s text:c="8"/>return -1; </text:p>
            <text:p text:style-name="P123"><text:s text:c="4"/>} </text:p>
            <text:p text:style-name="P123"/>
            <text:p text:style-name="P123"><text:s text:c="4"/>vector_init(pvec_coll1); </text:p>
            <text:p text:style-name="P123"><text:s text:c="4"/>list_init(plist_coll2); </text:p>
            <text:p text:style-name="P123"/>
            <text:p text:style-name="P123"><text:s text:c="4"/>for(i = 1; i &lt;= 9; ++i) </text:p>
            <text:p text:style-name="P123"><text:s text:c="4"/>{ </text:p>
            <text:p text:style-name="P123"><text:s text:c="8"/>vector_push_back(pvec_coll1, i); </text:p>
            <text:p text:style-name="P123"><text:s text:c="4"/>} </text:p>
            <text:p text:style-name="P123"><text:s text:c="4"/>for(i = 11; i &lt;= 23; ++i) </text:p>
            <text:p text:style-name="P123"><text:s text:c="4"/>{ </text:p>
            <text:p text:style-name="P123"><text:s text:c="8"/>list_push_back(plist_coll2, i); </text:p>
            <text:p text:style-name="P123"><text:s text:c="4"/>} </text:p>
            <text:p text:style-name="P123"/>
            <text:p text:style-name="P123"><text:s text:c="4"/>printf("coll1: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2: "); </text:p>
            <text:p text:style-name="P123"><text:s text:c="4"/>for(it_pos = list_begin(plist_coll2); </text:p>
            <text:p text:style-name="P123"><text:s text:c="8"/>!iterator_equal(it_pos, list_end(plist_coll2)); </text:p>
            <text:p text:style-name="P123"><text:soft-page-break/><text:s text:c="8"/>it_pos = iterator_next(it_pos)) </text:p>
            <text:p text:style-name="P123"><text:s text:c="4"/>{ </text:p>
            <text:p text:style-name="P123"><text:s text:c="8"/>printf("%d ", *(int*)iterator_get_pointer(it_pos)); </text:p>
            <text:p text:style-name="P123"><text:s text:c="4"/>} </text:p>
            <text:p text:style-name="P123"><text:s text:c="4"/>printf("\n\n"); </text:p>
            <text:p text:style-name="P123"/>
            <text:p text:style-name="P123"><text:s text:c="4"/>it_end = algo_swap_ranges(vector_begin(pvec_coll1), </text:p>
            <text:p text:style-name="P123"><text:s text:c="8"/>vector_end(pvec_coll1), list_begin(plist_coll2)); </text:p>
            <text:p text:style-name="P123"><text:s text:c="4"/>printf("coll1: "); </text:p>
            <text:p text:style-name="P123"><text:s text:c="4"/>for(it_pos = vector_begin(pvec_coll1); </text:p>
            <text:p text:style-name="P123"><text:s text:c="8"/>!iterator_equal(it_pos, vector_end(pvec_coll1));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 </text:p>
            <text:p text:style-name="P123"><text:s text:c="4"/>printf("coll2: "); </text:p>
            <text:p text:style-name="P123"><text:s text:c="4"/>for(it_pos = list_begin(plist_coll2); </text:p>
            <text:p text:style-name="P123"><text:s text:c="8"/>!iterator_equal(it_pos, list_end(plist_coll2)); </text:p>
            <text:p text:style-name="P123"><text:s text:c="8"/>it_pos = iterator_next(it_pos)) </text:p>
            <text:p text:style-name="P123"><text:s text:c="4"/>{ </text:p>
            <text:p text:style-name="P123"><text:s text:c="8"/>printf("%d ", *(int*)iterator_get_pointer(it_pos)); </text:p>
            <text:p text:style-name="P123"><text:s text:c="4"/>} </text:p>
            <text:p text:style-name="P123"><text:s text:c="4"/>printf("\n\n"); </text:p>
            <text:p text:style-name="P123"/>
            <text:p text:style-name="P123"><text:s text:c="4"/>if(!iterator_equal(it_end, list_end(plist_coll2))) </text:p>
            <text:p text:style-name="P123"><text:s text:c="4"/>{ </text:p>
            <text:p text:style-name="P123"><text:s text:c="8"/>printf("first element not modified: %d\n", </text:p>
            <text:p text:style-name="P123"><text:s text:c="12"/>*(int*)iterator_get_pointer(it_end)); </text:p>
            <text:p text:style-name="P123"><text:s text:c="4"/>} </text:p>
            <text:p text:style-name="P123"/>
            <text:p text:style-name="P123"><text:s text:c="4"/>vector_destroy(pvec_coll1); </text:p>
            <text:p text:style-name="P123"><text:s text:c="4"/>list_destroy(plist_coll2); </text:p>
            <text:p text:style-name="P123"/>
            <text:p text:style-name="P123"><text:s text:c="4"/>return 0; </text:p>
            <text:p text:style-name="P123">}</text:p>
          </table:table-cell>
        </table:table-row>
      </table:table>
      <text:p text:style-name="P35">algo_swap算法将源数据区间与目的数据区间中相应的数据交换，目的数据区间中剩余的数据不会被修改，算法返回目的数据区间中第一个没有被修改的数据的迭代器。</text:p>
      <text:p text:style-name="P35">下面是程序输出的结果：</text:p>
      <text:p text:style-name="P35">coll1: 1 2 3 4 5 6 7 8 9 </text:p>
      <text:p text:style-name="P35">coll2: 11 12 13 14 15 16 17 18 19 20 21 22 23 </text:p>
      <text:p text:style-name="P35"/>
      <text:p text:style-name="P35">coll1: 11 12 13 14 15 16 17 18 19 </text:p>
      <text:p text:style-name="P35"><text:soft-page-break/>coll2: 1 2 3 4 5 6 7 8 9 20 21 22 23 </text:p>
      <text:p text:style-name="P35"><text:s/></text:p>
      <text:p text:style-name="P35">first element not modified: 20</text:p>
      <text:p text:style-name="P35"/>
      <text:list xml:id="list1506908160" text:continue-list="list593990910" text:style-name="WW8Num13">
        <text:list-item>
          <text:list>
            <text:list-item>
              <text:list>
                <text:list-item>
                  <text:h text:style-name="P289" text:outline-level="3">转换和合并</text:h>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替换数据</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赋值新数据</text:p>
      <text:p text:style-name="Standard"/>
      <text:p text:style-name="Standard"/>
      <text:p text:style-name="Standard"/>
      <text:p text:style-name="Standard"/>
      <text:p text:style-name="Standard"/>
      <text:p text:style-name="Standard"/>
      <text:p text:style-name="Standard"/>
      <text:p text:style-name="Standard"/>
      <text:p text:style-name="Standard">移除数据</text:p>
      <text:p text:style-name="Standard"/>
      <text:p text:style-name="Standard"/>
      <text:p text:style-name="Standard"/>
      <text:p text:style-name="Standard"/>
      <text:p text:style-name="Standard"/>
      <text:p text:style-name="Standard">数据唯一</text:p>
      <text:p text:style-name="Standard"><text:soft-page-break/></text:p>
      <text:p text:style-name="Standard"/>
      <text:p text:style-name="Standard"/>
      <text:p text:style-name="Standard"/>
      <text:p text:style-name="Standard"/>
      <text:p text:style-name="Standard"/>
      <text:p text:style-name="Standard">逆序</text:p>
      <text:p text:style-name="Standard"/>
      <text:p text:style-name="Standard"/>
      <text:p text:style-name="Standard"/>
      <text:p text:style-name="Standard"/>
      <text:p text:style-name="Standard"/>
      <text:p text:style-name="Standard">数据轮换</text:p>
      <text:p text:style-name="Standard"/>
      <text:p text:style-name="Standard"/>
      <text:p text:style-name="Standard"/>
      <text:p text:style-name="Standard"/>
      <text:p text:style-name="Standard"/>
      <text:p text:style-name="Standard">随机算法</text:p>
      <text:p text:style-name="Standard"/>
      <text:p text:style-name="Standard"/>
      <text:p text:style-name="Standard"/>
      <text:p text:style-name="Standard"/>
      <text:p text:style-name="Standard"/>
      <text:p text:style-name="Standard"/>
      <text:p text:style-name="Standard">数据划分</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833543447" text:continue-numbering="true" text:style-name="WW8Num13">
        <text:list-item>
          <text:list>
            <text:list-item>
              <text:h text:style-name="P276" text:outline-level="2">排序算法</text:h>
            </text:list-item>
          </text:list>
        </text:list-item>
      </text:list>
      <text:p text:style-name="P35"/>
      <text:p text:style-name="P35"><text:soft-page-break/></text:p>
      <text:p text:style-name="P35"/>
      <text:p text:style-name="P35"/>
      <text:list xml:id="list1956036895" text:continue-numbering="true" text:style-name="WW8Num13">
        <text:list-item>
          <text:list>
            <text:list-item>
              <text:h text:style-name="P276" text:outline-level="2">算数算法</text:h>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2093361947" text:continue-numbering="true" text:style-name="WW8Num13">
        <text:list-item>
          <text:h text:style-name="P269" text:outline-level="1"><text:soft-page-break/><text:span text:style-name="T23">libcstl</text:span>函数</text:h>
          <text:list>
            <text:list-item>
              <text:h text:style-name="P278" text:outline-level="2">函数的作用</text:h>
            </text:list-item>
          </text:list>
        </text:list-item>
      </text:list>
      <text:p text:style-name="P83"><text:span text:style-name="T14">libcstl</text:span>提供了大量的函数,这些函数主要用来为算法提供扩展功能.算法中每一个算法都有一个后缀为if的版本,这个版本接受函数作为操作的规则.</text:p>
      <text:list xml:id="list237441175" text:continue-numbering="true" text:style-name="WW8Num13">
        <text:list-item>
          <text:list>
            <text:list-item>
              <text:list>
                <text:list-item>
                  <text:h text:style-name="P291" text:outline-level="3">作为谓词</text:h>
                </text:list-item>
              </text:list>
            </text:list-item>
          </text:list>
        </text:list-item>
      </text:list>
      <text:p text:style-name="P40"><text:span text:style-name="T55"><text:tab/></text:span><text:span text:style-name="T59">函数中很大一部分是作为谓词使用的.例如作为排序的二元谓词:</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size_t t_limit = 1000;</text:p>
      <text:p text:style-name="P48"><text:s text:c="4"/>size_t t_output = 0;</text:p>
      <text:p text:style-name="P48"><text:s text:c="4"/>int i = 0;</text:p>
      <text:p text:style-name="P48"/>
      <text:p text:style-name="P48"><text:s text:c="4"/>vector_init(&amp;t_v);</text:p>
      <text:p text:style-name="P48"><text:s text:c="4"/>for(i = 0; i &lt; 10; ++i)</text:p>
      <text:p text:style-name="P48"><text:s text:c="4"/>{</text:p>
      <text:p text:style-name="P48"><text:s text:c="8"/>fun_random_number(&amp;t_limit, &amp;t_output);</text:p>
      <text:p text:style-name="P48"><text:s text:c="8"/>vector_push_back(&amp;t_v, t_output);</text:p>
      <text:p text:style-name="P48"><text:s text:c="4"/>}</text:p>
      <text:p text:style-name="P48"><text:s text:c="4"/>algo_for_each(vector_begin(&amp;t_v), vector_end(&amp;t_v), _print);</text:p>
      <text:p text:style-name="P48"><text:s text:c="4"/>printf("\n");</text:p>
      <text:p text:style-name="P48"/>
      <text:p text:style-name="P48"><text:s text:c="4"/>algo_sort(vector_begin(&amp;t_v), vector_end(&amp;t_v));</text:p>
      <text:p text:style-name="P48"><text:s text:c="4"/>algo_for_each(vector_begin(&amp;t_v), vector_end(&amp;t_v), _print);</text:p>
      <text:p text:style-name="P48"><text:s text:c="4"/>printf("\n");</text:p>
      <text:p text:style-name="P48"/>
      <text:p text:style-name="P48"><text:s text:c="4"/>algo_random_shuffle(vector_begin(&amp;t_v), vector_end(&amp;t_v));</text:p>
      <text:p text:style-name="P48"><text:soft-page-break/><text:s text:c="4"/>algo_for_each(vector_begin(&amp;t_v), vector_end(&amp;t_v), _print);</text:p>
      <text:p text:style-name="P48"><text:s text:c="4"/>printf("\n");</text:p>
      <text:p text:style-name="P48"/>
      <text:p text:style-name="P48"><text:s text:c="4"/>algo_sort_if(vector_begin(&amp;t_v), vector_end(&amp;t_v), fun_great_int);</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48">275 388 439 495 412 236 484 548 331 75 </text:p>
      <text:p text:style-name="P48">75 236 275 331 388 412 439 484 495 548 </text:p>
      <text:p text:style-name="P48">548 275 75 495 439 331 388 236 412 484 </text:p>
      <text:p text:style-name="P48">548 495 484 439 412 388 331 275 236 75</text:p>
      <text:p text:style-name="P48"/>
      <text:p text:style-name="P40"><text:span text:style-name="T55"><text:tab/></text:span><text:span text:style-name="T59">下面是一个使用一元谓词的例子:</text:span></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mod3(const void* cpv_input, void* pv_output);</text:p>
      <text:p text:style-name="P48"/>
      <text:p text:style-name="P48">int main(int argc, char* argv[])</text:p>
      <text:p text:style-name="P48">{</text:p>
      <text:p text:style-name="P48"><text:s text:c="4"/>vector_t t_v1 = create_vector(int);</text:p>
      <text:p text:style-name="P48"><text:s text:c="4"/>vector_t t_v2 = create_vector(int);</text:p>
      <text:p text:style-name="P48"><text:s text:c="4"/>int i = 0;</text:p>
      <text:p text:style-name="P48"/>
      <text:p text:style-name="P48"><text:s text:c="4"/>vector_init(&amp;t_v1);</text:p>
      <text:p text:style-name="P48"><text:s text:c="4"/>vector_init(&amp;t_v2);</text:p>
      <text:p text:style-name="P48"><text:s text:c="4"/>for(i = 1; i &lt;= 10; ++i)</text:p>
      <text:p text:style-name="P48"><text:s text:c="4"/>{</text:p>
      <text:p text:style-name="P48"><text:s text:c="8"/>vector_push_back(&amp;t_v1, i);</text:p>
      <text:p text:style-name="P48"><text:s text:c="8"/>vector_push_back(&amp;t_v2, i);</text:p>
      <text:p text:style-name="P48"><text:soft-page-break/><text:s text:c="4"/>}</text:p>
      <text:p text:style-name="P48"><text:s text:c="4"/>printf("before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algo_remove(vector_begin(&amp;t_v1), vector_end(&amp;t_v1), 3);</text:p>
      <text:p text:style-name="P48"><text:s text:c="4"/>algo_remove_if(vector_begin(&amp;t_v2), vector_end(&amp;t_v2), _mod3);</text:p>
      <text:p text:style-name="P48"><text:s text:c="4"/>printf("after remove:\n");</text:p>
      <text:p text:style-name="P48"><text:s text:c="4"/>printf("vector1: ");</text:p>
      <text:p text:style-name="P48"><text:s text:c="4"/>algo_for_each(vector_begin(&amp;t_v1), vector_end(&amp;t_v1), _print);</text:p>
      <text:p text:style-name="P48"><text:s text:c="4"/>printf("\n");</text:p>
      <text:p text:style-name="P48"><text:s text:c="4"/>printf("vector2: ");</text:p>
      <text:p text:style-name="P48"><text:s text:c="4"/>algo_for_each(vector_begin(&amp;t_v2), vector_end(&amp;t_v2), _print);</text:p>
      <text:p text:style-name="P48"><text:s text:c="4"/>printf("\n");</text:p>
      <text:p text:style-name="P48"/>
      <text:p text:style-name="P48"><text:s text:c="4"/>vector_destroy(&amp;t_v1);</text:p>
      <text:p text:style-name="P48"><text:s text:c="4"/>vector_destroy(&amp;t_v2);</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在algo_remove_if()中_mod3就是用户定义的一元谓词.结果如下:</text:p>
      <text:p text:style-name="P48">before remove:</text:p>
      <text:p text:style-name="P48">vector1: 1 2 3 4 5 6 7 8 9 10 </text:p>
      <text:p text:style-name="P48">vector2: 1 2 3 4 5 6 7 8 9 10 </text:p>
      <text:p text:style-name="P48"><text:soft-page-break/>after remove:</text:p>
      <text:p text:style-name="P48">vector1: 1 2 4 5 6 7 8 9 10 10 </text:p>
      <text:p text:style-name="P48">vector2: 1 2 4 5 7 8 10 8 9 10</text:p>
      <text:list xml:id="list2114473380" text:continue-numbering="true" text:style-name="WW8Num13">
        <text:list-item>
          <text:list>
            <text:list-item>
              <text:list>
                <text:list-item>
                  <text:h text:style-name="P291" text:outline-level="3">作为行为规则</text:h>
                </text:list-item>
              </text:list>
            </text:list-item>
          </text:list>
        </text:list-item>
      </text:list>
      <text:p text:style-name="P40"><text:span text:style-name="T55"><text:tab/></text:span><text:span text:style-name="T59">这种应用最典型的就是algo_for_each(),它接受一元函数作为用户自定义的行为,对容器中每一个数据执行用户自定义的行为,上面例子的_print就是用户定义的对每一个数据输出的行为.还有一个算法</text:span></text:p>
      <text:p text:style-name="P42">algo_generate()它使用用户定义的函数来产生数据.</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enerate(const void* cpv_input, void* pv_output);</text:p>
      <text:p text:style-name="P48"/>
      <text:p text:style-name="P48">int main(int argc, char* argv[])</text:p>
      <text:p text:style-name="P48">{</text:p>
      <text:p text:style-name="P48"><text:s text:c="4"/>vector_t t_v = create_vector(int);</text:p>
      <text:p text:style-name="P48"/>
      <text:p text:style-name="P48"><text:s text:c="4"/>vector_init_n(&amp;t_v, 10);</text:p>
      <text:p text:style-name="P48"><text:s text:c="4"/>algo_for_each(vector_begin(&amp;t_v), vector_end(&amp;t_v), _print);</text:p>
      <text:p text:style-name="P48"><text:s text:c="4"/>printf("\n");</text:p>
      <text:p text:style-name="P48"><text:s text:c="4"/>algo_generate(vector_begin(&amp;t_v), vector_end(&amp;t_v), _generate);</text:p>
      <text:p text:style-name="P48"><text:s text:c="4"/>algo_for_each(vector_begin(&amp;t_v), vector_end(&amp;t_v), _print);</text:p>
      <text:p text:style-name="P48"><text:s text:c="4"/>printf("\n");</text:p>
      <text:p text:style-name="P48"><text:s text:c="4"/></text:p>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generate(const void* cpv_input, void* pv_output)</text:p>
      <text:p text:style-name="P48">{</text:p>
      <text:p text:style-name="P48"><text:s text:c="4"/>*(int*)pv_output = 100;</text:p>
      <text:p text:style-name="P48">}</text:p>
      <text:p text:style-name="P42">结果:</text:p>
      <text:p text:style-name="P48">0 0 0 0 0 0 0 0 0 0 </text:p>
      <text:p text:style-name="P48"><text:soft-page-break/>100 100 100 100 100 100 100 100 100 100</text:p>
      <text:list xml:id="list591380032" text:continue-numbering="true" text:style-name="WW8Num13">
        <text:list-item>
          <text:list>
            <text:list-item>
              <text:h text:style-name="P278" text:outline-level="2">函数的类型</text:h>
            </text:list-item>
          </text:list>
        </text:list-item>
      </text:list>
      <text:p text:style-name="P40"><text:span text:style-name="T55"><text:tab/></text:span><text:span text:style-name="T15">libcstl</text:span><text:span text:style-name="T59">函数分为两种,一元函数和二元函数,它们的形式不同,应用在不同的算法中.</text:span></text:p>
      <text:list xml:id="list1854700784" text:continue-numbering="true" text:style-name="WW8Num13">
        <text:list-item>
          <text:list>
            <text:list-item>
              <text:list>
                <text:list-item>
                  <text:h text:style-name="P291" text:outline-level="3">一元函数</text:h>
                </text:list-item>
              </text:list>
            </text:list-item>
          </text:list>
        </text:list-item>
      </text:list>
      <text:p text:style-name="P40"><text:span text:style-name="T55"><text:tab/></text:span><text:span text:style-name="T59">一元函数具有如下形式</text:span></text:p>
      <text:p text:style-name="P85">void unary_function(const void* cpv_input, void* pv_output);</text:p>
      <text:p text:style-name="P83">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746444040" text:continue-numbering="true" text:style-name="WW8Num13">
        <text:list-item>
          <text:list>
            <text:list-item>
              <text:list>
                <text:list-item>
                  <text:h text:style-name="P291" text:outline-level="3">二元函数</text:h>
                </text:list-item>
              </text:list>
            </text:list-item>
          </text:list>
        </text:list-item>
      </text:list>
      <text:p text:style-name="P83">二元函数具有如下形式</text:p>
      <text:p text:style-name="P85">void binary_function(</text:p>
      <text:p text:style-name="P117">const void* cpv_first, const void* cpv_second, void* pv_output);</text:p>
      <text:p text:style-name="P83">前两个参数是输入数据,最后一个参数是输出数据.同一元函数的输出类型相同二元函数的输出也会有很多类型.当输出类型是bool_t是就是二元谓词.</text:p>
      <text:list xml:id="list300120492" text:continue-numbering="true" text:style-name="WW8Num13">
        <text:list-item>
          <text:list>
            <text:list-item>
              <text:h text:style-name="P278" text:outline-level="2">预定义的函数</text:h>
            </text:list-item>
          </text:list>
        </text:list-item>
      </text:list>
      <text:p text:style-name="P40"><text:span text:style-name="T17"><text:tab/></text:span><text:span text:style-name="T15">libcstl</text:span><text:span text:style-name="T59">提供了很多预定义的函数,具体分为几大类,每一类中都针对C内部类型分别定义了具体的函数.要使用函数必须包含头文件</text:span><text:span text:style-name="T55">&lt;cstl/cfunctional.h&gt;</text:span></text:p>
      <text:p text:style-name="P48">#include &lt;cstl/cfunctional.h&gt;</text:p>
      <text:list xml:id="list1697670888" text:continue-numbering="true" text:style-name="WW8Num13">
        <text:list-item>
          <text:list>
            <text:list-item>
              <text:list>
                <text:list-item>
                  <text:h text:style-name="P291" text:outline-level="3">算术运算函数</text:h>
                </text:list-item>
              </text:list>
            </text:list-item>
          </text:list>
        </text:list-item>
      </text:list>
      <text:p text:style-name="P40"><text:span text:style-name="T55"><text:tab/></text:span><text:span text:style-name="T15">libcstl</text:span><text:span text:style-name="T59">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49">fun_plus_xxxx()</text:p>
          </table:table-cell>
          <table:table-cell table:style-name="Table91.B1" office:value-type="string">
            <text:p text:style-name="P44">加法操作函数.</text:p>
          </table:table-cell>
        </table:table-row>
        <table:table-row table:style-name="Table91.1">
          <table:table-cell table:style-name="Table91.A1" office:value-type="string">
            <text:p text:style-name="P49">fun_minus_xxxx()</text:p>
          </table:table-cell>
          <table:table-cell table:style-name="Table91.B1" office:value-type="string">
            <text:p text:style-name="P44">减法操作函数.</text:p>
          </table:table-cell>
        </table:table-row>
        <table:table-row table:style-name="Table91.1">
          <table:table-cell table:style-name="Table91.A1" office:value-type="string">
            <text:p text:style-name="P49">fun_multiplies_xxxx()</text:p>
          </table:table-cell>
          <table:table-cell table:style-name="Table91.B1" office:value-type="string">
            <text:p text:style-name="P44">乘法操作函数.</text:p>
          </table:table-cell>
        </table:table-row>
        <table:table-row table:style-name="Table91.1">
          <table:table-cell table:style-name="Table91.A1" office:value-type="string">
            <text:p text:style-name="P49">fun_divides_xxxx()</text:p>
          </table:table-cell>
          <table:table-cell table:style-name="Table91.B1" office:value-type="string">
            <text:p text:style-name="P44">除法操作函数.</text:p>
          </table:table-cell>
        </table:table-row>
        <text:soft-page-break/>
        <table:table-row table:style-name="Table91.1">
          <table:table-cell table:style-name="Table91.A1" office:value-type="string">
            <text:p text:style-name="P49">fun_modulus_xxxx()</text:p>
          </table:table-cell>
          <table:table-cell table:style-name="Table91.B1" office:value-type="string">
            <text:p text:style-name="P44">求余操作函数.</text:p>
          </table:table-cell>
        </table:table-row>
        <table:table-row table:style-name="Table91.1">
          <table:table-cell table:style-name="Table91.A1" office:value-type="string">
            <text:p text:style-name="P49">fun_negate_xxxx()</text:p>
          </table:table-cell>
          <table:table-cell table:style-name="Table91.B1" office:value-type="string">
            <text:p text:style-name="P44">求反操作函数.</text:p>
          </table:table-cell>
        </table:table-row>
      </table:table>
      <text:p text:style-name="P40"><text:span text:style-name="T59">其中的xxxx代表C的内部类型,例如针对int类型的除法操作函数为</text:span><text:span text:style-name="T55">fun_divides_int()</text:span><text:span text:style-name="T59">.</text:span></text:p>
      <text:p text:style-name="P42"/>
      <text:list xml:id="list1744195002" text:continue-numbering="true" text:style-name="WW8Num13">
        <text:list-item>
          <text:list>
            <text:list-item>
              <text:list>
                <text:list-item>
                  <text:h text:style-name="P291"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49">fun_equal_xxxx()</text:p>
          </table:table-cell>
          <table:table-cell table:style-name="Table92.B1" office:value-type="string">
            <text:p text:style-name="P44">判断两个数据是否相等.</text:p>
          </table:table-cell>
        </table:table-row>
        <table:table-row table:style-name="Table92.1">
          <table:table-cell table:style-name="Table92.A1" office:value-type="string">
            <text:p text:style-name="P46"><text:span text:style-name="T55">fun_not_equal</text:span><text:span text:style-name="T55">_xxxx()</text:span></text:p>
          </table:table-cell>
          <table:table-cell table:style-name="Table92.B1" office:value-type="string">
            <text:p text:style-name="P44">判断两个数据是否不等.</text:p>
          </table:table-cell>
        </table:table-row>
        <table:table-row table:style-name="Table92.1">
          <table:table-cell table:style-name="Table92.A1" office:value-type="string">
            <text:p text:style-name="P49">fun_great_xxxx()</text:p>
          </table:table-cell>
          <table:table-cell table:style-name="Table92.B1" office:value-type="string">
            <text:p text:style-name="P44">判断第一个数据是否大于第二个数据.</text:p>
          </table:table-cell>
        </table:table-row>
        <table:table-row table:style-name="Table92.1">
          <table:table-cell table:style-name="Table92.A1" office:value-type="string">
            <text:p text:style-name="P49">fun_great_equal_xxxx()</text:p>
          </table:table-cell>
          <table:table-cell table:style-name="Table92.B1" office:value-type="string">
            <text:p text:style-name="P44">判断第一个数据是否大于等于第二个数据.</text:p>
          </table:table-cell>
        </table:table-row>
        <table:table-row table:style-name="Table92.1">
          <table:table-cell table:style-name="Table92.A1" office:value-type="string">
            <text:p text:style-name="P49">fun_less_xxxx()</text:p>
          </table:table-cell>
          <table:table-cell table:style-name="Table92.B1" office:value-type="string">
            <text:p text:style-name="P44">判断第一个数据是否小于第二个数据.</text:p>
          </table:table-cell>
        </table:table-row>
        <table:table-row table:style-name="Table92.1">
          <table:table-cell table:style-name="Table92.A1" office:value-type="string">
            <text:p text:style-name="P49">fun_less_equal()</text:p>
          </table:table-cell>
          <table:table-cell table:style-name="Table92.B1" office:value-type="string">
            <text:p text:style-name="P44">判断第一个数据是否小于等于第二个数据.</text:p>
          </table:table-cell>
        </table:table-row>
      </table:table>
      <text:p text:style-name="P48"/>
      <text:list xml:id="list1795412654" text:continue-numbering="true" text:style-name="WW8Num13">
        <text:list-item>
          <text:list>
            <text:list-item>
              <text:list>
                <text:list-item>
                  <text:h text:style-name="P291"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49">fun_logical_and_xxxx()</text:p>
          </table:table-cell>
          <table:table-cell table:style-name="Table93.B1" office:value-type="string">
            <text:p text:style-name="P44">逻辑与操作.</text:p>
          </table:table-cell>
        </table:table-row>
        <table:table-row table:style-name="Table93.1">
          <table:table-cell table:style-name="Table93.A1" office:value-type="string">
            <text:p text:style-name="P46"><text:span text:style-name="T55">fu</text:span><text:span text:style-name="T55">n_logical_or_xxxx()</text:span></text:p>
          </table:table-cell>
          <table:table-cell table:style-name="Table93.B1" office:value-type="string">
            <text:p text:style-name="P44">逻辑或操作.</text:p>
          </table:table-cell>
        </table:table-row>
        <table:table-row table:style-name="Table93.1">
          <table:table-cell table:style-name="Table93.A1" office:value-type="string">
            <text:p text:style-name="P49">fun_logical_not_xxxx()</text:p>
          </table:table-cell>
          <table:table-cell table:style-name="Table93.B1" office:value-type="string">
            <text:p text:style-name="P44">逻辑非操作.</text:p>
          </table:table-cell>
        </table:table-row>
      </table:table>
      <text:p text:style-name="P48"/>
      <text:list xml:id="list1081681088" text:continue-numbering="true" text:style-name="WW8Num13">
        <text:list-item>
          <text:list>
            <text:list-item>
              <text:list>
                <text:list-item>
                  <text:h text:style-name="P291"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49">fun_random_number()</text:p>
          </table:table-cell>
          <table:table-cell table:style-name="Table94.B1" office:value-type="string">
            <text:p text:style-name="P44">产生随机数.</text:p>
          </table:table-cell>
        </table:table-row>
        <table:table-row table:style-name="Table94.1">
          <table:table-cell table:style-name="Table94.A1" office:value-type="string">
            <text:p text:style-name="P49">fun_default_unary()</text:p>
          </table:table-cell>
          <table:table-cell table:style-name="Table94.B1" office:value-type="string">
            <text:p text:style-name="P44">默认的一元函数.</text:p>
          </table:table-cell>
        </table:table-row>
        <table:table-row table:style-name="Table94.1">
          <table:table-cell table:style-name="Table94.A1" office:value-type="string">
            <text:p text:style-name="P49">fun_default_binary()</text:p>
          </table:table-cell>
          <table:table-cell table:style-name="Table94.B1" office:value-type="string">
            <text:p text:style-name="P44">默认的二元函数.</text:p>
          </table:table-cell>
        </table:table-row>
      </table:table>
      <text:p text:style-name="P48"/>
      <text:list xml:id="list855680916" text:continue-numbering="true" text:style-name="WW8Num13">
        <text:list-item>
          <text:h text:style-name="P269" text:outline-level="1">libcstl算法</text:h>
        </text:list-item>
      </text:list>
      <text:p text:style-name="P40"><text:span text:style-name="T13"><text:tab/></text:span><text:span text:style-name="T15">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54">&lt;cstl/calgorithm.h&gt;</text:span></text:p>
      <text:p text:style-name="P47">#include &lt;cstl/calgorithm.h&gt;</text:p>
      <text:p text:style-name="P40"><text:span text:style-name="T59">其中算术算法不在这个头文件中,要使用算术算法必须包含头文件</text:span><text:span text:style-name="T55">&lt;cstl/cnumeric.h&gt;</text:span></text:p>
      <text:p text:style-name="P48">#include &lt;cstl/cnumeric.h&gt;</text:p>
      <text:list xml:id="list1210951982" text:continue-numbering="true" text:style-name="WW8Num13">
        <text:list-item>
          <text:list>
            <text:list-item>
              <text:h text:style-name="P278" text:outline-level="2"><text:soft-page-break/>算法的分类</text:h>
            </text:list-item>
          </text:list>
        </text:list-item>
      </text:list>
      <text:p text:style-name="P40"><text:span text:style-name="T17"><text:tab/></text:span><text:span text:style-name="T59">这里所说的分类不是上面说的将算法分为质变,非质变的意思,这里的分类是指同一个算法在为了满足不同的需求会有多种不同的形式,这种形式是通过后缀表现出来的.</text:span></text:p>
      <text:p text:style-name="P42"><text:tab/>一个算法通常会有基本形式,后缀为_if的形式,后缀为_copy的形式.但并不是所有的函数都是这样的.</text:p>
      <text:p text:style-name="P40"><text:span text:style-name="T59"><text:tab/></text:span><text:span text:style-name="T55">后缀为_if的形式:</text:span></text:p>
      <text:p text:style-name="P40"><text:span text:style-name="T55"><text:tab/></text:span><text:span text:style-name="T59">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P40"><text:span text:style-name="T59"><text:tab/></text:span><text:span text:style-name="T55">后缀为_copy的形式:</text:span></text:p>
      <text:p text:style-name="P40"><text:span text:style-name="T55"><text:tab/></text:span><text:span text:style-name="T59">后缀为_copy的形式是将算法的执行结果拷贝到另一个数据区间中.对于输出的数据区间来说这些算法都是质变算法.</text:span></text:p>
      <text:list xml:id="list2087891626" text:continue-numbering="true" text:style-name="WW8Num13">
        <text:list-item>
          <text:list>
            <text:list-item>
              <text:h text:style-name="P278" text:outline-level="2">非质变算法</text:h>
            </text:list-item>
          </text:list>
        </text:list-item>
      </text:list>
      <text:p text:style-name="P40"><text:span text:style-name="T17"><text:tab/></text:span><text:span text:style-name="T59">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49">algo_for_each()</text:p>
          </table:table-cell>
          <table:table-cell table:style-name="Table95.B1" office:value-type="string">
            <text:p text:style-name="P44">对数据区间内的所有数据都执行一次指定的操作.</text:p>
          </table:table-cell>
        </table:table-row>
        <table:table-row table:style-name="Table95.1">
          <table:table-cell table:style-name="Table95.A1" office:value-type="string">
            <text:p text:style-name="P49">algo_find()</text:p>
          </table:table-cell>
          <table:table-cell table:style-name="Table95.B1" office:value-type="string">
            <text:p text:style-name="P44">在指定的数据区间查找指定的数据.</text:p>
          </table:table-cell>
        </table:table-row>
        <table:table-row table:style-name="Table95.1">
          <table:table-cell table:style-name="Table95.A1" office:value-type="string">
            <text:p text:style-name="P49">algo_find_if()</text:p>
          </table:table-cell>
          <table:table-cell table:style-name="Table95.B1" office:value-type="string">
            <text:p text:style-name="P44">使用特定的规则在指定的数据区间查找指定的数据.</text:p>
          </table:table-cell>
        </table:table-row>
        <table:table-row table:style-name="Table95.1">
          <table:table-cell table:style-name="Table95.A1" office:value-type="string">
            <text:p text:style-name="P49">algo_adjacent_find()</text:p>
          </table:table-cell>
          <table:table-cell table:style-name="Table95.B1" office:value-type="string">
            <text:p text:style-name="P44">找到第一组满足相邻两个数据相等的数据.</text:p>
          </table:table-cell>
        </table:table-row>
        <table:table-row table:style-name="Table95.1">
          <table:table-cell table:style-name="Table95.A1" office:value-type="string">
            <text:p text:style-name="P49">algo_adjacent_find_if()</text:p>
          </table:table-cell>
          <table:table-cell table:style-name="Table95.B1" office:value-type="string">
            <text:p text:style-name="P44">找到第一组满足指定条件的相邻的数据.</text:p>
          </table:table-cell>
        </table:table-row>
        <table:table-row table:style-name="Table95.1">
          <table:table-cell table:style-name="Table95.A1" office:value-type="string">
            <text:p text:style-name="P49">algo_find_first_of()</text:p>
          </table:table-cell>
          <table:table-cell table:style-name="Table95.B1" office:value-type="string">
            <text:p text:style-name="P44">找到第二个数据区间中任意数据在第一个区间中出现的位置.</text:p>
          </table:table-cell>
        </table:table-row>
        <table:table-row table:style-name="Table95.1">
          <table:table-cell table:style-name="Table95.A1" office:value-type="string">
            <text:p text:style-name="P49">algo_find_first_of_if()</text:p>
          </table:table-cell>
          <table:table-cell table:style-name="Table95.B1" office:value-type="string">
            <text:p text:style-name="P44">使用指定规则找到第二个区间中任意数据在第一个区间中出现的位置.</text:p>
          </table:table-cell>
        </table:table-row>
        <table:table-row table:style-name="Table95.1">
          <table:table-cell table:style-name="Table95.A1" office:value-type="string">
            <text:p text:style-name="P49">algo_count()</text:p>
          </table:table-cell>
          <table:table-cell table:style-name="Table95.B1" office:value-type="string">
            <text:p text:style-name="P44">统计指定数据在数据区间中的数量.</text:p>
          </table:table-cell>
        </table:table-row>
        <table:table-row table:style-name="Table95.1">
          <table:table-cell table:style-name="Table95.A1" office:value-type="string">
            <text:p text:style-name="P49">algo_count_if()</text:p>
          </table:table-cell>
          <table:table-cell table:style-name="Table95.B1" office:value-type="string">
            <text:p text:style-name="P44">统计满足指定规则的数据在数据区间中的数量.</text:p>
          </table:table-cell>
        </table:table-row>
        <table:table-row table:style-name="Table95.1">
          <table:table-cell table:style-name="Table95.A1" office:value-type="string">
            <text:p text:style-name="P49">algo_mismatch()</text:p>
          </table:table-cell>
          <table:table-cell table:style-name="Table95.B1" office:value-type="string">
            <text:p text:style-name="P44">找到两个区间中数据不相同的第一个位置.</text:p>
          </table:table-cell>
        </table:table-row>
        <table:table-row table:style-name="Table95.1">
          <table:table-cell table:style-name="Table95.A1" office:value-type="string">
            <text:p text:style-name="P49">algo_mismatch_if()</text:p>
          </table:table-cell>
          <table:table-cell table:style-name="Table95.B1" office:value-type="string">
            <text:p text:style-name="P44">找到两个区间中数据不满足规则的第一个位置.</text:p>
          </table:table-cell>
        </table:table-row>
        <table:table-row table:style-name="Table95.1">
          <table:table-cell table:style-name="Table95.A1" office:value-type="string">
            <text:p text:style-name="P49">algo_equal()</text:p>
          </table:table-cell>
          <table:table-cell table:style-name="Table95.B1" office:value-type="string">
            <text:p text:style-name="P44">判断两个区间的数据是否相等.</text:p>
          </table:table-cell>
        </table:table-row>
        <table:table-row table:style-name="Table95.1">
          <table:table-cell table:style-name="Table95.A1" office:value-type="string">
            <text:p text:style-name="P46"><text:span text:style-name="T55">algo_eq</text:span><text:span text:style-name="T55">ual_if()</text:span></text:p>
          </table:table-cell>
          <table:table-cell table:style-name="Table95.B1" office:value-type="string">
            <text:p text:style-name="P44">判断两个区间的数据是否满足特定规则.</text:p>
          </table:table-cell>
        </table:table-row>
        <table:table-row table:style-name="Table95.1">
          <table:table-cell table:style-name="Table95.A1" office:value-type="string">
            <text:p text:style-name="P49">algo_search()</text:p>
          </table:table-cell>
          <table:table-cell table:style-name="Table95.B1" office:value-type="string">
            <text:p text:style-name="P44">查找第一个与第二个区间匹配的位置.</text:p>
          </table:table-cell>
        </table:table-row>
        <table:table-row table:style-name="Table95.1">
          <table:table-cell table:style-name="Table95.A1" office:value-type="string">
            <text:p text:style-name="P49">algo_search_if()</text:p>
          </table:table-cell>
          <table:table-cell table:style-name="Table95.B1" office:value-type="string">
            <text:p text:style-name="P44">查找第一个与第二个区间满足特定规则的位置.</text:p>
          </table:table-cell>
        </table:table-row>
        <table:table-row table:style-name="Table95.1">
          <table:table-cell table:style-name="Table95.A1" office:value-type="string">
            <text:p text:style-name="P49">algo_search_n()</text:p>
          </table:table-cell>
          <table:table-cell table:style-name="Table95.B1" office:value-type="string">
            <text:p text:style-name="P44">查找连续n个指定数据.</text:p>
          </table:table-cell>
        </table:table-row>
        <table:table-row table:style-name="Table95.1">
          <table:table-cell table:style-name="Table95.A1" office:value-type="string">
            <text:p text:style-name="P49">algo_search_n_if()</text:p>
          </table:table-cell>
          <table:table-cell table:style-name="Table95.B1" office:value-type="string">
            <text:p text:style-name="P44">查找连续n个满足特定规则的数据.</text:p>
          </table:table-cell>
        </table:table-row>
        <table:table-row table:style-name="Table95.1">
          <table:table-cell table:style-name="Table95.A1" office:value-type="string">
            <text:p text:style-name="P49">algo_search_end()</text:p>
          </table:table-cell>
          <table:table-cell table:style-name="Table95.B1" office:value-type="string">
            <text:p text:style-name="P44">查找最后一个与第二个区间匹配的位置.</text:p>
          </table:table-cell>
        </table:table-row>
        <table:table-row table:style-name="Table95.1">
          <table:table-cell table:style-name="Table95.A1" office:value-type="string">
            <text:p text:style-name="P49">algo_search_end_if()</text:p>
          </table:table-cell>
          <table:table-cell table:style-name="Table95.B1" office:value-type="string">
            <text:p text:style-name="P44">查找最后一个与第二个区间满足特定规则的位置.</text:p>
          </table:table-cell>
        </table:table-row>
        <table:table-row table:style-name="Table95.1">
          <table:table-cell table:style-name="Table95.A1" office:value-type="string">
            <text:p text:style-name="P46"><text:span text:style-name="T55">algo_</text:span><text:span text:style-name="T55">find_end()</text:span></text:p>
          </table:table-cell>
          <table:table-cell table:style-name="Table95.B1" office:value-type="string">
            <text:p text:style-name="P46"><text:span text:style-name="T59">同</text:span><text:span text:style-name="T55">algo_search_end()</text:span></text:p>
          </table:table-cell>
        </table:table-row>
        <table:table-row table:style-name="Table95.1">
          <table:table-cell table:style-name="Table95.A1" office:value-type="string">
            <text:p text:style-name="P49">algo_find_end_if()</text:p>
          </table:table-cell>
          <table:table-cell table:style-name="Table95.B1" office:value-type="string">
            <text:p text:style-name="P46"><text:span text:style-name="T59">同</text:span><text:span text:style-name="T55">algo_search_end_if()</text:span></text:p>
          </table:table-cell>
        </table:table-row>
      </table:table>
      <text:p text:style-name="P83">algo_for_each()并不完全属于非质变算法,当用户指定的规则改变了数据,那么algo_for_each()就变成了质变算法.algo_for_each()使用的是一元函数,但是这个函数不要求返回数据所以不能使用参数pv_output.</text:p>
      <text:p text:style-name="P42"/>
      <text:p text:style-name="P48">#include &lt;stdio.h&gt;</text:p>
      <text:p text:style-name="P48">#include &lt;cstl/cvector.h&gt;</text:p>
      <text:p text:style-name="P48"><text:soft-page-break/>#include &lt;cstl/calgorithm.h&gt;</text:p>
      <text:p text:style-name="P48"/>
      <text:p text:style-name="P48">static void _print(const void* cpv_input, void* pv_output);</text:p>
      <text:p text:style-name="P48">static void _plus100(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0; i &lt; 10; ++i)</text:p>
      <text:p text:style-name="P48"><text:s text:c="4"/>{</text:p>
      <text:p text:style-name="P48"><text:s text:c="8"/>vector_push_back(&amp;t_v, i);</text:p>
      <text:p text:style-name="P48"><text:s text:c="4"/>}</text:p>
      <text:p text:style-name="P48"><text:s text:c="4"/>algo_for_each(vector_begin(&amp;t_v), vector_end(&amp;t_v), _print);</text:p>
      <text:p text:style-name="P48"><text:s text:c="4"/>printf("\n");</text:p>
      <text:p text:style-name="P48"><text:s text:c="4"/>algo_for_each(vector_begin(&amp;t_v), vector_end(&amp;t_v), _plus100);</text:p>
      <text:p text:style-name="P48"><text:s text:c="4"/>algo_for_each(vector_begin(&amp;t_v), vector_end(&amp;t_v), _print);</text:p>
      <text:p text:style-name="P48"><text:s text:c="4"/>printf("\n");</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plus100(const void* cpv_input, void* pv_output)</text:p>
      <text:p text:style-name="P48">{</text:p>
      <text:p text:style-name="P48"><text:s text:c="4"/>*(int*)cpv_input += 100;</text:p>
      <text:p text:style-name="P48">}</text:p>
      <text:p text:style-name="P42">结果:</text:p>
      <text:p text:style-name="P48">0 1 2 3 4 5 6 7 8 9 </text:p>
      <text:p text:style-name="P48">100 101 102 103 104 105 106 107 108 109</text:p>
      <text:p text:style-name="P48"/>
      <text:p text:style-name="P42">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50"><text:soft-page-break/><draw:g text:anchor-type="as-char" svg:y="0cm" draw:z-index="0" draw:style-name="gr1"><draw:rect draw:style-name="gr2" draw:text-style-name="P297" svg:width="17.779cm" svg:height="2.751cm" svg:x="0.002cm" svg:y="0.002cm"><text:p/></draw:rect><draw:frame draw:style-name="gr3" draw:text-style-name="P298" svg:width="17.779cm" svg:height="2.751cm" svg:x="0cm" svg:y="0cm"><draw:text-box><text:p text:style-name="P298"><text:span text:style-name="T75">建议</text:span><text:span text:style-name="T75">: </text:span><text:span text:style-name="T75">在使用</text:span><text:span text:style-name="T76">algo_for_each()</text:span><text:span text:style-name="T75">算法时不要使用修改数据的规则</text:span><text:span text:style-name="T75">,</text:span><text:span text:style-name="T75">如果要修改数据请使用</text:span><text:span text:style-name="T76">algo_generate()</text:span><text:span text:style-name="T75">算法</text:span><text:span text:style-name="T75">.</text:span></text:p></draw:text-box></draw:frame></draw:g></text:p>
      <text:p text:style-name="P42"><text:tab/>除了algo_for_each()算法外,非质变算法都是与查找相关的.但是查找分为两类,一类似查找单一数据,另一类时查找一个区间.</text:p>
      <text:list xml:id="list700395296" text:continue-numbering="true" text:style-name="WW8Num13">
        <text:list-item>
          <text:list>
            <text:list-item>
              <text:list>
                <text:list-item>
                  <text:h text:style-name="P291" text:outline-level="3">查找单一数据</text:h>
                </text:list-item>
              </text:list>
            </text:list-item>
          </text:list>
        </text:list-item>
      </text:list>
      <text:p text:style-name="P40"><text:span text:style-name="T59"><text:tab/></text:span><text:span text:style-name="T55">统计指定数据个数: algo_count(), algo_count_if()</text:span></text:p>
      <text:p text:style-name="P42"><text:tab/>带有if后缀的版本接收一个一元谓词为特定规则,但是这个谓词不能修改数据内容.关联容器提供了获得指定数据的操作,对于关联容器本身的操作函数更快速.</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is_even(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number of elements equal to 4: <text:s text:c="10"/>%u\n",</text:p>
      <text:p text:style-name="P48"><text:s text:c="8"/>algo_count(vector_begin(&amp;t_v), vector_end(&amp;t_v), 4));</text:p>
      <text:p text:style-name="P48"><text:s text:c="4"/>printf("number of elements with even value: <text:s text:c="5"/>%u\n",</text:p>
      <text:p text:style-name="P48"><text:s text:c="8"/>algo_count_if(vector_begin(&amp;t_v), vector_end(&amp;t_v), _is_even));</text:p>
      <text:p text:style-name="P48"><text:s text:c="4"/>printf("number of elements divided exactly by 3: %u\n",</text:p>
      <text:p text:style-name="P48"><text:s text:c="8"/>algo_count_if(vector_begin(&amp;t_v), vector_end(&amp;t_v), _mod3));</text:p>
      <text:p text:style-name="P48"/>
      <text:p text:style-name="P48"><text:soft-page-break/><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is_even(const void* cpv_input, void* pv_output)</text:p>
      <text:p text:style-name="P48">{</text:p>
      <text:p text:style-name="P48"><text:s text:c="4"/>if(*(int*)cpv_input % 2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number of elements equal to 4: <text:s text:c="12"/>1</text:p>
      <text:p text:style-name="P48">number of elements with even value: <text:s text:c="6"/>5</text:p>
      <text:p text:style-name="P48">number of elements divided exactly by 3: 3</text:p>
      <text:p text:style-name="P42"/>
      <text:p text:style-name="P40"><text:span text:style-name="T59"><text:tab/></text:span><text:span text:style-name="T55">查找数据: algo_find(), algo_find_if()</text:span></text:p>
      <text:p text:style-name="P83">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48">#include &lt;stdio.h&gt;</text:p>
      <text:p text:style-name="P48">#include &lt;cstl/clist.h&gt;</text:p>
      <text:p text:style-name="P48">#include &lt;cstl/calgorithm.h&gt;</text:p>
      <text:p text:style-name="P48"><text:soft-page-break/></text:p>
      <text:p text:style-name="P48">static void _print(const void* cpv_input, void* pv_output);</text:p>
      <text:p text:style-name="P48"/>
      <text:p text:style-name="P48">int main(int argc, char* argv[])</text:p>
      <text:p text:style-name="P48">{</text:p>
      <text:p text:style-name="P48"><text:s text:c="4"/>list_t t_l = create_list(int);</text:p>
      <text:p text:style-name="P48"><text:s text:c="4"/>iterator_t t_pos1, t_pos2;</text:p>
      <text:p text:style-name="P48"><text:s text:c="4"/>int i = 0;</text:p>
      <text:p text:style-name="P48"/>
      <text:p text:style-name="P48"><text:s text:c="4"/>list_init(&amp;t_l);</text:p>
      <text:p text:style-name="P48"><text:s text:c="4"/>for(i = 1; i &lt;= 10; ++i)</text:p>
      <text:p text:style-name="P48"><text:s text:c="4"/>{</text:p>
      <text:p text:style-name="P48"><text:s text:c="8"/>list_push_back(&amp;t_l, i);</text:p>
      <text:p text:style-name="P48"><text:s text:c="4"/>}</text:p>
      <text:p text:style-name="P48"><text:s text:c="4"/>for(i = 1; i &lt;= 10; ++i)</text:p>
      <text:p text:style-name="P48"><text:s text:c="4"/>{</text:p>
      <text:p text:style-name="P48"><text:s text:c="8"/>list_push_back(&amp;t_l, i);</text:p>
      <text:p text:style-name="P48"><text:s text:c="4"/>}</text:p>
      <text:p text:style-name="P48"><text:s text:c="4"/>printf("list: ");</text:p>
      <text:p text:style-name="P48"><text:s text:c="4"/>algo_for_each(list_begin(&amp;t_l), list_end(&amp;t_l), _print);</text:p>
      <text:p text:style-name="P48"><text:s text:c="4"/>printf("\n");</text:p>
      <text:p text:style-name="P48"/>
      <text:p text:style-name="P48"><text:s text:c="4"/>t_pos1 = algo_find(list_begin(&amp;t_l), list_end(&amp;t_l), 4);</text:p>
      <text:p text:style-name="P48"><text:s text:c="4"/>if(!iterator_equal(&amp;t_pos1, list_end(&amp;t_l)))</text:p>
      <text:p text:style-name="P48"><text:s text:c="4"/>{</text:p>
      <text:p text:style-name="P48"><text:s text:c="8"/>iterator_next(&amp;t_pos1);</text:p>
      <text:p text:style-name="P48"><text:s text:c="8"/>t_pos2 = algo_find(t_pos1, list_end(&amp;t_l), 4);</text:p>
      <text:p text:style-name="P48"><text:s text:c="4"/>}</text:p>
      <text:p text:style-name="P48"/>
      <text:p text:style-name="P48"><text:s text:c="4"/>if(!iterator_equal(&amp;t_pos1, list_end(&amp;t_l)) &amp;&amp;</text:p>
      <text:p text:style-name="P48"><text:s text:c="7"/>!iterator_equal(&amp;t_pos2, list_end(&amp;t_l)))</text:p>
      <text:p text:style-name="P48"><text:s text:c="4"/>{</text:p>
      <text:p text:style-name="P48"><text:s text:c="8"/>iterator_prev(&amp;t_pos1);</text:p>
      <text:p text:style-name="P48"><text:s text:c="8"/>iterator_next(&amp;t_pos2);</text:p>
      <text:p text:style-name="P48"><text:s text:c="8"/>algo_for_each(t_pos1, t_pos2, _print);</text:p>
      <text:p text:style-name="P48"><text:s text:c="8"/>printf("\n");</text:p>
      <text:p text:style-name="P48"><text:s text:c="4"/>}</text:p>
      <text:p text:style-name="P48"/>
      <text:p text:style-name="P48"><text:s text:c="4"/>list_destroy(&amp;t_l); </text:p>
      <text:p text:style-name="P48"/>
      <text:p text:style-name="P48"><text:s text:c="4"/>return 0;</text:p>
      <text:p text:style-name="P48">}</text:p>
      <text:p text:style-name="P48"/>
      <text:p text:style-name="P48">static void _print(const void* cpv_input, void* pv_output)</text:p>
      <text:p text:style-name="P48"><text:soft-page-break/>{</text:p>
      <text:p text:style-name="P48"><text:s text:c="4"/>printf("%d ", *(int*)cpv_input);</text:p>
      <text:p text:style-name="P48">}</text:p>
      <text:p text:style-name="P42">结果:</text:p>
      <text:p text:style-name="P48">list: 1 2 3 4 5 6 7 8 9 10 1 2 3 4 5 6 7 8 9 10 </text:p>
      <text:p text:style-name="P48">4 5 6 7 8 9 10 1 2 3 4</text:p>
      <text:p text:style-name="P48"/>
      <text:p text:style-name="P42">下面是使用algo_find_if()的例子:</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greater3(const void* cpv_input, void* pv_output);</text:p>
      <text:p text:style-name="P48">static void _mod3(const void* cpv_input, void* pv_output);</text:p>
      <text:p text:style-name="P48"/>
      <text:p text:style-name="P48">int main(int argc, char* argv[])</text:p>
      <text:p text:style-name="P48">{</text:p>
      <text:p text:style-name="P48"><text:s text:c="4"/>vector_t t_v = create_vector(int);</text:p>
      <text:p text:style-name="P48"><text:s text:c="4"/>int i = 0;</text:p>
      <text:p text:style-name="P48"><text:s text:c="4"/>iterator_t t_pos;</text:p>
      <text:p text:style-name="P48"/>
      <text:p text:style-name="P48"><text:s text:c="4"/>vector_init(&amp;t_v);</text:p>
      <text:p text:style-name="P48"><text:s text:c="4"/>for(i = 1; i &lt;= 10; ++i)</text:p>
      <text:p text:style-name="P48"><text:s text:c="4"/>{</text:p>
      <text:p text:style-name="P48"><text:s text:c="8"/>vector_push_back(&amp;t_v, i);</text:p>
      <text:p text:style-name="P48"><text:s text:c="4"/>}</text:p>
      <text:p text:style-name="P48"><text:s text:c="4"/>printf("vector: ");</text:p>
      <text:p text:style-name="P48"><text:s text:c="4"/>algo_for_each(vector_begin(&amp;t_v), vector_end(&amp;t_v), _print);</text:p>
      <text:p text:style-name="P48"><text:s text:c="4"/>printf("\n");</text:p>
      <text:p text:style-name="P48"/>
      <text:p text:style-name="P48"><text:s text:c="4"/>t_pos = algo_find_if(vector_begin(&amp;t_v), vector_end(&amp;t_v), _greater3);</text:p>
      <text:p text:style-name="P48"><text:s text:c="4"/>printf("the %d. element is the first greater then 3.\n",</text:p>
      <text:p text:style-name="P48"><text:s text:c="8"/>iterator_distance(vector_begin(&amp;t_v), t_pos) + 1);</text:p>
      <text:p text:style-name="P48"><text:s text:c="4"/>t_pos = algo_find_if(vector_begin(&amp;t_v), vector_end(&amp;t_v), _mod3);</text:p>
      <text:p text:style-name="P48"><text:s text:c="4"/>printf("the %d. element is the first divisible by 3.\n",</text:p>
      <text:p text:style-name="P48"><text:s text:c="8"/>iterator_distance(vector_begin(&amp;t_v), t_pos) + 1);</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soft-page-break/>{</text:p>
      <text:p text:style-name="P48"><text:s text:c="4"/>printf("%d ", *(int*)cpv_input);</text:p>
      <text:p text:style-name="P48">}</text:p>
      <text:p text:style-name="P48">static void _greater3(const void* cpv_input, void* pv_output)</text:p>
      <text:p text:style-name="P48">{</text:p>
      <text:p text:style-name="P48"><text:s text:c="4"/>if(*(int*)cpv_input &gt; 3)</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8">static void _mod3(const void* cpv_input, void* pv_output)</text:p>
      <text:p text:style-name="P48">{</text:p>
      <text:p text:style-name="P48"><text:s text:c="4"/>if(*(int*)cpv_input % 3 == 0)</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8 9 10 </text:p>
      <text:p text:style-name="P48">the 4. element is the first greater then 3.</text:p>
      <text:p text:style-name="P48">the 3. element is the first divisible by 3.</text:p>
      <text:p text:style-name="P48"/>
      <text:p text:style-name="P40"><text:span text:style-name="T55"><text:tab/></text:span><text:span text:style-name="T55">找到第一组满足指定条件的相邻的数据: </text:span><text:span text:style-name="T55">algo_adjacent_find(),algo_adjacent_find_if()</text:span></text:p>
      <text:p text:style-name="P42"><text:tab/>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algorithm.h&gt;</text:p>
      <text:p text:style-name="P48"/>
      <text:p text:style-name="P48">static void _print(const void* cpv_input, void* pv_output);</text:p>
      <text:p text:style-name="P48">static void _doubled(const void* cpv_first, const void* cpv_second, void* pv_output);</text:p>
      <text:p text:style-name="P48"/>
      <text:p text:style-name="P48">int main(int argc, char* argv[])</text:p>
      <text:p text:style-name="P48">{</text:p>
      <text:p text:style-name="P48"><text:s text:c="4"/>vector_t t_v = create_vector(int);</text:p>
      <text:p text:style-name="P48"><text:s text:c="4"/>iterator_t t_pos;</text:p>
      <text:p text:style-name="P48"><text:soft-page-break/></text:p>
      <text:p text:style-name="P48"><text:s text:c="4"/>vector_init(&amp;t_v);</text:p>
      <text:p text:style-name="P48"><text:s text:c="4"/>vector_push_back(&amp;t_v, 1);</text:p>
      <text:p text:style-name="P48"><text:s text:c="4"/>vector_push_back(&amp;t_v, 3);</text:p>
      <text:p text:style-name="P48"><text:s text:c="4"/>vector_push_back(&amp;t_v, 2);</text:p>
      <text:p text:style-name="P48"><text:s text:c="4"/>vector_push_back(&amp;t_v, 4);</text:p>
      <text:p text:style-name="P48"><text:s text:c="4"/>vector_push_back(&amp;t_v, 5);</text:p>
      <text:p text:style-name="P48"><text:s text:c="4"/>vector_push_back(&amp;t_v, 5);</text:p>
      <text:p text:style-name="P48"><text:s text:c="4"/>vector_push_back(&amp;t_v, 0);</text:p>
      <text:p text:style-name="P48"><text:s text:c="4"/>printf("vector: ");</text:p>
      <text:p text:style-name="P48"><text:s text:c="4"/>algo_for_each(vector_begin(&amp;t_v), vector_end(&amp;t_v), _print);</text:p>
      <text:p text:style-name="P48"><text:s text:c="4"/>printf("\n");</text:p>
      <text:p text:style-name="P48"/>
      <text:p text:style-name="P48"><text:s text:c="4"/>t_pos = algo_adjacent_find(vector_begin(&amp;t_v), vector_end(&amp;t_v));</text:p>
      <text:p text:style-name="P48"><text:s text:c="4"/>if(!iterator_equal(&amp;t_pos, vector_end(&amp;t_v)))</text:p>
      <text:p text:style-name="P48"><text:s text:c="4"/>{</text:p>
      <text:p text:style-name="P48"><text:s text:c="8"/>printf("first two elements with equal value have position %d\n",</text:p>
      <text:p text:style-name="P48"><text:s text:c="12"/>iterator_distance(vector_begin(&amp;t_v), t_pos) + 1);</text:p>
      <text:p text:style-name="P48"><text:s text:c="4"/>}</text:p>
      <text:p text:style-name="P48"/>
      <text:p text:style-name="P48"><text:s text:c="4"/>t_pos = algo_adjacent_find_if(vector_begin(&amp;t_v), vector_end(&amp;t_v), _doubled);</text:p>
      <text:p text:style-name="P48"><text:s text:c="4"/>if(!iterator_equal(&amp;t_pos, vector_end(&amp;t_v)))</text:p>
      <text:p text:style-name="P48"><text:s text:c="4"/>{</text:p>
      <text:p text:style-name="P48"><text:s text:c="8"/>printf("first two elements with second value twice the first have pos. %d\n",</text:p>
      <text:p text:style-name="P48"><text:s text:c="12"/>iterator_distance(vector_begin(&amp;t_v), t_pos) + 1);</text:p>
      <text:p text:style-name="P48"><text:s text:c="4"/>}</text:p>
      <text:p text:style-name="P48"/>
      <text:p text:style-name="P48"><text:s text:c="4"/>vector_destroy(&amp;t_v);</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doubled(const void* cpv_first, const void* cpv_second, void* pv_output)</text:p>
      <text:p text:style-name="P48">{</text:p>
      <text:p text:style-name="P48"><text:s text:c="4"/>if(*(int*)cpv_first * 2 == *(int*)cpv_second)</text:p>
      <text:p text:style-name="P48"><text:s text:c="4"/>{</text:p>
      <text:p text:style-name="P48"><text:s text:c="8"/>*(bool_t*)pv_output = true;</text:p>
      <text:p text:style-name="P48"><text:s text:c="4"/>}</text:p>
      <text:p text:style-name="P48"><text:s text:c="4"/>else</text:p>
      <text:p text:style-name="P48"><text:s text:c="4"/>{</text:p>
      <text:p text:style-name="P48"><text:soft-page-break/><text:s text:c="8"/>*(bool_t*)pv_output = false;</text:p>
      <text:p text:style-name="P48"><text:s text:c="4"/>}</text:p>
      <text:p text:style-name="P48">}</text:p>
      <text:p text:style-name="P42">结果:</text:p>
      <text:p text:style-name="P48">vector: 1 3 2 4 5 5 0 </text:p>
      <text:p text:style-name="P48">first two elements with equal value have position 5</text:p>
      <text:p text:style-name="P48">first two elements with second value twice the first have pos. 3</text:p>
      <text:p text:style-name="P42"/>
      <text:p text:style-name="P118"><text:span text:style-name="T59"><text:tab/><text:tab/></text:span><text:span text:style-name="T55">使用指定规则找到第二个区间中任意数据在第一个区间中出现的位置:</text:span><text:span text:style-name="T55"> </text:span></text:p>
      <text:p text:style-name="P119">algo_find_first_of(),algo_find_first_of_if()</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text:s text:c="4"/>iterator_t t_pos;</text:p>
      <text:p text:style-name="P48"/>
      <text:p text:style-name="P48"><text:s text:c="4"/>vector_init(&amp;t_v);</text:p>
      <text:p text:style-name="P48"><text:s text:c="4"/>list_init(&amp;t_l);</text:p>
      <text:p text:style-name="P48"><text:s text:c="4"/>for(i = 0; i &lt; 10; ++i)</text:p>
      <text:p text:style-name="P48"><text:s text:c="4"/>{</text:p>
      <text:p text:style-name="P48"><text:s text:c="8"/>vector_push_back(&amp;t_v,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
      <text:p text:style-name="P48"><text:s text:c="4"/>t_pos = algo_find_first_of(</text:p>
      <text:p text:style-name="P48"><text:s text:c="8"/>vector_begin(&amp;t_v), vector_end(&amp;t_v), list_begin(&amp;t_l), list_end(&amp;t_l));</text:p>
      <text:p text:style-name="P48"><text:soft-page-break/><text:s text:c="4"/>printf("first element of search in vector is element %d\n",</text:p>
      <text:p text:style-name="P48"><text:s text:c="8"/>iterator_distance(vector_begin(&amp;t_v), t_pos) + 1);</text:p>
      <text:p text:style-name="P48"/>
      <text:p text:style-name="P48"><text:s text:c="4"/>algo_reverse(vector_begin(&amp;t_v), vector_end(&amp;t_v));</text:p>
      <text:p text:style-name="P48"><text:s text:c="4"/>printf("vector: ");</text:p>
      <text:p text:style-name="P48"><text:s text:c="4"/>algo_for_each(vector_begin(&amp;t_v), vector_end(&amp;t_v), _print);</text:p>
      <text:p text:style-name="P48"><text:s text:c="4"/>printf("\n");</text:p>
      <text:p text:style-name="P48"><text:s text:c="4"/>printf("search: ");</text:p>
      <text:p text:style-name="P48"><text:s text:c="4"/>algo_for_each(list_begin(&amp;t_l), list_end(&amp;t_l), _print);</text:p>
      <text:p text:style-name="P48"><text:s text:c="4"/>printf("\n");</text:p>
      <text:p text:style-name="P48"><text:s text:c="4"/>t_pos = algo_find_first_of(</text:p>
      <text:p text:style-name="P48"><text:s text:c="8"/>vector_begin(&amp;t_v), vector_end(&amp;t_v), list_begin(&amp;t_l), list_end(&amp;t_l));</text:p>
      <text:p text:style-name="P48"><text:s text:c="4"/>printf("first element of search in vector is element %d\n",</text:p>
      <text:p text:style-name="P48"><text:s text:c="8"/>iterator_distance(vector_begin(&amp;t_v), t_pos) + 1);</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0 1 2 3 4 5 6 7 8 9 </text:p>
      <text:p text:style-name="P48">search: 3 4 5 </text:p>
      <text:p text:style-name="P48">first element of search in vector is element 4</text:p>
      <text:p text:style-name="P48">vector: 9 8 7 6 5 4 3 2 1 0 </text:p>
      <text:p text:style-name="P48">search: 3 4 5 </text:p>
      <text:p text:style-name="P48">first element of search in vector is element 5</text:p>
      <text:list xml:id="list1411256885" text:continue-numbering="true" text:style-name="WW8Num13">
        <text:list-item>
          <text:list>
            <text:list-item>
              <text:list>
                <text:list-item>
                  <text:h text:style-name="P291" text:outline-level="3">数据区间匹配</text:h>
                </text:list-item>
              </text:list>
            </text:list-item>
          </text:list>
        </text:list-item>
      </text:list>
      <text:p text:style-name="P81"><text:span text:style-name="T55">比较数据区间:</text:span><text:span text:style-name="T55"> algo_equal(),algo_equal_if()</text:span></text:p>
      <text:p text:style-name="P42">带有if后缀的版本接收一个二元谓词为特定规则,但是这个谓词用来指定前后两个数据的关系但是不能修改数据内容.</text:p>
      <text:p text:style-name="P48">#include &lt;stdio.h&gt;</text:p>
      <text:p text:style-name="P48">#include &lt;cstl/cvector.h&gt;</text:p>
      <text:p text:style-name="P48">#include &lt;cstl/clist.h&gt;</text:p>
      <text:p text:style-name="P48">#include &lt;cstl/calgorithm.h&gt;</text:p>
      <text:p text:style-name="P48"/>
      <text:p text:style-name="P48"><text:soft-page-break/>static void _print(const void* cpv_input, void* pv_output);</text:p>
      <text:p text:style-name="P48">static void _both_even_or_odd(</text:p>
      <text:p text:style-name="P85">const void* cpv_first, const void* cpv_second,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 text:c="4"/>int i = 0;</text:p>
      <text:p text:style-name="P48"/>
      <text:p text:style-name="P48"><text:s text:c="4"/>vector_init(&amp;t_v);</text:p>
      <text:p text:style-name="P48"><text:s text:c="4"/>list_init(&amp;t_l);</text:p>
      <text:p text:style-name="P48"><text:s text:c="4"/>for(i = 1; i &lt;= 7; ++i)</text:p>
      <text:p text:style-name="P48"><text:s text:c="4"/>{</text:p>
      <text:p text:style-name="P48"><text:s text:c="8"/>vector_push_back(&amp;t_v, i);</text:p>
      <text:p text:style-name="P48"><text:s text:c="4"/>}</text:p>
      <text:p text:style-name="P48"><text:s text:c="4"/>for(i = 3; i &lt;= 9; ++i)</text:p>
      <text:p text:style-name="P48"><text:s text:c="4"/>{</text:p>
      <text:p text:style-name="P48"><text:s text:c="8"/>list_push_back(&amp;t_l, i);</text:p>
      <text:p text:style-name="P48"><text:s text:c="4"/>}</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if(algo_equal(vector_begin(&amp;t_v), vector_end(&amp;t_v), list_begin(&amp;t_l)))</text:p>
      <text:p text:style-name="P48"><text:s text:c="4"/>{</text:p>
      <text:p text:style-name="P48"><text:s text:c="8"/>printf("vector == list\n");</text:p>
      <text:p text:style-name="P48"><text:s text:c="4"/>}</text:p>
      <text:p text:style-name="P48"><text:s text:c="4"/>else</text:p>
      <text:p text:style-name="P48"><text:s text:c="4"/>{</text:p>
      <text:p text:style-name="P48"><text:s text:c="8"/>printf("vector != list\n");</text:p>
      <text:p text:style-name="P48"><text:s text:c="4"/>}</text:p>
      <text:p text:style-name="P48"><text:s text:c="4"/>if(algo_equal_if(</text:p>
      <text:p text:style-name="P48"><text:s text:c="8"/>vector_begin(&amp;t_v), vector_end(&amp;t_v), list_begin(&amp;t_l), _both_even_or_odd))</text:p>
      <text:p text:style-name="P48"><text:s text:c="4"/>{</text:p>
      <text:p text:style-name="P48"><text:s text:c="8"/>printf("even and odd elements correspond.\n");</text:p>
      <text:p text:style-name="P48"><text:s text:c="4"/>}</text:p>
      <text:p text:style-name="P48"><text:s text:c="4"/>else</text:p>
      <text:p text:style-name="P48"><text:s text:c="4"/>{</text:p>
      <text:p text:style-name="P48"><text:s text:c="8"/>printf("even and odd elements is not correspond.\n");</text:p>
      <text:p text:style-name="P48"><text:s text:c="4"/>}</text:p>
      <text:p text:style-name="P48"><text:soft-page-break/></text:p>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both_even_or_odd(</text:p>
      <text:p text:style-name="P85">const void* cpv_first, const void* cpv_second, void* pv_output)</text:p>
      <text:p text:style-name="P48">{</text:p>
      <text:p text:style-name="P48"><text:s text:c="4"/>if(*(int*)cpv_first % 2 == *(int*)cpv_second % 2)</text:p>
      <text:p text:style-name="P48"><text:s text:c="4"/>{</text:p>
      <text:p text:style-name="P48"><text:s text:c="8"/>*(bool_t*)pv_output = true;</text:p>
      <text:p text:style-name="P48"><text:s text:c="4"/>}</text:p>
      <text:p text:style-name="P48"><text:s text:c="4"/>else</text:p>
      <text:p text:style-name="P48"><text:s text:c="4"/>{</text:p>
      <text:p text:style-name="P48"><text:s text:c="8"/>*(bool_t*)pv_output = false;</text:p>
      <text:p text:style-name="P48"><text:s text:c="4"/>}</text:p>
      <text:p text:style-name="P48">}</text:p>
      <text:p text:style-name="P42">结果:</text:p>
      <text:p text:style-name="P48">vector: 1 2 3 4 5 6 7 </text:p>
      <text:p text:style-name="P48">list: <text:s text:c="2"/>3 4 5 6 7 8 9 </text:p>
      <text:p text:style-name="P48">vector != list</text:p>
      <text:p text:style-name="P48">even and odd elements correspond.</text:p>
      <text:p text:style-name="P48"/>
      <text:p text:style-name="P81"><text:span text:style-name="T55">查找数据区间的不同:</text:span><text:span text:style-name="T55"> algo_mismatch(),algo_mismatch_if()</text:span></text:p>
      <text:p text:style-name="P42">带有if后缀的版本接收一个二元谓词为特定规则,但是这个谓词用来指定前后两个数据的关系但是不能修改数据内容.这两个算法函数返回pair_t类型,使用之后要销毁.</text:p>
      <text:p text:style-name="P48">#include &lt;stdio.h&gt;</text:p>
      <text:p text:style-name="P48">#include &lt;cstl/cvector.h&gt;</text:p>
      <text:p text:style-name="P48">#include &lt;cstl/clist.h&gt;</text:p>
      <text:p text:style-name="P48">#include &lt;cstl/cutility.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vector_t t_v = create_vector(int);</text:p>
      <text:p text:style-name="P48"><text:s text:c="4"/>list_t t_l = create_list(int);</text:p>
      <text:p text:style-name="P48"><text:soft-page-break/><text:s text:c="4"/>pair_t t_p;</text:p>
      <text:p text:style-name="P48"><text:s text:c="4"/>int i = 0;</text:p>
      <text:p text:style-name="P48"/>
      <text:p text:style-name="P48"><text:s text:c="4"/>vector_init(&amp;t_v);</text:p>
      <text:p text:style-name="P48"><text:s text:c="4"/>list_init(&amp;t_l);</text:p>
      <text:p text:style-name="P48"><text:s text:c="4"/>for(i = 1; i &lt;= 6; ++i)</text:p>
      <text:p text:style-name="P48"><text:s text:c="4"/>{</text:p>
      <text:p text:style-name="P48"><text:s text:c="8"/>vector_push_back(&amp;t_v, i);</text:p>
      <text:p text:style-name="P48"><text:s text:c="4"/>}</text:p>
      <text:p text:style-name="P48"><text:s text:c="4"/>for(i = 1; i &lt;= 16; i *= 2)</text:p>
      <text:p text:style-name="P48"><text:s text:c="4"/>{</text:p>
      <text:p text:style-name="P48"><text:s text:c="8"/>list_push_back(&amp;t_l, i);</text:p>
      <text:p text:style-name="P48"><text:s text:c="4"/>}</text:p>
      <text:p text:style-name="P48"><text:s text:c="4"/>list_push_back(&amp;t_l, 3);</text:p>
      <text:p text:style-name="P48"><text:s text:c="4"/>printf("vector: ");</text:p>
      <text:p text:style-name="P48"><text:s text:c="4"/>algo_for_each(vector_begin(&amp;t_v), vector_end(&amp;t_v), _print);</text:p>
      <text:p text:style-name="P48"><text:s text:c="4"/>printf("\n");</text:p>
      <text:p text:style-name="P48"><text:s text:c="4"/>printf("list: <text:s text:c="2"/>");</text:p>
      <text:p text:style-name="P48"><text:s text:c="4"/>algo_for_each(list_begin(&amp;t_l), list_end(&amp;t_l), _print);</text:p>
      <text:p text:style-name="P48"><text:s text:c="4"/>printf("\n");</text:p>
      <text:p text:style-name="P48"/>
      <text:p text:style-name="P48"><text:s text:c="4"/>t_p = algo_mismatch(vector_begin(&amp;t_v), vector_end(&amp;t_v), list_begin(&amp;t_l));</text:p>
      <text:p text:style-name="P48"><text:s text:c="4"/>if(iterator_equal(t_p.first, vector_end(&amp;t_v)))</text:p>
      <text:p text:style-name="P48"><text:s text:c="4"/>{</text:p>
      <text:p text:style-name="P48"><text:s text:c="8"/>printf("no mismatch!\n");</text:p>
      <text:p text:style-name="P48"><text:s text:c="4"/>}</text:p>
      <text:p text:style-name="P48"><text:s text:c="4"/>else</text:p>
      <text:p text:style-name="P48"><text:s text:c="4"/>{</text:p>
      <text:p text:style-name="P48"><text:s text:c="8"/>printf("first mismatch: %d and %d\n",</text:p>
      <text:p text:style-name="P48"><text:s text:c="12"/>*(int*)iterator_get_pointer(t_p.first),</text:p>
      <text:p text:style-name="P48"><text:s text:c="12"/>*(int*)iterator_get_pointer(t_p.second));</text:p>
      <text:p text:style-name="P48"><text:s text:c="4"/>}</text:p>
      <text:p text:style-name="P48"><text:s text:c="4"/>pair_destroy(&amp;t_p);</text:p>
      <text:p text:style-name="P48"/>
      <text:p text:style-name="P48"><text:s text:c="4"/>t_p = algo_mismatch_if(</text:p>
      <text:p text:style-name="P48"><text:s text:c="8"/>vector_begin(&amp;t_v), vector_end(&amp;t_v), </text:p>
      <text:p text:style-name="P91">list_begin(&amp;t_l), fun_less_equal_int);</text:p>
      <text:p text:style-name="P48"><text:s text:c="4"/>if(iterator_equal(t_p.first, vector_end(&amp;t_v)))</text:p>
      <text:p text:style-name="P48"><text:s text:c="4"/>{</text:p>
      <text:p text:style-name="P48"><text:s text:c="8"/>printf("always less-or-equal\n");</text:p>
      <text:p text:style-name="P48"><text:s text:c="4"/>}</text:p>
      <text:p text:style-name="P48"><text:s text:c="4"/>else</text:p>
      <text:p text:style-name="P48"><text:s text:c="4"/>{</text:p>
      <text:p text:style-name="P48"><text:s text:c="8"/>printf("not less-or-equal: %d and %d\n",</text:p>
      <text:p text:style-name="P48"><text:soft-page-break/><text:s text:c="12"/>*(int*)iterator_get_pointer(t_p.first),</text:p>
      <text:p text:style-name="P48"><text:s text:c="12"/>*(int*)iterator_get_pointer(t_p.second));</text:p>
      <text:p text:style-name="P48"><text:s text:c="4"/>}</text:p>
      <text:p text:style-name="P48"><text:s text:c="4"/>pair_destroy(&amp;t_p);</text:p>
      <text:p text:style-name="P48"/>
      <text:p text:style-name="P48"><text:s text:c="4"/>vector_destroy(&amp;t_v);</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vector: 1 2 3 4 5 6 </text:p>
      <text:p text:style-name="P48">list: <text:s text:c="2"/>1 2 4 8 16 3 </text:p>
      <text:p text:style-name="P48">first mismatch: 3 and 4</text:p>
      <text:p text:style-name="P48">not less-or-equal: 6 and 3</text:p>
      <text:p text:style-name="P48"/>
      <text:p text:style-name="P81"><text:span text:style-name="T55">查找子数据区间:</text:span><text:span text:style-name="T55"> algo_search(),algo_search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oft-page-break/><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
      <text:p text:style-name="P48"><text:s text:c="4"/>t_pos = algo_search(</text:p>
      <text:p text:style-name="P48"><text:s text:c="8"/>deque_begin(&amp;t_dq), deque_end(&amp;t_dq), list_begin(&amp;t_l), list_end(&amp;t_l));</text:p>
      <text:p text:style-name="P48"><text:s text:c="4"/>while(!iterator_equal(&amp;t_pos, deque_end(&amp;t_dq)))</text:p>
      <text:p text:style-name="P48"><text:s text:c="4"/>{</text:p>
      <text:p text:style-name="P48"><text:s text:c="8"/>printf("sub find with element %d\n",</text:p>
      <text:p text:style-name="P48"><text:s text:c="12"/>iterator_distance(deque_begin(&amp;t_dq), t_pos) + 1);</text:p>
      <text:p text:style-name="P48"><text:s text:c="8"/>iterator_next(&amp;t_pos);</text:p>
      <text:p text:style-name="P48"><text:s text:c="8"/>t_pos = algo_search(</text:p>
      <text:p text:style-name="P48"><text:s text:c="12"/>t_pos, deque_end(&amp;t_dq), list_begin(&amp;t_l), list_end(&amp;t_l));</text:p>
      <text:p text:style-name="P48"><text:s text:c="4"/>}</text:p>
      <text:p text:style-name="P48"/>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ind with element 3</text:p>
      <text:p text:style-name="P48">sub find with element 10</text:p>
      <text:p text:style-name="P48"/>
      <text:p text:style-name="P42">下面是一个使用algo_search_if()的例子:</text:p>
      <text:p text:style-name="P48">#include &lt;stdio.h&gt;</text:p>
      <text:p text:style-name="P48">#include &lt;cstl/cvector.h&gt;</text:p>
      <text:p text:style-name="P48"><text:soft-page-break/>#include &lt;cstl/cdeque.h&gt;</text:p>
      <text:p text:style-name="P48">#include &lt;cstl/calgorithm.h&gt;</text:p>
      <text:p text:style-name="P48"/>
      <text:p text:style-name="P48">static void _print(const void* cpv_input, void* pv_output);</text:p>
      <text:p text:style-name="P48">static void _check_even(</text:p>
      <text:p text:style-name="P85">const void* cpv_first, const void* cpv_second, void* pv_output);</text:p>
      <text:p text:style-name="P48"/>
      <text:p text:style-name="P48">int main(int argc, char* argv[])</text:p>
      <text:p text:style-name="P48">{</text:p>
      <text:p text:style-name="P48"><text:s text:c="4"/>vector_t t_v = create_vector(int);</text:p>
      <text:p text:style-name="P48"><text:s text:c="4"/>deque_t t_dq = create_deque(bool_t);</text:p>
      <text:p text:style-name="P48"><text:s text:c="4"/>int i = 0;</text:p>
      <text:p text:style-name="P48"><text:s text:c="4"/>iterator_t t_pos;</text:p>
      <text:p text:style-name="P48"/>
      <text:p text:style-name="P48"><text:s text:c="4"/>vector_init(&amp;t_v);</text:p>
      <text:p text:style-name="P48"><text:s text:c="4"/>deque_init(&amp;t_dq);</text:p>
      <text:p text:style-name="P48"><text:s text:c="4"/>for(i = 1; i &lt;= 9; ++i)</text:p>
      <text:p text:style-name="P48"><text:s text:c="4"/>{</text:p>
      <text:p text:style-name="P48"><text:s text:c="8"/>vector_push_back(&amp;t_v, i);</text:p>
      <text:p text:style-name="P48"><text:s text:c="4"/>}</text:p>
      <text:p text:style-name="P48"><text:s text:c="4"/>deque_push_back(&amp;t_dq, true);</text:p>
      <text:p text:style-name="P48"><text:s text:c="4"/>deque_push_back(&amp;t_dq, false);</text:p>
      <text:p text:style-name="P48"><text:s text:c="4"/>deque_push_back(&amp;t_dq, true);</text:p>
      <text:p text:style-name="P48"><text:s text:c="4"/>printf("vector: ");</text:p>
      <text:p text:style-name="P48"><text:s text:c="4"/>algo_for_each(vector_begin(&amp;t_v), vector_end(&amp;t_v), _print);</text:p>
      <text:p text:style-name="P48"><text:s text:c="4"/>printf("\n");</text:p>
      <text:p text:style-name="P48"/>
      <text:p text:style-name="P48"><text:s text:c="4"/>t_pos = algo_search_if(</text:p>
      <text:p text:style-name="P48"><text:s text:c="8"/>vector_begin(&amp;t_v), vector_end(&amp;t_v),</text:p>
      <text:p text:style-name="P48"><text:s text:c="8"/>deque_begin(&amp;t_dq), deque_end(&amp;t_dq),</text:p>
      <text:p text:style-name="P48"><text:s text:c="8"/>_check_even);</text:p>
      <text:p text:style-name="P48"><text:s text:c="4"/>while(!iterator_equal(&amp;t_pos, vector_end(&amp;t_v)))</text:p>
      <text:p text:style-name="P48"><text:s text:c="4"/>{</text:p>
      <text:p text:style-name="P48"><text:s text:c="8"/>printf("subrange found starting with element %d\n",</text:p>
      <text:p text:style-name="P48"><text:s text:c="12"/>iterator_distance(vector_begin(&amp;t_v), t_pos) + 1);</text:p>
      <text:p text:style-name="P48"/>
      <text:p text:style-name="P48"><text:s text:c="8"/>iterator_next(&amp;t_pos);</text:p>
      <text:p text:style-name="P48"><text:s text:c="8"/>t_pos = algo_search_if(</text:p>
      <text:p text:style-name="P48"><text:s text:c="12"/>t_pos, vector_end(&amp;t_v),</text:p>
      <text:p text:style-name="P48"><text:s text:c="12"/>deque_begin(&amp;t_dq), deque_end(&amp;t_dq),</text:p>
      <text:p text:style-name="P48"><text:s text:c="12"/>_check_even);</text:p>
      <text:p text:style-name="P48"><text:s text:c="4"/>}</text:p>
      <text:p text:style-name="P48"/>
      <text:p text:style-name="P48"><text:s text:c="4"/>vector_destroy(&amp;t_v);</text:p>
      <text:p text:style-name="P48"><text:soft-page-break/><text:s text:c="4"/>deque_destroy(&amp;t_dq);</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8">static void _check_even(</text:p>
      <text:p text:style-name="P85">const void* cpv_first, const void* cpv_second, void* pv_output)</text:p>
      <text:p text:style-name="P48">{</text:p>
      <text:p text:style-name="P48"><text:s text:c="4"/>if(*(bool_t*)cpv_second)</text:p>
      <text:p text:style-name="P48"><text:s text:c="4"/>{</text:p>
      <text:p text:style-name="P48"><text:s text:c="8"/>if(*(int*)cpv_first %2 == 0)</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s text:c="4"/>else</text:p>
      <text:p text:style-name="P48"><text:s text:c="4"/>{</text:p>
      <text:p text:style-name="P48"><text:s text:c="8"/>if(*(int*)cpv_first % 2 == 1)</text:p>
      <text:p text:style-name="P48"><text:s text:c="8"/>{</text:p>
      <text:p text:style-name="P48"><text:s text:c="12"/>*(bool_t*)pv_output = true;</text:p>
      <text:p text:style-name="P48"><text:s text:c="8"/>}</text:p>
      <text:p text:style-name="P48"><text:s text:c="8"/>else</text:p>
      <text:p text:style-name="P48"><text:s text:c="8"/>{</text:p>
      <text:p text:style-name="P48"><text:s text:c="12"/>*(bool_t*)pv_output = false;</text:p>
      <text:p text:style-name="P48"><text:s text:c="8"/>}</text:p>
      <text:p text:style-name="P48"><text:s text:c="4"/>}</text:p>
      <text:p text:style-name="P48">}</text:p>
      <text:p text:style-name="P42">结果:</text:p>
      <text:p text:style-name="P48">vector: 1 2 3 4 5 6 7 8 9 </text:p>
      <text:p text:style-name="P48">subrange found starting with element 2</text:p>
      <text:p text:style-name="P48">subrange found starting with element 4</text:p>
      <text:p text:style-name="P48">subrange found starting with element 6</text:p>
      <text:p text:style-name="P81"><text:span text:style-name="T55">查找连续n个满足特定规则的数据:</text:span><text:span text:style-name="T55"> algo_search_n(),algo_search_n_if()</text:span></text:p>
      <text:p text:style-name="P42">带有if后缀的版本接收一个二元谓词为特定规则,但是这个谓词用来指定前后两个数据的关系但是不能修改数据内容.</text:p>
      <text:p text:style-name="P48">#include &lt;stdio.h&gt;</text:p>
      <text:p text:style-name="P48">#include &lt;cstl/cdeque.h&gt;</text:p>
      <text:p text:style-name="P48"><text:soft-page-break/>#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int i = 0;</text:p>
      <text:p text:style-name="P48"><text:s text:c="4"/>iterator_t t_pos;</text:p>
      <text:p text:style-name="P48"/>
      <text:p text:style-name="P48"><text:s text:c="4"/>deque_init(&amp;t_dq);</text:p>
      <text:p text:style-name="P48"><text:s text:c="4"/>for(i = 1; i &lt;= 9; ++i)</text:p>
      <text:p text:style-name="P48"><text:s text:c="4"/>{</text:p>
      <text:p text:style-name="P48"><text:s text:c="8"/>deque_push_back(&amp;t_dq, i);</text:p>
      <text:p text:style-name="P48"><text:s text:c="4"/>}</text:p>
      <text:p text:style-name="P48"><text:s text:c="4"/>printf("deque: ");</text:p>
      <text:p text:style-name="P48"><text:s text:c="4"/>algo_for_each(deque_begin(&amp;t_dq), deque_end(&amp;t_dq), _print);</text:p>
      <text:p text:style-name="P48"><text:s text:c="4"/>printf("\n");</text:p>
      <text:p text:style-name="P48"/>
      <text:p text:style-name="P48"><text:s text:c="4"/>t_pos = algo_search_n(deque_begin(&amp;t_dq), deque_end(&amp;t_dq), 4, 3);</text:p>
      <text:p text:style-name="P48"><text:s text:c="4"/>if(iterator_equal(&amp;t_pos, deque_end(&amp;t_dq)))</text:p>
      <text:p text:style-name="P48"><text:s text:c="4"/>{</text:p>
      <text:p text:style-name="P48"><text:s text:c="8"/>printf("no four consecutive elements with value 3 found\n");</text:p>
      <text:p text:style-name="P48"><text:s text:c="4"/>}</text:p>
      <text:p text:style-name="P48"><text:s text:c="4"/>else</text:p>
      <text:p text:style-name="P48"><text:s text:c="4"/>{</text:p>
      <text:p text:style-name="P48"><text:s text:c="8"/>printf("four consective elements with value 3 start with %d. element\n",</text:p>
      <text:p text:style-name="P48"><text:s text:c="12"/>iterator_distance(deque_begin(&amp;t_dq), t_pos) + 1);</text:p>
      <text:p text:style-name="P48"><text:s text:c="4"/>}</text:p>
      <text:p text:style-name="P48"><text:s text:c="4"/>t_pos = algo_search_n_if(</text:p>
      <text:p text:style-name="P48"><text:s text:c="8"/>deque_begin(&amp;t_dq), deque_end(&amp;t_dq), 4, 3, fun_great_int);</text:p>
      <text:p text:style-name="P48"><text:s text:c="4"/>if(iterator_equal(&amp;t_pos, deque_end(&amp;t_dq)))</text:p>
      <text:p text:style-name="P48"><text:s text:c="4"/>{</text:p>
      <text:p text:style-name="P48"><text:s text:c="8"/>printf("no four consecutive elements with value &gt; 3 found\n");</text:p>
      <text:p text:style-name="P48"><text:s text:c="4"/>}</text:p>
      <text:p text:style-name="P48"><text:s text:c="4"/>else</text:p>
      <text:p text:style-name="P48"><text:s text:c="4"/>{</text:p>
      <text:p text:style-name="P48"><text:s text:c="8"/>printf("four consective elements with value &gt; 3 start with %d. element\n",</text:p>
      <text:p text:style-name="P48"><text:s text:c="12"/>iterator_distance(deque_begin(&amp;t_dq), t_pos) + 1);</text:p>
      <text:p text:style-name="P48"><text:s text:c="4"/>}</text:p>
      <text:p text:style-name="P48"><text:s text:c="4"/>deque_destroy(&amp;t_dq);</text:p>
      <text:p text:style-name="P48"/>
      <text:p text:style-name="P48"><text:s text:c="4"/>return 0;</text:p>
      <text:p text:style-name="P48">}</text:p>
      <text:p text:style-name="P48"><text:soft-page-break/></text:p>
      <text:p text:style-name="P48">static void _print(const void* cpv_input, void* pv_output)</text:p>
      <text:p text:style-name="P48">{</text:p>
      <text:p text:style-name="P48"><text:s text:c="4"/>printf("%d ", *(int*)cpv_input);</text:p>
      <text:p text:style-name="P48">}</text:p>
      <text:p text:style-name="P42">结果:</text:p>
      <text:p text:style-name="P48">deque: 1 2 3 4 5 6 7 8 9 </text:p>
      <text:p text:style-name="P48">no four consecutive elements with value 3 found</text:p>
      <text:p text:style-name="P48">four consective elements with value &gt; 3 start with 4. element</text:p>
      <text:p text:style-name="P48"/>
      <text:p text:style-name="P81"><text:span text:style-name="T55">查找最后一个与第二个区间满足特定规则的位置:</text:span><text:span text:style-name="T55"> </text:span></text:p>
      <text:p text:style-name="P85">algo_search_end(),algo_search_end_if(),algo_find_end(),algo_find_end_if()</text:p>
      <text:p text:style-name="P42">带有if后缀的版本接收一个二元谓词为特定规则,但是这个谓词用来指定前后两个数据的关系但是不能修改数据内容.这个算法与algo_search()功能相似,只是它查找的是最后一个子区间.algo_find_end()和</text:p>
      <text:p text:style-name="P42">algo_find_end_if()分别与algo_search_end()和algo_search_end_if()功能相同,只不过是模仿SGI STL相应的算法名称,其实更确切的命名应该是algo_search_end()和algo_search_end_if()这两个名字.</text:p>
      <text:p text:style-name="P48">#include &lt;stdio.h&gt;</text:p>
      <text:p text:style-name="P48">#include &lt;cstl/cdeque.h&gt;</text:p>
      <text:p text:style-name="P48">#include &lt;cstl/clist.h&gt;</text:p>
      <text:p text:style-name="P48">#include &lt;cstl/calgorithm.h&gt;</text:p>
      <text:p text:style-name="P48"/>
      <text:p text:style-name="P48">static void _print(const void* cpv_input, void* pv_output);</text:p>
      <text:p text:style-name="P48"/>
      <text:p text:style-name="P48">int main(int argc, char* argv[])</text:p>
      <text:p text:style-name="P48">{</text:p>
      <text:p text:style-name="P48"><text:s text:c="4"/>deque_t t_dq = create_deque(int);</text:p>
      <text:p text:style-name="P48"><text:s text:c="4"/>list_t t_l = create_list(int);</text:p>
      <text:p text:style-name="P48"><text:s text:c="4"/>int i = 0;</text:p>
      <text:p text:style-name="P48"><text:s text:c="4"/>iterator_t t_pos, t_end;</text:p>
      <text:p text:style-name="P48"/>
      <text:p text:style-name="P48"><text:s text:c="4"/>deque_init(&amp;t_dq);</text:p>
      <text:p text:style-name="P48"><text:s text:c="4"/>list_init(&amp;t_l);</text:p>
      <text:p text:style-name="P48"><text:s text:c="4"/>for(i = 1; i &lt;= 7; ++i)</text:p>
      <text:p text:style-name="P48"><text:s text:c="4"/>{</text:p>
      <text:p text:style-name="P48"><text:s text:c="8"/>deque_push_back(&amp;t_dq, i);</text:p>
      <text:p text:style-name="P48"><text:s text:c="4"/>}</text:p>
      <text:p text:style-name="P48"><text:s text:c="4"/>for(i = 1; i &lt;= 7; ++i)</text:p>
      <text:p text:style-name="P48"><text:s text:c="4"/>{</text:p>
      <text:p text:style-name="P48"><text:s text:c="8"/>deque_push_back(&amp;t_dq, i);</text:p>
      <text:p text:style-name="P48"><text:s text:c="4"/>}</text:p>
      <text:p text:style-name="P48"><text:s text:c="4"/>for(i = 3; i &lt;= 6; ++i)</text:p>
      <text:p text:style-name="P48"><text:s text:c="4"/>{</text:p>
      <text:p text:style-name="P48"><text:s text:c="8"/>list_push_back(&amp;t_l, i);</text:p>
      <text:p text:style-name="P48"><text:s text:c="4"/>}</text:p>
      <text:p text:style-name="P48"><text:soft-page-break/><text:s text:c="4"/>printf("deque: ");</text:p>
      <text:p text:style-name="P48"><text:s text:c="4"/>algo_for_each(deque_begin(&amp;t_dq), deque_end(&amp;t_dq), _print);</text:p>
      <text:p text:style-name="P48"><text:s text:c="4"/>printf("\n");</text:p>
      <text:p text:style-name="P48"><text:s text:c="4"/>printf("sub: <text:s text:c="2"/>");</text:p>
      <text:p text:style-name="P48"><text:s text:c="4"/>algo_for_each(list_begin(&amp;t_l), list_end(&amp;t_l), _print);</text:p>
      <text:p text:style-name="P48"><text:s text:c="4"/>printf("\n");</text:p>
      <text:p text:style-name="P48"><text:s text:c="4"/>t_pos = algo_search_end(</text:p>
      <text:p text:style-name="P48"><text:s text:c="8"/>deque_begin(&amp;t_dq), deque_end(&amp;t_dq), list_begin(&amp;t_l), list_end(&amp;t_l));</text:p>
      <text:p text:style-name="P48"><text:s text:c="4"/>t_end = deque_end(&amp;t_dq);</text:p>
      <text:p text:style-name="P48"><text:s text:c="4"/>while(!iterator_equal(&amp;t_pos, t_end))</text:p>
      <text:p text:style-name="P48"><text:s text:c="4"/>{</text:p>
      <text:p text:style-name="P48"><text:s text:c="8"/>printf("sub found starting with element %d\n",</text:p>
      <text:p text:style-name="P48"><text:s text:c="12"/>iterator_distance(deque_begin(&amp;t_dq), t_pos) + 1);</text:p>
      <text:p text:style-name="P48"><text:s text:c="8"/>t_end = t_pos;</text:p>
      <text:p text:style-name="P48"><text:s text:c="8"/>t_pos = algo_find_end(</text:p>
      <text:p text:style-name="P48"><text:s text:c="12"/>deque_begin(&amp;t_dq), t_end, list_begin(&amp;t_l), list_end(&amp;t_l));</text:p>
      <text:p text:style-name="P48"><text:s text:c="4"/>}</text:p>
      <text:p text:style-name="P48"><text:s text:c="4"/>deque_destroy(&amp;t_dq);</text:p>
      <text:p text:style-name="P48"><text:s text:c="4"/>list_destroy(&amp;t_l);</text:p>
      <text:p text:style-name="P48"/>
      <text:p text:style-name="P48"><text:s text:c="4"/>return 0;</text:p>
      <text:p text:style-name="P48">}</text:p>
      <text:p text:style-name="P48"/>
      <text:p text:style-name="P48">static void _print(const void* cpv_input, void* pv_output)</text:p>
      <text:p text:style-name="P48">{</text:p>
      <text:p text:style-name="P48"><text:s text:c="4"/>printf("%d ", *(int*)cpv_input);</text:p>
      <text:p text:style-name="P48">}</text:p>
      <text:p text:style-name="P42">结果:</text:p>
      <text:p text:style-name="P48">deque: 1 2 3 4 5 6 7 1 2 3 4 5 6 7 </text:p>
      <text:p text:style-name="P48">sub: <text:s text:c="2"/>3 4 5 6 </text:p>
      <text:p text:style-name="P48">sub found starting with element 10</text:p>
      <text:p text:style-name="P48">sub found starting with element 3</text:p>
      <text:p text:style-name="P48"/>
      <text:list xml:id="list1822861323" text:continue-numbering="true" text:style-name="WW8Num13">
        <text:list-item>
          <text:list>
            <text:list-item>
              <text:h text:style-name="P278" text:outline-level="2">质变算法</text:h>
            </text:list-item>
          </text:list>
        </text:list-item>
      </text:list>
      <text:p text:style-name="P40"><text:span text:style-name="T17"><text:tab/></text:span><text:span text:style-name="T59">质变算法就是算法执行后修改数据区间中的数据.修改数据的方式有两种:</text:span></text:p>
      <text:p text:style-name="P42"><text:tab/>当迭代器通过数据时修改.</text:p>
      <text:p text:style-name="P42"><text:tab/>将算法执行的结果拷贝到其他数据区间中.</text:p>
      <text:p text:style-name="P42">带有_copy后缀的算法函数都是属于后者,有些算法两个版本都提供.</text:p>
      <text:p text:style-name="P42"><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49">algo_copy()</text:p>
          </table:table-cell>
          <table:table-cell table:style-name="Table96.B1" office:value-type="string">
            <text:p text:style-name="P44">拷贝数据.</text:p>
          </table:table-cell>
        </table:table-row>
        <text:soft-page-break/>
        <table:table-row table:style-name="Table96.1">
          <table:table-cell table:style-name="Table96.A1" office:value-type="string">
            <text:p text:style-name="P49">algo_copy_n()</text:p>
          </table:table-cell>
          <table:table-cell table:style-name="Table96.B1" office:value-type="string">
            <text:p text:style-name="P44">拷贝n个数据.</text:p>
          </table:table-cell>
        </table:table-row>
        <table:table-row table:style-name="Table96.1">
          <table:table-cell table:style-name="Table96.A1" office:value-type="string">
            <text:p text:style-name="P49">algo_copy_backward()</text:p>
          </table:table-cell>
          <table:table-cell table:style-name="Table96.B1" office:value-type="string">
            <text:p text:style-name="P44">从后往前拷贝数据.</text:p>
          </table:table-cell>
        </table:table-row>
        <table:table-row table:style-name="Table96.1">
          <table:table-cell table:style-name="Table96.A1" office:value-type="string">
            <text:p text:style-name="P49">algo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iter_swap()</text:p>
          </table:table-cell>
          <table:table-cell table:style-name="Table96.B1" office:value-type="string">
            <text:p text:style-name="P44">交换两个迭代器所指的数据.</text:p>
          </table:table-cell>
        </table:table-row>
        <table:table-row table:style-name="Table96.1">
          <table:table-cell table:style-name="Table96.A1" office:value-type="string">
            <text:p text:style-name="P49">algo_swap_ranges()</text:p>
          </table:table-cell>
          <table:table-cell table:style-name="Table96.B1" office:value-type="string">
            <text:p text:style-name="P44">交换两个数据区间中的数据.</text:p>
          </table:table-cell>
        </table:table-row>
        <table:table-row table:style-name="Table96.1">
          <table:table-cell table:style-name="Table96.A1" office:value-type="string">
            <text:p text:style-name="P49">algo_transform()</text:p>
          </table:table-cell>
          <table:table-cell table:style-name="Table96.B1" office:value-type="string">
            <text:p text:style-name="P44">将数据从第一个数据区间通过特定的规则转换到第二个区间.</text:p>
          </table:table-cell>
        </table:table-row>
        <table:table-row table:style-name="Table96.1">
          <table:table-cell table:style-name="Table96.A1" office:value-type="string">
            <text:p text:style-name="P49">algo_transform_binary()</text:p>
          </table:table-cell>
          <table:table-cell table:style-name="Table96.B1" office:value-type="string">
            <text:p text:style-name="P44">将数据从第一个数据区间通过特定的二元规则转换到第二个区间.</text:p>
          </table:table-cell>
        </table:table-row>
        <table:table-row table:style-name="Table96.1">
          <table:table-cell table:style-name="Table96.A1" office:value-type="string">
            <text:p text:style-name="P49">algo_replace()</text:p>
          </table:table-cell>
          <table:table-cell table:style-name="Table96.B1" office:value-type="string">
            <text:p text:style-name="P44">使用新数据替换数据区间内所有指定的旧数据.</text:p>
          </table:table-cell>
        </table:table-row>
        <table:table-row table:style-name="Table96.1">
          <table:table-cell table:style-name="Table96.A1" office:value-type="string">
            <text:p text:style-name="P49">algo_replace_if()</text:p>
          </table:table-cell>
          <table:table-cell table:style-name="Table96.B1" office:value-type="string">
            <text:p text:style-name="P44">使用新数据替换数据区间内所有符合条件的旧数据.</text:p>
          </table:table-cell>
        </table:table-row>
        <table:table-row table:style-name="Table96.1">
          <table:table-cell table:style-name="Table96.A1" office:value-type="string">
            <text:p text:style-name="P49">algo_replace_copy()</text:p>
          </table:table-cell>
          <table:table-cell table:style-name="Table96.B1" office:value-type="string">
            <text:p text:style-name="P44">将数据区间中的数据拷贝到新的数据区间,拷贝过程中使用新数据替换指定的旧数据.</text:p>
          </table:table-cell>
        </table:table-row>
        <table:table-row table:style-name="Table96.1">
          <table:table-cell table:style-name="Table96.A1" office:value-type="string">
            <text:p text:style-name="P49">algo_replace_copy_if()</text:p>
          </table:table-cell>
          <table:table-cell table:style-name="Table96.B1" office:value-type="string">
            <text:p text:style-name="P44">将数据区间中的数据拷贝到新的数据区间,拷贝过程中使用新数据替换所有符合条件的旧数据.</text:p>
          </table:table-cell>
        </table:table-row>
        <table:table-row table:style-name="Table96.1">
          <table:table-cell table:style-name="Table96.A1" office:value-type="string">
            <text:p text:style-name="P49">algo_fill()</text:p>
          </table:table-cell>
          <table:table-cell table:style-name="Table96.B1" office:value-type="string">
            <text:p text:style-name="P44">向数据区间中填充新数据.</text:p>
          </table:table-cell>
        </table:table-row>
        <table:table-row table:style-name="Table96.1">
          <table:table-cell table:style-name="Table96.A1" office:value-type="string">
            <text:p text:style-name="P49">algo_fill_n()</text:p>
          </table:table-cell>
          <table:table-cell table:style-name="Table96.B1" office:value-type="string">
            <text:p text:style-name="P44">向数据区间中填充n个新数据.</text:p>
          </table:table-cell>
        </table:table-row>
        <table:table-row table:style-name="Table96.1">
          <table:table-cell table:style-name="Table96.A1" office:value-type="string">
            <text:p text:style-name="P49">algo_generate()</text:p>
          </table:table-cell>
          <table:table-cell table:style-name="Table96.B1" office:value-type="string">
            <text:p text:style-name="P44">使用一元函数产生的结果填充数据区间.</text:p>
          </table:table-cell>
        </table:table-row>
        <table:table-row table:style-name="Table96.1">
          <table:table-cell table:style-name="Table96.A1" office:value-type="string">
            <text:p text:style-name="P49">algo_generate_n()</text:p>
          </table:table-cell>
          <table:table-cell table:style-name="Table96.B1" office:value-type="string">
            <text:p text:style-name="P44">使用一元函数产生的结果向数据区间中填充n个值.</text:p>
          </table:table-cell>
        </table:table-row>
        <table:table-row table:style-name="Table96.1">
          <table:table-cell table:style-name="Table96.A1" office:value-type="string">
            <text:p text:style-name="P49">algo_remove()</text:p>
          </table:table-cell>
          <table:table-cell table:style-name="Table96.B1" office:value-type="string">
            <text:p text:style-name="P44">移除指定数据.</text:p>
          </table:table-cell>
        </table:table-row>
        <table:table-row table:style-name="Table96.1">
          <table:table-cell table:style-name="Table96.A1" office:value-type="string">
            <text:p text:style-name="P49">algo_remove_if()</text:p>
          </table:table-cell>
          <table:table-cell table:style-name="Table96.B1" office:value-type="string">
            <text:p text:style-name="P44">移除符合条件的数据.</text:p>
          </table:table-cell>
        </table:table-row>
        <table:table-row table:style-name="Table96.1">
          <table:table-cell table:style-name="Table96.A1" office:value-type="string">
            <text:p text:style-name="P49">algo_remove_copy()</text:p>
          </table:table-cell>
          <table:table-cell table:style-name="Table96.B1" office:value-type="string">
            <text:p text:style-name="P44">移除指定数据并将结果拷贝到另一区间中.</text:p>
          </table:table-cell>
        </table:table-row>
        <table:table-row table:style-name="Table96.1">
          <table:table-cell table:style-name="Table96.A1" office:value-type="string">
            <text:p text:style-name="P49">algo_remove_copy_if()</text:p>
          </table:table-cell>
          <table:table-cell table:style-name="Table96.B1" office:value-type="string">
            <text:p text:style-name="P44">移除符合条件的数据并将结果拷贝到另一个区间中.</text:p>
          </table:table-cell>
        </table:table-row>
        <table:table-row table:style-name="Table96.1">
          <table:table-cell table:style-name="Table96.A1" office:value-type="string">
            <text:p text:style-name="P49">algo_unique()</text:p>
          </table:table-cell>
          <table:table-cell table:style-name="Table96.B1" office:value-type="string">
            <text:p text:style-name="P44">移除相邻的重复数据.</text:p>
          </table:table-cell>
        </table:table-row>
        <table:table-row table:style-name="Table96.1">
          <table:table-cell table:style-name="Table96.A1" office:value-type="string">
            <text:p text:style-name="P49">algo_unique_if()</text:p>
          </table:table-cell>
          <table:table-cell table:style-name="Table96.B1" office:value-type="string">
            <text:p text:style-name="P44">移除相邻的符合条件的数据.</text:p>
          </table:table-cell>
        </table:table-row>
        <table:table-row table:style-name="Table96.1">
          <table:table-cell table:style-name="Table96.A1" office:value-type="string">
            <text:p text:style-name="P49">algo_unique_copy()</text:p>
          </table:table-cell>
          <table:table-cell table:style-name="Table96.B1" office:value-type="string">
            <text:p text:style-name="P44">移除相邻的重复数据并将结果拷贝到另一个区间中.</text:p>
          </table:table-cell>
        </table:table-row>
        <table:table-row table:style-name="Table96.1">
          <table:table-cell table:style-name="Table96.A1" office:value-type="string">
            <text:p text:style-name="P49">algo_unique_copy_if()</text:p>
          </table:table-cell>
          <table:table-cell table:style-name="Table96.B1" office:value-type="string">
            <text:p text:style-name="P44">移除相邻的符合条件的数据并将结果拷贝到另一个区间中.</text:p>
          </table:table-cell>
        </table:table-row>
        <table:table-row table:style-name="Table96.1">
          <table:table-cell table:style-name="Table96.A1" office:value-type="string">
            <text:p text:style-name="P49">algo_reverse()</text:p>
          </table:table-cell>
          <table:table-cell table:style-name="Table96.B1" office:value-type="string">
            <text:p text:style-name="P44">将数据区间中的数据逆序.</text:p>
          </table:table-cell>
        </table:table-row>
        <table:table-row table:style-name="Table96.1">
          <table:table-cell table:style-name="Table96.A1" office:value-type="string">
            <text:p text:style-name="P49">algo_reverse_copy()</text:p>
          </table:table-cell>
          <table:table-cell table:style-name="Table96.B1" office:value-type="string">
            <text:p text:style-name="P44">将数据区间中的数据逆序并拷贝到另一区间中.</text:p>
          </table:table-cell>
        </table:table-row>
        <table:table-row table:style-name="Table96.1">
          <table:table-cell table:style-name="Table96.A1" office:value-type="string">
            <text:p text:style-name="P49">algo_rotate()</text:p>
          </table:table-cell>
          <table:table-cell table:style-name="Table96.B1" office:value-type="string">
            <text:p text:style-name="P44">将数据区间中的两部分数据互换.</text:p>
          </table:table-cell>
        </table:table-row>
        <table:table-row table:style-name="Table96.1">
          <table:table-cell table:style-name="Table96.A1" office:value-type="string">
            <text:p text:style-name="P49">algo_rotate_copy()</text:p>
          </table:table-cell>
          <table:table-cell table:style-name="Table96.B1" office:value-type="string">
            <text:p text:style-name="P44">将数据区间中的两部分数据互换并将结果拷贝到另一个区间中</text:p>
          </table:table-cell>
        </table:table-row>
        <table:table-row table:style-name="Table96.1">
          <table:table-cell table:style-name="Table96.A1" office:value-type="string">
            <text:p text:style-name="P49">algo_random_shuffle()</text:p>
          </table:table-cell>
          <table:table-cell table:style-name="Table96.B1" office:value-type="string">
            <text:p text:style-name="P44">将数据区间中的数据随机重排.</text:p>
          </table:table-cell>
        </table:table-row>
        <table:table-row table:style-name="Table96.1">
          <table:table-cell table:style-name="Table96.A1" office:value-type="string">
            <text:p text:style-name="P49">algo_random_shuffle_if()</text:p>
          </table:table-cell>
          <table:table-cell table:style-name="Table96.B1" office:value-type="string">
            <text:p text:style-name="P44">使用特殊的随机函数将数据区间中的数据随机重排.</text:p>
          </table:table-cell>
        </table:table-row>
        <table:table-row table:style-name="Table96.1">
          <table:table-cell table:style-name="Table96.A1" office:value-type="string">
            <text:p text:style-name="P49">algo_random_sample()</text:p>
          </table:table-cell>
          <table:table-cell table:style-name="Table96.B1" office:value-type="string">
            <text:p text:style-name="P44">随机的将第一个区间中的数据拷贝到第二个区间.</text:p>
          </table:table-cell>
        </table:table-row>
        <table:table-row table:style-name="Table96.1">
          <table:table-cell table:style-name="Table96.A1" office:value-type="string">
            <text:p text:style-name="P49">algo_random_sample_if()</text:p>
          </table:table-cell>
          <table:table-cell table:style-name="Table96.B1" office:value-type="string">
            <text:p text:style-name="P44">使用特殊的随机函数将第一个区间中的数据拷贝到第二个区间中.</text:p>
          </table:table-cell>
        </table:table-row>
        <table:table-row table:style-name="Table96.1">
          <table:table-cell table:style-name="Table96.A1" office:value-type="string">
            <text:p text:style-name="P49">algo_random_sample_n()</text:p>
          </table:table-cell>
          <table:table-cell table:style-name="Table96.B1" office:value-type="string">
            <text:p text:style-name="P44">随机的将第一个区间中的n个数据拷贝到第二个区间.</text:p>
          </table:table-cell>
        </table:table-row>
        <table:table-row table:style-name="Table96.1">
          <table:table-cell table:style-name="Table96.A1" office:value-type="string">
            <text:p text:style-name="P49">algo_random_sample_n_if()</text:p>
          </table:table-cell>
          <table:table-cell table:style-name="Table96.B1" office:value-type="string">
            <text:p text:style-name="P44">使用特殊的随机函数将第一个区间中的n个数据拷贝到第二个区间.</text:p>
          </table:table-cell>
        </table:table-row>
        <table:table-row table:style-name="Table96.1">
          <table:table-cell table:style-name="Table96.A1" office:value-type="string">
            <text:p text:style-name="P49">algo_partition()</text:p>
          </table:table-cell>
          <table:table-cell table:style-name="Table96.B1" office:value-type="string">
            <text:p text:style-name="P44">将符合条件的数据放到数据区间的前部,不符合条件的放到后部.</text:p>
          </table:table-cell>
        </table:table-row>
        <table:table-row table:style-name="Table96.1">
          <table:table-cell table:style-name="Table96.A1" office:value-type="string">
            <text:p text:style-name="P49">algo_stable_partition()</text:p>
          </table:table-cell>
          <table:table-cell table:style-name="Table96.B1" office:value-type="string">
            <text:p text:style-name="P46"><text:span text:style-name="T59">顺序稳定的</text:span><text:span text:style-name="T55">algo_partition()</text:span><text:span text:style-name="T59">.</text:span></text:p>
          </table:table-cell>
        </table:table-row>
      </table:table>
      <text:p text:style-name="P42"/>
      <text:list xml:id="list991862672" text:continue-numbering="true" text:style-name="WW8Num13">
        <text:list-item>
          <text:list>
            <text:list-item>
              <text:list>
                <text:list-item>
                  <text:h text:style-name="P291" text:outline-level="3">拷贝数据</text:h>
                </text:list-item>
              </text:list>
            </text:list-item>
          </text:list>
        </text:list-item>
      </text:list>
      <text:p text:style-name="P40"><text:span text:style-name="T55"><text:tab/></text:span><text:span text:style-name="T59">拷贝数据有三个算法</text:span><text:span text:style-name="T55">algo_copy(),algo_copy_n(),algo_copy_backward()</text:span><text:span text:style-name="T59">前两个算法的不同点在于第</text:span><text:span text:style-name="T59">一</text:span><text:soft-page-break/><text:span text:style-name="T59">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52"><draw:g text:anchor-type="as-char" svg:y="0cm" draw:z-index="1" draw:style-name="gr1"><draw:rect draw:style-name="gr4" draw:text-style-name="P297" svg:width="17.781cm" svg:height="15.685cm" svg:x="0cm" svg:y="0cm"><text:p/></draw:rect><draw:frame draw:style-name="gr5" draw:text-style-name="P298" svg:width="0.636cm" svg:height="0.826cm" svg:x="1.588cm" svg:y="1.651cm"><draw:text-box><text:p text:style-name="P298"><text:span text:style-name="T76">0</text:span></text:p></draw:text-box></draw:frame><draw:frame draw:style-name="gr5" draw:text-style-name="P298" svg:width="0.634cm" svg:height="0.826cm" svg:x="2.54cm" svg:y="1.651cm"><draw:text-box><text:p text:style-name="P298"><text:span text:style-name="T76">1</text:span></text:p></draw:text-box></draw:frame><draw:frame draw:style-name="gr6" draw:text-style-name="P298" svg:width="0.634cm" svg:height="0.826cm" svg:x="3.491cm" svg:y="1.651cm"><draw:text-box><text:p text:style-name="P298"><text:span text:style-name="T76">2</text:span></text:p></draw:text-box></draw:frame><draw:frame draw:style-name="gr6" draw:text-style-name="P298" svg:width="0.632cm" svg:height="0.826cm" svg:x="4.445cm" svg:y="1.651cm"><draw:text-box><text:p text:style-name="P298"><text:span text:style-name="T76">3</text:span></text:p></draw:text-box></draw:frame><draw:frame draw:style-name="gr6" draw:text-style-name="P298" svg:width="0.63cm" svg:height="0.826cm" svg:x="5.396cm" svg:y="1.651cm"><draw:text-box><text:p text:style-name="P298"><text:span text:style-name="T76">4</text:span></text:p></draw:text-box></draw:frame><draw:frame draw:style-name="gr6" draw:text-style-name="P298" svg:width="0.63cm" svg:height="0.826cm" svg:x="6.346cm" svg:y="1.651cm"><draw:text-box><text:p text:style-name="P298"><text:span text:style-name="T76">5</text:span></text:p></draw:text-box></draw:frame><draw:frame draw:style-name="gr6" draw:text-style-name="P298" svg:width="0.63cm" svg:height="0.826cm" svg:x="7.301cm" svg:y="1.651cm"><draw:text-box><text:p text:style-name="P298"><text:span text:style-name="T76">6</text:span></text:p></draw:text-box></draw:frame><draw:frame draw:style-name="gr5" draw:text-style-name="P298" svg:width="0.63cm" svg:height="0.826cm" svg:x="8.253cm" svg:y="1.651cm"><draw:text-box><text:p text:style-name="P298"><text:span text:style-name="T76">7</text:span></text:p></draw:text-box></draw:frame><draw:frame draw:style-name="gr5" draw:text-style-name="P298" svg:width="0.63cm" svg:height="0.826cm" svg:x="9.208cm" svg:y="1.651cm"><draw:text-box><text:p text:style-name="P298"><text:span text:style-name="T76">8</text:span></text:p></draw:text-box></draw:frame><draw:frame draw:style-name="gr7" draw:text-style-name="P298" svg:width="1.588cm" svg:height="0.826cm" svg:x="1.588cm" svg:y="3.577cm"><draw:text-box><text:p text:style-name="P298"><text:span text:style-name="T77">result</text:span></text:p></draw:text-box></draw:frame><draw:line draw:style-name="gr8" draw:text-style-name="P297" svg:x1="1.588cm" svg:y1="3.299cm" svg:x2="1.59cm" svg:y2="2.475cm"><text:p/></draw:line><draw:line draw:style-name="gr9" draw:text-style-name="P297" svg:x1="1.588cm" svg:y1="3.029cm" svg:x2="6.033cm" svg:y2="3.031cm"><text:p/></draw:line><draw:line draw:style-name="gr8" draw:text-style-name="P297" svg:x1="3.493cm" svg:y1="0.826cm" svg:x2="3.495cm" svg:y2="1.652cm"><text:p/></draw:line><draw:line draw:style-name="gr8" draw:text-style-name="P297" svg:x1="8.255cm" svg:y1="0.826cm" svg:x2="8.259cm" svg:y2="1.652cm"><text:p/></draw:line><draw:line draw:style-name="gr9" draw:text-style-name="P297" svg:x1="3.493cm" svg:y1="1.101cm" svg:x2="8.256cm" svg:y2="1.105cm"><text:p/></draw:line><draw:frame draw:style-name="gr7" draw:text-style-name="P298" svg:width="1.588cm" svg:height="0.826cm" svg:x="3.81cm" svg:y="0cm"><draw:text-box><text:p text:style-name="P298"><text:span text:style-name="T77">first</text:span></text:p></draw:text-box></draw:frame><draw:frame draw:style-name="gr7" draw:text-style-name="P298" svg:width="1.588cm" svg:height="0.826cm" svg:x="8.573cm" svg:y="0cm"><draw:text-box><text:p text:style-name="P298"><text:span text:style-name="T77">last</text:span></text:p></draw:text-box></draw:frame><draw:frame draw:style-name="gr5" draw:text-style-name="P298" svg:width="0.636cm" svg:height="0.826cm" svg:x="6.35cm" svg:y="5.228cm"><draw:text-box><text:p text:style-name="P298"><text:span text:style-name="T76">5</text:span></text:p></draw:text-box></draw:frame><draw:frame draw:style-name="gr5" draw:text-style-name="P298" svg:width="0.634cm" svg:height="0.826cm" svg:x="7.301cm" svg:y="5.228cm"><draw:text-box><text:p text:style-name="P298"><text:span text:style-name="T76">6</text:span></text:p></draw:text-box></draw:frame><draw:frame draw:style-name="gr6" draw:text-style-name="P298" svg:width="0.634cm" svg:height="0.826cm" svg:x="1.586cm" svg:y="5.228cm"><draw:text-box><text:p text:style-name="P298"><text:span text:style-name="T76">2</text:span></text:p></draw:text-box></draw:frame><draw:frame draw:style-name="gr6" draw:text-style-name="P298" svg:width="0.632cm" svg:height="0.826cm" svg:x="2.54cm" svg:y="5.228cm"><draw:text-box><text:p text:style-name="P298"><text:span text:style-name="T76">3</text:span></text:p></draw:text-box></draw:frame><draw:frame draw:style-name="gr6" draw:text-style-name="P298" svg:width="0.63cm" svg:height="0.826cm" svg:x="3.491cm" svg:y="5.228cm"><draw:text-box><text:p text:style-name="P298"><text:span text:style-name="T76">4</text:span></text:p></draw:text-box></draw:frame><draw:frame draw:style-name="gr6" draw:text-style-name="P298" svg:width="0.63cm" svg:height="0.826cm" svg:x="4.441cm" svg:y="5.228cm"><draw:text-box><text:p text:style-name="P298"><text:span text:style-name="T76">5</text:span></text:p></draw:text-box></draw:frame><draw:frame draw:style-name="gr6" draw:text-style-name="P298" svg:width="0.63cm" svg:height="0.826cm" svg:x="5.396cm" svg:y="5.228cm"><draw:text-box><text:p text:style-name="P298"><text:span text:style-name="T76">6</text:span></text:p></draw:text-box></draw:frame><draw:frame draw:style-name="gr5" draw:text-style-name="P298" svg:width="0.63cm" svg:height="0.826cm" svg:x="8.253cm" svg:y="5.228cm"><draw:text-box><text:p text:style-name="P298"><text:span text:style-name="T76">7</text:span></text:p></draw:text-box></draw:frame><draw:frame draw:style-name="gr5" draw:text-style-name="P298" svg:width="0.63cm" svg:height="0.826cm" svg:x="9.208cm" svg:y="5.228cm"><draw:text-box><text:p text:style-name="P298"><text:span text:style-name="T76">8</text:span></text:p></draw:text-box></draw:frame><draw:custom-shape draw:style-name="gr10" draw:text-style-name="P299"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98" svg:width="3.493cm" svg:height="0.826cm" svg:x="13.653cm" svg:y="3.577cm"><draw:text-box><text:p text:style-name="P298"><text:span text:style-name="T78">algo_copy()</text:span></text:p></draw:text-box></draw:frame><draw:frame draw:style-name="gr7" draw:text-style-name="P298" svg:width="6.033cm" svg:height="0.826cm" svg:x="3.493cm" svg:y="3.577cm"><draw:text-box><text:p text:style-name="P298"><text:span text:style-name="T77">输出区间的末端与输入区间重叠</text:span></text:p></draw:text-box></draw:frame><draw:frame draw:style-name="gr5" draw:text-style-name="P298" svg:width="0.636cm" svg:height="0.826cm" svg:x="1.588cm" svg:y="9.081cm"><draw:text-box><text:p text:style-name="P298"><text:span text:style-name="T76">0</text:span></text:p></draw:text-box></draw:frame><draw:frame draw:style-name="gr5" draw:text-style-name="P298" svg:width="0.634cm" svg:height="0.826cm" svg:x="2.54cm" svg:y="9.081cm"><draw:text-box><text:p text:style-name="P298"><text:span text:style-name="T76">1</text:span></text:p></draw:text-box></draw:frame><draw:frame draw:style-name="gr6" draw:text-style-name="P298" svg:width="0.634cm" svg:height="0.826cm" svg:x="3.491cm" svg:y="9.081cm"><draw:text-box><text:p text:style-name="P298"><text:span text:style-name="T76">2</text:span></text:p></draw:text-box></draw:frame><draw:frame draw:style-name="gr6" draw:text-style-name="P298" svg:width="0.632cm" svg:height="0.826cm" svg:x="4.445cm" svg:y="9.081cm"><draw:text-box><text:p text:style-name="P298"><text:span text:style-name="T76">3</text:span></text:p></draw:text-box></draw:frame><draw:frame draw:style-name="gr6" draw:text-style-name="P298" svg:width="0.63cm" svg:height="0.826cm" svg:x="5.396cm" svg:y="9.081cm"><draw:text-box><text:p text:style-name="P298"><text:span text:style-name="T76">4</text:span></text:p></draw:text-box></draw:frame><draw:frame draw:style-name="gr6" draw:text-style-name="P298" svg:width="0.63cm" svg:height="0.826cm" svg:x="6.346cm" svg:y="9.081cm"><draw:text-box><text:p text:style-name="P298"><text:span text:style-name="T76">5</text:span></text:p></draw:text-box></draw:frame><draw:frame draw:style-name="gr6" draw:text-style-name="P298" svg:width="0.63cm" svg:height="0.826cm" svg:x="7.301cm" svg:y="9.081cm"><draw:text-box><text:p text:style-name="P298"><text:span text:style-name="T76">6</text:span></text:p></draw:text-box></draw:frame><draw:frame draw:style-name="gr5" draw:text-style-name="P298" svg:width="0.63cm" svg:height="0.826cm" svg:x="8.253cm" svg:y="9.081cm"><draw:text-box><text:p text:style-name="P298"><text:span text:style-name="T76">7</text:span></text:p></draw:text-box></draw:frame><draw:frame draw:style-name="gr5" draw:text-style-name="P298" svg:width="0.63cm" svg:height="0.826cm" svg:x="9.208cm" svg:y="9.081cm"><draw:text-box><text:p text:style-name="P298"><text:span text:style-name="T76">8</text:span></text:p></draw:text-box></draw:frame><draw:frame draw:style-name="gr7" draw:text-style-name="P298" svg:width="1.588cm" svg:height="0.826cm" svg:x="7.938cm" svg:y="11.007cm"><draw:text-box><text:p text:style-name="P298"><text:span text:style-name="T77">result</text:span></text:p></draw:text-box></draw:frame><draw:line draw:style-name="gr8" draw:text-style-name="P297" svg:x1="5.398cm" svg:y1="10.728cm" svg:x2="5.4cm" svg:y2="9.904cm"><text:p/></draw:line><draw:line draw:style-name="gr9" draw:text-style-name="P297" svg:x1="5.398cm" svg:y1="10.458cm" svg:x2="9.843cm" svg:y2="10.46cm"><text:p/></draw:line><draw:line draw:style-name="gr8" draw:text-style-name="P297" svg:x1="3.493cm" svg:y1="8.255cm" svg:x2="3.495cm" svg:y2="9.081cm"><text:p/></draw:line><draw:line draw:style-name="gr8" draw:text-style-name="P297" svg:x1="8.255cm" svg:y1="8.255cm" svg:x2="8.259cm" svg:y2="9.081cm"><text:p/></draw:line><draw:line draw:style-name="gr9" draw:text-style-name="P297" svg:x1="3.493cm" svg:y1="8.53cm" svg:x2="8.256cm" svg:y2="8.534cm"><text:p/></draw:line><draw:frame draw:style-name="gr7" draw:text-style-name="P298" svg:width="1.588cm" svg:height="0.826cm" svg:x="3.81cm" svg:y="7.43cm"><draw:text-box><text:p text:style-name="P298"><text:span text:style-name="T77">first</text:span></text:p></draw:text-box></draw:frame><draw:frame draw:style-name="gr7" draw:text-style-name="P298" svg:width="1.588cm" svg:height="0.826cm" svg:x="8.573cm" svg:y="7.43cm"><draw:text-box><text:p text:style-name="P298"><text:span text:style-name="T77">last</text:span></text:p></draw:text-box></draw:frame><draw:frame draw:style-name="gr5" draw:text-style-name="P298" svg:width="0.636cm" svg:height="0.826cm" svg:x="1.588cm" svg:y="12.658cm"><draw:text-box><text:p text:style-name="P298"><text:span text:style-name="T76">0</text:span></text:p></draw:text-box></draw:frame><draw:frame draw:style-name="gr5" draw:text-style-name="P298" svg:width="0.634cm" svg:height="0.826cm" svg:x="2.538cm" svg:y="12.658cm"><draw:text-box><text:p text:style-name="P298"><text:span text:style-name="T76">1</text:span></text:p></draw:text-box></draw:frame><draw:frame draw:style-name="gr6" draw:text-style-name="P298" svg:width="0.634cm" svg:height="0.826cm" svg:x="5.401cm" svg:y="12.658cm"><draw:text-box><text:p text:style-name="P298"><text:span text:style-name="T76">2</text:span></text:p></draw:text-box></draw:frame><draw:frame draw:style-name="gr6" draw:text-style-name="P298" svg:width="0.632cm" svg:height="0.826cm" svg:x="6.355cm" svg:y="12.658cm"><draw:text-box><text:p text:style-name="P298"><text:span text:style-name="T76">3</text:span></text:p></draw:text-box></draw:frame><draw:frame draw:style-name="gr6" draw:text-style-name="P298" svg:width="0.63cm" svg:height="0.826cm" svg:x="7.306cm" svg:y="12.658cm"><draw:text-box><text:p text:style-name="P298"><text:span text:style-name="T76">2</text:span></text:p></draw:text-box></draw:frame><draw:frame draw:style-name="gr6" draw:text-style-name="P298" svg:width="0.63cm" svg:height="0.826cm" svg:x="8.257cm" svg:y="12.658cm"><draw:text-box><text:p text:style-name="P298"><text:span text:style-name="T76">3</text:span></text:p></draw:text-box></draw:frame><draw:frame draw:style-name="gr6" draw:text-style-name="P298" svg:width="0.63cm" svg:height="0.826cm" svg:x="9.211cm" svg:y="12.658cm"><draw:text-box><text:p text:style-name="P298"><text:span text:style-name="T76">2</text:span></text:p></draw:text-box></draw:frame><draw:frame draw:style-name="gr5" draw:text-style-name="P298" svg:width="0.63cm" svg:height="0.826cm" svg:x="3.491cm" svg:y="12.658cm"><draw:text-box><text:p text:style-name="P298"><text:span text:style-name="T76">2</text:span></text:p></draw:text-box></draw:frame><draw:frame draw:style-name="gr5" draw:text-style-name="P298" svg:width="0.63cm" svg:height="0.826cm" svg:x="4.445cm" svg:y="12.658cm"><draw:text-box><text:p text:style-name="P298"><text:span text:style-name="T76">3</text:span></text:p></draw:text-box></draw:frame><draw:custom-shape draw:style-name="gr10" draw:text-style-name="P299"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98" svg:width="3.493cm" svg:height="0.826cm" svg:x="13.653cm" svg:y="11.007cm"><draw:text-box><text:p text:style-name="P298"><text:span text:style-name="T78">algo_copy()</text:span></text:p></draw:text-box></draw:frame><draw:frame draw:style-name="gr7" draw:text-style-name="P298" svg:width="6.033cm" svg:height="0.826cm" svg:x="1.588cm" svg:y="11.007cm"><draw:text-box><text:p text:style-name="P298"><text:span text:style-name="T77">输出区间的前端与输入区间重叠</text:span></text:p></draw:text-box></draw:frame><draw:frame draw:style-name="gr7" draw:text-style-name="P298" svg:width="6.033cm" svg:height="0.826cm" svg:x="1.588cm" svg:y="14.309cm"><draw:text-box><text:p text:style-name="P298"><text:span text:style-name="T77">在这种情况下可能会出现错误</text:span></text:p></draw:text-box></draw:frame></draw:g></text:p>
      <text:p text:style-name="P40"><text:span text:style-name="T59">上面的图显示了当区间重叠时使用</text:span><text:span text:style-name="T55">algo_copy()</text:span>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p>
      <text:p text:style-name="P48">#include &lt;stdio.h&gt;</text:p>
      <text:p text:style-name="P48">#include &lt;cstl/cvector.h&gt;</text:p>
      <text:p text:style-name="P48">#include &lt;cstl/clist.h&gt;</text:p>
      <text:p text:style-name="P48">#include &lt;cstl/calgorithm.h&gt;</text:p>
      <text:p text:style-name="P48"/>
      <text:p text:style-name="P15">static void _print(const void* cpv_input, void* pv_output);</text:p>
      <text:p text:style-name="P15"/>
      <text:p text:style-name="P15">int main(int argc, char* argv[])</text:p>
      <text:p text:style-name="P15"><text:soft-page-break/>{</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algo_copy(t_first, t_last, t_result);</text:p>
      <text:p text:style-name="P15"/>
      <text:p text:style-name="P15"><text:s text:c="4"/>t_first = list_begin(&amp;t_l1);</text:p>
      <text:p text:style-name="P15"><text:s text:c="4"/>iterator_advance(&amp;t_first, 2);</text:p>
      <text:p text:style-name="P15"><text:s text:c="4"/>t_last = t_first;</text:p>
      <text:p text:style-name="P15"><text:soft-page-break/><text:s text:c="4"/>iterator_advance(&amp;t_last, 5);</text:p>
      <text:p text:style-name="P15"><text:s text:c="4"/>t_result = list_begin(&amp;t_l1);</text:p>
      <text:p text:style-name="P15"><text:s text:c="4"/>algo_copy(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begin(&amp;t_v2);</text:p>
      <text:p text:style-name="P15"><text:s text:c="4"/>iterator_advance(&amp;t_result, 4);</text:p>
      <text:p text:style-name="P15"><text:s text:c="4"/>algo_copy(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 text:c="4"/>t_result = list_begin(&amp;t_l2);</text:p>
      <text:p text:style-name="P15"><text:s text:c="4"/>iterator_advance(&amp;t_result, 4);</text:p>
      <text:p text:style-name="P15"><text:s text:c="4"/>algo_copy(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soft-page-break/>{</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2 3 4 5 6 5 6 7 8 </text:p>
      <text:p text:style-name="P15">vector2: 0 1 2 3 2 3 4 5 6 </text:p>
      <text:p text:style-name="P15">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1 = create_list(int);</text:p>
      <text:p text:style-name="P15"><text:s text:c="4"/>list_t t_l2 = create_list(int);</text:p>
      <text:p text:style-name="P15"><text:s text:c="4"/>int i = 0;</text:p>
      <text:p text:style-name="P15"><text:s text:c="4"/>iterator_t t_first, t_last, t_result;</text:p>
      <text:p text:style-name="P15"/>
      <text:p text:style-name="P15"><text:s text:c="4"/>vector_init(&amp;t_v1);</text:p>
      <text:p text:style-name="P15"><text:s text:c="4"/>vector_init(&amp;t_v2);</text:p>
      <text:p text:style-name="P15"><text:s text:c="4"/>list_init(&amp;t_l1);</text:p>
      <text:p text:style-name="P15"><text:s text:c="4"/>list_init(&amp;t_l2);</text:p>
      <text:p text:style-name="P15"><text:s text:c="4"/>for(i = 0; i &lt; 9; ++i)</text:p>
      <text:p text:style-name="P15"><text:s text:c="4"/>{</text:p>
      <text:p text:style-name="P15"><text:s text:c="8"/>vector_push_back(&amp;t_v1, i);</text:p>
      <text:p text:style-name="P15"><text:s text:c="8"/>vector_push_back(&amp;t_v2, i);</text:p>
      <text:p text:style-name="P15"><text:s text:c="8"/>list_push_back(&amp;t_l1, i);</text:p>
      <text:p text:style-name="P15"><text:s text:c="8"/>list_push_back(&amp;t_l2, i);</text:p>
      <text:p text:style-name="P15"><text:soft-page-break/><text:s text:c="4"/>}</text:p>
      <text:p text:style-name="P15"><text:s text:c="4"/>printf("before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 case 1 */</text:p>
      <text:p text:style-name="P15"><text:s text:c="4"/>t_first = vector_begin(&amp;t_v1);</text:p>
      <text:p text:style-name="P15"><text:s text:c="4"/>iterator_advance(&amp;t_first, 2);</text:p>
      <text:p text:style-name="P15"><text:s text:c="4"/>t_last = t_first;</text:p>
      <text:p text:style-name="P15"><text:s text:c="4"/>iterator_advance(&amp;t_last, 5);</text:p>
      <text:p text:style-name="P15"><text:s text:c="4"/>t_result = vector_begin(&amp;t_v1);</text:p>
      <text:p text:style-name="P15"><text:s text:c="4"/>iterator_advance(&amp;t_result, 5);</text:p>
      <text:p text:style-name="P15"><text:s text:c="4"/>algo_copy_backward(t_first, t_last, t_result);</text:p>
      <text:p text:style-name="P15"/>
      <text:p text:style-name="P15"><text:s text:c="4"/>t_first = list_begin(&amp;t_l1);</text:p>
      <text:p text:style-name="P15"><text:s text:c="4"/>iterator_advance(&amp;t_first, 2);</text:p>
      <text:p text:style-name="P15"><text:s text:c="4"/>t_last = t_first;</text:p>
      <text:p text:style-name="P15"><text:s text:c="4"/>iterator_advance(&amp;t_last, 5);</text:p>
      <text:p text:style-name="P15"><text:s text:c="4"/>t_result = list_begin(&amp;t_l1);</text:p>
      <text:p text:style-name="P15"><text:s text:c="4"/>iterator_advance(&amp;t_result, 5);</text:p>
      <text:p text:style-name="P15"><text:s text:c="4"/>algo_copy_backward(t_first, t_last, t_result);</text:p>
      <text:p text:style-name="P15"/>
      <text:p text:style-name="P15"><text:s text:c="4"/>/* case 2 */</text:p>
      <text:p text:style-name="P15"><text:s text:c="4"/>t_first = vector_begin(&amp;t_v2);</text:p>
      <text:p text:style-name="P15"><text:s text:c="4"/>iterator_advance(&amp;t_first, 2);</text:p>
      <text:p text:style-name="P15"><text:s text:c="4"/>t_last = t_first;</text:p>
      <text:p text:style-name="P15"><text:s text:c="4"/>iterator_advance(&amp;t_last, 5);</text:p>
      <text:p text:style-name="P15"><text:s text:c="4"/>t_result = vector_end(&amp;t_v2);</text:p>
      <text:p text:style-name="P15"><text:s text:c="4"/>algo_copy_backward(t_first, t_last, t_result);</text:p>
      <text:p text:style-name="P15"/>
      <text:p text:style-name="P15"><text:s text:c="4"/>t_first = list_begin(&amp;t_l2);</text:p>
      <text:p text:style-name="P15"><text:s text:c="4"/>iterator_advance(&amp;t_first, 2);</text:p>
      <text:p text:style-name="P15"><text:s text:c="4"/>t_last = t_first;</text:p>
      <text:p text:style-name="P15"><text:s text:c="4"/>iterator_advance(&amp;t_last, 5);</text:p>
      <text:p text:style-name="P15"><text:soft-page-break/><text:s text:c="4"/>t_result = list_end(&amp;t_l2);</text:p>
      <text:p text:style-name="P15"><text:s text:c="4"/>algo_copy_backward(t_first, t_last, t_result);</text:p>
      <text:p text:style-name="P15"/>
      <text:p text:style-name="P15"><text:s text:c="4"/>printf("after copy:\n");</text:p>
      <text:p text:style-name="P15"><text:s text:c="4"/>printf("vector1: ");</text:p>
      <text:p text:style-name="P15"><text:s text:c="4"/>algo_for_each(vector_begin(&amp;t_v1), vector_end(&amp;t_v1), _print);</text:p>
      <text:p text:style-name="P15"><text:s text:c="4"/>printf("\n");</text:p>
      <text:p text:style-name="P15"><text:s text:c="4"/>printf("list1: <text:s text:c="2"/>");</text:p>
      <text:p text:style-name="P15"><text:s text:c="4"/>algo_for_each(list_begin(&amp;t_l1), list_end(&amp;t_l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text:s text:c="4"/>printf("list2: <text:s text:c="2"/>");</text:p>
      <text:p text:style-name="P15"><text:s text:c="4"/>algo_for_each(list_begin(&amp;t_l2), list_end(&amp;t_l2), _print);</text:p>
      <text:p text:style-name="P15"><text:s text:c="4"/>printf("\n");</text:p>
      <text:p text:style-name="P15"/>
      <text:p text:style-name="P15"><text:s text:c="4"/>vector_destroy(&amp;t_v1);</text:p>
      <text:p text:style-name="P15"><text:s text:c="4"/>list_destroy(&amp;t_l1);</text:p>
      <text:p text:style-name="P15"><text:s text:c="4"/>vector_destroy(&amp;t_v2);</text:p>
      <text:p text:style-name="P15"><text:s text:c="4"/>list_destroy(&amp;t_l2);</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before copy:</text:p>
      <text:p text:style-name="P15">vector1: 0 1 2 3 4 5 6 7 8 </text:p>
      <text:p text:style-name="P15">list1: <text:s text:c="2"/>0 1 2 3 4 5 6 7 8 </text:p>
      <text:p text:style-name="P15">vector2: 0 1 2 3 4 5 6 7 8 </text:p>
      <text:p text:style-name="P15">list2: <text:s text:c="2"/>0 1 2 3 4 5 6 7 8 </text:p>
      <text:p text:style-name="P15">after copy:</text:p>
      <text:p text:style-name="P15">vector1: 2 3 4 5 6 5 6 7 8 </text:p>
      <text:p text:style-name="P15">list1: <text:s text:c="2"/>6 5 6 5 6 5 6 7 8 </text:p>
      <text:p text:style-name="P15">vector2: 0 1 2 3 2 3 4 5 6 </text:p>
      <text:p text:style-name="P15">list2: <text:s text:c="2"/>0 1 2 3 2 3 4 5 6</text:p>
      <text:p text:style-name="Standard"><text:span text:style-name="T6">使用</text:span><text:span text:style-name="T11">algo_copy_backward()</text:span><text:span text:style-name="T6">的具体过程:</text:span></text:p>
      <text:p text:style-name="P18"><text:soft-page-break/><draw:g text:anchor-type="as-char" svg:y="0cm" draw:z-index="2" draw:style-name="gr1"><draw:rect draw:style-name="gr4" draw:text-style-name="P297" svg:width="17.781cm" svg:height="15.685cm" svg:x="0cm" svg:y="0.002cm"><text:p/></draw:rect><draw:frame draw:style-name="gr5" draw:text-style-name="P298" svg:width="0.636cm" svg:height="0.825cm" svg:x="0.953cm" svg:y="1.926cm"><draw:text-box><text:p text:style-name="P298"><text:span text:style-name="T76">0</text:span></text:p></draw:text-box></draw:frame><draw:frame draw:style-name="gr5" draw:text-style-name="P298" svg:width="0.634cm" svg:height="0.825cm" svg:x="1.905cm" svg:y="1.926cm"><draw:text-box><text:p text:style-name="P298"><text:span text:style-name="T76">1</text:span></text:p></draw:text-box></draw:frame><draw:frame draw:style-name="gr6" draw:text-style-name="P298" svg:width="0.634cm" svg:height="0.825cm" svg:x="2.856cm" svg:y="1.926cm"><draw:text-box><text:p text:style-name="P298"><text:span text:style-name="T76">2</text:span></text:p></draw:text-box></draw:frame><draw:frame draw:style-name="gr6" draw:text-style-name="P298" svg:width="0.632cm" svg:height="0.825cm" svg:x="3.81cm" svg:y="1.926cm"><draw:text-box><text:p text:style-name="P298"><text:span text:style-name="T76">3</text:span></text:p></draw:text-box></draw:frame><draw:frame draw:style-name="gr6" draw:text-style-name="P298" svg:width="0.63cm" svg:height="0.825cm" svg:x="4.761cm" svg:y="1.926cm"><draw:text-box><text:p text:style-name="P298"><text:span text:style-name="T76">4</text:span></text:p></draw:text-box></draw:frame><draw:frame draw:style-name="gr6" draw:text-style-name="P298" svg:width="0.63cm" svg:height="0.825cm" svg:x="5.711cm" svg:y="1.926cm"><draw:text-box><text:p text:style-name="P298"><text:span text:style-name="T76">5</text:span></text:p></draw:text-box></draw:frame><draw:frame draw:style-name="gr6" draw:text-style-name="P298" svg:width="0.63cm" svg:height="0.825cm" svg:x="6.666cm" svg:y="1.926cm"><draw:text-box><text:p text:style-name="P298"><text:span text:style-name="T76">6</text:span></text:p></draw:text-box></draw:frame><draw:frame draw:style-name="gr5" draw:text-style-name="P298" svg:width="0.63cm" svg:height="0.825cm" svg:x="7.618cm" svg:y="1.926cm"><draw:text-box><text:p text:style-name="P298"><text:span text:style-name="T76">7</text:span></text:p></draw:text-box></draw:frame><draw:frame draw:style-name="gr5" draw:text-style-name="P298" svg:width="0.63cm" svg:height="0.825cm" svg:x="8.573cm" svg:y="1.926cm"><draw:text-box><text:p text:style-name="P298"><text:span text:style-name="T76">8</text:span></text:p></draw:text-box></draw:frame><draw:frame draw:style-name="gr7" draw:text-style-name="P298" svg:width="1.588cm" svg:height="0.826cm" svg:x="6.033cm" svg:y="3.304cm"><draw:text-box><text:p text:style-name="P298"><text:span text:style-name="T77">result</text:span></text:p></draw:text-box></draw:frame><draw:line draw:style-name="gr8" draw:text-style-name="P297" svg:x1="5.715cm" svg:y1="3.579cm" svg:x2="5.719cm" svg:y2="2.753cm"><text:p/></draw:line><draw:line draw:style-name="gr11" draw:text-style-name="P297" svg:x1="0.953cm" svg:y1="3.304cm" svg:x2="5.716cm" svg:y2="3.302cm"><text:p/></draw:line><draw:line draw:style-name="gr8" draw:text-style-name="P297" svg:x1="2.858cm" svg:y1="1.101cm" svg:x2="2.86cm" svg:y2="1.928cm"><text:p/></draw:line><draw:line draw:style-name="gr8" draw:text-style-name="P297" svg:x1="7.62cm" svg:y1="1.101cm" svg:x2="7.624cm" svg:y2="1.928cm"><text:p/></draw:line><draw:line draw:style-name="gr11" draw:text-style-name="P297" svg:x1="2.858cm" svg:y1="1.378cm" svg:x2="7.621cm" svg:y2="1.382cm"><text:p/></draw:line><draw:frame draw:style-name="gr5" draw:text-style-name="P298" svg:width="0.639cm" svg:height="0.826cm" svg:x="5.713cm" svg:y="5.505cm"><draw:text-box><text:p text:style-name="P298"><text:span text:style-name="T76">5</text:span></text:p></draw:text-box></draw:frame><draw:frame draw:style-name="gr5" draw:text-style-name="P298" svg:width="0.636cm" svg:height="0.826cm" svg:x="6.668cm" svg:y="5.505cm"><draw:text-box><text:p text:style-name="P298"><text:span text:style-name="T76">6</text:span></text:p></draw:text-box></draw:frame><draw:frame draw:style-name="gr6" draw:text-style-name="P298" svg:width="0.634cm" svg:height="0.826cm" svg:x="0.951cm" svg:y="5.505cm"><draw:text-box><text:p text:style-name="P298"><text:span text:style-name="T76">6</text:span></text:p></draw:text-box></draw:frame><draw:frame draw:style-name="gr6" draw:text-style-name="P298" svg:width="0.63cm" svg:height="0.826cm" svg:x="1.905cm" svg:y="5.505cm"><draw:text-box><text:p text:style-name="P298"><text:span text:style-name="T76">5</text:span></text:p></draw:text-box></draw:frame><draw:frame draw:style-name="gr6" draw:text-style-name="P298" svg:width="0.63cm" svg:height="0.826cm" svg:x="2.856cm" svg:y="5.505cm"><draw:text-box><text:p text:style-name="P298"><text:span text:style-name="T76">6</text:span></text:p></draw:text-box></draw:frame><draw:frame draw:style-name="gr6" draw:text-style-name="P298" svg:width="0.63cm" svg:height="0.826cm" svg:x="3.806cm" svg:y="5.505cm"><draw:text-box><text:p text:style-name="P298"><text:span text:style-name="T76">5</text:span></text:p></draw:text-box></draw:frame><draw:frame draw:style-name="gr6" draw:text-style-name="P298" svg:width="0.63cm" svg:height="0.826cm" svg:x="4.761cm" svg:y="5.505cm"><draw:text-box><text:p text:style-name="P298"><text:span text:style-name="T76">6</text:span></text:p></draw:text-box></draw:frame><draw:frame draw:style-name="gr5" draw:text-style-name="P298" svg:width="0.63cm" svg:height="0.826cm" svg:x="7.618cm" svg:y="5.505cm"><draw:text-box><text:p text:style-name="P298"><text:span text:style-name="T76">7</text:span></text:p></draw:text-box></draw:frame><draw:frame draw:style-name="gr5" draw:text-style-name="P298" svg:width="0.63cm" svg:height="0.826cm" svg:x="8.573cm" svg:y="5.505cm"><draw:text-box><text:p text:style-name="P298"><text:span text:style-name="T76">8</text:span></text:p></draw:text-box></draw:frame><draw:custom-shape draw:style-name="gr10" draw:text-style-name="P299"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98" svg:width="5.081cm" svg:height="0.826cm" svg:x="12.383cm" svg:y="3.854cm"><draw:text-box><text:p text:style-name="P298"><text:span text:style-name="T78">algo_copy_backward()</text:span></text:p></draw:text-box></draw:frame><draw:frame draw:style-name="gr7" draw:text-style-name="P298" svg:width="6.033cm" svg:height="0.826cm" svg:x="0.953cm" svg:y="4.129cm"><draw:text-box><text:p text:style-name="P298"><text:span text:style-name="T77">输出区间的末端与输入区间重叠</text:span></text:p></draw:text-box></draw:frame><draw:frame draw:style-name="gr5" draw:text-style-name="P298" svg:width="0.636cm" svg:height="0.825cm" svg:x="0.953cm" svg:y="10.458cm"><draw:text-box><text:p text:style-name="P298"><text:span text:style-name="T76">0</text:span></text:p></draw:text-box></draw:frame><draw:frame draw:style-name="gr5" draw:text-style-name="P298" svg:width="0.634cm" svg:height="0.825cm" svg:x="1.905cm" svg:y="10.458cm"><draw:text-box><text:p text:style-name="P298"><text:span text:style-name="T76">1</text:span></text:p></draw:text-box></draw:frame><draw:frame draw:style-name="gr6" draw:text-style-name="P298" svg:width="0.634cm" svg:height="0.825cm" svg:x="2.856cm" svg:y="10.458cm"><draw:text-box><text:p text:style-name="P298"><text:span text:style-name="T76">2</text:span></text:p></draw:text-box></draw:frame><draw:frame draw:style-name="gr6" draw:text-style-name="P298" svg:width="0.632cm" svg:height="0.825cm" svg:x="3.81cm" svg:y="10.458cm"><draw:text-box><text:p text:style-name="P298"><text:span text:style-name="T76">3</text:span></text:p></draw:text-box></draw:frame><draw:frame draw:style-name="gr6" draw:text-style-name="P298" svg:width="0.63cm" svg:height="0.825cm" svg:x="4.761cm" svg:y="10.458cm"><draw:text-box><text:p text:style-name="P298"><text:span text:style-name="T76">4</text:span></text:p></draw:text-box></draw:frame><draw:frame draw:style-name="gr6" draw:text-style-name="P298" svg:width="0.63cm" svg:height="0.825cm" svg:x="5.711cm" svg:y="10.458cm"><draw:text-box><text:p text:style-name="P298"><text:span text:style-name="T76">5</text:span></text:p></draw:text-box></draw:frame><draw:frame draw:style-name="gr6" draw:text-style-name="P298" svg:width="0.63cm" svg:height="0.825cm" svg:x="6.666cm" svg:y="10.458cm"><draw:text-box><text:p text:style-name="P298"><text:span text:style-name="T76">6</text:span></text:p></draw:text-box></draw:frame><draw:frame draw:style-name="gr5" draw:text-style-name="P298" svg:width="0.63cm" svg:height="0.825cm" svg:x="7.618cm" svg:y="10.458cm"><draw:text-box><text:p text:style-name="P298"><text:span text:style-name="T76">7</text:span></text:p></draw:text-box></draw:frame><draw:frame draw:style-name="gr5" draw:text-style-name="P298" svg:width="0.63cm" svg:height="0.825cm" svg:x="8.573cm" svg:y="10.458cm"><draw:text-box><text:p text:style-name="P298"><text:span text:style-name="T76">8</text:span></text:p></draw:text-box></draw:frame><draw:frame draw:style-name="gr7" draw:text-style-name="P298" svg:width="1.588cm" svg:height="0.828cm" svg:x="7.938cm" svg:y="12.383cm"><draw:text-box><text:p text:style-name="P298"><text:span text:style-name="T77">result</text:span></text:p></draw:text-box></draw:frame><draw:line draw:style-name="gr8" draw:text-style-name="P297" svg:x1="9.525cm" svg:y1="12.106cm" svg:x2="9.527cm" svg:y2="11.282cm"><text:p/></draw:line><draw:line draw:style-name="gr11" draw:text-style-name="P297" svg:x1="4.763cm" svg:y1="11.834cm" svg:x2="9.526cm" svg:y2="11.836cm"><text:p/></draw:line><draw:line draw:style-name="gr8" draw:text-style-name="P297" svg:x1="2.858cm" svg:y1="9.633cm" svg:x2="2.86cm" svg:y2="10.46cm"><text:p/></draw:line><draw:line draw:style-name="gr8" draw:text-style-name="P297" svg:x1="7.62cm" svg:y1="9.633cm" svg:x2="7.624cm" svg:y2="10.46cm"><text:p/></draw:line><draw:line draw:style-name="gr9" draw:text-style-name="P297" svg:x1="2.858cm" svg:y1="9.908cm" svg:x2="7.621cm" svg:y2="9.912cm"><text:p/></draw:line><draw:frame draw:style-name="gr7" draw:text-style-name="P298" svg:width="1.588cm" svg:height="0.825cm" svg:x="3.175cm" svg:y="8.807cm"><draw:text-box><text:p text:style-name="P298"><text:span text:style-name="T77">first</text:span></text:p></draw:text-box></draw:frame><draw:frame draw:style-name="gr7" draw:text-style-name="P298" svg:width="1.59cm" svg:height="0.825cm" svg:x="7.934cm" svg:y="8.807cm"><draw:text-box><text:p text:style-name="P298"><text:span text:style-name="T77">last</text:span></text:p></draw:text-box></draw:frame><draw:frame draw:style-name="gr5" draw:text-style-name="P298" svg:width="0.636cm" svg:height="0.828cm" svg:x="0.953cm" svg:y="14.032cm"><draw:text-box><text:p text:style-name="P298"><text:span text:style-name="T76">0</text:span></text:p></draw:text-box></draw:frame><draw:frame draw:style-name="gr5" draw:text-style-name="P298" svg:width="0.632cm" svg:height="0.828cm" svg:x="1.907cm" svg:y="14.032cm"><draw:text-box><text:p text:style-name="P298"><text:span text:style-name="T76">1</text:span></text:p></draw:text-box></draw:frame><draw:frame draw:style-name="gr6" draw:text-style-name="P298" svg:width="0.634cm" svg:height="0.828cm" svg:x="4.766cm" svg:y="14.032cm"><draw:text-box><text:p text:style-name="P298"><text:span text:style-name="T76">2</text:span></text:p></draw:text-box></draw:frame><draw:frame draw:style-name="gr6" draw:text-style-name="P298" svg:width="0.63cm" svg:height="0.828cm" svg:x="5.72cm" svg:y="14.032cm"><draw:text-box><text:p text:style-name="P298"><text:span text:style-name="T76">3</text:span></text:p></draw:text-box></draw:frame><draw:frame draw:style-name="gr6" draw:text-style-name="P298" svg:width="0.63cm" svg:height="0.828cm" svg:x="6.671cm" svg:y="14.032cm"><draw:text-box><text:p text:style-name="P298"><text:span text:style-name="T76">4</text:span></text:p></draw:text-box></draw:frame><draw:frame draw:style-name="gr6" draw:text-style-name="P298" svg:width="0.63cm" svg:height="0.828cm" svg:x="7.622cm" svg:y="14.032cm"><draw:text-box><text:p text:style-name="P298"><text:span text:style-name="T76">5</text:span></text:p></draw:text-box></draw:frame><draw:frame draw:style-name="gr6" draw:text-style-name="P298" svg:width="0.63cm" svg:height="0.828cm" svg:x="8.576cm" svg:y="14.032cm"><draw:text-box><text:p text:style-name="P298"><text:span text:style-name="T76">6</text:span></text:p></draw:text-box></draw:frame><draw:frame draw:style-name="gr5" draw:text-style-name="P298" svg:width="0.63cm" svg:height="0.828cm" svg:x="2.856cm" svg:y="14.032cm"><draw:text-box><text:p text:style-name="P298"><text:span text:style-name="T76">2</text:span></text:p></draw:text-box></draw:frame><draw:frame draw:style-name="gr5" draw:text-style-name="P298" svg:width="0.63cm" svg:height="0.828cm" svg:x="3.81cm" svg:y="14.032cm"><draw:text-box><text:p text:style-name="P298"><text:span text:style-name="T76">3</text:span></text:p></draw:text-box></draw:frame><draw:custom-shape draw:style-name="gr10" draw:text-style-name="P299"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7" draw:text-style-name="P298" svg:width="6.033cm" svg:height="0.828cm" svg:x="0.953cm" svg:y="12.381cm"><draw:text-box><text:p text:style-name="P298"><text:span text:style-name="T77">输出区间的前端与输入区间重叠</text:span></text:p></draw:text-box></draw:frame><draw:frame draw:style-name="gr7" draw:text-style-name="P298" svg:width="6.033cm" svg:height="0.828cm" svg:x="0.953cm" svg:y="7.153cm"><draw:text-box><text:p text:style-name="P298"><text:span text:style-name="T77">在这种情况下可能会出现错误</text:span></text:p></draw:text-box></draw:frame><draw:frame draw:style-name="gr7" draw:text-style-name="P298" svg:width="1.59cm" svg:height="0.825cm" svg:x="7.618cm" svg:y="0cm"><draw:text-box><text:p text:style-name="P298"><text:span text:style-name="T77">last</text:span></text:p></draw:text-box></draw:frame><draw:frame draw:style-name="gr7" draw:text-style-name="P298" svg:width="1.588cm" svg:height="0.825cm" svg:x="2.858cm" svg:y="0cm"><draw:text-box><text:p text:style-name="P298"><text:span text:style-name="T77">first</text:span></text:p></draw:text-box></draw:frame><draw:frame draw:style-name="gr7" draw:text-style-name="P298" svg:width="5.081cm" svg:height="0.826cm" svg:x="12.383cm" svg:y="12.384cm"><draw:text-box><text:p text:style-name="P298"><text:span text:style-name="T78">algo_copy_backward()</text:span></text:p></draw:text-box></draw:frame></draw:g></text:p>
      <text:p text:style-name="Standard"><text:span text:style-name="T11">algo_copy_backward()</text:span><text:span text:style-name="T1">最需要注意的是最后一个参数是输出区间的末端,而不是前端.</text:span></text:p>
      <text:list xml:id="list943012345" text:continue-numbering="true" text:style-name="WW8Num13">
        <text:list-item>
          <text:list>
            <text:list-item>
              <text:list>
                <text:list-item>
                  <text:h text:style-name="P294"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text:soft-page-break/>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deque_init(&amp;t_dq);</text:p>
      <text:p text:style-name="P15"><text:s text:c="4"/>for(i = 1; i &lt;= 9; ++i)</text:p>
      <text:p text:style-name="P15"><text:s text:c="4"/>{</text:p>
      <text:p text:style-name="P15"><text:s text:c="8"/>vector_push_back(&amp;t_v, i);</text:p>
      <text:p text:style-name="P15"><text:s text:c="4"/>}</text:p>
      <text:p text:style-name="P15"><text:s text:c="4"/>for(i = 11; i &lt;= 23; ++i)</text:p>
      <text:p text:style-name="P15"><text:s text:c="4"/>{</text:p>
      <text:p text:style-name="P15"><text:s text:c="8"/>deque_push_back(&amp;t_dq, i);</text:p>
      <text:p text:style-name="P15"><text:s text:c="4"/>}</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swap_ranges(vector_begin(&amp;t_v), vector_end(&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 text:c="4"/>algo_for_each(deque_begin(&amp;t_dq), deque_end(&amp;t_dq), _print);</text:p>
      <text:p text:style-name="P15"><text:s text:c="4"/>printf("\n\n");</text:p>
      <text:p text:style-name="P15"/>
      <text:p text:style-name="P15"><text:s text:c="4"/>algo_iter_swap(vector_begin(&amp;t_v), deque_begin(&amp;t_dq));</text:p>
      <text:p text:style-name="P15"><text:s text:c="4"/>printf("vector: ");</text:p>
      <text:p text:style-name="P15"><text:s text:c="4"/>algo_for_each(vector_begin(&amp;t_v), vector_end(&amp;t_v), _print);</text:p>
      <text:p text:style-name="P15"><text:s text:c="4"/>printf("\n");</text:p>
      <text:p text:style-name="P15"><text:s text:c="4"/>printf("deque: <text:s/>");</text:p>
      <text:p text:style-name="P15"><text:soft-page-break/><text:s text:c="4"/>algo_for_each(deque_begin(&amp;t_dq), deque_end(&amp;t_dq), _print);</text:p>
      <text:p text:style-name="P15"><text:s text:c="4"/>printf("\n\n");</text:p>
      <text:p text:style-name="P15"/>
      <text:p text:style-name="P15"><text:s text:c="4"/>vector_destroy(&amp;t_v);</text:p>
      <text:p text:style-name="P15"><text:s text:c="4"/>deque_destroy(&amp;t_dq);</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结果:</text:p>
      <text:p text:style-name="P14">vector: 1 2 3 4 5 6 7 8 9 </text:p>
      <text:p text:style-name="P14">deque: <text:s/>11 12 13 14 15 16 17 18 19 20 21 22 23 </text:p>
      <text:p text:style-name="P14"/>
      <text:p text:style-name="P14">vector: 11 2 3 4 5 6 7 8 9 </text:p>
      <text:p text:style-name="P14">deque: <text:s/>1 12 13 14 15 16 17 18 19 20 21 22 23 </text:p>
      <text:p text:style-name="P14"/>
      <text:p text:style-name="P14">vector: 1 12 13 14 15 16 17 18 19 </text:p>
      <text:p text:style-name="P14">deque: <text:s/>11 2 3 4 5 6 7 8 9 20 21 22 23 </text:p>
      <text:p text:style-name="P14"/>
      <text:p text:style-name="P14">vector: 11 12 13 14 15 16 17 18 19 </text:p>
      <text:p text:style-name="P14">deque: <text:s/>1 2 3 4 5 6 7 8 9 20 21 22 23 </text:p>
      <text:list xml:id="list1588422561" text:continue-numbering="true" text:style-name="WW8Num13">
        <text:list-item>
          <text:list>
            <text:list-item>
              <text:list>
                <text:list-item>
                  <text:h text:style-name="P294"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ultipiles10(const void* cpv_input, void* pv_output);</text:p>
      <text:p text:style-name="P14"/>
      <text:p text:style-name="P14">int main(int argc, char* argv[])</text:p>
      <text:p text:style-name="P14">{</text:p>
      <text:p text:style-name="P14"><text:soft-page-break/><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text:s text:c="4"/>algo_transform(</text:p>
      <text:p text:style-name="P14"><text:s text:c="8"/>vector_begin(&amp;t_v), vector_end(&amp;t_v), vector_begin(&amp;t_v), fun_negate_int);</text:p>
      <text:p text:style-name="P14"><text:s text:c="4"/>printf("negated: ");</text:p>
      <text:p text:style-name="P14"><text:s text:c="4"/>algo_for_each(vector_begin(&amp;t_v), vector_end(&amp;t_v), _print);</text:p>
      <text:p text:style-name="P14"><text:s text:c="4"/>printf("\n");</text:p>
      <text:p text:style-name="P14"/>
      <text:p text:style-name="P14"><text:s text:c="4"/>algo_transform(</text:p>
      <text:p text:style-name="P14"><text:s text:c="8"/>vector_begin(&amp;t_v), vector_end(&amp;t_v), list_begin(&amp;t_l), _multipiles10);</text:p>
      <text:p text:style-name="P14"><text:s text:c="4"/>printf("list: <text:s text:c="3"/>");</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ultipiles10(const void* cpv_input, void* pv_output)</text:p>
      <text:p text:style-name="P14">{</text:p>
      <text:p text:style-name="P14"><text:s text:c="4"/>*(int*)pv_output = *(int*)cpv_input * 10;</text:p>
      <text:p text:style-name="P14">}</text:p>
      <text:p text:style-name="P7">执行结果:</text:p>
      <text:p text:style-name="P14">vector: <text:s/>1 2 3 4 5 6 7 8 9 10 </text:p>
      <text:p text:style-name="P14">negated: -1 -2 -3 -4 -5 -6 -7 -8 -9 -10 </text:p>
      <text:p text:style-name="P14">list: <text:s text:c="3"/>-10 -20 -30 -40 -50 -60 -70 -80 -90 -100</text:p>
      <text:p text:style-name="P14"/>
      <text:p text:style-name="Standard"><text:soft-page-break/><text:span text:style-name="T5">下面是关于</text:span><text:span text:style-name="T11">algo_transform_binary()</text:span><text:span text:style-name="T5">的例子:</text:span></text:p>
      <text:p text:style-name="P15">#include &lt;stdio.h&gt;</text:p>
      <text:p text:style-name="P15">#include &lt;cstl/cvector.h&gt;</text:p>
      <text:p text:style-name="P15">#include &lt;cstl/clist.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deque_t t_dq = create_deque(int);</text:p>
      <text:p text:style-name="P15"><text:s text:c="4"/>int i = 0;</text:p>
      <text:p text:style-name="P15"/>
      <text:p text:style-name="P15"><text:s text:c="4"/>vector_init(&amp;t_v);</text:p>
      <text:p text:style-name="P15"><text:s text:c="4"/>list_init_n(&amp;t_l, 10);</text:p>
      <text:p text:style-name="P15"><text:s text:c="4"/>deque_init_n(&amp;t_dq, 10);</text:p>
      <text:p text:style-name="P15"><text:s text:c="4"/>for(i = 1; i &lt;= 10; ++i)</text:p>
      <text:p text:style-name="P15"><text:s text:c="4"/>{</text:p>
      <text:p text:style-name="P15"><text:s text:c="8"/>vector_push_back(&amp;t_v, i);</text:p>
      <text:p text:style-name="P15"><text:s text:c="4"/>}</text:p>
      <text:p text:style-name="P15"><text:s text:c="4"/>printf("vector: <text:s/>");</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vector_begin(&amp;t_v),</text:p>
      <text:p text:style-name="P15"><text:s text:c="8"/>fun_multiplies_int);</text:p>
      <text:p text:style-name="P15"><text:s text:c="4"/>printf("squared: ");</text:p>
      <text:p text:style-name="P15"><text:s text:c="4"/>algo_for_each(vector_begin(&amp;t_v), vector_end(&amp;t_v), _print);</text:p>
      <text:p text:style-name="P15"><text:s text:c="4"/>printf("\n");</text:p>
      <text:p text:style-name="P15"/>
      <text:p text:style-name="P15"><text:s text:c="4"/>algo_transform_binary(</text:p>
      <text:p text:style-name="P15"><text:s text:c="8"/>vector_begin(&amp;t_v), vector_end(&amp;t_v),</text:p>
      <text:p text:style-name="P15"><text:s text:c="8"/>vector_begin(&amp;t_v), list_begin(&amp;t_l),</text:p>
      <text:p text:style-name="P15"><text:s text:c="8"/>fun_plus_int);</text:p>
      <text:p text:style-name="P15"><text:s text:c="4"/>printf("list: <text:s text:c="3"/>");</text:p>
      <text:p text:style-name="P15"><text:s text:c="4"/>algo_for_each(list_begin(&amp;t_l), list_end(&amp;t_l), _print);</text:p>
      <text:p text:style-name="P15"><text:s text:c="4"/>printf("\n");</text:p>
      <text:p text:style-name="P15"/>
      <text:p text:style-name="P15"><text:s text:c="4"/>algo_transform_binary(</text:p>
      <text:p text:style-name="P15"><text:soft-page-break/><text:s text:c="8"/>vector_begin(&amp;t_v), vector_end(&amp;t_v),</text:p>
      <text:p text:style-name="P15"><text:s text:c="8"/>list_begin(&amp;t_l), deque_begin(&amp;t_dq),</text:p>
      <text:p text:style-name="P15"><text:s text:c="8"/>fun_minus_int);</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1 2 3 4 5 6 7 8 9 10 </text:p>
      <text:p text:style-name="P15">squared: 1 4 9 16 25 36 49 64 81 100 </text:p>
      <text:p text:style-name="P15">list: <text:s text:c="3"/>2 8 18 32 50 72 98 128 162 200 </text:p>
      <text:p text:style-name="P15">deque: <text:s text:c="2"/>-1 -4 -9 -16 -25 -36 -49 -64 -81 -100</text:p>
      <text:list xml:id="list660767597" text:continue-numbering="true" text:style-name="WW8Num13">
        <text:list-item>
          <text:list>
            <text:list-item>
              <text:list>
                <text:list-item>
                  <text:h text:style-name="P294"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5">algo_replace(),algo_replace_if(),algo_replace_copy(),algo_replace_copy_if()</text:p>
      <text:p text:style-name="P8">从算法的后缀就可以看出算法之间的区别.</text:p>
      <text:p text:style-name="P8">下面是数据替换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mod3(const void* cpv_input, void* pv_output);</text:p>
      <text:p text:style-name="P15">static void _greater3(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oft-page-break/><text:s text:c="4"/>int i = 0;</text:p>
      <text:p text:style-name="P15"/>
      <text:p text:style-name="P15"><text:s text:c="4"/>vector_init(&amp;t_v);</text:p>
      <text:p text:style-name="P15"><text:s text:c="4"/>list_init_n(&amp;t_l, 20);</text:p>
      <text:p text:style-name="P15"><text:s text:c="4"/>for(i = 1; i &lt;= 10; ++i)</text:p>
      <text:p text:style-name="P15"><text:s text:c="4"/>{</text:p>
      <text:p text:style-name="P15"><text:s text:c="8"/>vector_push_back(&amp;t_v, i);</text:p>
      <text:p text:style-name="P15"><text:s text:c="4"/>}</text:p>
      <text:p text:style-name="P15"><text:s text:c="4"/>for(i = 1; i &lt;= 10;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 <text:s text:c="7"/>");</text:p>
      <text:p text:style-name="P15"><text:s text:c="4"/>algo_replace(vector_begin(&amp;t_v), vector_end(&amp;t_v), 6, 42);</text:p>
      <text:p text:style-name="P15"><text:s text:c="4"/>algo_for_each(vector_begin(&amp;t_v), vector_end(&amp;t_v), _print);</text:p>
      <text:p text:style-name="P15"><text:s text:c="4"/>printf("\n");</text:p>
      <text:p text:style-name="P15"/>
      <text:p text:style-name="P15"><text:s text:c="4"/>printf(" <text:s text:c="7"/>");</text:p>
      <text:p text:style-name="P15"><text:s text:c="4"/>algo_replace_if(vector_begin(&amp;t_v), vector_end(&amp;t_v), _mod3, -3);</text:p>
      <text:p text:style-name="P15"><text:s text:c="4"/>algo_for_each(vector_begin(&amp;t_v), vector_end(&amp;t_v), _print);</text:p>
      <text:p text:style-name="P15"><text:s text:c="4"/>printf("\n");</text:p>
      <text:p text:style-name="P15"/>
      <text:p text:style-name="P15"><text:s text:c="4"/>printf("list: <text:s text:c="2"/>");</text:p>
      <text:p text:style-name="P15"><text:s text:c="4"/>algo_replace_copy_if(</text:p>
      <text:p text:style-name="P15"><text:s text:c="8"/>vector_begin(&amp;t_v), vector_end(&amp;t_v), list_begin(&amp;t_l), _greater3, 0);</text:p>
      <text:p text:style-name="P15"><text:s text:c="4"/>algo_for_each(list_begin(&amp;t_l), list_end(&amp;t_l),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mod3(const void* cpv_input, void* pv_output)</text:p>
      <text:p text:style-name="P15">{</text:p>
      <text:p text:style-name="P15"><text:s text:c="4"/>if(*(int*)cpv_input % 3 == 0)</text:p>
      <text:p text:style-name="P15"><text:soft-page-break/><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15">static void _greater3(const void* cpv_input, void* pv_output)</text:p>
      <text:p text:style-name="P15">{</text:p>
      <text:p text:style-name="P15"><text:s text:c="4"/>if(*(int*)cpv_input &gt; 3)</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1 2 3 4 5 6 7 8 9 10 1 2 3 4 5 6 7 8 9 10 </text:p>
      <text:p text:style-name="P15"><text:s text:c="8"/>1 2 3 4 5 42 7 8 9 10 1 2 3 4 5 42 7 8 9 10 </text:p>
      <text:p text:style-name="P15"><text:s text:c="8"/>1 2 -3 4 5 -3 7 8 -3 10 1 2 -3 4 5 -3 7 8 -3 10 </text:p>
      <text:p text:style-name="P15">list: <text:s text:c="2"/>1 2 -3 0 0 -3 0 0 -3 0 1 2 -3 0 0 -3 0 0 -3 0</text:p>
      <text:list xml:id="list1979246588" text:continue-numbering="true" text:style-name="WW8Num13">
        <text:list-item>
          <text:list>
            <text:list-item>
              <text:list>
                <text:list-item>
                  <text:h text:style-name="P294"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static void _fibonacci(const void* cpv_input, void* pv_output);</text:p>
      <text:p text:style-name="P15"/>
      <text:p text:style-name="P15">int main(int argc, char* argv[])</text:p>
      <text:p text:style-name="P15">{</text:p>
      <text:p text:style-name="P15"><text:s text:c="4"/>vector_t t_v = create_vector(int);</text:p>
      <text:p text:style-name="P15"><text:s text:c="4"/>iterator_t t_first, t_last;</text:p>
      <text:p text:style-name="P15"/>
      <text:p text:style-name="P15"><text:s text:c="4"/>vector_init_n(&amp;t_v, 20);</text:p>
      <text:p text:style-name="P15"><text:soft-page-break/><text:s text:c="4"/>algo_for_each(vector_begin(&amp;t_v), vector_end(&amp;t_v), _print);</text:p>
      <text:p text:style-name="P15"><text:s text:c="4"/>printf("\n");</text:p>
      <text:p text:style-name="P15"/>
      <text:p text:style-name="P15"><text:s text:c="4"/>t_first = t_last = vector_begin(&amp;t_v);</text:p>
      <text:p text:style-name="P15"><text:s text:c="4"/>iterator_advance(&amp;t_last, 5);</text:p>
      <text:p text:style-name="P15"><text:s text:c="4"/>algo_fill(t_first, t_last, 2);</text:p>
      <text:p text:style-name="P15"><text:s text:c="4"/>algo_for_each(vector_begin(&amp;t_v), vector_end(&amp;t_v), _print);</text:p>
      <text:p text:style-name="P15"><text:s text:c="4"/>printf("\n");</text:p>
      <text:p text:style-name="P15"><text:s text:c="4"/>algo_fill_n(t_last, 3, 5);</text:p>
      <text:p text:style-name="P15"><text:s text:c="4"/>algo_for_each(vector_begin(&amp;t_v), vector_end(&amp;t_v), _print);</text:p>
      <text:p text:style-name="P15"><text:s text:c="4"/>printf("\n");</text:p>
      <text:p text:style-name="P15"/>
      <text:p text:style-name="P15"><text:s text:c="4"/>iterator_advance(&amp;t_first, 10);</text:p>
      <text:p text:style-name="P15"><text:s text:c="4"/>iterator_advance(&amp;t_last, 10);</text:p>
      <text:p text:style-name="P15"><text:s text:c="4"/>algo_generate(t_first, t_last, _fibonacci);</text:p>
      <text:p text:style-name="P15"><text:s text:c="4"/>algo_for_each(vector_begin(&amp;t_v), vector_end(&amp;t_v), _print);</text:p>
      <text:p text:style-name="P15"><text:s text:c="4"/>printf("\n");</text:p>
      <text:p text:style-name="P15"><text:s text:c="4"/>algo_generate_n(t_last, 2, _fibonacci);</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fibonacci(const void* cpv_input, void* pv_output)</text:p>
      <text:p text:style-name="P15">{</text:p>
      <text:p text:style-name="P15"><text:s text:c="4"/>static int i = 1;</text:p>
      <text:p text:style-name="P15"><text:s text:c="4"/>static int j = 0;</text:p>
      <text:p text:style-name="P15"/>
      <text:p text:style-name="P15"><text:s text:c="4"/>*(int*)pv_output = j + i;</text:p>
      <text:p text:style-name="P15"><text:s text:c="4"/>i = j;</text:p>
      <text:p text:style-name="P15"><text:s text:c="4"/>j = *(int*)pv_output;</text:p>
      <text:p text:style-name="P15">}</text:p>
      <text:p text:style-name="P8">结果:</text:p>
      <text:p text:style-name="P15">0 0 0 0 0 0 0 0 0 0 0 0 0 0 0 0 0 0 0 0 </text:p>
      <text:p text:style-name="P15">2 2 2 2 2 0 0 0 0 0 0 0 0 0 0 0 0 0 0 0 </text:p>
      <text:p text:style-name="P15">2 2 2 2 2 5 5 5 0 0 0 0 0 0 0 0 0 0 0 0 </text:p>
      <text:p text:style-name="P15">2 2 2 2 2 5 5 5 0 0 1 1 2 3 5 0 0 0 0 0 </text:p>
      <text:p text:style-name="P15"><text:soft-page-break/>2 2 2 2 2 5 5 5 0 0 1 1 2 3 5 8 13 0 0 0</text:p>
      <text:p text:style-name="P15"/>
      <text:list xml:id="list1058341042" text:continue-numbering="true" text:style-name="WW8Num13">
        <text:list-item>
          <text:list>
            <text:list-item>
              <text:list>
                <text:list-item>
                  <text:h text:style-name="P294"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8">这4个函数是移除符合条件的数据算法的不同版本,从它们的后缀就可以看出它们的区别.</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less4(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list_init_n(&amp;t_l, 20);</text:p>
      <text:p text:style-name="P15"><text:s text:c="4"/>for(i = 2; i &lt;= 6; ++i)</text:p>
      <text:p text:style-name="P15"><text:s text:c="4"/>{</text:p>
      <text:p text:style-name="P15"><text:s text:c="8"/>vector_push_back(&amp;t_v, i);</text:p>
      <text:p text:style-name="P15"><text:s text:c="4"/>}</text:p>
      <text:p text:style-name="P15"><text:s text:c="4"/>for(i = 4; i &lt;= 9; ++i)</text:p>
      <text:p text:style-name="P15"><text:s text:c="4"/>{</text:p>
      <text:p text:style-name="P15"><text:s text:c="8"/>vector_push_back(&amp;t_v, i);</text:p>
      <text:p text:style-name="P15"><text:s text:c="4"/>}</text:p>
      <text:p text:style-name="P15"><text:s text:c="4"/>for(i = 1; i &lt;= 7; ++i)</text:p>
      <text:p text:style-name="P15"><text:s text:c="4"/>{</text:p>
      <text:p text:style-name="P15"><text:s text:c="8"/>vector_push_back(&amp;t_v, i);</text:p>
      <text:p text:style-name="P15"><text:s text:c="4"/>}</text:p>
      <text:p text:style-name="P15"><text:s text:c="4"/>printf("vector: <text:s text:c="11"/>");</text:p>
      <text:p text:style-name="P15"><text:s text:c="4"/>algo_for_each(vector_begin(&amp;t_v), vector_end(&amp;t_v), _print);</text:p>
      <text:p text:style-name="P15"><text:soft-page-break/><text:s text:c="4"/>printf("\n");</text:p>
      <text:p text:style-name="P15"/>
      <text:p text:style-name="P15"><text:s text:c="4"/>t_pos = algo_remove(vector_begin(&amp;t_v), vector_end(&amp;t_v), 5);</text:p>
      <text:p text:style-name="P15"><text:s text:c="4"/>printf("size not changed: <text:s/>");</text:p>
      <text:p text:style-name="P15"><text:s text:c="4"/>algo_for_each(vector_begin(&amp;t_v), vector_end(&amp;t_v), _print);</text:p>
      <text:p text:style-name="P15"><text:s text:c="4"/>printf("\n");</text:p>
      <text:p text:style-name="P15"><text:s text:c="4"/>vector_erase_range(&amp;t_v, t_pos, vector_end(&amp;t_v));</text:p>
      <text:p text:style-name="P15"><text:s text:c="4"/>printf("size changed: <text:s text:c="5"/>");</text:p>
      <text:p text:style-name="P15"><text:s text:c="4"/>algo_for_each(vector_begin(&amp;t_v), vector_end(&amp;t_v), _print);</text:p>
      <text:p text:style-name="P15"><text:s text:c="4"/>printf("\n");</text:p>
      <text:p text:style-name="P15"/>
      <text:p text:style-name="P15"><text:s text:c="4"/>list_erase_range(</text:p>
      <text:p text:style-name="P15"><text:s text:c="8"/>&amp;t_l, </text:p>
      <text:p text:style-name="P15"><text:s text:c="8"/>algo_remove_copy_if(</text:p>
      <text:p text:style-name="P15"><text:s text:c="12"/>vector_begin(&amp;t_v), vector_end(&amp;t_v), list_begin(&amp;t_l), _less4),</text:p>
      <text:p text:style-name="P15"><text:s text:c="8"/>list_end(&amp;t_l));</text:p>
      <text:p text:style-name="P15"><text:s text:c="4"/>printf("list(&lt; 4 removed):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less4(const void* cpv_input, void* pv_output)</text:p>
      <text:p text:style-name="P15">{</text:p>
      <text:p text:style-name="P15"><text:s text:c="4"/>if(*(int*)cpv_input &lt; 4)</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vector: <text:s text:c="11"/>2 3 4 5 6 4 5 6 7 8 9 1 2 3 4 5 6 7 </text:p>
      <text:p text:style-name="P15">size not changed: <text:s/>2 3 4 6 4 6 7 8 9 1 2 3 4 6 7 5 6 7 </text:p>
      <text:p text:style-name="P15"><text:soft-page-break/>size changed: <text:s text:c="5"/>2 3 4 6 4 6 7 8 9 1 2 3 4 6 7 </text:p>
      <text:p text:style-name="P15">list(&lt; 4 removed): 4 6 4 6 7 8 9 4 6 7</text:p>
      <text:p text:style-name="P15"/>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8">这4个算法是移除相邻满足条件的数据,不相邻的不会受到影响.</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list_t t_l = create_list(int);</text:p>
      <text:p text:style-name="P15"><text:s text:c="4"/>iterator_t t_pos;</text:p>
      <text:p text:style-name="P15"/>
      <text:p text:style-name="P15"><text:s text:c="4"/>vector_init(&amp;t_v1);</text:p>
      <text:p text:style-name="P15"><text:s text:c="4"/>vector_push_back(&amp;t_v1, 1);</text:p>
      <text:p text:style-name="P15"><text:s text:c="4"/>vector_push_back(&amp;t_v1, 4);</text:p>
      <text:p text:style-name="P15"><text:s text:c="4"/>vector_push_back(&amp;t_v1, 4);</text:p>
      <text:p text:style-name="P15"><text:s text:c="4"/>vector_push_back(&amp;t_v1, 6);</text:p>
      <text:p text:style-name="P15"><text:s text:c="4"/>vector_push_back(&amp;t_v1, 1);</text:p>
      <text:p text:style-name="P15"><text:s text:c="4"/>vector_push_back(&amp;t_v1, 2);</text:p>
      <text:p text:style-name="P15"><text:s text:c="4"/>vector_push_back(&amp;t_v1, 2);</text:p>
      <text:p text:style-name="P15"><text:s text:c="4"/>vector_push_back(&amp;t_v1, 3);</text:p>
      <text:p text:style-name="P15"><text:s text:c="4"/>vector_push_back(&amp;t_v1, 1);</text:p>
      <text:p text:style-name="P15"><text:s text:c="4"/>vector_push_back(&amp;t_v1, 6);</text:p>
      <text:p text:style-name="P15"><text:s text:c="4"/>vector_push_back(&amp;t_v1, 6);</text:p>
      <text:p text:style-name="P15"><text:s text:c="4"/>vector_push_back(&amp;t_v1, 6);</text:p>
      <text:p text:style-name="P15"><text:s text:c="4"/>vector_push_back(&amp;t_v1, 5);</text:p>
      <text:p text:style-name="P15"><text:s text:c="4"/>vector_push_back(&amp;t_v1, 7);</text:p>
      <text:p text:style-name="P15"><text:s text:c="4"/>vector_push_back(&amp;t_v1, 5);</text:p>
      <text:p text:style-name="P15"><text:s text:c="4"/>vector_push_back(&amp;t_v1, 4);</text:p>
      <text:p text:style-name="P15"><text:s text:c="4"/>vector_push_back(&amp;t_v1, 4);</text:p>
      <text:p text:style-name="P15"><text:s text:c="4"/>vector_init_copy(&amp;t_v2, &amp;t_v1);</text:p>
      <text:p text:style-name="P15"><text:s text:c="4"/>list_init_n(&amp;t_l, vector_size(&amp;t_v1));</text:p>
      <text:p text:style-name="P15"/>
      <text:p text:style-name="P15"><text:s text:c="4"/>printf("vector: <text:s text:c="10"/>");</text:p>
      <text:p text:style-name="P15"><text:s text:c="4"/>algo_for_each(vector_begin(&amp;t_v1), vector_end(&amp;t_v1), _print);</text:p>
      <text:p text:style-name="P15"><text:s text:c="4"/>printf("\n");</text:p>
      <text:p text:style-name="P15"><text:soft-page-break/><text:s text:c="4"/>t_pos = algo_unique(vector_begin(&amp;t_v1), vector_end(&amp;t_v1));</text:p>
      <text:p text:style-name="P15"><text:s text:c="4"/>printf("size not changed: ");</text:p>
      <text:p text:style-name="P15"><text:s text:c="4"/>algo_for_each(vector_begin(&amp;t_v1), vector_end(&amp;t_v1), _print);</text:p>
      <text:p text:style-name="P15"><text:s text:c="4"/>printf("\n");</text:p>
      <text:p text:style-name="P15"><text:s text:c="4"/>vector_erase_range(&amp;t_v1, t_pos, vector_end(&amp;t_v1));</text:p>
      <text:p text:style-name="P15"><text:s text:c="4"/>printf("size changed: <text:s text:c="4"/>");</text:p>
      <text:p text:style-name="P15"><text:s text:c="4"/>algo_for_each(vector_begin(&amp;t_v1), vector_end(&amp;t_v1), _print);</text:p>
      <text:p text:style-name="P15"><text:s text:c="4"/>printf("\n");</text:p>
      <text:p text:style-name="P15"/>
      <text:p text:style-name="P15"><text:s text:c="4"/>list_erase_range(</text:p>
      <text:p text:style-name="P15"><text:s text:c="8"/>&amp;t_l,</text:p>
      <text:p text:style-name="P15"><text:s text:c="8"/>algo_unique_copy_if(</text:p>
      <text:p text:style-name="P15"><text:s text:c="12"/>vector_begin(&amp;t_v2), vector_end(&amp;t_v2), </text:p>
      <text:p text:style-name="P92">list_begin(&amp;t_l), fun_great_int),</text:p>
      <text:p text:style-name="P15"><text:s text:c="8"/>list_end(&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1);</text:p>
      <text:p text:style-name="P15"><text:s text:c="4"/>vector_destroy(&amp;t_v2);</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10"/>1 4 4 6 1 2 2 3 1 6 6 6 5 7 5 4 4 </text:p>
      <text:p text:style-name="P15">size not changed: 1 4 6 1 2 3 1 6 5 7 5 4 5 7 5 4 4 </text:p>
      <text:p text:style-name="P15">size changed: <text:s text:c="4"/>1 4 6 1 2 3 1 6 5 7 5 4 </text:p>
      <text:p text:style-name="P15">list: <text:s text:c="12"/>1 4 4 6 6 6 6 7</text:p>
      <text:list xml:id="list1485453516" text:continue-numbering="true" text:style-name="WW8Num13">
        <text:list-item>
          <text:list>
            <text:list-item>
              <text:list>
                <text:list-item>
                  <text:h text:style-name="P294"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5">#include &lt;stdio.h&gt;</text:p>
      <text:p text:style-name="P15">#include &lt;cstl/cvector.h&gt;</text:p>
      <text:p text:style-name="P15">#include &lt;cstl/clist.h&gt;</text:p>
      <text:p text:style-name="P15"><text:soft-page-break/>#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first, t_las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10"/>");</text:p>
      <text:p text:style-name="P15"><text:s text:c="4"/>algo_for_each(vector_begin(&amp;t_v), vector_end(&amp;t_v), _print);</text:p>
      <text:p text:style-name="P15"><text:s text:c="4"/>printf("\n");</text:p>
      <text:p text:style-name="P15"><text:s text:c="4"/>algo_reverse(vector_begin(&amp;t_v), vector_end(&amp;t_v));</text:p>
      <text:p text:style-name="P15"><text:s text:c="4"/>printf("reverse: <text:s text:c="9"/>");</text:p>
      <text:p text:style-name="P15"><text:s text:c="4"/>algo_for_each(vector_begin(&amp;t_v), vector_end(&amp;t_v), _print);</text:p>
      <text:p text:style-name="P15"><text:s text:c="4"/>printf("\n");</text:p>
      <text:p text:style-name="P15"><text:s text:c="4"/>t_first = vector_begin(&amp;t_v);</text:p>
      <text:p text:style-name="P15"><text:s text:c="4"/>t_last = vector_end(&amp;t_v);</text:p>
      <text:p text:style-name="P15"><text:s text:c="4"/>iterator_next(&amp;t_first), iterator_prev(&amp;t_last);</text:p>
      <text:p text:style-name="P15"><text:s text:c="4"/>algo_reverse(t_first, t_last);</text:p>
      <text:p text:style-name="P15"><text:s text:c="4"/>printf("reverse subrange: ");</text:p>
      <text:p text:style-name="P15"><text:s text:c="4"/>algo_for_each(vector_begin(&amp;t_v), vector_end(&amp;t_v), _print);</text:p>
      <text:p text:style-name="P15"><text:s text:c="4"/>printf("\n");</text:p>
      <text:p text:style-name="P15"/>
      <text:p text:style-name="P15"><text:s text:c="4"/>algo_reverse_copy(vector_begin(&amp;t_v), vector_end(&amp;t_v), list_begin(&amp;t_l));</text:p>
      <text:p text:style-name="P15"><text:s text:c="4"/>printf("list: <text:s text:c="12"/>");</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vector: <text:s text:c="10"/>1 2 3 4 5 6 7 8 9 </text:p>
      <text:p text:style-name="P15">reverse: <text:s text:c="9"/>9 8 7 6 5 4 3 2 1 </text:p>
      <text:p text:style-name="P15">reverse subrange: 9 2 3 4 5 6 7 8 1 </text:p>
      <text:p text:style-name="P15">list: <text:s text:c="12"/>1 8 7 6 5 4 3 2 9</text:p>
      <text:list xml:id="list883131078" text:continue-numbering="true" text:style-name="WW8Num13">
        <text:list-item>
          <text:list>
            <text:list-item>
              <text:list>
                <text:list-item>
                  <text:h text:style-name="P294"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pos;</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list_init_n(&amp;t_l, vector_size(&amp;t_v));</text:p>
      <text:p text:style-name="P15"/>
      <text:p text:style-name="P15"><text:s text:c="4"/>printf("vector: <text:s text:c="7"/>");</text:p>
      <text:p text:style-name="P15"><text:s text:c="4"/>algo_for_each(vector_begin(&amp;t_v), vector_end(&amp;t_v), _print);</text:p>
      <text:p text:style-name="P15"><text:s text:c="4"/>printf("\n");</text:p>
      <text:p text:style-name="P15"/>
      <text:p text:style-name="P15"><text:s text:c="4"/>t_pos = vector_begin(&amp;t_v);</text:p>
      <text:p text:style-name="P15"><text:s text:c="4"/>iterator_next(&amp;t_pos);</text:p>
      <text:p text:style-name="P15"><text:soft-page-break/><text:s text:c="4"/>algo_rotate(vector_begin(&amp;t_v), t_pos, vector_end(&amp;t_v));</text:p>
      <text:p text:style-name="P15"><text:s text:c="4"/>printf("one left: <text:s text:c="5"/>");</text:p>
      <text:p text:style-name="P15"><text:s text:c="4"/>algo_for_each(vector_begin(&amp;t_v), vector_end(&amp;t_v), _print);</text:p>
      <text:p text:style-name="P15"><text:s text:c="4"/>printf("\n");</text:p>
      <text:p text:style-name="P15"/>
      <text:p text:style-name="P15"><text:s text:c="4"/>t_pos = vector_end(&amp;t_v);</text:p>
      <text:p text:style-name="P15"><text:s text:c="4"/>iterator_prev_n(&amp;t_pos, 2);</text:p>
      <text:p text:style-name="P15"><text:s text:c="4"/>algo_rotate(vector_begin(&amp;t_v), t_pos, vector_end(&amp;t_v));</text:p>
      <text:p text:style-name="P15"><text:s text:c="4"/>printf("two right: <text:s text:c="4"/>");</text:p>
      <text:p text:style-name="P15"><text:s text:c="4"/>algo_for_each(vector_begin(&amp;t_v), vector_end(&amp;t_v), _print);</text:p>
      <text:p text:style-name="P15"><text:s text:c="4"/>printf("\n");</text:p>
      <text:p text:style-name="P15"/>
      <text:p text:style-name="P15"><text:s text:c="4"/>algo_rotate_copy(</text:p>
      <text:p text:style-name="P15"><text:s text:c="8"/>vector_begin(&amp;t_v),</text:p>
      <text:p text:style-name="P15"><text:s text:c="8"/>algo_find(vector_begin(&amp;t_v), vector_end(&amp;t_v), 4),</text:p>
      <text:p text:style-name="P15"><text:s text:c="8"/>vector_end(&amp;t_v),</text:p>
      <text:p text:style-name="P15"><text:s text:c="8"/>list_begin(&amp;t_l));</text:p>
      <text:p text:style-name="P15"><text:s text:c="4"/>printf("list(4 first): ");</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7"/>0 1 2 3 4 5 6 7 8 9 </text:p>
      <text:p text:style-name="P15">one left: <text:s text:c="5"/>1 2 3 4 5 6 7 8 9 0 </text:p>
      <text:p text:style-name="P15">two right: <text:s text:c="4"/>9 0 1 2 3 4 5 6 7 8 </text:p>
      <text:p text:style-name="P15">list(4 first): 4 5 6 7 8 9 0 1 2 3</text:p>
      <text:list xml:id="list1744059492" text:continue-numbering="true" text:style-name="WW8Num13">
        <text:list-item>
          <text:list>
            <text:list-item>
              <text:list>
                <text:list-item>
                  <text:h text:style-name="P294"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pan text:style-name="T6"><text:tab/></text:span><text:span text:style-name="T8">随机重排:</text:span><text:span text:style-name="T11"> algo_random_shuffle(),algo_random_shuffle_if()</text:span></text:p>
      <text:p text:style-name="P15">#include &lt;stdio.h&gt;</text:p>
      <text:p text:style-name="P15"><text:soft-page-break/>#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4"/>}</text:p>
      <text:p text:style-name="P15"><text:s text:c="4"/>printf("vector: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random_shuffle(vector_begin(&amp;t_v), vector_end(&amp;t_v));</text:p>
      <text:p text:style-name="P15"><text:s text:c="4"/>printf("shuffled: ");</text:p>
      <text:p text:style-name="P15"><text:s text:c="4"/>algo_for_each(vector_begin(&amp;t_v), vector_end(&amp;t_v), _print);</text:p>
      <text:p text:style-name="P15"><text:s text:c="4"/>printf("\n");</text:p>
      <text:p text:style-name="P15"/>
      <text:p text:style-name="P15"><text:s text:c="4"/>vector_destroy(&amp;t_v);</text:p>
      <text:p text:style-name="P15"/>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text:s text:c="2"/>0 1 2 3 4 5 6 7 8 9 </text:p>
      <text:p text:style-name="P15">shuffled: 4 1 6 3 7 9 2 5 0 8 </text:p>
      <text:p text:style-name="P15">sorted: <text:s text:c="2"/>0 1 2 3 4 5 6 7 8 9 </text:p>
      <text:p text:style-name="P15">shuffled: 2 1 9 5 7 0 4 3 8 6</text:p>
      <text:p text:style-name="P15"/>
      <text:p text:style-name="P15"><text:tab/>随机抽样:</text:p>
      <text:p text:style-name="Standard"><text:span text:style-name="T11"><text:tab/></text:span><text:span text:style-name="T6">随机采样是将第一个数据区间中的数据随机的取出放在第二个数据区间中.</text:span></text:p>
      <text:p text:style-name="P79">algo_random_sample(),algo_random_sample_if(),</text:p>
      <text:p text:style-name="P79">algo_random_sample_n(),algo_random_sample_n_if()</text:p>
      <text:p text:style-name="P8">在第一个区间中的数据在第二个区间中最多只出现一次,第二个区间中的顺序是任意的,但不会影响第一个区间中的数据.</text:p>
      <text:p text:style-name="P15">#include &lt;stdio.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deque_t t_dq = create_deque(int);</text:p>
      <text:p text:style-name="P15"><text:s text:c="4"/>int i = 0;</text:p>
      <text:p text:style-name="P15"/>
      <text:p text:style-name="P15"><text:s text:c="4"/>vector_init(&amp;t_v);</text:p>
      <text:p text:style-name="P15"><text:s text:c="4"/>for(i = 0; i &lt; 15; ++i)</text:p>
      <text:p text:style-name="P15"><text:s text:c="4"/>{</text:p>
      <text:p text:style-name="P15"><text:s text:c="8"/>vector_push_back(&amp;t_v,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deque_init_n(&amp;t_dq, 10);</text:p>
      <text:p text:style-name="P15"><text:s text:c="4"/>algo_random_sample(</text:p>
      <text:p text:style-name="P15"><text:s text:c="8"/>vector_begin(&amp;t_v), vector_end(&amp;t_v),</text:p>
      <text:p text:style-name="P15"><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deque_resize(&amp;t_dq, 20);</text:p>
      <text:p text:style-name="P15"><text:s text:c="4"/>algo_random_sample(</text:p>
      <text:p text:style-name="P15"><text:s text:c="8"/>vector_begin(&amp;t_v), vector_end(&amp;t_v),</text:p>
      <text:p text:style-name="P15"><text:soft-page-break/><text:s text:c="8"/>deque_begin(&amp;t_dq), deque_end(&amp;t_dq));</text:p>
      <text:p text:style-name="P15"><text:s text:c="4"/>printf("deque: <text:s text:c="2"/>");</text:p>
      <text:p text:style-name="P15"><text:s text:c="4"/>algo_for_each(deque_begin(&amp;t_dq), deque_end(&amp;t_dq), _print);</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0 1 2 3 4 5 6 7 8 9 10 11 12 13 14 </text:p>
      <text:p text:style-name="P15">deque: <text:s text:c="2"/>14 12 10 3 4 5 6 11 8 9 </text:p>
      <text:p text:style-name="P15">deque: <text:s text:c="2"/>0 1 2 3 4 5 6 7 8 9 10 11 12 13 14 0 0 0 0 0</text:p>
      <text:list xml:id="list326543345" text:continue-numbering="true" text:style-name="WW8Num13">
        <text:list-item>
          <text:list>
            <text:list-item>
              <text:list>
                <text:list-item>
                  <text:h text:style-name="P294"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static void _is_even(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1; i &lt;= 9; ++i)</text:p>
      <text:p text:style-name="P15"><text:s text:c="4"/>{</text:p>
      <text:p text:style-name="P15"><text:soft-page-break/><text:s text:c="8"/>vector_push_back(&amp;t_v1, i);</text:p>
      <text:p text:style-name="P15"><text:s text:c="8"/>vector_push_back(&amp;t_v2, i);</text:p>
      <text:p text:style-name="P15"><text:s text:c="4"/>}</text:p>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t_pos = algo_partition(vector_begin(&amp;t_v1), vector_end(&amp;t_v1), _is_even);</text:p>
      <text:p text:style-name="P15"><text:s text:c="4"/>printf("vector1: ");</text:p>
      <text:p text:style-name="P15"><text:s text:c="4"/>algo_for_each(vector_begin(&amp;t_v1), vector_end(&amp;t_v1), _print);</text:p>
      <text:p text:style-name="P15"><text:s text:c="4"/>printf("\n");</text:p>
      <text:p text:style-name="P15"><text:s text:c="4"/>printf("first odd element: %d\n", *(int*)iterator_get_pointer(&amp;t_pos));</text:p>
      <text:p text:style-name="P15"/>
      <text:p text:style-name="P79">t_pos = algo_stable_partition(</text:p>
      <text:p text:style-name="P90">vector_begin(&amp;t_v2), vector_end(&amp;t_v2), _is_even);</text:p>
      <text:p text:style-name="P15"><text:s text:c="4"/>printf("vector2: ");</text:p>
      <text:p text:style-name="P15"><text:s text:c="4"/>algo_for_each(vector_begin(&amp;t_v2), vector_end(&amp;t_v2), _print);</text:p>
      <text:p text:style-name="P15"><text:s text:c="4"/>printf("\n");</text:p>
      <text:p text:style-name="P15"><text:s text:c="4"/>printf("first odd element: %d\n", *(int*)iterator_get_pointer(&amp;t_pos));</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is_even(const void* cpv_input, void* pv_output)</text:p>
      <text:p text:style-name="P15">{</text:p>
      <text:p text:style-name="P15"><text:s text:c="4"/>if(*(int*)cpv_input % 2 == 0)</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p>
      <text:p text:style-name="P8">结果:</text:p>
      <text:p text:style-name="P15"><text:soft-page-break/>vector1: 1 2 3 4 5 6 7 8 9 </text:p>
      <text:p text:style-name="P15">vector2: 1 2 3 4 5 6 7 8 9 </text:p>
      <text:p text:style-name="P15">vector1: 8 2 6 4 5 3 7 1 9 </text:p>
      <text:p text:style-name="P15">first odd element: 5</text:p>
      <text:p text:style-name="P15">vector2: 2 4 6 8 1 3 5 7 9 </text:p>
      <text:p text:style-name="P15">first odd element: 1</text:p>
      <text:list xml:id="list1437540372" text:continue-numbering="true" text:style-name="WW8Num13">
        <text:list-item>
          <text:list>
            <text:list-item>
              <text:h text:style-name="P282"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6">algo_sort()</text:p>
          </table:table-cell>
          <table:table-cell table:style-name="Table97.B1" office:value-type="string">
            <text:p text:style-name="P9">排序.</text:p>
          </table:table-cell>
        </table:table-row>
        <table:table-row table:style-name="Table97.1">
          <table:table-cell table:style-name="Table97.A1" office:value-type="string">
            <text:p text:style-name="P16">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16">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16">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16">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16">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16">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16">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16">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16">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16">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16">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16">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16">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16">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16">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16">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16">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16">algo_merge()</text:p>
          </table:table-cell>
          <table:table-cell table:style-name="Table97.B1" office:value-type="string">
            <text:p text:style-name="P9">合并.</text:p>
          </table:table-cell>
        </table:table-row>
        <table:table-row table:style-name="Table97.1">
          <table:table-cell table:style-name="Table97.A1" office:value-type="string">
            <text:p text:style-name="P16">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16">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16">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16">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16">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16">algo_set_union()</text:p>
          </table:table-cell>
          <table:table-cell table:style-name="Table97.B1" office:value-type="string">
            <text:p text:style-name="P9">求并集.</text:p>
          </table:table-cell>
        </table:table-row>
        <table:table-row table:style-name="Table97.1">
          <table:table-cell table:style-name="Table97.A1" office:value-type="string">
            <text:p text:style-name="P16">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16">algo_set_intersection()</text:p>
          </table:table-cell>
          <table:table-cell table:style-name="Table97.B1" office:value-type="string">
            <text:p text:style-name="P9">求交集.</text:p>
          </table:table-cell>
        </table:table-row>
        <table:table-row table:style-name="Table97.1">
          <table:table-cell table:style-name="Table97.A1" office:value-type="string">
            <text:p text:style-name="P16">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16">algo_set_difference()</text:p>
          </table:table-cell>
          <table:table-cell table:style-name="Table97.B1" office:value-type="string">
            <text:p text:style-name="P9">求差集.</text:p>
          </table:table-cell>
        </table:table-row>
        <text:soft-page-break/>
        <table:table-row table:style-name="Table97.1">
          <table:table-cell table:style-name="Table97.A1" office:value-type="string">
            <text:p text:style-name="P16">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16">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16">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16">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16">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16">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16">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16">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16">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16">algo_sort_heap()</text:p>
          </table:table-cell>
          <table:table-cell table:style-name="Table97.B1" office:value-type="string">
            <text:p text:style-name="P9">堆排序.</text:p>
          </table:table-cell>
        </table:table-row>
        <table:table-row table:style-name="Table97.1">
          <table:table-cell table:style-name="Table97.A1" office:value-type="string">
            <text:p text:style-name="P16">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16">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16">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16">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16">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16">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16">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16">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16">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16">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16">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16">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16">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16">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16">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16">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16">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16">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16">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1063902388" text:continue-numbering="true" text:style-name="WW8Num13">
        <text:list-item>
          <text:list>
            <text:list-item>
              <text:list>
                <text:list-item>
                  <text:h text:style-name="P294"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1; i &lt;= 9; ++i)</text:p>
      <text:p text:style-name="P15"><text:s text:c="4"/>{</text:p>
      <text:p text:style-name="P15"><text:s text:c="8"/>vector_push_back(&amp;t_v, i);</text:p>
      <text:p text:style-name="P15"><text:s text:c="8"/>vector_push_back(&amp;t_v, i);</text:p>
      <text:p text:style-name="P15"><text:s text:c="4"/>}</text:p>
      <text:p text:style-name="P15"><text:s text:c="4"/>algo_random_shuffle(vector_begin(&amp;t_v), vector_end(&amp;t_v));</text:p>
      <text:p text:style-name="P15"><text:s text:c="4"/>printf("vector: <text:s text:c="2"/>");</text:p>
      <text:p text:style-name="P15"><text:s text:c="4"/>algo_for_each(vector_begin(&amp;t_v), vector_end(&amp;t_v), _print);</text:p>
      <text:p text:style-name="P15"><text:s text:c="4"/>printf("\n");</text:p>
      <text:p text:style-name="P15"/>
      <text:p text:style-name="P15"><text:s text:c="4"/>algo_sort(vector_begin(&amp;t_v), vector_end(&amp;t_v));</text:p>
      <text:p text:style-name="P15"><text:s text:c="4"/>printf("sorted: <text:s text:c="2"/>");</text:p>
      <text:p text:style-name="P15"><text:s text:c="4"/>algo_for_each(vector_begin(&amp;t_v), vector_end(&amp;t_v), _print);</text:p>
      <text:p text:style-name="P15"><text:s text:c="4"/>printf("\n");</text:p>
      <text:p text:style-name="P15"/>
      <text:p text:style-name="P15"><text:s text:c="4"/>algo_sort_if(vector_begin(&amp;t_v), vector_end(&amp;t_v), fun_great_int);</text:p>
      <text:p text:style-name="P15"><text:s text:c="4"/>printf("sorted &gt;: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 <text:s text:c="2"/>9 8 7 6 9 5 6 2 1 5 3 4 2 7 8 1 3 4 </text:p>
      <text:p text:style-name="P15">sorted: <text:s text:c="2"/>1 1 2 2 3 3 4 4 5 5 6 6 7 7 8 8 9 9 </text:p>
      <text:p text:style-name="P15">sorted &gt;: 9 9 8 8 7 7 6 6 5 5 4 4 3 3 2 2 1 1</text:p>
      <text:p text:style-name="P15"/>
      <text:p text:style-name="P15"><text:tab/>稳定排序: algo_stable_sort(),algo_stable_sort_if().</text:p>
      <text:p text:style-name="P15">#include &lt;stdio.h&gt;</text:p>
      <text:p text:style-name="P15">#include &lt;cstl/cvector.h&gt;</text:p>
      <text:p text:style-name="P15">#include &lt;cstl/cdeque.h&gt;</text:p>
      <text:p text:style-name="P15">#include &lt;cstl/calgorithm.h&gt;</text:p>
      <text:p text:style-name="P15"/>
      <text:p text:style-name="P15">struct abc_t</text:p>
      <text:p text:style-name="P15"><text:soft-page-break/>{</text:p>
      <text:p text:style-name="P15"><text:s text:c="4"/>int n_value;</text:p>
      <text:p text:style-name="P15"><text:s text:c="4"/>long l_value;</text:p>
      <text:p text:style-name="P15"><text:s text:c="4"/>double d_key;</text:p>
      <text:p text:style-name="P15">};</text:p>
      <text:p text:style-name="P15"/>
      <text:p text:style-name="P15">static void _print_abc(const void* cpv_input, void* pv_output);</text:p>
      <text:p text:style-name="P15">static void _abcgreat(</text:p>
      <text:p text:style-name="P79">const void* cpv_first, const void* cpv_second, void* pv_output);</text:p>
      <text:p text:style-name="P15"/>
      <text:p text:style-name="P15">int main(int argc, char* argv[])</text:p>
      <text:p text:style-name="P15">{</text:p>
      <text:p text:style-name="P15"><text:s text:c="4"/>vector_t t_v = create_vector(struct abc_t);</text:p>
      <text:p text:style-name="P15"><text:s text:c="4"/>deque_t t_dq = create_deque(struct abc_t);</text:p>
      <text:p text:style-name="P15"><text:s text:c="4"/>struct abc_t t_abc;</text:p>
      <text:p text:style-name="P15"><text:s text:c="4"/></text:p>
      <text:p text:style-name="P15"><text:s text:c="4"/>vector_init(&amp;t_v);</text:p>
      <text:p text:style-name="P15"><text:s text:c="4"/>deque_init(&amp;t_dq);</text:p>
      <text:p text:style-name="P15"><text:s text:c="4"/>t_abc.n_value = 70;</text:p>
      <text:p text:style-name="P15"><text:s text:c="4"/>t_abc.l_value = 934000;</text:p>
      <text:p text:style-name="P15"><text:s text:c="4"/>t_abc.d_key = 0.24;</text:p>
      <text:p text:style-name="P15"><text:s text:c="4"/>vector_push_back(&amp;t_v, t_abc);</text:p>
      <text:p text:style-name="P15"><text:s text:c="4"/>deque_push_back(&amp;t_dq, t_abc);</text:p>
      <text:p text:style-name="P15"><text:s text:c="4"/>t_abc.n_value = 100;</text:p>
      <text:p text:style-name="P15"><text:s text:c="4"/>t_abc.l_value = 3000;</text:p>
      <text:p text:style-name="P15"><text:s text:c="4"/>t_abc.d_key = 2.09;</text:p>
      <text:p text:style-name="P15"><text:s text:c="4"/>vector_push_back(&amp;t_v, t_abc);</text:p>
      <text:p text:style-name="P15"><text:s text:c="4"/>deque_push_back(&amp;t_dq, t_abc);</text:p>
      <text:p text:style-name="P15"><text:s text:c="4"/>t_abc.n_value = 2;</text:p>
      <text:p text:style-name="P15"><text:s text:c="4"/>t_abc.l_value = -18;</text:p>
      <text:p text:style-name="P15"><text:s text:c="4"/>t_abc.d_key = 110.00;</text:p>
      <text:p text:style-name="P15"><text:s text:c="4"/>vector_push_back(&amp;t_v, t_abc);</text:p>
      <text:p text:style-name="P15"><text:s text:c="4"/>deque_push_back(&amp;t_dq, t_abc);</text:p>
      <text:p text:style-name="P15"><text:s text:c="4"/>t_abc.n_value = -902;</text:p>
      <text:p text:style-name="P15"><text:s text:c="4"/>t_abc.l_value = 88000;</text:p>
      <text:p text:style-name="P15"><text:s text:c="4"/>t_abc.d_key = -10.007;</text:p>
      <text:p text:style-name="P15"><text:s text:c="4"/>vector_push_back(&amp;t_v, t_abc);</text:p>
      <text:p text:style-name="P15"><text:s text:c="4"/>deque_push_back(&amp;t_dq, t_abc);</text:p>
      <text:p text:style-name="P15"><text:s text:c="4"/>t_abc.n_value = 302;</text:p>
      <text:p text:style-name="P15"><text:s text:c="4"/>t_abc.l_value = 80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oft-page-break/><text:s text:c="4"/>t_abc.l_value = 7;</text:p>
      <text:p text:style-name="P15"><text:s text:c="4"/>t_abc.d_key = 0.067;</text:p>
      <text:p text:style-name="P15"><text:s text:c="4"/>vector_push_back(&amp;t_v, t_abc);</text:p>
      <text:p text:style-name="P15"><text:s text:c="4"/>deque_push_back(&amp;t_dq, t_abc);</text:p>
      <text:p text:style-name="P15"><text:s text:c="4"/>t_abc.n_value = 1;</text:p>
      <text:p text:style-name="P15"><text:s text:c="4"/>t_abc.l_value = 89;</text:p>
      <text:p text:style-name="P15"><text:s text:c="4"/>t_abc.d_key = 1618.9;</text:p>
      <text:p text:style-name="P15"><text:s text:c="4"/>vector_push_back(&amp;t_v, t_abc);</text:p>
      <text:p text:style-name="P15"><text:s text:c="4"/>deque_push_back(&amp;t_dq, t_abc);</text:p>
      <text:p text:style-name="P15"><text:s text:c="4"/>t_abc.n_value = -10000;</text:p>
      <text:p text:style-name="P15"><text:s text:c="4"/>t_abc.l_value = -18;</text:p>
      <text:p text:style-name="P15"><text:s text:c="4"/>t_abc.d_key = -8.9;</text:p>
      <text:p text:style-name="P15"><text:s text:c="4"/>vector_push_back(&amp;t_v, t_abc);</text:p>
      <text:p text:style-name="P15"><text:s text:c="4"/>deque_push_back(&amp;t_dq, t_abc);</text:p>
      <text:p text:style-name="P15"><text:s text:c="4"/>t_abc.n_value = 0;</text:p>
      <text:p text:style-name="P15"><text:s text:c="4"/>t_abc.l_value = 0;</text:p>
      <text:p text:style-name="P15"><text:s text:c="4"/>t_abc.d_key = 0.0;</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67;</text:p>
      <text:p text:style-name="P15"><text:s text:c="4"/>vector_push_back(&amp;t_v, t_abc);</text:p>
      <text:p text:style-name="P15"><text:s text:c="4"/>deque_push_back(&amp;t_dq, t_abc);</text:p>
      <text:p text:style-name="P15"><text:s text:c="4"/>t_abc.n_value = 2;</text:p>
      <text:p text:style-name="P15"><text:s text:c="4"/>t_abc.l_value = 7;</text:p>
      <text:p text:style-name="P15"><text:s text:c="4"/>t_abc.d_key = 0.067;</text:p>
      <text:p text:style-name="P15"><text:s text:c="4"/>vector_push_back(&amp;t_v, t_abc);</text:p>
      <text:p text:style-name="P15"><text:s text:c="4"/>deque_push_back(&amp;t_dq, t_abc);</text:p>
      <text:p text:style-name="P15"><text:s text:c="4"/>t_abc.n_value = 1111;</text:p>
      <text:p text:style-name="P15"><text:s text:c="4"/>t_abc.l_value = 11189;</text:p>
      <text:p text:style-name="P15"><text:s text:c="4"/>t_abc.d_key = 1618.9;</text:p>
      <text:p text:style-name="P15"><text:s text:c="4"/>vector_push_back(&amp;t_v, t_abc);</text:p>
      <text:p text:style-name="P15"><text:s text:c="4"/>deque_push_back(&amp;t_dq, t_abc);</text:p>
      <text:p text:style-name="P15"><text:s text:c="4"/>t_abc.n_value = -2340;</text:p>
      <text:p text:style-name="P15"><text:s text:c="4"/>t_abc.l_value = -890;</text:p>
      <text:p text:style-name="P15"><text:s text:c="4"/>t_abc.d_key = 0.009;</text:p>
      <text:p text:style-name="P15"><text:s text:c="4"/>vector_push_back(&amp;t_v, t_abc);</text:p>
      <text:p text:style-name="P15"><text:s text:c="4"/>deque_push_back(&amp;t_dq, t_abc);</text:p>
      <text:p text:style-name="P15"><text:soft-page-break/><text:s text:c="4"/>t_abc.n_value = 992;</text:p>
      <text:p text:style-name="P15"><text:s text:c="4"/>t_abc.l_value = 918;</text:p>
      <text:p text:style-name="P15"><text:s text:c="4"/>t_abc.d_key = 110.00;</text:p>
      <text:p text:style-name="P15"><text:s text:c="4"/>vector_push_back(&amp;t_v, t_abc);</text:p>
      <text:p text:style-name="P15"><text:s text:c="4"/>deque_push_back(&amp;t_dq, t_abc);</text:p>
      <text:p text:style-name="P15"><text:s text:c="4"/>t_abc.n_value = 40;</text:p>
      <text:p text:style-name="P15"><text:s text:c="4"/>t_abc.l_value = 90;</text:p>
      <text:p text:style-name="P15"><text:s text:c="4"/>t_abc.d_key = 0.009;</text:p>
      <text:p text:style-name="P15"><text:s text:c="4"/>vector_push_back(&amp;t_v, t_abc);</text:p>
      <text:p text:style-name="P15"><text:s text:c="4"/>deque_push_back(&amp;t_dq, t_abc);</text:p>
      <text:p text:style-name="P15"><text:s text:c="4"/>t_abc.n_value = 2;</text:p>
      <text:p text:style-name="P15"><text:s text:c="4"/>t_abc.l_value = 8;</text:p>
      <text:p text:style-name="P15"><text:s text:c="4"/>t_abc.d_key = 110.00;</text:p>
      <text:p text:style-name="P15"><text:s text:c="4"/>vector_push_back(&amp;t_v, t_abc);</text:p>
      <text:p text:style-name="P15"><text:s text:c="4"/>deque_push_back(&amp;t_dq, t_abc);</text:p>
      <text:p text:style-name="P15"/>
      <text:p text:style-name="P15"><text:s text:c="4"/>printf("vector:\n");</text:p>
      <text:p text:style-name="P15"><text:s text:c="4"/>algo_for_each(vector_begin(&amp;t_v), vector_end(&amp;t_v), _print_abc);</text:p>
      <text:p text:style-name="P15"><text:s text:c="4"/>printf("\n");</text:p>
      <text:p text:style-name="P15"><text:s text:c="4"/>printf("deque:\n");</text:p>
      <text:p text:style-name="P15"><text:s text:c="4"/>algo_for_each(deque_begin(&amp;t_dq), deque_end(&amp;t_dq), _print_abc);</text:p>
      <text:p text:style-name="P15"><text:s text:c="4"/>printf("\n");</text:p>
      <text:p text:style-name="P15"/>
      <text:p text:style-name="P15"><text:s text:c="4"/>algo_sort_if(vector_begin(&amp;t_v), vector_end(&amp;t_v), _abcgreat);</text:p>
      <text:p text:style-name="P15"><text:s text:c="4"/>printf("sorted vector:\n");</text:p>
      <text:p text:style-name="P15"><text:s text:c="4"/>algo_for_each(vector_begin(&amp;t_v), vector_end(&amp;t_v), _print_abc);</text:p>
      <text:p text:style-name="P15"><text:s text:c="4"/>printf("\n");</text:p>
      <text:p text:style-name="P15"/>
      <text:p text:style-name="P15"><text:s text:c="4"/>algo_stable_sort_if(deque_begin(&amp;t_dq), deque_end(&amp;t_dq), _abcgreat);</text:p>
      <text:p text:style-name="P15"><text:s text:c="4"/>printf("stable sorted deque:\n");</text:p>
      <text:p text:style-name="P15"><text:s text:c="4"/>algo_for_each(deque_begin(&amp;t_dq), deque_end(&amp;t_dq), _print_abc);</text:p>
      <text:p text:style-name="P15"><text:s text:c="4"/>printf("\n");</text:p>
      <text:p text:style-name="P15"/>
      <text:p text:style-name="P15"><text:s text:c="4"/>vector_destroy(&amp;t_v);</text:p>
      <text:p text:style-name="P15"><text:s text:c="4"/>deque_destroy(&amp;t_dq);</text:p>
      <text:p text:style-name="P15"><text:s text:c="4"/>return 0;</text:p>
      <text:p text:style-name="P15">}</text:p>
      <text:p text:style-name="P15"/>
      <text:p text:style-name="P15">static void _abcgreat(const void* cpv_first, const void* cpv_second, void* pv_output)</text:p>
      <text:p text:style-name="P15">{</text:p>
      <text:p text:style-name="P15"><text:s text:c="4"/>if(((struct abc_t*)cpv_first)-&gt;d_key &gt; ((struct abc_t*)cpv_second)-&gt;d_key)</text:p>
      <text:p text:style-name="P15"><text:s text:c="4"/>{</text:p>
      <text:p text:style-name="P15"><text:s text:c="8"/>*(bool_t*)pv_output = true;</text:p>
      <text:p text:style-name="P15"><text:s text:c="4"/>}</text:p>
      <text:p text:style-name="P15"><text:soft-page-break/><text:s text:c="4"/>else</text:p>
      <text:p text:style-name="P15"><text:s text:c="4"/>{</text:p>
      <text:p text:style-name="P15"><text:s text:c="8"/>*(bool_t*)pv_output = false;</text:p>
      <text:p text:style-name="P15"><text:s text:c="4"/>}</text:p>
      <text:p text:style-name="P15">}</text:p>
      <text:p text:style-name="P15">static void _print_abc(const void* cpv_input, void* pv_output)</text:p>
      <text:p text:style-name="P15">{</text:p>
      <text:p text:style-name="P15"><text:s text:c="4"/>pv_output = NULL;</text:p>
      <text:p text:style-name="P15"><text:s text:c="4"/>printf("(%d, %ld, %f)\n",</text:p>
      <text:p text:style-name="P15"><text:s text:c="8"/>((struct abc_t*)cpv_input)-&gt;n_value,</text:p>
      <text:p text:style-name="P15"><text:s text:c="8"/>((struct abc_t*)cpv_input)-&gt;l_value,</text:p>
      <text:p text:style-name="P15"><text:s text:c="8"/>((struct abc_t*)cpv_input)-&gt;d_key);</text:p>
      <text:p text:style-name="P15">}</text:p>
      <text:p text:style-name="P8">结果:</text:p>
      <text:p text:style-name="P15">vector:</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deque:</text:p>
      <text:p text:style-name="P15">(70, 934000, 0.240000)</text:p>
      <text:p text:style-name="P15">(100, 3000, 2.090000)</text:p>
      <text:p text:style-name="P15">(2, -18, 110.000000)</text:p>
      <text:p text:style-name="P15">(-902, 88000, -10.007000)</text:p>
      <text:p text:style-name="P15">(302, 800, 0.067000)</text:p>
      <text:p text:style-name="P15">(2, 7, 0.067000)</text:p>
      <text:p text:style-name="P15">(1, 89, 1618.900000)</text:p>
      <text:p text:style-name="P15">(-10000, -18, -8.900000)</text:p>
      <text:p text:style-name="P15">(0, 0, 0.000000)</text:p>
      <text:p text:style-name="P15">(2340, 890, 0.009000)</text:p>
      <text:p text:style-name="P15"><text:soft-page-break/>(2340, 890, 0.067000)</text:p>
      <text:p text:style-name="P15">(2, 7, 0.067000)</text:p>
      <text:p text:style-name="P15">(1111, 11189, 1618.900000)</text:p>
      <text:p text:style-name="P15">(-2340, -890, 0.009000)</text:p>
      <text:p text:style-name="P15">(992, 918, 110.000000)</text:p>
      <text:p text:style-name="P15">(40, 90, 0.009000)</text:p>
      <text:p text:style-name="P15">(2, 8, 110.000000)</text:p>
      <text:p text:style-name="P15"/>
      <text:p text:style-name="P15">sorted vector:</text:p>
      <text:p text:style-name="P15">(1111, 11189, 1618.900000)</text:p>
      <text:p text:style-name="P15">(1, 89, 1618.900000)</text:p>
      <text:p text:style-name="P15">(992, 918, 110.000000)</text:p>
      <text:p text:style-name="P15">(2, 8, 110.000000)</text:p>
      <text:p text:style-name="P15">(2, -18, 110.000000)</text:p>
      <text:p text:style-name="P15">(100, 3000, 2.090000)</text:p>
      <text:p text:style-name="P15">(70, 934000, 0.240000)</text:p>
      <text:p text:style-name="P15">(2340, 890, 0.067000)</text:p>
      <text:p text:style-name="P15">(302, 800, 0.067000)</text:p>
      <text:p text:style-name="P15">(2, 7, 0.067000)</text:p>
      <text:p text:style-name="P15">(2, 7, 0.067000)</text:p>
      <text:p text:style-name="P15">(-2340, -890, 0.009000)</text:p>
      <text:p text:style-name="P15">(40, 90, 0.009000)</text:p>
      <text:p text:style-name="P15">(2340, 890, 0.009000)</text:p>
      <text:p text:style-name="P15">(0, 0, 0.000000)</text:p>
      <text:p text:style-name="P15">(-10000, -18, -8.900000)</text:p>
      <text:p text:style-name="P15">(-902, 88000, -10.007000)</text:p>
      <text:p text:style-name="P15"/>
      <text:p text:style-name="P15">stable sorted deque:</text:p>
      <text:p text:style-name="P15">(1, 89, 1618.900000)</text:p>
      <text:p text:style-name="P15">(1111, 11189, 1618.900000)</text:p>
      <text:p text:style-name="P15">(2, -18, 110.000000)</text:p>
      <text:p text:style-name="P15">(992, 918, 110.000000)</text:p>
      <text:p text:style-name="P15">(2, 8, 110.000000)</text:p>
      <text:p text:style-name="P15">(100, 3000, 2.090000)</text:p>
      <text:p text:style-name="P15">(70, 934000, 0.240000)</text:p>
      <text:p text:style-name="P15">(302, 800, 0.067000)</text:p>
      <text:p text:style-name="P15">(2, 7, 0.067000)</text:p>
      <text:p text:style-name="P15">(2340, 890, 0.067000)</text:p>
      <text:p text:style-name="P15">(2, 7, 0.067000)</text:p>
      <text:p text:style-name="P15">(2340, 890, 0.009000)</text:p>
      <text:p text:style-name="P15">(-2340, -890, 0.009000)</text:p>
      <text:p text:style-name="P15">(40, 90, 0.009000)</text:p>
      <text:p text:style-name="P15">(0, 0, 0.000000)</text:p>
      <text:p text:style-name="P15">(-10000, -18, -8.900000)</text:p>
      <text:p text:style-name="P15"><text:soft-page-break/>(-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1"><text:tab/></text:span><text:span text:style-name="T8">部分排序:</text:span><text:span text:style-name="T6"> </text:span><text:span text:style-name="T11">algo_partial_sort(),algo_partial_sort_if(),algo_partial_sort_copy(),</text:span></text:p>
      <text:p text:style-name="P15">algo_partial_sort_copy_if().</text:p>
      <text:p text:style-name="P77">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15">#include &lt;stdio.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int i = 0;</text:p>
      <text:p text:style-name="P15"><text:s text:c="4"/>iterator_t t_pos;</text:p>
      <text:p text:style-name="P15"/>
      <text:p text:style-name="P15"><text:s text:c="4"/>deque_init(&amp;t_dq);</text:p>
      <text:p text:style-name="P15"><text:s text:c="4"/>for(i = 3; i &lt;= 7; ++i)</text:p>
      <text:p text:style-name="P15"><text:s text:c="4"/>{</text:p>
      <text:p text:style-name="P15"><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deque_begin(&amp;t_dq);</text:p>
      <text:p text:style-name="P15"><text:s text:c="4"/>iterator_advance(&amp;t_pos, 5);</text:p>
      <text:p text:style-name="P15"><text:s text:c="4"/>algo_partial_sort(deque_begin(&amp;t_dq), t_pos, deque_end(&amp;t_dq));</text:p>
      <text:p text:style-name="P15"><text:s text:c="4"/>algo_for_each(deque_begin(&amp;t_dq), deque_end(&amp;t_dq), _print);</text:p>
      <text:p text:style-name="P15"><text:s text:c="4"/>printf("\n");</text:p>
      <text:p text:style-name="P15"/>
      <text:p text:style-name="P79"><text:soft-page-break/>algo_partial_sort_if(</text:p>
      <text:p text:style-name="P90">deque_begin(&amp;t_dq), t_pos, deque_end(&amp;t_dq), fun_great_int);</text:p>
      <text:p text:style-name="P15"><text:s text:c="4"/>algo_for_each(deque_begin(&amp;t_dq), deque_end(&amp;t_dq), _print);</text:p>
      <text:p text:style-name="P15"><text:s text:c="4"/>printf("\n");</text:p>
      <text:p text:style-name="P15"/>
      <text:p text:style-name="P15"><text:s text:c="4"/>algo_partial_sort(deque_begin(&amp;t_dq), deque_end(&amp;t_dq), deque_end(&amp;t_dq));</text:p>
      <text:p text:style-name="P15"><text:s text:c="4"/>algo_for_each(deque_begin(&amp;t_dq), deque_end(&amp;t_dq), _print);</text:p>
      <text:p text:style-name="P15"><text:s text:c="4"/>printf("\n");</text:p>
      <text:p text:style-name="P15"/>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7 6 5 5 6 4 4 3 4 5 </text:p>
      <text:p text:style-name="P15">7 6 6 5 5 1 2 2 3 3 4 4 3 4 5 </text:p>
      <text:p text:style-name="P15">1 2 2 3 3 3 4 4 4 5 5 5 6 6 7</text:p>
      <text:p text:style-name="P15"/>
      <text:p text:style-name="P8">下面是后两个算法的例子:</text:p>
      <text:p text:style-name="P15">#include &lt;stdio.h&gt;</text:p>
      <text:p text:style-name="P15">#include &lt;cstl/cdeque.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deque_t t_dq = create_deque(int);</text:p>
      <text:p text:style-name="P15"><text:s text:c="4"/>vector_t t_v6 = create_vector(int); <text:s/>/* initialized with 6 elements */</text:p>
      <text:p text:style-name="P15"><text:s text:c="4"/>vector_t t_v30 = create_vector(int); /* initialized with 30 elements */</text:p>
      <text:p text:style-name="P15"><text:s text:c="4"/>int i = 0;</text:p>
      <text:p text:style-name="P15"><text:s text:c="4"/>iterator_t t_pos;</text:p>
      <text:p text:style-name="P15"/>
      <text:p text:style-name="P15"><text:s text:c="4"/>deque_init(&amp;t_dq);</text:p>
      <text:p text:style-name="P15"><text:s text:c="4"/>vector_init_n(&amp;t_v6, 6);</text:p>
      <text:p text:style-name="P15"><text:s text:c="4"/>vector_init_n(&amp;t_v30, 30);</text:p>
      <text:p text:style-name="P15"><text:s text:c="4"/>for(i = 3; i &lt;= 7; ++i)</text:p>
      <text:p text:style-name="P15"><text:s text:c="4"/>{</text:p>
      <text:p text:style-name="P15"><text:soft-page-break/><text:s text:c="8"/>deque_push_back(&amp;t_dq, i);</text:p>
      <text:p text:style-name="P15"><text:s text:c="4"/>}</text:p>
      <text:p text:style-name="P15"><text:s text:c="4"/>for(i = 2; i &lt;= 6; ++i)</text:p>
      <text:p text:style-name="P15"><text:s text:c="4"/>{</text:p>
      <text:p text:style-name="P15"><text:s text:c="8"/>deque_push_back(&amp;t_dq, i);</text:p>
      <text:p text:style-name="P15"><text:s text:c="4"/>}</text:p>
      <text:p text:style-name="P15"><text:s text:c="4"/>for(i = 1; i &lt;= 5; ++i)</text:p>
      <text:p text:style-name="P15"><text:s text:c="4"/>{</text:p>
      <text:p text:style-name="P15"><text:s text:c="8"/>deque_push_back(&amp;t_dq, i);</text:p>
      <text:p text:style-name="P15"><text:s text:c="4"/>}</text:p>
      <text:p text:style-name="P15"><text:s text:c="4"/>algo_for_each(deque_begin(&amp;t_dq), deque_end(&amp;t_dq), _print);</text:p>
      <text:p text:style-name="P15"><text:s text:c="4"/>printf("\n");</text:p>
      <text:p text:style-name="P15"/>
      <text:p text:style-name="P15"><text:s text:c="4"/>t_pos = algo_partial_sort_copy(</text:p>
      <text:p text:style-name="P15"><text:s text:c="8"/>deque_begin(&amp;t_dq), deque_end(&amp;t_dq),</text:p>
      <text:p text:style-name="P15"><text:s text:c="8"/>vector_begin(&amp;t_v6), vector_end(&amp;t_v6));</text:p>
      <text:p text:style-name="P15"><text:s text:c="4"/>algo_for_each(vector_begin(&amp;t_v6), t_pos, _print);</text:p>
      <text:p text:style-name="P15"><text:s text:c="4"/>printf("\n");</text:p>
      <text:p text:style-name="P15"/>
      <text:p text:style-name="P15"><text:s text:c="4"/>t_pos = algo_partial_sort_copy_if(</text:p>
      <text:p text:style-name="P15"><text:s text:c="8"/>deque_begin(&amp;t_dq), deque_end(&amp;t_dq),</text:p>
      <text:p text:style-name="P15"><text:s text:c="8"/>vector_begin(&amp;t_v30), vector_end(&amp;t_v30),</text:p>
      <text:p text:style-name="P15"><text:s text:c="8"/>fun_great_int);</text:p>
      <text:p text:style-name="P15"><text:s text:c="4"/>algo_for_each(vector_begin(&amp;t_v30), t_pos, _print);</text:p>
      <text:p text:style-name="P15"><text:s text:c="4"/>printf("\n");</text:p>
      <text:p text:style-name="P15"/>
      <text:p text:style-name="P15"><text:s text:c="4"/>deque_destroy(&amp;t_dq);</text:p>
      <text:p text:style-name="P15"><text:s text:c="4"/>vector_destroy(&amp;t_v6);</text:p>
      <text:p text:style-name="P15"><text:s text:c="4"/>vector_destroy(&amp;t_v30);</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3 4 5 6 7 2 3 4 5 6 1 2 3 4 5 </text:p>
      <text:p text:style-name="P15">1 2 2 3 3 3 </text:p>
      <text:p text:style-name="P15">7 6 6 5 5 5 4 4 4 3 3 3 2 2 1</text:p>
      <text:p text:style-name="P15"/>
      <text:p text:style-name="Standard"><text:span text:style-name="T6"><text:tab/></text:span><text:span text:style-name="T8">判断是否排序:</text:span><text:span text:style-name="T11"> algo_is_sorted(),algo_is_sorted_if().</text:span></text:p>
      <text:p text:style-name="P8"><text:tab/>这两个算法是用来判断数据区间是否已经排序了,后缀为if的版本接受一个特殊的规则,它只能判断数据区间是否通过该规则排序.下面是这两个算法的例子:</text:p>
      <text:p text:style-name="P15"><text:soft-page-break/>#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
      <text:p text:style-name="P15"><text:s text:c="4"/>vector_init(&amp;t_v);</text:p>
      <text:p text:style-name="P15"><text:s text:c="4"/>for(i = 0; i &lt; 20; ++i)</text:p>
      <text:p text:style-name="P15"><text:s text:c="4"/>{</text:p>
      <text:p text:style-name="P15"><text:s text:c="8"/>vector_push_back(&amp;t_v, i);</text:p>
      <text:p text:style-name="P15"><text:s text:c="4"/>}</text:p>
      <text:p text:style-name="P15"><text:s text:c="4"/>algo_random_shuffle(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vector_begin(&amp;t_v), vector_end(&amp;t_v));</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oft-page-break/><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algo_sort_if(vector_begin(&amp;t_v), vector_end(&amp;t_v), fun_great_int);</text:p>
      <text:p text:style-name="P15"><text:s text:c="4"/>printf("vector: ");</text:p>
      <text:p text:style-name="P15"><text:s text:c="4"/>algo_for_each(vector_begin(&amp;t_v), vector_end(&amp;t_v), _print);</text:p>
      <text:p text:style-name="P15"><text:s text:c="4"/>printf("\n");</text:p>
      <text:p text:style-name="P15"><text:s text:c="4"/>if(algo_is_sorted(vector_begin(&amp;t_v), vector_end(&amp;t_v)))</text:p>
      <text:p text:style-name="P15"><text:s text:c="4"/>{</text:p>
      <text:p text:style-name="P15"><text:s text:c="8"/>printf("sorted\n");</text:p>
      <text:p text:style-name="P15"><text:s text:c="4"/>}</text:p>
      <text:p text:style-name="P15"><text:s text:c="4"/>else</text:p>
      <text:p text:style-name="P15"><text:s text:c="4"/>{</text:p>
      <text:p text:style-name="P15"><text:s text:c="8"/>printf("not sorted\n");</text:p>
      <text:p text:style-name="P15"><text:s text:c="4"/>}</text:p>
      <text:p text:style-name="P15"><text:s text:c="4"/>if(algo_is_sorted_if(vector_begin(&amp;t_v), vector_end(&amp;t_v), fun_great_int))</text:p>
      <text:p text:style-name="P15"><text:s text:c="4"/>{</text:p>
      <text:p text:style-name="P15"><text:s text:c="8"/>printf("sorted with &gt;\n");</text:p>
      <text:p text:style-name="P15"><text:s text:c="4"/>}</text:p>
      <text:p text:style-name="P15"><text:s text:c="4"/>else</text:p>
      <text:p text:style-name="P15"><text:s text:c="4"/>{</text:p>
      <text:p text:style-name="P15"><text:s text:c="8"/>printf("not sorted with &gt;\n");</text:p>
      <text:p text:style-name="P15"><text:s text:c="4"/>}</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text:soft-page-break/>vector: 10 16 4 7 15 2 11 13 5 6 14 18 12 1 9 19 17 8 0 3 </text:p>
      <text:p text:style-name="P15">not sorted</text:p>
      <text:p text:style-name="P15">not sorted with &gt;</text:p>
      <text:p text:style-name="P15">vector: 0 1 2 3 4 5 6 7 8 9 10 11 12 13 14 15 16 17 18 19 </text:p>
      <text:p text:style-name="P15">sorted</text:p>
      <text:p text:style-name="P15">not sorted with &gt;</text:p>
      <text:p text:style-name="P15">vector: 19 18 17 16 15 14 13 12 11 10 9 8 7 6 5 4 3 2 1 0 </text:p>
      <text:p text:style-name="P15">not sorted</text:p>
      <text:p text:style-name="P15">sorted with &gt;</text:p>
      <text:p text:style-name="P15"/>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1 = create_vector(int);</text:p>
      <text:p text:style-name="P15"><text:s text:c="4"/>vector_t t_v2 = create_vector(int);</text:p>
      <text:p text:style-name="P15"><text:s text:c="4"/>int i = 0;</text:p>
      <text:p text:style-name="P15"><text:s text:c="4"/>iterator_t t_pos;</text:p>
      <text:p text:style-name="P15"/>
      <text:p text:style-name="P15"><text:s text:c="4"/>vector_init(&amp;t_v1);</text:p>
      <text:p text:style-name="P15"><text:s text:c="4"/>vector_init(&amp;t_v2);</text:p>
      <text:p text:style-name="P15"><text:s text:c="4"/>for(i = 0; i &lt; 10; ++i)</text:p>
      <text:p text:style-name="P15"><text:s text:c="4"/>{</text:p>
      <text:p text:style-name="P15"><text:s text:c="8"/>vector_push_back(&amp;t_v1, i);</text:p>
      <text:p text:style-name="P15"><text:s text:c="8"/>vector_push_back(&amp;t_v2, i);</text:p>
      <text:p text:style-name="P15"><text:s text:c="4"/>}</text:p>
      <text:p text:style-name="P15"/>
      <text:p text:style-name="P15"><text:s text:c="4"/>algo_random_shuffle(vector_begin(&amp;t_v1), vector_end(&amp;t_v1));</text:p>
      <text:p text:style-name="P15"><text:s text:c="4"/>algo_random_shuffle(vector_begin(&amp;t_v2), vector_end(&amp;t_v2));</text:p>
      <text:p text:style-name="P15"/>
      <text:p text:style-name="P15"><text:s text:c="4"/>algo_sort(vector_begin(&amp;t_v1), vector_end(&amp;t_v1));</text:p>
      <text:p text:style-name="P15"><text:s text:c="4"/>t_pos = vector_begin(&amp;t_v2);</text:p>
      <text:p text:style-name="P15"><text:s text:c="4"/>iterator_advance(&amp;t_pos, 5);</text:p>
      <text:p text:style-name="P15"><text:s text:c="4"/>algo_nth_element(vector_begin(&amp;t_v2), t_pos, vector_end(&amp;t_v2));</text:p>
      <text:p text:style-name="P15"/>
      <text:p text:style-name="P15"><text:s text:c="4"/>printf("vector1: ");</text:p>
      <text:p text:style-name="P15"><text:s text:c="4"/>algo_for_each(vector_begin(&amp;t_v1), vector_end(&amp;t_v1), _print);</text:p>
      <text:p text:style-name="P15"><text:soft-page-break/><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algo_sort_if(vector_begin(&amp;t_v1), vector_end(&amp;t_v1), fun_great_int);</text:p>
      <text:p text:style-name="P15"><text:s text:c="4"/>t_pos = vector_begin(&amp;t_v2);</text:p>
      <text:p text:style-name="P15"><text:s text:c="4"/>iterator_advance(&amp;t_pos, 4);</text:p>
      <text:p text:style-name="P15"><text:s text:c="4"/>algo_nth_element_if(</text:p>
      <text:p text:style-name="P15"><text:s text:c="8"/>vector_begin(&amp;t_v2), t_pos, vector_end(&amp;t_v2), fun_great_int);</text:p>
      <text:p text:style-name="P15"/>
      <text:p text:style-name="P15"><text:s text:c="4"/>printf("vector1: ");</text:p>
      <text:p text:style-name="P15"><text:s text:c="4"/>algo_for_each(vector_begin(&amp;t_v1), vector_end(&amp;t_v1), _print);</text:p>
      <text:p text:style-name="P15"><text:s text:c="4"/>printf("\n");</text:p>
      <text:p text:style-name="P15"><text:s text:c="4"/>printf("vector2: ");</text:p>
      <text:p text:style-name="P15"><text:s text:c="4"/>algo_for_each(vector_begin(&amp;t_v2), vector_end(&amp;t_v2), _print);</text:p>
      <text:p text:style-name="P15"><text:s text:c="4"/>printf("\n");</text:p>
      <text:p text:style-name="P15"/>
      <text:p text:style-name="P15"><text:s text:c="4"/>vector_destroy(&amp;t_v1);</text:p>
      <text:p text:style-name="P15"><text:s text:c="4"/>vector_destroy(&amp;t_v2);</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vector1: 0 1 2 3 4 5 6 7 8 9 </text:p>
      <text:p text:style-name="P15">vector2: 0 1 4 2 3 5 6 7 9 8 </text:p>
      <text:p text:style-name="P15">vector1: 9 8 7 6 5 4 3 2 1 0 </text:p>
      <text:p text:style-name="P15">vector2: 8 9 7 6 5 3 2 4 1 0</text:p>
      <text:list xml:id="list1120505276" text:continue-numbering="true" text:style-name="WW8Num13">
        <text:list-item>
          <text:list>
            <text:list-item>
              <text:list>
                <text:list-item>
                  <text:h text:style-name="P294"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79">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pan text:style-name="T6">数据上下限的操作函数,如果要在关联容器中查找数据的上下限请使用容器本身的操作函数.下面是这4个算法的例子:</text:span></text:p>
      <text:p text:style-name="P15">#include &lt;stdio.h&gt;</text:p>
      <text:p text:style-name="P15"><text:soft-page-break/>#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lower, t_upper;</text:p>
      <text:p text:style-name="P15"/>
      <text:p text:style-name="P15"><text:s text:c="4"/>list_init(&amp;t_l);</text:p>
      <text:p text:style-name="P15"><text:s text:c="4"/>for(i = 0; i &lt; 10; ++i)</text:p>
      <text:p text:style-name="P15"><text:s text:c="4"/>{</text:p>
      <text:p text:style-name="P15"><text:s text:c="8"/>list_push_back(&amp;t_l, i);</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lower = algo_lower_bound(list_begin(&amp;t_l), list_end(&amp;t_l), 5);</text:p>
      <text:p text:style-name="P15"><text:s text:c="4"/>t_upper = algo_upper_bound(list_begin(&amp;t_l), list_end(&amp;t_l), 5);</text:p>
      <text:p text:style-name="P15"><text:s text:c="4"/>printf("5 could get position %d up to %d without break the sorting\n",</text:p>
      <text:p text:style-name="P15"><text:s text:c="8"/>iterator_distance(list_begin(&amp;t_l), t_lower) + 1,</text:p>
      <text:p text:style-name="P15"><text:s text:c="8"/>iterator_distance(list_begin(&amp;t_l), t_upper) + 1);</text:p>
      <text:p text:style-name="P15"/>
      <text:p text:style-name="P15"><text:s text:c="4"/>list_insert(&amp;t_l, algo_lower_bound(list_begin(&amp;t_l), list_end(&amp;t_l), 3), 3);</text:p>
      <text:p text:style-name="P15"><text:s text:c="4"/>list_insert(&amp;t_l, algo_upper_bound(list_begin(&amp;t_l), list_end(&amp;t_l), 7), 7);</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0 0 1 1 2 2 3 3 3 4 4 5 5 6 6 7 7 7 8 8 9 9</text:p>
      <text:p text:style-name="P15"/>
      <text:p text:style-name="P76"><text:soft-page-break/><text:span text:style-name="T8">获得数据在数据区间中的上限和下限:</text:span><text:span text:style-name="T11">algo_equal_range(),algo_equal_range_if().</text:span></text:p>
      <text:p text:style-name="P77">这两个算法返回由上限和下限组成的pair_t,所以这个函数的返回值不能忽略,并且pair_t使用后要销毁.下面是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pair_t t_p;</text:p>
      <text:p text:style-name="P15"/>
      <text:p text:style-name="P15"><text:s text:c="4"/>vector_init(&amp;t_v);</text:p>
      <text:p text:style-name="P15"><text:s text:c="4"/>for(i = 0; i &lt; 10; ++i)</text:p>
      <text:p text:style-name="P15"><text:s text:c="4"/>{</text:p>
      <text:p text:style-name="P15"><text:s text:c="8"/>vector_push_back(&amp;t_v, i);</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t_p = algo_equal_range(vector_begin(&amp;t_v), vector_end(&amp;t_v), 5);</text:p>
      <text:p text:style-name="P15"><text:s text:c="4"/>printf("5 could get position %d up to %d without break the sorting\n",</text:p>
      <text:p text:style-name="P15"><text:s text:c="8"/>iterator_distance(vector_begin(&amp;t_v), *(iterator_t*)t_p.first) + 1,</text:p>
      <text:p text:style-name="P15"><text:s text:c="8"/>iterator_distance(vector_begin(&amp;t_v), *(iterator_t*)t_p.second) + 1);</text:p>
      <text:p text:style-name="P15"/>
      <text:p text:style-name="P15"><text:s text:c="4"/>pair_destroy(&amp;t_p);</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1 1 2 2 3 3 4 4 5 5 6 6 7 7 8 8 9 9 </text:p>
      <text:p text:style-name="P15">5 could get position 11 up to 13 without break the sorting</text:p>
      <text:p text:style-name="P15"/>
      <text:p text:style-name="P76"><text:span text:style-name="T8">二分查找:</text:span><text:span text:style-name="T11"> algo_binary_search(),algo_binary_search_if()</text:span></text:p>
      <text:p text:style-name="P8"><text:tab/>使用二分查找法判断指定数据是否在数据区间中.下面是使用这两个算法的例子:</text:p>
      <text:p text:style-name="P15"><text:soft-page-break/>#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if(algo_binary_search(list_begin(&amp;t_l), list_end(&amp;t_l), 5))</text:p>
      <text:p text:style-name="P15"><text:s text:c="4"/>{</text:p>
      <text:p text:style-name="P15"><text:s text:c="8"/>printf("5 is present\n");</text:p>
      <text:p text:style-name="P15"><text:s text:c="4"/>}</text:p>
      <text:p text:style-name="P15"><text:s text:c="4"/>else</text:p>
      <text:p text:style-name="P15"><text:s text:c="4"/>{</text:p>
      <text:p text:style-name="P15"><text:s text:c="8"/>printf("5 isn't present\n");</text:p>
      <text:p text:style-name="P15"><text:s text:c="4"/>}</text:p>
      <text:p text:style-name="P15"><text:s text:c="4"/>if(algo_binary_search(list_begin(&amp;t_l), list_end(&amp;t_l), 42))</text:p>
      <text:p text:style-name="P15"><text:s text:c="4"/>{</text:p>
      <text:p text:style-name="P15"><text:s text:c="8"/>printf("42 is present\n");</text:p>
      <text:p text:style-name="P15"><text:s text:c="4"/>}</text:p>
      <text:p text:style-name="P15"><text:s text:c="4"/>else</text:p>
      <text:p text:style-name="P15"><text:s text:c="4"/>{</text:p>
      <text:p text:style-name="P15"><text:s text:c="8"/>printf("42 isn't present\n");</text:p>
      <text:p text:style-name="P15"><text:s text:c="4"/>}</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0 1 2 3 4 5 6 7 8 9 </text:p>
      <text:p text:style-name="P15">5 is present</text:p>
      <text:p text:style-name="P15">42 isn't present</text:p>
      <text:p text:style-name="P15"/>
      <text:list xml:id="list1206512103" text:continue-numbering="true" text:style-name="WW8Num13">
        <text:list-item>
          <text:list>
            <text:list-item>
              <text:list>
                <text:list-item>
                  <text:h text:style-name="P294" text:outline-level="3">合并</text:h>
                </text:list-item>
              </text:list>
            </text:list-item>
          </text:list>
        </text:list-item>
      </text:list>
      <text:p text:style-name="P76"><text:span text:style-name="T6">合并必须满足合并双方都是有序的,并且排序规则相同.合并包括将两个数据区间合并,将一个数据区间的两个部分和并.合并算法一个有4个:</text:span><text:span text:style-name="T11"> </text:span></text:p>
      <text:p text:style-name="P79">algo_merge(),algo_merge_if(),algo_inplace_merge(),algo_inplace_merge_if().</text:p>
      <text:p text:style-name="P77">前两个算法是用来合并两个不同的数据区间.后两个算法是合并同一数据区间的两个部分.下面是前两个算法的例子:</text:p>
      <text:p text:style-name="P15">#include &lt;stdio.h&gt;</text:p>
      <text:p text:style-name="P15">#include &lt;cstl/clist.h&gt;</text:p>
      <text:p text:style-name="P15">#include &lt;cstl/cdeque.h&gt;</text:p>
      <text:p text:style-name="P15">#include &lt;cstl/cse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set_t t_s = create_set(int);</text:p>
      <text:p text:style-name="P15"><text:s text:c="4"/>deque_t t_dq = create_deque(int);</text:p>
      <text:p text:style-name="P15"><text:s text:c="4"/>int i = 0;</text:p>
      <text:p text:style-name="P15"/>
      <text:p text:style-name="P15"><text:s text:c="4"/>list_init(&amp;t_l);</text:p>
      <text:p text:style-name="P15"><text:s text:c="4"/>for(i = 1; i &lt;=6; ++i)</text:p>
      <text:p text:style-name="P15"><text:s text:c="4"/>{</text:p>
      <text:p text:style-name="P15"><text:s text:c="8"/>list_push_back(&amp;t_l, i);</text:p>
      <text:p text:style-name="P15"><text:s text:c="4"/>}</text:p>
      <text:p text:style-name="P15"><text:s text:c="4"/>set_init(&amp;t_s);</text:p>
      <text:p text:style-name="P15"><text:s text:c="4"/>for(i = 3; i &lt;=8; ++i)</text:p>
      <text:p text:style-name="P15"><text:s text:c="4"/>{</text:p>
      <text:p text:style-name="P15"><text:s text:c="8"/>set_insert(&amp;t_s, i);</text:p>
      <text:p text:style-name="P15"><text:s text:c="4"/>}</text:p>
      <text:p text:style-name="P15"><text:s text:c="4"/>deque_init_n(&amp;t_dq, list_size(&amp;t_l) + set_size(&amp;t_s));</text:p>
      <text:p text:style-name="P15"/>
      <text:p text:style-name="P15"><text:s text:c="4"/>printf("list: ");</text:p>
      <text:p text:style-name="P15"><text:s text:c="4"/>algo_for_each(list_begin(&amp;t_l), list_end(&amp;t_l), _print);</text:p>
      <text:p text:style-name="P15"><text:soft-page-break/><text:s text:c="4"/>printf("\n");</text:p>
      <text:p text:style-name="P15"><text:s text:c="4"/>printf("set: <text:s/>");</text:p>
      <text:p text:style-name="P15"><text:s text:c="4"/>algo_for_each(set_begin(&amp;t_s), set_end(&amp;t_s), _print);</text:p>
      <text:p text:style-name="P15"><text:s text:c="4"/>printf("\n");</text:p>
      <text:p text:style-name="P15"/>
      <text:p text:style-name="P15"><text:s text:c="4"/>algo_merge(</text:p>
      <text:p text:style-name="P15"><text:s text:c="8"/>list_begin(&amp;t_l), list_end(&amp;t_l), </text:p>
      <text:p text:style-name="P15"><text:s text:c="8"/>set_begin(&amp;t_s), set_end(&amp;t_s),</text:p>
      <text:p text:style-name="P15"><text:s text:c="8"/>deque_begin(&amp;t_dq));</text:p>
      <text:p text:style-name="P15"><text:s text:c="4"/>printf("deque: ");</text:p>
      <text:p text:style-name="P15"><text:s text:c="4"/>algo_for_each(deque_begin(&amp;t_dq), deque_end(&amp;t_dq), _print);</text:p>
      <text:p text:style-name="P15"><text:s text:c="4"/>printf("\n");</text:p>
      <text:p text:style-name="P15"/>
      <text:p text:style-name="P15"><text:s text:c="4"/>list_destroy(&amp;t_l);</text:p>
      <text:p text:style-name="P15"><text:s text:c="4"/>set_destroy(&amp;t_s);</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1 2 3 4 5 6 </text:p>
      <text:p text:style-name="P15">set: <text:s/>3 4 5 6 7 8 </text:p>
      <text:p text:style-name="P15">deque: 1 2 3 3 4 4 5 5 6 6 7 8</text:p>
      <text:p text:style-name="P15"/>
      <text:p text:style-name="Standard"><text:span text:style-name="T11"><text:tab/></text:span><text:span text:style-name="T6">下面是后两个算法的例子:</text:span></text:p>
      <text:p text:style-name="P15">#include &lt;stdio.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int i = 0;</text:p>
      <text:p text:style-name="P15"><text:s text:c="4"/>iterator_t t_pos;</text:p>
      <text:p text:style-name="P15"/>
      <text:p text:style-name="P15"><text:s text:c="4"/>list_init(&amp;t_l);</text:p>
      <text:p text:style-name="P15"><text:s text:c="4"/>for(i = 1; i &lt;= 7; ++i)</text:p>
      <text:p text:style-name="P15"><text:s text:c="4"/>{</text:p>
      <text:p text:style-name="P15"><text:soft-page-break/><text:s text:c="8"/>list_push_back(&amp;t_l, i);</text:p>
      <text:p text:style-name="P15"><text:s text:c="4"/>}</text:p>
      <text:p text:style-name="P15"><text:s text:c="4"/>for(i = 1; i &lt;=8; ++i)</text:p>
      <text:p text:style-name="P15"><text:s text:c="4"/>{</text:p>
      <text:p text:style-name="P15"><text:s text:c="8"/>list_push_back(&amp;t_l, i);</text:p>
      <text:p text:style-name="P15"><text:s text:c="4"/>}</text:p>
      <text:p text:style-name="P15"><text:s text:c="4"/>algo_for_each(list_begin(&amp;t_l), list_end(&amp;t_l), _print);</text:p>
      <text:p text:style-name="P15"><text:s text:c="4"/>printf("\n");</text:p>
      <text:p text:style-name="P15"/>
      <text:p text:style-name="P15"><text:s text:c="4"/>t_pos = algo_find(list_begin(&amp;t_l), list_end(&amp;t_l), 7);</text:p>
      <text:p text:style-name="P15"><text:s text:c="4"/>iterator_next(&amp;t_pos);</text:p>
      <text:p text:style-name="P15"><text:s text:c="4"/>algo_inplace_merge(list_begin(&amp;t_l), t_pos, list_end(&amp;t_l));</text:p>
      <text:p text:style-name="P15"><text:s text:c="4"/>algo_for_each(list_begin(&amp;t_l), list_end(&amp;t_l), _print);</text:p>
      <text:p text:style-name="P15"><text:s text:c="4"/>printf("\n");</text:p>
      <text:p text:style-name="P15"/>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1 2 3 4 5 6 7 8 </text:p>
      <text:p text:style-name="P15">1 1 2 2 3 3 4 4 5 5 6 6 7 7 8</text:p>
      <text:list xml:id="list970199171" text:continue-numbering="true" text:style-name="WW8Num13">
        <text:list-item>
          <text:list>
            <text:list-item>
              <text:list>
                <text:list-item>
                  <text:h text:style-name="P294"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5">#include &lt;stdio.h&gt;</text:p>
      <text:p text:style-name="P15">#include &lt;cstl/clist.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list_t t_l = create_list(int);</text:p>
      <text:p text:style-name="P15"><text:s text:c="4"/>vector_t t_v = create_vector(int);</text:p>
      <text:p text:style-name="P15"><text:s text:c="4"/>int i = 0;</text:p>
      <text:p text:style-name="P15"/>
      <text:p text:style-name="P15"><text:s text:c="4"/>list_init(&amp;t_l);</text:p>
      <text:p text:style-name="P15"><text:s text:c="4"/>for(i = 0; i &lt; 10; ++i)</text:p>
      <text:p text:style-name="P15"><text:s text:c="4"/>{</text:p>
      <text:p text:style-name="P15"><text:s text:c="8"/>list_push_back(&amp;t_l, i);</text:p>
      <text:p text:style-name="P15"><text:s text:c="4"/>}</text:p>
      <text:p text:style-name="P15"><text:s text:c="4"/>printf("list: <text:s/>");</text:p>
      <text:p text:style-name="P15"><text:s text:c="4"/>algo_for_each(list_begin(&amp;t_l), list_end(&amp;t_l), _print);</text:p>
      <text:p text:style-name="P15"><text:s text:c="4"/>printf("\n");</text:p>
      <text:p text:style-name="P15"/>
      <text:p text:style-name="P15"><text:s text:c="4"/>vector_init(&amp;t_v);</text:p>
      <text:p text:style-name="P15"><text:s text:c="4"/>vector_push_back(&amp;t_v, 3);</text:p>
      <text:p text:style-name="P15"><text:s text:c="4"/>vector_push_back(&amp;t_v, 4);</text:p>
      <text:p text:style-name="P15"><text:s text:c="4"/>vector_push_back(&amp;t_v, 7);</text:p>
      <text:p text:style-name="P15"><text:s text:c="4"/>printf("vector: ");</text:p>
      <text:p text:style-name="P15"><text:s text:c="4"/>algo_for_each(vector_begin(&amp;t_v), vector_end(&amp;t_v), _print);</text:p>
      <text:p text:style-name="P15"><text:s text:c="4"/>printf("\n");</text:p>
      <text:p text:style-name="P15"/>
      <text:p text:style-name="P15"><text:s text:c="4"/>if(algo_includes(</text:p>
      <text:p text:style-name="P15"><text:s text:c="8"/>list_begin(&amp;t_l), list_end(&amp;t_l), vector_begin(&amp;t_v), vector_end(&amp;t_v)))</text:p>
      <text:p text:style-name="P15"><text:s text:c="4"/>{</text:p>
      <text:p text:style-name="P15"><text:s text:c="8"/>printf("all elements of vector are also in list\n");</text:p>
      <text:p text:style-name="P15"><text:s text:c="4"/>}</text:p>
      <text:p text:style-name="P15"><text:s text:c="4"/>else</text:p>
      <text:p text:style-name="P15"><text:s text:c="4"/>{</text:p>
      <text:p text:style-name="P15"><text:s text:c="8"/>printf("not all elements of vector are also in list\n");</text:p>
      <text:p text:style-name="P15"><text:s text:c="4"/>}</text:p>
      <text:p text:style-name="P15"/>
      <text:p text:style-name="P15"><text:s text:c="4"/>list_destroy(&amp;t_l);</text:p>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0 1 2 3 4 5 6 7 8 9 </text:p>
      <text:p text:style-name="P15">vector: 3 4 7 </text:p>
      <text:p text:style-name="P15">all elements of vector are also in list</text:p>
      <text:p text:style-name="P15"><text:soft-page-break/></text:p>
      <text:p text:style-name="Standard"><text:span text:style-name="T11"><text:tab/></text:span><text:span text:style-name="T8">求并集: </text:span><text:span text:style-name="T11">algo_set_union(),algo_set_union_if()</text:span></text:p>
      <text:p text:style-name="P15"><text:tab/>求交集: algo_set_intersection(),algo_set_intersection_if()</text:p>
      <text:p text:style-name="P15"><text:tab/>求差集: algo_set_difference(),algo_set_difference_if()</text:p>
      <text:p text:style-name="P15"><text:tab/>求对称差集: algo_set_symmetric_difference(),algo_set_symmetric_difference_if()</text:p>
      <text:p text:style-name="P20">下面是关于这些算法的例子:</text:p>
      <text:p text:style-name="P15">#include &lt;stdio.h&gt;</text:p>
      <text:p text:style-name="P15">#include &lt;cstl/clist.h&gt;</text:p>
      <text:p text:style-name="P15">#include &lt;cstl/cvector.h&gt;</text:p>
      <text:p text:style-name="P15">#include &lt;cstl/cdeque.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list_t t_l = create_list(int);</text:p>
      <text:p text:style-name="P15"><text:s text:c="4"/>vector_t t_v = create_vector(int);</text:p>
      <text:p text:style-name="P15"><text:s text:c="4"/>deque_t t_dq = create_deque(int);</text:p>
      <text:p text:style-name="P15"><text:s text:c="4"/>iterator_t t_pos;</text:p>
      <text:p text:style-name="P15"/>
      <text:p text:style-name="P15"><text:s text:c="4"/>list_init(&amp;t_l);</text:p>
      <text:p text:style-name="P15"><text:s text:c="4"/>list_push_back(&amp;t_l, 1);</text:p>
      <text:p text:style-name="P15"><text:s text:c="4"/>list_push_back(&amp;t_l, 2);</text:p>
      <text:p text:style-name="P15"><text:s text:c="4"/>list_push_back(&amp;t_l, 2);</text:p>
      <text:p text:style-name="P15"><text:s text:c="4"/>list_push_back(&amp;t_l, 4);</text:p>
      <text:p text:style-name="P15"><text:s text:c="4"/>list_push_back(&amp;t_l, 6);</text:p>
      <text:p text:style-name="P15"><text:s text:c="4"/>list_push_back(&amp;t_l, 7);</text:p>
      <text:p text:style-name="P15"><text:s text:c="4"/>list_push_back(&amp;t_l, 7);</text:p>
      <text:p text:style-name="P15"><text:s text:c="4"/>list_push_back(&amp;t_l, 9);</text:p>
      <text:p text:style-name="P15"><text:s text:c="4"/>vector_init(&amp;t_v);</text:p>
      <text:p text:style-name="P15"><text:s text:c="4"/>vector_push_back(&amp;t_v, 2);</text:p>
      <text:p text:style-name="P15"><text:s text:c="4"/>vector_push_back(&amp;t_v, 2);</text:p>
      <text:p text:style-name="P15"><text:s text:c="4"/>vector_push_back(&amp;t_v, 2);</text:p>
      <text:p text:style-name="P15"><text:s text:c="4"/>vector_push_back(&amp;t_v, 3);</text:p>
      <text:p text:style-name="P15"><text:s text:c="4"/>vector_push_back(&amp;t_v, 6);</text:p>
      <text:p text:style-name="P15"><text:s text:c="4"/>vector_push_back(&amp;t_v, 6);</text:p>
      <text:p text:style-name="P15"><text:s text:c="4"/>vector_push_back(&amp;t_v, 8);</text:p>
      <text:p text:style-name="P15"><text:s text:c="4"/>vector_push_back(&amp;t_v, 9);</text:p>
      <text:p text:style-name="P15"><text:s text:c="4"/>deque_init_n(&amp;t_dq, list_size(&amp;t_l) + vector_size(&amp;t_v));</text:p>
      <text:p text:style-name="P15"/>
      <text:p text:style-name="P15"><text:s text:c="4"/>printf("list: <text:s text:c="17"/>");</text:p>
      <text:p text:style-name="P15"><text:s text:c="4"/>algo_for_each(list_begin(&amp;t_l), list_end(&amp;t_l), _print);</text:p>
      <text:p text:style-name="P15"><text:s text:c="4"/>printf("\n");</text:p>
      <text:p text:style-name="P15"><text:soft-page-break/><text:s text:c="4"/>printf("vector: <text:s text:c="15"/>");</text:p>
      <text:p text:style-name="P15"><text:s text:c="4"/>algo_for_each(vector_begin(&amp;t_v), vector_end(&amp;t_v), _print);</text:p>
      <text:p text:style-name="P15"><text:s text:c="4"/>printf("\n");</text:p>
      <text:p text:style-name="P15"/>
      <text:p text:style-name="P15"><text:s text:c="4"/>t_pos = algo_merge(</text:p>
      <text:p text:style-name="P15"><text:s text:c="8"/>list_begin(&amp;t_l), list_end(&amp;t_l),</text:p>
      <text:p text:style-name="P15"><text:s text:c="8"/>vector_begin(&amp;t_v), vector_end(&amp;t_v),</text:p>
      <text:p text:style-name="P15"><text:s text:c="8"/>deque_begin(&amp;t_dq));</text:p>
      <text:p text:style-name="P15"><text:s text:c="4"/>printf("merge: <text:s text:c="16"/>");</text:p>
      <text:p text:style-name="P15"><text:s text:c="4"/>algo_for_each(deque_begin(&amp;t_dq), t_pos, _print);</text:p>
      <text:p text:style-name="P15"><text:s text:c="4"/>printf("\n");</text:p>
      <text:p text:style-name="P15"/>
      <text:p text:style-name="P15"><text:s text:c="4"/>t_pos = algo_set_union(</text:p>
      <text:p text:style-name="P15"><text:s text:c="8"/>list_begin(&amp;t_l), list_end(&amp;t_l),</text:p>
      <text:p text:style-name="P15"><text:s text:c="8"/>vector_begin(&amp;t_v), vector_end(&amp;t_v),</text:p>
      <text:p text:style-name="P15"><text:s text:c="8"/>deque_begin(&amp;t_dq));</text:p>
      <text:p text:style-name="P15"><text:s text:c="4"/>printf("union: <text:s text:c="16"/>");</text:p>
      <text:p text:style-name="P15"><text:s text:c="4"/>algo_for_each(deque_begin(&amp;t_dq), t_pos, _print);</text:p>
      <text:p text:style-name="P15"><text:s text:c="4"/>printf("\n");</text:p>
      <text:p text:style-name="P15"/>
      <text:p text:style-name="P15"><text:s text:c="4"/>t_pos = algo_set_intersection(</text:p>
      <text:p text:style-name="P15"><text:s text:c="8"/>list_begin(&amp;t_l), list_end(&amp;t_l),</text:p>
      <text:p text:style-name="P15"><text:s text:c="8"/>vector_begin(&amp;t_v), vector_end(&amp;t_v),</text:p>
      <text:p text:style-name="P15"><text:s text:c="8"/>deque_begin(&amp;t_dq));</text:p>
      <text:p text:style-name="P15"><text:s text:c="4"/>printf("intersection: <text:s text:c="9"/>");</text:p>
      <text:p text:style-name="P15"><text:s text:c="4"/>algo_for_each(deque_begin(&amp;t_dq), t_pos, _print);</text:p>
      <text:p text:style-name="P15"><text:s text:c="4"/>printf("\n");</text:p>
      <text:p text:style-name="P15"/>
      <text:p text:style-name="P15"><text:s text:c="4"/>t_pos = algo_set_difference(</text:p>
      <text:p text:style-name="P15"><text:s text:c="8"/>list_begin(&amp;t_l), list_end(&amp;t_l),</text:p>
      <text:p text:style-name="P15"><text:s text:c="8"/>vector_begin(&amp;t_v), vector_end(&amp;t_v),</text:p>
      <text:p text:style-name="P15"><text:s text:c="8"/>deque_begin(&amp;t_dq));</text:p>
      <text:p text:style-name="P15"><text:s text:c="4"/>printf("difference: <text:s text:c="11"/>");</text:p>
      <text:p text:style-name="P15"><text:s text:c="4"/>algo_for_each(deque_begin(&amp;t_dq), t_pos, _print);</text:p>
      <text:p text:style-name="P15"><text:s text:c="4"/>printf("\n");</text:p>
      <text:p text:style-name="P15"/>
      <text:p text:style-name="P15"><text:s text:c="4"/>t_pos = algo_set_symmetric_difference(</text:p>
      <text:p text:style-name="P15"><text:s text:c="8"/>list_begin(&amp;t_l), list_end(&amp;t_l),</text:p>
      <text:p text:style-name="P15"><text:s text:c="8"/>vector_begin(&amp;t_v), vector_end(&amp;t_v),</text:p>
      <text:p text:style-name="P15"><text:s text:c="8"/>deque_begin(&amp;t_dq));</text:p>
      <text:p text:style-name="P15"><text:s text:c="4"/>printf("symmetric difference: <text:s/>");</text:p>
      <text:p text:style-name="P15"><text:s text:c="4"/>algo_for_each(deque_begin(&amp;t_dq), t_pos, _print);</text:p>
      <text:p text:style-name="P15"><text:s text:c="4"/>printf("\n");</text:p>
      <text:p text:style-name="P15"/>
      <text:p text:style-name="P15"><text:soft-page-break/><text:s text:c="4"/>list_destroy(&amp;t_l);</text:p>
      <text:p text:style-name="P15"><text:s text:c="4"/>vector_destroy(&amp;t_v);</text:p>
      <text:p text:style-name="P15"><text:s text:c="4"/>deque_destroy(&amp;t_dq);</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list: <text:s text:c="17"/>1 2 2 4 6 7 7 9 </text:p>
      <text:p text:style-name="P15">vector: <text:s text:c="15"/>2 2 2 3 6 6 8 9 </text:p>
      <text:p text:style-name="P15">merge: <text:s text:c="16"/>1 2 2 2 2 2 3 4 6 6 6 7 7 8 9 9 </text:p>
      <text:p text:style-name="P15">union: <text:s text:c="16"/>1 2 2 2 3 4 6 6 7 7 8 9 </text:p>
      <text:p text:style-name="P15">intersection: <text:s text:c="9"/>2 2 6 9 </text:p>
      <text:p text:style-name="P15">difference: <text:s text:c="11"/>1 4 7 7 </text:p>
      <text:p text:style-name="P15">symmetric difference: <text:s/>1 2 3 4 6 7 7 8</text:p>
      <text:p text:style-name="P8">从结果中可以看出,集合的并集并不是简单的合并,而是去掉了相同的数据.</text:p>
      <text:list xml:id="list1318364935" text:continue-numbering="true" text:style-name="WW8Num13">
        <text:list-item>
          <text:list>
            <text:list-item>
              <text:list>
                <text:list-item>
                  <text:h text:style-name="P294" text:outline-level="3">堆算法</text:h>
                </text:list-item>
              </text:list>
            </text:list-item>
          </text:list>
        </text:list-item>
      </text:list>
      <text:p text:style-name="P77">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77"><text:span text:style-name="T14">libcstl</text:span>中的优先队列也是使用堆算法来实现的.<text:span text:style-name="T14">libcstl</text:span>提供下面5个堆算法:</text:p>
      <text:p text:style-name="P76"><text:span text:style-name="T8">向堆中插入数据:</text:span><text:span text:style-name="T11">algo_push_heap(),algo_push_heap_if().</text:span></text:p>
      <text:p text:style-name="P76"><text:span text:style-name="T8">从堆中弹出数据:</text:span><text:span text:style-name="T11"> algo_pop_heap(),algo_pop_heap_if().</text:span></text:p>
      <text:p text:style-name="P76"><text:span text:style-name="T8">将数据区间转换成一个堆:</text:span><text:span text:style-name="T11"> algo_make_heap(),algo_make_heap_if()</text:span></text:p>
      <text:p text:style-name="P76"><text:span text:style-name="T8">堆排序:</text:span><text:span text:style-name="T11"> algo_sort_heap(),algo_sort_heap_if().</text:span></text:p>
      <text:p text:style-name="P76"><text:span text:style-name="T8">判断一个数据区间是不是堆:</text:span><text:span text:style-name="T11">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oft-page-break/><text:s text:c="4"/>vector_t t_v = create_vector(int);</text:p>
      <text:p text:style-name="P15"><text:s text:c="4"/>int i = 0;</text:p>
      <text:p text:style-name="P15"/>
      <text:p text:style-name="P15"><text:s text:c="4"/>vector_init(&amp;t_v);</text:p>
      <text:p text:style-name="P15"><text:s text:c="4"/>for(i = 3; i &lt;= 7; ++i)</text:p>
      <text:p text:style-name="P15"><text:s text:c="4"/>{</text:p>
      <text:p text:style-name="P15"><text:s text:c="8"/>vector_push_back(&amp;t_v, i);</text:p>
      <text:p text:style-name="P15"><text:s text:c="4"/>}</text:p>
      <text:p text:style-name="P15"><text:s text:c="4"/>for(i = 5; i &lt;= 9; ++i)</text:p>
      <text:p text:style-name="P15"><text:s text:c="4"/>{</text:p>
      <text:p text:style-name="P15"><text:s text:c="8"/>vector_push_back(&amp;t_v, i);</text:p>
      <text:p text:style-name="P15"><text:s text:c="4"/>}</text:p>
      <text:p text:style-name="P15"><text:s text:c="4"/>for(i = 1; i &lt;= 4; ++i)</text:p>
      <text:p text:style-name="P15"><text:s text:c="4"/>{</text:p>
      <text:p text:style-name="P15"><text:s text:c="8"/>vector_push_back(&amp;t_v, i);</text:p>
      <text:p text:style-name="P15"><text:s text:c="4"/>}</text:p>
      <text:p text:style-name="P15"><text:s text:c="4"/>printf("on entry: <text:s text:c="14"/>");</text:p>
      <text:p text:style-name="P15"><text:s text:c="4"/>algo_for_each(vector_begin(&amp;t_v), vector_end(&amp;t_v), _print);</text:p>
      <text:p text:style-name="P15"><text:s text:c="4"/>printf("\n");</text:p>
      <text:p text:style-name="P15"/>
      <text:p text:style-name="P15"><text:s text:c="4"/>algo_make_heap(vector_begin(&amp;t_v), vector_end(&amp;t_v));</text:p>
      <text:p text:style-name="P15"><text:s text:c="4"/>printf("after algo_make_heap(): ");</text:p>
      <text:p text:style-name="P15"><text:s text:c="4"/>algo_for_each(vector_begin(&amp;t_v), vector_end(&amp;t_v), _print);</text:p>
      <text:p text:style-name="P15"><text:s text:c="4"/>printf("\n");</text:p>
      <text:p text:style-name="P15"/>
      <text:p text:style-name="P15"><text:s text:c="4"/>algo_pop_heap(vector_begin(&amp;t_v), vector_end(&amp;t_v));</text:p>
      <text:p text:style-name="P15"><text:s text:c="4"/>vector_pop_back(&amp;t_v);</text:p>
      <text:p text:style-name="P15"><text:s text:c="4"/>printf("after algo_pop_heap(): <text:s/>");</text:p>
      <text:p text:style-name="P15"><text:s text:c="4"/>algo_for_each(vector_begin(&amp;t_v), vector_end(&amp;t_v), _print);</text:p>
      <text:p text:style-name="P15"><text:s text:c="4"/>printf("\n");</text:p>
      <text:p text:style-name="P15"/>
      <text:p text:style-name="P15"><text:s text:c="4"/>vector_push_back(&amp;t_v, 17);</text:p>
      <text:p text:style-name="P15"><text:s text:c="4"/>algo_push_heap(vector_begin(&amp;t_v), vector_end(&amp;t_v));</text:p>
      <text:p text:style-name="P15"><text:s text:c="4"/>printf("after algo_push_heap(): ");</text:p>
      <text:p text:style-name="P15"><text:s text:c="4"/>algo_for_each(vector_begin(&amp;t_v), vector_end(&amp;t_v), _print);</text:p>
      <text:p text:style-name="P15"><text:s text:c="4"/>printf("\n");</text:p>
      <text:p text:style-name="P15"/>
      <text:p text:style-name="P15"><text:s text:c="4"/>algo_sort_heap(vector_begin(&amp;t_v), vector_end(&amp;t_v));</text:p>
      <text:p text:style-name="P15"><text:s text:c="4"/>printf("after algo_sort_heap():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soft-page-break/>}</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on entry: <text:s text:c="16"/>3 4 5 6 7 5 6 7 8 9 1 2 3 4 </text:p>
      <text:p text:style-name="P15">after algo_make_heap(): 9 8 6 7 7 5 5 3 6 4 1 2 3 4 </text:p>
      <text:p text:style-name="P15">after algo_pop_heap(): <text:s/>8 7 6 7 4 5 5 3 6 4 1 2 3 </text:p>
      <text:p text:style-name="P15">after algo_push_heap(): 17 7 8 7 4 5 6 3 6 4 1 2 3 5 </text:p>
      <text:p text:style-name="P15">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18"><draw:g text:anchor-type="as-char" svg:y="0cm" draw:z-index="3" draw:style-name="gr1"><draw:rect draw:style-name="gr4" draw:text-style-name="P297" svg:width="17.781cm" svg:height="7.43cm" svg:x="0cm" svg:y="0cm"><text:p/></draw:rect><draw:frame draw:style-name="gr5" draw:text-style-name="P300" svg:width="1.588cm" svg:height="0.826cm" svg:x="8.573cm" svg:y="0.55cm"><draw:text-box><text:p text:style-name="P300"><text:span text:style-name="T76">9</text:span></text:p></draw:text-box></draw:frame><draw:frame draw:style-name="gr5" draw:text-style-name="P300" svg:width="1.588cm" svg:height="0.826cm" svg:x="4.445cm" svg:y="2.201cm"><draw:text-box><text:p text:style-name="P300"><text:span text:style-name="T76">8</text:span></text:p></draw:text-box></draw:frame><draw:frame draw:style-name="gr5" draw:text-style-name="P300" svg:width="1.59cm" svg:height="0.826cm" svg:x="13.016cm" svg:y="2.201cm"><draw:text-box><text:p text:style-name="P300"><text:span text:style-name="T76">6</text:span></text:p></draw:text-box></draw:frame><draw:frame draw:style-name="gr5" draw:text-style-name="P300" svg:width="1.59cm" svg:height="0.826cm" svg:x="1.901cm" svg:y="3.852cm"><draw:text-box><text:p text:style-name="P300"><text:span text:style-name="T76">7</text:span></text:p></draw:text-box></draw:frame><draw:frame draw:style-name="gr5" draw:text-style-name="P300" svg:width="1.588cm" svg:height="0.826cm" svg:x="6.668cm" svg:y="3.852cm"><draw:text-box><text:p text:style-name="P300"><text:span text:style-name="T76">7</text:span></text:p></draw:text-box></draw:frame><draw:frame draw:style-name="gr5" draw:text-style-name="P300" svg:width="1.592cm" svg:height="0.826cm" svg:x="10.795cm" svg:y="3.852cm"><draw:text-box><text:p text:style-name="P300"><text:span text:style-name="T76">5</text:span></text:p></draw:text-box></draw:frame><draw:frame draw:style-name="gr5" draw:text-style-name="P300" svg:width="1.59cm" svg:height="0.826cm" svg:x="15.236cm" svg:y="3.852cm"><draw:text-box><text:p text:style-name="P300"><text:span text:style-name="T76">5</text:span></text:p></draw:text-box></draw:frame><draw:frame draw:style-name="gr5" draw:text-style-name="P300" svg:width="1.588cm" svg:height="0.821cm" svg:x="0.635cm" svg:y="5.779cm"><draw:text-box><text:p text:style-name="P300"><text:span text:style-name="T76">3</text:span></text:p></draw:text-box></draw:frame><draw:frame draw:style-name="gr5" draw:text-style-name="P300" svg:width="1.59cm" svg:height="0.819cm" svg:x="3.173cm" svg:y="5.78cm"><draw:text-box><text:p text:style-name="P300"><text:span text:style-name="T76">6</text:span></text:p></draw:text-box></draw:frame><draw:frame draw:style-name="gr5" draw:text-style-name="P300" svg:width="1.59cm" svg:height="0.821cm" svg:x="5.396cm" svg:y="5.779cm"><draw:text-box><text:p text:style-name="P300"><text:span text:style-name="T76">4</text:span></text:p></draw:text-box></draw:frame><draw:frame draw:style-name="gr5" draw:text-style-name="P300" svg:width="1.592cm" svg:height="0.819cm" svg:x="7.62cm" svg:y="5.78cm"><draw:text-box><text:p text:style-name="P300"><text:span text:style-name="T76">1</text:span></text:p></draw:text-box></draw:frame><draw:frame draw:style-name="gr5" draw:text-style-name="P300" svg:width="1.594cm" svg:height="0.819cm" svg:x="9.841cm" svg:y="5.78cm"><draw:text-box><text:p text:style-name="P300"><text:span text:style-name="T76">2</text:span></text:p></draw:text-box></draw:frame><draw:frame draw:style-name="gr5" draw:text-style-name="P300" svg:width="1.592cm" svg:height="0.819cm" svg:x="12.065cm" svg:y="5.78cm"><draw:text-box><text:p text:style-name="P300"><text:span text:style-name="T76">3</text:span></text:p></draw:text-box></draw:frame><draw:frame draw:style-name="gr5" draw:text-style-name="P300" svg:width="1.592cm" svg:height="0.817cm" svg:x="14.288cm" svg:y="5.779cm"><draw:text-box><text:p text:style-name="P300"><text:span text:style-name="T76">4</text:span></text:p></draw:text-box></draw:frame><draw:line draw:style-name="gr12" draw:text-style-name="P297" svg:x1="8.89cm" svg:y1="1.376cm" svg:x2="5.08cm" svg:y2="2.202cm"><text:p/></draw:line><draw:line draw:style-name="gr12" draw:text-style-name="P297" svg:x1="9.843cm" svg:y1="1.376cm" svg:x2="13.971cm" svg:y2="2.202cm"><text:p/></draw:line><draw:line draw:style-name="gr12" draw:text-style-name="P297" svg:x1="4.763cm" svg:y1="3.027cm" svg:x2="2.54cm" svg:y2="3.853cm"><text:p/></draw:line><draw:line draw:style-name="gr12" draw:text-style-name="P297" svg:x1="5.715cm" svg:y1="3.027cm" svg:x2="7.62cm" svg:y2="3.853cm"><text:p/></draw:line><draw:line draw:style-name="gr12" draw:text-style-name="P297" svg:x1="2.223cm" svg:y1="4.678cm" svg:x2="1.27cm" svg:y2="5.779cm"><text:p/></draw:line><draw:line draw:style-name="gr12" draw:text-style-name="P297" svg:x1="3.175cm" svg:y1="4.678cm" svg:x2="4.128cm" svg:y2="5.779cm"><text:p/></draw:line><draw:line draw:style-name="gr12" draw:text-style-name="P297" svg:x1="6.986cm" svg:y1="4.678cm" svg:x2="6.033cm" svg:y2="5.779cm"><text:p/></draw:line><draw:line draw:style-name="gr12" draw:text-style-name="P297" svg:x1="7.938cm" svg:y1="4.678cm" svg:x2="8.573cm" svg:y2="5.779cm"><text:p/></draw:line><draw:line draw:style-name="gr12" draw:text-style-name="P297" svg:x1="13.335cm" svg:y1="3.027cm" svg:x2="11.43cm" svg:y2="3.853cm"><text:p/></draw:line><draw:line draw:style-name="gr12" draw:text-style-name="P297" svg:x1="14.288cm" svg:y1="3.027cm" svg:x2="16.193cm" svg:y2="3.853cm"><text:p/></draw:line><draw:line draw:style-name="gr12" draw:text-style-name="P297" svg:x1="11.113cm" svg:y1="4.678cm" svg:x2="10.478cm" svg:y2="5.779cm"><text:p/></draw:line><draw:line draw:style-name="gr12" draw:text-style-name="P297" svg:x1="12.065cm" svg:y1="4.678cm" svg:x2="12.7cm" svg:y2="5.779cm"><text:p/></draw:line><draw:line draw:style-name="gr12" draw:text-style-name="P297" svg:x1="15.558cm" svg:y1="4.678cm" svg:x2="14.923cm" svg:y2="5.779cm"><text:p/></draw:line></draw:g></text:p>
      <text:list xml:id="list1133920320" text:continue-numbering="true" text:style-name="WW8Num13">
        <text:list-item>
          <text:list>
            <text:list-item>
              <text:list>
                <text:list-item>
                  <text:h text:style-name="P294" text:outline-level="3">最大数据和最小数据</text:h>
                </text:list-item>
              </text:list>
            </text:list-item>
          </text:list>
        </text:list-item>
      </text:list>
      <text:p text:style-name="P80">最大数据和最小数据算法是在两个数据中或者一个数据区间中查找最大或者最小数据.包括如下算法:</text:p>
      <text:p text:style-name="P79">获得两个数据中的最小数据:algo_min(),algo_min_if().</text:p>
      <text:p text:style-name="P79">获得两个数据中的最大数据:algo_max(),algo_max_if().</text:p>
      <text:p text:style-name="P79">获得数据区间中的最小数据:algo_min_element(),algo_min_element_if().</text:p>
      <text:p text:style-name="P79">获得数据区间中的最大数据:algo_max_element(),algo_max_element_if().</text:p>
      <text:p text:style-name="P8">下面是有关算法的例子:</text:p>
      <text:p text:style-name="P15">#include &lt;stdio.h&gt;</text:p>
      <text:p text:style-name="P15">#include &lt;stdlib.h&gt;</text:p>
      <text:p text:style-name="P15">#include &lt;cstl/cvector.h&gt;</text:p>
      <text:p text:style-name="P15">#include &lt;cstl/clist.h&gt;</text:p>
      <text:p text:style-name="P15">#include &lt;cstl/calgorithm.h&gt;</text:p>
      <text:p text:style-name="P15"><text:soft-page-break/></text:p>
      <text:p text:style-name="P15">static void _print(const void* cpv_input, void* pv_output);</text:p>
      <text:p text:style-name="P15">static void _absless(const void* cpv_first, const void* cpv_second,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terator_t t_min, t_max;</text:p>
      <text:p text:style-name="P15"/>
      <text:p text:style-name="P15"><text:s text:c="4"/>vector_init(&amp;t_v);</text:p>
      <text:p text:style-name="P15"><text:s text:c="4"/>list_init(&amp;t_l);</text:p>
      <text:p text:style-name="P15"><text:s text:c="4"/>for(i = -2; i &lt;= 7; ++i)</text:p>
      <text:p text:style-name="P15"><text:s text:c="4"/>{</text:p>
      <text:p text:style-name="P15"><text:s text:c="8"/>vector_push_back(&amp;t_v, i);</text:p>
      <text:p text:style-name="P15"><text:s text:c="4"/>}</text:p>
      <text:p text:style-name="P15"><text:s text:c="4"/>for(i = 0; i &gt;= -9; --i)</text:p>
      <text:p text:style-name="P15"><text:s text:c="4"/>{</text:p>
      <text:p text:style-name="P15"><text:s text:c="8"/>list_push_back(&amp;t_l, i);</text:p>
      <text:p text:style-name="P15"><text:s text:c="4"/>}</text:p>
      <text:p text:style-name="P15"><text:s text:c="4"/>printf("vector: ");</text:p>
      <text:p text:style-name="P15"><text:s text:c="4"/>algo_for_each(vector_begin(&amp;t_v), vector_end(&amp;t_v), _print);</text:p>
      <text:p text:style-name="P15"><text:s text:c="4"/>printf("\n");</text:p>
      <text:p text:style-name="P15"/>
      <text:p text:style-name="P15"><text:s text:c="4"/>printf("list: <text:s text:c="2"/>");</text:p>
      <text:p text:style-name="P15"><text:s text:c="4"/>algo_for_each(list_begin(&amp;t_l), list_end(&amp;t_l), _print);</text:p>
      <text:p text:style-name="P15"><text:s text:c="4"/>printf("\n");</text:p>
      <text:p text:style-name="P15"/>
      <text:p text:style-name="P15"><text:s text:c="4"/>t_min = algo_min(vector_begin(&amp;t_v), list_begin(&amp;t_l));</text:p>
      <text:p text:style-name="P15"><text:s text:c="4"/>printf("minmum between two first: %d\n", *(int*)iterator_get_pointer(&amp;t_min));</text:p>
      <text:p text:style-name="P15"><text:s text:c="4"/>t_max = algo_max(vector_begin(&amp;t_v), list_begin(&amp;t_l));</text:p>
      <text:p text:style-name="P15"><text:s text:c="4"/>printf("maxmum between two first: %d\n", *(int*)iterator_get_pointer(&amp;t_max));</text:p>
      <text:p text:style-name="P15"/>
      <text:p text:style-name="P15"><text:s text:c="4"/>t_min = algo_min_if(vector_begin(&amp;t_v), list_begin(&amp;t_l), _absless);</text:p>
      <text:p text:style-name="P15"><text:s text:c="4"/>printf("minmum of absolute value between two first: %d\n",</text:p>
      <text:p text:style-name="P15"><text:s text:c="8"/>*(int*)iterator_get_pointer(&amp;t_min));</text:p>
      <text:p text:style-name="P15"><text:s text:c="4"/>t_max = algo_max_if(vector_begin(&amp;t_v), list_begin(&amp;t_l), _absless);</text:p>
      <text:p text:style-name="P15"><text:s text:c="4"/>printf("maxmum of absolute value between two first: %d\n",</text:p>
      <text:p text:style-name="P15"><text:s text:c="8"/>*(int*)iterator_get_pointer(&amp;t_max));</text:p>
      <text:p text:style-name="P15"/>
      <text:p text:style-name="P15"><text:s text:c="4"/>t_min = algo_min_element(vector_begin(&amp;t_v), vector_end(&amp;t_v));</text:p>
      <text:p text:style-name="P15"><text:s text:c="4"/>printf("minmum in vector: %d\n",</text:p>
      <text:p text:style-name="P15"><text:s text:c="8"/>*(int*)iterator_get_pointer(&amp;t_min));</text:p>
      <text:p text:style-name="P15"><text:soft-page-break/><text:s text:c="4"/>t_max = algo_max_element(vector_begin(&amp;t_v), vector_end(&amp;t_v));</text:p>
      <text:p text:style-name="P15"><text:s text:c="4"/>printf("maxmum in vector: %d\n",</text:p>
      <text:p text:style-name="P15"><text:s text:c="8"/>*(int*)iterator_get_pointer(&amp;t_max));</text:p>
      <text:p text:style-name="P15"/>
      <text:p text:style-name="P15"><text:s text:c="4"/>t_min = algo_min_element(list_begin(&amp;t_l), list_end(&amp;t_l));</text:p>
      <text:p text:style-name="P15"><text:s text:c="4"/>printf("minmum in list: %d\n",</text:p>
      <text:p text:style-name="P15"><text:s text:c="8"/>*(int*)iterator_get_pointer(&amp;t_min));</text:p>
      <text:p text:style-name="P15"><text:s text:c="4"/>t_max = algo_max_element(list_begin(&amp;t_l), list_end(&amp;t_l));</text:p>
      <text:p text:style-name="P15"><text:s text:c="4"/>printf("maxmum in list: %d\n",</text:p>
      <text:p text:style-name="P15"><text:s text:c="8"/>*(int*)iterator_get_pointer(&amp;t_max));</text:p>
      <text:p text:style-name="P15"/>
      <text:p text:style-name="P15"><text:s text:c="4"/>t_min = algo_min_element_if(vector_begin(&amp;t_v), vector_end(&amp;t_v), _absless);</text:p>
      <text:p text:style-name="P15"><text:s text:c="4"/>printf("minmum of absolute value in vector: %d\n",</text:p>
      <text:p text:style-name="P15"><text:s text:c="8"/>*(int*)iterator_get_pointer(&amp;t_min));</text:p>
      <text:p text:style-name="P15"><text:s text:c="4"/>t_max = algo_max_element_if(vector_begin(&amp;t_v), vector_end(&amp;t_v), _absless);</text:p>
      <text:p text:style-name="P15"><text:s text:c="4"/>printf("maxmum of absolute value in vector: %d\n",</text:p>
      <text:p text:style-name="P15"><text:s text:c="8"/>*(int*)iterator_get_pointer(&amp;t_max));</text:p>
      <text:p text:style-name="P15"/>
      <text:p text:style-name="P15"><text:s text:c="4"/>t_min = algo_min_element_if(list_begin(&amp;t_l), list_end(&amp;t_l), _absless);</text:p>
      <text:p text:style-name="P15"><text:s text:c="4"/>printf("minmum of absolute value in list: %d\n",</text:p>
      <text:p text:style-name="P15"><text:s text:c="8"/>*(int*)iterator_get_pointer(&amp;t_min));</text:p>
      <text:p text:style-name="P15"><text:s text:c="4"/>t_max = algo_max_element_if(list_begin(&amp;t_l), list_end(&amp;t_l), _absless);</text:p>
      <text:p text:style-name="P15"><text:s text:c="4"/>printf("maxmum of absolute value in list: %d\n",</text:p>
      <text:p text:style-name="P15"><text:s text:c="8"/>*(int*)iterator_get_pointer(&amp;t_max));</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15">static void _absless(const void* cpv_first, const void* cpv_second, void* pv_output)</text:p>
      <text:p text:style-name="P15">{</text:p>
      <text:p text:style-name="P15"><text:s text:c="4"/>if(abs(*(int*)cpv_first) &lt; abs(*(int*)cpv_second))</text:p>
      <text:p text:style-name="P15"><text:s text:c="4"/>{</text:p>
      <text:p text:style-name="P15"><text:s text:c="8"/>*(bool_t*)pv_output = true;</text:p>
      <text:p text:style-name="P15"><text:s text:c="4"/>}</text:p>
      <text:p text:style-name="P15"><text:s text:c="4"/>else</text:p>
      <text:p text:style-name="P15"><text:s text:c="4"/>{</text:p>
      <text:p text:style-name="P15"><text:s text:c="8"/>*(bool_t*)pv_output = false;</text:p>
      <text:p text:style-name="P15"><text:s text:c="4"/>}</text:p>
      <text:p text:style-name="P15"><text:soft-page-break/>}</text:p>
      <text:p text:style-name="P8">结果:</text:p>
      <text:p text:style-name="P15">vector: -2 -1 0 1 2 3 4 5 6 7 </text:p>
      <text:p text:style-name="P15">list: <text:s text:c="2"/>0 -1 -2 -3 -4 -5 -6 -7 -8 -9 </text:p>
      <text:p text:style-name="P15">minmum between two first: -2</text:p>
      <text:p text:style-name="P15">maxmum between two first: 0</text:p>
      <text:p text:style-name="P15">minmum of absolute value between two first: 0</text:p>
      <text:p text:style-name="P15">maxmum of absolute value between two first: -2</text:p>
      <text:p text:style-name="P15">minmum in vector: -2</text:p>
      <text:p text:style-name="P15">maxmum in vector: 7</text:p>
      <text:p text:style-name="P15">minmum in list: -9</text:p>
      <text:p text:style-name="P15">maxmum in list: 0</text:p>
      <text:p text:style-name="P15">minmum of absolute value in vector: 0</text:p>
      <text:p text:style-name="P15">maxmum of absolute value in vector: 7</text:p>
      <text:p text:style-name="P15">minmum of absolute value in list: 0</text:p>
      <text:p text:style-name="P15">maxmum of absolute value in list: -9</text:p>
      <text:list xml:id="list1521997587" text:continue-numbering="true" text:style-name="WW8Num13">
        <text:list-item>
          <text:list>
            <text:list-item>
              <text:list>
                <text:list-item>
                  <text:h text:style-name="P294" text:outline-level="3">按词典顺序比较</text:h>
                </text:list-item>
              </text:list>
            </text:list-item>
          </text:list>
        </text:list-item>
      </text:list>
      <text:p text:style-name="P87">按词典顺序比较包含4个算法:</text:p>
      <text:p text:style-name="P15">algo_lexicographical_compare(),algo_lexicographical_compare_if().</text:p>
      <text:p text:style-name="P15">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5">#include &lt;stdio.h&gt;</text:p>
      <text:p text:style-name="P15">#include &lt;cstl/cvector.h&gt;</text:p>
      <text:p text:style-name="P15">#include &lt;cstl/clist.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
      <text:p text:style-name="P15"><text:s text:c="4"/>vector_init(&amp;t_v);</text:p>
      <text:p text:style-name="P15"><text:s text:c="4"/>list_init(&amp;t_l);</text:p>
      <text:p text:style-name="P15"><text:soft-page-break/><text:s text:c="4"/>vector_push_back(&amp;t_v, 3);</text:p>
      <text:p text:style-name="P15"><text:s text:c="4"/>vector_push_back(&amp;t_v, 2);</text:p>
      <text:p text:style-name="P15"><text:s text:c="4"/>vector_push_back(&amp;t_v, 8);</text:p>
      <text:p text:style-name="P15"><text:s text:c="4"/>vector_push_back(&amp;t_v, 7);</text:p>
      <text:p text:style-name="P15"/>
      <text:p text:style-name="P15"><text:s text:c="4"/>/* case 1 */</text:p>
      <text:p text:style-name="P15"><text:s text:c="4"/>list_push_back(&amp;t_l, 3);</text:p>
      <text:p text:style-name="P15"><text:s text:c="4"/>list_push_back(&amp;t_l, 3);</text:p>
      <text:p text:style-name="P15"><text:s text:c="4"/>list_push_back(&amp;t_l, 3);</text:p>
      <text:p text:style-name="P15"><text:s text:c="4"/>list_push_back(&amp;t_l, 3);</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2 */</text:p>
      <text:p text:style-name="P15"><text:s text:c="4"/>list_clear(&amp;t_l);</text:p>
      <text:p text:style-name="P15"><text:s text:c="4"/>list_push_back(&amp;t_l, 3);</text:p>
      <text:p text:style-name="P15"><text:s text:c="4"/>list_push_back(&amp;t_l, 2);</text:p>
      <text:p text:style-name="P15"><text:s text:c="4"/>list_push_back(&amp;t_l, 8);</text:p>
      <text:p text:style-name="P15"><text:s text:c="4"/>list_push_back(&amp;t_l, 7);</text:p>
      <text:p text:style-name="P15"><text:s text:c="4"/>list_push_back(&amp;t_l, 7);</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3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4 */</text:p>
      <text:p text:style-name="P15"><text:s text:c="4"/>list_pop_back(&amp;t_l);</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oft-page-break/><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text:s text:c="4"/>/* case 5 */</text:p>
      <text:p text:style-name="P15"><text:s text:c="4"/>list_push_back(&amp;t_l, 5);</text:p>
      <text:p text:style-name="P15"><text:s text:c="4"/>printf("vector: ");</text:p>
      <text:p text:style-name="P15"><text:s text:c="4"/>algo_for_each(vector_begin(&amp;t_v), vector_end(&amp;t_v), _print);</text:p>
      <text:p text:style-name="P15"><text:s text:c="4"/>printf("\n");</text:p>
      <text:p text:style-name="P15"><text:s text:c="4"/>printf("list: <text:s text:c="2"/>");</text:p>
      <text:p text:style-name="P15"><text:s text:c="4"/>algo_for_each(list_begin(&amp;t_l), list_end(&amp;t_l), _print);</text:p>
      <text:p text:style-name="P15"><text:s text:c="4"/>printf("\n");</text:p>
      <text:p text:style-name="P15"><text:s text:c="4"/>if(algo_lexicographical_compare(</text:p>
      <text:p text:style-name="P15"><text:s text:c="8"/>vector_begin(&amp;t_v), vector_end(&amp;t_v),</text:p>
      <text:p text:style-name="P15"><text:s text:c="8"/>list_begin(&amp;t_l), list_end(&amp;t_l)))</text:p>
      <text:p text:style-name="P15"><text:s text:c="4"/>{</text:p>
      <text:p text:style-name="P15"><text:s text:c="8"/>printf("algo_lexicographical_compare(): true\n");</text:p>
      <text:p text:style-name="P15"><text:s text:c="4"/>}</text:p>
      <text:p text:style-name="P15"><text:s text:c="4"/>else</text:p>
      <text:p text:style-name="P15"><text:s text:c="4"/>{</text:p>
      <text:p text:style-name="P15"><text:s text:c="8"/>printf("algo_lexicographical_compare(): false\n");</text:p>
      <text:p text:style-name="P15"><text:s text:c="4"/>}</text:p>
      <text:p text:style-name="P15"><text:s text:c="4"/>printf("algo_lexicographical_compare_3way(): %d\n",</text:p>
      <text:p text:style-name="P15"><text:s text:c="8"/>algo_lexicographical_compare_3way(</text:p>
      <text:p text:style-name="P15"><text:s text:c="12"/>vector_begin(&amp;t_v), vector_end(&amp;t_v),</text:p>
      <text:p text:style-name="P15"><text:s text:c="12"/>list_begin(&amp;t_l), list_end(&amp;t_l)));</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soft-page-break/>}</text:p>
      <text:p text:style-name="P8">结果:</text:p>
      <text:p text:style-name="P15">vector: 3 2 8 7 </text:p>
      <text:p text:style-name="P15">list: <text:s text:c="2"/>3 3 3 3 </text:p>
      <text:p text:style-name="P15">algo_lexicographical_compare(): true</text:p>
      <text:p text:style-name="P15">algo_lexicographical_compare_3way(): -1</text:p>
      <text:p text:style-name="P15">vector: 3 2 8 7 </text:p>
      <text:p text:style-name="P15">list: <text:s text:c="2"/>3 2 8 7 7 </text:p>
      <text:p text:style-name="P15">algo_lexicographical_compare(): true</text:p>
      <text:p text:style-name="P15">algo_lexicographical_compare_3way(): -1</text:p>
      <text:p text:style-name="P15">vector: 3 2 8 7 </text:p>
      <text:p text:style-name="P15">list: <text:s text:c="2"/>3 2 8 7 </text:p>
      <text:p text:style-name="P15">algo_lexicographical_compare(): false</text:p>
      <text:p text:style-name="P15">algo_lexicographical_compare_3way(): 0</text:p>
      <text:p text:style-name="P15">vector: 3 2 8 7 </text:p>
      <text:p text:style-name="P15">list: <text:s text:c="2"/>3 2 8 </text:p>
      <text:p text:style-name="P15">algo_lexicographical_compare(): false</text:p>
      <text:p text:style-name="P15">algo_lexicographical_compare_3way(): 1</text:p>
      <text:p text:style-name="P15">vector: 3 2 8 7 </text:p>
      <text:p text:style-name="P15">list: <text:s text:c="2"/>3 2 8 5 </text:p>
      <text:p text:style-name="P15">algo_lexicographical_compare(): false</text:p>
      <text:p text:style-name="P15">algo_lexicographical_compare_3way(): 1</text:p>
      <text:list xml:id="list986000355" text:continue-numbering="true" text:style-name="WW8Num13">
        <text:list-item>
          <text:list>
            <text:list-item>
              <text:list>
                <text:list-item>
                  <text:h text:style-name="P294" text:outline-level="3">排列组合</text:h>
                </text:list-item>
              </text:list>
            </text:list-item>
          </text:list>
        </text:list-item>
      </text:list>
      <text:p text:style-name="P89"><text:span text:style-name="T14">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15">algo_next_permutation(),algo_next_permutation_if().</text:p>
      <text:p text:style-name="P15">algo_prev_permutation(),algo_prev_permutation_if().</text:p>
      <text:p text:style-name="P8">下面四关于排列组合算法的例子:</text:p>
      <text:p text:style-name="P15">#include &lt;stdio.h&gt;</text:p>
      <text:p text:style-name="P15">#include &lt;cstl/cvector.h&gt;</text:p>
      <text:p text:style-name="P15">#include &lt;cstl/calgorithm.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oft-page-break/></text:p>
      <text:p text:style-name="P15"><text:s text:c="4"/>vector_init(&amp;t_v);</text:p>
      <text:p text:style-name="P15"><text:s text:c="4"/>vector_push_back(&amp;t_v, 1);</text:p>
      <text:p text:style-name="P15"><text:s text:c="4"/>vector_push_back(&amp;t_v, 2);</text:p>
      <text:p text:style-name="P15"><text:s text:c="4"/>vector_push_back(&amp;t_v, 3);</text:p>
      <text:p text:style-name="P15"/>
      <text:p text:style-name="P15"><text:s text:c="4"/>printf("on entry: ");</text:p>
      <text:p text:style-name="P15"><text:s text:c="4"/>algo_for_each(vector_begin(&amp;t_v), vector_end(&amp;t_v), _print);</text:p>
      <text:p text:style-name="P15"><text:s text:c="4"/>printf("\n");</text:p>
      <text:p text:style-name="P15"/>
      <text:p text:style-name="P15"><text:s text:c="4"/>while(algo_next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now: ");</text:p>
      <text:p text:style-name="P15"><text:s text:c="4"/>algo_for_each(vector_begin(&amp;t_v), vector_end(&amp;t_v), _print);</text:p>
      <text:p text:style-name="P15"><text:s text:c="4"/>printf("\n");</text:p>
      <text:p text:style-name="P15"><text:s text:c="4"/>while(algo_prev_permutation(vector_begin(&amp;t_v), vector_end(&amp;t_v)))</text:p>
      <text:p text:style-name="P15"><text:s text:c="4"/>{</text:p>
      <text:p text:style-name="P15"><text:s text:c="8"/>algo_for_each(vector_begin(&amp;t_v), vector_end(&amp;t_v), _print);</text:p>
      <text:p text:style-name="P15"><text:s text:c="8"/>printf("\n");</text:p>
      <text:p text:style-name="P15"><text:s text:c="4"/>}</text:p>
      <text:p text:style-name="P15"><text:s text:c="4"/>printf("afterward: ");</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text:soft-page-break/>结果:</text:p>
      <text:p text:style-name="P15">on entry: 1 2 3 </text:p>
      <text:p text:style-name="P15">1 3 2 </text:p>
      <text:p text:style-name="P15">2 1 3 </text:p>
      <text:p text:style-name="P15">2 3 1 </text:p>
      <text:p text:style-name="P15">3 1 2 </text:p>
      <text:p text:style-name="P15">3 2 1 </text:p>
      <text:p text:style-name="P15">afterward: 1 2 3 </text:p>
      <text:p text:style-name="P15">now: 3 2 1 </text:p>
      <text:p text:style-name="P15">3 1 2 </text:p>
      <text:p text:style-name="P15">2 3 1 </text:p>
      <text:p text:style-name="P15">2 1 3 </text:p>
      <text:p text:style-name="P15">1 3 2 </text:p>
      <text:p text:style-name="P15">1 2 3 </text:p>
      <text:p text:style-name="P15">afterward: 3 2 1</text:p>
      <text:list xml:id="list1840782644" text:continue-numbering="true" text:style-name="WW8Num13">
        <text:list-item>
          <text:list>
            <text:list-item>
              <text:h text:style-name="P282"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5">#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6">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16">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16">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16">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16">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16">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16">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16">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16">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16">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16">algo_power_if()</text:p>
          </table:table-cell>
          <table:table-cell table:style-name="Table98.B1" office:value-type="string">
            <text:p text:style-name="P9">使用特殊操作计算数据的n次幂.</text:p>
          </table:table-cell>
        </table:table-row>
      </table:table>
      <text:p text:style-name="P8"/>
      <text:list xml:id="list1782536364" text:continue-numbering="true" text:style-name="WW8Num13">
        <text:list-item>
          <text:list>
            <text:list-item>
              <text:list>
                <text:list-item>
                  <text:h text:style-name="P294" text:outline-level="3"><text:tab/>依次赋值</text:h>
                </text:list-item>
              </text:list>
            </text:list-item>
          </text:list>
        </text:list-item>
      </text:list>
      <text:p text:style-name="P79">algo_iota()</text:p>
      <text:p text:style-name="P8"><text:tab/>这个算法将数据区间中的数据依次赋新值,每次递增.具体赋值过程是</text:p>
      <text:p text:style-name="P20">*first = value, *(first + 1) = value + 1, *(first + 2) = value + 2, ...</text:p>
      <text:p text:style-name="P8">下面是这个算法的使用实例:</text:p>
      <text:p text:style-name="P15">#include &lt;stdio.h&gt;</text:p>
      <text:p text:style-name="P15">#include &lt;cstl/cvector.h&gt;</text:p>
      <text:p text:style-name="P15"><text:soft-page-break/>#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
      <text:p text:style-name="P15"><text:s text:c="4"/>vector_init_n(&amp;t_v, 10);</text:p>
      <text:p text:style-name="P15"><text:s text:c="4"/>algo_for_each(vector_begin(&amp;t_v), vector_end(&amp;t_v), _print);</text:p>
      <text:p text:style-name="P15"><text:s text:c="4"/>printf("\n");</text:p>
      <text:p text:style-name="P15"/>
      <text:p text:style-name="P15"><text:s text:c="4"/>algo_iota(vector_begin(&amp;t_v), vector_end(&amp;t_v), 100);</text:p>
      <text:p text:style-name="P15"><text:s text:c="4"/>algo_for_each(vector_begin(&amp;t_v), vector_end(&amp;t_v), _print);</text:p>
      <text:p text:style-name="P15"><text:s text:c="4"/>printf("\n");</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0 0 0 0 0 0 0 0 0 0 </text:p>
      <text:p text:style-name="P15">100 101 102 103 104 105 106 107 108 109</text:p>
      <text:list xml:id="list496605880" text:continue-numbering="true" text:style-name="WW8Num13">
        <text:list-item>
          <text:list>
            <text:list-item>
              <text:list>
                <text:list-item>
                  <text:h text:style-name="P294" text:outline-level="3">求和算法</text:h>
                </text:list-item>
              </text:list>
            </text:list-item>
          </text:list>
        </text:list-item>
      </text:list>
      <text:p text:style-name="P15">algo_accumulate(),algo_accumulate_if().</text:p>
      <text:p text:style-name="P20">求和算法的执行过程:</text:p>
      <text:p text:style-name="P20">initvalue + a1 + a2 + a3 + ... </text:p>
      <text:p text:style-name="P20">或者</text:p>
      <text:p text:style-name="P20">initvalue op a1 op a2 op a3 op ...</text:p>
      <text:p text:style-name="P8">关于算法的例子:</text:p>
      <text:p text:style-name="P15">#include &lt;stdio.h&gt;</text:p>
      <text:p text:style-name="P15">#include &lt;cstl/cvector.h&gt;</text:p>
      <text:p text:style-name="P15">#include &lt;cstl/calgorithm.h&gt;</text:p>
      <text:p text:style-name="P15">#include &lt;cstl/cnumeric.h&gt;</text:p>
      <text:p text:style-name="P15"/>
      <text:p text:style-name="P15"><text:soft-page-break/>static void _print(const void* cpv_input, void* pv_output);</text:p>
      <text:p text:style-name="P15"/>
      <text:p text:style-name="P15">int main(int argc, char* argv[])</text:p>
      <text:p text:style-name="P15">{</text:p>
      <text:p text:style-name="P15"><text:s text:c="4"/>vector_t t_v = create_vector(int);</text:p>
      <text:p text:style-name="P15"><text:s text:c="4"/>int i = 0;</text:p>
      <text:p text:style-name="P15"><text:s text:c="4"/>int n_result;</text:p>
      <text:p text:style-name="P15"/>
      <text:p text:style-name="P15"><text:s text:c="4"/>vector_init(&amp;t_v);</text:p>
      <text:p text:style-name="P15"><text:s text:c="4"/>for(i = 1; i &lt;= 9; ++i)</text:p>
      <text:p text:style-name="P15"><text:s text:c="4"/>{</text:p>
      <text:p text:style-name="P15"><text:s text:c="8"/>vector_push_back(&amp;t_v, i);</text:p>
      <text:p text:style-name="P15"><text:s text:c="4"/>}</text:p>
      <text:p text:style-name="P15"><text:s text:c="4"/>algo_for_each(vector_begin(&amp;t_v), vector_end(&amp;t_v), _print);</text:p>
      <text:p text:style-name="P15"><text:s text:c="4"/>printf("\n");</text:p>
      <text:p text:style-name="P15"/>
      <text:p text:style-name="P15"><text:s text:c="4"/>algo_accumulate(vector_begin(&amp;t_v), vector_end(&amp;t_v), 0, &amp;n_result);</text:p>
      <text:p text:style-name="P15"><text:s text:c="4"/>printf("sum: %d\n", n_result);</text:p>
      <text:p text:style-name="P15"><text:s text:c="4"/>algo_accumulate(vector_begin(&amp;t_v), vector_end(&amp;t_v), -100, &amp;n_result);</text:p>
      <text:p text:style-name="P15"><text:s text:c="4"/>printf("sum: %d\n", n_result);</text:p>
      <text:p text:style-name="P15"/>
      <text:p text:style-name="P15"><text:s text:c="4"/>algo_accumulate_if(</text:p>
      <text:p text:style-name="P15"><text:s text:c="8"/>vector_begin(&amp;t_v), vector_end(&amp;t_v), 1, fun_multiplies_int, &amp;n_result);</text:p>
      <text:p text:style-name="P15"><text:s text:c="4"/>printf("product: %d\n", n_result);</text:p>
      <text:p text:style-name="P15"><text:s text:c="4"/>algo_accumulate_if(</text:p>
      <text:p text:style-name="P15"><text:s text:c="8"/>vector_begin(&amp;t_v), vector_end(&amp;t_v), 0, fun_multiplies_int, &amp;n_result);</text:p>
      <text:p text:style-name="P15"><text:s text:c="4"/>printf("product: %d\n", n_result);</text:p>
      <text:p text:style-name="P15"/>
      <text:p text:style-name="P15"><text:s text:c="4"/>vector_destroy(&amp;t_v);</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7 8 9 </text:p>
      <text:p text:style-name="P15">sum: 45</text:p>
      <text:p text:style-name="P15">sum: -55</text:p>
      <text:p text:style-name="P15">product: 362880</text:p>
      <text:p text:style-name="P15">product: 0</text:p>
      <text:list xml:id="list1397912283" text:continue-numbering="true" text:style-name="WW8Num13">
        <text:list-item>
          <text:list>
            <text:list-item>
              <text:list>
                <text:list-item>
                  <text:h text:style-name="P294" text:outline-level="3"><text:soft-page-break/>计算内积</text:h>
                </text:list-item>
              </text:list>
            </text:list-item>
          </text:list>
        </text:list-item>
      </text:list>
      <text:p text:style-name="P15">algo_inner_product(),algo_inner_product_if().</text:p>
      <text:p text:style-name="P8">内积的计算过程是:</text:p>
      <text:p text:style-name="P20">initvalue + (a1 * b2) + (a2 * b2) + (a3 * b3) + ...</text:p>
      <text:p text:style-name="P8">或者</text:p>
      <text:p text:style-name="P20">initvalue op1 (a1 op2 b1) op1 (a2 op2 b2) op1 (a3 op2 b3) op1 ...</text:p>
      <text:p text:style-name="P8">这个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 text:c="4"/>int n_result = 0;</text:p>
      <text:p text:style-name="P15"/>
      <text:p text:style-name="P15"><text:s text:c="4"/>vector_init(&amp;t_v);</text:p>
      <text:p text:style-name="P15"><text:s text:c="4"/>list_init(&amp;t_l);</text:p>
      <text:p text:style-name="P15"><text:s text:c="4"/>for(i = 1; i &lt;= 6; ++i)</text:p>
      <text:p text:style-name="P15"><text:s text:c="4"/>{</text:p>
      <text:p text:style-name="P15"><text:s text:c="8"/>vector_push_back(&amp;t_v, i);</text:p>
      <text:p text:style-name="P15"><text:s text:c="8"/>list_push_back(&amp;t_l, i);</text:p>
      <text:p text:style-name="P15"><text:s text:c="4"/>}</text:p>
      <text:p text:style-name="P15"><text:s text:c="4"/>algo_for_each(vector_begin(&amp;t_v), vector_end(&amp;t_v), _print);</text:p>
      <text:p text:style-name="P15"><text:s text:c="4"/>printf("\n");</text:p>
      <text:p text:style-name="P15"><text:s text:c="4"/>algo_for_each(list_begin(&amp;t_l), list_end(&amp;t_l), _print);</text:p>
      <text:p text:style-name="P15"><text:s text:c="4"/>printf("\n");</text:p>
      <text:p text:style-name="P15"/>
      <text:p text:style-name="P15"><text:s text:c="4"/>algo_inner_product(</text:p>
      <text:p text:style-name="P15"><text:s text:c="8"/>vector_begin(&amp;t_v), vector_end(&amp;t_v), list_begin(&amp;t_l), 0, &amp;n_result);</text:p>
      <text:p text:style-name="P15"><text:s text:c="4"/>printf("inner product: %d\n", n_result);</text:p>
      <text:p text:style-name="P15"><text:s text:c="4"/>list_reverse(&amp;t_l);</text:p>
      <text:p text:style-name="P15"><text:s text:c="4"/>algo_inner_product(</text:p>
      <text:p text:style-name="P15"><text:s text:c="8"/>vector_begin(&amp;t_v), vector_end(&amp;t_v), list_begin(&amp;t_l), 0, &amp;n_result);</text:p>
      <text:p text:style-name="P15"><text:s text:c="4"/>printf("inner reverse product: %d\n", n_result);</text:p>
      <text:p text:style-name="P15"><text:soft-page-break/><text:s text:c="4"/>algo_inner_product_if(</text:p>
      <text:p text:style-name="P15"><text:s text:c="8"/>vector_begin(&amp;t_v), vector_end(&amp;t_v), vector_begin(&amp;t_v), </text:p>
      <text:p text:style-name="P15"><text:s text:c="8"/>1, fun_multiplies_int, fun_plus_int, &amp;n_result);</text:p>
      <text:p text:style-name="P15"><text:s text:c="4"/>printf("product of sums: %d\n", n_result);</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2 3 4 5 6 </text:p>
      <text:p text:style-name="P15">inner product: 91</text:p>
      <text:p text:style-name="P15">inner reverse product: 56</text:p>
      <text:p text:style-name="P15">product of sums: 46080</text:p>
      <text:list xml:id="list1390883654" text:continue-numbering="true" text:style-name="WW8Num13">
        <text:list-item>
          <text:list>
            <text:list-item>
              <text:list>
                <text:list-item>
                  <text:h text:style-name="P294" text:outline-level="3">局部总和</text:h>
                </text:list-item>
              </text:list>
            </text:list-item>
          </text:list>
        </text:list-item>
      </text:list>
      <text:p text:style-name="P15">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15">#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text:soft-page-break/></text:p>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15"><text:s text:c="4"/>algo_partial_sum(vector_begin(&amp;t_v), vector_end(&amp;t_v), list_begin(&amp;t_l));</text:p>
      <text:p text:style-name="P15"><text:s text:c="4"/>algo_for_each(list_begin(&amp;t_l), list_end(&amp;t_l), _print);</text:p>
      <text:p text:style-name="P15"><text:s text:c="4"/>printf("\n");</text:p>
      <text:p text:style-name="P15"/>
      <text:p text:style-name="P15"><text:s text:c="4"/>algo_partial_sum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static void _print(const void* cpv_input, void* pv_output)</text:p>
      <text:p text:style-name="P15">{</text:p>
      <text:p text:style-name="P15"><text:s text:c="4"/>printf("%d ", *(int*)cpv_input);</text:p>
      <text:p text:style-name="P15">}</text:p>
      <text:p text:style-name="P8">结果:</text:p>
      <text:p text:style-name="P15">1 2 3 4 5 6 </text:p>
      <text:p text:style-name="P15">1 3 6 10 15 21 </text:p>
      <text:p text:style-name="P15">1 2 6 24 120 720</text:p>
      <text:list xml:id="list1538705252" text:continue-numbering="true" text:style-name="WW8Num13">
        <text:list-item>
          <text:list>
            <text:list-item>
              <text:list>
                <text:list-item>
                  <text:h text:style-name="P294" text:outline-level="3">相邻数据的差</text:h>
                </text:list-item>
              </text:list>
            </text:list-item>
          </text:list>
        </text:list-item>
      </text:list>
      <text:p text:style-name="P15">algo_adjacent_difference(),algo_adjacent_difference_if().</text:p>
      <text:p text:style-name="P8">这两个算法用来计算相邻数据的差,它们是局部求和算法的逆运算,具体过程:</text:p>
      <text:p text:style-name="P20">b1 = a1, b2 = a2 – a1, b3 = a3 – a2, ...</text:p>
      <text:p text:style-name="P20">或者</text:p>
      <text:p text:style-name="P20">b1 = a1, b2 = a2 op a1, b3 = a3 op a2, ...</text:p>
      <text:p text:style-name="P8">下面是关于这两个算法的例子:</text:p>
      <text:p text:style-name="P15"><text:soft-page-break/>#include &lt;stdio.h&gt;</text:p>
      <text:p text:style-name="P15">#include &lt;cstl/cvector.h&gt;</text:p>
      <text:p text:style-name="P15">#include &lt;cstl/clist.h&gt;</text:p>
      <text:p text:style-name="P15">#include &lt;cstl/calgorithm.h&gt;</text:p>
      <text:p text:style-name="P15">#include &lt;cstl/cnumeric.h&gt;</text:p>
      <text:p text:style-name="P15"/>
      <text:p text:style-name="P15">static void _print(const void* cpv_input, void* pv_output);</text:p>
      <text:p text:style-name="P15"/>
      <text:p text:style-name="P15">int main(int argc, char* argv[])</text:p>
      <text:p text:style-name="P15">{</text:p>
      <text:p text:style-name="P15"><text:s text:c="4"/>vector_t t_v = create_vector(int);</text:p>
      <text:p text:style-name="P15"><text:s text:c="4"/>list_t t_l = create_list(int);</text:p>
      <text:p text:style-name="P15"><text:s text:c="4"/>int i = 0;</text:p>
      <text:p text:style-name="P15"/>
      <text:p text:style-name="P15"><text:s text:c="4"/>vector_init(&amp;t_v);</text:p>
      <text:p text:style-name="P15"><text:s text:c="4"/>for(i = 1; i &lt;= 6; ++i)</text:p>
      <text:p text:style-name="P15"><text:s text:c="4"/>{</text:p>
      <text:p text:style-name="P15"><text:s text:c="8"/>vector_push_back(&amp;t_v, i);</text:p>
      <text:p text:style-name="P15"><text:s text:c="4"/>}</text:p>
      <text:p text:style-name="P15"><text:s text:c="4"/>list_init_n(&amp;t_l, vector_size(&amp;t_v));</text:p>
      <text:p text:style-name="P15"><text:s text:c="4"/>algo_for_each(vector_begin(&amp;t_v), vector_end(&amp;t_v), _print);</text:p>
      <text:p text:style-name="P15"><text:s text:c="4"/>printf("\n");</text:p>
      <text:p text:style-name="P15"/>
      <text:p text:style-name="P79">algo_adjacent_difference(</text:p>
      <text:p text:style-name="P90">vector_begin(&amp;t_v), vector_end(&amp;t_v), list_begin(&amp;t_l));</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fun_plus_int);</text:p>
      <text:p text:style-name="P15"><text:s text:c="4"/>algo_for_each(list_begin(&amp;t_l), list_end(&amp;t_l), _print);</text:p>
      <text:p text:style-name="P15"><text:s text:c="4"/>printf("\n");</text:p>
      <text:p text:style-name="P15"/>
      <text:p text:style-name="P15"><text:s text:c="4"/>algo_adjacent_difference_if(</text:p>
      <text:p text:style-name="P15"><text:s text:c="8"/>vector_begin(&amp;t_v), vector_end(&amp;t_v), list_begin(&amp;t_l), </text:p>
      <text:p text:style-name="P15"><text:tab/><text:tab/>fun_multiplies_int);</text:p>
      <text:p text:style-name="P15"><text:s text:c="4"/>algo_for_each(list_begin(&amp;t_l), list_end(&amp;t_l), _print);</text:p>
      <text:p text:style-name="P15"><text:s text:c="4"/>printf("\n");</text:p>
      <text:p text:style-name="P15"/>
      <text:p text:style-name="P15"><text:s text:c="4"/>vector_destroy(&amp;t_v);</text:p>
      <text:p text:style-name="P15"><text:s text:c="4"/>list_destroy(&amp;t_l);</text:p>
      <text:p text:style-name="P15"><text:s text:c="4"/>return 0;</text:p>
      <text:p text:style-name="P15">}</text:p>
      <text:p text:style-name="P15"/>
      <text:p text:style-name="P15"><text:soft-page-break/>static void _print(const void* cpv_input, void* pv_output)</text:p>
      <text:p text:style-name="P15">{</text:p>
      <text:p text:style-name="P15"><text:s text:c="4"/>printf("%d ", *(int*)cpv_input);</text:p>
      <text:p text:style-name="P15">}</text:p>
      <text:p text:style-name="P8">结果:</text:p>
      <text:p text:style-name="P15">1 2 3 4 5 6 </text:p>
      <text:p text:style-name="P15">1 1 1 1 1 1 </text:p>
      <text:p text:style-name="P15">1 3 5 7 9 11 </text:p>
      <text:p text:style-name="P15">1 2 6 12 20 30</text:p>
      <text:list xml:id="list66527935" text:continue-numbering="true" text:style-name="WW8Num13">
        <text:list-item>
          <text:list>
            <text:list-item>
              <text:list>
                <text:list-item>
                  <text:h text:style-name="P294" text:outline-level="3">幂运算</text:h>
                </text:list-item>
              </text:list>
            </text:list-item>
          </text:list>
        </text:list-item>
      </text:list>
      <text:p text:style-name="P15">algo_power(),algo_power_if().</text:p>
      <text:p text:style-name="P8">这两个算法计算数据的n次幂,下面是运用实例:</text:p>
      <text:p text:style-name="P15">#include &lt;stdio.h&gt;</text:p>
      <text:p text:style-name="P15">#include &lt;cstl/cdeque.h&gt;</text:p>
      <text:p text:style-name="P15">#include &lt;cstl/cnumeric.h&gt;</text:p>
      <text:p text:style-name="P15"/>
      <text:p text:style-name="P15">int main(int argc, char* argv[])</text:p>
      <text:p text:style-name="P15">{</text:p>
      <text:p text:style-name="P15"><text:s text:c="4"/>deque_t t_d = create_deque(int);</text:p>
      <text:p text:style-name="P15"><text:s text:c="4"/>int n_output = 0;</text:p>
      <text:p text:style-name="P15"><text:s text:c="4"/>deque_init(&amp;t_d);</text:p>
      <text:p text:style-name="P15"><text:s text:c="4"/>deque_push_back(&amp;t_d, 2);</text:p>
      <text:p text:style-name="P15"/>
      <text:p text:style-name="P15"><text:s text:c="4"/>algo_power(deque_begin(&amp;t_d), 3, &amp;n_output);</text:p>
      <text:p text:style-name="P15"><text:s text:c="4"/>printf("output:%d\n", n_output);</text:p>
      <text:p text:style-name="P15"><text:s text:c="4"/>algo_power_if(deque_begin(&amp;t_d), 3, fun_plus_int, &amp;n_output);</text:p>
      <text:p text:style-name="P15"><text:s text:c="4"/>printf("output:%d\n", n_output);</text:p>
      <text:p text:style-name="P15"/>
      <text:p text:style-name="P15"><text:s text:c="4"/>deque_destroy(&amp;t_d);</text:p>
      <text:p text:style-name="P15"><text:s text:c="4"/>return 0;</text:p>
      <text:p text:style-name="P15">}</text:p>
      <text:p text:style-name="P8">结果:</text:p>
      <text:p text:style-name="P15">output:8</text:p>
      <text:p text:style-name="P15">output:6</text:p>
      <text:list xml:id="list414770372" text:continue-numbering="true" text:style-name="WW8Num13">
        <text:list-item>
          <text:h text:style-name="P267" text:outline-level="1"><text:soft-page-break/>libcstl容器适配器</text:h>
        </text:list-item>
      </text:list>
      <text:p text:style-name="P77"><text:span text:style-name="T14">libcstl</text:span>除了提供第五章中描述的容器外,还提供了一些为了满足特定需要接口简单的类型,这些类型都是使用基本容器实现的,所以这种类型叫做容器适配器.容器适配器包括:</text:p>
      <text:p text:style-name="P76"><text:span text:style-name="T11">stack_t,queue_t,priority_queue_t</text:span><text:span text:style-name="T6">.</text:span></text:p>
      <text:list xml:id="list1439531614" text:continue-numbering="true" text:style-name="WW8Num13">
        <text:list-item>
          <text:list>
            <text:list-item>
              <text:h text:style-name="P282" text:outline-level="2">stack_t</text:h>
            </text:list-item>
          </text:list>
        </text:list-item>
      </text:list>
      <text:p text:style-name="P86"><text:span text:style-name="T6">stack_t是堆栈类型,实现后进先出(LIFO)规则.要使用stack_t必须包含头文件</text:span><text:span text:style-name="T11">&lt;cstl/cstack.h&gt;</text:span></text:p>
      <text:p text:style-name="P15">#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9"><draw:g text:anchor-type="as-char" svg:y="0cm" draw:z-index="4" draw:style-name="gr1"><draw:rect draw:style-name="gr4" draw:text-style-name="P297" svg:width="17.781cm" svg:height="9.632cm" svg:x="0cm" svg:y="0cm"><text:p/></draw:rect><draw:frame draw:style-name="gr5" draw:text-style-name="P300" svg:width="9.843cm" svg:height="5.779cm" svg:x="0.635cm" svg:y="3.025cm"><draw:text-box><text:p text:style-name="P300"><text:span text:style-name="T79">stack_t</text:span></text:p><text:p text:style-name="P301"><text:span text:style-name="T80">deque_back()</text:span></text:p><text:p text:style-name="P298"><text:span text:style-name="T80"/></text:p><text:p text:style-name="P298"><text:span text:style-name="T81"><text:s/></text:span><text:span text:style-name="T80">deque_push_back() <text:s text:c="2"/>deque_pop_back()</text:span></text:p></draw:text-box></draw:frame><draw:custom-shape draw:style-name="gr13" draw:text-style-name="P299"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98" svg:width="3.493cm" svg:height="0.825cm" svg:x="11.113cm" svg:y="0.826cm"><draw:text-box><text:p text:style-name="P298"><text:span text:style-name="T80">stack_top()</text:span></text:p></draw:text-box></draw:frame><draw:custom-shape draw:style-name="gr13" draw:text-style-name="P299"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299"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298" svg:width="3.492cm" svg:height="0.823cm" svg:x="13.651cm" svg:y="4.678cm"><draw:text-box><text:p text:style-name="P298"><text:span text:style-name="T80">stack_pop()</text:span></text:p></draw:text-box></draw:frame><draw:frame draw:style-name="gr7" draw:text-style-name="P298" svg:width="3.807cm" svg:height="0.823cm" svg:x="13.653cm" svg:y="6.329cm"><draw:text-box><text:p text:style-name="P298"><text:span text:style-name="T80">stack_push()</text:span></text:p></draw:text-box></draw:frame><draw:frame draw:style-name="gr14" draw:text-style-name="P300" svg:width="8.572cm" svg:height="0.826cm" svg:x="1.586cm" svg:y="7.722cm"><draw:text-box><text:p text:style-name="P300"><text:span text:style-name="T76">cstl </text:span><text:span text:style-name="T76">容器</text:span><text:span text:style-name="T76">(</text:span><text:span text:style-name="T76">通常是</text:span><text:span text:style-name="T76">deque_t)</text:span></text:p></draw:text-box></draw:frame><draw:custom-shape draw:style-name="gr13" draw:text-style-name="P299"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99"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99"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727341515" text:continue-numbering="true" text:style-name="WW8Num13">
        <text:list-item>
          <text:list>
            <text:list-item>
              <text:list>
                <text:list-item>
                  <text:h text:style-name="P294" text:outline-level="3"><text:soft-page-break/>stack_t的操作</text:h>
                </text:list-item>
              </text:list>
            </text:list-item>
          </text:list>
        </text:list-item>
      </text:list>
      <text:p text:style-name="P78">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6">create_stack()</text:p>
          </table:table-cell>
          <table:table-cell table:style-name="Table99.B1" office:value-type="string">
            <text:p text:style-name="P21">创建一个指定类型的stack_t.</text:p>
          </table:table-cell>
        </table:table-row>
        <table:table-row table:style-name="Table99.1">
          <table:table-cell table:style-name="Table99.A1" office:value-type="string">
            <text:p text:style-name="P16">stack_init()</text:p>
          </table:table-cell>
          <table:table-cell table:style-name="Table99.B1" office:value-type="string">
            <text:p text:style-name="P21">初始化一个空的stack_t.</text:p>
          </table:table-cell>
        </table:table-row>
        <table:table-row table:style-name="Table99.1">
          <table:table-cell table:style-name="Table99.A1" office:value-type="string">
            <text:p text:style-name="P16">stack_init_copy()</text:p>
          </table:table-cell>
          <table:table-cell table:style-name="Table99.B1" office:value-type="string">
            <text:p text:style-name="P21">使用另一个stack_t初始化stack_t.</text:p>
          </table:table-cell>
        </table:table-row>
        <table:table-row table:style-name="Table99.1">
          <table:table-cell table:style-name="Table99.A1" office:value-type="string">
            <text:p text:style-name="P23"><text:span text:style-name="T11">stack</text:span><text:span text:style-name="T11">_destroy()</text:span></text:p>
          </table:table-cell>
          <table:table-cell table:style-name="Table99.B1" office:value-type="string">
            <text:p text:style-name="P21">销毁stack_t.</text:p>
          </table:table-cell>
        </table:table-row>
      </table:table>
      <text:p text:style-name="P12"/>
      <text:p text:style-name="P78">非质变操作:</text:p>
      <table:table table:name="Table100" table:style-name="Table100">
        <table:table-column table:style-name="Table100.A"/>
        <table:table-column table:style-name="Table100.B"/>
        <table:table-row table:style-name="Table100.1">
          <table:table-cell table:style-name="Table100.A1" office:value-type="string">
            <text:p text:style-name="P16">stack_size()</text:p>
          </table:table-cell>
          <table:table-cell table:style-name="Table100.B1" office:value-type="string">
            <text:p text:style-name="P21">获得stack_t中数据的数目.</text:p>
          </table:table-cell>
        </table:table-row>
        <table:table-row table:style-name="Table100.1">
          <table:table-cell table:style-name="Table100.A1" office:value-type="string">
            <text:p text:style-name="P16">stack_empty()</text:p>
          </table:table-cell>
          <table:table-cell table:style-name="Table100.B1" office:value-type="string">
            <text:p text:style-name="P21">判断stack_t是否为空.</text:p>
          </table:table-cell>
        </table:table-row>
        <table:table-row table:style-name="Table100.1">
          <table:table-cell table:style-name="Table100.A1" office:value-type="string">
            <text:p text:style-name="P23"><text:span text:style-name="T11">stack_equal</text:span><text:span text:style-name="T11">()</text:span></text:p>
          </table:table-cell>
          <table:table-cell table:style-name="Table100.B1" office:value-type="string">
            <text:p text:style-name="P21">判断两个stack_t是否相等.</text:p>
          </table:table-cell>
        </table:table-row>
        <table:table-row table:style-name="Table100.1">
          <table:table-cell table:style-name="Table100.A1" office:value-type="string">
            <text:p text:style-name="P23"><text:span text:style-name="T11">stack</text:span><text:span text:style-name="T11">_not_equal()</text:span></text:p>
          </table:table-cell>
          <table:table-cell table:style-name="Table100.B1" office:value-type="string">
            <text:p text:style-name="P21">判断两个stack_t是否不等.</text:p>
          </table:table-cell>
        </table:table-row>
        <table:table-row table:style-name="Table100.1">
          <table:table-cell table:style-name="Table100.A1" office:value-type="string">
            <text:p text:style-name="P23"><text:span text:style-name="T11">stack</text:span><text:span text:style-name="T11">_less()</text:span></text:p>
          </table:table-cell>
          <table:table-cell table:style-name="Table100.B1" office:value-type="string">
            <text:p text:style-name="P21">判断第一个stack_t是否小于第二个stack_t.</text:p>
          </table:table-cell>
        </table:table-row>
        <table:table-row table:style-name="Table100.1">
          <table:table-cell table:style-name="Table100.A1" office:value-type="string">
            <text:p text:style-name="P23"><text:span text:style-name="T11">stack</text:span><text:span text:style-name="T11">_less_equal()</text:span></text:p>
          </table:table-cell>
          <table:table-cell table:style-name="Table100.B1" office:value-type="string">
            <text:p text:style-name="P21">判断第一个stack_t是否小于等于第二个stack_t.</text:p>
          </table:table-cell>
        </table:table-row>
        <table:table-row table:style-name="Table100.1">
          <table:table-cell table:style-name="Table100.A1" office:value-type="string">
            <text:p text:style-name="P23"><text:span text:style-name="T11">stack</text:span><text:span text:style-name="T11">_great()</text:span></text:p>
          </table:table-cell>
          <table:table-cell table:style-name="Table100.B1" office:value-type="string">
            <text:p text:style-name="P21">判断第一个stack_t是否大于第二个stack_t.</text:p>
          </table:table-cell>
        </table:table-row>
        <table:table-row table:style-name="Table100.1">
          <table:table-cell table:style-name="Table100.A1" office:value-type="string">
            <text:p text:style-name="P23"><text:span text:style-name="T11">stack</text:span><text:span text:style-name="T11">_great_equal()</text:span></text:p>
          </table:table-cell>
          <table:table-cell table:style-name="Table100.B1" office:value-type="string">
            <text:p text:style-name="P21">判断第一个stack_t是否大于等于第二个stack_t.</text:p>
          </table:table-cell>
        </table:table-row>
      </table:table>
      <text:p text:style-name="P8"/>
      <text:p text:style-name="P78">赋值:</text:p>
      <table:table table:name="Table101" table:style-name="Table101">
        <table:table-column table:style-name="Table101.A"/>
        <table:table-column table:style-name="Table101.B"/>
        <table:table-row table:style-name="Table101.1">
          <table:table-cell table:style-name="Table101.A1" office:value-type="string">
            <text:p text:style-name="P16">stack_assign()</text:p>
          </table:table-cell>
          <table:table-cell table:style-name="Table101.B1" office:value-type="string">
            <text:p text:style-name="P21">使用另一个stack_t为当前stack_t赋值.</text:p>
          </table:table-cell>
        </table:table-row>
      </table:table>
      <text:p text:style-name="P8"/>
      <text:p text:style-name="P78">数据操作:</text:p>
      <table:table table:name="Table102" table:style-name="Table102">
        <table:table-column table:style-name="Table102.A"/>
        <table:table-column table:style-name="Table102.B"/>
        <table:table-row table:style-name="Table102.1">
          <table:table-cell table:style-name="Table102.A1" office:value-type="string">
            <text:p text:style-name="P16">stack_push()</text:p>
          </table:table-cell>
          <table:table-cell table:style-name="Table102.B1" office:value-type="string">
            <text:p text:style-name="P23"><text:span text:style-name="T6">将数据压栈</text:span><text:span text:style-name="T12">.</text:span></text:p>
          </table:table-cell>
        </table:table-row>
        <table:table-row table:style-name="Table102.1">
          <table:table-cell table:style-name="Table102.A1" office:value-type="string">
            <text:p text:style-name="P16">stack_top()</text:p>
          </table:table-cell>
          <table:table-cell table:style-name="Table102.B1" office:value-type="string">
            <text:p text:style-name="P23"><text:span text:style-name="T6">获得栈顶数据</text:span><text:span text:style-name="T12">.</text:span></text:p>
          </table:table-cell>
        </table:table-row>
        <table:table-row table:style-name="Table102.1">
          <table:table-cell table:style-name="Table102.A1" office:value-type="string">
            <text:p text:style-name="P16">stack_pop()</text:p>
          </table:table-cell>
          <table:table-cell table:style-name="Table102.B1" office:value-type="string">
            <text:p text:style-name="P23"><text:span text:style-name="T6">数据出栈</text:span><text:span text:style-name="T12">.</text:span></text:p>
          </table:table-cell>
        </table:table-row>
      </table:table>
      <text:p text:style-name="P8"><text:tab/>stack_t不支持迭代器,所以没有迭代器相关的操作函数.</text:p>
      <text:list xml:id="list1786445442" text:continue-numbering="true" text:style-name="WW8Num13">
        <text:list-item>
          <text:list>
            <text:list-item>
              <text:list>
                <text:list-item>
                  <text:h text:style-name="P294" text:outline-level="3">stack_t的使用实例</text:h>
                </text:list-item>
              </text:list>
            </text:list-item>
          </text:list>
        </text:list-item>
      </text:list>
      <text:p text:style-name="P15">#include &lt;stdio.h&gt;</text:p>
      <text:p text:style-name="P15">#include &lt;cstl/cstack.h&gt;</text:p>
      <text:p text:style-name="P15"/>
      <text:p text:style-name="P15">int main(int argc, char* argv[])</text:p>
      <text:p text:style-name="P15">{</text:p>
      <text:p text:style-name="P15"><text:s text:c="4"/>stack_t t_st = create_stack(int);</text:p>
      <text:p text:style-name="P15"/>
      <text:p text:style-name="P15"><text:s text:c="4"/>stack_init(&amp;t_st);</text:p>
      <text:p text:style-name="P15"><text:s text:c="4"/>stack_push(&amp;t_st, 1);</text:p>
      <text:p text:style-name="P15"><text:s text:c="4"/>stack_push(&amp;t_st, 2);</text:p>
      <text:p text:style-name="P15"><text:s text:c="4"/>stack_push(&amp;t_st, 3);</text:p>
      <text:p text:style-name="P15"/>
      <text:p text:style-name="P15"><text:soft-page-break/><text:s text:c="4"/>printf("%d ", *(int*)stack_top(&amp;t_st));</text:p>
      <text:p text:style-name="P15"><text:s text:c="4"/>stack_pop(&amp;t_st);</text:p>
      <text:p text:style-name="P15"><text:s text:c="4"/>printf("%d ", *(int*)stack_top(&amp;t_st));</text:p>
      <text:p text:style-name="P15"><text:s text:c="4"/>stack_pop(&amp;t_st);</text:p>
      <text:p text:style-name="P15"/>
      <text:p text:style-name="P15"><text:s text:c="4"/>*(int*)stack_top(&amp;t_st) = 77;</text:p>
      <text:p text:style-name="P15"><text:s text:c="4"/>stack_push(&amp;t_st, 4);</text:p>
      <text:p text:style-name="P15"/>
      <text:p text:style-name="P15"><text:s text:c="4"/>while(!stack_empty(&amp;t_st))</text:p>
      <text:p text:style-name="P15"><text:s text:c="4"/>{</text:p>
      <text:p text:style-name="P15"><text:s text:c="8"/>printf("%d ", *(int*)stack_top(&amp;t_st));</text:p>
      <text:p text:style-name="P15"><text:s text:c="8"/>stack_pop(&amp;t_st);</text:p>
      <text:p text:style-name="P15"><text:s text:c="4"/>}</text:p>
      <text:p text:style-name="P15"><text:s text:c="4"/>printf("\n");</text:p>
      <text:p text:style-name="P15"/>
      <text:p text:style-name="P15"><text:s text:c="4"/>stack_destroy(&amp;t_st);</text:p>
      <text:p text:style-name="P15"><text:s text:c="4"/>return 0;</text:p>
      <text:p text:style-name="P15">}</text:p>
      <text:p text:style-name="P8">结果:</text:p>
      <text:p text:style-name="P15">3 2 4 77</text:p>
      <text:list xml:id="list1075327473" text:continue-numbering="true" text:style-name="WW8Num13">
        <text:list-item>
          <text:list>
            <text:list-item>
              <text:h text:style-name="P282" text:outline-level="2">queue_t</text:h>
            </text:list-item>
          </text:list>
        </text:list-item>
      </text:list>
      <text:p text:style-name="P86"><text:span text:style-name="T6">queue_t是队列类型,实现先进先出(FIFO)规则.要使用queue_t必须包含头文件</text:span><text:span text:style-name="T11">&lt;cstl/cqueue.h&gt;</text:span></text:p>
      <text:p text:style-name="P15">#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1"><text:soft-page-break/><draw:g text:anchor-type="as-char" svg:y="0cm" draw:z-index="5" draw:style-name="gr1"><draw:rect draw:style-name="gr4" draw:text-style-name="P297" svg:width="17.781cm" svg:height="8.531cm" svg:x="0.002cm" svg:y="0cm"><text:p/></draw:rect><draw:frame draw:style-name="gr5" draw:text-style-name="P298" svg:width="10.798cm" svg:height="4.679cm" svg:x="3.81cm" svg:y="3.577cm"><draw:text-box><text:p text:style-name="P298"><text:span text:style-name="T82"><text:s text:c="12"/></text:span><text:span text:style-name="T78"><text:s/></text:span><text:span text:style-name="T78">deque_back() <text:s/>deque_front()</text:span></text:p><text:p text:style-name="P298"><text:span text:style-name="T78"/></text:p><text:p text:style-name="P298"><text:span text:style-name="T78"/></text:p><text:p text:style-name="P298"><text:span text:style-name="T78">deque_push_back() <text:s text:c="13"/>deque_pop_front()</text:span></text:p></draw:text-box></draw:frame><draw:custom-shape draw:style-name="gr13" draw:text-style-name="P299"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99"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3" draw:text-style-name="P299"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298" svg:width="3.807cm" svg:height="0.773cm" svg:x="5.082cm" svg:y="0.55cm"><draw:text-box><text:p text:style-name="P298"><text:span text:style-name="T80">queue_back()</text:span></text:p></draw:text-box></draw:frame><draw:frame draw:style-name="gr7" draw:text-style-name="P298" svg:width="3.492cm" svg:height="0.772cm" svg:x="14.288cm" svg:y="2.475cm"><draw:text-box><text:p text:style-name="P298"><text:span text:style-name="T80">queue_pop()</text:span></text:p></draw:text-box></draw:frame><draw:frame draw:style-name="gr7" draw:text-style-name="P298" svg:width="3.805cm" svg:height="0.773cm" svg:x="0cm" svg:y="2.752cm"><draw:text-box><text:p text:style-name="P298"><text:span text:style-name="T80">queue_push()</text:span></text:p></draw:text-box></draw:frame><draw:custom-shape draw:style-name="gr13" draw:text-style-name="P299"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298" svg:width="4.127cm" svg:height="0.773cm" svg:x="8.89cm" svg:y="0.55cm"><draw:text-box><text:p text:style-name="P298"><text:span text:style-name="T80">queue_front()</text:span></text:p></draw:text-box></draw:frame><draw:frame draw:style-name="gr14" draw:text-style-name="P300" svg:width="8.572cm" svg:height="0.825cm" svg:x="5.08cm" svg:y="7.153cm"><draw:text-box><text:p text:style-name="P300"><text:span text:style-name="T76">cstl </text:span><text:span text:style-name="T76">容器</text:span><text:span text:style-name="T76">(</text:span><text:span text:style-name="T76">通常是</text:span><text:span text:style-name="T76">deque_t)</text:span></text:p></draw:text-box></draw:frame><draw:custom-shape draw:style-name="gr13" draw:text-style-name="P299"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3" draw:text-style-name="P299"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99"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3" draw:text-style-name="P299"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00" svg:width="3.807cm" svg:height="1.325cm" svg:x="6.987cm" svg:y="2.2cm"><draw:text-box><text:p text:style-name="P300"><text:span text:style-name="T81">queue_t</text:span></text:p></draw:text-box></draw:frame></draw:g></text:p>
      <text:p text:style-name="P8">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1679622372" text:continue-numbering="true" text:style-name="WW8Num13">
        <text:list-item>
          <text:list>
            <text:list-item>
              <text:list>
                <text:list-item>
                  <text:h text:style-name="P294" text:outline-level="3">queue_t的操作</text:h>
                </text:list-item>
              </text:list>
            </text:list-item>
          </text:list>
        </text:list-item>
      </text:list>
      <text:p text:style-name="P78">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6">create_queue()</text:p>
          </table:table-cell>
          <table:table-cell table:style-name="Table103.B1" office:value-type="string">
            <text:p text:style-name="P21">创建一个指定类型的queue_t.</text:p>
          </table:table-cell>
        </table:table-row>
        <table:table-row table:style-name="Table103.1">
          <table:table-cell table:style-name="Table103.A1" office:value-type="string">
            <text:p text:style-name="P16">queue_init()</text:p>
          </table:table-cell>
          <table:table-cell table:style-name="Table103.B1" office:value-type="string">
            <text:p text:style-name="P21">初始化一个空的queue_t.</text:p>
          </table:table-cell>
        </table:table-row>
        <table:table-row table:style-name="Table103.1">
          <table:table-cell table:style-name="Table103.A1" office:value-type="string">
            <text:p text:style-name="P16">queue_init_copy()</text:p>
          </table:table-cell>
          <table:table-cell table:style-name="Table103.B1" office:value-type="string">
            <text:p text:style-name="P21">使用另一个queue_t初始化queue_t.</text:p>
          </table:table-cell>
        </table:table-row>
        <table:table-row table:style-name="Table103.1">
          <table:table-cell table:style-name="Table103.A1" office:value-type="string">
            <text:p text:style-name="P16">queue_destroy()</text:p>
          </table:table-cell>
          <table:table-cell table:style-name="Table103.B1" office:value-type="string">
            <text:p text:style-name="P21">销毁queue_t.</text:p>
          </table:table-cell>
        </table:table-row>
      </table:table>
      <text:p text:style-name="P8"/>
      <text:p text:style-name="P78">非质变操作:</text:p>
      <table:table table:name="Table104" table:style-name="Table104">
        <table:table-column table:style-name="Table104.A"/>
        <table:table-column table:style-name="Table104.B"/>
        <table:table-row table:style-name="Table104.1">
          <table:table-cell table:style-name="Table104.A1" office:value-type="string">
            <text:p text:style-name="P16">queue_size()</text:p>
          </table:table-cell>
          <table:table-cell table:style-name="Table104.B1" office:value-type="string">
            <text:p text:style-name="P21">获得queue_t中数据的数目.</text:p>
          </table:table-cell>
        </table:table-row>
        <table:table-row table:style-name="Table104.1">
          <table:table-cell table:style-name="Table104.A1" office:value-type="string">
            <text:p text:style-name="P16">queue_empty()</text:p>
          </table:table-cell>
          <table:table-cell table:style-name="Table104.B1" office:value-type="string">
            <text:p text:style-name="P21">判断queue_t是否为空.</text:p>
          </table:table-cell>
        </table:table-row>
        <table:table-row table:style-name="Table104.1">
          <table:table-cell table:style-name="Table104.A1" office:value-type="string">
            <text:p text:style-name="P23"><text:span text:style-name="T11">queue_equal</text:span><text:span text:style-name="T11">()</text:span></text:p>
          </table:table-cell>
          <table:table-cell table:style-name="Table104.B1" office:value-type="string">
            <text:p text:style-name="P21">判断两个queue_t是否相等.</text:p>
          </table:table-cell>
        </table:table-row>
        <table:table-row table:style-name="Table104.1">
          <table:table-cell table:style-name="Table104.A1" office:value-type="string">
            <text:p text:style-name="P23"><text:span text:style-name="T11">queue_not_equal</text:span><text:span text:style-name="T11">()</text:span></text:p>
          </table:table-cell>
          <table:table-cell table:style-name="Table104.B1" office:value-type="string">
            <text:p text:style-name="P21">判断两个queue_t是否不等.</text:p>
          </table:table-cell>
        </table:table-row>
        <table:table-row table:style-name="Table104.1">
          <table:table-cell table:style-name="Table104.A1" office:value-type="string">
            <text:p text:style-name="P23"><text:span text:style-name="T11">queue_less</text:span><text:span text:style-name="T11">()</text:span></text:p>
          </table:table-cell>
          <table:table-cell table:style-name="Table104.B1" office:value-type="string">
            <text:p text:style-name="P21">判断第一个queue_t是否小于第二个queue_t.</text:p>
          </table:table-cell>
        </table:table-row>
        <table:table-row table:style-name="Table104.1">
          <table:table-cell table:style-name="Table104.A1" office:value-type="string">
            <text:p text:style-name="P23"><text:span text:style-name="T11">queue_less_equal</text:span><text:span text:style-name="T11">()</text:span></text:p>
          </table:table-cell>
          <table:table-cell table:style-name="Table104.B1" office:value-type="string">
            <text:p text:style-name="P21">判断第一个queue_t是否小于等于第二个queue_t.</text:p>
          </table:table-cell>
        </table:table-row>
        <table:table-row table:style-name="Table104.1">
          <table:table-cell table:style-name="Table104.A1" office:value-type="string">
            <text:p text:style-name="P23"><text:span text:style-name="T11">queue_great</text:span><text:span text:style-name="T11">()</text:span></text:p>
          </table:table-cell>
          <table:table-cell table:style-name="Table104.B1" office:value-type="string">
            <text:p text:style-name="P21">判断第一个queue_t是否大于第二个queue_t.</text:p>
          </table:table-cell>
        </table:table-row>
        <table:table-row table:style-name="Table104.1">
          <table:table-cell table:style-name="Table104.A1" office:value-type="string">
            <text:p text:style-name="P23"><text:span text:style-name="T11">queue_great_equal</text:span><text:span text:style-name="T11">()</text:span></text:p>
          </table:table-cell>
          <table:table-cell table:style-name="Table104.B1" office:value-type="string">
            <text:p text:style-name="P21">判断第一个queue_t是否大于等于第二个queue_t.</text:p>
          </table:table-cell>
        </table:table-row>
      </table:table>
      <text:p text:style-name="P8"/>
      <text:p text:style-name="P78">赋值:</text:p>
      <table:table table:name="Table105" table:style-name="Table105">
        <table:table-column table:style-name="Table105.A"/>
        <table:table-column table:style-name="Table105.B"/>
        <table:table-row table:style-name="Table105.1">
          <table:table-cell table:style-name="Table105.A1" office:value-type="string">
            <text:p text:style-name="P16">queue_assign()</text:p>
          </table:table-cell>
          <table:table-cell table:style-name="Table105.B1" office:value-type="string">
            <text:p text:style-name="P21">使用另一个queue_t为当前queue_t赋值.</text:p>
          </table:table-cell>
        </table:table-row>
      </table:table>
      <text:p text:style-name="P8"><text:soft-page-break/></text:p>
      <text:p text:style-name="P78">数据操作:</text:p>
      <table:table table:name="Table106" table:style-name="Table106">
        <table:table-column table:style-name="Table106.A"/>
        <table:table-column table:style-name="Table106.B"/>
        <table:table-row table:style-name="Table106.1">
          <table:table-cell table:style-name="Table106.A1" office:value-type="string">
            <text:p text:style-name="P16">queue_push()</text:p>
          </table:table-cell>
          <table:table-cell table:style-name="Table106.B1" office:value-type="string">
            <text:p text:style-name="P23"><text:span text:style-name="T6">向队列中插入数据</text:span><text:span text:style-name="T12">.</text:span></text:p>
          </table:table-cell>
        </table:table-row>
        <table:table-row table:style-name="Table106.1">
          <table:table-cell table:style-name="Table106.A1" office:value-type="string">
            <text:p text:style-name="P23"><text:span text:style-name="T11">queue_front</text:span><text:span text:style-name="T11">()</text:span></text:p>
          </table:table-cell>
          <table:table-cell table:style-name="Table106.B1" office:value-type="string">
            <text:p text:style-name="P23"><text:span text:style-name="T6">获得队列开头数据</text:span><text:span text:style-name="T12">.</text:span></text:p>
          </table:table-cell>
        </table:table-row>
        <table:table-row table:style-name="Table106.1">
          <table:table-cell table:style-name="Table106.A1" office:value-type="string">
            <text:p text:style-name="P16">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23"><text:span text:style-name="T11">queue</text:span><text:span text:style-name="T11">_pop()</text:span></text:p>
          </table:table-cell>
          <table:table-cell table:style-name="Table106.B1" office:value-type="string">
            <text:p text:style-name="P23"><text:span text:style-name="T6">从队列中弹出数据</text:span><text:span text:style-name="T12">.</text:span></text:p>
          </table:table-cell>
        </table:table-row>
      </table:table>
      <text:p text:style-name="P77">queue_t不支持迭代器,所以没有迭代器相关的操作函数.</text:p>
      <text:list xml:id="list542392223" text:continue-numbering="true" text:style-name="WW8Num13">
        <text:list-item>
          <text:list>
            <text:list-item>
              <text:list>
                <text:list-item>
                  <text:h text:style-name="P294" text:outline-level="3">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queue_t t_q = create_queue(int);</text:p>
      <text:p text:style-name="P15"/>
      <text:p text:style-name="P15"><text:s text:c="4"/>queue_init(&amp;t_q);</text:p>
      <text:p text:style-name="P15"><text:s text:c="4"/>printf("queue - size:%u, empty:%d\n", queue_size(&amp;t_q), queue_empty(&amp;t_q));</text:p>
      <text:p text:style-name="P15"/>
      <text:p text:style-name="P15"><text:s text:c="4"/>queue_push(&amp;t_q, 100);</text:p>
      <text:p text:style-name="P15"><text:s text:c="4"/>queue_push(&amp;t_q, 200);</text:p>
      <text:p text:style-name="P15"><text:s text:c="4"/>queue_push(&amp;t_q, 300);</text:p>
      <text:p text:style-name="P15"><text:s text:c="4"/>printf("queue - size:%u, empty:%d\n", queue_size(&amp;t_q), queue_empty(&amp;t_q));</text:p>
      <text:p text:style-name="P79">printf("front:%d, back:%d\n", </text:p>
      <text:p text:style-name="P90">*(int*)queue_front(&amp;t_q), *(int*)queue_back(&amp;t_q));</text:p>
      <text:p text:style-name="P15"><text:s text:c="4"/>*(int*)queue_front(&amp;t_q) = 5000;</text:p>
      <text:p text:style-name="P15"><text:s text:c="4"/>*(int*)queue_back(&amp;t_q) = -10000;</text:p>
      <text:p text:style-name="P15"><text:s text:c="4"/>printf("queue - size:%u, empty:%d\n", queue_size(&amp;t_q), queue_empty(&amp;t_q));</text:p>
      <text:p text:style-name="P79">printf("front:%d, back:%d\n", </text:p>
      <text:p text:style-name="P90">*(int*)queue_front(&amp;t_q), *(int*)queue_back(&amp;t_q));</text:p>
      <text:p text:style-name="P15"/>
      <text:p text:style-name="P15"><text:s text:c="4"/>while(!queue_empty(&amp;t_q))</text:p>
      <text:p text:style-name="P15"><text:s text:c="4"/>{</text:p>
      <text:p text:style-name="P15"><text:s text:c="8"/>printf("%d ", *(int*)queue_front(&amp;t_q));</text:p>
      <text:p text:style-name="P15"><text:s text:c="8"/>queue_pop(&amp;t_q);</text:p>
      <text:p text:style-name="P15"><text:s text:c="4"/>}</text:p>
      <text:p text:style-name="P15"><text:s text:c="4"/>printf("\n");</text:p>
      <text:p text:style-name="P15"/>
      <text:p text:style-name="P15"><text:s text:c="4"/>queue_destroy(&amp;t_q);</text:p>
      <text:p text:style-name="P15"><text:s text:c="4"/>return 0;</text:p>
      <text:p text:style-name="P15">}</text:p>
      <text:p text:style-name="P8"><text:soft-page-break/>结果:</text:p>
      <text:p text:style-name="P15">queue - size:0, empty:1</text:p>
      <text:p text:style-name="P15">queue - size:3, empty:0</text:p>
      <text:p text:style-name="P15">front:100, back:300</text:p>
      <text:p text:style-name="P15">queue - size:3, empty:0</text:p>
      <text:p text:style-name="P15">front:5000, back:-10000</text:p>
      <text:p text:style-name="P15">5000 200 -10000</text:p>
      <text:list xml:id="list476684471" text:continue-numbering="true" text:style-name="WW8Num13">
        <text:list-item>
          <text:list>
            <text:list-item>
              <text:h text:style-name="P282" text:outline-level="2">priority_queue_t</text:h>
            </text:list-item>
          </text:list>
        </text:list-item>
      </text:list>
      <text:p text:style-name="P89">priority_queue_t是优先队列类型.要使用priority_queue_t必须包含头文件</text:p>
      <text:p text:style-name="P15">#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77">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53324405" text:continue-numbering="true" text:style-name="WW8Num13">
        <text:list-item>
          <text:list>
            <text:list-item>
              <text:list>
                <text:list-item>
                  <text:h text:style-name="P294" text:outline-level="3">priority_queue_t的操作</text:h>
                </text:list-item>
              </text:list>
            </text:list-item>
          </text:list>
        </text:list-item>
      </text:list>
      <text:p text:style-name="P78">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6">create_priority_queue()</text:p>
          </table:table-cell>
          <table:table-cell table:style-name="Table107.B1" office:value-type="string">
            <text:p text:style-name="P21">创建一个指定类型的priority_queue_t.</text:p>
          </table:table-cell>
        </table:table-row>
        <table:table-row table:style-name="Table107.1">
          <table:table-cell table:style-name="Table107.A1" office:value-type="string">
            <text:p text:style-name="P23"><text:span text:style-name="T11">priority_</text:span><text:span text:style-name="T11">queue_init()</text:span></text:p>
          </table:table-cell>
          <table:table-cell table:style-name="Table107.B1" office:value-type="string">
            <text:p text:style-name="P21">初始化一个空的priority_queue_t.</text:p>
          </table:table-cell>
        </table:table-row>
        <table:table-row table:style-name="Table107.1">
          <table:table-cell table:style-name="Table107.A1" office:value-type="string">
            <text:p text:style-name="P16">priority_queue_init_op()</text:p>
          </table:table-cell>
          <table:table-cell table:style-name="Table107.B1" office:value-type="string">
            <text:p text:style-name="P21">使用指定的优先级规则初始化一个空的</text:p>
            <text:p text:style-name="P20">priority_queue_t.</text:p>
          </table:table-cell>
        </table:table-row>
        <table:table-row table:style-name="Table107.1">
          <table:table-cell table:style-name="Table107.A1" office:value-type="string">
            <text:p text:style-name="P23"><text:span text:style-name="T11">priority_</text:span><text:span text:style-name="T11">queue_init_copy()</text:span></text:p>
          </table:table-cell>
          <table:table-cell table:style-name="Table107.B1" office:value-type="string">
            <text:p text:style-name="P21">使用另一个priority_queue_t初始化</text:p>
            <text:p text:style-name="P20">priority_queue_t.</text:p>
          </table:table-cell>
        </table:table-row>
        <table:table-row table:style-name="Table107.1">
          <table:table-cell table:style-name="Table107.A1" office:value-type="string">
            <text:p text:style-name="P16">priority_queue_init_copy_range()</text:p>
          </table:table-cell>
          <table:table-cell table:style-name="Table107.B1" office:value-type="string">
            <text:p text:style-name="P21">使用一个数据区间初始化priority_queue_t.</text:p>
          </table:table-cell>
        </table:table-row>
        <table:table-row table:style-name="Table107.1">
          <table:table-cell table:style-name="Table107.A1" office:value-type="string">
            <text:p text:style-name="P16">priority_queue_init_copy_range_op()</text:p>
          </table:table-cell>
          <table:table-cell table:style-name="Table107.B1" office:value-type="string">
            <text:p text:style-name="P21">使用一个数据区间和指定的优先级规则初始化</text:p>
            <text:p text:style-name="P20">priority_queue_t.</text:p>
          </table:table-cell>
        </table:table-row>
        <table:table-row table:style-name="Table107.1">
          <table:table-cell table:style-name="Table107.A1" office:value-type="string">
            <text:p text:style-name="P23"><text:span text:style-name="T11">priority_</text:span><text:span text:style-name="T11">queue_destroy()</text:span></text:p>
          </table:table-cell>
          <table:table-cell table:style-name="Table107.B1" office:value-type="string">
            <text:p text:style-name="P21">销毁priority_queue_t.</text:p>
          </table:table-cell>
        </table:table-row>
      </table:table>
      <text:p text:style-name="P8"/>
      <text:p text:style-name="P78">非质变操作:</text:p>
      <table:table table:name="Table108" table:style-name="Table108">
        <table:table-column table:style-name="Table108.A"/>
        <table:table-column table:style-name="Table108.B"/>
        <table:table-row table:style-name="Table108.1">
          <table:table-cell table:style-name="Table108.A1" office:value-type="string">
            <text:p text:style-name="P16">priority_queue_size()</text:p>
          </table:table-cell>
          <table:table-cell table:style-name="Table108.B1" office:value-type="string">
            <text:p text:style-name="P21">获得priority_queue_t中数据的数目.</text:p>
          </table:table-cell>
        </table:table-row>
        <table:table-row table:style-name="Table108.1">
          <table:table-cell table:style-name="Table108.A1" office:value-type="string">
            <text:p text:style-name="P16">priority_queue_empty()</text:p>
          </table:table-cell>
          <table:table-cell table:style-name="Table108.B1" office:value-type="string">
            <text:p text:style-name="P21">判断priority_queue_t是否为空.</text:p>
          </table:table-cell>
        </table:table-row>
      </table:table>
      <text:p text:style-name="P8"/>
      <text:p text:style-name="P78">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6">priority_queue_assign()</text:p>
          </table:table-cell>
          <table:table-cell table:style-name="Table109.B1" office:value-type="string">
            <text:p text:style-name="P21">使用另一个priority_queue_t为当前</text:p>
            <text:p text:style-name="P20">priority_queue_t赋值.</text:p>
          </table:table-cell>
        </table:table-row>
      </table:table>
      <text:p text:style-name="P8"/>
      <text:p text:style-name="P78">数据操作:</text:p>
      <table:table table:name="Table110" table:style-name="Table110">
        <table:table-column table:style-name="Table110.A"/>
        <table:table-column table:style-name="Table110.B"/>
        <table:table-row table:style-name="Table110.1">
          <table:table-cell table:style-name="Table110.A1" office:value-type="string">
            <text:p text:style-name="P16">priority_queue_push()</text:p>
          </table:table-cell>
          <table:table-cell table:style-name="Table110.B1" office:value-type="string">
            <text:p text:style-name="P23"><text:span text:style-name="T6">将数据插入优先队列</text:span><text:span text:style-name="T12">.</text:span></text:p>
          </table:table-cell>
        </table:table-row>
        <table:table-row table:style-name="Table110.1">
          <table:table-cell table:style-name="Table110.A1" office:value-type="string">
            <text:p text:style-name="P16">priority_queue_top()</text:p>
          </table:table-cell>
          <table:table-cell table:style-name="Table110.B1" office:value-type="string">
            <text:p text:style-name="P23"><text:span text:style-name="T6">获得优先级最高的数据</text:span><text:span text:style-name="T12">.</text:span></text:p>
          </table:table-cell>
        </table:table-row>
        <table:table-row table:style-name="Table110.1">
          <table:table-cell table:style-name="Table110.A1" office:value-type="string">
            <text:p text:style-name="P16">priority_queue_pop()</text:p>
          </table:table-cell>
          <table:table-cell table:style-name="Table110.B1" office:value-type="string">
            <text:p text:style-name="P23"><text:span text:style-name="T6">弹出优先级最高的数据</text:span><text:span text:style-name="T12">.</text:span></text:p>
          </table:table-cell>
        </table:table-row>
      </table:table>
      <text:p text:style-name="P77">priority_queue_t不支持迭代器,所以没有迭代器相关的操作函数.</text:p>
      <text:list xml:id="list334573147" text:continue-numbering="true" text:style-name="WW8Num13">
        <text:list-item>
          <text:list>
            <text:list-item>
              <text:list>
                <text:list-item>
                  <text:h text:style-name="P294" text:outline-level="3">priority_queue_t的使用实例</text:h>
                </text:list-item>
              </text:list>
            </text:list-item>
          </text:list>
        </text:list-item>
      </text:list>
      <text:p text:style-name="P15">#include &lt;stdio.h&gt;</text:p>
      <text:p text:style-name="P15">#include &lt;cstl/cqueue.h&gt;</text:p>
      <text:p text:style-name="P15"/>
      <text:p text:style-name="P15">int main(int argc, char* argv[])</text:p>
      <text:p text:style-name="P15">{</text:p>
      <text:p text:style-name="P15"><text:s text:c="4"/>priority_queue_t t_pq = create_priority_queue(double);</text:p>
      <text:p text:style-name="P15"/>
      <text:p text:style-name="P15"><text:s text:c="4"/>priority_queue_init(&amp;t_pq);</text:p>
      <text:p text:style-name="P15"><text:s text:c="4"/>priority_queue_push(&amp;t_pq, 66.6);</text:p>
      <text:p text:style-name="P15"><text:s text:c="4"/>priority_queue_push(&amp;t_pq, 22.2);</text:p>
      <text:p text:style-name="P15"><text:s text:c="4"/>priority_queue_push(&amp;t_pq, 44.4);</text:p>
      <text:p text:style-name="P15"/>
      <text:p text:style-name="P15"><text:s text:c="4"/>printf("%f ", *(double*)priority_queue_top(&amp;t_pq));</text:p>
      <text:p text:style-name="P15"><text:s text:c="4"/>priority_queue_pop(&amp;t_pq);</text:p>
      <text:p text:style-name="P15"><text:s text:c="4"/>printf("%f ", *(double*)priority_queue_top(&amp;t_pq));</text:p>
      <text:p text:style-name="P15"><text:s text:c="4"/>priority_queue_pop(&amp;t_pq);</text:p>
      <text:p text:style-name="P15"><text:s text:c="4"/>printf("\n");</text:p>
      <text:p text:style-name="P15"/>
      <text:p text:style-name="P15"><text:s text:c="4"/>priority_queue_push(&amp;t_pq, 11.1);</text:p>
      <text:p text:style-name="P15"><text:s text:c="4"/>priority_queue_push(&amp;t_pq, 55.5);</text:p>
      <text:p text:style-name="P15"><text:s text:c="4"/>priority_queue_push(&amp;t_pq, 33.3);</text:p>
      <text:p text:style-name="P15"><text:s text:c="4"/>priority_queue_pop(&amp;t_pq);</text:p>
      <text:p text:style-name="P15"/>
      <text:p text:style-name="P15"><text:s text:c="4"/>while(!priority_queue_empty(&amp;t_pq))</text:p>
      <text:p text:style-name="P15"><text:s text:c="4"/>{</text:p>
      <text:p text:style-name="P15"><text:s text:c="8"/>printf("%f ", *(double*)priority_queue_top(&amp;t_pq));</text:p>
      <text:p text:style-name="P15"><text:s text:c="8"/>priority_queue_pop(&amp;t_pq);</text:p>
      <text:p text:style-name="P15"><text:s text:c="4"/>}</text:p>
      <text:p text:style-name="P15"><text:s text:c="4"/>printf("\n");</text:p>
      <text:p text:style-name="P15"/>
      <text:p text:style-name="P15"><text:s text:c="4"/>priority_queue_destroy(&amp;t_pq);</text:p>
      <text:p text:style-name="P15"><text:soft-page-break/><text:s text:c="4"/>return 0;</text:p>
      <text:p text:style-name="P15">}</text:p>
      <text:p text:style-name="P8">结果:</text:p>
      <text:p text:style-name="P15">66.600000 44.400000 </text:p>
      <text:p text:style-name="P15">33.300000 22.200000 11.100000</text:p>
      <text:list xml:id="list1495443497" text:continue-numbering="true" text:style-name="WW8Num13">
        <text:list-item>
          <text:h text:style-name="P267" text:outline-level="1">libcstl字符串</text:h>
        </text:list-item>
      </text:list>
      <text:p text:style-name="P77">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599195905" text:continue-numbering="true" text:style-name="WW8Num13">
        <text:list-item>
          <text:list>
            <text:list-item>
              <text:h text:style-name="P282" text:outline-level="2">两个string_t的使用实例</text:h>
              <text:list>
                <text:list-item>
                  <text:h text:style-name="P294" text:outline-level="3">第一个例子:提取文件名模版</text:h>
                </text:list-item>
              </text:list>
            </text:list-item>
          </text:list>
        </text:list-item>
      </text:list>
      <text:p text:style-name="P89">这个例子使用命令行参数获得文件名模版,例如输入:</text:p>
      <text:p text:style-name="P15">./test prog.dat mydir hello. oops.tmp end.dat</text:p>
      <text:p text:style-name="P8">输出结果如下:</text:p>
      <text:p text:style-name="P15">prog.dat =&gt; prog.tmp</text:p>
      <text:p text:style-name="P15">mydir =&gt; mydir.tmp</text:p>
      <text:p text:style-name="P15">hello. =&gt; hello.tmp</text:p>
      <text:p text:style-name="P15">oops.tmp =&gt; oops.xxx</text:p>
      <text:p text:style-name="P15">end.dat =&gt; end.tmp</text:p>
      <text:p text:style-name="P8">通常文件的后缀替换为.tmp,如果是模版文件”后缀为.tmp”替换为.xxx</text:p>
      <text:p text:style-name="P8">程序如下:</text:p>
      <text:p text:style-name="P15">#include &lt;stdio.h&gt;</text:p>
      <text:p text:style-name="P15">#include &lt;cstl/cstring.h&gt;</text:p>
      <text:p text:style-name="P15"/>
      <text:p text:style-name="P15">int main(int argc, char* argv[])</text:p>
      <text:p text:style-name="P15">{</text:p>
      <text:p text:style-name="P15"><text:tab/> <text:s/>string_t t_basename, t_filename, t_extname, t_tmpname, t_sffuix;</text:p>
      <text:p text:style-name="P15"><text:tab/> <text:s/>int i = 0;</text:p>
      <text:p text:style-name="P15"><text:tab/> <text:s/>size_t t_pos = 0;</text:p>
      <text:p text:style-name="P15"><text:tab/></text:p>
      <text:p text:style-name="P15"><text:tab/> <text:s/>string_init_cstr(&amp;t_sffuix, "tmp");</text:p>
      <text:p text:style-name="P15"><text:tab/> <text:s/>string_init(&amp;t_basename);</text:p>
      <text:p text:style-name="P15"><text:soft-page-break/><text:tab/> <text:s/>string_init(&amp;t_filename);</text:p>
      <text:p text:style-name="P15"><text:tab/> <text:s/>string_init(&amp;t_extname);</text:p>
      <text:p text:style-name="P15"><text:tab/> <text:s/>string_init(&amp;t_tmpname);</text:p>
      <text:p text:style-name="P15"><text:tab/></text:p>
      <text:p text:style-name="P15"><text:tab/> <text:s/>for(i = 1; i &lt; argc; ++i)</text:p>
      <text:p text:style-name="P15"><text:tab/> <text:s/>{</text:p>
      <text:p text:style-name="P15"><text:tab/> <text:s text:c="5"/>string_assign_cstr(&amp;t_filename, argv[i]);</text:p>
      <text:p text:style-name="P15"><text:tab/></text:p>
      <text:p text:style-name="P15"><text:tab/> <text:s text:c="5"/>t_pos = string_find_char(&amp;t_filename, '.', 0);</text:p>
      <text:p text:style-name="P15"><text:tab/> <text:s text:c="5"/>if(t_pos == NPOS)</text:p>
      <text:p text:style-name="P15"><text:tab/> <text:s text:c="5"/>{</text:p>
      <text:p text:style-name="P15"><text:tab/> <text:s text:c="9"/>string_assign(&amp;t_tmpname, &amp;t_filename);</text:p>
      <text:p text:style-name="P15"><text:tab/> <text:s text:c="9"/>string_connect_char(&amp;t_tmpname, '.');</text:p>
      <text:p text:style-name="P15"><text:tab/> <text:s text:c="9"/>string_connect(&amp;t_tmpname, &amp;t_sffuix);</text:p>
      <text:p text:style-name="P15"><text:tab/> <text:s text:c="5"/>}</text:p>
      <text:p text:style-name="P15"><text:tab/> <text:s text:c="5"/>else</text:p>
      <text:p text:style-name="P15"><text:tab/> <text:s text:c="5"/>{</text:p>
      <text:p text:style-name="P15"><text:tab/> <text:s text:c="9"/>string_assign_substring(&amp;t_basename, &amp;t_filename, 0, t_pos);</text:p>
      <text:p text:style-name="P15"><text:tab/> <text:s text:c="9"/>string_assign_substring(&amp;t_extname, &amp;t_filename, t_pos + 1, NPOS);</text:p>
      <text:p text:style-name="P15"><text:tab/></text:p>
      <text:p text:style-name="P15"><text:tab/> <text:s text:c="9"/>string_assign(&amp;t_tmpname, &amp;t_filename);</text:p>
      <text:p text:style-name="P15"><text:tab/> <text:s text:c="9"/>if(string_empty(&amp;t_extname))</text:p>
      <text:p text:style-name="P15"><text:tab/> <text:s text:c="9"/>{</text:p>
      <text:p text:style-name="P15"><text:tab/> <text:s text:c="13"/>string_connect(&amp;t_tmpname, &amp;t_sffuix);</text:p>
      <text:p text:style-name="P15"><text:tab/> <text:s text:c="9"/>}</text:p>
      <text:p text:style-name="P15"><text:tab/> <text:s text:c="9"/>else if(string_equal(&amp;t_extname, &amp;t_sffuix))</text:p>
      <text:p text:style-name="P15"><text:tab/> <text:s text:c="9"/>{</text:p>
      <text:p text:style-name="P15"><text:tab/> <text:s text:c="13"/>string_replace_cstr(&amp;t_tmpname, t_pos + 1, NPOS, "xxx");</text:p>
      <text:p text:style-name="P15"><text:tab/> <text:s text:c="9"/>}</text:p>
      <text:p text:style-name="P15"><text:tab/> <text:s text:c="9"/>else</text:p>
      <text:p text:style-name="P15"><text:tab/> <text:s text:c="9"/>{</text:p>
      <text:p text:style-name="P15"><text:tab/> <text:s text:c="13"/>string_replace(&amp;t_tmpname, t_pos + 1, NPOS, &amp;t_sffuix);</text:p>
      <text:p text:style-name="P15"><text:tab/> <text:s text:c="9"/>}</text:p>
      <text:p text:style-name="P15"><text:tab/> <text:s text:c="5"/>}</text:p>
      <text:p text:style-name="P15"><text:tab/></text:p>
      <text:p text:style-name="P15"><text:tab/> <text:s text:c="5"/>printf("%s =&gt; %s\n", </text:p>
      <text:p text:style-name="P93">string_c_str(&amp;t_filename), string_c_str(&amp;t_tmpname));</text:p>
      <text:p text:style-name="P15"><text:tab/> <text:s/>}</text:p>
      <text:p text:style-name="P15"><text:tab/></text:p>
      <text:p text:style-name="P15"><text:tab/> <text:s/>string_destroy(&amp;t_sffuix);</text:p>
      <text:p text:style-name="P15"><text:tab/> <text:s/>string_destroy(&amp;t_basename);</text:p>
      <text:p text:style-name="P15"><text:tab/> <text:s/>string_destroy(&amp;t_filename);</text:p>
      <text:p text:style-name="P15"><text:tab/> <text:s/>string_destroy(&amp;t_extname);</text:p>
      <text:p text:style-name="P15"><text:tab/> <text:s/>string_destroy(&amp;t_tmpname);</text:p>
      <text:p text:style-name="P15"><text:soft-page-break/><text:s text:c="6"/>return 0;</text:p>
      <text:p text:style-name="P15">}</text:p>
      <text:p text:style-name="P15"/>
      <text:p text:style-name="P8">首先是包含头文件</text:p>
      <text:p text:style-name="P15">#include &lt;cstl/cstring.h&gt;</text:p>
      <text:p text:style-name="Standard"><text:span text:style-name="T6">要使用</text:span><text:span text:style-name="T11">string_t</text:span><text:span text:style-name="T6">类型就必须包含上面的头文件.</text:span></text:p>
      <text:p text:style-name="P8"/>
      <text:p text:style-name="Standard"><text:span text:style-name="T6">接下来是创建</text:span><text:span text:style-name="T11">string_t</text:span><text:span text:style-name="T6">类型的变量:</text:span></text:p>
      <text:p text:style-name="P15">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8"/>
      <text:p text:style-name="P8">下面是初始化string_t类型的变量:</text:p>
      <text:p text:style-name="P15">string_init_cstr(&amp;t_sffuix, "tmp");</text:p>
      <text:p text:style-name="P15">string_init(&amp;t_basename);</text:p>
      <text:p text:style-name="P15">string_init(&amp;t_filename);</text:p>
      <text:p text:style-name="P15">string_init(&amp;t_extname);</text:p>
      <text:p text:style-name="P15">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5">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8"/>
      <text:p text:style-name="Standard"><text:span text:style-name="T6">为</text:span><text:span text:style-name="T11">string_t</text:span><text:span text:style-name="T6">类型变量赋值:</text:span></text:p>
      <text:p text:style-name="P15">string_assign_cstr(&amp;t_filename, argv[i]);</text:p>
      <text:p text:style-name="Standard"><text:span text:style-name="T6">直接使用来自于命令行的参数的字符串为</text:span><text:span text:style-name="T11">string_t</text:span><text:span text:style-name="T6">类型的变量赋值.</text:span></text:p>
      <text:p text:style-name="P15">string_assign(&amp;t_tmpname, &amp;t_filename);</text:p>
      <text:p text:style-name="Standard"><text:span text:style-name="T6">使用另一个</text:span><text:span text:style-name="T11">string_t</text:span><text:span text:style-name="T6">类型赋值.</text:span></text:p>
      <text:p text:style-name="P15">string_assign_substring(&amp;t_basename, &amp;t_filename, 0, t_pos);</text:p>
      <text:p text:style-name="Standard"><text:span text:style-name="T6">使用</text:span><text:span text:style-name="T11">string_t</text:span><text:span text:style-name="T6">的子串赋值.</text:span></text:p>
      <text:p text:style-name="P8"/>
      <text:p text:style-name="Standard"><text:span text:style-name="T6">在</text:span><text:span text:style-name="T11">string_t</text:span><text:span text:style-name="T6">类型中查找字符:</text:span></text:p>
      <text:p text:style-name="P15">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5">if(t_pos == NPOS)</text:p>
      <text:p text:style-name="P8"/>
      <text:p text:style-name="Standard"><text:span text:style-name="T6">连接</text:span><text:span text:style-name="T11">string_t</text:span><text:span text:style-name="T6">:</text:span></text:p>
      <text:p text:style-name="P15">string_connect_char(&amp;t_tmpname, '.');</text:p>
      <text:p text:style-name="P15">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8"/>
      <text:p text:style-name="Standard"><text:span text:style-name="T6">判断</text:span><text:span text:style-name="T11">string_t</text:span><text:span text:style-name="T6">类型是否为空:</text:span></text:p>
      <text:p text:style-name="P15">if(string_empty(&amp;t_extname))</text:p>
      <text:p text:style-name="Standard"><text:span text:style-name="T6">判断两个</text:span><text:span text:style-name="T11">string_t</text:span><text:span text:style-name="T6">是否相等:</text:span></text:p>
      <text:p text:style-name="P15"><text:soft-page-break/>if(string_equal(&amp;t_extname, &amp;t_sffuix))</text:p>
      <text:p text:style-name="P8"/>
      <text:p text:style-name="P8">对string_t类型进行替换:</text:p>
      <text:p text:style-name="P15">string_replace_cstr(&amp;t_tmpname, t_pos + 1, NPOS, "xxx");</text:p>
      <text:p text:style-name="P15">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8"/>
      <text:p text:style-name="P8">获得C字符串:</text:p>
      <text:p text:style-name="P15">string_c_str(&amp;t_filename);</text:p>
      <text:p text:style-name="P8">这样可以获得C字符串.</text:p>
      <text:p text:style-name="P8"/>
      <text:list xml:id="list1178122209" text:continue-numbering="true" text:style-name="WW8Num13">
        <text:list-item>
          <text:list>
            <text:list-item>
              <text:list>
                <text:list-item>
                  <text:h text:style-name="P294" text:outline-level="3">第二个例子:提取单词并逆序打印</text:h>
                </text:list-item>
              </text:list>
            </text:list-item>
          </text:list>
        </text:list-item>
      </text:list>
      <text:p text:style-name="P15">#include &lt;stdio.h&gt;</text:p>
      <text:p text:style-name="P15">#include &lt;cstl/cstring.h&gt;</text:p>
      <text:p text:style-name="P15"/>
      <text:p text:style-name="P15">int main(int argc, char* argv[])</text:p>
      <text:p text:style-name="P15">{</text:p>
      <text:p text:style-name="P15"><text:s text:c="4"/>string_t t_delims, t_str;</text:p>
      <text:p text:style-name="P15"/>
      <text:p text:style-name="P15"><text:s text:c="4"/>string_init_cstr(&amp;t_delims, " \t,.:");</text:p>
      <text:p text:style-name="P15"><text:s text:c="4"/>string_init(&amp;t_str);</text:p>
      <text:p text:style-name="P15"/>
      <text:p text:style-name="P15"><text:s text:c="4"/>while(string_getline(&amp;t_str, stdin))</text:p>
      <text:p text:style-name="P15"><text:s text:c="4"/>{</text:p>
      <text:p text:style-name="P15"><text:s text:c="8"/>size_t t_beginx, t_endinx;</text:p>
      <text:p text:style-name="P15"><text:s text:c="8"/>int i = 0;</text:p>
      <text:p text:style-name="P15"/>
      <text:p text:style-name="P15"><text:s text:c="8"/>t_beginx = string_find_first_not_of(&amp;t_str, &amp;t_delims, 0);</text:p>
      <text:p text:style-name="P15"><text:s text:c="8"/>while(t_beginx != NPOS)</text:p>
      <text:p text:style-name="P15"><text:s text:c="8"/>{</text:p>
      <text:p text:style-name="P15"><text:s text:c="12"/>t_endinx = string_find_first_of(&amp;t_str, &amp;t_delims, t_beginx);</text:p>
      <text:p text:style-name="P15"><text:s text:c="12"/>if(t_endinx == NPOS)</text:p>
      <text:p text:style-name="P15"><text:s text:c="12"/>{</text:p>
      <text:p text:style-name="P15"><text:s text:c="16"/>t_endinx = string_length(&amp;t_str);</text:p>
      <text:p text:style-name="P15"><text:s text:c="12"/>}</text:p>
      <text:p text:style-name="P15"/>
      <text:p text:style-name="P15"><text:s text:c="12"/>for(i = t_endinx - 1; i &gt;= (int)t_beginx; --i)</text:p>
      <text:p text:style-name="P15"><text:s text:c="12"/>{</text:p>
      <text:p text:style-name="P15"><text:s text:c="16"/>printf("%c", *string_at(&amp;t_str, i));</text:p>
      <text:p text:style-name="P15"><text:s text:c="12"/>}</text:p>
      <text:p text:style-name="P15"><text:soft-page-break/><text:s text:c="12"/>printf(" ");</text:p>
      <text:p text:style-name="P15"/>
      <text:p text:style-name="P15"><text:s text:c="12"/>t_beginx = string_find_first_not_of(&amp;t_str, &amp;t_delims, t_endinx);</text:p>
      <text:p text:style-name="P15"><text:s text:c="8"/>}</text:p>
      <text:p text:style-name="P15"><text:s text:c="8"/>printf("\n");</text:p>
      <text:p text:style-name="P15"><text:s text:c="4"/>}</text:p>
      <text:p text:style-name="P15"/>
      <text:p text:style-name="P15"><text:s text:c="4"/>string_destroy(&amp;t_delims);</text:p>
      <text:p text:style-name="P15"/>
      <text:p text:style-name="P15"><text:s text:c="4"/>return 0;</text:p>
      <text:p text:style-name="P15">}</text:p>
      <text:p text:style-name="P77">在程序的开始,所有自定义的分隔符都定义在t_delms中</text:p>
      <text:p text:style-name="P15">string_init_cstr(&amp;t_delims, " \t,.:");</text:p>
      <text:p text:style-name="P8">换行符当然也是分隔符,但是没有必要特殊处理换行符,因为程序是按行读取数据的.</text:p>
      <text:p text:style-name="P15">while(string_getline(&amp;t_str, stdin))</text:p>
      <text:p text:style-name="P8">这个函数从指定的流中一行一行的读取数据.接下来使用分隔符来区分单词,首先找到单词的开头.</text:p>
      <text:p text:style-name="P15">t_beginx = string_find_first_not_of(&amp;t_str, &amp;t_delims, 0);</text:p>
      <text:p text:style-name="P8">这是从一行的开始位置查找第一个不是分隔符的字符即为第一个单词的开头.接下来检查查找的结果:</text:p>
      <text:p text:style-name="P15">while(t_beginx != NPOS)</text:p>
      <text:p text:style-name="P8">NPOS表示查找失败,如果查找没有失败我们通过找到下一个分隔符字符来确定一个单词的末尾.</text:p>
      <text:p text:style-name="P15">t_endinx = string_find_first_of(&amp;t_str, &amp;t_delims, t_beginx);</text:p>
      <text:p text:style-name="P8">如果没有找到就使用这一行的行尾作为单词的结尾.</text:p>
      <text:p text:style-name="P15">if(t_endinx == NPOS)</text:p>
      <text:p text:style-name="P15">{</text:p>
      <text:p text:style-name="P94">t_endinx = string_length(&amp;t_str);</text:p>
      <text:p text:style-name="P15">}</text:p>
      <text:p text:style-name="P8">确定了单词的开始和结尾然后逆序打印单词.</text:p>
      <text:p text:style-name="P15">for(i = t_endinx - 1; i &gt;= (int)t_beginx; --i)</text:p>
      <text:p text:style-name="P15">{</text:p>
      <text:p text:style-name="P95">printf("%c", *string_at(&amp;t_str, i));</text:p>
      <text:p text:style-name="P15">}</text:p>
      <text:p text:style-name="P15">printf(" ");</text:p>
      <text:p text:style-name="P8">然后重复上面的步骤.</text:p>
      <text:p text:style-name="P8">如果输入的语句为</text:p>
      <text:p text:style-name="P15">pots &amp; pans</text:p>
      <text:p text:style-name="P15">I saw a reed</text:p>
      <text:p text:style-name="P8">数据结果为</text:p>
      <text:p text:style-name="P15">stop &amp; snap</text:p>
      <text:p text:style-name="P15">I was a deer</text:p>
      <text:list xml:id="list1052437425" text:continue-numbering="true" text:style-name="WW8Num13">
        <text:list-item>
          <text:list>
            <text:list-item>
              <text:h text:style-name="P282" text:outline-level="2"><text:soft-page-break/>string_t类型的描述</text:h>
              <text:list>
                <text:list-item>
                  <text:h text:style-name="P294" text:outline-level="3">strint_t的能力</text:h>
                </text:list-item>
              </text:list>
            </text:list-item>
          </text:list>
        </text:list-item>
      </text:list>
      <text:p text:style-name="P76"><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5">#include &lt;cstl/cstring.h&gt;</text:p>
      <text:p text:style-name="P8"/>
      <text:list xml:id="list1886157334" text:continue-numbering="true" text:style-name="WW8Num13">
        <text:list-item>
          <text:list>
            <text:list-item>
              <text:list>
                <text:list-item>
                  <text:h text:style-name="P294" text:outline-level="3">string_t的操作概览</text:h>
                </text:list-item>
              </text:list>
            </text:list-item>
          </text:list>
        </text:list-item>
      </text:list>
      <text:p text:style-name="P76"><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23"><text:span text:style-name="T11">const </text:span><text:span text:style-name="T11">string_t* cpt_string</text:span></text:p>
          </table:table-cell>
          <table:table-cell table:style-name="Table111.A2" office:value-type="string">
            <text:p text:style-name="P21">整个string_t类型.</text:p>
          </table:table-cell>
          <table:table-cell table:style-name="Table111.C2" office:value-type="string">
            <text:p text:style-name="P21">--</text:p>
          </table:table-cell>
        </table:table-row>
        <table:table-row table:style-name="Table111.1">
          <table:table-cell table:style-name="Table111.A2" office:value-type="string">
            <text:p text:style-name="P16">const string_t* cpt_string, </text:p>
            <text:p text:style-name="P15">size_t t_pos,</text:p>
            <text:p text:style-name="P15">size_t t_len</text:p>
          </table:table-cell>
          <table:table-cell table:style-name="Table111.A2" office:value-type="string">
            <text:p text:style-name="P21">cpt_string中从t_pos开始的最多t_len个字符.</text:p>
          </table:table-cell>
          <table:table-cell table:style-name="Table111.C2" office:value-type="string">
            <text:p text:style-name="P21">substring</text:p>
          </table:table-cell>
        </table:table-row>
        <table:table-row table:style-name="Table111.1">
          <table:table-cell table:style-name="Table111.A2" office:value-type="string">
            <text:p text:style-name="P16">const char* s_cstr</text:p>
          </table:table-cell>
          <table:table-cell table:style-name="Table111.A2" office:value-type="string">
            <text:p text:style-name="P21">整个C字符串.</text:p>
          </table:table-cell>
          <table:table-cell table:style-name="Table111.C2" office:value-type="string">
            <text:p text:style-name="P21">cstr</text:p>
          </table:table-cell>
        </table:table-row>
        <table:table-row table:style-name="Table111.1">
          <table:table-cell table:style-name="Table111.A2" office:value-type="string">
            <text:p text:style-name="P16">const char* s_cstr,</text:p>
            <text:p text:style-name="P15">size_t t_len</text:p>
          </table:table-cell>
          <table:table-cell table:style-name="Table111.A2" office:value-type="string">
            <text:p text:style-name="P21">C字符串中的前t_len个字符.</text:p>
          </table:table-cell>
          <table:table-cell table:style-name="Table111.C2" office:value-type="string">
            <text:p text:style-name="P21">subcstr</text:p>
          </table:table-cell>
        </table:table-row>
        <table:table-row table:style-name="Table111.1">
          <table:table-cell table:style-name="Table111.A2" office:value-type="string">
            <text:p text:style-name="P16">size_t t_count,</text:p>
            <text:p text:style-name="P15">char c_char</text:p>
          </table:table-cell>
          <table:table-cell table:style-name="Table111.A2" office:value-type="string">
            <text:p text:style-name="P21">t_count个字符.</text:p>
          </table:table-cell>
          <table:table-cell table:style-name="Table111.C2" office:value-type="string">
            <text:p text:style-name="P21">char</text:p>
          </table:table-cell>
        </table:table-row>
        <table:table-row table:style-name="Table111.1">
          <table:table-cell table:style-name="Table111.A2" office:value-type="string">
            <text:p text:style-name="P16">string_iterator_t t_begin,</text:p>
            <text:p text:style-name="P15">string_iterator_t t_end</text:p>
          </table:table-cell>
          <table:table-cell table:style-name="Table111.A2" office:value-type="string">
            <text:p text:style-name="P21">数据区间[t_begin, t_end)</text:p>
          </table:table-cell>
          <table:table-cell table:style-name="Table111.C2" office:value-type="string">
            <text:p text:style-name="P2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17">string</text:p>
          </table:table-cell>
          <table:table-cell table:style-name="Table112.A1" office:value-type="string">
            <text:p text:style-name="P17">substring</text:p>
          </table:table-cell>
          <table:table-cell table:style-name="Table112.A1" office:value-type="string">
            <text:p text:style-name="P17">cstr</text:p>
          </table:table-cell>
          <table:table-cell table:style-name="Table112.A1" office:value-type="string">
            <text:p text:style-name="P17">subcstr</text:p>
          </table:table-cell>
          <table:table-cell table:style-name="Table112.A1" office:value-type="string">
            <text:p text:style-name="P17">char</text:p>
          </table:table-cell>
          <table:table-cell table:style-name="Table112.G1" office:value-type="string">
            <text:p text:style-name="P17">range</text:p>
          </table:table-cell>
        </table:table-row>
        <table:table-row table:style-name="Table112.1">
          <table:table-cell table:style-name="Table112.A1" office:value-type="string">
            <text:p text:style-name="P9">初始化</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赋值</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添加</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比较</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mpare</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text:p>
          </table:table-cell>
          <table:table-cell table:style-name="Table112.G2" office:value-type="string">
            <text:p text:style-name="P16">--</text:p>
          </table:table-cell>
        </table:table-row>
        <table:table-row table:style-name="Table112.1">
          <table:table-cell table:style-name="Table112.A1" office:value-type="string">
            <text:p text:style-name="P9">connect</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find</text:p>
          </table:table-cell>
          <table:table-cell table:style-name="Table112.B2" office:value-type="string">
            <text:p text:style-name="P16">yes</text:p>
          </table:table-cell>
          <table:table-cell table:style-name="Table112.B2" office:value-type="string">
            <text:p text:style-name="P16">--</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push_back</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text:p>
          </table:table-cell>
          <table:table-cell table:style-name="Table112.B2" office:value-type="string">
            <text:p text:style-name="P16">yes</text:p>
          </table:table-cell>
          <table:table-cell table:style-name="Table112.G2" office:value-type="string">
            <text:p text:style-name="P16">yes</text:p>
          </table:table-cell>
        </table:table-row>
        <table:table-row table:style-name="Table112.1">
          <table:table-cell table:style-name="Table112.A1" office:value-type="string">
            <text:p text:style-name="P9">替换(下标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text:p>
          </table:table-cell>
        </table:table-row>
        <text:soft-page-break/>
        <table:table-row table:style-name="Table112.1">
          <table:table-cell table:style-name="Table112.A1" office:value-type="string">
            <text:p text:style-name="P9">替换(迭代器版本)</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B2" office:value-type="string">
            <text:p text:style-name="P16">yes</text:p>
          </table:table-cell>
          <table:table-cell table:style-name="Table112.G2" office:value-type="string">
            <text:p text:style-name="P16">yes</text:p>
          </table:table-cell>
        </table:table-row>
      </table:table>
      <text:p text:style-name="P8"/>
      <text:list xml:id="list428597017" text:continue-numbering="true" text:style-name="WW8Num13">
        <text:list-item>
          <text:list>
            <text:list-item>
              <text:list>
                <text:list-item>
                  <text:h text:style-name="P294"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6">string_init()</text:p>
          </table:table-cell>
          <table:table-cell table:style-name="Table113.B1" office:value-type="string">
            <text:p text:style-name="P21">初始化一个空的string_t容器类型.</text:p>
          </table:table-cell>
        </table:table-row>
        <table:table-row table:style-name="Table113.1">
          <table:table-cell table:style-name="Table113.A1" office:value-type="string">
            <text:p text:style-name="P16">string_init_cstr()</text:p>
          </table:table-cell>
          <table:table-cell table:style-name="Table113.B1" office:value-type="string">
            <text:p text:style-name="P21">使用一个字符串常量初始化一个string_t容器类型.</text:p>
          </table:table-cell>
        </table:table-row>
        <table:table-row table:style-name="Table113.1">
          <table:table-cell table:style-name="Table113.A1" office:value-type="string">
            <text:p text:style-name="P16">string_init_subcstr()</text:p>
          </table:table-cell>
          <table:table-cell table:style-name="Table113.B1" office:value-type="string">
            <text:p text:style-name="P21">使用子字符串初始化一个string_t容器类型.</text:p>
          </table:table-cell>
        </table:table-row>
        <table:table-row table:style-name="Table113.1">
          <table:table-cell table:style-name="Table113.A1" office:value-type="string">
            <text:p text:style-name="P16">string_init_char()</text:p>
          </table:table-cell>
          <table:table-cell table:style-name="Table113.B1" office:value-type="string">
            <text:p text:style-name="P21">使用n个指定字符初始化一个string_t容器类型.</text:p>
          </table:table-cell>
        </table:table-row>
        <table:table-row table:style-name="Table113.1">
          <table:table-cell table:style-name="Table113.A1" office:value-type="string">
            <text:p text:style-name="P16">string_init_copy()</text:p>
          </table:table-cell>
          <table:table-cell table:style-name="Table113.B1" office:value-type="string">
            <text:p text:style-name="P21">使用另一个string_t类型来初始化一个string_t容器类型.</text:p>
          </table:table-cell>
        </table:table-row>
        <table:table-row table:style-name="Table113.1">
          <table:table-cell table:style-name="Table113.A1" office:value-type="string">
            <text:p text:style-name="P16">string_init_copy_substring()</text:p>
          </table:table-cell>
          <table:table-cell table:style-name="Table113.B1" office:value-type="string">
            <text:p text:style-name="P21">使用另一个string_t类型的子串来初始化一个string_t容器类型.</text:p>
          </table:table-cell>
        </table:table-row>
        <table:table-row table:style-name="Table113.1">
          <table:table-cell table:style-name="Table113.A1" office:value-type="string">
            <text:p text:style-name="P16">string_init_copy_range()</text:p>
          </table:table-cell>
          <table:table-cell table:style-name="Table113.B1" office:value-type="string">
            <text:p text:style-name="P21">使用一个数据区间来初始化一个string_t容器类型.</text:p>
          </table:table-cell>
        </table:table-row>
        <table:table-row table:style-name="Table113.1">
          <table:table-cell table:style-name="Table113.A1" office:value-type="string">
            <text:p text:style-name="P16">string_destroy()</text:p>
          </table:table-cell>
          <table:table-cell table:style-name="Table113.B1" office:value-type="string">
            <text:p text:style-name="P21">销毁string_t容器类型.</text:p>
          </table:table-cell>
        </table:table-row>
      </table:table>
      <text:p text:style-name="P76"><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2076757797" text:continue-numbering="true" text:style-name="WW8Num13">
        <text:list-item>
          <text:list>
            <text:list-item>
              <text:list>
                <text:list-item>
                  <text:h text:style-name="P294"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6">string_c_str()</text:p>
          </table:table-cell>
          <table:table-cell table:style-name="Table114.B1" office:value-type="string">
            <text:p text:style-name="P21">返回一个指向以’\0’结尾的字符数组的指针.</text:p>
          </table:table-cell>
        </table:table-row>
        <table:table-row table:style-name="Table114.1">
          <table:table-cell table:style-name="Table114.A1" office:value-type="string">
            <text:p text:style-name="P16">string_data()</text:p>
          </table:table-cell>
          <table:table-cell table:style-name="Table114.B1" office:value-type="string">
            <text:p text:style-name="P21">返回一个指向字符数组的指针.</text:p>
          </table:table-cell>
        </table:table-row>
        <table:table-row table:style-name="Table114.1">
          <table:table-cell table:style-name="Table114.A1" office:value-type="string">
            <text:p text:style-name="P16">string_copy()</text:p>
          </table:table-cell>
          <table:table-cell table:style-name="Table114.B1" office:value-type="string">
            <text:p text:style-name="P21">将string_t的子串拷贝到用户指定的缓冲区中.</text:p>
          </table:table-cell>
        </table:table-row>
      </table:table>
      <text:p text:style-name="P77">这三个操作函数都是提供了从string_t到C字符串的转换,它们的结果都是普通的C字符串或C字符数组,但是它们之间是有区别的.</text:p>
      <text:p text:style-name="P76"><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79">strint_t t_str;</text:p>
      <text:p text:style-name="P79">string_init_cstr(&amp;t_str, “12345”);</text:p>
      <text:p text:style-name="P80"/>
      <text:p text:style-name="P76"><text:span text:style-name="T11">atoi(string_c_str(&amp;t_str)); <text:s/></text:span><text:span text:style-name="T12"><text:s text:c="23"/>/* 将字符串转变成整数 */</text:span></text:p>
      <text:p text:style-name="P76"><text:span text:style-name="T11">f(string_data(&amp;t_str), string_length(&amp;t_str));</text:span><text:span text:style-name="T12"> <text:s/>/* 使用字符数组及其长度最为参数</text:span></text:p>
      <text:p text:style-name="P80"><text:s text:c="61"/>调用函数f() */</text:p>
      <text:p text:style-name="P79">char ac_buf[100];</text:p>
      <text:p text:style-name="P76"><text:span text:style-name="T11">string_copy(&amp;t_str, ac_buff, 100, 2);</text:span><text:span text:style-name="T12"> <text:s/>/* 从第二个字符开始拷贝最多100个字符 */</text:span></text:p>
      <text:p text:style-name="P20"/>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79">string_init_cstr(&amp;t_str, “12345”);</text:p>
      <text:p text:style-name="Standard"><text:span text:style-name="T12"><text:tab/></text:span><text:span text:style-name="T11">f(string_c_str(&amp;t_str));</text:span><text:span text:style-name="T12"> <text:s text:c="11"/>/* 通过这种方式使用总是有效的 */</text:span></text:p>
      <text:p text:style-name="P20"/>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819596846" text:continue-numbering="true" text:style-name="WW8Num13">
        <text:list-item>
          <text:list>
            <text:list-item>
              <text:list>
                <text:list-item>
                  <text:h text:style-name="P294"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6">string_size()</text:p>
          </table:table-cell>
          <table:table-cell table:style-name="Table115.B1" office:value-type="string">
            <text:p text:style-name="P21">返回string_t容器中字符的个数.</text:p>
          </table:table-cell>
        </table:table-row>
        <table:table-row table:style-name="Table115.1">
          <table:table-cell table:style-name="Table115.A1" office:value-type="string">
            <text:p text:style-name="P16">string_length()</text:p>
          </table:table-cell>
          <table:table-cell table:style-name="Table115.B1" office:value-type="string">
            <text:p text:style-name="P21">返回string_t容器字符串的长度,与string_size()相同.</text:p>
          </table:table-cell>
        </table:table-row>
        <table:table-row table:style-name="Table115.1">
          <table:table-cell table:style-name="Table115.A1" office:value-type="string">
            <text:p text:style-name="P16">string_max_size()</text:p>
          </table:table-cell>
          <table:table-cell table:style-name="Table115.B1" office:value-type="string">
            <text:p text:style-name="P21">返回string_t容器能够保存的字符的最大数目.</text:p>
          </table:table-cell>
        </table:table-row>
        <table:table-row table:style-name="Table115.1">
          <table:table-cell table:style-name="Table115.A1" office:value-type="string">
            <text:p text:style-name="P16">string_capacity()</text:p>
          </table:table-cell>
          <table:table-cell table:style-name="Table115.B1" office:value-type="string">
            <text:p text:style-name="P21">返回string_t容器的容量.</text:p>
          </table:table-cell>
        </table:table-row>
        <table:table-row table:style-name="Table115.1">
          <table:table-cell table:style-name="Table115.A1" office:value-type="string">
            <text:p text:style-name="P16">string_empty()</text:p>
          </table:table-cell>
          <table:table-cell table:style-name="Table115.B1" office:value-type="string">
            <text:p text:style-name="P21">判断string_t容器是否为空.</text:p>
          </table:table-cell>
        </table:table-row>
        <table:table-row table:style-name="Table115.1">
          <table:table-cell table:style-name="Table115.A1" office:value-type="string">
            <text:p text:style-name="P16">string_reserve()</text:p>
          </table:table-cell>
          <table:table-cell table:style-name="Table115.B1" office:value-type="string">
            <text:p text:style-name="P21">设置string_t容器的容量.</text:p>
          </table:table-cell>
        </table:table-row>
        <table:table-row table:style-name="Table115.1">
          <table:table-cell table:style-name="Table115.A1" office:value-type="string">
            <text:p text:style-name="P16">string_resize()</text:p>
          </table:table-cell>
          <table:table-cell table:style-name="Table115.B1" office:value-type="string">
            <text:p text:style-name="P21">设置string_t容器中保存的字符的数目.</text:p>
          </table:table-cell>
        </table:table-row>
      </table:table>
      <text:p text:style-name="P20"><text:tab/>这些操作函数与vector_t容器的相应操作功能相似,只是多了一个string_length()函数,它与string_size()函数功能相同.</text:p>
      <text:list xml:id="list1595527005" text:continue-numbering="true" text:style-name="WW8Num13">
        <text:list-item>
          <text:list>
            <text:list-item>
              <text:list>
                <text:list-item>
                  <text:h text:style-name="P294"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6">string_at()</text:p>
          </table:table-cell>
          <table:table-cell table:style-name="Table116.B1" office:value-type="string">
            <text:p text:style-name="P21">通过下标随机访问string_t容器中的字符.</text:p>
          </table:table-cell>
        </table:table-row>
      </table:table>
      <text:p text:style-name="P20"><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5"><text:tab/>char* p;</text:p>
      <text:p text:style-name="P15"><text:tab/>string_init_cstr(&amp;t_str, “abcde”);</text:p>
      <text:p text:style-name="P20"/>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859891205" text:continue-numbering="true" text:style-name="WW8Num13">
        <text:list-item>
          <text:list>
            <text:list-item>
              <text:list>
                <text:list-item>
                  <text:h text:style-name="P294"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6">string_equal()</text:p>
          </table:table-cell>
          <table:table-cell table:style-name="Table117.B1" office:value-type="string">
            <text:p text:style-name="P21">判断两个string_t容器是否相等.</text:p>
          </table:table-cell>
        </table:table-row>
        <table:table-row table:style-name="Table117.1">
          <table:table-cell table:style-name="Table117.A1" office:value-type="string">
            <text:p text:style-name="P16">string_not_equal()</text:p>
          </table:table-cell>
          <table:table-cell table:style-name="Table117.B1" office:value-type="string">
            <text:p text:style-name="P21">判断两个string_t容器是否不等.</text:p>
          </table:table-cell>
        </table:table-row>
        <text:soft-page-break/>
        <table:table-row table:style-name="Table117.1">
          <table:table-cell table:style-name="Table117.A1" office:value-type="string">
            <text:p text:style-name="P16">string_less()</text:p>
          </table:table-cell>
          <table:table-cell table:style-name="Table117.B1" office:value-type="string">
            <text:p text:style-name="P21">判断第一个string_t容器是否小于第二个string_t容器.</text:p>
          </table:table-cell>
        </table:table-row>
        <table:table-row table:style-name="Table117.1">
          <table:table-cell table:style-name="Table117.A1" office:value-type="string">
            <text:p text:style-name="P16">string_less_equal()</text:p>
          </table:table-cell>
          <table:table-cell table:style-name="Table117.B1" office:value-type="string">
            <text:p text:style-name="P21">判断第一个string_t是否小于等于第二个string_t.</text:p>
          </table:table-cell>
        </table:table-row>
        <table:table-row table:style-name="Table117.1">
          <table:table-cell table:style-name="Table117.A1" office:value-type="string">
            <text:p text:style-name="P16">string_great()</text:p>
          </table:table-cell>
          <table:table-cell table:style-name="Table117.B1" office:value-type="string">
            <text:p text:style-name="P21">判断第一个string_t是否大于第二个string_t.</text:p>
          </table:table-cell>
        </table:table-row>
        <table:table-row table:style-name="Table117.1">
          <table:table-cell table:style-name="Table117.A1" office:value-type="string">
            <text:p text:style-name="P16">string_great_equal()</text:p>
          </table:table-cell>
          <table:table-cell table:style-name="Table117.B1" office:value-type="string">
            <text:p text:style-name="P21">判断第一个string_t是否大于等于第二个string_t.</text:p>
          </table:table-cell>
        </table:table-row>
        <table:table-row table:style-name="Table117.1">
          <table:table-cell table:style-name="Table117.A1" office:value-type="string">
            <text:p text:style-name="P16">string_equal_cstr()</text:p>
          </table:table-cell>
          <table:table-cell table:style-name="Table117.B1" office:value-type="string">
            <text:p text:style-name="P21">判断string_t是否等于字符串常量.</text:p>
          </table:table-cell>
        </table:table-row>
        <table:table-row table:style-name="Table117.1">
          <table:table-cell table:style-name="Table117.A1" office:value-type="string">
            <text:p text:style-name="P16">string_not_equal_cstr()</text:p>
          </table:table-cell>
          <table:table-cell table:style-name="Table117.B1" office:value-type="string">
            <text:p text:style-name="P21">判断string_t是否不等于字符串常量.</text:p>
          </table:table-cell>
        </table:table-row>
        <table:table-row table:style-name="Table117.1">
          <table:table-cell table:style-name="Table117.A1" office:value-type="string">
            <text:p text:style-name="P16">string_less_cstr()</text:p>
          </table:table-cell>
          <table:table-cell table:style-name="Table117.B1" office:value-type="string">
            <text:p text:style-name="P21">判断string_t是否小于字符串常量.</text:p>
          </table:table-cell>
        </table:table-row>
        <table:table-row table:style-name="Table117.1">
          <table:table-cell table:style-name="Table117.A1" office:value-type="string">
            <text:p text:style-name="P16">string_less_equal_cstr()</text:p>
          </table:table-cell>
          <table:table-cell table:style-name="Table117.B1" office:value-type="string">
            <text:p text:style-name="P21">判断string_t是否小于等于字符串常量.</text:p>
          </table:table-cell>
        </table:table-row>
        <table:table-row table:style-name="Table117.1">
          <table:table-cell table:style-name="Table117.A1" office:value-type="string">
            <text:p text:style-name="P16">string_great_cstr()</text:p>
          </table:table-cell>
          <table:table-cell table:style-name="Table117.B1" office:value-type="string">
            <text:p text:style-name="P21">判断string_t是否大于字符串常量.</text:p>
          </table:table-cell>
        </table:table-row>
        <table:table-row table:style-name="Table117.1">
          <table:table-cell table:style-name="Table117.A1" office:value-type="string">
            <text:p text:style-name="P16">string_great_equal_cstr()</text:p>
          </table:table-cell>
          <table:table-cell table:style-name="Table117.B1" office:value-type="string">
            <text:p text:style-name="P21">判断string_t是否大于等于字符串常量.</text:p>
          </table:table-cell>
        </table:table-row>
        <table:table-row table:style-name="Table117.1">
          <table:table-cell table:style-name="Table117.A1" office:value-type="string">
            <text:p text:style-name="P16">string_compare()</text:p>
          </table:table-cell>
          <table:table-cell table:style-name="Table117.B1" office:value-type="string">
            <text:p text:style-name="P21">两个string_t比较.</text:p>
          </table:table-cell>
        </table:table-row>
        <table:table-row table:style-name="Table117.1">
          <table:table-cell table:style-name="Table117.A1" office:value-type="string">
            <text:p text:style-name="P16">string_compare_substring_string()</text:p>
          </table:table-cell>
          <table:table-cell table:style-name="Table117.B1" office:value-type="string">
            <text:p text:style-name="P21">第一个string_t的子串与第二个string_t比较.</text:p>
          </table:table-cell>
        </table:table-row>
        <table:table-row table:style-name="Table117.1">
          <table:table-cell table:style-name="Table117.A1" office:value-type="string">
            <text:p text:style-name="P23"><text:span text:style-name="T11">string_compare_substring_</text:span><text:span text:style-name="T11">substring()</text:span></text:p>
          </table:table-cell>
          <table:table-cell table:style-name="Table117.B1" office:value-type="string">
            <text:p text:style-name="P21">两个string_t的子串比较.</text:p>
          </table:table-cell>
        </table:table-row>
        <table:table-row table:style-name="Table117.1">
          <table:table-cell table:style-name="Table117.A1" office:value-type="string">
            <text:p text:style-name="P16">string_compare_cstr()</text:p>
          </table:table-cell>
          <table:table-cell table:style-name="Table117.B1" office:value-type="string">
            <text:p text:style-name="P21">string_t与字符串常量比较.</text:p>
          </table:table-cell>
        </table:table-row>
        <table:table-row table:style-name="Table117.1">
          <table:table-cell table:style-name="Table117.A1" office:value-type="string">
            <text:p text:style-name="P16">string_compare_substring_cstr()</text:p>
          </table:table-cell>
          <table:table-cell table:style-name="Table117.B1" office:value-type="string">
            <text:p text:style-name="P21">string_t的子串与字符串常量比较.</text:p>
          </table:table-cell>
        </table:table-row>
        <table:table-row table:style-name="Table117.1">
          <table:table-cell table:style-name="Table117.A1" office:value-type="string">
            <text:p text:style-name="P16">string_compare_substring_subcstr()</text:p>
          </table:table-cell>
          <table:table-cell table:style-name="Table117.B1" office:value-type="string">
            <text:p text:style-name="P21">string_t的子串与字符串常量的子串比较.</text:p>
          </table:table-cell>
        </table:table-row>
      </table:table>
      <text:p text:style-name="P20"><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5"><text:tab/>string_init_cstr(&amp;t_str, “abcd”);</text:p>
      <text:p text:style-name="Standard"><text:span text:style-name="T12"><text:tab/></text:span><text:span text:style-name="T11">string_compare_cstr(&amp;t_str, “abcd”);</text:span><text:span text:style-name="T12"> <text:s/>/* return 0 */</text:span></text:p>
      <text:p text:style-name="P76"><text:span text:style-name="T11">string_compare_cstr(&amp;t_str, “dcba”);</text:span><text:span text:style-name="T12"> <text:s/>/* return a value &lt; 0 */</text:span></text:p>
      <text:p text:style-name="P76"><text:span text:style-name="T11">string_compare_cstr(&amp;t_str, “ab”);</text:span><text:span text:style-name="T12"> <text:s text:c="3"/>/* return a value &gt; 0 */</text:span></text:p>
      <text:p text:style-name="P76"><text:span text:style-name="T11">string_compare(&amp;t_str, &amp;t_str);</text:span><text:span text:style-name="T12"> <text:s text:c="7"/>/* return 0 */</text:span></text:p>
      <text:p text:style-name="P79">string_compare_substring_substring(&amp;t_str, 0, 2, &amp;t_str, 2, 2); </text:p>
      <text:p text:style-name="P80"><text:s text:c="45"/>/* return a value &lt; 0 “ab” &lt; cd “ */</text:p>
      <text:p text:style-name="P79">string_compare_substring_subcstr(&amp;t_str, 1, 2, “bcx”, 2);</text:p>
      <text:p text:style-name="P80"><text:s text:c="45"/>/* return 0 “bc” == “bc” */</text:p>
      <text:list xml:id="list2098379566" text:continue-numbering="true" text:style-name="WW8Num13">
        <text:list-item>
          <text:list>
            <text:list-item>
              <text:list>
                <text:list-item>
                  <text:h text:style-name="P294"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6">string_assign()</text:p>
          </table:table-cell>
          <table:table-cell table:style-name="Table118.B1" office:value-type="string">
            <text:p text:style-name="P21">使用一个string_t为string_t赋值.</text:p>
          </table:table-cell>
        </table:table-row>
        <table:table-row table:style-name="Table118.1">
          <table:table-cell table:style-name="Table118.A1" office:value-type="string">
            <text:p text:style-name="P16">string_assign_substring()</text:p>
          </table:table-cell>
          <table:table-cell table:style-name="Table118.B1" office:value-type="string">
            <text:p text:style-name="P21">使用一个string_t的子串为string_t赋值.</text:p>
          </table:table-cell>
        </table:table-row>
        <table:table-row table:style-name="Table118.1">
          <table:table-cell table:style-name="Table118.A1" office:value-type="string">
            <text:p text:style-name="P16">string_assign_cstr()</text:p>
          </table:table-cell>
          <table:table-cell table:style-name="Table118.B1" office:value-type="string">
            <text:p text:style-name="P21">使用一个字符串常量为string_t赋值.</text:p>
          </table:table-cell>
        </table:table-row>
        <table:table-row table:style-name="Table118.1">
          <table:table-cell table:style-name="Table118.A1" office:value-type="string">
            <text:p text:style-name="P16">string_assign_subcstr()</text:p>
          </table:table-cell>
          <table:table-cell table:style-name="Table118.B1" office:value-type="string">
            <text:p text:style-name="P21">使用一个字符串常量的子串为string_t赋值.</text:p>
          </table:table-cell>
        </table:table-row>
        <table:table-row table:style-name="Table118.1">
          <table:table-cell table:style-name="Table118.A1" office:value-type="string">
            <text:p text:style-name="P16">string_assign_char()</text:p>
          </table:table-cell>
          <table:table-cell table:style-name="Table118.B1" office:value-type="string">
            <text:p text:style-name="P21">使用n个指定的字符为string_t赋值.</text:p>
          </table:table-cell>
        </table:table-row>
        <table:table-row table:style-name="Table118.1">
          <table:table-cell table:style-name="Table118.A1" office:value-type="string">
            <text:p text:style-name="P16">string_assign_range()</text:p>
          </table:table-cell>
          <table:table-cell table:style-name="Table118.B1" office:value-type="string">
            <text:p text:style-name="P21">使用数据区间为string_t赋值.</text:p>
          </table:table-cell>
        </table:table-row>
      </table:table>
      <text:p text:style-name="P20"><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542381461" text:continue-numbering="true" text:style-name="WW8Num13">
        <text:list-item>
          <text:list>
            <text:list-item>
              <text:list>
                <text:list-item>
                  <text:h text:style-name="P294"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6">string_swap()</text:p>
          </table:table-cell>
          <table:table-cell table:style-name="Table119.B1" office:value-type="string">
            <text:p text:style-name="P21">交换两个string_t的数据.</text:p>
          </table:table-cell>
        </table:table-row>
      </table:table>
      <text:p text:style-name="P20"><text:tab/>这个操作函数与其他的容器类型相应的函数功能相同.</text:p>
      <text:list xml:id="list194822928" text:continue-numbering="true" text:style-name="WW8Num13">
        <text:list-item>
          <text:list>
            <text:list-item>
              <text:list>
                <text:list-item>
                  <text:h text:style-name="P294"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6">string_append()</text:p>
          </table:table-cell>
          <table:table-cell table:style-name="Table120.B1" office:value-type="string">
            <text:p text:style-name="P21">向string_t后面添加一个string_t.</text:p>
          </table:table-cell>
        </table:table-row>
        <table:table-row table:style-name="Table120.1">
          <table:table-cell table:style-name="Table120.A1" office:value-type="string">
            <text:p text:style-name="P16">string_append_substring()</text:p>
          </table:table-cell>
          <table:table-cell table:style-name="Table120.B1" office:value-type="string">
            <text:p text:style-name="P21">向string_t后面添加一个string_t的子串.</text:p>
          </table:table-cell>
        </table:table-row>
        <table:table-row table:style-name="Table120.1">
          <table:table-cell table:style-name="Table120.A1" office:value-type="string">
            <text:p text:style-name="P16">string_append_cstr()</text:p>
          </table:table-cell>
          <table:table-cell table:style-name="Table120.B1" office:value-type="string">
            <text:p text:style-name="P21">向string_t后面添加一个字符串常量.</text:p>
          </table:table-cell>
        </table:table-row>
        <table:table-row table:style-name="Table120.1">
          <table:table-cell table:style-name="Table120.A1" office:value-type="string">
            <text:p text:style-name="P16">string_append_subcstr()</text:p>
          </table:table-cell>
          <table:table-cell table:style-name="Table120.B1" office:value-type="string">
            <text:p text:style-name="P21">向string_t后面添加一个字符串常量的子串.</text:p>
          </table:table-cell>
        </table:table-row>
        <table:table-row table:style-name="Table120.1">
          <table:table-cell table:style-name="Table120.A1" office:value-type="string">
            <text:p text:style-name="P16">string_append_char()</text:p>
          </table:table-cell>
          <table:table-cell table:style-name="Table120.B1" office:value-type="string">
            <text:p text:style-name="P21">向string_t后面添加n个指定的字符.</text:p>
          </table:table-cell>
        </table:table-row>
        <table:table-row table:style-name="Table120.1">
          <table:table-cell table:style-name="Table120.A1" office:value-type="string">
            <text:p text:style-name="P16">string_append_range()</text:p>
          </table:table-cell>
          <table:table-cell table:style-name="Table120.B1" office:value-type="string">
            <text:p text:style-name="P21">向string_t后面添加一个数据区间.</text:p>
          </table:table-cell>
        </table:table-row>
        <table:table-row table:style-name="Table120.1">
          <table:table-cell table:style-name="Table120.A1" office:value-type="string">
            <text:p text:style-name="P16">string_connect()</text:p>
          </table:table-cell>
          <table:table-cell table:style-name="Table120.B1" office:value-type="string">
            <text:p text:style-name="P21">将两个string_t连接在一起.</text:p>
          </table:table-cell>
        </table:table-row>
        <table:table-row table:style-name="Table120.1">
          <table:table-cell table:style-name="Table120.A1" office:value-type="string">
            <text:p text:style-name="P16">string_connect_cstr()</text:p>
          </table:table-cell>
          <table:table-cell table:style-name="Table120.B1" office:value-type="string">
            <text:p text:style-name="P21">将一个string_t和字符串常量连接在一起.</text:p>
          </table:table-cell>
        </table:table-row>
        <table:table-row table:style-name="Table120.1">
          <table:table-cell table:style-name="Table120.A1" office:value-type="string">
            <text:p text:style-name="P16">string_connect_char()</text:p>
          </table:table-cell>
          <table:table-cell table:style-name="Table120.B1" office:value-type="string">
            <text:p text:style-name="P21">将一个string_t和一个字符连接在一起.</text:p>
          </table:table-cell>
        </table:table-row>
        <table:table-row table:style-name="Table120.1">
          <table:table-cell table:style-name="Table120.A1" office:value-type="string">
            <text:p text:style-name="P16">string_push_back()</text:p>
          </table:table-cell>
          <table:table-cell table:style-name="Table120.B1" office:value-type="string">
            <text:p text:style-name="P21">在string_t最后添加一个字符.</text:p>
          </table:table-cell>
        </table:table-row>
      </table:table>
      <text:p text:style-name="P2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897314057" text:continue-numbering="true" text:style-name="WW8Num13">
        <text:list-item>
          <text:list>
            <text:list-item>
              <text:list>
                <text:list-item>
                  <text:h text:style-name="P294"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6">string_insert()</text:p>
          </table:table-cell>
          <table:table-cell table:style-name="Table121.B1" office:value-type="string">
            <text:p text:style-name="P21">在string_t指定位置插入字符(迭代器版本).</text:p>
          </table:table-cell>
        </table:table-row>
        <table:table-row table:style-name="Table121.1">
          <table:table-cell table:style-name="Table121.A1" office:value-type="string">
            <text:p text:style-name="P16">string_insert_n()</text:p>
          </table:table-cell>
          <table:table-cell table:style-name="Table121.B1" office:value-type="string">
            <text:p text:style-name="P21">在string_t指定位置插入n个字符(迭代器版本).</text:p>
          </table:table-cell>
        </table:table-row>
        <table:table-row table:style-name="Table121.1">
          <table:table-cell table:style-name="Table121.A1" office:value-type="string">
            <text:p text:style-name="P16">string_insert_range()</text:p>
          </table:table-cell>
          <table:table-cell table:style-name="Table121.B1" office:value-type="string">
            <text:p text:style-name="P21">在string_t指定位置插入一个数据区间(迭代器版本).</text:p>
          </table:table-cell>
        </table:table-row>
        <table:table-row table:style-name="Table121.1">
          <table:table-cell table:style-name="Table121.A1" office:value-type="string">
            <text:p text:style-name="P16">string_insert_string()</text:p>
          </table:table-cell>
          <table:table-cell table:style-name="Table121.B1" office:value-type="string">
            <text:p text:style-name="P21">在string_t的指定位置插入string_t.</text:p>
          </table:table-cell>
        </table:table-row>
        <table:table-row table:style-name="Table121.1">
          <table:table-cell table:style-name="Table121.A1" office:value-type="string">
            <text:p text:style-name="P16">string_insert_substring()</text:p>
          </table:table-cell>
          <table:table-cell table:style-name="Table121.B1" office:value-type="string">
            <text:p text:style-name="P21">在string_t的指定位置插入string_t的子串.</text:p>
          </table:table-cell>
        </table:table-row>
        <table:table-row table:style-name="Table121.1">
          <table:table-cell table:style-name="Table121.A1" office:value-type="string">
            <text:p text:style-name="P16">string_insert_cstr()</text:p>
          </table:table-cell>
          <table:table-cell table:style-name="Table121.B1" office:value-type="string">
            <text:p text:style-name="P21">在string_t的指定位置插入字符串常量.</text:p>
          </table:table-cell>
        </table:table-row>
        <table:table-row table:style-name="Table121.1">
          <table:table-cell table:style-name="Table121.A1" office:value-type="string">
            <text:p text:style-name="P16">string_insert_subcstr()</text:p>
          </table:table-cell>
          <table:table-cell table:style-name="Table121.B1" office:value-type="string">
            <text:p text:style-name="P21">在string_t的指定位置插入字符串常量的子串.</text:p>
          </table:table-cell>
        </table:table-row>
        <table:table-row table:style-name="Table121.1">
          <table:table-cell table:style-name="Table121.A1" office:value-type="string">
            <text:p text:style-name="P16">string_insert_char()</text:p>
          </table:table-cell>
          <table:table-cell table:style-name="Table121.B1" office:value-type="string">
            <text:p text:style-name="P21">在string_t的指定位置插入n个字符.</text:p>
          </table:table-cell>
        </table:table-row>
      </table:table>
      <text:p text:style-name="P20"><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5"><text:tab/>string_init_cstr(&amp;t_s, “age”);</text:p>
      <text:p text:style-name="P15"><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196098241" text:continue-numbering="true" text:style-name="WW8Num13">
        <text:list-item>
          <text:list>
            <text:list-item>
              <text:list>
                <text:list-item>
                  <text:h text:style-name="P294"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6">string_erase()</text:p>
          </table:table-cell>
          <table:table-cell table:style-name="Table122.B1" office:value-type="string">
            <text:p text:style-name="P21">删除指定位置的字符.</text:p>
          </table:table-cell>
        </table:table-row>
        <table:table-row table:style-name="Table122.1">
          <table:table-cell table:style-name="Table122.A1" office:value-type="string">
            <text:p text:style-name="P16">string_erase_range()</text:p>
          </table:table-cell>
          <table:table-cell table:style-name="Table122.B1" office:value-type="string">
            <text:p text:style-name="P21">删除指定数据区间内的字符.</text:p>
          </table:table-cell>
        </table:table-row>
        <table:table-row table:style-name="Table122.1">
          <table:table-cell table:style-name="Table122.A1" office:value-type="string">
            <text:p text:style-name="P16">string_erase_substring()</text:p>
          </table:table-cell>
          <table:table-cell table:style-name="Table122.B1" office:value-type="string">
            <text:p text:style-name="P21">删除string_t的子串.</text:p>
          </table:table-cell>
        </table:table-row>
        <table:table-row table:style-name="Table122.1">
          <table:table-cell table:style-name="Table122.A1" office:value-type="string">
            <text:p text:style-name="P16">string_clear()</text:p>
          </table:table-cell>
          <table:table-cell table:style-name="Table122.B1" office:value-type="string">
            <text:p text:style-name="P21">清空string_t.</text:p>
          </table:table-cell>
        </table:table-row>
      </table:table>
      <text:p text:style-name="P20"><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5"><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1937777076" text:continue-numbering="true" text:style-name="WW8Num13">
        <text:list-item>
          <text:list>
            <text:list-item>
              <text:list>
                <text:list-item>
                  <text:h text:style-name="P294"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6">string_replace()</text:p>
          </table:table-cell>
          <table:table-cell table:style-name="Table123.B1" office:value-type="string">
            <text:p text:style-name="P21">使用string_t替换.</text:p>
          </table:table-cell>
        </table:table-row>
        <table:table-row table:style-name="Table123.1">
          <table:table-cell table:style-name="Table123.A1" office:value-type="string">
            <text:p text:style-name="P16">string_replace_substring()</text:p>
          </table:table-cell>
          <table:table-cell table:style-name="Table123.B1" office:value-type="string">
            <text:p text:style-name="P21">使用string_t的子串替换.</text:p>
          </table:table-cell>
        </table:table-row>
        <table:table-row table:style-name="Table123.1">
          <table:table-cell table:style-name="Table123.A1" office:value-type="string">
            <text:p text:style-name="P16">string_replace_cstr()</text:p>
          </table:table-cell>
          <table:table-cell table:style-name="Table123.B1" office:value-type="string">
            <text:p text:style-name="P21">使用字符串常量替换.</text:p>
          </table:table-cell>
        </table:table-row>
        <table:table-row table:style-name="Table123.1">
          <table:table-cell table:style-name="Table123.A1" office:value-type="string">
            <text:p text:style-name="P16">string_replace_subcstr()</text:p>
          </table:table-cell>
          <table:table-cell table:style-name="Table123.B1" office:value-type="string">
            <text:p text:style-name="P21">使用字符串常量的子串替换.</text:p>
          </table:table-cell>
        </table:table-row>
        <table:table-row table:style-name="Table123.1">
          <table:table-cell table:style-name="Table123.A1" office:value-type="string">
            <text:p text:style-name="P16">string_replace_char()</text:p>
          </table:table-cell>
          <table:table-cell table:style-name="Table123.B1" office:value-type="string">
            <text:p text:style-name="P21">使用n个指定字符替换.</text:p>
          </table:table-cell>
        </table:table-row>
        <table:table-row table:style-name="Table123.1">
          <table:table-cell table:style-name="Table123.A1" office:value-type="string">
            <text:p text:style-name="P16">string_range_replace()</text:p>
          </table:table-cell>
          <table:table-cell table:style-name="Table123.B1" office:value-type="string">
            <text:p text:style-name="P21">使用string_t替换(迭代器版本).</text:p>
          </table:table-cell>
        </table:table-row>
        <text:soft-page-break/>
        <table:table-row table:style-name="Table123.1">
          <table:table-cell table:style-name="Table123.A1" office:value-type="string">
            <text:p text:style-name="P16">string_range_replace_substring()</text:p>
          </table:table-cell>
          <table:table-cell table:style-name="Table123.B1" office:value-type="string">
            <text:p text:style-name="P21">使用string_t的子串替换(迭代器版本).</text:p>
          </table:table-cell>
        </table:table-row>
        <table:table-row table:style-name="Table123.1">
          <table:table-cell table:style-name="Table123.A1" office:value-type="string">
            <text:p text:style-name="P16">string_range_replace_cstr()</text:p>
          </table:table-cell>
          <table:table-cell table:style-name="Table123.B1" office:value-type="string">
            <text:p text:style-name="P21">使用字符串常量替换(迭代器版本).</text:p>
          </table:table-cell>
        </table:table-row>
        <table:table-row table:style-name="Table123.1">
          <table:table-cell table:style-name="Table123.A1" office:value-type="string">
            <text:p text:style-name="P16">string_range_replace_subcstr()</text:p>
          </table:table-cell>
          <table:table-cell table:style-name="Table123.B1" office:value-type="string">
            <text:p text:style-name="P21">使用字符串常量的子串替换(迭代器版本).</text:p>
          </table:table-cell>
        </table:table-row>
        <table:table-row table:style-name="Table123.1">
          <table:table-cell table:style-name="Table123.A1" office:value-type="string">
            <text:p text:style-name="P16">string_range_replace_char()</text:p>
          </table:table-cell>
          <table:table-cell table:style-name="Table123.B1" office:value-type="string">
            <text:p text:style-name="P21">使用n个指定字符替换(迭代器版本).</text:p>
          </table:table-cell>
        </table:table-row>
        <table:table-row table:style-name="Table123.1">
          <table:table-cell table:style-name="Table123.A1" office:value-type="string">
            <text:p text:style-name="P16">string_replace_range()</text:p>
          </table:table-cell>
          <table:table-cell table:style-name="Table123.B1" office:value-type="string">
            <text:p text:style-name="P21">使用数据区间替换(迭代器版本).</text:p>
          </table:table-cell>
        </table:table-row>
      </table:table>
      <text:p text:style-name="P20"><text:tab/>string_t的替换操作也分为下标版本和迭代器版本,下标版本是使用下标来指定被替换的范围,迭代器版本是使用迭代器来指定被替换的范围.</text:p>
      <text:list xml:id="list1354337721" text:continue-numbering="true" text:style-name="WW8Num13">
        <text:list-item>
          <text:list>
            <text:list-item>
              <text:list>
                <text:list-item>
                  <text:h text:style-name="P294"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6">string_substr()</text:p>
          </table:table-cell>
          <table:table-cell table:style-name="Table124.B1" office:value-type="string">
            <text:p text:style-name="P21">返回string_t的子串.</text:p>
          </table:table-cell>
        </table:table-row>
      </table:table>
      <text:p text:style-name="P20"><text:tab/>这个函数通过下标来确定string_t类型的子串,子串的类型也是strint_t.</text:p>
      <text:p text:style-name="Standard"><text:span text:style-name="T12"><text:tab/></text:span><text:span text:style-name="T11">string_t t_s, t_srt;</text:span></text:p>
      <text:p text:style-name="P15"><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2"><draw:g text:anchor-type="as-char" svg:y="0cm" draw:z-index="6" draw:style-name="gr1"><draw:rect draw:style-name="gr2" draw:text-style-name="P297" svg:width="17.779cm" svg:height="3.026cm" svg:x="0.002cm" svg:y="0.002cm"><text:p/></draw:rect><draw:frame draw:style-name="gr3" draw:text-style-name="P298" svg:width="17.779cm" svg:height="3.026cm" svg:x="0cm" svg:y="0cm"><draw:text-box><text:p text:style-name="P298"><text:span text:style-name="T75">注意</text:span><text:span text:style-name="T75">:</text:span><text:span text:style-name="T77"> </text:span><text:span text:style-name="T76">string_substr()</text:span><text:span text:style-name="T77">函数的返回值是一个已经初始化的</text:span><text:span text:style-name="T76">string_t</text:span><text:span text:style-name="T77">类型</text:span><text:span text:style-name="T75">,</text:span><text:span text:style-name="T77">所以这个函数的返回值不能忽略</text:span><text:span text:style-name="T75">,</text:span><text:span text:style-name="T75">同时必须使用为初始化的</text:span><text:span text:style-name="T75">string_t</text:span><text:span text:style-name="T75">变量去接收返回值</text:span><text:span text:style-name="T75">,</text:span><text:span text:style-name="T75">使用之后要销毁</text:span><text:span text:style-name="T75">.</text:span><text:span text:style-name="T75">这个函数与</text:span></text:p><text:p text:style-name="P298"><text:span text:style-name="T76">xxxx_equal_range()</text:span><text:span text:style-name="T75">函数一样</text:span><text:span text:style-name="T75">.</text:span></text:p></draw:text-box></draw:frame></draw:g></text:p>
      <text:list xml:id="list1554428308" text:continue-numbering="true" text:style-name="WW8Num13">
        <text:list-item>
          <text:list>
            <text:list-item>
              <text:list>
                <text:list-item>
                  <text:h text:style-name="P294"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6">string_output()</text:p>
          </table:table-cell>
          <table:table-cell table:style-name="Table125.B1" office:value-type="string">
            <text:p text:style-name="P21">将string_t输出指定的流中.</text:p>
          </table:table-cell>
        </table:table-row>
        <table:table-row table:style-name="Table125.1">
          <table:table-cell table:style-name="Table125.A1" office:value-type="string">
            <text:p text:style-name="P16">string_input()</text:p>
          </table:table-cell>
          <table:table-cell table:style-name="Table125.B1" office:value-type="string">
            <text:p text:style-name="P21">从指定的流中获得输入.</text:p>
          </table:table-cell>
        </table:table-row>
        <table:table-row table:style-name="Table125.1">
          <table:table-cell table:style-name="Table125.A1" office:value-type="string">
            <text:p text:style-name="P16">string_getline()</text:p>
          </table:table-cell>
          <table:table-cell table:style-name="Table125.B1" office:value-type="string">
            <text:p text:style-name="P21">从指定的流中获得一行输入.</text:p>
          </table:table-cell>
        </table:table-row>
        <table:table-row table:style-name="Table125.1">
          <table:table-cell table:style-name="Table125.A1" office:value-type="string">
            <text:p text:style-name="P16">string_getline_delimiter()</text:p>
          </table:table-cell>
          <table:table-cell table:style-name="Table125.B1" office:value-type="string">
            <text:p text:style-name="P21">从指定的流中获得一行输入,使用用户自定义的换行符.</text:p>
          </table:table-cell>
        </table:table-row>
      </table:table>
      <text:p text:style-name="P20"><text:tab/>string_t类型的输入输出函数,使string_t类型与标准输入输出或文件的互操作更简便.例如使用下面的操作方式:</text:p>
      <text:p text:style-name="P15"><text:tab/>while(string_getline(&amp;t_str, stdin))</text:p>
      <text:p text:style-name="P15"><text:tab/>{</text:p>
      <text:p text:style-name="P15"><text:tab/>...</text:p>
      <text:p text:style-name="P15"><text:tab/>}</text:p>
      <text:p text:style-name="P20"><text:tab/>或者调用者可以自定义换行符,例如使用’:’作为换行符:</text:p>
      <text:p text:style-name="P15"><text:soft-page-break/><text:tab/>while(string_getline_delimiter(&amp;t_str, stdin, ‘:’))</text:p>
      <text:p text:style-name="P15"><text:tab/>{</text:p>
      <text:p text:style-name="P15"><text:tab/>...</text:p>
      <text:p text:style-name="P15"><text:tab/>}</text:p>
      <text:list xml:id="list1141594866" text:continue-numbering="true" text:style-name="WW8Num13">
        <text:list-item>
          <text:list>
            <text:list-item>
              <text:list>
                <text:list-item>
                  <text:h text:style-name="P294"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6">string_find()</text:p>
          </table:table-cell>
          <table:table-cell table:style-name="Table126.B1" office:value-type="string">
            <text:p text:style-name="P21">从指定位置开始查找string_t的第一个位置.</text:p>
          </table:table-cell>
        </table:table-row>
        <table:table-row table:style-name="Table126.1">
          <table:table-cell table:style-name="Table126.A1" office:value-type="string">
            <text:p text:style-name="P16">string_find_cstr()</text:p>
          </table:table-cell>
          <table:table-cell table:style-name="Table126.B1" office:value-type="string">
            <text:p text:style-name="P21">从指定位置开始查找字符串常量的第一个位置.</text:p>
          </table:table-cell>
        </table:table-row>
        <table:table-row table:style-name="Table126.1">
          <table:table-cell table:style-name="Table126.A1" office:value-type="string">
            <text:p text:style-name="P16">string_find_subcstr()</text:p>
          </table:table-cell>
          <table:table-cell table:style-name="Table126.B1" office:value-type="string">
            <text:p text:style-name="P21">从指定位置开始查找字符串常量的子串的第一个位置.</text:p>
          </table:table-cell>
        </table:table-row>
        <table:table-row table:style-name="Table126.1">
          <table:table-cell table:style-name="Table126.A1" office:value-type="string">
            <text:p text:style-name="P16">string_find_char()</text:p>
          </table:table-cell>
          <table:table-cell table:style-name="Table126.B1" office:value-type="string">
            <text:p text:style-name="P21">从指定位置开始查找指定的字符第一个位置.</text:p>
          </table:table-cell>
        </table:table-row>
        <table:table-row table:style-name="Table126.1">
          <table:table-cell table:style-name="Table126.A1" office:value-type="string">
            <text:p text:style-name="P16">string_rfind()</text:p>
          </table:table-cell>
          <table:table-cell table:style-name="Table126.B1" office:value-type="string">
            <text:p text:style-name="P21">从指定位置开始向前查找string_t的最后一个位置.</text:p>
          </table:table-cell>
        </table:table-row>
        <table:table-row table:style-name="Table126.1">
          <table:table-cell table:style-name="Table126.A1" office:value-type="string">
            <text:p text:style-name="P16">string_rfind_cstr()</text:p>
          </table:table-cell>
          <table:table-cell table:style-name="Table126.B1" office:value-type="string">
            <text:p text:style-name="P21">从指定位置开始向前查找字符串常量的最后一个位置.</text:p>
          </table:table-cell>
        </table:table-row>
        <table:table-row table:style-name="Table126.1">
          <table:table-cell table:style-name="Table126.A1" office:value-type="string">
            <text:p text:style-name="P16">string_rfind_subcstr()</text:p>
          </table:table-cell>
          <table:table-cell table:style-name="Table126.B1" office:value-type="string">
            <text:p text:style-name="P21">从指定位置开始向前查找字符串的子串的最后一个位置.</text:p>
          </table:table-cell>
        </table:table-row>
        <table:table-row table:style-name="Table126.1">
          <table:table-cell table:style-name="Table126.A1" office:value-type="string">
            <text:p text:style-name="P16">string_rfind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of()</text:p>
          </table:table-cell>
          <table:table-cell table:style-name="Table126.B1" office:value-type="string">
            <text:p text:style-name="P21">从指定位置开始查找string_t包含的任意一个字符的第一个位置.</text:p>
          </table:table-cell>
        </table:table-row>
        <table:table-row table:style-name="Table126.1">
          <table:table-cell table:style-name="Table126.A1" office:value-type="string">
            <text:p text:style-name="P16">string_find_first_of_cstr()</text:p>
          </table:table-cell>
          <table:table-cell table:style-name="Table126.B1" office:value-type="string">
            <text:p text:style-name="P21">从指定位置开始查找字符串常量中包含的任意一个字符的第一个位置.</text:p>
          </table:table-cell>
        </table:table-row>
        <table:table-row table:style-name="Table126.1">
          <table:table-cell table:style-name="Table126.A1" office:value-type="string">
            <text:p text:style-name="P16">string_find_first_of_subcstr()</text:p>
          </table:table-cell>
          <table:table-cell table:style-name="Table126.B1" office:value-type="string">
            <text:p text:style-name="P21">从指定位置开始查找字符串常量的子串包含的任意一个字符的第一个位置.</text:p>
          </table:table-cell>
        </table:table-row>
        <table:table-row table:style-name="Table126.1">
          <table:table-cell table:style-name="Table126.A1" office:value-type="string">
            <text:p text:style-name="P16">string_find_first_of_char()</text:p>
          </table:table-cell>
          <table:table-cell table:style-name="Table126.B1" office:value-type="string">
            <text:p text:style-name="P21">从指定位置开始查找指定字符的第一个位置.</text:p>
          </table:table-cell>
        </table:table-row>
        <table:table-row table:style-name="Table126.1">
          <table:table-cell table:style-name="Table126.A1" office:value-type="string">
            <text:p text:style-name="P16">string_find_last_of()</text:p>
          </table:table-cell>
          <table:table-cell table:style-name="Table126.B1" office:value-type="string">
            <text:p text:style-name="P21">从指定位置开始向前查找string_t包含的任意一个字符的最后一个位置.</text:p>
          </table:table-cell>
        </table:table-row>
        <table:table-row table:style-name="Table126.1">
          <table:table-cell table:style-name="Table126.A1" office:value-type="string">
            <text:p text:style-name="P16">string_find_last_of_cstr()</text:p>
          </table:table-cell>
          <table:table-cell table:style-name="Table126.B1" office:value-type="string">
            <text:p text:style-name="P21">从指定位置开始向前查找字符串常量包含的任意一个字符的最后一个位置.</text:p>
          </table:table-cell>
        </table:table-row>
        <table:table-row table:style-name="Table126.1">
          <table:table-cell table:style-name="Table126.A1" office:value-type="string">
            <text:p text:style-name="P16">string_find_last_of_subcstr()</text:p>
          </table:table-cell>
          <table:table-cell table:style-name="Table126.B1" office:value-type="string">
            <text:p text:style-name="P21">从指定位置开始向前查找字符串常量的子串中包含的任意一个字符的最后一个位置.</text:p>
          </table:table-cell>
        </table:table-row>
        <table:table-row table:style-name="Table126.1">
          <table:table-cell table:style-name="Table126.A1" office:value-type="string">
            <text:p text:style-name="P16">string_find_last_of_char()</text:p>
          </table:table-cell>
          <table:table-cell table:style-name="Table126.B1" office:value-type="string">
            <text:p text:style-name="P21">从指定位置开始向前查找指定字符的最后一个位置.</text:p>
          </table:table-cell>
        </table:table-row>
        <table:table-row table:style-name="Table126.1">
          <table:table-cell table:style-name="Table126.A1" office:value-type="string">
            <text:p text:style-name="P16">string_find_first_not_of()</text:p>
          </table:table-cell>
          <table:table-cell table:style-name="Table126.B1" office:value-type="string">
            <text:p text:style-name="P21">从指定位置开始查找不包含在string_t中的任意字符的第一个位置.</text:p>
          </table:table-cell>
        </table:table-row>
        <table:table-row table:style-name="Table126.1">
          <table:table-cell table:style-name="Table126.A1" office:value-type="string">
            <text:p text:style-name="P16">string_find_first_not_of_cstr()</text:p>
          </table:table-cell>
          <table:table-cell table:style-name="Table126.B1" office:value-type="string">
            <text:p text:style-name="P21">从指定位置开始查找不包含在字符串常量中的任意字符的第一个位置.</text:p>
          </table:table-cell>
        </table:table-row>
        <table:table-row table:style-name="Table126.1">
          <table:table-cell table:style-name="Table126.A1" office:value-type="string">
            <text:p text:style-name="P16">string_find_first_not_of_subcstr()</text:p>
          </table:table-cell>
          <table:table-cell table:style-name="Table126.B1" office:value-type="string">
            <text:p text:style-name="P21">从指定位置开始查找不包含在字符串常量的子串的任意字符的第一个位置.</text:p>
          </table:table-cell>
        </table:table-row>
        <table:table-row table:style-name="Table126.1">
          <table:table-cell table:style-name="Table126.A1" office:value-type="string">
            <text:p text:style-name="P16">string_find_first_not_of_char()</text:p>
          </table:table-cell>
          <table:table-cell table:style-name="Table126.B1" office:value-type="string">
            <text:p text:style-name="P21">从指定位置开始查找不是指定字符的任意字符的第一个位置.</text:p>
          </table:table-cell>
        </table:table-row>
        <table:table-row table:style-name="Table126.1">
          <table:table-cell table:style-name="Table126.A1" office:value-type="string">
            <text:p text:style-name="P16">string_find_last_not_of()</text:p>
          </table:table-cell>
          <table:table-cell table:style-name="Table126.B1" office:value-type="string">
            <text:p text:style-name="P21">从指定位置开始向前查找不包含在string_t中的任意字符的最后一个位置.</text:p>
          </table:table-cell>
        </table:table-row>
        <table:table-row table:style-name="Table126.1">
          <table:table-cell table:style-name="Table126.A1" office:value-type="string">
            <text:p text:style-name="P16">string_find_last_not_of_cstr()</text:p>
          </table:table-cell>
          <table:table-cell table:style-name="Table126.B1" office:value-type="string">
            <text:p text:style-name="P21">从指定位置开始向前查找不包含在字符串常量中的任意字符的最后一个位置.</text:p>
          </table:table-cell>
        </table:table-row>
        <table:table-row table:style-name="Table126.1">
          <table:table-cell table:style-name="Table126.A1" office:value-type="string">
            <text:p text:style-name="P16">string_find_last_not_of_subcstr()</text:p>
          </table:table-cell>
          <table:table-cell table:style-name="Table126.B1" office:value-type="string">
            <text:p text:style-name="P21">从指定位置开始向前查找不包含在字符串常量的子串的任意字符的最后一个位置.</text:p>
          </table:table-cell>
        </table:table-row>
        <table:table-row table:style-name="Table126.1">
          <table:table-cell table:style-name="Table126.A1" office:value-type="string">
            <text:p text:style-name="P16">string_find_last_not_of_char()</text:p>
          </table:table-cell>
          <table:table-cell table:style-name="Table126.B1" office:value-type="string">
            <text:p text:style-name="P21">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5">string_t t_str;</text:p>
      <text:p text:style-name="P15">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705977110" text:continue-numbering="true" text:style-name="WW8Num13">
        <text:list-item>
          <text:list>
            <text:list-item>
              <text:list>
                <text:list-item>
                  <text:h text:style-name="P294" text:outline-level="3">NPOS值</text:h>
                </text:list-item>
              </text:list>
            </text:list-item>
          </text:list>
        </text:list-item>
      </text:list>
      <text:p text:style-name="P77">上一节的查找函数都是使用下标位置为参数,同时返回结果也是下标位置,那么当查找失败时怎么区分呢?&lt;cstl/cstring.h&gt;中定义了值NPOS表示查找失败,例如:</text:p>
      <text:p text:style-name="P79">size_t t_pos = string_find_cstr(&amp;t_str, “not found”);</text:p>
      <text:p text:style-name="P79">if(t_pos == NPOS)</text:p>
      <text:p text:style-name="P88">{</text:p>
      <text:p text:style-name="P88">...<text:line-break/>}</text:p>
      <text:p text:style-name="P8"><text:tab/>此外NPOS用在接受下标为参数的操作函数中时表示长度到达字符串的末尾,这样可以节省计算字符串常的的时间,同时使用更方便,如在10.1.1的例子中</text:p>
      <text:p text:style-name="P15">string_replace_cstr(&amp;t_tmpname, t_pos + 1, NPOS, "xxx");</text:p>
      <text:p text:style-name="Standard"><text:span text:style-name="T6">表示将从t_pos+1开始的一直到字符串末尾的子串替换成</text:span><text:span text:style-name="T12">”xxx”</text:span><text:span text:style-name="T6">.</text:span></text:p>
      <text:list xml:id="list1581373927" text:continue-numbering="true" text:style-name="WW8Num13">
        <text:list-item>
          <text:list>
            <text:list-item>
              <text:list>
                <text:list-item>
                  <text:h text:style-name="P294"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6">string_begin()</text:p>
          </table:table-cell>
          <table:table-cell table:style-name="Table127.B1" office:value-type="string">
            <text:p text:style-name="P21">获得指向第一个字符的迭代器.</text:p>
          </table:table-cell>
        </table:table-row>
        <table:table-row table:style-name="Table127.1">
          <table:table-cell table:style-name="Table127.A1" office:value-type="string">
            <text:p text:style-name="P16">string_end()</text:p>
          </table:table-cell>
          <table:table-cell table:style-name="Table127.B1" office:value-type="string">
            <text:p text:style-name="P21">获得指向最后一个字符的下一个位置的迭代器.</text:p>
          </table:table-cell>
        </table:table-row>
      </table:table>
      <text:p text:style-name="P8"/>
      <text:p text:style-name="P77">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1"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style:num-prefix="第" style:num-suffix="章" text:bullet-char="●">
        <style:list-level-properties text:list-level-position-and-space-mode="label-alignment">
          <style:list-level-label-alignment text:label-followed-by="listtab" text:list-tab-stop-position="0.75cm" fo:text-indent="-0.75cm" fo:margin-left="0.75cm"/>
        </style:list-level-properties>
        <style:text-properties style:font-name="StarSymbol"/>
      </text:list-level-style-bullet>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16T19:47:57</dc:date>
    <meta:editing-cycles>1208</meta:editing-cycles>
    <meta:editing-duration>PT156H34M37S</meta:editing-duration>
    <meta:generator>OpenOffice.org/3.1$Linux OpenOffice.org_project/310m19$Build-9420</meta:generator>
    <dc:creator>Wangbo </dc:creator>
    <meta:document-statistic meta:table-count="168" meta:image-count="24" meta:object-count="0" meta:page-count="280" meta:paragraph-count="9792" meta:word-count="48311" meta:character-count="273558"/>
  </office:meta>
</office:document-meta>
</file>